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62.02pt" svg:height="374.2pt" svg:x="215.49pt" svg:y="794.35pt">
            <loext:p draw:notify-on-update-of-ranges="Sheet1.D1:Sheet1.D1 Sheet1.D2:Sheet1.D61 Sheet1.E1:Sheet1.E1 Sheet1.E2:Sheet1.E61 Sheet1.F1:Sheet1.F1 Sheet1.F2:Sheet1.F61 Sheet1.G1:Sheet1.G1 Sheet1.G2:Sheet1.G61 Sheet1.H1:Sheet1.H1 Sheet1.H2:Sheet1.H61 Sheet1.I1:Sheet1.I1 Sheet1.I2:Sheet1.I61 Sheet1.J1:Sheet1.J1 Sheet1.J2:Sheet1.J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Fading Sin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]" office:value-type="string" office:string-value="Fading Sine" calcext:value-type="string">
            <text:p>Fading Sine</text:p>
          </table:table-cell>
          <table:table-cell table:formula="of:=[.A631]" office:value-type="string" office:string-value="Exponent Regulated Sin" calcext:value-type="string">
            <text:p>Exponent Regulated Sin</text:p>
          </table:table-cell>
          <table:table-cell table:formula="of:=[.A1261]" office:value-type="string" office:string-value="Sigmoid" calcext:value-type="string">
            <text:p>Sigmoid</text:p>
          </table:table-cell>
          <table:table-cell table:formula="of:=[.A1891]" office:value-type="string" office:string-value="Bipolar Sigmoid" calcext:value-type="string">
            <text:p>Bipolar Sigmoid</text:p>
          </table:table-cell>
          <table:table-cell table:formula="of:=[.A2521]" office:value-type="string" office:string-value="Logarithm" calcext:value-type="string">
            <text:p>Logarithm</text:p>
          </table:table-cell>
          <table:table-cell table:formula="of:=[.A3151]" office:value-type="string" office:string-value="Hyperbolic Tangent" calcext:value-type="string">
            <text:p>Hyperbolic Tangent</text:p>
          </table:table-cell>
          <table:table-cell table:formula="of:=[.A3781]" office:value-type="string" office:string-value="Elliott Symmetric" calcext:value-type="string">
            <text:p>Elliott Symmetric</text:p>
          </table:table-cell>
        </table:table-row>
        <table:table-row table:style-name="ro1">
          <table:table-cell office:value-type="float" office:value="0.0368647719170658" calcext:value-type="float">
            <text:p>0.0368647719</text:p>
          </table:table-cell>
          <table:table-cell table:number-columns-repeated="2"/>
          <table:table-cell table:formula="of:=AVERAGE([.A2];[.A65];[.A128];[.A191];[.A254];[.A317];[.A380];[.A443];[.A506];[.A569])" office:value-type="float" office:value="0.0434639717368758" calcext:value-type="float">
            <text:p>0.0434639717</text:p>
          </table:table-cell>
          <table:table-cell table:formula="of:=AVERAGE([.A632];[.A695];[.A758];[.A821];[.A884];[.A947];[.A1010];[.A1073];[.A1136];[.A1199])" office:value-type="float" office:value="0.112963066688452" calcext:value-type="float">
            <text:p>0.1129630667</text:p>
          </table:table-cell>
          <table:table-cell table:formula="of:=AVERAGE([.A1262];[.A1325];[.A1388];[.A1451];[.A1514];[.A1577];[.A1640];[.A1703];[.A1766];[.A1829])" office:value-type="float" office:value="0.0483096955563481" calcext:value-type="float">
            <text:p>0.0483096956</text:p>
          </table:table-cell>
          <table:table-cell table:formula="of:=AVERAGE([.A1892];[.A1955];[.A2018];[.A2081];[.A2144];[.A2207];[.A2270];[.A2333];[.A2396];[.A2459])" office:value-type="float" office:value="0.00433486383680785" calcext:value-type="float">
            <text:p>0.0043348638</text:p>
          </table:table-cell>
          <table:table-cell table:formula="of:=AVERAGE([.A2522];[.A2585];[.A2648];[.A2711];[.A2774];[.A2837];[.A2900];[.A2963];[.A3026];[.A3089])" office:value-type="float" office:value="0.00546002259241233" calcext:value-type="float">
            <text:p>0.0054600226</text:p>
          </table:table-cell>
          <table:table-cell table:formula="of:=AVERAGE([.A3152];[.A3215];[.A3278];[.A3341];[.A3404];[.A3467];[.A3530];[.A3593];[.A3656];[.A3719])" office:value-type="float" office:value="0.00298444820556982" calcext:value-type="float">
            <text:p>0.0029844482</text:p>
          </table:table-cell>
          <table:table-cell table:formula="of:=AVERAGE([.A3782];[.A3845];[.A3908];[.A3971];[.A4034];[.A4097];[.A4160];[.A4223];[.A4286];[.A4349])" office:value-type="float" office:value="0.000000488833909134562" calcext:value-type="float">
            <text:p>4.88833909134562E-07</text:p>
          </table:table-cell>
        </table:table-row>
        <table:table-row table:style-name="ro1">
          <table:table-cell office:value-type="float" office:value="0.036301689977169" calcext:value-type="float">
            <text:p>0.03630169</text:p>
          </table:table-cell>
          <table:table-cell table:number-columns-repeated="2"/>
          <table:table-cell table:formula="of:=AVERAGE([.A3];[.A66];[.A129];[.A192];[.A255];[.A318];[.A381];[.A444];[.A507];[.A570])" office:value-type="float" office:value="0.0428227611772403" calcext:value-type="float">
            <text:p>0.0428227612</text:p>
          </table:table-cell>
          <table:table-cell table:formula="of:=AVERAGE([.A633];[.A696];[.A759];[.A822];[.A885];[.A948];[.A1011];[.A1074];[.A1137];[.A1200])" office:value-type="float" office:value="0.107182543511063" calcext:value-type="float">
            <text:p>0.1071825435</text:p>
          </table:table-cell>
          <table:table-cell table:formula="of:=AVERAGE([.A1263];[.A1326];[.A1389];[.A1452];[.A1515];[.A1578];[.A1641];[.A1704];[.A1767];[.A1830])" office:value-type="float" office:value="0.0548334478094432" calcext:value-type="float">
            <text:p>0.0548334478</text:p>
          </table:table-cell>
          <table:table-cell table:formula="of:=AVERAGE([.A1893];[.A1956];[.A2019];[.A2082];[.A2145];[.A2208];[.A2271];[.A2334];[.A2397];[.A2460])" office:value-type="float" office:value="0.00479367067408114" calcext:value-type="float">
            <text:p>0.0047936707</text:p>
          </table:table-cell>
          <table:table-cell table:formula="of:=AVERAGE([.A2523];[.A2586];[.A2649];[.A2712];[.A2775];[.A2838];[.A2901];[.A2964];[.A3027];[.A3090])" office:value-type="float" office:value="0.00294755390307109" calcext:value-type="float">
            <text:p>0.0029475539</text:p>
          </table:table-cell>
          <table:table-cell table:formula="of:=AVERAGE([.A3153];[.A3216];[.A3279];[.A3342];[.A3405];[.A3468];[.A3531];[.A3594];[.A3657];[.A3720])" office:value-type="float" office:value="0.00215503780109732" calcext:value-type="float">
            <text:p>0.0021550378</text:p>
          </table:table-cell>
          <table:table-cell table:formula="of:=AVERAGE([.A3783];[.A3846];[.A3909];[.A3972];[.A4035];[.A4098];[.A4161];[.A4224];[.A4287];[.A4350])" office:value-type="float" office:value="0.000000276890878466088" calcext:value-type="float">
            <text:p>2.76890878466088E-07</text:p>
          </table:table-cell>
        </table:table-row>
        <table:table-row table:style-name="ro1">
          <table:table-cell office:value-type="float" office:value="0.0361593366233177" calcext:value-type="float">
            <text:p>0.0361593366</text:p>
          </table:table-cell>
          <table:table-cell table:number-columns-repeated="2"/>
          <table:table-cell table:formula="of:=AVERAGE([.A4];[.A67];[.A130];[.A193];[.A256];[.A319];[.A382];[.A445];[.A508];[.A571])" office:value-type="float" office:value="0.0426604019741719" calcext:value-type="float">
            <text:p>0.042660402</text:p>
          </table:table-cell>
          <table:table-cell table:formula="of:=AVERAGE([.A634];[.A697];[.A760];[.A823];[.A886];[.A949];[.A1012];[.A1075];[.A1138];[.A1201])" office:value-type="float" office:value="0.104391999683802" calcext:value-type="float">
            <text:p>0.1043919997</text:p>
          </table:table-cell>
          <table:table-cell table:formula="of:=AVERAGE([.A1264];[.A1327];[.A1390];[.A1453];[.A1516];[.A1579];[.A1642];[.A1705];[.A1768];[.A1831])" office:value-type="float" office:value="0.0605739385010934" calcext:value-type="float">
            <text:p>0.0605739385</text:p>
          </table:table-cell>
          <table:table-cell table:formula="of:=AVERAGE([.A1894];[.A1957];[.A2020];[.A2083];[.A2146];[.A2209];[.A2272];[.A2335];[.A2398];[.A2461])" office:value-type="float" office:value="0.00639166800863676" calcext:value-type="float">
            <text:p>0.006391668</text:p>
          </table:table-cell>
          <table:table-cell table:formula="of:=AVERAGE([.A2524];[.A2587];[.A2650];[.A2713];[.A2776];[.A2839];[.A2902];[.A2965];[.A3028];[.A3091])" office:value-type="float" office:value="0.00197102597981629" calcext:value-type="float">
            <text:p>0.001971026</text:p>
          </table:table-cell>
          <table:table-cell table:formula="of:=AVERAGE([.A3154];[.A3217];[.A3280];[.A3343];[.A3406];[.A3469];[.A3532];[.A3595];[.A3658];[.A3721])" office:value-type="float" office:value="0.0018281628983339" calcext:value-type="float">
            <text:p>0.0018281629</text:p>
          </table:table-cell>
          <table:table-cell table:formula="of:=AVERAGE([.A3784];[.A3847];[.A3910];[.A3973];[.A4036];[.A4099];[.A4162];[.A4225];[.A4288];[.A4351])" office:value-type="float" office:value="0.00000020553788629528" calcext:value-type="float">
            <text:p>2.0553788629528E-07</text:p>
          </table:table-cell>
        </table:table-row>
        <table:table-row table:style-name="ro1">
          <table:table-cell office:value-type="float" office:value="0.0360974371709416" calcext:value-type="float">
            <text:p>0.0360974372</text:p>
          </table:table-cell>
          <table:table-cell table:number-columns-repeated="2"/>
          <table:table-cell table:formula="of:=AVERAGE([.A5];[.A68];[.A131];[.A194];[.A257];[.A320];[.A383];[.A446];[.A509];[.A572])" office:value-type="float" office:value="0.0425908387942875" calcext:value-type="float">
            <text:p>0.0425908388</text:p>
          </table:table-cell>
          <table:table-cell table:formula="of:=AVERAGE([.A635];[.A698];[.A761];[.A824];[.A887];[.A950];[.A1013];[.A1076];[.A1139];[.A1202])" office:value-type="float" office:value="0.102665816873245" calcext:value-type="float">
            <text:p>0.1026658169</text:p>
          </table:table-cell>
          <table:table-cell table:formula="of:=AVERAGE([.A1265];[.A1328];[.A1391];[.A1454];[.A1517];[.A1580];[.A1643];[.A1706];[.A1769];[.A1832])" office:value-type="float" office:value="0.0622162808874771" calcext:value-type="float">
            <text:p>0.0622162809</text:p>
          </table:table-cell>
          <table:table-cell table:formula="of:=AVERAGE([.A1895];[.A1958];[.A2021];[.A2084];[.A2147];[.A2210];[.A2273];[.A2336];[.A2399];[.A2462])" office:value-type="float" office:value="0.0090154921198156" calcext:value-type="float">
            <text:p>0.0090154921</text:p>
          </table:table-cell>
          <table:table-cell table:formula="of:=AVERAGE([.A2525];[.A2588];[.A2651];[.A2714];[.A2777];[.A2840];[.A2903];[.A2966];[.A3029];[.A3092])" office:value-type="float" office:value="0.00144792366920469" calcext:value-type="float">
            <text:p>0.0014479237</text:p>
          </table:table-cell>
          <table:table-cell table:formula="of:=AVERAGE([.A3155];[.A3218];[.A3281];[.A3344];[.A3407];[.A3470];[.A3533];[.A3596];[.A3659];[.A3722])" office:value-type="float" office:value="0.00167663894711125" calcext:value-type="float">
            <text:p>0.0016766389</text:p>
          </table:table-cell>
          <table:table-cell table:style-name="ce1" table:formula="of:=AVERAGE([.A3785];[.A3848];[.A3911];[.A3974];[.A4037];[.A4100];[.A4163];[.A4226];[.A4289];[.A4352])" office:value-type="float" office:value="0.000000166490759539748" calcext:value-type="float">
            <text:p>1.66E-07</text:p>
          </table:table-cell>
        </table:table-row>
        <table:table-row table:style-name="ro1">
          <table:table-cell office:value-type="float" office:value="0.0360668847604459" calcext:value-type="float">
            <text:p>0.0360668848</text:p>
          </table:table-cell>
          <table:table-cell table:number-columns-repeated="2"/>
          <table:table-cell table:formula="of:=AVERAGE([.A6];[.A69];[.A132];[.A195];[.A258];[.A321];[.A384];[.A447];[.A510];[.A573])" office:value-type="float" office:value="0.0425542354132208" calcext:value-type="float">
            <text:p>0.0425542354</text:p>
          </table:table-cell>
          <table:table-cell table:formula="of:=AVERAGE([.A636];[.A699];[.A762];[.A825];[.A888];[.A951];[.A1014];[.A1077];[.A1140];[.A1203])" office:value-type="float" office:value="0.101446886691008" calcext:value-type="float">
            <text:p>0.1014468867</text:p>
          </table:table-cell>
          <table:table-cell table:formula="of:=AVERAGE([.A1266];[.A1329];[.A1392];[.A1455];[.A1518];[.A1581];[.A1644];[.A1707];[.A1770];[.A1833])" office:value-type="float" office:value="0.0611891557666578" calcext:value-type="float">
            <text:p>0.0611891558</text:p>
          </table:table-cell>
          <table:table-cell table:formula="of:=AVERAGE([.A1896];[.A1959];[.A2022];[.A2085];[.A2148];[.A2211];[.A2274];[.A2337];[.A2400];[.A2463])" office:value-type="float" office:value="0.0101795200297717" calcext:value-type="float">
            <text:p>0.01017952</text:p>
          </table:table-cell>
          <table:table-cell table:formula="of:=AVERAGE([.A2526];[.A2589];[.A2652];[.A2715];[.A2778];[.A2841];[.A2904];[.A2967];[.A3030];[.A3093])" office:value-type="float" office:value="0.00113064360136201" calcext:value-type="float">
            <text:p>0.0011306436</text:p>
          </table:table-cell>
          <table:table-cell table:formula="of:=AVERAGE([.A3156];[.A3219];[.A3282];[.A3345];[.A3408];[.A3471];[.A3534];[.A3597];[.A3660];[.A3723])" office:value-type="float" office:value="0.00150088907825339" calcext:value-type="float">
            <text:p>0.0015008891</text:p>
          </table:table-cell>
          <table:table-cell table:style-name="ce1" table:formula="of:=AVERAGE([.A3786];[.A3849];[.A3912];[.A3975];[.A4038];[.A4101];[.A4164];[.A4227];[.A4290];[.A4353])" office:value-type="float" office:value="0.000000147862077759031" calcext:value-type="float">
            <text:p>1.48E-07</text:p>
          </table:table-cell>
        </table:table-row>
        <table:table-row table:style-name="ro1">
          <table:table-cell office:value-type="float" office:value="0.0360497160913522" calcext:value-type="float">
            <text:p>0.0360497161</text:p>
          </table:table-cell>
          <table:table-cell table:number-columns-repeated="2"/>
          <table:table-cell table:formula="of:=AVERAGE([.A7];[.A70];[.A133];[.A196];[.A259];[.A322];[.A385];[.A448];[.A511];[.A574])" office:value-type="float" office:value="0.0425321231871824" calcext:value-type="float">
            <text:p>0.0425321232</text:p>
          </table:table-cell>
          <table:table-cell table:formula="of:=AVERAGE([.A637];[.A700];[.A763];[.A826];[.A889];[.A952];[.A1015];[.A1078];[.A1141];[.A1204])" office:value-type="float" office:value="0.100534708518515" calcext:value-type="float">
            <text:p>0.1005347085</text:p>
          </table:table-cell>
          <table:table-cell table:formula="of:=AVERAGE([.A1267];[.A1330];[.A1393];[.A1456];[.A1519];[.A1582];[.A1645];[.A1708];[.A1771];[.A1834])" office:value-type="float" office:value="0.0589946652733606" calcext:value-type="float">
            <text:p>0.0589946653</text:p>
          </table:table-cell>
          <table:table-cell table:formula="of:=AVERAGE([.A1897];[.A1960];[.A2023];[.A2086];[.A2149];[.A2212];[.A2275];[.A2338];[.A2401];[.A2464])" office:value-type="float" office:value="0.0105012167107737" calcext:value-type="float">
            <text:p>0.0105012167</text:p>
          </table:table-cell>
          <table:table-cell table:formula="of:=AVERAGE([.A2527];[.A2590];[.A2653];[.A2716];[.A2779];[.A2842];[.A2905];[.A2968];[.A3031];[.A3094])" office:value-type="float" office:value="0.00091994459731009" calcext:value-type="float">
            <text:p>0.0009199446</text:p>
          </table:table-cell>
          <table:table-cell table:formula="of:=AVERAGE([.A3157];[.A3220];[.A3283];[.A3346];[.A3409];[.A3472];[.A3535];[.A3598];[.A3661];[.A3724])" office:value-type="float" office:value="0.00127587601542548" calcext:value-type="float">
            <text:p>0.001275876</text:p>
          </table:table-cell>
          <table:table-cell table:style-name="ce1" table:formula="of:=AVERAGE([.A3787];[.A3850];[.A3913];[.A3976];[.A4039];[.A4102];[.A4165];[.A4228];[.A4291];[.A4354])" office:value-type="float" office:value="0.000000135923885664814" calcext:value-type="float">
            <text:p>1.36E-07</text:p>
          </table:table-cell>
        </table:table-row>
        <table:table-row table:style-name="ro1">
          <table:table-cell office:value-type="float" office:value="0.0360394183972736" calcext:value-type="float">
            <text:p>0.0360394184</text:p>
          </table:table-cell>
          <table:table-cell table:number-columns-repeated="2"/>
          <table:table-cell table:formula="of:=AVERAGE([.A8];[.A71];[.A134];[.A197];[.A260];[.A323];[.A386];[.A449];[.A512];[.A575])" office:value-type="float" office:value="0.042518139547058" calcext:value-type="float">
            <text:p>0.0425181395</text:p>
          </table:table-cell>
          <table:table-cell table:formula="of:=AVERAGE([.A638];[.A701];[.A764];[.A827];[.A890];[.A953];[.A1016];[.A1079];[.A1142];[.A1205])" office:value-type="float" office:value="0.0998234021302184" calcext:value-type="float">
            <text:p>0.0998234021</text:p>
          </table:table-cell>
          <table:table-cell table:formula="of:=AVERAGE([.A1268];[.A1331];[.A1394];[.A1457];[.A1520];[.A1583];[.A1646];[.A1709];[.A1772];[.A1835])" office:value-type="float" office:value="0.0593776648770544" calcext:value-type="float">
            <text:p>0.0593776649</text:p>
          </table:table-cell>
          <table:table-cell table:formula="of:=AVERAGE([.A1898];[.A1961];[.A2024];[.A2087];[.A2150];[.A2213];[.A2276];[.A2339];[.A2402];[.A2465])" office:value-type="float" office:value="0.01020687008622" calcext:value-type="float">
            <text:p>0.0102068701</text:p>
          </table:table-cell>
          <table:table-cell table:formula="of:=AVERAGE([.A2528];[.A2591];[.A2654];[.A2717];[.A2780];[.A2843];[.A2906];[.A2969];[.A3032];[.A3095])" office:value-type="float" office:value="0.000766531204921912" calcext:value-type="float">
            <text:p>0.0007665312</text:p>
          </table:table-cell>
          <table:table-cell table:formula="of:=AVERAGE([.A3158];[.A3221];[.A3284];[.A3347];[.A3410];[.A3473];[.A3536];[.A3599];[.A3662];[.A3725])" office:value-type="float" office:value="0.00117513909182884" calcext:value-type="float">
            <text:p>0.0011751391</text:p>
          </table:table-cell>
          <table:table-cell table:style-name="ce1" table:formula="of:=AVERAGE([.A3788];[.A3851];[.A3914];[.A3977];[.A4040];[.A4103];[.A4166];[.A4229];[.A4292];[.A4355])" office:value-type="float" office:value="0.000000126715986172644" calcext:value-type="float">
            <text:p>1.27E-07</text:p>
          </table:table-cell>
        </table:table-row>
        <table:table-row table:style-name="ro1">
          <table:table-cell office:value-type="float" office:value="0.0360327716977987" calcext:value-type="float">
            <text:p>0.0360327717</text:p>
          </table:table-cell>
          <table:table-cell table:number-columns-repeated="2"/>
          <table:table-cell table:formula="of:=AVERAGE([.A9];[.A72];[.A135];[.A198];[.A261];[.A324];[.A387];[.A450];[.A513];[.A576])" office:value-type="float" office:value="0.0425087882568006" calcext:value-type="float">
            <text:p>0.0425087883</text:p>
          </table:table-cell>
          <table:table-cell table:formula="of:=AVERAGE([.A639];[.A702];[.A765];[.A828];[.A891];[.A954];[.A1017];[.A1080];[.A1143];[.A1206])" office:value-type="float" office:value="0.0992507444676766" calcext:value-type="float">
            <text:p>0.0992507445</text:p>
          </table:table-cell>
          <table:table-cell table:formula="of:=AVERAGE([.A1269];[.A1332];[.A1395];[.A1458];[.A1521];[.A1584];[.A1647];[.A1710];[.A1773];[.A1836])" office:value-type="float" office:value="0.0621346558947028" calcext:value-type="float">
            <text:p>0.0621346559</text:p>
          </table:table-cell>
          <table:table-cell table:formula="of:=AVERAGE([.A1899];[.A1962];[.A2025];[.A2088];[.A2151];[.A2214];[.A2277];[.A2340];[.A2403];[.A2466])" office:value-type="float" office:value="0.010219509790481" calcext:value-type="float">
            <text:p>0.0102195098</text:p>
          </table:table-cell>
          <table:table-cell table:formula="of:=AVERAGE([.A2529];[.A2592];[.A2655];[.A2718];[.A2781];[.A2844];[.A2907];[.A2970];[.A3033];[.A3096])" office:value-type="float" office:value="0.000651583547228881" calcext:value-type="float">
            <text:p>0.0006515835</text:p>
          </table:table-cell>
          <table:table-cell table:formula="of:=AVERAGE([.A3159];[.A3222];[.A3285];[.A3348];[.A3411];[.A3474];[.A3537];[.A3600];[.A3663];[.A3726])" office:value-type="float" office:value="0.00107460825114674" calcext:value-type="float">
            <text:p>0.0010746083</text:p>
          </table:table-cell>
          <table:table-cell table:style-name="ce1" table:formula="of:=AVERAGE([.A3789];[.A3852];[.A3915];[.A3978];[.A4041];[.A4104];[.A4167];[.A4230];[.A4293];[.A4356])" office:value-type="float" office:value="0.000000121686961333051" calcext:value-type="float">
            <text:p>1.22E-07</text:p>
          </table:table-cell>
        </table:table-row>
        <table:table-row table:style-name="ro1">
          <table:table-cell office:value-type="float" office:value="0.0360277232947026" calcext:value-type="float">
            <text:p>0.0360277233</text:p>
          </table:table-cell>
          <table:table-cell table:number-columns-repeated="2"/>
          <table:table-cell table:formula="of:=AVERAGE([.A10];[.A73];[.A136];[.A199];[.A262];[.A325];[.A388];[.A451];[.A514];[.A577])" office:value-type="float" office:value="0.042502108705148" calcext:value-type="float">
            <text:p>0.0425021087</text:p>
          </table:table-cell>
          <table:table-cell table:formula="of:=AVERAGE([.A640];[.A703];[.A766];[.A829];[.A892];[.A955];[.A1018];[.A1081];[.A1144];[.A1207])" office:value-type="float" office:value="0.098801409700008" calcext:value-type="float">
            <text:p>0.0988014097</text:p>
          </table:table-cell>
          <table:table-cell table:formula="of:=AVERAGE([.A1270];[.A1333];[.A1396];[.A1459];[.A1522];[.A1585];[.A1648];[.A1711];[.A1774];[.A1837])" office:value-type="float" office:value="0.0604517778907621" calcext:value-type="float">
            <text:p>0.0604517779</text:p>
          </table:table-cell>
          <table:table-cell table:formula="of:=AVERAGE([.A1900];[.A1963];[.A2026];[.A2089];[.A2152];[.A2215];[.A2278];[.A2341];[.A2404];[.A2467])" office:value-type="float" office:value="0.010270055915638" calcext:value-type="float">
            <text:p>0.0102700559</text:p>
          </table:table-cell>
          <table:table-cell table:formula="of:=AVERAGE([.A2530];[.A2593];[.A2656];[.A2719];[.A2782];[.A2845];[.A2908];[.A2971];[.A3034];[.A3097])" office:value-type="float" office:value="0.000563136518849791" calcext:value-type="float">
            <text:p>0.0005631365</text:p>
          </table:table-cell>
          <table:table-cell table:formula="of:=AVERAGE([.A3160];[.A3223];[.A3286];[.A3349];[.A3412];[.A3475];[.A3538];[.A3601];[.A3664];[.A3727])" office:value-type="float" office:value="0.000999088965378046" calcext:value-type="float">
            <text:p>0.000999089</text:p>
          </table:table-cell>
          <table:table-cell table:style-name="ce1" table:formula="of:=AVERAGE([.A3790];[.A3853];[.A3916];[.A3979];[.A4042];[.A4105];[.A4168];[.A4231];[.A4294];[.A4357])" office:value-type="float" office:value="0.000000116224076210151" calcext:value-type="float">
            <text:p>1.16E-07</text:p>
          </table:table-cell>
        </table:table-row>
        <table:table-row table:style-name="ro1">
          <table:table-cell office:value-type="float" office:value="0.0360243513446091" calcext:value-type="float">
            <text:p>0.0360243513</text:p>
          </table:table-cell>
          <table:table-cell table:number-columns-repeated="2"/>
          <table:table-cell table:formula="of:=AVERAGE([.A11];[.A74];[.A137];[.A200];[.A263];[.A326];[.A389];[.A452];[.A515];[.A578])" office:value-type="float" office:value="0.0424972280652509" calcext:value-type="float">
            <text:p>0.0424972281</text:p>
          </table:table-cell>
          <table:table-cell table:formula="of:=AVERAGE([.A641];[.A704];[.A767];[.A830];[.A893];[.A956];[.A1019];[.A1082];[.A1145];[.A1208])" office:value-type="float" office:value="0.0984297157862423" calcext:value-type="float">
            <text:p>0.0984297158</text:p>
          </table:table-cell>
          <table:table-cell table:formula="of:=AVERAGE([.A1271];[.A1334];[.A1397];[.A1460];[.A1523];[.A1586];[.A1649];[.A1712];[.A1775];[.A1838])" office:value-type="float" office:value="0.0594064230760255" calcext:value-type="float">
            <text:p>0.0594064231</text:p>
          </table:table-cell>
          <table:table-cell table:formula="of:=AVERAGE([.A1901];[.A1964];[.A2027];[.A2090];[.A2153];[.A2216];[.A2279];[.A2342];[.A2405];[.A2468])" office:value-type="float" office:value="0.0104608329609788" calcext:value-type="float">
            <text:p>0.010460833</text:p>
          </table:table-cell>
          <table:table-cell table:formula="of:=AVERAGE([.A2531];[.A2594];[.A2657];[.A2720];[.A2783];[.A2846];[.A2909];[.A2972];[.A3035];[.A3098])" office:value-type="float" office:value="0.000494224013108351" calcext:value-type="float">
            <text:p>0.000494224</text:p>
          </table:table-cell>
          <table:table-cell table:formula="of:=AVERAGE([.A3161];[.A3224];[.A3287];[.A3350];[.A3413];[.A3476];[.A3539];[.A3602];[.A3665];[.A3728])" office:value-type="float" office:value="0.000998210189069969" calcext:value-type="float">
            <text:p>0.0009982102</text:p>
          </table:table-cell>
          <table:table-cell table:style-name="ce1" table:formula="of:=AVERAGE([.A3791];[.A3854];[.A3917];[.A3980];[.A4043];[.A4106];[.A4169];[.A4232];[.A4295];[.A4358])" office:value-type="float" office:value="0.000000111637394857212" calcext:value-type="float">
            <text:p>1.12E-07</text:p>
          </table:table-cell>
        </table:table-row>
        <table:table-row table:style-name="ro1">
          <table:table-cell office:value-type="float" office:value="0.0360221122027645" calcext:value-type="float">
            <text:p>0.0360221122</text:p>
          </table:table-cell>
          <table:table-cell table:number-columns-repeated="2"/>
          <table:table-cell table:formula="of:=AVERAGE([.A12];[.A75];[.A138];[.A201];[.A264];[.A327];[.A390];[.A453];[.A516];[.A579])" office:value-type="float" office:value="0.0424935050553264" calcext:value-type="float">
            <text:p>0.0424935051</text:p>
          </table:table-cell>
          <table:table-cell table:formula="of:=AVERAGE([.A642];[.A705];[.A768];[.A831];[.A894];[.A957];[.A1020];[.A1083];[.A1146];[.A1209])" office:value-type="float" office:value="0.0981264934048496" calcext:value-type="float">
            <text:p>0.0981264934</text:p>
          </table:table-cell>
          <table:table-cell table:formula="of:=AVERAGE([.A1272];[.A1335];[.A1398];[.A1461];[.A1524];[.A1587];[.A1650];[.A1713];[.A1776];[.A1839])" office:value-type="float" office:value="0.0616003645475584" calcext:value-type="float">
            <text:p>0.0616003645</text:p>
          </table:table-cell>
          <table:table-cell table:formula="of:=AVERAGE([.A1902];[.A1965];[.A2028];[.A2091];[.A2154];[.A2217];[.A2280];[.A2343];[.A2406];[.A2469])" office:value-type="float" office:value="0.0106829556745599" calcext:value-type="float">
            <text:p>0.0106829557</text:p>
          </table:table-cell>
          <table:table-cell table:formula="of:=AVERAGE([.A2532];[.A2595];[.A2658];[.A2721];[.A2784];[.A2847];[.A2910];[.A2973];[.A3036];[.A3099])" office:value-type="float" office:value="0.000439477095475626" calcext:value-type="float">
            <text:p>0.0004394771</text:p>
          </table:table-cell>
          <table:table-cell table:formula="of:=AVERAGE([.A3162];[.A3225];[.A3288];[.A3351];[.A3414];[.A3477];[.A3540];[.A3603];[.A3666];[.A3729])" office:value-type="float" office:value="0.00097262381214231" calcext:value-type="float">
            <text:p>0.0009726238</text:p>
          </table:table-cell>
          <table:table-cell table:style-name="ce1" table:formula="of:=AVERAGE([.A3792];[.A3855];[.A3918];[.A3981];[.A4044];[.A4107];[.A4170];[.A4233];[.A4296];[.A4359])" office:value-type="float" office:value="0.00000010972939843747" calcext:value-type="float">
            <text:p>1.10E-07</text:p>
          </table:table-cell>
        </table:table-row>
        <table:table-row table:style-name="ro1">
          <table:table-cell office:value-type="float" office:value="0.0360204027345269" calcext:value-type="float">
            <text:p>0.0360204027</text:p>
          </table:table-cell>
          <table:table-cell table:number-columns-repeated="2"/>
          <table:table-cell table:formula="of:=AVERAGE([.A13];[.A76];[.A139];[.A202];[.A265];[.A328];[.A391];[.A454];[.A517];[.A580])" office:value-type="float" office:value="0.042490599646616" calcext:value-type="float">
            <text:p>0.0424905996</text:p>
          </table:table-cell>
          <table:table-cell table:formula="of:=AVERAGE([.A643];[.A706];[.A769];[.A832];[.A895];[.A958];[.A1021];[.A1084];[.A1147];[.A1210])" office:value-type="float" office:value="0.0978778810620223" calcext:value-type="float">
            <text:p>0.0978778811</text:p>
          </table:table-cell>
          <table:table-cell table:formula="of:=AVERAGE([.A1273];[.A1336];[.A1399];[.A1462];[.A1525];[.A1588];[.A1651];[.A1714];[.A1777];[.A1840])" office:value-type="float" office:value="0.0624686377669046" calcext:value-type="float">
            <text:p>0.0624686378</text:p>
          </table:table-cell>
          <table:table-cell table:formula="of:=AVERAGE([.A1903];[.A1966];[.A2029];[.A2092];[.A2155];[.A2218];[.A2281];[.A2344];[.A2407];[.A2470])" office:value-type="float" office:value="0.0116475735556963" calcext:value-type="float">
            <text:p>0.0116475736</text:p>
          </table:table-cell>
          <table:table-cell table:formula="of:=AVERAGE([.A2533];[.A2596];[.A2659];[.A2722];[.A2785];[.A2848];[.A2911];[.A2974];[.A3037];[.A3100])" office:value-type="float" office:value="0.000395336356489434" calcext:value-type="float">
            <text:p>0.0003953364</text:p>
          </table:table-cell>
          <table:table-cell table:formula="of:=AVERAGE([.A3163];[.A3226];[.A3289];[.A3352];[.A3415];[.A3478];[.A3541];[.A3604];[.A3667];[.A3730])" office:value-type="float" office:value="0.000897366772589437" calcext:value-type="float">
            <text:p>0.0008973668</text:p>
          </table:table-cell>
          <table:table-cell table:style-name="ce1" table:formula="of:=AVERAGE([.A3793];[.A3856];[.A3919];[.A3982];[.A4045];[.A4108];[.A4171];[.A4234];[.A4297];[.A4360])" office:value-type="float" office:value="0.000000108556874578508" calcext:value-type="float">
            <text:p>1.09E-07</text:p>
          </table:table-cell>
        </table:table-row>
        <table:table-row table:style-name="ro1">
          <table:table-cell office:value-type="float" office:value="0.0360190066361317" calcext:value-type="float">
            <text:p>0.0360190066</text:p>
          </table:table-cell>
          <table:table-cell table:number-columns-repeated="2"/>
          <table:table-cell table:formula="of:=AVERAGE([.A14];[.A77];[.A140];[.A203];[.A266];[.A329];[.A392];[.A455];[.A518];[.A581])" office:value-type="float" office:value="0.0424882510563597" calcext:value-type="float">
            <text:p>0.0424882511</text:p>
          </table:table-cell>
          <table:table-cell table:formula="of:=AVERAGE([.A644];[.A707];[.A770];[.A833];[.A896];[.A959];[.A1022];[.A1085];[.A1148];[.A1211])" office:value-type="float" office:value="0.0976715456925881" calcext:value-type="float">
            <text:p>0.0976715457</text:p>
          </table:table-cell>
          <table:table-cell table:formula="of:=AVERAGE([.A1274];[.A1337];[.A1400];[.A1463];[.A1526];[.A1589];[.A1652];[.A1715];[.A1778];[.A1841])" office:value-type="float" office:value="0.0628152286406142" calcext:value-type="float">
            <text:p>0.0628152286</text:p>
          </table:table-cell>
          <table:table-cell table:formula="of:=AVERAGE([.A1904];[.A1967];[.A2030];[.A2093];[.A2156];[.A2219];[.A2282];[.A2345];[.A2408];[.A2471])" office:value-type="float" office:value="0.0118271753508635" calcext:value-type="float">
            <text:p>0.0118271754</text:p>
          </table:table-cell>
          <table:table-cell table:formula="of:=AVERAGE([.A2534];[.A2597];[.A2660];[.A2723];[.A2786];[.A2849];[.A2912];[.A2975];[.A3038];[.A3101])" office:value-type="float" office:value="0.000359126226935354" calcext:value-type="float">
            <text:p>0.0003591262</text:p>
          </table:table-cell>
          <table:table-cell table:formula="of:=AVERAGE([.A3164];[.A3227];[.A3290];[.A3353];[.A3416];[.A3479];[.A3542];[.A3605];[.A3668];[.A3731])" office:value-type="float" office:value="0.00084702265690741" calcext:value-type="float">
            <text:p>0.0008470227</text:p>
          </table:table-cell>
          <table:table-cell table:style-name="ce1" table:formula="of:=AVERAGE([.A3794];[.A3857];[.A3920];[.A3983];[.A4046];[.A4109];[.A4172];[.A4235];[.A4298];[.A4361])" office:value-type="float" office:value="0.000000105427129403187" calcext:value-type="float">
            <text:p>1.05E-07</text:p>
          </table:table-cell>
        </table:table-row>
        <table:table-row table:style-name="ro1">
          <table:table-cell office:value-type="float" office:value="0.0360179153269415" calcext:value-type="float">
            <text:p>0.0360179153</text:p>
          </table:table-cell>
          <table:table-cell table:number-columns-repeated="2"/>
          <table:table-cell table:formula="of:=AVERAGE([.A15];[.A78];[.A141];[.A204];[.A267];[.A330];[.A393];[.A456];[.A519];[.A582])" office:value-type="float" office:value="0.0424864074473376" calcext:value-type="float">
            <text:p>0.0424864074</text:p>
          </table:table-cell>
          <table:table-cell table:formula="of:=AVERAGE([.A645];[.A708];[.A771];[.A834];[.A897];[.A960];[.A1023];[.A1086];[.A1149];[.A1212])" office:value-type="float" office:value="0.0975014444148701" calcext:value-type="float">
            <text:p>0.0975014444</text:p>
          </table:table-cell>
          <table:table-cell table:formula="of:=AVERAGE([.A1275];[.A1338];[.A1401];[.A1464];[.A1527];[.A1590];[.A1653];[.A1716];[.A1779];[.A1842])" office:value-type="float" office:value="0.0641992648983142" calcext:value-type="float">
            <text:p>0.0641992649</text:p>
          </table:table-cell>
          <table:table-cell table:formula="of:=AVERAGE([.A1905];[.A1968];[.A2031];[.A2094];[.A2157];[.A2220];[.A2283];[.A2346];[.A2409];[.A2472])" office:value-type="float" office:value="0.0119342779478684" calcext:value-type="float">
            <text:p>0.0119342779</text:p>
          </table:table-cell>
          <table:table-cell table:formula="of:=AVERAGE([.A2535];[.A2598];[.A2661];[.A2724];[.A2787];[.A2850];[.A2913];[.A2976];[.A3039];[.A3102])" office:value-type="float" office:value="0.000329190417619107" calcext:value-type="float">
            <text:p>0.0003291904</text:p>
          </table:table-cell>
          <table:table-cell table:formula="of:=AVERAGE([.A3165];[.A3228];[.A3291];[.A3354];[.A3417];[.A3480];[.A3543];[.A3606];[.A3669];[.A3732])" office:value-type="float" office:value="0.000697378324352365" calcext:value-type="float">
            <text:p>0.0006973783</text:p>
          </table:table-cell>
          <table:table-cell table:style-name="ce1" table:formula="of:=AVERAGE([.A3795];[.A3858];[.A3921];[.A3984];[.A4047];[.A4110];[.A4173];[.A4236];[.A4299];[.A4362])" office:value-type="float" office:value="0.000000104691834830051" calcext:value-type="float">
            <text:p>1.05E-07</text:p>
          </table:table-cell>
        </table:table-row>
        <table:table-row table:style-name="ro1">
          <table:table-cell office:value-type="float" office:value="0.0360170683274468" calcext:value-type="float">
            <text:p>0.0360170683</text:p>
          </table:table-cell>
          <table:table-cell table:number-columns-repeated="2"/>
          <table:table-cell table:formula="of:=AVERAGE([.A16];[.A79];[.A142];[.A205];[.A268];[.A331];[.A394];[.A457];[.A520];[.A583])" office:value-type="float" office:value="0.0424848891496853" calcext:value-type="float">
            <text:p>0.0424848891</text:p>
          </table:table-cell>
          <table:table-cell table:formula="of:=AVERAGE([.A646];[.A709];[.A772];[.A835];[.A898];[.A961];[.A1024];[.A1087];[.A1150];[.A1213])" office:value-type="float" office:value="0.0973521468279552" calcext:value-type="float">
            <text:p>0.0973521468</text:p>
          </table:table-cell>
          <table:table-cell table:formula="of:=AVERAGE([.A1276];[.A1339];[.A1402];[.A1465];[.A1528];[.A1591];[.A1654];[.A1717];[.A1780];[.A1843])" office:value-type="float" office:value="0.0665527295324601" calcext:value-type="float">
            <text:p>0.0665527295</text:p>
          </table:table-cell>
          <table:table-cell table:formula="of:=AVERAGE([.A1906];[.A1969];[.A2032];[.A2095];[.A2158];[.A2221];[.A2284];[.A2347];[.A2410];[.A2473])" office:value-type="float" office:value="0.0124557946206972" calcext:value-type="float">
            <text:p>0.0124557946</text:p>
          </table:table-cell>
          <table:table-cell table:formula="of:=AVERAGE([.A2536];[.A2599];[.A2662];[.A2725];[.A2788];[.A2851];[.A2914];[.A2977];[.A3040];[.A3103])" office:value-type="float" office:value="0.000304060033709072" calcext:value-type="float">
            <text:p>0.00030406</text:p>
          </table:table-cell>
          <table:table-cell table:formula="of:=AVERAGE([.A3166];[.A3229];[.A3292];[.A3355];[.A3418];[.A3481];[.A3544];[.A3607];[.A3670];[.A3733])" office:value-type="float" office:value="0.000696757862254079" calcext:value-type="float">
            <text:p>0.0006967579</text:p>
          </table:table-cell>
          <table:table-cell table:style-name="ce1" table:formula="of:=AVERAGE([.A3796];[.A3859];[.A3922];[.A3985];[.A4048];[.A4111];[.A4174];[.A4237];[.A4300];[.A4363])" office:value-type="float" office:value="0.000000104197762829172" calcext:value-type="float">
            <text:p>1.04E-07</text:p>
          </table:table-cell>
        </table:table-row>
        <table:table-row table:style-name="ro1">
          <table:table-cell office:value-type="float" office:value="0.0360161565875483" calcext:value-type="float">
            <text:p>0.0360161566</text:p>
          </table:table-cell>
          <table:table-cell table:number-columns-repeated="2"/>
          <table:table-cell table:formula="of:=AVERAGE([.A17];[.A80];[.A143];[.A206];[.A269];[.A332];[.A395];[.A458];[.A521];[.A584])" office:value-type="float" office:value="0.0424836190399291" calcext:value-type="float">
            <text:p>0.042483619</text:p>
          </table:table-cell>
          <table:table-cell table:formula="of:=AVERAGE([.A647];[.A710];[.A773];[.A836];[.A899];[.A962];[.A1025];[.A1088];[.A1151];[.A1214])" office:value-type="float" office:value="0.0972336362356282" calcext:value-type="float">
            <text:p>0.0972336362</text:p>
          </table:table-cell>
          <table:table-cell table:formula="of:=AVERAGE([.A1277];[.A1340];[.A1403];[.A1466];[.A1529];[.A1592];[.A1655];[.A1718];[.A1781];[.A1844])" office:value-type="float" office:value="0.0673826590495731" calcext:value-type="float">
            <text:p>0.067382659</text:p>
          </table:table-cell>
          <table:table-cell table:formula="of:=AVERAGE([.A1907];[.A1970];[.A2033];[.A2096];[.A2159];[.A2222];[.A2285];[.A2348];[.A2411];[.A2474])" office:value-type="float" office:value="0.0122377853840061" calcext:value-type="float">
            <text:p>0.0122377854</text:p>
          </table:table-cell>
          <table:table-cell table:formula="of:=AVERAGE([.A2537];[.A2600];[.A2663];[.A2726];[.A2789];[.A2852];[.A2915];[.A2978];[.A3041];[.A3104])" office:value-type="float" office:value="0.000282665328406784" calcext:value-type="float">
            <text:p>0.0002826653</text:p>
          </table:table-cell>
          <table:table-cell table:formula="of:=AVERAGE([.A3167];[.A3230];[.A3293];[.A3356];[.A3419];[.A3482];[.A3545];[.A3608];[.A3671];[.A3734])" office:value-type="float" office:value="0.00067134962893428" calcext:value-type="float">
            <text:p>0.0006713496</text:p>
          </table:table-cell>
          <table:table-cell table:style-name="ce1" table:formula="of:=AVERAGE([.A3797];[.A3860];[.A3923];[.A3986];[.A4049];[.A4112];[.A4175];[.A4238];[.A4301];[.A4364])" office:value-type="float" office:value="0.00000010198449577006" calcext:value-type="float">
            <text:p>1.02E-07</text:p>
          </table:table-cell>
        </table:table-row>
        <table:table-row table:style-name="ro1">
          <table:table-cell office:value-type="float" office:value="0.0360155703912621" calcext:value-type="float">
            <text:p>0.0360155704</text:p>
          </table:table-cell>
          <table:table-cell table:number-columns-repeated="2"/>
          <table:table-cell table:formula="of:=AVERAGE([.A18];[.A81];[.A144];[.A207];[.A270];[.A333];[.A396];[.A459];[.A522];[.A585])" office:value-type="float" office:value="0.0424826204516939" calcext:value-type="float">
            <text:p>0.0424826205</text:p>
          </table:table-cell>
          <table:table-cell table:formula="of:=AVERAGE([.A648];[.A711];[.A774];[.A837];[.A900];[.A963];[.A1026];[.A1089];[.A1152];[.A1215])" office:value-type="float" office:value="0.0971366649818037" calcext:value-type="float">
            <text:p>0.097136665</text:p>
          </table:table-cell>
          <table:table-cell table:formula="of:=AVERAGE([.A1278];[.A1341];[.A1404];[.A1467];[.A1530];[.A1593];[.A1656];[.A1719];[.A1782];[.A1845])" office:value-type="float" office:value="0.068660018172956" calcext:value-type="float">
            <text:p>0.0686600182</text:p>
          </table:table-cell>
          <table:table-cell table:formula="of:=AVERAGE([.A1908];[.A1971];[.A2034];[.A2097];[.A2160];[.A2223];[.A2286];[.A2349];[.A2412];[.A2475])" office:value-type="float" office:value="0.0124164050217514" calcext:value-type="float">
            <text:p>0.012416405</text:p>
          </table:table-cell>
          <table:table-cell table:formula="of:=AVERAGE([.A2538];[.A2601];[.A2664];[.A2727];[.A2790];[.A2853];[.A2916];[.A2979];[.A3042];[.A3105])" office:value-type="float" office:value="0.000264481655586582" calcext:value-type="float">
            <text:p>0.0002644817</text:p>
          </table:table-cell>
          <table:table-cell table:formula="of:=AVERAGE([.A3168];[.A3231];[.A3294];[.A3357];[.A3420];[.A3483];[.A3546];[.A3609];[.A3672];[.A3735])" office:value-type="float" office:value="0.000670863817320769" calcext:value-type="float">
            <text:p>0.0006708638</text:p>
          </table:table-cell>
          <table:table-cell table:style-name="ce1" table:formula="of:=AVERAGE([.A3798];[.A3861];[.A3924];[.A3987];[.A4050];[.A4113];[.A4176];[.A4239];[.A4302];[.A4365])" office:value-type="float" office:value="0.000000101640002710472" calcext:value-type="float">
            <text:p>1.02E-07</text:p>
          </table:table-cell>
        </table:table-row>
        <table:table-row table:style-name="ro1">
          <table:table-cell office:value-type="float" office:value="0.0360150491339901" calcext:value-type="float">
            <text:p>0.0360150491</text:p>
          </table:table-cell>
          <table:table-cell table:number-columns-repeated="2"/>
          <table:table-cell table:formula="of:=AVERAGE([.A19];[.A82];[.A145];[.A208];[.A271];[.A334];[.A397];[.A460];[.A523];[.A586])" office:value-type="float" office:value="0.0424818119820154" calcext:value-type="float">
            <text:p>0.042481812</text:p>
          </table:table-cell>
          <table:table-cell table:formula="of:=AVERAGE([.A649];[.A712];[.A775];[.A838];[.A901];[.A964];[.A1027];[.A1090];[.A1153];[.A1216])" office:value-type="float" office:value="0.0970498554944912" calcext:value-type="float">
            <text:p>0.0970498555</text:p>
          </table:table-cell>
          <table:table-cell table:formula="of:=AVERAGE([.A1279];[.A1342];[.A1405];[.A1468];[.A1531];[.A1594];[.A1657];[.A1720];[.A1783];[.A1846])" office:value-type="float" office:value="0.0691978513138931" calcext:value-type="float">
            <text:p>0.0691978513</text:p>
          </table:table-cell>
          <table:table-cell table:formula="of:=AVERAGE([.A1909];[.A1972];[.A2035];[.A2098];[.A2161];[.A2224];[.A2287];[.A2350];[.A2413];[.A2476])" office:value-type="float" office:value="0.0118692711831519" calcext:value-type="float">
            <text:p>0.0118692712</text:p>
          </table:table-cell>
          <table:table-cell table:formula="of:=AVERAGE([.A2539];[.A2602];[.A2665];[.A2728];[.A2791];[.A2854];[.A2917];[.A2980];[.A3043];[.A3106])" office:value-type="float" office:value="0.000248919249656149" calcext:value-type="float">
            <text:p>0.0002489192</text:p>
          </table:table-cell>
          <table:table-cell table:formula="of:=AVERAGE([.A3169];[.A3232];[.A3295];[.A3358];[.A3421];[.A3484];[.A3547];[.A3610];[.A3673];[.A3736])" office:value-type="float" office:value="0.000645730785273758" calcext:value-type="float">
            <text:p>0.0006457308</text:p>
          </table:table-cell>
          <table:table-cell table:style-name="ce1" table:formula="of:=AVERAGE([.A3799];[.A3862];[.A3925];[.A3988];[.A4051];[.A4114];[.A4177];[.A4240];[.A4303];[.A4366])" office:value-type="float" office:value="0.000000100427016491502" calcext:value-type="float">
            <text:p>1.00E-07</text:p>
          </table:table-cell>
        </table:table-row>
        <table:table-row table:style-name="ro1">
          <table:table-cell office:value-type="float" office:value="0.036014828583998" calcext:value-type="float">
            <text:p>0.0360148286</text:p>
          </table:table-cell>
          <table:table-cell table:number-columns-repeated="2"/>
          <table:table-cell table:formula="of:=AVERAGE([.A20];[.A83];[.A146];[.A209];[.A272];[.A335];[.A398];[.A461];[.A524];[.A587])" office:value-type="float" office:value="0.0424810869689038" calcext:value-type="float">
            <text:p>0.042481087</text:p>
          </table:table-cell>
          <table:table-cell table:formula="of:=AVERAGE([.A650];[.A713];[.A776];[.A839];[.A902];[.A965];[.A1028];[.A1091];[.A1154];[.A1217])" office:value-type="float" office:value="0.0969873846306388" calcext:value-type="float">
            <text:p>0.0969873846</text:p>
          </table:table-cell>
          <table:table-cell table:formula="of:=AVERAGE([.A1280];[.A1343];[.A1406];[.A1469];[.A1532];[.A1595];[.A1658];[.A1721];[.A1784];[.A1847])" office:value-type="float" office:value="0.0709797009266195" calcext:value-type="float">
            <text:p>0.0709797009</text:p>
          </table:table-cell>
          <table:table-cell table:formula="of:=AVERAGE([.A1910];[.A1973];[.A2036];[.A2099];[.A2162];[.A2225];[.A2288];[.A2351];[.A2414];[.A2477])" office:value-type="float" office:value="0.0125090202970066" calcext:value-type="float">
            <text:p>0.0125090203</text:p>
          </table:table-cell>
          <table:table-cell table:formula="of:=AVERAGE([.A2540];[.A2603];[.A2666];[.A2729];[.A2792];[.A2855];[.A2918];[.A2981];[.A3044];[.A3107])" office:value-type="float" office:value="0.000235416484323477" calcext:value-type="float">
            <text:p>0.0002354165</text:p>
          </table:table-cell>
          <table:table-cell table:formula="of:=AVERAGE([.A3170];[.A3233];[.A3296];[.A3359];[.A3422];[.A3485];[.A3548];[.A3611];[.A3674];[.A3737])" office:value-type="float" office:value="0.000645306171713738" calcext:value-type="float">
            <text:p>0.0006453062</text:p>
          </table:table-cell>
          <table:table-cell table:style-name="ce1" table:formula="of:=AVERAGE([.A3800];[.A3863];[.A3926];[.A3989];[.A4052];[.A4115];[.A4178];[.A4241];[.A4304];[.A4367])" office:value-type="float" office:value="0.000000100163732881065" calcext:value-type="float">
            <text:p>1.00E-07</text:p>
          </table:table-cell>
        </table:table-row>
        <table:table-row table:style-name="ro1">
          <table:table-cell office:value-type="float" office:value="0.0360145511211327" calcext:value-type="float">
            <text:p>0.0360145511</text:p>
          </table:table-cell>
          <table:table-cell table:number-columns-repeated="2"/>
          <table:table-cell table:formula="of:=AVERAGE([.A21];[.A84];[.A147];[.A210];[.A273];[.A336];[.A399];[.A462];[.A525];[.A588])" office:value-type="float" office:value="0.0424804728197263" calcext:value-type="float">
            <text:p>0.0424804728</text:p>
          </table:table-cell>
          <table:table-cell table:formula="of:=AVERAGE([.A651];[.A714];[.A777];[.A840];[.A903];[.A966];[.A1029];[.A1092];[.A1155];[.A1218])" office:value-type="float" office:value="0.096941567299643" calcext:value-type="float">
            <text:p>0.0969415673</text:p>
          </table:table-cell>
          <table:table-cell table:formula="of:=AVERAGE([.A1281];[.A1344];[.A1407];[.A1470];[.A1533];[.A1596];[.A1659];[.A1722];[.A1785];[.A1848])" office:value-type="float" office:value="0.0727155613248378" calcext:value-type="float">
            <text:p>0.0727155613</text:p>
          </table:table-cell>
          <table:table-cell table:formula="of:=AVERAGE([.A1911];[.A1974];[.A2037];[.A2100];[.A2163];[.A2226];[.A2289];[.A2352];[.A2415];[.A2478])" office:value-type="float" office:value="0.012804372405312" calcext:value-type="float">
            <text:p>0.0128043724</text:p>
          </table:table-cell>
          <table:table-cell table:formula="of:=AVERAGE([.A2541];[.A2604];[.A2667];[.A2730];[.A2793];[.A2856];[.A2919];[.A2982];[.A3045];[.A3108])" office:value-type="float" office:value="0.000223752293378785" calcext:value-type="float">
            <text:p>0.0002237523</text:p>
          </table:table-cell>
          <table:table-cell table:formula="of:=AVERAGE([.A3171];[.A3234];[.A3297];[.A3360];[.A3423];[.A3486];[.A3549];[.A3612];[.A3675];[.A3738])" office:value-type="float" office:value="0.00064492448134556" calcext:value-type="float">
            <text:p>0.0006449245</text:p>
          </table:table-cell>
          <table:table-cell table:style-name="ce1" table:formula="of:=AVERAGE([.A3801];[.A3864];[.A3927];[.A3990];[.A4053];[.A4116];[.A4179];[.A4242];[.A4305];[.A4368])" office:value-type="float" office:value="0.0000000996815197921677" calcext:value-type="float">
            <text:p>9.97E-08</text:p>
          </table:table-cell>
        </table:table-row>
        <table:table-row table:style-name="ro1">
          <table:table-cell office:value-type="float" office:value="0.0360143384180767" calcext:value-type="float">
            <text:p>0.0360143384</text:p>
          </table:table-cell>
          <table:table-cell table:number-columns-repeated="2"/>
          <table:table-cell table:formula="of:=AVERAGE([.A22];[.A85];[.A148];[.A211];[.A274];[.A337];[.A400];[.A463];[.A526];[.A589])" office:value-type="float" office:value="0.0424799790789606" calcext:value-type="float">
            <text:p>0.0424799791</text:p>
          </table:table-cell>
          <table:table-cell table:formula="of:=AVERAGE([.A652];[.A715];[.A778];[.A841];[.A904];[.A967];[.A1030];[.A1093];[.A1156];[.A1219])" office:value-type="float" office:value="0.0969077742128948" calcext:value-type="float">
            <text:p>0.0969077742</text:p>
          </table:table-cell>
          <table:table-cell table:formula="of:=AVERAGE([.A1282];[.A1345];[.A1408];[.A1471];[.A1534];[.A1597];[.A1660];[.A1723];[.A1786];[.A1849])" office:value-type="float" office:value="0.0734948936292449" calcext:value-type="float">
            <text:p>0.0734948936</text:p>
          </table:table-cell>
          <table:table-cell table:formula="of:=AVERAGE([.A1912];[.A1975];[.A2038];[.A2101];[.A2164];[.A2227];[.A2290];[.A2353];[.A2416];[.A2479])" office:value-type="float" office:value="0.0124341896003253" calcext:value-type="float">
            <text:p>0.0124341896</text:p>
          </table:table-cell>
          <table:table-cell table:formula="of:=AVERAGE([.A2542];[.A2605];[.A2668];[.A2731];[.A2794];[.A2857];[.A2920];[.A2983];[.A3046];[.A3109])" office:value-type="float" office:value="0.000213284421694475" calcext:value-type="float">
            <text:p>0.0002132844</text:p>
          </table:table-cell>
          <table:table-cell table:formula="of:=AVERAGE([.A3172];[.A3235];[.A3298];[.A3361];[.A3424];[.A3487];[.A3550];[.A3613];[.A3676];[.A3739])" office:value-type="float" office:value="0.000644543818486047" calcext:value-type="float">
            <text:p>0.0006445438</text:p>
          </table:table-cell>
          <table:table-cell table:style-name="ce1" table:formula="of:=AVERAGE([.A3802];[.A3865];[.A3928];[.A3991];[.A4054];[.A4117];[.A4180];[.A4243];[.A4306];[.A4369])" office:value-type="float" office:value="0.0000000991948679019531" calcext:value-type="float">
            <text:p>9.92E-08</text:p>
          </table:table-cell>
        </table:table-row>
        <table:table-row table:style-name="ro1">
          <table:table-cell office:value-type="float" office:value="0.0360141972213975" calcext:value-type="float">
            <text:p>0.0360141972</text:p>
          </table:table-cell>
          <table:table-cell table:number-columns-repeated="2"/>
          <table:table-cell table:formula="of:=AVERAGE([.A23];[.A86];[.A149];[.A212];[.A275];[.A338];[.A401];[.A464];[.A527];[.A590])" office:value-type="float" office:value="0.0424795159243783" calcext:value-type="float">
            <text:p>0.0424795159</text:p>
          </table:table-cell>
          <table:table-cell table:formula="of:=AVERAGE([.A653];[.A716];[.A779];[.A842];[.A905];[.A968];[.A1031];[.A1094];[.A1157];[.A1220])" office:value-type="float" office:value="0.0968835635623852" calcext:value-type="float">
            <text:p>0.0968835636</text:p>
          </table:table-cell>
          <table:table-cell table:formula="of:=AVERAGE([.A1283];[.A1346];[.A1409];[.A1472];[.A1535];[.A1598];[.A1661];[.A1724];[.A1787];[.A1850])" office:value-type="float" office:value="0.0736546541895914" calcext:value-type="float">
            <text:p>0.0736546542</text:p>
          </table:table-cell>
          <table:table-cell table:formula="of:=AVERAGE([.A1913];[.A1976];[.A2039];[.A2102];[.A2165];[.A2228];[.A2291];[.A2354];[.A2417];[.A2480])" office:value-type="float" office:value="0.0123996465964446" calcext:value-type="float">
            <text:p>0.0123996466</text:p>
          </table:table-cell>
          <table:table-cell table:formula="of:=AVERAGE([.A2543];[.A2606];[.A2669];[.A2732];[.A2795];[.A2858];[.A2921];[.A2984];[.A3047];[.A3110])" office:value-type="float" office:value="0.000204056538431017" calcext:value-type="float">
            <text:p>0.0002040565</text:p>
          </table:table-cell>
          <table:table-cell table:formula="of:=AVERAGE([.A3173];[.A3236];[.A3299];[.A3362];[.A3425];[.A3488];[.A3551];[.A3614];[.A3677];[.A3740])" office:value-type="float" office:value="0.000644198229004449" calcext:value-type="float">
            <text:p>0.0006441982</text:p>
          </table:table-cell>
          <table:table-cell table:style-name="ce1" table:formula="of:=AVERAGE([.A3803];[.A3866];[.A3929];[.A3992];[.A4055];[.A4118];[.A4181];[.A4244];[.A4307];[.A4370])" office:value-type="float" office:value="0.0000000984857632854277" calcext:value-type="float">
            <text:p>9.85E-08</text:p>
          </table:table-cell>
        </table:table-row>
        <table:table-row table:style-name="ro1">
          <table:table-cell office:value-type="float" office:value="0.0360140752044763" calcext:value-type="float">
            <text:p>0.0360140752</text:p>
          </table:table-cell>
          <table:table-cell table:number-columns-repeated="2"/>
          <table:table-cell table:formula="of:=AVERAGE([.A24];[.A87];[.A150];[.A213];[.A276];[.A339];[.A402];[.A465];[.A528];[.A591])" office:value-type="float" office:value="0.0424791276721862" calcext:value-type="float">
            <text:p>0.0424791277</text:p>
          </table:table-cell>
          <table:table-cell table:formula="of:=AVERAGE([.A654];[.A717];[.A780];[.A843];[.A906];[.A969];[.A1032];[.A1095];[.A1158];[.A1221])" office:value-type="float" office:value="0.0968702865256594" calcext:value-type="float">
            <text:p>0.0968702865</text:p>
          </table:table-cell>
          <table:table-cell table:formula="of:=AVERAGE([.A1284];[.A1347];[.A1410];[.A1473];[.A1536];[.A1599];[.A1662];[.A1725];[.A1788];[.A1851])" office:value-type="float" office:value="0.072917187937942" calcext:value-type="float">
            <text:p>0.0729171879</text:p>
          </table:table-cell>
          <table:table-cell table:formula="of:=AVERAGE([.A1914];[.A1977];[.A2040];[.A2103];[.A2166];[.A2229];[.A2292];[.A2355];[.A2418];[.A2481])" office:value-type="float" office:value="0.0128562960521997" calcext:value-type="float">
            <text:p>0.0128562961</text:p>
          </table:table-cell>
          <table:table-cell table:formula="of:=AVERAGE([.A2544];[.A2607];[.A2670];[.A2733];[.A2796];[.A2859];[.A2922];[.A2985];[.A3048];[.A3111])" office:value-type="float" office:value="0.000195852109362452" calcext:value-type="float">
            <text:p>0.0001958521</text:p>
          </table:table-cell>
          <table:table-cell table:formula="of:=AVERAGE([.A3174];[.A3237];[.A3300];[.A3363];[.A3426];[.A3489];[.A3552];[.A3615];[.A3678];[.A3741])" office:value-type="float" office:value="0.000594173928545004" calcext:value-type="float">
            <text:p>0.0005941739</text:p>
          </table:table-cell>
          <table:table-cell table:style-name="ce1" table:formula="of:=AVERAGE([.A3804];[.A3867];[.A3930];[.A3993];[.A4056];[.A4119];[.A4182];[.A4245];[.A4308];[.A4371])" office:value-type="float" office:value="0.0000000975373315520024" calcext:value-type="float">
            <text:p>9.75E-08</text:p>
          </table:table-cell>
        </table:table-row>
        <table:table-row table:style-name="ro1">
          <table:table-cell office:value-type="float" office:value="0.0360140221389909" calcext:value-type="float">
            <text:p>0.0360140221</text:p>
          </table:table-cell>
          <table:table-cell table:number-columns-repeated="2"/>
          <table:table-cell table:formula="of:=AVERAGE([.A25];[.A88];[.A151];[.A214];[.A277];[.A340];[.A403];[.A466];[.A529];[.A592])" office:value-type="float" office:value="0.0424787998740084" calcext:value-type="float">
            <text:p>0.0424787999</text:p>
          </table:table-cell>
          <table:table-cell table:formula="of:=AVERAGE([.A655];[.A718];[.A781];[.A844];[.A907];[.A970];[.A1033];[.A1096];[.A1159];[.A1222])" office:value-type="float" office:value="0.0968601820197761" calcext:value-type="float">
            <text:p>0.096860182</text:p>
          </table:table-cell>
          <table:table-cell table:formula="of:=AVERAGE([.A1285];[.A1348];[.A1411];[.A1474];[.A1537];[.A1600];[.A1663];[.A1726];[.A1789];[.A1852])" office:value-type="float" office:value="0.073559188640958" calcext:value-type="float">
            <text:p>0.0735591886</text:p>
          </table:table-cell>
          <table:table-cell table:formula="of:=AVERAGE([.A1915];[.A1978];[.A2041];[.A2104];[.A2167];[.A2230];[.A2293];[.A2356];[.A2419];[.A2482])" office:value-type="float" office:value="0.0123689157326446" calcext:value-type="float">
            <text:p>0.0123689157</text:p>
          </table:table-cell>
          <table:table-cell table:formula="of:=AVERAGE([.A2545];[.A2608];[.A2671];[.A2734];[.A2797];[.A2860];[.A2923];[.A2986];[.A3049];[.A3112])" office:value-type="float" office:value="0.000188530327537264" calcext:value-type="float">
            <text:p>0.0001885303</text:p>
          </table:table-cell>
          <table:table-cell table:formula="of:=AVERAGE([.A3175];[.A3238];[.A3301];[.A3364];[.A3427];[.A3490];[.A3553];[.A3616];[.A3679];[.A3742])" office:value-type="float" office:value="0.000568972828012112" calcext:value-type="float">
            <text:p>0.0005689728</text:p>
          </table:table-cell>
          <table:table-cell table:style-name="ce1" table:formula="of:=AVERAGE([.A3805];[.A3868];[.A3931];[.A3994];[.A4057];[.A4120];[.A4183];[.A4246];[.A4309];[.A4372])" office:value-type="float" office:value="0.0000000979466749070827" calcext:value-type="float">
            <text:p>9.79E-08</text:p>
          </table:table-cell>
        </table:table-row>
        <table:table-row table:style-name="ro1">
          <table:table-cell office:value-type="float" office:value="0.0360139404840523" calcext:value-type="float">
            <text:p>0.0360139405</text:p>
          </table:table-cell>
          <table:table-cell table:number-columns-repeated="2"/>
          <table:table-cell table:formula="of:=AVERAGE([.A26];[.A89];[.A152];[.A215];[.A278];[.A341];[.A404];[.A467];[.A530];[.A593])" office:value-type="float" office:value="0.042478528964371" calcext:value-type="float">
            <text:p>0.042478529</text:p>
          </table:table-cell>
          <table:table-cell table:formula="of:=AVERAGE([.A656];[.A719];[.A782];[.A845];[.A908];[.A971];[.A1034];[.A1097];[.A1160];[.A1223])" office:value-type="float" office:value="0.0968509816646408" calcext:value-type="float">
            <text:p>0.0968509817</text:p>
          </table:table-cell>
          <table:table-cell table:formula="of:=AVERAGE([.A1286];[.A1349];[.A1412];[.A1475];[.A1538];[.A1601];[.A1664];[.A1727];[.A1790];[.A1853])" office:value-type="float" office:value="0.0740981983763384" calcext:value-type="float">
            <text:p>0.0740981984</text:p>
          </table:table-cell>
          <table:table-cell table:formula="of:=AVERAGE([.A1916];[.A1979];[.A2042];[.A2105];[.A2168];[.A2231];[.A2294];[.A2357];[.A2420];[.A2483])" office:value-type="float" office:value="0.0121117686930715" calcext:value-type="float">
            <text:p>0.0121117687</text:p>
          </table:table-cell>
          <table:table-cell table:formula="of:=AVERAGE([.A2546];[.A2609];[.A2672];[.A2735];[.A2798];[.A2861];[.A2924];[.A2987];[.A3050];[.A3113])" office:value-type="float" office:value="0.000181807401746897" calcext:value-type="float">
            <text:p>0.0001818074</text:p>
          </table:table-cell>
          <table:table-cell table:formula="of:=AVERAGE([.A3176];[.A3239];[.A3302];[.A3365];[.A3428];[.A3491];[.A3554];[.A3617];[.A3680];[.A3743])" office:value-type="float" office:value="0.000568632562673118" calcext:value-type="float">
            <text:p>0.0005686326</text:p>
          </table:table-cell>
          <table:table-cell table:style-name="ce1" table:formula="of:=AVERAGE([.A3806];[.A3869];[.A3932];[.A3995];[.A4058];[.A4121];[.A4184];[.A4247];[.A4310];[.A4373])" office:value-type="float" office:value="0.0000000981320435208627" calcext:value-type="float">
            <text:p>9.81E-08</text:p>
          </table:table-cell>
        </table:table-row>
        <table:table-row table:style-name="ro1">
          <table:table-cell office:value-type="float" office:value="0.0360139115433372" calcext:value-type="float">
            <text:p>0.0360139115</text:p>
          </table:table-cell>
          <table:table-cell table:number-columns-repeated="2"/>
          <table:table-cell table:formula="of:=AVERAGE([.A27];[.A90];[.A153];[.A216];[.A279];[.A342];[.A405];[.A468];[.A531];[.A594])" office:value-type="float" office:value="0.042478225677817" calcext:value-type="float">
            <text:p>0.0424782257</text:p>
          </table:table-cell>
          <table:table-cell table:formula="of:=AVERAGE([.A657];[.A720];[.A783];[.A846];[.A909];[.A972];[.A1035];[.A1098];[.A1161];[.A1224])" office:value-type="float" office:value="0.0968461384710769" calcext:value-type="float">
            <text:p>0.0968461385</text:p>
          </table:table-cell>
          <table:table-cell table:formula="of:=AVERAGE([.A1287];[.A1350];[.A1413];[.A1476];[.A1539];[.A1602];[.A1665];[.A1728];[.A1791];[.A1854])" office:value-type="float" office:value="0.0736207359915103" calcext:value-type="float">
            <text:p>0.073620736</text:p>
          </table:table-cell>
          <table:table-cell table:formula="of:=AVERAGE([.A1917];[.A1980];[.A2043];[.A2106];[.A2169];[.A2232];[.A2295];[.A2358];[.A2421];[.A2484])" office:value-type="float" office:value="0.0119854655298737" calcext:value-type="float">
            <text:p>0.0119854655</text:p>
          </table:table-cell>
          <table:table-cell table:formula="of:=AVERAGE([.A2547];[.A2610];[.A2673];[.A2736];[.A2799];[.A2862];[.A2925];[.A2988];[.A3051];[.A3114])" office:value-type="float" office:value="0.000175722400714883" calcext:value-type="float">
            <text:p>0.0001757224</text:p>
          </table:table-cell>
          <table:table-cell table:formula="of:=AVERAGE([.A3177];[.A3240];[.A3303];[.A3366];[.A3429];[.A3492];[.A3555];[.A3618];[.A3681];[.A3744])" office:value-type="float" office:value="0.000543468869114923" calcext:value-type="float">
            <text:p>0.0005434689</text:p>
          </table:table-cell>
          <table:table-cell table:style-name="ce1" table:formula="of:=AVERAGE([.A3807];[.A3870];[.A3933];[.A3996];[.A4059];[.A4122];[.A4185];[.A4248];[.A4311];[.A4374])" office:value-type="float" office:value="0.0000000968166191431409" calcext:value-type="float">
            <text:p>9.68E-08</text:p>
          </table:table-cell>
        </table:table-row>
        <table:table-row table:style-name="ro1">
          <table:table-cell office:value-type="float" office:value="0.0360137523629018" calcext:value-type="float">
            <text:p>0.0360137524</text:p>
          </table:table-cell>
          <table:table-cell table:number-columns-repeated="2"/>
          <table:table-cell table:formula="of:=AVERAGE([.A28];[.A91];[.A154];[.A217];[.A280];[.A343];[.A406];[.A469];[.A532];[.A595])" office:value-type="float" office:value="0.0424779849292293" calcext:value-type="float">
            <text:p>0.0424779849</text:p>
          </table:table-cell>
          <table:table-cell table:formula="of:=AVERAGE([.A658];[.A721];[.A784];[.A847];[.A910];[.A973];[.A1036];[.A1099];[.A1162];[.A1225])" office:value-type="float" office:value="0.0968424276461105" calcext:value-type="float">
            <text:p>0.0968424276</text:p>
          </table:table-cell>
          <table:table-cell table:formula="of:=AVERAGE([.A1288];[.A1351];[.A1414];[.A1477];[.A1540];[.A1603];[.A1666];[.A1729];[.A1792];[.A1855])" office:value-type="float" office:value="0.0737836063915248" calcext:value-type="float">
            <text:p>0.0737836064</text:p>
          </table:table-cell>
          <table:table-cell table:formula="of:=AVERAGE([.A1918];[.A1981];[.A2044];[.A2107];[.A2170];[.A2233];[.A2296];[.A2359];[.A2422];[.A2485])" office:value-type="float" office:value="0.0123394730506985" calcext:value-type="float">
            <text:p>0.0123394731</text:p>
          </table:table-cell>
          <table:table-cell table:formula="of:=AVERAGE([.A2548];[.A2611];[.A2674];[.A2737];[.A2800];[.A2863];[.A2926];[.A2989];[.A3052];[.A3115])" office:value-type="float" office:value="0.000170172879617181" calcext:value-type="float">
            <text:p>0.0001701729</text:p>
          </table:table-cell>
          <table:table-cell table:formula="of:=AVERAGE([.A3178];[.A3241];[.A3304];[.A3367];[.A3430];[.A3493];[.A3556];[.A3619];[.A3682];[.A3745])" office:value-type="float" office:value="0.000468858344845433" calcext:value-type="float">
            <text:p>0.0004688583</text:p>
          </table:table-cell>
          <table:table-cell table:style-name="ce1" table:formula="of:=AVERAGE([.A3808];[.A3871];[.A3934];[.A3997];[.A4060];[.A4123];[.A4186];[.A4249];[.A4312];[.A4375])" office:value-type="float" office:value="0.0000000973956853157327" calcext:value-type="float">
            <text:p>9.74E-08</text:p>
          </table:table-cell>
        </table:table-row>
        <table:table-row table:style-name="ro1">
          <table:table-cell office:value-type="float" office:value="0.0360136701402294" calcext:value-type="float">
            <text:p>0.0360136701</text:p>
          </table:table-cell>
          <table:table-cell table:number-columns-repeated="2"/>
          <table:table-cell table:formula="of:=AVERAGE([.A29];[.A92];[.A155];[.A218];[.A281];[.A344];[.A407];[.A470];[.A533];[.A596])" office:value-type="float" office:value="0.0424778173611997" calcext:value-type="float">
            <text:p>0.0424778174</text:p>
          </table:table-cell>
          <table:table-cell table:formula="of:=AVERAGE([.A659];[.A722];[.A785];[.A848];[.A911];[.A974];[.A1037];[.A1100];[.A1163];[.A1226])" office:value-type="float" office:value="0.0968373661389294" calcext:value-type="float">
            <text:p>0.0968373661</text:p>
          </table:table-cell>
          <table:table-cell table:formula="of:=AVERAGE([.A1289];[.A1352];[.A1415];[.A1478];[.A1541];[.A1604];[.A1667];[.A1730];[.A1793];[.A1856])" office:value-type="float" office:value="0.0738536102897006" calcext:value-type="float">
            <text:p>0.0738536103</text:p>
          </table:table-cell>
          <table:table-cell table:formula="of:=AVERAGE([.A1919];[.A1982];[.A2045];[.A2108];[.A2171];[.A2234];[.A2297];[.A2360];[.A2423];[.A2486])" office:value-type="float" office:value="0.0126830977835102" calcext:value-type="float">
            <text:p>0.0126830978</text:p>
          </table:table-cell>
          <table:table-cell table:formula="of:=AVERAGE([.A2549];[.A2612];[.A2675];[.A2738];[.A2801];[.A2864];[.A2927];[.A2990];[.A3053];[.A3116])" office:value-type="float" office:value="0.000165034339390881" calcext:value-type="float">
            <text:p>0.0001650343</text:p>
          </table:table-cell>
          <table:table-cell table:formula="of:=AVERAGE([.A3179];[.A3242];[.A3305];[.A3368];[.A3431];[.A3494];[.A3557];[.A3620];[.A3683];[.A3746])" office:value-type="float" office:value="0.000443654527033303" calcext:value-type="float">
            <text:p>0.0004436545</text:p>
          </table:table-cell>
          <table:table-cell table:style-name="ce1" table:formula="of:=AVERAGE([.A3809];[.A3872];[.A3935];[.A3998];[.A4061];[.A4124];[.A4187];[.A4250];[.A4313];[.A4376])" office:value-type="float" office:value="0.000000096443922897493" calcext:value-type="float">
            <text:p>9.64E-08</text:p>
          </table:table-cell>
        </table:table-row>
        <table:table-row table:style-name="ro1">
          <table:table-cell office:value-type="float" office:value="0.0360136090187767" calcext:value-type="float">
            <text:p>0.036013609</text:p>
          </table:table-cell>
          <table:table-cell table:number-columns-repeated="2"/>
          <table:table-cell table:formula="of:=AVERAGE([.A30];[.A93];[.A156];[.A219];[.A282];[.A345];[.A408];[.A471];[.A534];[.A597])" office:value-type="float" office:value="0.0424776722973129" calcext:value-type="float">
            <text:p>0.0424776723</text:p>
          </table:table-cell>
          <table:table-cell table:formula="of:=AVERAGE([.A660];[.A723];[.A786];[.A849];[.A912];[.A975];[.A1038];[.A1101];[.A1164];[.A1227])" office:value-type="float" office:value="0.0968365089108011" calcext:value-type="float">
            <text:p>0.0968365089</text:p>
          </table:table-cell>
          <table:table-cell table:formula="of:=AVERAGE([.A1290];[.A1353];[.A1416];[.A1479];[.A1542];[.A1605];[.A1668];[.A1731];[.A1794];[.A1857])" office:value-type="float" office:value="0.0731423609743691" calcext:value-type="float">
            <text:p>0.073142361</text:p>
          </table:table-cell>
          <table:table-cell table:formula="of:=AVERAGE([.A1920];[.A1983];[.A2046];[.A2109];[.A2172];[.A2235];[.A2298];[.A2361];[.A2424];[.A2487])" office:value-type="float" office:value="0.0124610650576901" calcext:value-type="float">
            <text:p>0.0124610651</text:p>
          </table:table-cell>
          <table:table-cell table:formula="of:=AVERAGE([.A2550];[.A2613];[.A2676];[.A2739];[.A2802];[.A2865];[.A2928];[.A2991];[.A3054];[.A3117])" office:value-type="float" office:value="0.000160296787257331" calcext:value-type="float">
            <text:p>0.0001602968</text:p>
          </table:table-cell>
          <table:table-cell table:formula="of:=AVERAGE([.A3180];[.A3243];[.A3306];[.A3369];[.A3432];[.A3495];[.A3558];[.A3621];[.A3684];[.A3747])" office:value-type="float" office:value="0.000418570177134382" calcext:value-type="float">
            <text:p>0.0004185702</text:p>
          </table:table-cell>
          <table:table-cell table:style-name="ce1" table:formula="of:=AVERAGE([.A3810];[.A3873];[.A3936];[.A3999];[.A4062];[.A4125];[.A4188];[.A4251];[.A4314];[.A4377])" office:value-type="float" office:value="0.0000000965760055523477" calcext:value-type="float">
            <text:p>9.66E-08</text:p>
          </table:table-cell>
        </table:table-row>
        <table:table-row table:style-name="ro1">
          <table:table-cell office:value-type="float" office:value="0.0360134739624286" calcext:value-type="float">
            <text:p>0.036013474</text:p>
          </table:table-cell>
          <table:table-cell table:number-columns-repeated="2"/>
          <table:table-cell table:formula="of:=AVERAGE([.A31];[.A94];[.A157];[.A220];[.A283];[.A346];[.A409];[.A472];[.A535];[.A598])" office:value-type="float" office:value="0.0424775068443143" calcext:value-type="float">
            <text:p>0.0424775068</text:p>
          </table:table-cell>
          <table:table-cell table:formula="of:=AVERAGE([.A661];[.A724];[.A787];[.A850];[.A913];[.A976];[.A1039];[.A1102];[.A1165];[.A1228])" office:value-type="float" office:value="0.0968362281677622" calcext:value-type="float">
            <text:p>0.0968362282</text:p>
          </table:table-cell>
          <table:table-cell table:formula="of:=AVERAGE([.A1291];[.A1354];[.A1417];[.A1480];[.A1543];[.A1606];[.A1669];[.A1732];[.A1795];[.A1858])" office:value-type="float" office:value="0.0723752559630851" calcext:value-type="float">
            <text:p>0.072375256</text:p>
          </table:table-cell>
          <table:table-cell table:formula="of:=AVERAGE([.A1921];[.A1984];[.A2047];[.A2110];[.A2173];[.A2236];[.A2299];[.A2362];[.A2425];[.A2488])" office:value-type="float" office:value="0.0129845869241875" calcext:value-type="float">
            <text:p>0.0129845869</text:p>
          </table:table-cell>
          <table:table-cell table:formula="of:=AVERAGE([.A2551];[.A2614];[.A2677];[.A2740];[.A2803];[.A2866];[.A2929];[.A2992];[.A3055];[.A3118])" office:value-type="float" office:value="0.000155926621359165" calcext:value-type="float">
            <text:p>0.0001559266</text:p>
          </table:table-cell>
          <table:table-cell table:formula="of:=AVERAGE([.A3181];[.A3244];[.A3307];[.A3370];[.A3433];[.A3496];[.A3559];[.A3622];[.A3685];[.A3748])" office:value-type="float" office:value="0.000393414352613708" calcext:value-type="float">
            <text:p>0.0003934144</text:p>
          </table:table-cell>
          <table:table-cell table:style-name="ce1" table:formula="of:=AVERAGE([.A3811];[.A3874];[.A3937];[.A4000];[.A4063];[.A4126];[.A4189];[.A4252];[.A4315];[.A4378])" office:value-type="float" office:value="0.0000000958199960479431" calcext:value-type="float">
            <text:p>9.58E-08</text:p>
          </table:table-cell>
        </table:table-row>
        <table:table-row table:style-name="ro1">
          <table:table-cell office:value-type="float" office:value="0.0360134372594807" calcext:value-type="float">
            <text:p>0.0360134373</text:p>
          </table:table-cell>
          <table:table-cell table:number-columns-repeated="2"/>
          <table:table-cell table:formula="of:=AVERAGE([.A32];[.A95];[.A158];[.A221];[.A284];[.A347];[.A410];[.A473];[.A536];[.A599])" office:value-type="float" office:value="0.0424774115527855" calcext:value-type="float">
            <text:p>0.0424774116</text:p>
          </table:table-cell>
          <table:table-cell table:formula="of:=AVERAGE([.A662];[.A725];[.A788];[.A851];[.A914];[.A977];[.A1040];[.A1103];[.A1166];[.A1229])" office:value-type="float" office:value="0.0968360007774377" calcext:value-type="float">
            <text:p>0.0968360008</text:p>
          </table:table-cell>
          <table:table-cell table:formula="of:=AVERAGE([.A1292];[.A1355];[.A1418];[.A1481];[.A1544];[.A1607];[.A1670];[.A1733];[.A1796];[.A1859])" office:value-type="float" office:value="0.0729188861255903" calcext:value-type="float">
            <text:p>0.0729188861</text:p>
          </table:table-cell>
          <table:table-cell table:formula="of:=AVERAGE([.A1922];[.A1985];[.A2048];[.A2111];[.A2174];[.A2237];[.A2300];[.A2363];[.A2426];[.A2489])" office:value-type="float" office:value="0.012496923444931" calcext:value-type="float">
            <text:p>0.0124969234</text:p>
          </table:table-cell>
          <table:table-cell table:formula="of:=AVERAGE([.A2552];[.A2615];[.A2678];[.A2741];[.A2804];[.A2867];[.A2930];[.A2993];[.A3056];[.A3119])" office:value-type="float" office:value="0.00015188822073544" calcext:value-type="float">
            <text:p>0.0001518882</text:p>
          </table:table-cell>
          <table:table-cell table:formula="of:=AVERAGE([.A3182];[.A3245];[.A3308];[.A3371];[.A3434];[.A3497];[.A3560];[.A3623];[.A3686];[.A3749])" office:value-type="float" office:value="0.000393118128968057" calcext:value-type="float">
            <text:p>0.0003931181</text:p>
          </table:table-cell>
          <table:table-cell table:style-name="ce1" table:formula="of:=AVERAGE([.A3812];[.A3875];[.A3938];[.A4001];[.A4064];[.A4127];[.A4190];[.A4253];[.A4316];[.A4379])" office:value-type="float" office:value="0.0000000948792208697723" calcext:value-type="float">
            <text:p>9.49E-08</text:p>
          </table:table-cell>
        </table:table-row>
        <table:table-row table:style-name="ro1">
          <table:table-cell office:value-type="float" office:value="0.0360133938598764" calcext:value-type="float">
            <text:p>0.0360133939</text:p>
          </table:table-cell>
          <table:table-cell table:number-columns-repeated="2"/>
          <table:table-cell table:formula="of:=AVERAGE([.A33];[.A96];[.A159];[.A222];[.A285];[.A348];[.A411];[.A474];[.A537];[.A600])" office:value-type="float" office:value="0.0424773259010499" calcext:value-type="float">
            <text:p>0.0424773259</text:p>
          </table:table-cell>
          <table:table-cell table:formula="of:=AVERAGE([.A663];[.A726];[.A789];[.A852];[.A915];[.A978];[.A1041];[.A1104];[.A1167];[.A1230])" office:value-type="float" office:value="0.0968360003181631" calcext:value-type="float">
            <text:p>0.0968360003</text:p>
          </table:table-cell>
          <table:table-cell table:formula="of:=AVERAGE([.A1293];[.A1356];[.A1419];[.A1482];[.A1545];[.A1608];[.A1671];[.A1734];[.A1797];[.A1860])" office:value-type="float" office:value="0.0728271791245832" calcext:value-type="float">
            <text:p>0.0728271791</text:p>
          </table:table-cell>
          <table:table-cell table:formula="of:=AVERAGE([.A1923];[.A1986];[.A2049];[.A2112];[.A2175];[.A2238];[.A2301];[.A2364];[.A2427];[.A2490])" office:value-type="float" office:value="0.01217819870173" calcext:value-type="float">
            <text:p>0.0121781987</text:p>
          </table:table-cell>
          <table:table-cell table:formula="of:=AVERAGE([.A2553];[.A2616];[.A2679];[.A2742];[.A2805];[.A2868];[.A2931];[.A2994];[.A3057];[.A3120])" office:value-type="float" office:value="0.000148145636191199" calcext:value-type="float">
            <text:p>0.0001481456</text:p>
          </table:table-cell>
          <table:table-cell table:formula="of:=AVERAGE([.A3183];[.A3246];[.A3309];[.A3372];[.A3435];[.A3498];[.A3561];[.A3624];[.A3687];[.A3750])" office:value-type="float" office:value="0.000392867874347215" calcext:value-type="float">
            <text:p>0.0003928679</text:p>
          </table:table-cell>
          <table:table-cell table:style-name="ce1" table:formula="of:=AVERAGE([.A3813];[.A3876];[.A3939];[.A4002];[.A4065];[.A4128];[.A4191];[.A4254];[.A4317];[.A4380])" office:value-type="float" office:value="0.000000095358127128356" calcext:value-type="float">
            <text:p>9.54E-08</text:p>
          </table:table-cell>
        </table:table-row>
        <table:table-row table:style-name="ro1">
          <table:table-cell office:value-type="float" office:value="0.0360133656356734" calcext:value-type="float">
            <text:p>0.0360133656</text:p>
          </table:table-cell>
          <table:table-cell table:number-columns-repeated="2"/>
          <table:table-cell table:formula="of:=AVERAGE([.A34];[.A97];[.A160];[.A223];[.A286];[.A349];[.A412];[.A475];[.A538];[.A601])" office:value-type="float" office:value="0.0424772669543637" calcext:value-type="float">
            <text:p>0.042477267</text:p>
          </table:table-cell>
          <table:table-cell table:formula="of:=AVERAGE([.A664];[.A727];[.A790];[.A853];[.A916];[.A979];[.A1042];[.A1105];[.A1168];[.A1231])" office:value-type="float" office:value="0.0968359973191994" calcext:value-type="float">
            <text:p>0.0968359973</text:p>
          </table:table-cell>
          <table:table-cell table:formula="of:=AVERAGE([.A1294];[.A1357];[.A1420];[.A1483];[.A1546];[.A1609];[.A1672];[.A1735];[.A1798];[.A1861])" office:value-type="float" office:value="0.0754211321905394" calcext:value-type="float">
            <text:p>0.0754211322</text:p>
          </table:table-cell>
          <table:table-cell table:formula="of:=AVERAGE([.A1924];[.A1987];[.A2050];[.A2113];[.A2176];[.A2239];[.A2302];[.A2365];[.A2428];[.A2491])" office:value-type="float" office:value="0.0124012523435585" calcext:value-type="float">
            <text:p>0.0124012523</text:p>
          </table:table-cell>
          <table:table-cell table:formula="of:=AVERAGE([.A2554];[.A2617];[.A2680];[.A2743];[.A2806];[.A2869];[.A2932];[.A2995];[.A3058];[.A3121])" office:value-type="float" office:value="0.000144611918709661" calcext:value-type="float">
            <text:p>0.0001446119</text:p>
          </table:table-cell>
          <table:table-cell table:formula="of:=AVERAGE([.A3184];[.A3247];[.A3310];[.A3373];[.A3436];[.A3499];[.A3562];[.A3625];[.A3688];[.A3751])" office:value-type="float" office:value="0.000392624581226507" calcext:value-type="float">
            <text:p>0.0003926246</text:p>
          </table:table-cell>
          <table:table-cell table:style-name="ce1" table:formula="of:=AVERAGE([.A3814];[.A3877];[.A3940];[.A4003];[.A4066];[.A4129];[.A4192];[.A4255];[.A4318];[.A4381])" office:value-type="float" office:value="0.0000000947183820363544" calcext:value-type="float">
            <text:p>9.47E-08</text:p>
          </table:table-cell>
        </table:table-row>
        <table:table-row table:style-name="ro1">
          <table:table-cell office:value-type="float" office:value="0.0360133458439581" calcext:value-type="float">
            <text:p>0.0360133458</text:p>
          </table:table-cell>
          <table:table-cell table:number-columns-repeated="2"/>
          <table:table-cell table:formula="of:=AVERAGE([.A35];[.A98];[.A161];[.A224];[.A287];[.A350];[.A413];[.A476];[.A539];[.A602])" office:value-type="float" office:value="0.0424772105520335" calcext:value-type="float">
            <text:p>0.0424772106</text:p>
          </table:table-cell>
          <table:table-cell table:formula="of:=AVERAGE([.A665];[.A728];[.A791];[.A854];[.A917];[.A980];[.A1043];[.A1106];[.A1169];[.A1232])" office:value-type="float" office:value="0.0968359975469368" calcext:value-type="float">
            <text:p>0.0968359975</text:p>
          </table:table-cell>
          <table:table-cell table:formula="of:=AVERAGE([.A1295];[.A1358];[.A1421];[.A1484];[.A1547];[.A1610];[.A1673];[.A1736];[.A1799];[.A1862])" office:value-type="float" office:value="0.0760787958759212" calcext:value-type="float">
            <text:p>0.0760787959</text:p>
          </table:table-cell>
          <table:table-cell table:formula="of:=AVERAGE([.A1925];[.A1988];[.A2051];[.A2114];[.A2177];[.A2240];[.A2303];[.A2366];[.A2429];[.A2492])" office:value-type="float" office:value="0.0120686222281293" calcext:value-type="float">
            <text:p>0.0120686222</text:p>
          </table:table-cell>
          <table:table-cell table:formula="of:=AVERAGE([.A2555];[.A2618];[.A2681];[.A2744];[.A2807];[.A2870];[.A2933];[.A2996];[.A3059];[.A3122])" office:value-type="float" office:value="0.000141353085860625" calcext:value-type="float">
            <text:p>0.0001413531</text:p>
          </table:table-cell>
          <table:table-cell table:formula="of:=AVERAGE([.A3185];[.A3248];[.A3311];[.A3374];[.A3437];[.A3500];[.A3563];[.A3626];[.A3689];[.A3752])" office:value-type="float" office:value="0.000392408768057141" calcext:value-type="float">
            <text:p>0.0003924088</text:p>
          </table:table-cell>
          <table:table-cell table:style-name="ce1" table:formula="of:=AVERAGE([.A3815];[.A3878];[.A3941];[.A4004];[.A4067];[.A4130];[.A4193];[.A4256];[.A4319];[.A4382])" office:value-type="float" office:value="0.00000009389505810318" calcext:value-type="float">
            <text:p>9.39E-08</text:p>
          </table:table-cell>
        </table:table-row>
        <table:table-row table:style-name="ro1">
          <table:table-cell office:value-type="float" office:value="0.036013328943237" calcext:value-type="float">
            <text:p>0.0360133289</text:p>
          </table:table-cell>
          <table:table-cell table:number-columns-repeated="2"/>
          <table:table-cell table:formula="of:=AVERAGE([.A36];[.A99];[.A162];[.A225];[.A288];[.A351];[.A414];[.A477];[.A540];[.A603])" office:value-type="float" office:value="0.042477152694942" calcext:value-type="float">
            <text:p>0.0424771527</text:p>
          </table:table-cell>
          <table:table-cell table:formula="of:=AVERAGE([.A666];[.A729];[.A792];[.A855];[.A918];[.A981];[.A1044];[.A1107];[.A1170];[.A1233])" office:value-type="float" office:value="0.0968359978034332" calcext:value-type="float">
            <text:p>0.0968359978</text:p>
          </table:table-cell>
          <table:table-cell table:formula="of:=AVERAGE([.A1296];[.A1359];[.A1422];[.A1485];[.A1548];[.A1611];[.A1674];[.A1737];[.A1800];[.A1863])" office:value-type="float" office:value="0.0769133456210128" calcext:value-type="float">
            <text:p>0.0769133456</text:p>
          </table:table-cell>
          <table:table-cell table:formula="of:=AVERAGE([.A1926];[.A1989];[.A2052];[.A2115];[.A2178];[.A2241];[.A2304];[.A2367];[.A2430];[.A2493])" office:value-type="float" office:value="0.0122401171477425" calcext:value-type="float">
            <text:p>0.0122401171</text:p>
          </table:table-cell>
          <table:table-cell table:formula="of:=AVERAGE([.A2556];[.A2619];[.A2682];[.A2745];[.A2808];[.A2871];[.A2934];[.A2997];[.A3060];[.A3123])" office:value-type="float" office:value="0.000138308368132259" calcext:value-type="float">
            <text:p>0.0001383084</text:p>
          </table:table-cell>
          <table:table-cell table:formula="of:=AVERAGE([.A3186];[.A3249];[.A3312];[.A3375];[.A3438];[.A3501];[.A3564];[.A3627];[.A3690];[.A3753])" office:value-type="float" office:value="0.000367322418889097" calcext:value-type="float">
            <text:p>0.0003673224</text:p>
          </table:table-cell>
          <table:table-cell table:style-name="ce1" table:formula="of:=AVERAGE([.A3816];[.A3879];[.A3942];[.A4005];[.A4068];[.A4131];[.A4194];[.A4257];[.A4320];[.A4383])" office:value-type="float" office:value="0.0000000941561066646063" calcext:value-type="float">
            <text:p>9.42E-08</text:p>
          </table:table-cell>
        </table:table-row>
        <table:table-row table:style-name="ro1">
          <table:table-cell office:value-type="float" office:value="0.0360133218536591" calcext:value-type="float">
            <text:p>0.0360133219</text:p>
          </table:table-cell>
          <table:table-cell table:number-columns-repeated="2"/>
          <table:table-cell table:formula="of:=AVERAGE([.A37];[.A100];[.A163];[.A226];[.A289];[.A352];[.A415];[.A478];[.A541];[.A604])" office:value-type="float" office:value="0.0424770692520595" calcext:value-type="float">
            <text:p>0.0424770693</text:p>
          </table:table-cell>
          <table:table-cell table:formula="of:=AVERAGE([.A667];[.A730];[.A793];[.A856];[.A919];[.A982];[.A1045];[.A1108];[.A1171];[.A1234])" office:value-type="float" office:value="0.0968360000132561" calcext:value-type="float">
            <text:p>0.096836</text:p>
          </table:table-cell>
          <table:table-cell table:formula="of:=AVERAGE([.A1297];[.A1360];[.A1423];[.A1486];[.A1549];[.A1612];[.A1675];[.A1738];[.A1801];[.A1864])" office:value-type="float" office:value="0.0768722134228425" calcext:value-type="float">
            <text:p>0.0768722134</text:p>
          </table:table-cell>
          <table:table-cell table:formula="of:=AVERAGE([.A1927];[.A1990];[.A2053];[.A2116];[.A2179];[.A2242];[.A2305];[.A2368];[.A2431];[.A2494])" office:value-type="float" office:value="0.0130819874512691" calcext:value-type="float">
            <text:p>0.0130819875</text:p>
          </table:table-cell>
          <table:table-cell table:formula="of:=AVERAGE([.A2557];[.A2620];[.A2683];[.A2746];[.A2809];[.A2872];[.A2935];[.A2998];[.A3061];[.A3124])" office:value-type="float" office:value="0.000135483755472242" calcext:value-type="float">
            <text:p>0.0001354838</text:p>
          </table:table-cell>
          <table:table-cell table:formula="of:=AVERAGE([.A3187];[.A3250];[.A3313];[.A3376];[.A3439];[.A3502];[.A3565];[.A3628];[.A3691];[.A3754])" office:value-type="float" office:value="0.000367112312439853" calcext:value-type="float">
            <text:p>0.0003671123</text:p>
          </table:table-cell>
          <table:table-cell table:style-name="ce1" table:formula="of:=AVERAGE([.A3817];[.A3880];[.A3943];[.A4006];[.A4069];[.A4132];[.A4195];[.A4258];[.A4321];[.A4384])" office:value-type="float" office:value="0.0000000942632573198958" calcext:value-type="float">
            <text:p>9.43E-08</text:p>
          </table:table-cell>
        </table:table-row>
        <table:table-row table:style-name="ro1">
          <table:table-cell office:value-type="float" office:value="0.0360132795260282" calcext:value-type="float">
            <text:p>0.0360132795</text:p>
          </table:table-cell>
          <table:table-cell table:number-columns-repeated="2"/>
          <table:table-cell table:formula="of:=AVERAGE([.A38];[.A101];[.A164];[.A227];[.A290];[.A353];[.A416];[.A479];[.A542];[.A605])" office:value-type="float" office:value="0.0424770065165129" calcext:value-type="float">
            <text:p>0.0424770065</text:p>
          </table:table-cell>
          <table:table-cell table:formula="of:=AVERAGE([.A668];[.A731];[.A794];[.A857];[.A920];[.A983];[.A1046];[.A1109];[.A1172];[.A1235])" office:value-type="float" office:value="0.0968360007306996" calcext:value-type="float">
            <text:p>0.0968360007</text:p>
          </table:table-cell>
          <table:table-cell table:formula="of:=AVERAGE([.A1298];[.A1361];[.A1424];[.A1487];[.A1550];[.A1613];[.A1676];[.A1739];[.A1802];[.A1865])" office:value-type="float" office:value="0.0774326838179608" calcext:value-type="float">
            <text:p>0.0774326838</text:p>
          </table:table-cell>
          <table:table-cell table:formula="of:=AVERAGE([.A1928];[.A1991];[.A2054];[.A2117];[.A2180];[.A2243];[.A2306];[.A2369];[.A2432];[.A2495])" office:value-type="float" office:value="0.0128231689444745" calcext:value-type="float">
            <text:p>0.0128231689</text:p>
          </table:table-cell>
          <table:table-cell table:formula="of:=AVERAGE([.A2558];[.A2621];[.A2684];[.A2747];[.A2810];[.A2873];[.A2936];[.A2999];[.A3062];[.A3125])" office:value-type="float" office:value="0.000132868136165955" calcext:value-type="float">
            <text:p>0.0001328681</text:p>
          </table:table-cell>
          <table:table-cell table:formula="of:=AVERAGE([.A3188];[.A3251];[.A3314];[.A3377];[.A3440];[.A3503];[.A3566];[.A3629];[.A3692];[.A3755])" office:value-type="float" office:value="0.000366920614534928" calcext:value-type="float">
            <text:p>0.0003669206</text:p>
          </table:table-cell>
          <table:table-cell table:style-name="ce1" table:formula="of:=AVERAGE([.A3818];[.A3881];[.A3944];[.A4007];[.A4070];[.A4133];[.A4196];[.A4259];[.A4322];[.A4385])" office:value-type="float" office:value="0.0000000929320856716083" calcext:value-type="float">
            <text:p>9.29E-08</text:p>
          </table:table-cell>
        </table:table-row>
        <table:table-row table:style-name="ro1">
          <table:table-cell office:value-type="float" office:value="0.0360132721310481" calcext:value-type="float">
            <text:p>0.0360132721</text:p>
          </table:table-cell>
          <table:table-cell table:number-columns-repeated="2"/>
          <table:table-cell table:formula="of:=AVERAGE([.A39];[.A102];[.A165];[.A228];[.A291];[.A354];[.A417];[.A480];[.A543];[.A606])" office:value-type="float" office:value="0.0424769766210018" calcext:value-type="float">
            <text:p>0.0424769766</text:p>
          </table:table-cell>
          <table:table-cell table:formula="of:=AVERAGE([.A669];[.A732];[.A795];[.A858];[.A921];[.A984];[.A1047];[.A1110];[.A1173];[.A1236])" office:value-type="float" office:value="0.0968359973672344" calcext:value-type="float">
            <text:p>0.0968359974</text:p>
          </table:table-cell>
          <table:table-cell table:formula="of:=AVERAGE([.A1299];[.A1362];[.A1425];[.A1488];[.A1551];[.A1614];[.A1677];[.A1740];[.A1803];[.A1866])" office:value-type="float" office:value="0.0763242300647075" calcext:value-type="float">
            <text:p>0.0763242301</text:p>
          </table:table-cell>
          <table:table-cell table:formula="of:=AVERAGE([.A1929];[.A1992];[.A2055];[.A2118];[.A2181];[.A2244];[.A2307];[.A2370];[.A2433];[.A2496])" office:value-type="float" office:value="0.0135814976261339" calcext:value-type="float">
            <text:p>0.0135814976</text:p>
          </table:table-cell>
          <table:table-cell table:formula="of:=AVERAGE([.A2559];[.A2622];[.A2685];[.A2748];[.A2811];[.A2874];[.A2937];[.A3000];[.A3063];[.A3126])" office:value-type="float" office:value="0.000130420374299292" calcext:value-type="float">
            <text:p>0.0001304204</text:p>
          </table:table-cell>
          <table:table-cell table:formula="of:=AVERAGE([.A3189];[.A3252];[.A3315];[.A3378];[.A3441];[.A3504];[.A3567];[.A3630];[.A3693];[.A3756])" office:value-type="float" office:value="0.000366730679068313" calcext:value-type="float">
            <text:p>0.0003667307</text:p>
          </table:table-cell>
          <table:table-cell table:style-name="ce1" table:formula="of:=AVERAGE([.A3819];[.A3882];[.A3945];[.A4008];[.A4071];[.A4134];[.A4197];[.A4260];[.A4323];[.A4386])" office:value-type="float" office:value="0.0000000927886732611076" calcext:value-type="float">
            <text:p>9.28E-08</text:p>
          </table:table-cell>
        </table:table-row>
        <table:table-row table:style-name="ro1">
          <table:table-cell office:value-type="float" office:value="0.036013271349129" calcext:value-type="float">
            <text:p>0.0360132713</text:p>
          </table:table-cell>
          <table:table-cell table:number-columns-repeated="2"/>
          <table:table-cell table:formula="of:=AVERAGE([.A40];[.A103];[.A166];[.A229];[.A292];[.A355];[.A418];[.A481];[.A544];[.A607])" office:value-type="float" office:value="0.0424769589415267" calcext:value-type="float">
            <text:p>0.0424769589</text:p>
          </table:table-cell>
          <table:table-cell table:formula="of:=AVERAGE([.A670];[.A733];[.A796];[.A859];[.A922];[.A985];[.A1048];[.A1111];[.A1174];[.A1237])" office:value-type="float" office:value="0.0968360002312874" calcext:value-type="float">
            <text:p>0.0968360002</text:p>
          </table:table-cell>
          <table:table-cell table:formula="of:=AVERAGE([.A1300];[.A1363];[.A1426];[.A1489];[.A1552];[.A1615];[.A1678];[.A1741];[.A1804];[.A1867])" office:value-type="float" office:value="0.0770410371866171" calcext:value-type="float">
            <text:p>0.0770410372</text:p>
          </table:table-cell>
          <table:table-cell table:formula="of:=AVERAGE([.A1930];[.A1993];[.A2056];[.A2119];[.A2182];[.A2245];[.A2308];[.A2371];[.A2434];[.A2497])" office:value-type="float" office:value="0.0134498699970181" calcext:value-type="float">
            <text:p>0.01344987</text:p>
          </table:table-cell>
          <table:table-cell table:formula="of:=AVERAGE([.A2560];[.A2623];[.A2686];[.A2749];[.A2812];[.A2875];[.A2938];[.A3001];[.A3064];[.A3127])" office:value-type="float" office:value="0.000128159139059473" calcext:value-type="float">
            <text:p>0.0001281591</text:p>
          </table:table-cell>
          <table:table-cell table:formula="of:=AVERAGE([.A3190];[.A3253];[.A3316];[.A3379];[.A3442];[.A3505];[.A3568];[.A3631];[.A3694];[.A3757])" office:value-type="float" office:value="0.000366551523660635" calcext:value-type="float">
            <text:p>0.0003665515</text:p>
          </table:table-cell>
          <table:table-cell table:style-name="ce1" table:formula="of:=AVERAGE([.A3820];[.A3883];[.A3946];[.A4009];[.A4072];[.A4135];[.A4198];[.A4261];[.A4324];[.A4387])" office:value-type="float" office:value="0.0000000920277815652598" calcext:value-type="float">
            <text:p>9.20E-08</text:p>
          </table:table-cell>
        </table:table-row>
        <table:table-row table:style-name="ro1">
          <table:table-cell office:value-type="float" office:value="0.0360132713284348" calcext:value-type="float">
            <text:p>0.0360132713</text:p>
          </table:table-cell>
          <table:table-cell table:number-columns-repeated="2"/>
          <table:table-cell table:formula="of:=AVERAGE([.A41];[.A104];[.A167];[.A230];[.A293];[.A356];[.A419];[.A482];[.A545];[.A608])" office:value-type="float" office:value="0.0424769382299112" calcext:value-type="float">
            <text:p>0.0424769382</text:p>
          </table:table-cell>
          <table:table-cell table:formula="of:=AVERAGE([.A671];[.A734];[.A797];[.A860];[.A923];[.A986];[.A1049];[.A1112];[.A1175];[.A1238])" office:value-type="float" office:value="0.0968359974269129" calcext:value-type="float">
            <text:p>0.0968359974</text:p>
          </table:table-cell>
          <table:table-cell table:formula="of:=AVERAGE([.A1301];[.A1364];[.A1427];[.A1490];[.A1553];[.A1616];[.A1679];[.A1742];[.A1805];[.A1868])" office:value-type="float" office:value="0.0768131234233947" calcext:value-type="float">
            <text:p>0.0768131234</text:p>
          </table:table-cell>
          <table:table-cell table:formula="of:=AVERAGE([.A1931];[.A1994];[.A2057];[.A2120];[.A2183];[.A2246];[.A2309];[.A2372];[.A2435];[.A2498])" office:value-type="float" office:value="0.0131448884063821" calcext:value-type="float">
            <text:p>0.0131448884</text:p>
          </table:table-cell>
          <table:table-cell table:formula="of:=AVERAGE([.A2561];[.A2624];[.A2687];[.A2750];[.A2813];[.A2876];[.A2939];[.A3002];[.A3065];[.A3128])" office:value-type="float" office:value="0.000126083601747248" calcext:value-type="float">
            <text:p>0.0001260836</text:p>
          </table:table-cell>
          <table:table-cell table:formula="of:=AVERAGE([.A3191];[.A3254];[.A3317];[.A3380];[.A3443];[.A3506];[.A3569];[.A3632];[.A3695];[.A3758])" office:value-type="float" office:value="0.000341527311400621" calcext:value-type="float">
            <text:p>0.0003415273</text:p>
          </table:table-cell>
          <table:table-cell table:style-name="ce1" table:formula="of:=AVERAGE([.A3821];[.A3884];[.A3947];[.A4010];[.A4073];[.A4136];[.A4199];[.A4262];[.A4325];[.A4388])" office:value-type="float" office:value="0.0000000921461803907932" calcext:value-type="float">
            <text:p>9.21E-08</text:p>
          </table:table-cell>
        </table:table-row>
        <table:table-row table:style-name="ro1">
          <table:table-cell office:value-type="float" office:value="0.0360132713511927" calcext:value-type="float">
            <text:p>0.0360132714</text:p>
          </table:table-cell>
          <table:table-cell table:number-columns-repeated="2"/>
          <table:table-cell table:formula="of:=AVERAGE([.A42];[.A105];[.A168];[.A231];[.A294];[.A357];[.A420];[.A483];[.A546];[.A609])" office:value-type="float" office:value="0.0424769144870582" calcext:value-type="float">
            <text:p>0.0424769145</text:p>
          </table:table-cell>
          <table:table-cell table:formula="of:=AVERAGE([.A672];[.A735];[.A798];[.A861];[.A924];[.A987];[.A1050];[.A1113];[.A1176];[.A1239])" office:value-type="float" office:value="0.0968359992219384" calcext:value-type="float">
            <text:p>0.0968359992</text:p>
          </table:table-cell>
          <table:table-cell table:formula="of:=AVERAGE([.A1302];[.A1365];[.A1428];[.A1491];[.A1554];[.A1617];[.A1680];[.A1743];[.A1806];[.A1869])" office:value-type="float" office:value="0.076564378541432" calcext:value-type="float">
            <text:p>0.0765643785</text:p>
          </table:table-cell>
          <table:table-cell table:formula="of:=AVERAGE([.A1932];[.A1995];[.A2058];[.A2121];[.A2184];[.A2247];[.A2310];[.A2373];[.A2436];[.A2499])" office:value-type="float" office:value="0.0132716471783801" calcext:value-type="float">
            <text:p>0.0132716472</text:p>
          </table:table-cell>
          <table:table-cell table:formula="of:=AVERAGE([.A2562];[.A2625];[.A2688];[.A2751];[.A2814];[.A2877];[.A2940];[.A3003];[.A3066];[.A3129])" office:value-type="float" office:value="0.000124300037895019" calcext:value-type="float">
            <text:p>0.0001243</text:p>
          </table:table-cell>
          <table:table-cell table:formula="of:=AVERAGE([.A3192];[.A3255];[.A3318];[.A3381];[.A3444];[.A3507];[.A3570];[.A3633];[.A3696];[.A3759])" office:value-type="float" office:value="0.000341346221362278" calcext:value-type="float">
            <text:p>0.0003413462</text:p>
          </table:table-cell>
          <table:table-cell table:style-name="ce1" table:formula="of:=AVERAGE([.A3822];[.A3885];[.A3948];[.A4011];[.A4074];[.A4137];[.A4200];[.A4263];[.A4326];[.A4389])" office:value-type="float" office:value="0.0000000920185180439224" calcext:value-type="float">
            <text:p>9.20E-08</text:p>
          </table:table-cell>
        </table:table-row>
        <table:table-row table:style-name="ro1">
          <table:table-cell office:value-type="float" office:value="0.0360132713441105" calcext:value-type="float">
            <text:p>0.0360132713</text:p>
          </table:table-cell>
          <table:table-cell table:number-columns-repeated="2"/>
          <table:table-cell table:formula="of:=AVERAGE([.A43];[.A106];[.A169];[.A232];[.A295];[.A358];[.A421];[.A484];[.A547];[.A610])" office:value-type="float" office:value="0.0424768774913849" calcext:value-type="float">
            <text:p>0.0424768775</text:p>
          </table:table-cell>
          <table:table-cell table:formula="of:=AVERAGE([.A673];[.A736];[.A799];[.A862];[.A925];[.A988];[.A1051];[.A1114];[.A1177];[.A1240])" office:value-type="float" office:value="0.0968359969665422" calcext:value-type="float">
            <text:p>0.096835997</text:p>
          </table:table-cell>
          <table:table-cell table:formula="of:=AVERAGE([.A1303];[.A1366];[.A1429];[.A1492];[.A1555];[.A1618];[.A1681];[.A1744];[.A1807];[.A1870])" office:value-type="float" office:value="0.0762927078320206" calcext:value-type="float">
            <text:p>0.0762927078</text:p>
          </table:table-cell>
          <table:table-cell table:formula="of:=AVERAGE([.A1933];[.A1996];[.A2059];[.A2122];[.A2185];[.A2248];[.A2311];[.A2374];[.A2437];[.A2500])" office:value-type="float" office:value="0.0126164196379508" calcext:value-type="float">
            <text:p>0.0126164196</text:p>
          </table:table-cell>
          <table:table-cell table:formula="of:=AVERAGE([.A2563];[.A2626];[.A2689];[.A2752];[.A2815];[.A2878];[.A2941];[.A3004];[.A3067];[.A3130])" office:value-type="float" office:value="0.000122815177367054" calcext:value-type="float">
            <text:p>0.0001228152</text:p>
          </table:table-cell>
          <table:table-cell table:formula="of:=AVERAGE([.A3193];[.A3256];[.A3319];[.A3382];[.A3445];[.A3508];[.A3571];[.A3634];[.A3697];[.A3760])" office:value-type="float" office:value="0.000341173857775894" calcext:value-type="float">
            <text:p>0.0003411739</text:p>
          </table:table-cell>
          <table:table-cell table:style-name="ce1" table:formula="of:=AVERAGE([.A3823];[.A3886];[.A3949];[.A4012];[.A4075];[.A4138];[.A4201];[.A4264];[.A4327];[.A4390])" office:value-type="float" office:value="0.0000000916976670039217" calcext:value-type="float">
            <text:p>9.17E-08</text:p>
          </table:table-cell>
        </table:table-row>
        <table:table-row table:style-name="ro1">
          <table:table-cell office:value-type="float" office:value="0.0360132713506723" calcext:value-type="float">
            <text:p>0.0360132714</text:p>
          </table:table-cell>
          <table:table-cell table:number-columns-repeated="2"/>
          <table:table-cell table:formula="of:=AVERAGE([.A44];[.A107];[.A170];[.A233];[.A296];[.A359];[.A422];[.A485];[.A548];[.A611])" office:value-type="float" office:value="0.0424768649391577" calcext:value-type="float">
            <text:p>0.0424768649</text:p>
          </table:table-cell>
          <table:table-cell table:formula="of:=AVERAGE([.A674];[.A737];[.A800];[.A863];[.A926];[.A989];[.A1052];[.A1115];[.A1178];[.A1241])" office:value-type="float" office:value="0.0968359958802734" calcext:value-type="float">
            <text:p>0.0968359959</text:p>
          </table:table-cell>
          <table:table-cell table:formula="of:=AVERAGE([.A1304];[.A1367];[.A1430];[.A1493];[.A1556];[.A1619];[.A1682];[.A1745];[.A1808];[.A1871])" office:value-type="float" office:value="0.0768559911959141" calcext:value-type="float">
            <text:p>0.0768559912</text:p>
          </table:table-cell>
          <table:table-cell table:formula="of:=AVERAGE([.A1934];[.A1997];[.A2060];[.A2123];[.A2186];[.A2249];[.A2312];[.A2375];[.A2438];[.A2501])" office:value-type="float" office:value="0.0130956430474972" calcext:value-type="float">
            <text:p>0.013095643</text:p>
          </table:table-cell>
          <table:table-cell table:formula="of:=AVERAGE([.A2564];[.A2627];[.A2690];[.A2753];[.A2816];[.A2879];[.A2942];[.A3005];[.A3068];[.A3131])" office:value-type="float" office:value="0.000121548980021564" calcext:value-type="float">
            <text:p>0.000121549</text:p>
          </table:table-cell>
          <table:table-cell table:formula="of:=AVERAGE([.A3194];[.A3257];[.A3320];[.A3383];[.A3446];[.A3509];[.A3572];[.A3635];[.A3698];[.A3761])" office:value-type="float" office:value="0.000341005618274468" calcext:value-type="float">
            <text:p>0.0003410056</text:p>
          </table:table-cell>
          <table:table-cell table:style-name="ce1" table:formula="of:=AVERAGE([.A3824];[.A3887];[.A3950];[.A4013];[.A4076];[.A4139];[.A4202];[.A4265];[.A4328];[.A4391])" office:value-type="float" office:value="0.0000000921218262009784" calcext:value-type="float">
            <text:p>9.21E-08</text:p>
          </table:table-cell>
        </table:table-row>
        <table:table-row table:style-name="ro1">
          <table:table-cell office:value-type="float" office:value="0.0360132713419662" calcext:value-type="float">
            <text:p>0.0360132713</text:p>
          </table:table-cell>
          <table:table-cell table:number-columns-repeated="2"/>
          <table:table-cell table:formula="of:=AVERAGE([.A45];[.A108];[.A171];[.A234];[.A297];[.A360];[.A423];[.A486];[.A549];[.A612])" office:value-type="float" office:value="0.0424768461427673" calcext:value-type="float">
            <text:p>0.0424768461</text:p>
          </table:table-cell>
          <table:table-cell table:formula="of:=AVERAGE([.A675];[.A738];[.A801];[.A864];[.A927];[.A990];[.A1053];[.A1116];[.A1179];[.A1242])" office:value-type="float" office:value="0.0968359959438068" calcext:value-type="float">
            <text:p>0.0968359959</text:p>
          </table:table-cell>
          <table:table-cell table:formula="of:=AVERAGE([.A1305];[.A1368];[.A1431];[.A1494];[.A1557];[.A1620];[.A1683];[.A1746];[.A1809];[.A1872])" office:value-type="float" office:value="0.0766073493143678" calcext:value-type="float">
            <text:p>0.0766073493</text:p>
          </table:table-cell>
          <table:table-cell table:formula="of:=AVERAGE([.A1935];[.A1998];[.A2061];[.A2124];[.A2187];[.A2250];[.A2313];[.A2376];[.A2439];[.A2502])" office:value-type="float" office:value="0.0125316260911495" calcext:value-type="float">
            <text:p>0.0125316261</text:p>
          </table:table-cell>
          <table:table-cell table:formula="of:=AVERAGE([.A2565];[.A2628];[.A2691];[.A2754];[.A2817];[.A2880];[.A2943];[.A3006];[.A3069];[.A3132])" office:value-type="float" office:value="0.000120400486414146" calcext:value-type="float">
            <text:p>0.0001204005</text:p>
          </table:table-cell>
          <table:table-cell table:formula="of:=AVERAGE([.A3195];[.A3258];[.A3321];[.A3384];[.A3447];[.A3510];[.A3573];[.A3636];[.A3699];[.A3762])" office:value-type="float" office:value="0.000340841813353945" calcext:value-type="float">
            <text:p>0.0003408418</text:p>
          </table:table-cell>
          <table:table-cell table:style-name="ce1" table:formula="of:=AVERAGE([.A3825];[.A3888];[.A3951];[.A4014];[.A4077];[.A4140];[.A4203];[.A4266];[.A4329];[.A4392])" office:value-type="float" office:value="0.0000000913704942631904" calcext:value-type="float">
            <text:p>9.14E-08</text:p>
          </table:table-cell>
        </table:table-row>
        <table:table-row table:style-name="ro1">
          <table:table-cell office:value-type="float" office:value="0.0360132713546101" calcext:value-type="float">
            <text:p>0.0360132714</text:p>
          </table:table-cell>
          <table:table-cell table:number-columns-repeated="2"/>
          <table:table-cell table:formula="of:=AVERAGE([.A46];[.A109];[.A172];[.A235];[.A298];[.A361];[.A424];[.A487];[.A550];[.A613])" office:value-type="float" office:value="0.0424768312040256" calcext:value-type="float">
            <text:p>0.0424768312</text:p>
          </table:table-cell>
          <table:table-cell table:formula="of:=AVERAGE([.A676];[.A739];[.A802];[.A865];[.A928];[.A991];[.A1054];[.A1117];[.A1180];[.A1243])" office:value-type="float" office:value="0.096835996410276" calcext:value-type="float">
            <text:p>0.0968359964</text:p>
          </table:table-cell>
          <table:table-cell table:formula="of:=AVERAGE([.A1306];[.A1369];[.A1432];[.A1495];[.A1558];[.A1621];[.A1684];[.A1747];[.A1810];[.A1873])" office:value-type="float" office:value="0.0764635323950243" calcext:value-type="float">
            <text:p>0.0764635324</text:p>
          </table:table-cell>
          <table:table-cell table:formula="of:=AVERAGE([.A1936];[.A1999];[.A2062];[.A2125];[.A2188];[.A2251];[.A2314];[.A2377];[.A2440];[.A2503])" office:value-type="float" office:value="0.0124845376775553" calcext:value-type="float">
            <text:p>0.0124845377</text:p>
          </table:table-cell>
          <table:table-cell table:formula="of:=AVERAGE([.A2566];[.A2629];[.A2692];[.A2755];[.A2818];[.A2881];[.A2944];[.A3007];[.A3070];[.A3133])" office:value-type="float" office:value="0.000119386120557041" calcext:value-type="float">
            <text:p>0.0001193861</text:p>
          </table:table-cell>
          <table:table-cell table:formula="of:=AVERAGE([.A3196];[.A3259];[.A3322];[.A3385];[.A3448];[.A3511];[.A3574];[.A3637];[.A3700];[.A3763])" office:value-type="float" office:value="0.000340679821840099" calcext:value-type="float">
            <text:p>0.0003406798</text:p>
          </table:table-cell>
          <table:table-cell table:style-name="ce1" table:formula="of:=AVERAGE([.A3826];[.A3889];[.A3952];[.A4015];[.A4078];[.A4141];[.A4204];[.A4267];[.A4330];[.A4393])" office:value-type="float" office:value="0.0000000909485919805282" calcext:value-type="float">
            <text:p>9.09E-08</text:p>
          </table:table-cell>
        </table:table-row>
        <table:table-row table:style-name="ro1">
          <table:table-cell office:value-type="float" office:value="0.036013271332258" calcext:value-type="float">
            <text:p>0.0360132713</text:p>
          </table:table-cell>
          <table:table-cell table:number-columns-repeated="2"/>
          <table:table-cell table:formula="of:=AVERAGE([.A47];[.A110];[.A173];[.A236];[.A299];[.A362];[.A425];[.A488];[.A551];[.A614])" office:value-type="float" office:value="0.0424768228527467" calcext:value-type="float">
            <text:p>0.0424768229</text:p>
          </table:table-cell>
          <table:table-cell table:formula="of:=AVERAGE([.A677];[.A740];[.A803];[.A866];[.A929];[.A992];[.A1055];[.A1118];[.A1181];[.A1244])" office:value-type="float" office:value="0.0968360008105859" calcext:value-type="float">
            <text:p>0.0968360008</text:p>
          </table:table-cell>
          <table:table-cell table:formula="of:=AVERAGE([.A1307];[.A1370];[.A1433];[.A1496];[.A1559];[.A1622];[.A1685];[.A1748];[.A1811];[.A1874])" office:value-type="float" office:value="0.076650493643922" calcext:value-type="float">
            <text:p>0.0766504936</text:p>
          </table:table-cell>
          <table:table-cell table:formula="of:=AVERAGE([.A1937];[.A2000];[.A2063];[.A2126];[.A2189];[.A2252];[.A2315];[.A2378];[.A2441];[.A2504])" office:value-type="float" office:value="0.0124019901159545" calcext:value-type="float">
            <text:p>0.0124019901</text:p>
          </table:table-cell>
          <table:table-cell table:formula="of:=AVERAGE([.A2567];[.A2630];[.A2693];[.A2756];[.A2819];[.A2882];[.A2945];[.A3008];[.A3071];[.A3134])" office:value-type="float" office:value="0.000118416875962921" calcext:value-type="float">
            <text:p>0.0001184169</text:p>
          </table:table-cell>
          <table:table-cell table:formula="of:=AVERAGE([.A3197];[.A3260];[.A3323];[.A3386];[.A3449];[.A3512];[.A3575];[.A3638];[.A3701];[.A3764])" office:value-type="float" office:value="0.000340532041678647" calcext:value-type="float">
            <text:p>0.000340532</text:p>
          </table:table-cell>
          <table:table-cell table:style-name="ce1" table:formula="of:=AVERAGE([.A3827];[.A3890];[.A3953];[.A4016];[.A4079];[.A4142];[.A4205];[.A4268];[.A4331];[.A4394])" office:value-type="float" office:value="0.0000000902652243275784" calcext:value-type="float">
            <text:p>9.03E-08</text:p>
          </table:table-cell>
        </table:table-row>
        <table:table-row table:style-name="ro1">
          <table:table-cell office:value-type="float" office:value="0.0360132713546101" calcext:value-type="float">
            <text:p>0.0360132714</text:p>
          </table:table-cell>
          <table:table-cell table:number-columns-repeated="2"/>
          <table:table-cell table:formula="of:=AVERAGE([.A48];[.A111];[.A174];[.A237];[.A300];[.A363];[.A426];[.A489];[.A552];[.A615])" office:value-type="float" office:value="0.0424768175345589" calcext:value-type="float">
            <text:p>0.0424768175</text:p>
          </table:table-cell>
          <table:table-cell table:formula="of:=AVERAGE([.A678];[.A741];[.A804];[.A867];[.A930];[.A993];[.A1056];[.A1119];[.A1182];[.A1245])" office:value-type="float" office:value="0.0968360005792749" calcext:value-type="float">
            <text:p>0.0968360006</text:p>
          </table:table-cell>
          <table:table-cell table:formula="of:=AVERAGE([.A1308];[.A1371];[.A1434];[.A1497];[.A1560];[.A1623];[.A1686];[.A1749];[.A1812];[.A1875])" office:value-type="float" office:value="0.0764333790499149" calcext:value-type="float">
            <text:p>0.076433379</text:p>
          </table:table-cell>
          <table:table-cell table:formula="of:=AVERAGE([.A1938];[.A2001];[.A2064];[.A2127];[.A2190];[.A2253];[.A2316];[.A2379];[.A2442];[.A2505])" office:value-type="float" office:value="0.0119968352336321" calcext:value-type="float">
            <text:p>0.0119968352</text:p>
          </table:table-cell>
          <table:table-cell table:formula="of:=AVERAGE([.A2568];[.A2631];[.A2694];[.A2757];[.A2820];[.A2883];[.A2946];[.A3009];[.A3072];[.A3135])" office:value-type="float" office:value="0.000117512286573976" calcext:value-type="float">
            <text:p>0.0001175123</text:p>
          </table:table-cell>
          <table:table-cell table:formula="of:=AVERAGE([.A3198];[.A3261];[.A3324];[.A3387];[.A3450];[.A3513];[.A3576];[.A3639];[.A3702];[.A3765])" office:value-type="float" office:value="0.000340392278574781" calcext:value-type="float">
            <text:p>0.0003403923</text:p>
          </table:table-cell>
          <table:table-cell table:style-name="ce1" table:formula="of:=AVERAGE([.A3828];[.A3891];[.A3954];[.A4017];[.A4080];[.A4143];[.A4206];[.A4269];[.A4332];[.A4395])" office:value-type="float" office:value="0.0000000907005010235503" calcext:value-type="float">
            <text:p>9.07E-08</text:p>
          </table:table-cell>
        </table:table-row>
        <table:table-row table:style-name="ro1">
          <table:table-cell office:value-type="float" office:value="0.0360132713284348" calcext:value-type="float">
            <text:p>0.0360132713</text:p>
          </table:table-cell>
          <table:table-cell table:number-columns-repeated="2"/>
          <table:table-cell table:formula="of:=AVERAGE([.A49];[.A112];[.A175];[.A238];[.A301];[.A364];[.A427];[.A490];[.A553];[.A616])" office:value-type="float" office:value="0.0424768005380978" calcext:value-type="float">
            <text:p>0.0424768005</text:p>
          </table:table-cell>
          <table:table-cell table:formula="of:=AVERAGE([.A679];[.A742];[.A805];[.A868];[.A931];[.A994];[.A1057];[.A1120];[.A1183];[.A1246])" office:value-type="float" office:value="0.0968359960918227" calcext:value-type="float">
            <text:p>0.0968359961</text:p>
          </table:table-cell>
          <table:table-cell table:formula="of:=AVERAGE([.A1309];[.A1372];[.A1435];[.A1498];[.A1561];[.A1624];[.A1687];[.A1750];[.A1813];[.A1876])" office:value-type="float" office:value="0.0767762856945439" calcext:value-type="float">
            <text:p>0.0767762857</text:p>
          </table:table-cell>
          <table:table-cell table:formula="of:=AVERAGE([.A1939];[.A2002];[.A2065];[.A2128];[.A2191];[.A2254];[.A2317];[.A2380];[.A2443];[.A2506])" office:value-type="float" office:value="0.0120739005362168" calcext:value-type="float">
            <text:p>0.0120739005</text:p>
          </table:table-cell>
          <table:table-cell table:formula="of:=AVERAGE([.A2569];[.A2632];[.A2695];[.A2758];[.A2821];[.A2884];[.A2947];[.A3010];[.A3073];[.A3136])" office:value-type="float" office:value="0.00011669819990539" calcext:value-type="float">
            <text:p>0.0001166982</text:p>
          </table:table-cell>
          <table:table-cell table:formula="of:=AVERAGE([.A3199];[.A3262];[.A3325];[.A3388];[.A3451];[.A3514];[.A3577];[.A3640];[.A3703];[.A3766])" office:value-type="float" office:value="0.000340256310974073" calcext:value-type="float">
            <text:p>0.0003402563</text:p>
          </table:table-cell>
          <table:table-cell table:style-name="ce1" table:formula="of:=AVERAGE([.A3829];[.A3892];[.A3955];[.A4018];[.A4081];[.A4144];[.A4207];[.A4270];[.A4333];[.A4396])" office:value-type="float" office:value="0.0000000907448238580386" calcext:value-type="float">
            <text:p>9.07E-08</text:p>
          </table:table-cell>
        </table:table-row>
        <table:table-row table:style-name="ro1">
          <table:table-cell office:value-type="float" office:value="0.0360132713441105" calcext:value-type="float">
            <text:p>0.0360132713</text:p>
          </table:table-cell>
          <table:table-cell table:number-columns-repeated="2"/>
          <table:table-cell table:formula="of:=AVERAGE([.A50];[.A113];[.A176];[.A239];[.A302];[.A365];[.A428];[.A491];[.A554];[.A617])" office:value-type="float" office:value="0.0424767859238112" calcext:value-type="float">
            <text:p>0.0424767859</text:p>
          </table:table-cell>
          <table:table-cell table:formula="of:=AVERAGE([.A680];[.A743];[.A806];[.A869];[.A932];[.A995];[.A1058];[.A1121];[.A1184];[.A1247])" office:value-type="float" office:value="0.0968360008728835" calcext:value-type="float">
            <text:p>0.0968360009</text:p>
          </table:table-cell>
          <table:table-cell table:formula="of:=AVERAGE([.A1310];[.A1373];[.A1436];[.A1499];[.A1562];[.A1625];[.A1688];[.A1751];[.A1814];[.A1877])" office:value-type="float" office:value="0.0772406968486017" calcext:value-type="float">
            <text:p>0.0772406968</text:p>
          </table:table-cell>
          <table:table-cell table:formula="of:=AVERAGE([.A1940];[.A2003];[.A2066];[.A2129];[.A2192];[.A2255];[.A2318];[.A2381];[.A2444];[.A2507])" office:value-type="float" office:value="0.0120752125752656" calcext:value-type="float">
            <text:p>0.0120752126</text:p>
          </table:table-cell>
          <table:table-cell table:formula="of:=AVERAGE([.A2570];[.A2633];[.A2696];[.A2759];[.A2822];[.A2885];[.A2948];[.A3011];[.A3074];[.A3137])" office:value-type="float" office:value="0.000115886510011317" calcext:value-type="float">
            <text:p>0.0001158865</text:p>
          </table:table-cell>
          <table:table-cell table:formula="of:=AVERAGE([.A3200];[.A3263];[.A3326];[.A3389];[.A3452];[.A3515];[.A3578];[.A3641];[.A3704];[.A3767])" office:value-type="float" office:value="0.000340114505128701" calcext:value-type="float">
            <text:p>0.0003401145</text:p>
          </table:table-cell>
          <table:table-cell table:style-name="ce1" table:formula="of:=AVERAGE([.A3830];[.A3893];[.A3956];[.A4019];[.A4082];[.A4145];[.A4208];[.A4271];[.A4334];[.A4397])" office:value-type="float" office:value="0.0000000899182102136613" calcext:value-type="float">
            <text:p>8.99E-08</text:p>
          </table:table-cell>
        </table:table-row>
        <table:table-row table:style-name="ro1">
          <table:table-cell office:value-type="float" office:value="0.0360132713284062" calcext:value-type="float">
            <text:p>0.0360132713</text:p>
          </table:table-cell>
          <table:table-cell table:number-columns-repeated="2"/>
          <table:table-cell table:formula="of:=AVERAGE([.A51];[.A114];[.A177];[.A240];[.A303];[.A366];[.A429];[.A492];[.A555];[.A618])" office:value-type="float" office:value="0.0424767828964711" calcext:value-type="float">
            <text:p>0.0424767829</text:p>
          </table:table-cell>
          <table:table-cell table:formula="of:=AVERAGE([.A681];[.A744];[.A807];[.A870];[.A933];[.A996];[.A1059];[.A1122];[.A1185];[.A1248])" office:value-type="float" office:value="0.0968360008810474" calcext:value-type="float">
            <text:p>0.0968360009</text:p>
          </table:table-cell>
          <table:table-cell table:formula="of:=AVERAGE([.A1311];[.A1374];[.A1437];[.A1500];[.A1563];[.A1626];[.A1689];[.A1752];[.A1815];[.A1878])" office:value-type="float" office:value="0.077191926992434" calcext:value-type="float">
            <text:p>0.077191927</text:p>
          </table:table-cell>
          <table:table-cell table:formula="of:=AVERAGE([.A1941];[.A2004];[.A2067];[.A2130];[.A2193];[.A2256];[.A2319];[.A2382];[.A2445];[.A2508])" office:value-type="float" office:value="0.0122567219885512" calcext:value-type="float">
            <text:p>0.012256722</text:p>
          </table:table-cell>
          <table:table-cell table:formula="of:=AVERAGE([.A2571];[.A2634];[.A2697];[.A2760];[.A2823];[.A2886];[.A2949];[.A3012];[.A3075];[.A3138])" office:value-type="float" office:value="0.000115148325737599" calcext:value-type="float">
            <text:p>0.0001151483</text:p>
          </table:table-cell>
          <table:table-cell table:formula="of:=AVERAGE([.A3201];[.A3264];[.A3327];[.A3390];[.A3453];[.A3516];[.A3579];[.A3642];[.A3705];[.A3768])" office:value-type="float" office:value="0.000339970344965484" calcext:value-type="float">
            <text:p>0.0003399703</text:p>
          </table:table-cell>
          <table:table-cell table:style-name="ce1" table:formula="of:=AVERAGE([.A3831];[.A3894];[.A3957];[.A4020];[.A4083];[.A4146];[.A4209];[.A4272];[.A4335];[.A4398])" office:value-type="float" office:value="0.000000090012844720314" calcext:value-type="float">
            <text:p>9.00E-08</text:p>
          </table:table-cell>
        </table:table-row>
        <table:table-row table:style-name="ro1">
          <table:table-cell office:value-type="float" office:value="0.036013271349129" calcext:value-type="float">
            <text:p>0.0360132713</text:p>
          </table:table-cell>
          <table:table-cell table:number-columns-repeated="2"/>
          <table:table-cell table:formula="of:=AVERAGE([.A52];[.A115];[.A178];[.A241];[.A304];[.A367];[.A430];[.A493];[.A556];[.A619])" office:value-type="float" office:value="0.0424767795804158" calcext:value-type="float">
            <text:p>0.0424767796</text:p>
          </table:table-cell>
          <table:table-cell table:formula="of:=AVERAGE([.A682];[.A745];[.A808];[.A871];[.A934];[.A997];[.A1060];[.A1123];[.A1186];[.A1249])" office:value-type="float" office:value="0.0968359969400122" calcext:value-type="float">
            <text:p>0.0968359969</text:p>
          </table:table-cell>
          <table:table-cell table:formula="of:=AVERAGE([.A1312];[.A1375];[.A1438];[.A1501];[.A1564];[.A1627];[.A1690];[.A1753];[.A1816];[.A1879])" office:value-type="float" office:value="0.0770609235286917" calcext:value-type="float">
            <text:p>0.0770609235</text:p>
          </table:table-cell>
          <table:table-cell table:formula="of:=AVERAGE([.A1942];[.A2005];[.A2068];[.A2131];[.A2194];[.A2257];[.A2320];[.A2383];[.A2446];[.A2509])" office:value-type="float" office:value="0.0118701837377291" calcext:value-type="float">
            <text:p>0.0118701837</text:p>
          </table:table-cell>
          <table:table-cell table:formula="of:=AVERAGE([.A2572];[.A2635];[.A2698];[.A2761];[.A2824];[.A2887];[.A2950];[.A3013];[.A3076];[.A3139])" office:value-type="float" office:value="0.0001143728470317" calcext:value-type="float">
            <text:p>0.0001143728</text:p>
          </table:table-cell>
          <table:table-cell table:formula="of:=AVERAGE([.A3202];[.A3265];[.A3328];[.A3391];[.A3454];[.A3517];[.A3580];[.A3643];[.A3706];[.A3769])" office:value-type="float" office:value="0.00033984529996605" calcext:value-type="float">
            <text:p>0.0003398453</text:p>
          </table:table-cell>
          <table:table-cell table:style-name="ce1" table:formula="of:=AVERAGE([.A3832];[.A3895];[.A3958];[.A4021];[.A4084];[.A4147];[.A4210];[.A4273];[.A4336];[.A4399])" office:value-type="float" office:value="0.0000000903969891589169" calcext:value-type="float">
            <text:p>9.04E-08</text:p>
          </table:table-cell>
        </table:table-row>
        <table:table-row table:style-name="ro1">
          <table:table-cell office:value-type="float" office:value="0.0360132713251417" calcext:value-type="float">
            <text:p>0.0360132713</text:p>
          </table:table-cell>
          <table:table-cell table:number-columns-repeated="2"/>
          <table:table-cell table:formula="of:=AVERAGE([.A53];[.A116];[.A179];[.A242];[.A305];[.A368];[.A431];[.A494];[.A557];[.A620])" office:value-type="float" office:value="0.0424767778495265" calcext:value-type="float">
            <text:p>0.0424767778</text:p>
          </table:table-cell>
          <table:table-cell table:formula="of:=AVERAGE([.A683];[.A746];[.A809];[.A872];[.A935];[.A998];[.A1061];[.A1124];[.A1187];[.A1250])" office:value-type="float" office:value="0.0968359961331962" calcext:value-type="float">
            <text:p>0.0968359961</text:p>
          </table:table-cell>
          <table:table-cell table:formula="of:=AVERAGE([.A1313];[.A1376];[.A1439];[.A1502];[.A1565];[.A1628];[.A1691];[.A1754];[.A1817];[.A1880])" office:value-type="float" office:value="0.0774895645043688" calcext:value-type="float">
            <text:p>0.0774895645</text:p>
          </table:table-cell>
          <table:table-cell table:formula="of:=AVERAGE([.A1943];[.A2006];[.A2069];[.A2132];[.A2195];[.A2258];[.A2321];[.A2384];[.A2447];[.A2510])" office:value-type="float" office:value="0.0118942838799978" calcext:value-type="float">
            <text:p>0.0118942839</text:p>
          </table:table-cell>
          <table:table-cell table:formula="of:=AVERAGE([.A2573];[.A2636];[.A2699];[.A2762];[.A2825];[.A2888];[.A2951];[.A3014];[.A3077];[.A3140])" office:value-type="float" office:value="0.000113707821224829" calcext:value-type="float">
            <text:p>0.0001137078</text:p>
          </table:table-cell>
          <table:table-cell table:formula="of:=AVERAGE([.A3203];[.A3266];[.A3329];[.A3392];[.A3455];[.A3518];[.A3581];[.A3644];[.A3707];[.A3770])" office:value-type="float" office:value="0.000314894217516371" calcext:value-type="float">
            <text:p>0.0003148942</text:p>
          </table:table-cell>
          <table:table-cell table:style-name="ce1" table:formula="of:=AVERAGE([.A3833];[.A3896];[.A3959];[.A4022];[.A4085];[.A4148];[.A4211];[.A4274];[.A4337];[.A4400])" office:value-type="float" office:value="0.000000089786976627911" calcext:value-type="float">
            <text:p>8.98E-08</text:p>
          </table:table-cell>
        </table:table-row>
        <table:table-row table:style-name="ro1">
          <table:table-cell office:value-type="float" office:value="0.0360132713546101" calcext:value-type="float">
            <text:p>0.0360132714</text:p>
          </table:table-cell>
          <table:table-cell table:number-columns-repeated="2"/>
          <table:table-cell table:formula="of:=AVERAGE([.A54];[.A117];[.A180];[.A243];[.A306];[.A369];[.A432];[.A495];[.A558];[.A621])" office:value-type="float" office:value="0.0424767762081769" calcext:value-type="float">
            <text:p>0.0424767762</text:p>
          </table:table-cell>
          <table:table-cell table:formula="of:=AVERAGE([.A684];[.A747];[.A810];[.A873];[.A936];[.A999];[.A1062];[.A1125];[.A1188];[.A1251])" office:value-type="float" office:value="0.0968359995056799" calcext:value-type="float">
            <text:p>0.0968359995</text:p>
          </table:table-cell>
          <table:table-cell table:formula="of:=AVERAGE([.A1314];[.A1377];[.A1440];[.A1503];[.A1566];[.A1629];[.A1692];[.A1755];[.A1818];[.A1881])" office:value-type="float" office:value="0.0756566403474787" calcext:value-type="float">
            <text:p>0.0756566403</text:p>
          </table:table-cell>
          <table:table-cell table:formula="of:=AVERAGE([.A1944];[.A2007];[.A2070];[.A2133];[.A2196];[.A2259];[.A2322];[.A2385];[.A2448];[.A2511])" office:value-type="float" office:value="0.0117886367093568" calcext:value-type="float">
            <text:p>0.0117886367</text:p>
          </table:table-cell>
          <table:table-cell table:formula="of:=AVERAGE([.A2574];[.A2637];[.A2700];[.A2763];[.A2826];[.A2889];[.A2952];[.A3015];[.A3078];[.A3141])" office:value-type="float" office:value="0.0001131518114543" calcext:value-type="float">
            <text:p>0.0001131518</text:p>
          </table:table-cell>
          <table:table-cell table:formula="of:=AVERAGE([.A3204];[.A3267];[.A3330];[.A3393];[.A3456];[.A3519];[.A3582];[.A3645];[.A3708];[.A3771])" office:value-type="float" office:value="0.00031474161871511" calcext:value-type="float">
            <text:p>0.0003147416</text:p>
          </table:table-cell>
          <table:table-cell table:style-name="ce1" table:formula="of:=AVERAGE([.A3834];[.A3897];[.A3960];[.A4023];[.A4086];[.A4149];[.A4212];[.A4275];[.A4338];[.A4401])" office:value-type="float" office:value="0.0000000904679040971295" calcext:value-type="float">
            <text:p>9.05E-08</text:p>
          </table:table-cell>
        </table:table-row>
        <table:table-row table:style-name="ro1">
          <table:table-cell office:value-type="float" office:value="0.0360132713419662" calcext:value-type="float">
            <text:p>0.0360132713</text:p>
          </table:table-cell>
          <table:table-cell table:number-columns-repeated="2"/>
          <table:table-cell table:formula="of:=AVERAGE([.A55];[.A118];[.A181];[.A244];[.A307];[.A370];[.A433];[.A496];[.A559];[.A622])" office:value-type="float" office:value="0.0424767713919018" calcext:value-type="float">
            <text:p>0.0424767714</text:p>
          </table:table-cell>
          <table:table-cell table:formula="of:=AVERAGE([.A685];[.A748];[.A811];[.A874];[.A937];[.A1000];[.A1063];[.A1126];[.A1189];[.A1252])" office:value-type="float" office:value="0.0968360013099982" calcext:value-type="float">
            <text:p>0.0968360013</text:p>
          </table:table-cell>
          <table:table-cell table:formula="of:=AVERAGE([.A1315];[.A1378];[.A1441];[.A1504];[.A1567];[.A1630];[.A1693];[.A1756];[.A1819];[.A1882])" office:value-type="float" office:value="0.0760153490674575" calcext:value-type="float">
            <text:p>0.0760153491</text:p>
          </table:table-cell>
          <table:table-cell table:formula="of:=AVERAGE([.A1945];[.A2008];[.A2071];[.A2134];[.A2197];[.A2260];[.A2323];[.A2386];[.A2449];[.A2512])" office:value-type="float" office:value="0.0121112800200798" calcext:value-type="float">
            <text:p>0.01211128</text:p>
          </table:table-cell>
          <table:table-cell table:formula="of:=AVERAGE([.A2575];[.A2638];[.A2701];[.A2764];[.A2827];[.A2890];[.A2953];[.A3016];[.A3079];[.A3142])" office:value-type="float" office:value="0.000112718139439516" calcext:value-type="float">
            <text:p>0.0001127181</text:p>
          </table:table-cell>
          <table:table-cell table:formula="of:=AVERAGE([.A3205];[.A3268];[.A3331];[.A3394];[.A3457];[.A3520];[.A3583];[.A3646];[.A3709];[.A3772])" office:value-type="float" office:value="0.000314607589431668" calcext:value-type="float">
            <text:p>0.0003146076</text:p>
          </table:table-cell>
          <table:table-cell table:style-name="ce1" table:formula="of:=AVERAGE([.A3835];[.A3898];[.A3961];[.A4024];[.A4087];[.A4150];[.A4213];[.A4276];[.A4339];[.A4402])" office:value-type="float" office:value="0.0000000900480260784724" calcext:value-type="float">
            <text:p>9.00E-08</text:p>
          </table:table-cell>
        </table:table-row>
        <table:table-row table:style-name="ro1">
          <table:table-cell office:value-type="float" office:value="0.0360132713441105" calcext:value-type="float">
            <text:p>0.0360132713</text:p>
          </table:table-cell>
          <table:table-cell table:number-columns-repeated="2"/>
          <table:table-cell table:formula="of:=AVERAGE([.A56];[.A119];[.A182];[.A245];[.A308];[.A371];[.A434];[.A497];[.A560];[.A623])" office:value-type="float" office:value="0.042476767645552" calcext:value-type="float">
            <text:p>0.0424767676</text:p>
          </table:table-cell>
          <table:table-cell table:formula="of:=AVERAGE([.A686];[.A749];[.A812];[.A875];[.A938];[.A1001];[.A1064];[.A1127];[.A1190];[.A1253])" office:value-type="float" office:value="0.0968359965935668" calcext:value-type="float">
            <text:p>0.0968359966</text:p>
          </table:table-cell>
          <table:table-cell table:formula="of:=AVERAGE([.A1316];[.A1379];[.A1442];[.A1505];[.A1568];[.A1631];[.A1694];[.A1757];[.A1820];[.A1883])" office:value-type="float" office:value="0.0763234393444735" calcext:value-type="float">
            <text:p>0.0763234393</text:p>
          </table:table-cell>
          <table:table-cell table:formula="of:=AVERAGE([.A1946];[.A2009];[.A2072];[.A2135];[.A2198];[.A2261];[.A2324];[.A2387];[.A2450];[.A2513])" office:value-type="float" office:value="0.0118237013384013" calcext:value-type="float">
            <text:p>0.0118237013</text:p>
          </table:table-cell>
          <table:table-cell table:formula="of:=AVERAGE([.A2576];[.A2639];[.A2702];[.A2765];[.A2828];[.A2891];[.A2954];[.A3017];[.A3080];[.A3143])" office:value-type="float" office:value="0.000112333315642081" calcext:value-type="float">
            <text:p>0.0001123333</text:p>
          </table:table-cell>
          <table:table-cell table:formula="of:=AVERAGE([.A3206];[.A3269];[.A3332];[.A3395];[.A3458];[.A3521];[.A3584];[.A3647];[.A3710];[.A3773])" office:value-type="float" office:value="0.000314483066812139" calcext:value-type="float">
            <text:p>0.0003144831</text:p>
          </table:table-cell>
          <table:table-cell table:style-name="ce1" table:formula="of:=AVERAGE([.A3836];[.A3899];[.A3962];[.A4025];[.A4088];[.A4151];[.A4214];[.A4277];[.A4340];[.A4403])" office:value-type="float" office:value="0.0000000893923151919466" calcext:value-type="float">
            <text:p>8.94E-08</text:p>
          </table:table-cell>
        </table:table-row>
        <table:table-row table:style-name="ro1">
          <table:table-cell office:value-type="float" office:value="0.036013271347011" calcext:value-type="float">
            <text:p>0.0360132713</text:p>
          </table:table-cell>
          <table:table-cell table:number-columns-repeated="2"/>
          <table:table-cell table:formula="of:=AVERAGE([.A57];[.A120];[.A183];[.A246];[.A309];[.A372];[.A435];[.A498];[.A561];[.A624])" office:value-type="float" office:value="0.0424767664879443" calcext:value-type="float">
            <text:p>0.0424767665</text:p>
          </table:table-cell>
          <table:table-cell table:formula="of:=AVERAGE([.A687];[.A750];[.A813];[.A876];[.A939];[.A1002];[.A1065];[.A1128];[.A1191];[.A1254])" office:value-type="float" office:value="0.0968359968487661" calcext:value-type="float">
            <text:p>0.0968359968</text:p>
          </table:table-cell>
          <table:table-cell table:formula="of:=AVERAGE([.A1317];[.A1380];[.A1443];[.A1506];[.A1569];[.A1632];[.A1695];[.A1758];[.A1821];[.A1884])" office:value-type="float" office:value="0.0757793717532714" calcext:value-type="float">
            <text:p>0.0757793718</text:p>
          </table:table-cell>
          <table:table-cell table:formula="of:=AVERAGE([.A1947];[.A2010];[.A2073];[.A2136];[.A2199];[.A2262];[.A2325];[.A2388];[.A2451];[.A2514])" office:value-type="float" office:value="0.0120454481544065" calcext:value-type="float">
            <text:p>0.0120454482</text:p>
          </table:table-cell>
          <table:table-cell table:formula="of:=AVERAGE([.A2577];[.A2640];[.A2703];[.A2766];[.A2829];[.A2892];[.A2955];[.A3018];[.A3081];[.A3144])" office:value-type="float" office:value="0.000111970483980222" calcext:value-type="float">
            <text:p>0.0001119705</text:p>
          </table:table-cell>
          <table:table-cell table:formula="of:=AVERAGE([.A3207];[.A3270];[.A3333];[.A3396];[.A3459];[.A3522];[.A3585];[.A3648];[.A3711];[.A3774])" office:value-type="float" office:value="0.000314371285126859" calcext:value-type="float">
            <text:p>0.0003143713</text:p>
          </table:table-cell>
          <table:table-cell table:style-name="ce1" table:formula="of:=AVERAGE([.A3837];[.A3900];[.A3963];[.A4026];[.A4089];[.A4152];[.A4215];[.A4278];[.A4341];[.A4404])" office:value-type="float" office:value="0.0000000892939679693138" calcext:value-type="float">
            <text:p>8.93E-08</text:p>
          </table:table-cell>
        </table:table-row>
        <table:table-row table:style-name="ro1">
          <table:table-cell office:value-type="float" office:value="0.0360132713284062" calcext:value-type="float">
            <text:p>0.0360132713</text:p>
          </table:table-cell>
          <table:table-cell table:number-columns-repeated="2"/>
          <table:table-cell table:formula="of:=AVERAGE([.A58];[.A121];[.A184];[.A247];[.A310];[.A373];[.A436];[.A499];[.A562];[.A625])" office:value-type="float" office:value="0.0424767656527208" calcext:value-type="float">
            <text:p>0.0424767657</text:p>
          </table:table-cell>
          <table:table-cell table:formula="of:=AVERAGE([.A688];[.A751];[.A814];[.A877];[.A940];[.A1003];[.A1066];[.A1129];[.A1192];[.A1255])" office:value-type="float" office:value="0.0968359976338126" calcext:value-type="float">
            <text:p>0.0968359976</text:p>
          </table:table-cell>
          <table:table-cell table:formula="of:=AVERAGE([.A1318];[.A1381];[.A1444];[.A1507];[.A1570];[.A1633];[.A1696];[.A1759];[.A1822];[.A1885])" office:value-type="float" office:value="0.0759898362005448" calcext:value-type="float">
            <text:p>0.0759898362</text:p>
          </table:table-cell>
          <table:table-cell table:formula="of:=AVERAGE([.A1948];[.A2011];[.A2074];[.A2137];[.A2200];[.A2263];[.A2326];[.A2389];[.A2452];[.A2515])" office:value-type="float" office:value="0.0124424931574682" calcext:value-type="float">
            <text:p>0.0124424932</text:p>
          </table:table-cell>
          <table:table-cell table:formula="of:=AVERAGE([.A2578];[.A2641];[.A2704];[.A2767];[.A2830];[.A2893];[.A2956];[.A3019];[.A3082];[.A3145])" office:value-type="float" office:value="0.000111618843296116" calcext:value-type="float">
            <text:p>0.0001116188</text:p>
          </table:table-cell>
          <table:table-cell table:formula="of:=AVERAGE([.A3208];[.A3271];[.A3334];[.A3397];[.A3460];[.A3523];[.A3586];[.A3649];[.A3712];[.A3775])" office:value-type="float" office:value="0.000314260159157727" calcext:value-type="float">
            <text:p>0.0003142602</text:p>
          </table:table-cell>
          <table:table-cell table:style-name="ce1" table:formula="of:=AVERAGE([.A3838];[.A3901];[.A3964];[.A4027];[.A4090];[.A4153];[.A4216];[.A4279];[.A4342];[.A4405])" office:value-type="float" office:value="0.0000000896721114117246" calcext:value-type="float">
            <text:p>8.97E-08</text:p>
          </table:table-cell>
        </table:table-row>
        <table:table-row table:style-name="ro1">
          <table:table-cell office:value-type="float" office:value="0.0360132713546101" calcext:value-type="float">
            <text:p>0.0360132714</text:p>
          </table:table-cell>
          <table:table-cell table:number-columns-repeated="2"/>
          <table:table-cell table:formula="of:=AVERAGE([.A59];[.A122];[.A185];[.A248];[.A311];[.A374];[.A437];[.A500];[.A563];[.A626])" office:value-type="float" office:value="0.0424767638892348" calcext:value-type="float">
            <text:p>0.0424767639</text:p>
          </table:table-cell>
          <table:table-cell table:formula="of:=AVERAGE([.A689];[.A752];[.A815];[.A878];[.A941];[.A1004];[.A1067];[.A1130];[.A1193];[.A1256])" office:value-type="float" office:value="0.0968359970902202" calcext:value-type="float">
            <text:p>0.0968359971</text:p>
          </table:table-cell>
          <table:table-cell table:formula="of:=AVERAGE([.A1319];[.A1382];[.A1445];[.A1508];[.A1571];[.A1634];[.A1697];[.A1760];[.A1823];[.A1886])" office:value-type="float" office:value="0.0760448807925098" calcext:value-type="float">
            <text:p>0.0760448808</text:p>
          </table:table-cell>
          <table:table-cell table:formula="of:=AVERAGE([.A1949];[.A2012];[.A2075];[.A2138];[.A2201];[.A2264];[.A2327];[.A2390];[.A2453];[.A2516])" office:value-type="float" office:value="0.0124460490040977" calcext:value-type="float">
            <text:p>0.012446049</text:p>
          </table:table-cell>
          <table:table-cell table:formula="of:=AVERAGE([.A2579];[.A2642];[.A2705];[.A2768];[.A2831];[.A2894];[.A2957];[.A3020];[.A3083];[.A3146])" office:value-type="float" office:value="0.000111276481552137" calcext:value-type="float">
            <text:p>0.0001112765</text:p>
          </table:table-cell>
          <table:table-cell table:formula="of:=AVERAGE([.A3209];[.A3272];[.A3335];[.A3398];[.A3461];[.A3524];[.A3587];[.A3650];[.A3713];[.A3776])" office:value-type="float" office:value="0.000314151001969747" calcext:value-type="float">
            <text:p>0.000314151</text:p>
          </table:table-cell>
          <table:table-cell table:style-name="ce1" table:formula="of:=AVERAGE([.A3839];[.A3902];[.A3965];[.A4028];[.A4091];[.A4154];[.A4217];[.A4280];[.A4343];[.A4406])" office:value-type="float" office:value="0.0000000893678400998507" calcext:value-type="float">
            <text:p>8.94E-08</text:p>
          </table:table-cell>
        </table:table-row>
        <table:table-row table:style-name="ro1">
          <table:table-cell office:value-type="float" office:value="0.0360132713447229" calcext:value-type="float">
            <text:p>0.0360132713</text:p>
          </table:table-cell>
          <table:table-cell table:number-columns-repeated="2"/>
          <table:table-cell table:formula="of:=AVERAGE([.A60];[.A123];[.A186];[.A249];[.A312];[.A375];[.A438];[.A501];[.A564];[.A627])" office:value-type="float" office:value="0.04247676265008" calcext:value-type="float">
            <text:p>0.0424767627</text:p>
          </table:table-cell>
          <table:table-cell table:formula="of:=AVERAGE([.A690];[.A753];[.A816];[.A879];[.A942];[.A1005];[.A1068];[.A1131];[.A1194];[.A1257])" office:value-type="float" office:value="0.0968360000261964" calcext:value-type="float">
            <text:p>0.096836</text:p>
          </table:table-cell>
          <table:table-cell table:formula="of:=AVERAGE([.A1320];[.A1383];[.A1446];[.A1509];[.A1572];[.A1635];[.A1698];[.A1761];[.A1824];[.A1887])" office:value-type="float" office:value="0.0761529695582759" calcext:value-type="float">
            <text:p>0.0761529696</text:p>
          </table:table-cell>
          <table:table-cell table:formula="of:=AVERAGE([.A1950];[.A2013];[.A2076];[.A2139];[.A2202];[.A2265];[.A2328];[.A2391];[.A2454];[.A2517])" office:value-type="float" office:value="0.012285500395074" calcext:value-type="float">
            <text:p>0.0122855004</text:p>
          </table:table-cell>
          <table:table-cell table:formula="of:=AVERAGE([.A2580];[.A2643];[.A2706];[.A2769];[.A2832];[.A2895];[.A2958];[.A3021];[.A3084];[.A3147])" office:value-type="float" office:value="0.000110949168283269" calcext:value-type="float">
            <text:p>0.0001109492</text:p>
          </table:table-cell>
          <table:table-cell table:formula="of:=AVERAGE([.A3210];[.A3273];[.A3336];[.A3399];[.A3462];[.A3525];[.A3588];[.A3651];[.A3714];[.A3777])" office:value-type="float" office:value="0.000314044905364593" calcext:value-type="float">
            <text:p>0.0003140449</text:p>
          </table:table-cell>
          <table:table-cell table:style-name="ce1" table:formula="of:=AVERAGE([.A3840];[.A3903];[.A3966];[.A4029];[.A4092];[.A4155];[.A4218];[.A4281];[.A4344];[.A4407])" office:value-type="float" office:value="0.0000000892390610314849" calcext:value-type="float">
            <text:p>8.92E-08</text:p>
          </table:table-cell>
        </table:table-row>
        <table:table-row table:style-name="ro1">
          <table:table-cell office:value-type="float" office:value="0.0360132713251417" calcext:value-type="float">
            <text:p>0.0360132713</text:p>
          </table:table-cell>
          <table:table-cell table:number-columns-repeated="2"/>
          <table:table-cell table:formula="of:=AVERAGE([.A61];[.A124];[.A187];[.A250];[.A313];[.A376];[.A439];[.A502];[.A565];[.A628])" office:value-type="float" office:value="0.0424767571670369" calcext:value-type="float">
            <text:p>0.0424767572</text:p>
          </table:table-cell>
          <table:table-cell table:formula="of:=AVERAGE([.A691];[.A754];[.A817];[.A880];[.A943];[.A1006];[.A1069];[.A1132];[.A1195];[.A1258])" office:value-type="float" office:value="0.0968360007635813" calcext:value-type="float">
            <text:p>0.0968360008</text:p>
          </table:table-cell>
          <table:table-cell table:formula="of:=AVERAGE([.A1321];[.A1384];[.A1447];[.A1510];[.A1573];[.A1636];[.A1699];[.A1762];[.A1825];[.A1888])" office:value-type="float" office:value="0.07624930648517" calcext:value-type="float">
            <text:p>0.0762493065</text:p>
          </table:table-cell>
          <table:table-cell table:formula="of:=AVERAGE([.A1951];[.A2014];[.A2077];[.A2140];[.A2203];[.A2266];[.A2329];[.A2392];[.A2455];[.A2518])" office:value-type="float" office:value="0.0122442151488534" calcext:value-type="float">
            <text:p>0.0122442151</text:p>
          </table:table-cell>
          <table:table-cell table:formula="of:=AVERAGE([.A2581];[.A2644];[.A2707];[.A2770];[.A2833];[.A2896];[.A2959];[.A3022];[.A3085];[.A3148])" office:value-type="float" office:value="0.000110634522375425" calcext:value-type="float">
            <text:p>0.0001106345</text:p>
          </table:table-cell>
          <table:table-cell table:formula="of:=AVERAGE([.A3211];[.A3274];[.A3337];[.A3400];[.A3463];[.A3526];[.A3589];[.A3652];[.A3715];[.A3778])" office:value-type="float" office:value="0.000313940045784145" calcext:value-type="float">
            <text:p>0.00031394</text:p>
          </table:table-cell>
          <table:table-cell table:style-name="ce1" table:formula="of:=AVERAGE([.A3841];[.A3904];[.A3967];[.A4030];[.A4093];[.A4156];[.A4219];[.A4282];[.A4345];[.A4408])" office:value-type="float" office:value="0.0000000898716918730025" calcext:value-type="float">
            <text:p>8.99E-08</text:p>
          </table:table-cell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42092" calcext:value-type="float">
            <text:p>14209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349996520754534" calcext:value-type="float">
            <text:p>0.0349996521</text:p>
          </table:table-cell>
          <table:table-cell table:number-columns-repeated="9"/>
        </table:table-row>
        <table:table-row table:style-name="ro1">
          <table:table-cell office:value-type="float" office:value="0.0345680807056613" calcext:value-type="float">
            <text:p>0.0345680807</text:p>
          </table:table-cell>
          <table:table-cell table:number-columns-repeated="9"/>
        </table:table-row>
        <table:table-row table:style-name="ro1">
          <table:table-cell office:value-type="float" office:value="0.034458458537474" calcext:value-type="float">
            <text:p>0.0344584585</text:p>
          </table:table-cell>
          <table:table-cell table:number-columns-repeated="9"/>
        </table:table-row>
        <table:table-row table:style-name="ro1">
          <table:table-cell office:value-type="float" office:value="0.0344113446832883" calcext:value-type="float">
            <text:p>0.0344113447</text:p>
          </table:table-cell>
          <table:table-cell table:number-columns-repeated="9"/>
        </table:table-row>
        <table:table-row table:style-name="ro1">
          <table:table-cell office:value-type="float" office:value="0.034388177987368" calcext:value-type="float">
            <text:p>0.034388178</text:p>
          </table:table-cell>
          <table:table-cell table:number-columns-repeated="9"/>
        </table:table-row>
        <table:table-row table:style-name="ro1">
          <table:table-cell office:value-type="float" office:value="0.0343754474479249" calcext:value-type="float">
            <text:p>0.0343754474</text:p>
          </table:table-cell>
          <table:table-cell table:number-columns-repeated="9"/>
        </table:table-row>
        <table:table-row table:style-name="ro1">
          <table:table-cell office:value-type="float" office:value="0.034367090223641" calcext:value-type="float">
            <text:p>0.0343670902</text:p>
          </table:table-cell>
          <table:table-cell table:number-columns-repeated="9"/>
        </table:table-row>
        <table:table-row table:style-name="ro1">
          <table:table-cell office:value-type="float" office:value="0.0343612412975658" calcext:value-type="float">
            <text:p>0.0343612413</text:p>
          </table:table-cell>
          <table:table-cell table:number-columns-repeated="9"/>
        </table:table-row>
        <table:table-row table:style-name="ro1">
          <table:table-cell office:value-type="float" office:value="0.0343570801008865" calcext:value-type="float">
            <text:p>0.0343570801</text:p>
          </table:table-cell>
          <table:table-cell table:number-columns-repeated="9"/>
        </table:table-row>
        <table:table-row table:style-name="ro1">
          <table:table-cell office:value-type="float" office:value="0.0343540344351618" calcext:value-type="float">
            <text:p>0.0343540344</text:p>
          </table:table-cell>
          <table:table-cell table:number-columns-repeated="9"/>
        </table:table-row>
        <table:table-row table:style-name="ro1">
          <table:table-cell office:value-type="float" office:value="0.0343516295879318" calcext:value-type="float">
            <text:p>0.0343516296</text:p>
          </table:table-cell>
          <table:table-cell table:number-columns-repeated="9"/>
        </table:table-row>
        <table:table-row table:style-name="ro1">
          <table:table-cell office:value-type="float" office:value="0.0343497566155539" calcext:value-type="float">
            <text:p>0.0343497566</text:p>
          </table:table-cell>
          <table:table-cell table:number-columns-repeated="9"/>
        </table:table-row>
        <table:table-row table:style-name="ro1">
          <table:table-cell office:value-type="float" office:value="0.0343483165116201" calcext:value-type="float">
            <text:p>0.0343483165</text:p>
          </table:table-cell>
          <table:table-cell table:number-columns-repeated="9"/>
        </table:table-row>
        <table:table-row table:style-name="ro1">
          <table:table-cell office:value-type="float" office:value="0.0343472311842947" calcext:value-type="float">
            <text:p>0.0343472312</text:p>
          </table:table-cell>
          <table:table-cell table:number-columns-repeated="9"/>
        </table:table-row>
        <table:table-row table:style-name="ro1">
          <table:table-cell office:value-type="float" office:value="0.0343463198439381" calcext:value-type="float">
            <text:p>0.0343463198</text:p>
          </table:table-cell>
          <table:table-cell table:number-columns-repeated="9"/>
        </table:table-row>
        <table:table-row table:style-name="ro1">
          <table:table-cell office:value-type="float" office:value="0.0343455073471167" calcext:value-type="float">
            <text:p>0.0343455073</text:p>
          </table:table-cell>
          <table:table-cell table:number-columns-repeated="9"/>
        </table:table-row>
        <table:table-row table:style-name="ro1">
          <table:table-cell office:value-type="float" office:value="0.0343448487374184" calcext:value-type="float">
            <text:p>0.0343448487</text:p>
          </table:table-cell>
          <table:table-cell table:number-columns-repeated="9"/>
        </table:table-row>
        <table:table-row table:style-name="ro1">
          <table:table-cell office:value-type="float" office:value="0.0343443193014811" calcext:value-type="float">
            <text:p>0.0343443193</text:p>
          </table:table-cell>
          <table:table-cell table:number-columns-repeated="9"/>
        </table:table-row>
        <table:table-row table:style-name="ro1">
          <table:table-cell office:value-type="float" office:value="0.0343437933580987" calcext:value-type="float">
            <text:p>0.0343437934</text:p>
          </table:table-cell>
          <table:table-cell table:number-columns-repeated="9"/>
        </table:table-row>
        <table:table-row table:style-name="ro1">
          <table:table-cell office:value-type="float" office:value="0.0343432917789868" calcext:value-type="float">
            <text:p>0.0343432918</text:p>
          </table:table-cell>
          <table:table-cell table:number-columns-repeated="9"/>
        </table:table-row>
        <table:table-row table:style-name="ro1">
          <table:table-cell office:value-type="float" office:value="0.034342866708246" calcext:value-type="float">
            <text:p>0.0343428667</text:p>
          </table:table-cell>
          <table:table-cell table:number-columns-repeated="9"/>
        </table:table-row>
        <table:table-row table:style-name="ro1">
          <table:table-cell office:value-type="float" office:value="0.0343425597546894" calcext:value-type="float">
            <text:p>0.0343425598</text:p>
          </table:table-cell>
          <table:table-cell table:number-columns-repeated="9"/>
        </table:table-row>
        <table:table-row table:style-name="ro1">
          <table:table-cell office:value-type="float" office:value="0.034342268146138" calcext:value-type="float">
            <text:p>0.0343422681</text:p>
          </table:table-cell>
          <table:table-cell table:number-columns-repeated="9"/>
        </table:table-row>
        <table:table-row table:style-name="ro1">
          <table:table-cell office:value-type="float" office:value="0.0343421321713416" calcext:value-type="float">
            <text:p>0.0343421322</text:p>
          </table:table-cell>
          <table:table-cell table:number-columns-repeated="9"/>
        </table:table-row>
        <table:table-row table:style-name="ro1">
          <table:table-cell office:value-type="float" office:value="0.0343419299462241" calcext:value-type="float">
            <text:p>0.0343419299</text:p>
          </table:table-cell>
          <table:table-cell table:number-columns-repeated="9"/>
        </table:table-row>
        <table:table-row table:style-name="ro1">
          <table:table-cell office:value-type="float" office:value="0.0343418787700204" calcext:value-type="float">
            <text:p>0.0343418788</text:p>
          </table:table-cell>
          <table:table-cell table:number-columns-repeated="9"/>
        </table:table-row>
        <table:table-row table:style-name="ro1">
          <table:table-cell office:value-type="float" office:value="0.0343418724260931" calcext:value-type="float">
            <text:p>0.0343418724</text:p>
          </table:table-cell>
          <table:table-cell table:number-columns-repeated="9"/>
        </table:table-row>
        <table:table-row table:style-name="ro1">
          <table:table-cell office:value-type="float" office:value="0.034341862532126" calcext:value-type="float">
            <text:p>0.0343418625</text:p>
          </table:table-cell>
          <table:table-cell table:number-columns-repeated="9"/>
        </table:table-row>
        <table:table-row table:style-name="ro1">
          <table:table-cell office:value-type="float" office:value="0.0343418615867711" calcext:value-type="float">
            <text:p>0.0343418616</text:p>
          </table:table-cell>
          <table:table-cell table:number-columns-repeated="9"/>
        </table:table-row>
        <table:table-row table:style-name="ro1">
          <table:table-cell office:value-type="float" office:value="0.0343418610349579" calcext:value-type="float">
            <text:p>0.034341861</text:p>
          </table:table-cell>
          <table:table-cell table:number-columns-repeated="9"/>
        </table:table-row>
        <table:table-row table:style-name="ro1">
          <table:table-cell office:value-type="float" office:value="0.0343418604269297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69297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3927047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08491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02946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05159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02946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08491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3977414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69297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7096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3954944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00131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02946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082187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3954944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08491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032667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3977414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3927047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7096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69297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390473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032667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032667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390473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7096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05159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032667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float" office:value="0.0343418604208491" calcext:value-type="float">
            <text:p>0.03434186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44821" calcext:value-type="float">
            <text:p>1448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0929007822950882" calcext:value-type="float">
            <text:p>0.0929007823</text:p>
          </table:table-cell>
          <table:table-cell table:number-columns-repeated="9"/>
        </table:table-row>
        <table:table-row table:style-name="ro1">
          <table:table-cell office:value-type="float" office:value="0.0917418640618022" calcext:value-type="float">
            <text:p>0.0917418641</text:p>
          </table:table-cell>
          <table:table-cell table:number-columns-repeated="9"/>
        </table:table-row>
        <table:table-row table:style-name="ro1">
          <table:table-cell office:value-type="float" office:value="0.0914327862950282" calcext:value-type="float">
            <text:p>0.0914327863</text:p>
          </table:table-cell>
          <table:table-cell table:number-columns-repeated="9"/>
        </table:table-row>
        <table:table-row table:style-name="ro1">
          <table:table-cell office:value-type="float" office:value="0.0912855541382702" calcext:value-type="float">
            <text:p>0.0912855541</text:p>
          </table:table-cell>
          <table:table-cell table:number-columns-repeated="9"/>
        </table:table-row>
        <table:table-row table:style-name="ro1">
          <table:table-cell office:value-type="float" office:value="0.091207407932334" calcext:value-type="float">
            <text:p>0.0912074079</text:p>
          </table:table-cell>
          <table:table-cell table:number-columns-repeated="9"/>
        </table:table-row>
        <table:table-row table:style-name="ro1">
          <table:table-cell office:value-type="float" office:value="0.0911532747016082" calcext:value-type="float">
            <text:p>0.0911532747</text:p>
          </table:table-cell>
          <table:table-cell table:number-columns-repeated="9"/>
        </table:table-row>
        <table:table-row table:style-name="ro1">
          <table:table-cell office:value-type="float" office:value="0.091117751268433" calcext:value-type="float">
            <text:p>0.0911177513</text:p>
          </table:table-cell>
          <table:table-cell table:number-columns-repeated="9"/>
        </table:table-row>
        <table:table-row table:style-name="ro1">
          <table:table-cell office:value-type="float" office:value="0.0910930717480457" calcext:value-type="float">
            <text:p>0.0910930717</text:p>
          </table:table-cell>
          <table:table-cell table:number-columns-repeated="9"/>
        </table:table-row>
        <table:table-row table:style-name="ro1">
          <table:table-cell office:value-type="float" office:value="0.0910744343170177" calcext:value-type="float">
            <text:p>0.0910744343</text:p>
          </table:table-cell>
          <table:table-cell table:number-columns-repeated="9"/>
        </table:table-row>
        <table:table-row table:style-name="ro1">
          <table:table-cell office:value-type="float" office:value="0.0910604696902354" calcext:value-type="float">
            <text:p>0.0910604697</text:p>
          </table:table-cell>
          <table:table-cell table:number-columns-repeated="9"/>
        </table:table-row>
        <table:table-row table:style-name="ro1">
          <table:table-cell office:value-type="float" office:value="0.0910493388865913" calcext:value-type="float">
            <text:p>0.0910493389</text:p>
          </table:table-cell>
          <table:table-cell table:number-columns-repeated="9"/>
        </table:table-row>
        <table:table-row table:style-name="ro1">
          <table:table-cell office:value-type="float" office:value="0.0910406482590758" calcext:value-type="float">
            <text:p>0.0910406483</text:p>
          </table:table-cell>
          <table:table-cell table:number-columns-repeated="9"/>
        </table:table-row>
        <table:table-row table:style-name="ro1">
          <table:table-cell office:value-type="float" office:value="0.091033305226849" calcext:value-type="float">
            <text:p>0.0910333052</text:p>
          </table:table-cell>
          <table:table-cell table:number-columns-repeated="9"/>
        </table:table-row>
        <table:table-row table:style-name="ro1">
          <table:table-cell office:value-type="float" office:value="0.0910276488726029" calcext:value-type="float">
            <text:p>0.0910276489</text:p>
          </table:table-cell>
          <table:table-cell table:number-columns-repeated="9"/>
        </table:table-row>
        <table:table-row table:style-name="ro1">
          <table:table-cell office:value-type="float" office:value="0.091022920316725" calcext:value-type="float">
            <text:p>0.0910229203</text:p>
          </table:table-cell>
          <table:table-cell table:number-columns-repeated="9"/>
        </table:table-row>
        <table:table-row table:style-name="ro1">
          <table:table-cell office:value-type="float" office:value="0.0910189535356118" calcext:value-type="float">
            <text:p>0.0910189535</text:p>
          </table:table-cell>
          <table:table-cell table:number-columns-repeated="9"/>
        </table:table-row>
        <table:table-row table:style-name="ro1">
          <table:table-cell office:value-type="float" office:value="0.091015782127873" calcext:value-type="float">
            <text:p>0.0910157821</text:p>
          </table:table-cell>
          <table:table-cell table:number-columns-repeated="9"/>
        </table:table-row>
        <table:table-row table:style-name="ro1">
          <table:table-cell office:value-type="float" office:value="0.0910131997920643" calcext:value-type="float">
            <text:p>0.0910131998</text:p>
          </table:table-cell>
          <table:table-cell table:number-columns-repeated="9"/>
        </table:table-row>
        <table:table-row table:style-name="ro1">
          <table:table-cell office:value-type="float" office:value="0.0910108359365096" calcext:value-type="float">
            <text:p>0.0910108359</text:p>
          </table:table-cell>
          <table:table-cell table:number-columns-repeated="9"/>
        </table:table-row>
        <table:table-row table:style-name="ro1">
          <table:table-cell office:value-type="float" office:value="0.0910089451304014" calcext:value-type="float">
            <text:p>0.0910089451</text:p>
          </table:table-cell>
          <table:table-cell table:number-columns-repeated="9"/>
        </table:table-row>
        <table:table-row table:style-name="ro1">
          <table:table-cell office:value-type="float" office:value="0.0910075182225457" calcext:value-type="float">
            <text:p>0.0910075182</text:p>
          </table:table-cell>
          <table:table-cell table:number-columns-repeated="9"/>
        </table:table-row>
        <table:table-row table:style-name="ro1">
          <table:table-cell office:value-type="float" office:value="0.0910059836620722" calcext:value-type="float">
            <text:p>0.0910059837</text:p>
          </table:table-cell>
          <table:table-cell table:number-columns-repeated="9"/>
        </table:table-row>
        <table:table-row table:style-name="ro1">
          <table:table-cell office:value-type="float" office:value="0.0910045437631258" calcext:value-type="float">
            <text:p>0.0910045438</text:p>
          </table:table-cell>
          <table:table-cell table:number-columns-repeated="9"/>
        </table:table-row>
        <table:table-row table:style-name="ro1">
          <table:table-cell office:value-type="float" office:value="0.0910034281166906" calcext:value-type="float">
            <text:p>0.0910034281</text:p>
          </table:table-cell>
          <table:table-cell table:number-columns-repeated="9"/>
        </table:table-row>
        <table:table-row table:style-name="ro1">
          <table:table-cell office:value-type="float" office:value="0.0910026038288501" calcext:value-type="float">
            <text:p>0.0910026038</text:p>
          </table:table-cell>
          <table:table-cell table:number-columns-repeated="9"/>
        </table:table-row>
        <table:table-row table:style-name="ro1">
          <table:table-cell office:value-type="float" office:value="0.0910009677185385" calcext:value-type="float">
            <text:p>0.0910009677</text:p>
          </table:table-cell>
          <table:table-cell table:number-columns-repeated="9"/>
        </table:table-row>
        <table:table-row table:style-name="ro1">
          <table:table-cell office:value-type="float" office:value="0.0909996632316032" calcext:value-type="float">
            <text:p>0.0909996632</text:p>
          </table:table-cell>
          <table:table-cell table:number-columns-repeated="9"/>
        </table:table-row>
        <table:table-row table:style-name="ro1">
          <table:table-cell office:value-type="float" office:value="0.0909987337046214" calcext:value-type="float">
            <text:p>0.0909987337</text:p>
          </table:table-cell>
          <table:table-cell table:number-columns-repeated="9"/>
        </table:table-row>
        <table:table-row table:style-name="ro1">
          <table:table-cell office:value-type="float" office:value="0.0909978986267558" calcext:value-type="float">
            <text:p>0.0909978986</text:p>
          </table:table-cell>
          <table:table-cell table:number-columns-repeated="9"/>
        </table:table-row>
        <table:table-row table:style-name="ro1">
          <table:table-cell office:value-type="float" office:value="0.0909970434274952" calcext:value-type="float">
            <text:p>0.0909970434</text:p>
          </table:table-cell>
          <table:table-cell table:number-columns-repeated="9"/>
        </table:table-row>
        <table:table-row table:style-name="ro1">
          <table:table-cell office:value-type="float" office:value="0.0909966739487867" calcext:value-type="float">
            <text:p>0.0909966739</text:p>
          </table:table-cell>
          <table:table-cell table:number-columns-repeated="9"/>
        </table:table-row>
        <table:table-row table:style-name="ro1">
          <table:table-cell office:value-type="float" office:value="0.0909962616896466" calcext:value-type="float">
            <text:p>0.0909962617</text:p>
          </table:table-cell>
          <table:table-cell table:number-columns-repeated="9"/>
        </table:table-row>
        <table:table-row table:style-name="ro1">
          <table:table-cell office:value-type="float" office:value="0.090995978894103" calcext:value-type="float">
            <text:p>0.0909959789</text:p>
          </table:table-cell>
          <table:table-cell table:number-columns-repeated="9"/>
        </table:table-row>
        <table:table-row table:style-name="ro1">
          <table:table-cell office:value-type="float" office:value="0.0909956264676824" calcext:value-type="float">
            <text:p>0.0909956265</text:p>
          </table:table-cell>
          <table:table-cell table:number-columns-repeated="9"/>
        </table:table-row>
        <table:table-row table:style-name="ro1">
          <table:table-cell office:value-type="float" office:value="0.090995248248989" calcext:value-type="float">
            <text:p>0.0909952482</text:p>
          </table:table-cell>
          <table:table-cell table:number-columns-repeated="9"/>
        </table:table-row>
        <table:table-row table:style-name="ro1">
          <table:table-cell office:value-type="float" office:value="0.0909947956190834" calcext:value-type="float">
            <text:p>0.0909947956</text:p>
          </table:table-cell>
          <table:table-cell table:number-columns-repeated="9"/>
        </table:table-row>
        <table:table-row table:style-name="ro1">
          <table:table-cell office:value-type="float" office:value="0.090994330651802" calcext:value-type="float">
            <text:p>0.0909943307</text:p>
          </table:table-cell>
          <table:table-cell table:number-columns-repeated="9"/>
        </table:table-row>
        <table:table-row table:style-name="ro1">
          <table:table-cell office:value-type="float" office:value="0.0909941615920303" calcext:value-type="float">
            <text:p>0.0909941616</text:p>
          </table:table-cell>
          <table:table-cell table:number-columns-repeated="9"/>
        </table:table-row>
        <table:table-row table:style-name="ro1">
          <table:table-cell office:value-type="float" office:value="0.090994073967104" calcext:value-type="float">
            <text:p>0.090994074</text:p>
          </table:table-cell>
          <table:table-cell table:number-columns-repeated="9"/>
        </table:table-row>
        <table:table-row table:style-name="ro1">
          <table:table-cell office:value-type="float" office:value="0.0909940241257076" calcext:value-type="float">
            <text:p>0.0909940241</text:p>
          </table:table-cell>
          <table:table-cell table:number-columns-repeated="9"/>
        </table:table-row>
        <table:table-row table:style-name="ro1">
          <table:table-cell office:value-type="float" office:value="0.0909939482129492" calcext:value-type="float">
            <text:p>0.0909939482</text:p>
          </table:table-cell>
          <table:table-cell table:number-columns-repeated="9"/>
        </table:table-row>
        <table:table-row table:style-name="ro1">
          <table:table-cell office:value-type="float" office:value="0.0909939065164709" calcext:value-type="float">
            <text:p>0.0909939065</text:p>
          </table:table-cell>
          <table:table-cell table:number-columns-repeated="9"/>
        </table:table-row>
        <table:table-row table:style-name="ro1">
          <table:table-cell office:value-type="float" office:value="0.0909938354301857" calcext:value-type="float">
            <text:p>0.0909938354</text:p>
          </table:table-cell>
          <table:table-cell table:number-columns-repeated="9"/>
        </table:table-row>
        <table:table-row table:style-name="ro1">
          <table:table-cell office:value-type="float" office:value="0.0909938079056859" calcext:value-type="float">
            <text:p>0.0909938079</text:p>
          </table:table-cell>
          <table:table-cell table:number-columns-repeated="9"/>
        </table:table-row>
        <table:table-row table:style-name="ro1">
          <table:table-cell office:value-type="float" office:value="0.0909937487214893" calcext:value-type="float">
            <text:p>0.0909937487</text:p>
          </table:table-cell>
          <table:table-cell table:number-columns-repeated="9"/>
        </table:table-row>
        <table:table-row table:style-name="ro1">
          <table:table-cell office:value-type="float" office:value="0.0909937288650838" calcext:value-type="float">
            <text:p>0.0909937289</text:p>
          </table:table-cell>
          <table:table-cell table:number-columns-repeated="9"/>
        </table:table-row>
        <table:table-row table:style-name="ro1">
          <table:table-cell office:value-type="float" office:value="0.090993725447125" calcext:value-type="float">
            <text:p>0.0909937254</text:p>
          </table:table-cell>
          <table:table-cell table:number-columns-repeated="9"/>
        </table:table-row>
        <table:table-row table:style-name="ro1">
          <table:table-cell office:value-type="float" office:value="0.0909937230910033" calcext:value-type="float">
            <text:p>0.0909937231</text:p>
          </table:table-cell>
          <table:table-cell table:number-columns-repeated="9"/>
        </table:table-row>
        <table:table-row table:style-name="ro1">
          <table:table-cell office:value-type="float" office:value="0.0909937214682584" calcext:value-type="float">
            <text:p>0.0909937215</text:p>
          </table:table-cell>
          <table:table-cell table:number-columns-repeated="9"/>
        </table:table-row>
        <table:table-row table:style-name="ro1">
          <table:table-cell office:value-type="float" office:value="0.0909937189915037" calcext:value-type="float">
            <text:p>0.090993719</text:p>
          </table:table-cell>
          <table:table-cell table:number-columns-repeated="9"/>
        </table:table-row>
        <table:table-row table:style-name="ro1">
          <table:table-cell office:value-type="float" office:value="0.090993717424242" calcext:value-type="float">
            <text:p>0.0909937174</text:p>
          </table:table-cell>
          <table:table-cell table:number-columns-repeated="9"/>
        </table:table-row>
        <table:table-row table:style-name="ro1">
          <table:table-cell office:value-type="float" office:value="0.0909937165429687" calcext:value-type="float">
            <text:p>0.0909937165</text:p>
          </table:table-cell>
          <table:table-cell table:number-columns-repeated="9"/>
        </table:table-row>
        <table:table-row table:style-name="ro1">
          <table:table-cell office:value-type="float" office:value="0.0909937129783447" calcext:value-type="float">
            <text:p>0.090993713</text:p>
          </table:table-cell>
          <table:table-cell table:number-columns-repeated="9"/>
        </table:table-row>
        <table:table-row table:style-name="ro1">
          <table:table-cell office:value-type="float" office:value="0.0909937122369939" calcext:value-type="float">
            <text:p>0.0909937122</text:p>
          </table:table-cell>
          <table:table-cell table:number-columns-repeated="9"/>
        </table:table-row>
        <table:table-row table:style-name="ro1">
          <table:table-cell office:value-type="float" office:value="0.0909937116615363" calcext:value-type="float">
            <text:p>0.0909937117</text:p>
          </table:table-cell>
          <table:table-cell table:number-columns-repeated="9"/>
        </table:table-row>
        <table:table-row table:style-name="ro1">
          <table:table-cell office:value-type="float" office:value="0.0909937110575488" calcext:value-type="float">
            <text:p>0.0909937111</text:p>
          </table:table-cell>
          <table:table-cell table:number-columns-repeated="9"/>
        </table:table-row>
        <table:table-row table:style-name="ro1">
          <table:table-cell office:value-type="float" office:value="0.0909937107841829" calcext:value-type="float">
            <text:p>0.0909937108</text:p>
          </table:table-cell>
          <table:table-cell table:number-columns-repeated="9"/>
        </table:table-row>
        <table:table-row table:style-name="ro1">
          <table:table-cell office:value-type="float" office:value="0.0909937100226907" calcext:value-type="float">
            <text:p>0.09099371</text:p>
          </table:table-cell>
          <table:table-cell table:number-columns-repeated="9"/>
        </table:table-row>
        <table:table-row table:style-name="ro1">
          <table:table-cell office:value-type="float" office:value="0.0909937096246856" calcext:value-type="float">
            <text:p>0.0909937096</text:p>
          </table:table-cell>
          <table:table-cell table:number-columns-repeated="9"/>
        </table:table-row>
        <table:table-row table:style-name="ro1">
          <table:table-cell office:value-type="float" office:value="0.0909937095107081" calcext:value-type="float">
            <text:p>0.09099370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38933" calcext:value-type="float">
            <text:p>13893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0322380809453912" calcext:value-type="float">
            <text:p>0.0322380809</text:p>
          </table:table-cell>
          <table:table-cell table:number-columns-repeated="9"/>
        </table:table-row>
        <table:table-row table:style-name="ro1">
          <table:table-cell office:value-type="float" office:value="0.0317268027333612" calcext:value-type="float">
            <text:p>0.0317268027</text:p>
          </table:table-cell>
          <table:table-cell table:number-columns-repeated="9"/>
        </table:table-row>
        <table:table-row table:style-name="ro1">
          <table:table-cell office:value-type="float" office:value="0.0316086897808952" calcext:value-type="float">
            <text:p>0.0316086898</text:p>
          </table:table-cell>
          <table:table-cell table:number-columns-repeated="9"/>
        </table:table-row>
        <table:table-row table:style-name="ro1">
          <table:table-cell office:value-type="float" office:value="0.0315633770542019" calcext:value-type="float">
            <text:p>0.0315633771</text:p>
          </table:table-cell>
          <table:table-cell table:number-columns-repeated="9"/>
        </table:table-row>
        <table:table-row table:style-name="ro1">
          <table:table-cell office:value-type="float" office:value="0.0315388505820697" calcext:value-type="float">
            <text:p>0.0315388506</text:p>
          </table:table-cell>
          <table:table-cell table:number-columns-repeated="9"/>
        </table:table-row>
        <table:table-row table:style-name="ro1">
          <table:table-cell office:value-type="float" office:value="0.0315250002661746" calcext:value-type="float">
            <text:p>0.0315250003</text:p>
          </table:table-cell>
          <table:table-cell table:number-columns-repeated="9"/>
        </table:table-row>
        <table:table-row table:style-name="ro1">
          <table:table-cell office:value-type="float" office:value="0.0315161923860154" calcext:value-type="float">
            <text:p>0.0315161924</text:p>
          </table:table-cell>
          <table:table-cell table:number-columns-repeated="9"/>
        </table:table-row>
        <table:table-row table:style-name="ro1">
          <table:table-cell office:value-type="float" office:value="0.0315106692655334" calcext:value-type="float">
            <text:p>0.0315106693</text:p>
          </table:table-cell>
          <table:table-cell table:number-columns-repeated="9"/>
        </table:table-row>
        <table:table-row table:style-name="ro1">
          <table:table-cell office:value-type="float" office:value="0.0315068026653166" calcext:value-type="float">
            <text:p>0.0315068027</text:p>
          </table:table-cell>
          <table:table-cell table:number-columns-repeated="9"/>
        </table:table-row>
        <table:table-row table:style-name="ro1">
          <table:table-cell office:value-type="float" office:value="0.0315041027219664" calcext:value-type="float">
            <text:p>0.0315041027</text:p>
          </table:table-cell>
          <table:table-cell table:number-columns-repeated="9"/>
        </table:table-row>
        <table:table-row table:style-name="ro1">
          <table:table-cell office:value-type="float" office:value="0.031502172774723" calcext:value-type="float">
            <text:p>0.0315021728</text:p>
          </table:table-cell>
          <table:table-cell table:number-columns-repeated="9"/>
        </table:table-row>
        <table:table-row table:style-name="ro1">
          <table:table-cell office:value-type="float" office:value="0.0315007293551215" calcext:value-type="float">
            <text:p>0.0315007294</text:p>
          </table:table-cell>
          <table:table-cell table:number-columns-repeated="9"/>
        </table:table-row>
        <table:table-row table:style-name="ro1">
          <table:table-cell office:value-type="float" office:value="0.0314996923819824" calcext:value-type="float">
            <text:p>0.0314996924</text:p>
          </table:table-cell>
          <table:table-cell table:number-columns-repeated="9"/>
        </table:table-row>
        <table:table-row table:style-name="ro1">
          <table:table-cell office:value-type="float" office:value="0.031498761487082" calcext:value-type="float">
            <text:p>0.0314987615</text:p>
          </table:table-cell>
          <table:table-cell table:number-columns-repeated="9"/>
        </table:table-row>
        <table:table-row table:style-name="ro1">
          <table:table-cell office:value-type="float" office:value="0.031498001554082" calcext:value-type="float">
            <text:p>0.0314980016</text:p>
          </table:table-cell>
          <table:table-cell table:number-columns-repeated="9"/>
        </table:table-row>
        <table:table-row table:style-name="ro1">
          <table:table-cell office:value-type="float" office:value="0.0314973358781749" calcext:value-type="float">
            <text:p>0.0314973359</text:p>
          </table:table-cell>
          <table:table-cell table:number-columns-repeated="9"/>
        </table:table-row>
        <table:table-row table:style-name="ro1">
          <table:table-cell office:value-type="float" office:value="0.0314967757860504" calcext:value-type="float">
            <text:p>0.0314967758</text:p>
          </table:table-cell>
          <table:table-cell table:number-columns-repeated="9"/>
        </table:table-row>
        <table:table-row table:style-name="ro1">
          <table:table-cell office:value-type="float" office:value="0.0314962611662811" calcext:value-type="float">
            <text:p>0.0314962612</text:p>
          </table:table-cell>
          <table:table-cell table:number-columns-repeated="9"/>
        </table:table-row>
        <table:table-row table:style-name="ro1">
          <table:table-cell office:value-type="float" office:value="0.0314959092067967" calcext:value-type="float">
            <text:p>0.0314959092</text:p>
          </table:table-cell>
          <table:table-cell table:number-columns-repeated="9"/>
        </table:table-row>
        <table:table-row table:style-name="ro1">
          <table:table-cell office:value-type="float" office:value="0.0314956461628916" calcext:value-type="float">
            <text:p>0.0314956462</text:p>
          </table:table-cell>
          <table:table-cell table:number-columns-repeated="9"/>
        </table:table-row>
        <table:table-row table:style-name="ro1">
          <table:table-cell office:value-type="float" office:value="0.0314954260810701" calcext:value-type="float">
            <text:p>0.0314954261</text:p>
          </table:table-cell>
          <table:table-cell table:number-columns-repeated="9"/>
        </table:table-row>
        <table:table-row table:style-name="ro1">
          <table:table-cell office:value-type="float" office:value="0.0314952600414771" calcext:value-type="float">
            <text:p>0.03149526</text:p>
          </table:table-cell>
          <table:table-cell table:number-columns-repeated="9"/>
        </table:table-row>
        <table:table-row table:style-name="ro1">
          <table:table-cell office:value-type="float" office:value="0.0314951090233874" calcext:value-type="float">
            <text:p>0.031495109</text:p>
          </table:table-cell>
          <table:table-cell table:number-columns-repeated="9"/>
        </table:table-row>
        <table:table-row table:style-name="ro1">
          <table:table-cell office:value-type="float" office:value="0.0314949304694325" calcext:value-type="float">
            <text:p>0.0314949305</text:p>
          </table:table-cell>
          <table:table-cell table:number-columns-repeated="9"/>
        </table:table-row>
        <table:table-row table:style-name="ro1">
          <table:table-cell office:value-type="float" office:value="0.0314947866496367" calcext:value-type="float">
            <text:p>0.0314947866</text:p>
          </table:table-cell>
          <table:table-cell table:number-columns-repeated="9"/>
        </table:table-row>
        <table:table-row table:style-name="ro1">
          <table:table-cell office:value-type="float" office:value="0.0314946655768452" calcext:value-type="float">
            <text:p>0.0314946656</text:p>
          </table:table-cell>
          <table:table-cell table:number-columns-repeated="9"/>
        </table:table-row>
        <table:table-row table:style-name="ro1">
          <table:table-cell office:value-type="float" office:value="0.031494471166135" calcext:value-type="float">
            <text:p>0.0314944712</text:p>
          </table:table-cell>
          <table:table-cell table:number-columns-repeated="9"/>
        </table:table-row>
        <table:table-row table:style-name="ro1">
          <table:table-cell office:value-type="float" office:value="0.0314943663978619" calcext:value-type="float">
            <text:p>0.0314943664</text:p>
          </table:table-cell>
          <table:table-cell table:number-columns-repeated="9"/>
        </table:table-row>
        <table:table-row table:style-name="ro1">
          <table:table-cell office:value-type="float" office:value="0.0314942717062747" calcext:value-type="float">
            <text:p>0.0314942717</text:p>
          </table:table-cell>
          <table:table-cell table:number-columns-repeated="9"/>
        </table:table-row>
        <table:table-row table:style-name="ro1">
          <table:table-cell office:value-type="float" office:value="0.0314942240519475" calcext:value-type="float">
            <text:p>0.0314942241</text:p>
          </table:table-cell>
          <table:table-cell table:number-columns-repeated="9"/>
        </table:table-row>
        <table:table-row table:style-name="ro1">
          <table:table-cell office:value-type="float" office:value="0.0314942012995291" calcext:value-type="float">
            <text:p>0.0314942013</text:p>
          </table:table-cell>
          <table:table-cell table:number-columns-repeated="9"/>
        </table:table-row>
        <table:table-row table:style-name="ro1">
          <table:table-cell office:value-type="float" office:value="0.0314940949215915" calcext:value-type="float">
            <text:p>0.0314940949</text:p>
          </table:table-cell>
          <table:table-cell table:number-columns-repeated="9"/>
        </table:table-row>
        <table:table-row table:style-name="ro1">
          <table:table-cell office:value-type="float" office:value="0.0314940866934812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11964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34812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11964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54871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54871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32965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32965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34812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32965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32965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34812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11964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54871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32965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11964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54871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32965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32965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34812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11964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54871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32965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34812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511964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54871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54871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float" office:value="0.0314940866954871" calcext:value-type="float">
            <text:p>0.0314940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40471" calcext:value-type="float">
            <text:p>14047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0337808541848556" calcext:value-type="float">
            <text:p>0.0337808542</text:p>
          </table:table-cell>
          <table:table-cell table:number-columns-repeated="9"/>
        </table:table-row>
        <table:table-row table:style-name="ro1">
          <table:table-cell office:value-type="float" office:value="0.0333755651923743" calcext:value-type="float">
            <text:p>0.0333755652</text:p>
          </table:table-cell>
          <table:table-cell table:number-columns-repeated="9"/>
        </table:table-row>
        <table:table-row table:style-name="ro1">
          <table:table-cell office:value-type="float" office:value="0.0332707139510431" calcext:value-type="float">
            <text:p>0.033270714</text:p>
          </table:table-cell>
          <table:table-cell table:number-columns-repeated="9"/>
        </table:table-row>
        <table:table-row table:style-name="ro1">
          <table:table-cell office:value-type="float" office:value="0.0332276983662765" calcext:value-type="float">
            <text:p>0.0332276984</text:p>
          </table:table-cell>
          <table:table-cell table:number-columns-repeated="9"/>
        </table:table-row>
        <table:table-row table:style-name="ro1">
          <table:table-cell office:value-type="float" office:value="0.0332047492528301" calcext:value-type="float">
            <text:p>0.0332047493</text:p>
          </table:table-cell>
          <table:table-cell table:number-columns-repeated="9"/>
        </table:table-row>
        <table:table-row table:style-name="ro1">
          <table:table-cell office:value-type="float" office:value="0.0331913513442997" calcext:value-type="float">
            <text:p>0.0331913513</text:p>
          </table:table-cell>
          <table:table-cell table:number-columns-repeated="9"/>
        </table:table-row>
        <table:table-row table:style-name="ro1">
          <table:table-cell office:value-type="float" office:value="0.0331830118849057" calcext:value-type="float">
            <text:p>0.0331830119</text:p>
          </table:table-cell>
          <table:table-cell table:number-columns-repeated="9"/>
        </table:table-row>
        <table:table-row table:style-name="ro1">
          <table:table-cell office:value-type="float" office:value="0.0331775332865194" calcext:value-type="float">
            <text:p>0.0331775333</text:p>
          </table:table-cell>
          <table:table-cell table:number-columns-repeated="9"/>
        </table:table-row>
        <table:table-row table:style-name="ro1">
          <table:table-cell office:value-type="float" office:value="0.033173951106444" calcext:value-type="float">
            <text:p>0.0331739511</text:p>
          </table:table-cell>
          <table:table-cell table:number-columns-repeated="9"/>
        </table:table-row>
        <table:table-row table:style-name="ro1">
          <table:table-cell office:value-type="float" office:value="0.0331712941603294" calcext:value-type="float">
            <text:p>0.0331712942</text:p>
          </table:table-cell>
          <table:table-cell table:number-columns-repeated="9"/>
        </table:table-row>
        <table:table-row table:style-name="ro1">
          <table:table-cell office:value-type="float" office:value="0.0331693915515851" calcext:value-type="float">
            <text:p>0.0331693916</text:p>
          </table:table-cell>
          <table:table-cell table:number-columns-repeated="9"/>
        </table:table-row>
        <table:table-row table:style-name="ro1">
          <table:table-cell office:value-type="float" office:value="0.0331679345381499" calcext:value-type="float">
            <text:p>0.0331679345</text:p>
          </table:table-cell>
          <table:table-cell table:number-columns-repeated="9"/>
        </table:table-row>
        <table:table-row table:style-name="ro1">
          <table:table-cell office:value-type="float" office:value="0.0331667562416687" calcext:value-type="float">
            <text:p>0.0331667562</text:p>
          </table:table-cell>
          <table:table-cell table:number-columns-repeated="9"/>
        </table:table-row>
        <table:table-row table:style-name="ro1">
          <table:table-cell office:value-type="float" office:value="0.0331659205002046" calcext:value-type="float">
            <text:p>0.0331659205</text:p>
          </table:table-cell>
          <table:table-cell table:number-columns-repeated="9"/>
        </table:table-row>
        <table:table-row table:style-name="ro1">
          <table:table-cell office:value-type="float" office:value="0.0331651240183708" calcext:value-type="float">
            <text:p>0.033165124</text:p>
          </table:table-cell>
          <table:table-cell table:number-columns-repeated="9"/>
        </table:table-row>
        <table:table-row table:style-name="ro1">
          <table:table-cell office:value-type="float" office:value="0.0331646749620309" calcext:value-type="float">
            <text:p>0.033164675</text:p>
          </table:table-cell>
          <table:table-cell table:number-columns-repeated="9"/>
        </table:table-row>
        <table:table-row table:style-name="ro1">
          <table:table-cell office:value-type="float" office:value="0.0331642530472109" calcext:value-type="float">
            <text:p>0.033164253</text:p>
          </table:table-cell>
          <table:table-cell table:number-columns-repeated="9"/>
        </table:table-row>
        <table:table-row table:style-name="ro1">
          <table:table-cell office:value-type="float" office:value="0.0331639025520806" calcext:value-type="float">
            <text:p>0.0331639026</text:p>
          </table:table-cell>
          <table:table-cell table:number-columns-repeated="9"/>
        </table:table-row>
        <table:table-row table:style-name="ro1">
          <table:table-cell office:value-type="float" office:value="0.0331633467736857" calcext:value-type="float">
            <text:p>0.0331633468</text:p>
          </table:table-cell>
          <table:table-cell table:number-columns-repeated="9"/>
        </table:table-row>
        <table:table-row table:style-name="ro1">
          <table:table-cell office:value-type="float" office:value="0.0331630606767136" calcext:value-type="float">
            <text:p>0.0331630607</text:p>
          </table:table-cell>
          <table:table-cell table:number-columns-repeated="9"/>
        </table:table-row>
        <table:table-row table:style-name="ro1">
          <table:table-cell office:value-type="float" office:value="0.0331629147066195" calcext:value-type="float">
            <text:p>0.0331629147</text:p>
          </table:table-cell>
          <table:table-cell table:number-columns-repeated="9"/>
        </table:table-row>
        <table:table-row table:style-name="ro1">
          <table:table-cell office:value-type="float" office:value="0.0331626092547855" calcext:value-type="float">
            <text:p>0.0331626093</text:p>
          </table:table-cell>
          <table:table-cell table:number-columns-repeated="9"/>
        </table:table-row>
        <table:table-row table:style-name="ro1">
          <table:table-cell office:value-type="float" office:value="0.0331624037632496" calcext:value-type="float">
            <text:p>0.0331624038</text:p>
          </table:table-cell>
          <table:table-cell table:number-columns-repeated="9"/>
        </table:table-row>
        <table:table-row table:style-name="ro1">
          <table:table-cell office:value-type="float" office:value="0.0331623001633982" calcext:value-type="float">
            <text:p>0.0331623002</text:p>
          </table:table-cell>
          <table:table-cell table:number-columns-repeated="9"/>
        </table:table-row>
        <table:table-row table:style-name="ro1">
          <table:table-cell office:value-type="float" office:value="0.0331622351849298" calcext:value-type="float">
            <text:p>0.0331622352</text:p>
          </table:table-cell>
          <table:table-cell table:number-columns-repeated="9"/>
        </table:table-row>
        <table:table-row table:style-name="ro1">
          <table:table-cell office:value-type="float" office:value="0.0331622241936102" calcext:value-type="float">
            <text:p>0.0331622242</text:p>
          </table:table-cell>
          <table:table-cell table:number-columns-repeated="9"/>
        </table:table-row>
        <table:table-row table:style-name="ro1">
          <table:table-cell office:value-type="float" office:value="0.0331621677748436" calcext:value-type="float">
            <text:p>0.0331621678</text:p>
          </table:table-cell>
          <table:table-cell table:number-columns-repeated="9"/>
        </table:table-row>
        <table:table-row table:style-name="ro1">
          <table:table-cell office:value-type="float" office:value="0.0331621595300115" calcext:value-type="float">
            <text:p>0.0331621595</text:p>
          </table:table-cell>
          <table:table-cell table:number-columns-repeated="9"/>
        </table:table-row>
        <table:table-row table:style-name="ro1">
          <table:table-cell office:value-type="float" office:value="0.0331621556054972" calcext:value-type="float">
            <text:p>0.0331621556</text:p>
          </table:table-cell>
          <table:table-cell table:number-columns-repeated="9"/>
        </table:table-row>
        <table:table-row table:style-name="ro1">
          <table:table-cell office:value-type="float" office:value="0.0331621114793626" calcext:value-type="float">
            <text:p>0.0331621115</text:p>
          </table:table-cell>
          <table:table-cell table:number-columns-repeated="9"/>
        </table:table-row>
        <table:table-row table:style-name="ro1">
          <table:table-cell office:value-type="float" office:value="0.0331620921714376" calcext:value-type="float">
            <text:p>0.0331620922</text:p>
          </table:table-cell>
          <table:table-cell table:number-columns-repeated="9"/>
        </table:table-row>
        <table:table-row table:style-name="ro1">
          <table:table-cell office:value-type="float" office:value="0.0331620730061388" calcext:value-type="float">
            <text:p>0.033162073</text:p>
          </table:table-cell>
          <table:table-cell table:number-columns-repeated="9"/>
        </table:table-row>
        <table:table-row table:style-name="ro1">
          <table:table-cell office:value-type="float" office:value="0.0331620686069517" calcext:value-type="float">
            <text:p>0.0331620686</text:p>
          </table:table-cell>
          <table:table-cell table:number-columns-repeated="9"/>
        </table:table-row>
        <table:table-row table:style-name="ro1">
          <table:table-cell office:value-type="float" office:value="0.0331620652427084" calcext:value-type="float">
            <text:p>0.0331620652</text:p>
          </table:table-cell>
          <table:table-cell table:number-columns-repeated="9"/>
        </table:table-row>
        <table:table-row table:style-name="ro1">
          <table:table-cell office:value-type="float" office:value="0.0331620627272818" calcext:value-type="float">
            <text:p>0.0331620627</text:p>
          </table:table-cell>
          <table:table-cell table:number-columns-repeated="9"/>
        </table:table-row>
        <table:table-row table:style-name="ro1">
          <table:table-cell office:value-type="float" office:value="0.0331620616430913" calcext:value-type="float">
            <text:p>0.0331620616</text:p>
          </table:table-cell>
          <table:table-cell table:number-columns-repeated="9"/>
        </table:table-row>
        <table:table-row table:style-name="ro1">
          <table:table-cell office:value-type="float" office:value="0.033162061170395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73584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2599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2599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37765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70395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70395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37765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2599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2599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70395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37765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2599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2599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2599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70395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37765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73584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2599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2599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73584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70395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73584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float" office:value="0.0331620611525994" calcext:value-type="float">
            <text:p>0.0331620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43127" calcext:value-type="float">
            <text:p>14312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0404574242986209" calcext:value-type="float">
            <text:p>0.0404574243</text:p>
          </table:table-cell>
          <table:table-cell table:number-columns-repeated="9"/>
        </table:table-row>
        <table:table-row table:style-name="ro1">
          <table:table-cell office:value-type="float" office:value="0.039624488720084" calcext:value-type="float">
            <text:p>0.0396244887</text:p>
          </table:table-cell>
          <table:table-cell table:number-columns-repeated="9"/>
        </table:table-row>
        <table:table-row table:style-name="ro1">
          <table:table-cell office:value-type="float" office:value="0.0394153846580944" calcext:value-type="float">
            <text:p>0.0394153847</text:p>
          </table:table-cell>
          <table:table-cell table:number-columns-repeated="9"/>
        </table:table-row>
        <table:table-row table:style-name="ro1">
          <table:table-cell office:value-type="float" office:value="0.0393192034248044" calcext:value-type="float">
            <text:p>0.0393192034</text:p>
          </table:table-cell>
          <table:table-cell table:number-columns-repeated="9"/>
        </table:table-row>
        <table:table-row table:style-name="ro1">
          <table:table-cell office:value-type="float" office:value="0.039267504479592" calcext:value-type="float">
            <text:p>0.0392675045</text:p>
          </table:table-cell>
          <table:table-cell table:number-columns-repeated="9"/>
        </table:table-row>
        <table:table-row table:style-name="ro1">
          <table:table-cell office:value-type="float" office:value="0.0392369059253576" calcext:value-type="float">
            <text:p>0.0392369059</text:p>
          </table:table-cell>
          <table:table-cell table:number-columns-repeated="9"/>
        </table:table-row>
        <table:table-row table:style-name="ro1">
          <table:table-cell office:value-type="float" office:value="0.039217049533165" calcext:value-type="float">
            <text:p>0.0392170495</text:p>
          </table:table-cell>
          <table:table-cell table:number-columns-repeated="9"/>
        </table:table-row>
        <table:table-row table:style-name="ro1">
          <table:table-cell office:value-type="float" office:value="0.0392033670559863" calcext:value-type="float">
            <text:p>0.0392033671</text:p>
          </table:table-cell>
          <table:table-cell table:number-columns-repeated="9"/>
        </table:table-row>
        <table:table-row table:style-name="ro1">
          <table:table-cell office:value-type="float" office:value="0.0391938344626117" calcext:value-type="float">
            <text:p>0.0391938345</text:p>
          </table:table-cell>
          <table:table-cell table:number-columns-repeated="9"/>
        </table:table-row>
        <table:table-row table:style-name="ro1">
          <table:table-cell office:value-type="float" office:value="0.0391865429809047" calcext:value-type="float">
            <text:p>0.039186543</text:p>
          </table:table-cell>
          <table:table-cell table:number-columns-repeated="9"/>
        </table:table-row>
        <table:table-row table:style-name="ro1">
          <table:table-cell office:value-type="float" office:value="0.03918082522513" calcext:value-type="float">
            <text:p>0.0391808252</text:p>
          </table:table-cell>
          <table:table-cell table:number-columns-repeated="9"/>
        </table:table-row>
        <table:table-row table:style-name="ro1">
          <table:table-cell office:value-type="float" office:value="0.0391764276627662" calcext:value-type="float">
            <text:p>0.0391764277</text:p>
          </table:table-cell>
          <table:table-cell table:number-columns-repeated="9"/>
        </table:table-row>
        <table:table-row table:style-name="ro1">
          <table:table-cell office:value-type="float" office:value="0.039172832606902" calcext:value-type="float">
            <text:p>0.0391728326</text:p>
          </table:table-cell>
          <table:table-cell table:number-columns-repeated="9"/>
        </table:table-row>
        <table:table-row table:style-name="ro1">
          <table:table-cell office:value-type="float" office:value="0.0391700613979393" calcext:value-type="float">
            <text:p>0.0391700614</text:p>
          </table:table-cell>
          <table:table-cell table:number-columns-repeated="9"/>
        </table:table-row>
        <table:table-row table:style-name="ro1">
          <table:table-cell office:value-type="float" office:value="0.0391679993327717" calcext:value-type="float">
            <text:p>0.0391679993</text:p>
          </table:table-cell>
          <table:table-cell table:number-columns-repeated="9"/>
        </table:table-row>
        <table:table-row table:style-name="ro1">
          <table:table-cell office:value-type="float" office:value="0.0391661881772709" calcext:value-type="float">
            <text:p>0.0391661882</text:p>
          </table:table-cell>
          <table:table-cell table:number-columns-repeated="9"/>
        </table:table-row>
        <table:table-row table:style-name="ro1">
          <table:table-cell office:value-type="float" office:value="0.0391649958823099" calcext:value-type="float">
            <text:p>0.0391649959</text:p>
          </table:table-cell>
          <table:table-cell table:number-columns-repeated="9"/>
        </table:table-row>
        <table:table-row table:style-name="ro1">
          <table:table-cell office:value-type="float" office:value="0.0391639596676792" calcext:value-type="float">
            <text:p>0.0391639597</text:p>
          </table:table-cell>
          <table:table-cell table:number-columns-repeated="9"/>
        </table:table-row>
        <table:table-row table:style-name="ro1">
          <table:table-cell office:value-type="float" office:value="0.0391628093325526" calcext:value-type="float">
            <text:p>0.0391628093</text:p>
          </table:table-cell>
          <table:table-cell table:number-columns-repeated="9"/>
        </table:table-row>
        <table:table-row table:style-name="ro1">
          <table:table-cell office:value-type="float" office:value="0.039161760816214" calcext:value-type="float">
            <text:p>0.0391617608</text:p>
          </table:table-cell>
          <table:table-cell table:number-columns-repeated="9"/>
        </table:table-row>
        <table:table-row table:style-name="ro1">
          <table:table-cell office:value-type="float" office:value="0.0391608313895468" calcext:value-type="float">
            <text:p>0.0391608314</text:p>
          </table:table-cell>
          <table:table-cell table:number-columns-repeated="9"/>
        </table:table-row>
        <table:table-row table:style-name="ro1">
          <table:table-cell office:value-type="float" office:value="0.0391602118195533" calcext:value-type="float">
            <text:p>0.0391602118</text:p>
          </table:table-cell>
          <table:table-cell table:number-columns-repeated="9"/>
        </table:table-row>
        <table:table-row table:style-name="ro1">
          <table:table-cell office:value-type="float" office:value="0.0391594944461202" calcext:value-type="float">
            <text:p>0.0391594944</text:p>
          </table:table-cell>
          <table:table-cell table:number-columns-repeated="9"/>
        </table:table-row>
        <table:table-row table:style-name="ro1">
          <table:table-cell office:value-type="float" office:value="0.0391590284362628" calcext:value-type="float">
            <text:p>0.0391590284</text:p>
          </table:table-cell>
          <table:table-cell table:number-columns-repeated="9"/>
        </table:table-row>
        <table:table-row table:style-name="ro1">
          <table:table-cell office:value-type="float" office:value="0.0391585964936487" calcext:value-type="float">
            <text:p>0.0391585965</text:p>
          </table:table-cell>
          <table:table-cell table:number-columns-repeated="9"/>
        </table:table-row>
        <table:table-row table:style-name="ro1">
          <table:table-cell office:value-type="float" office:value="0.0391583029996591" calcext:value-type="float">
            <text:p>0.039158303</text:p>
          </table:table-cell>
          <table:table-cell table:number-columns-repeated="9"/>
        </table:table-row>
        <table:table-row table:style-name="ro1">
          <table:table-cell office:value-type="float" office:value="0.039157965386119" calcext:value-type="float">
            <text:p>0.0391579654</text:p>
          </table:table-cell>
          <table:table-cell table:number-columns-repeated="9"/>
        </table:table-row>
        <table:table-row table:style-name="ro1">
          <table:table-cell office:value-type="float" office:value="0.0391576769389378" calcext:value-type="float">
            <text:p>0.0391576769</text:p>
          </table:table-cell>
          <table:table-cell table:number-columns-repeated="9"/>
        </table:table-row>
        <table:table-row table:style-name="ro1">
          <table:table-cell office:value-type="float" office:value="0.0391574447947011" calcext:value-type="float">
            <text:p>0.0391574448</text:p>
          </table:table-cell>
          <table:table-cell table:number-columns-repeated="9"/>
        </table:table-row>
        <table:table-row table:style-name="ro1">
          <table:table-cell office:value-type="float" office:value="0.0391571485506847" calcext:value-type="float">
            <text:p>0.0391571486</text:p>
          </table:table-cell>
          <table:table-cell table:number-columns-repeated="9"/>
        </table:table-row>
        <table:table-row table:style-name="ro1">
          <table:table-cell office:value-type="float" office:value="0.0391569329302173" calcext:value-type="float">
            <text:p>0.0391569329</text:p>
          </table:table-cell>
          <table:table-cell table:number-columns-repeated="9"/>
        </table:table-row>
        <table:table-row table:style-name="ro1">
          <table:table-cell office:value-type="float" office:value="0.0391567720575982" calcext:value-type="float">
            <text:p>0.0391567721</text:p>
          </table:table-cell>
          <table:table-cell table:number-columns-repeated="9"/>
        </table:table-row>
        <table:table-row table:style-name="ro1">
          <table:table-cell office:value-type="float" office:value="0.0391565802442094" calcext:value-type="float">
            <text:p>0.0391565802</text:p>
          </table:table-cell>
          <table:table-cell table:number-columns-repeated="9"/>
        </table:table-row>
        <table:table-row table:style-name="ro1">
          <table:table-cell office:value-type="float" office:value="0.0391564534868242" calcext:value-type="float">
            <text:p>0.0391564535</text:p>
          </table:table-cell>
          <table:table-cell table:number-columns-repeated="9"/>
        </table:table-row>
        <table:table-row table:style-name="ro1">
          <table:table-cell office:value-type="float" office:value="0.039156338704159" calcext:value-type="float">
            <text:p>0.0391563387</text:p>
          </table:table-cell>
          <table:table-cell table:number-columns-repeated="9"/>
        </table:table-row>
        <table:table-row table:style-name="ro1">
          <table:table-cell office:value-type="float" office:value="0.0391560860790908" calcext:value-type="float">
            <text:p>0.0391560861</text:p>
          </table:table-cell>
          <table:table-cell table:number-columns-repeated="9"/>
        </table:table-row>
        <table:table-row table:style-name="ro1">
          <table:table-cell office:value-type="float" office:value="0.0391560026176729" calcext:value-type="float">
            <text:p>0.0391560026</text:p>
          </table:table-cell>
          <table:table-cell table:number-columns-repeated="9"/>
        </table:table-row>
        <table:table-row table:style-name="ro1">
          <table:table-cell office:value-type="float" office:value="0.0391559156692386" calcext:value-type="float">
            <text:p>0.0391559157</text:p>
          </table:table-cell>
          <table:table-cell table:number-columns-repeated="9"/>
        </table:table-row>
        <table:table-row table:style-name="ro1">
          <table:table-cell office:value-type="float" office:value="0.0391558604471146" calcext:value-type="float">
            <text:p>0.0391558604</text:p>
          </table:table-cell>
          <table:table-cell table:number-columns-repeated="9"/>
        </table:table-row>
        <table:table-row table:style-name="ro1">
          <table:table-cell office:value-type="float" office:value="0.0391557657882434" calcext:value-type="float">
            <text:p>0.0391557658</text:p>
          </table:table-cell>
          <table:table-cell table:number-columns-repeated="9"/>
        </table:table-row>
        <table:table-row table:style-name="ro1">
          <table:table-cell office:value-type="float" office:value="0.0391556273266122" calcext:value-type="float">
            <text:p>0.0391556273</text:p>
          </table:table-cell>
          <table:table-cell table:number-columns-repeated="9"/>
        </table:table-row>
        <table:table-row table:style-name="ro1">
          <table:table-cell office:value-type="float" office:value="0.039155508189895" calcext:value-type="float">
            <text:p>0.0391555082</text:p>
          </table:table-cell>
          <table:table-cell table:number-columns-repeated="9"/>
        </table:table-row>
        <table:table-row table:style-name="ro1">
          <table:table-cell office:value-type="float" office:value="0.0391554772944169" calcext:value-type="float">
            <text:p>0.0391554773</text:p>
          </table:table-cell>
          <table:table-cell table:number-columns-repeated="9"/>
        </table:table-row>
        <table:table-row table:style-name="ro1">
          <table:table-cell office:value-type="float" office:value="0.0391554588801586" calcext:value-type="float">
            <text:p>0.0391554589</text:p>
          </table:table-cell>
          <table:table-cell table:number-columns-repeated="9"/>
        </table:table-row>
        <table:table-row table:style-name="ro1">
          <table:table-cell office:value-type="float" office:value="0.039155442346318" calcext:value-type="float">
            <text:p>0.0391554423</text:p>
          </table:table-cell>
          <table:table-cell table:number-columns-repeated="9"/>
        </table:table-row>
        <table:table-row table:style-name="ro1">
          <table:table-cell office:value-type="float" office:value="0.0391554350298175" calcext:value-type="float">
            <text:p>0.039155435</text:p>
          </table:table-cell>
          <table:table-cell table:number-columns-repeated="9"/>
        </table:table-row>
        <table:table-row table:style-name="ro1">
          <table:table-cell office:value-type="float" office:value="0.0391554299194538" calcext:value-type="float">
            <text:p>0.0391554299</text:p>
          </table:table-cell>
          <table:table-cell table:number-columns-repeated="9"/>
        </table:table-row>
        <table:table-row table:style-name="ro1">
          <table:table-cell office:value-type="float" office:value="0.0391552767251785" calcext:value-type="float">
            <text:p>0.0391552767</text:p>
          </table:table-cell>
          <table:table-cell table:number-columns-repeated="9"/>
        </table:table-row>
        <table:table-row table:style-name="ro1">
          <table:table-cell office:value-type="float" office:value="0.0391551412593401" calcext:value-type="float">
            <text:p>0.0391551413</text:p>
          </table:table-cell>
          <table:table-cell table:number-columns-repeated="9"/>
        </table:table-row>
        <table:table-row table:style-name="ro1">
          <table:table-cell office:value-type="float" office:value="0.0391551188366354" calcext:value-type="float">
            <text:p>0.0391551188</text:p>
          </table:table-cell>
          <table:table-cell table:number-columns-repeated="9"/>
        </table:table-row>
        <table:table-row table:style-name="ro1">
          <table:table-cell office:value-type="float" office:value="0.0391550968931258" calcext:value-type="float">
            <text:p>0.0391550969</text:p>
          </table:table-cell>
          <table:table-cell table:number-columns-repeated="9"/>
        </table:table-row>
        <table:table-row table:style-name="ro1">
          <table:table-cell office:value-type="float" office:value="0.0391550849523762" calcext:value-type="float">
            <text:p>0.039155085</text:p>
          </table:table-cell>
          <table:table-cell table:number-columns-repeated="9"/>
        </table:table-row>
        <table:table-row table:style-name="ro1">
          <table:table-cell office:value-type="float" office:value="0.0391550771057305" calcext:value-type="float">
            <text:p>0.0391550771</text:p>
          </table:table-cell>
          <table:table-cell table:number-columns-repeated="9"/>
        </table:table-row>
        <table:table-row table:style-name="ro1">
          <table:table-cell office:value-type="float" office:value="0.0391550351660915" calcext:value-type="float">
            <text:p>0.0391550352</text:p>
          </table:table-cell>
          <table:table-cell table:number-columns-repeated="9"/>
        </table:table-row>
        <table:table-row table:style-name="ro1">
          <table:table-cell office:value-type="float" office:value="0.0391550019029059" calcext:value-type="float">
            <text:p>0.0391550019</text:p>
          </table:table-cell>
          <table:table-cell table:number-columns-repeated="9"/>
        </table:table-row>
        <table:table-row table:style-name="ro1">
          <table:table-cell office:value-type="float" office:value="0.0391549952579016" calcext:value-type="float">
            <text:p>0.0391549953</text:p>
          </table:table-cell>
          <table:table-cell table:number-columns-repeated="9"/>
        </table:table-row>
        <table:table-row table:style-name="ro1">
          <table:table-cell office:value-type="float" office:value="0.0391549906621122" calcext:value-type="float">
            <text:p>0.0391549907</text:p>
          </table:table-cell>
          <table:table-cell table:number-columns-repeated="9"/>
        </table:table-row>
        <table:table-row table:style-name="ro1">
          <table:table-cell office:value-type="float" office:value="0.0391549799064086" calcext:value-type="float">
            <text:p>0.0391549799</text:p>
          </table:table-cell>
          <table:table-cell table:number-columns-repeated="9"/>
        </table:table-row>
        <table:table-row table:style-name="ro1">
          <table:table-cell office:value-type="float" office:value="0.0391549712625391" calcext:value-type="float">
            <text:p>0.0391549713</text:p>
          </table:table-cell>
          <table:table-cell table:number-columns-repeated="9"/>
        </table:table-row>
        <table:table-row table:style-name="ro1">
          <table:table-cell office:value-type="float" office:value="0.0391549195064513" calcext:value-type="float">
            <text:p>0.0391549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38534" calcext:value-type="float">
            <text:p>1385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0432539424279369" calcext:value-type="float">
            <text:p>0.0432539424</text:p>
          </table:table-cell>
          <table:table-cell table:number-columns-repeated="9"/>
        </table:table-row>
        <table:table-row table:style-name="ro1">
          <table:table-cell office:value-type="float" office:value="0.0426087093631843" calcext:value-type="float">
            <text:p>0.0426087094</text:p>
          </table:table-cell>
          <table:table-cell table:number-columns-repeated="9"/>
        </table:table-row>
        <table:table-row table:style-name="ro1">
          <table:table-cell office:value-type="float" office:value="0.0424608652187994" calcext:value-type="float">
            <text:p>0.0424608652</text:p>
          </table:table-cell>
          <table:table-cell table:number-columns-repeated="9"/>
        </table:table-row>
        <table:table-row table:style-name="ro1">
          <table:table-cell office:value-type="float" office:value="0.0424016615504964" calcext:value-type="float">
            <text:p>0.0424016616</text:p>
          </table:table-cell>
          <table:table-cell table:number-columns-repeated="9"/>
        </table:table-row>
        <table:table-row table:style-name="ro1">
          <table:table-cell office:value-type="float" office:value="0.0423708691207039" calcext:value-type="float">
            <text:p>0.0423708691</text:p>
          </table:table-cell>
          <table:table-cell table:number-columns-repeated="9"/>
        </table:table-row>
        <table:table-row table:style-name="ro1">
          <table:table-cell office:value-type="float" office:value="0.0423524896889801" calcext:value-type="float">
            <text:p>0.0423524897</text:p>
          </table:table-cell>
          <table:table-cell table:number-columns-repeated="9"/>
        </table:table-row>
        <table:table-row table:style-name="ro1">
          <table:table-cell office:value-type="float" office:value="0.0423407497809965" calcext:value-type="float">
            <text:p>0.0423407498</text:p>
          </table:table-cell>
          <table:table-cell table:number-columns-repeated="9"/>
        </table:table-row>
        <table:table-row table:style-name="ro1">
          <table:table-cell office:value-type="float" office:value="0.0423328525634013" calcext:value-type="float">
            <text:p>0.0423328526</text:p>
          </table:table-cell>
          <table:table-cell table:number-columns-repeated="9"/>
        </table:table-row>
        <table:table-row table:style-name="ro1">
          <table:table-cell office:value-type="float" office:value="0.0423272839107404" calcext:value-type="float">
            <text:p>0.0423272839</text:p>
          </table:table-cell>
          <table:table-cell table:number-columns-repeated="9"/>
        </table:table-row>
        <table:table-row table:style-name="ro1">
          <table:table-cell office:value-type="float" office:value="0.0423232694553022" calcext:value-type="float">
            <text:p>0.0423232695</text:p>
          </table:table-cell>
          <table:table-cell table:number-columns-repeated="9"/>
        </table:table-row>
        <table:table-row table:style-name="ro1">
          <table:table-cell office:value-type="float" office:value="0.0423202801938324" calcext:value-type="float">
            <text:p>0.0423202802</text:p>
          </table:table-cell>
          <table:table-cell table:number-columns-repeated="9"/>
        </table:table-row>
        <table:table-row table:style-name="ro1">
          <table:table-cell office:value-type="float" office:value="0.0423179769408022" calcext:value-type="float">
            <text:p>0.0423179769</text:p>
          </table:table-cell>
          <table:table-cell table:number-columns-repeated="9"/>
        </table:table-row>
        <table:table-row table:style-name="ro1">
          <table:table-cell office:value-type="float" office:value="0.0423161840720272" calcext:value-type="float">
            <text:p>0.0423161841</text:p>
          </table:table-cell>
          <table:table-cell table:number-columns-repeated="9"/>
        </table:table-row>
        <table:table-row table:style-name="ro1">
          <table:table-cell office:value-type="float" office:value="0.0423147401738405" calcext:value-type="float">
            <text:p>0.0423147402</text:p>
          </table:table-cell>
          <table:table-cell table:number-columns-repeated="9"/>
        </table:table-row>
        <table:table-row table:style-name="ro1">
          <table:table-cell office:value-type="float" office:value="0.042313498343797" calcext:value-type="float">
            <text:p>0.0423134983</text:p>
          </table:table-cell>
          <table:table-cell table:number-columns-repeated="9"/>
        </table:table-row>
        <table:table-row table:style-name="ro1">
          <table:table-cell office:value-type="float" office:value="0.042312613440734" calcext:value-type="float">
            <text:p>0.0423126134</text:p>
          </table:table-cell>
          <table:table-cell table:number-columns-repeated="9"/>
        </table:table-row>
        <table:table-row table:style-name="ro1">
          <table:table-cell office:value-type="float" office:value="0.0423119314557965" calcext:value-type="float">
            <text:p>0.0423119315</text:p>
          </table:table-cell>
          <table:table-cell table:number-columns-repeated="9"/>
        </table:table-row>
        <table:table-row table:style-name="ro1">
          <table:table-cell office:value-type="float" office:value="0.0423113384930193" calcext:value-type="float">
            <text:p>0.0423113385</text:p>
          </table:table-cell>
          <table:table-cell table:number-columns-repeated="9"/>
        </table:table-row>
        <table:table-row table:style-name="ro1">
          <table:table-cell office:value-type="float" office:value="0.04231079741056" calcext:value-type="float">
            <text:p>0.0423107974</text:p>
          </table:table-cell>
          <table:table-cell table:number-columns-repeated="9"/>
        </table:table-row>
        <table:table-row table:style-name="ro1">
          <table:table-cell office:value-type="float" office:value="0.0423104743075128" calcext:value-type="float">
            <text:p>0.0423104743</text:p>
          </table:table-cell>
          <table:table-cell table:number-columns-repeated="9"/>
        </table:table-row>
        <table:table-row table:style-name="ro1">
          <table:table-cell office:value-type="float" office:value="0.042310227755516" calcext:value-type="float">
            <text:p>0.0423102278</text:p>
          </table:table-cell>
          <table:table-cell table:number-columns-repeated="9"/>
        </table:table-row>
        <table:table-row table:style-name="ro1">
          <table:table-cell office:value-type="float" office:value="0.0423098282016613" calcext:value-type="float">
            <text:p>0.0423098282</text:p>
          </table:table-cell>
          <table:table-cell table:number-columns-repeated="9"/>
        </table:table-row>
        <table:table-row table:style-name="ro1">
          <table:table-cell office:value-type="float" office:value="0.0423095471902667" calcext:value-type="float">
            <text:p>0.0423095472</text:p>
          </table:table-cell>
          <table:table-cell table:number-columns-repeated="9"/>
        </table:table-row>
        <table:table-row table:style-name="ro1">
          <table:table-cell office:value-type="float" office:value="0.0423090601359158" calcext:value-type="float">
            <text:p>0.0423090601</text:p>
          </table:table-cell>
          <table:table-cell table:number-columns-repeated="9"/>
        </table:table-row>
        <table:table-row table:style-name="ro1">
          <table:table-cell office:value-type="float" office:value="0.0423087186676941" calcext:value-type="float">
            <text:p>0.0423087187</text:p>
          </table:table-cell>
          <table:table-cell table:number-columns-repeated="9"/>
        </table:table-row>
        <table:table-row table:style-name="ro1">
          <table:table-cell office:value-type="float" office:value="0.0423085659953853" calcext:value-type="float">
            <text:p>0.042308566</text:p>
          </table:table-cell>
          <table:table-cell table:number-columns-repeated="9"/>
        </table:table-row>
        <table:table-row table:style-name="ro1">
          <table:table-cell office:value-type="float" office:value="0.0423085415046084" calcext:value-type="float">
            <text:p>0.0423085415</text:p>
          </table:table-cell>
          <table:table-cell table:number-columns-repeated="9"/>
        </table:table-row>
        <table:table-row table:style-name="ro1">
          <table:table-cell office:value-type="float" office:value="0.0423085268836471" calcext:value-type="float">
            <text:p>0.0423085269</text:p>
          </table:table-cell>
          <table:table-cell table:number-columns-repeated="9"/>
        </table:table-row>
        <table:table-row table:style-name="ro1">
          <table:table-cell office:value-type="float" office:value="0.0423085250149127" calcext:value-type="float">
            <text:p>0.042308525</text:p>
          </table:table-cell>
          <table:table-cell table:number-columns-repeated="9"/>
        </table:table-row>
        <table:table-row table:style-name="ro1">
          <table:table-cell office:value-type="float" office:value="0.0423085239893825" calcext:value-type="float">
            <text:p>0.042308524</text:p>
          </table:table-cell>
          <table:table-cell table:number-columns-repeated="9"/>
        </table:table-row>
        <table:table-row table:style-name="ro1">
          <table:table-cell office:value-type="float" office:value="0.04230852325971" calcext:value-type="float">
            <text:p>0.0423085233</text:p>
          </table:table-cell>
          <table:table-cell table:number-columns-repeated="9"/>
        </table:table-row>
        <table:table-row table:style-name="ro1">
          <table:table-cell office:value-type="float" office:value="0.0423085225490559" calcext:value-type="float">
            <text:p>0.0423085225</text:p>
          </table:table-cell>
          <table:table-cell table:number-columns-repeated="9"/>
        </table:table-row>
        <table:table-row table:style-name="ro1">
          <table:table-cell office:value-type="float" office:value="0.0423085213696302" calcext:value-type="float">
            <text:p>0.0423085214</text:p>
          </table:table-cell>
          <table:table-cell table:number-columns-repeated="9"/>
        </table:table-row>
        <table:table-row table:style-name="ro1">
          <table:table-cell office:value-type="float" office:value="0.0423085201999212" calcext:value-type="float">
            <text:p>0.0423085202</text:p>
          </table:table-cell>
          <table:table-cell table:number-columns-repeated="9"/>
        </table:table-row>
        <table:table-row table:style-name="ro1">
          <table:table-cell office:value-type="float" office:value="0.0423085200357311" calcext:value-type="float">
            <text:p>0.04230852</text:p>
          </table:table-cell>
          <table:table-cell table:number-columns-repeated="9"/>
        </table:table-row>
        <table:table-row table:style-name="ro1">
          <table:table-cell office:value-type="float" office:value="0.0423085192183788" calcext:value-type="float">
            <text:p>0.0423085192</text:p>
          </table:table-cell>
          <table:table-cell table:number-columns-repeated="9"/>
        </table:table-row>
        <table:table-row table:style-name="ro1">
          <table:table-cell office:value-type="float" office:value="0.0423085184451573" calcext:value-type="float">
            <text:p>0.0423085184</text:p>
          </table:table-cell>
          <table:table-cell table:number-columns-repeated="9"/>
        </table:table-row>
        <table:table-row table:style-name="ro1">
          <table:table-cell office:value-type="float" office:value="0.0423085182982799" calcext:value-type="float">
            <text:p>0.0423085183</text:p>
          </table:table-cell>
          <table:table-cell table:number-columns-repeated="9"/>
        </table:table-row>
        <table:table-row table:style-name="ro1">
          <table:table-cell office:value-type="float" office:value="0.042308517774785" calcext:value-type="float">
            <text:p>0.0423085178</text:p>
          </table:table-cell>
          <table:table-cell table:number-columns-repeated="9"/>
        </table:table-row>
        <table:table-row table:style-name="ro1">
          <table:table-cell office:value-type="float" office:value="0.0423085174576772" calcext:value-type="float">
            <text:p>0.0423085175</text:p>
          </table:table-cell>
          <table:table-cell table:number-columns-repeated="9"/>
        </table:table-row>
        <table:table-row table:style-name="ro1">
          <table:table-cell office:value-type="float" office:value="0.0423085172040011" calcext:value-type="float">
            <text:p>0.0423085172</text:p>
          </table:table-cell>
          <table:table-cell table:number-columns-repeated="9"/>
        </table:table-row>
        <table:table-row table:style-name="ro1">
          <table:table-cell office:value-type="float" office:value="0.0423085168094926" calcext:value-type="float">
            <text:p>0.0423085168</text:p>
          </table:table-cell>
          <table:table-cell table:number-columns-repeated="9"/>
        </table:table-row>
        <table:table-row table:style-name="ro1">
          <table:table-cell office:value-type="float" office:value="0.0423085164903555" calcext:value-type="float">
            <text:p>0.0423085165</text:p>
          </table:table-cell>
          <table:table-cell table:number-columns-repeated="9"/>
        </table:table-row>
        <table:table-row table:style-name="ro1">
          <table:table-cell office:value-type="float" office:value="0.0423085159970522" calcext:value-type="float">
            <text:p>0.042308516</text:p>
          </table:table-cell>
          <table:table-cell table:number-columns-repeated="9"/>
        </table:table-row>
        <table:table-row table:style-name="ro1">
          <table:table-cell office:value-type="float" office:value="0.0423085157952892" calcext:value-type="float">
            <text:p>0.0423085158</text:p>
          </table:table-cell>
          <table:table-cell table:number-columns-repeated="9"/>
        </table:table-row>
        <table:table-row table:style-name="ro1">
          <table:table-cell office:value-type="float" office:value="0.0423085155312048" calcext:value-type="float">
            <text:p>0.0423085155</text:p>
          </table:table-cell>
          <table:table-cell table:number-columns-repeated="9"/>
        </table:table-row>
        <table:table-row table:style-name="ro1">
          <table:table-cell office:value-type="float" office:value="0.0423085151879019" calcext:value-type="float">
            <text:p>0.0423085152</text:p>
          </table:table-cell>
          <table:table-cell table:number-columns-repeated="9"/>
        </table:table-row>
        <table:table-row table:style-name="ro1">
          <table:table-cell office:value-type="float" office:value="0.0423085152110475" calcext:value-type="float">
            <text:p>0.0423085152</text:p>
          </table:table-cell>
          <table:table-cell table:number-columns-repeated="9"/>
        </table:table-row>
        <table:table-row table:style-name="ro1">
          <table:table-cell office:value-type="float" office:value="0.0423085148651277" calcext:value-type="float">
            <text:p>0.0423085149</text:p>
          </table:table-cell>
          <table:table-cell table:number-columns-repeated="9"/>
        </table:table-row>
        <table:table-row table:style-name="ro1">
          <table:table-cell office:value-type="float" office:value="0.0423085143796089" calcext:value-type="float">
            <text:p>0.0423085144</text:p>
          </table:table-cell>
          <table:table-cell table:number-columns-repeated="9"/>
        </table:table-row>
        <table:table-row table:style-name="ro1">
          <table:table-cell office:value-type="float" office:value="0.0423085142417044" calcext:value-type="float">
            <text:p>0.0423085142</text:p>
          </table:table-cell>
          <table:table-cell table:number-columns-repeated="9"/>
        </table:table-row>
        <table:table-row table:style-name="ro1">
          <table:table-cell office:value-type="float" office:value="0.0423085140689071" calcext:value-type="float">
            <text:p>0.0423085141</text:p>
          </table:table-cell>
          <table:table-cell table:number-columns-repeated="9"/>
        </table:table-row>
        <table:table-row table:style-name="ro1">
          <table:table-cell office:value-type="float" office:value="0.042308513980751" calcext:value-type="float">
            <text:p>0.042308514</text:p>
          </table:table-cell>
          <table:table-cell table:number-columns-repeated="9"/>
        </table:table-row>
        <table:table-row table:style-name="ro1">
          <table:table-cell office:value-type="float" office:value="0.0423085138907044" calcext:value-type="float">
            <text:p>0.0423085139</text:p>
          </table:table-cell>
          <table:table-cell table:number-columns-repeated="9"/>
        </table:table-row>
        <table:table-row table:style-name="ro1">
          <table:table-cell office:value-type="float" office:value="0.0423085138068421" calcext:value-type="float">
            <text:p>0.0423085138</text:p>
          </table:table-cell>
          <table:table-cell table:number-columns-repeated="9"/>
        </table:table-row>
        <table:table-row table:style-name="ro1">
          <table:table-cell office:value-type="float" office:value="0.0423085136725903" calcext:value-type="float">
            <text:p>0.0423085137</text:p>
          </table:table-cell>
          <table:table-cell table:number-columns-repeated="9"/>
        </table:table-row>
        <table:table-row table:style-name="ro1">
          <table:table-cell office:value-type="float" office:value="0.0423085134268115" calcext:value-type="float">
            <text:p>0.0423085134</text:p>
          </table:table-cell>
          <table:table-cell table:number-columns-repeated="9"/>
        </table:table-row>
        <table:table-row table:style-name="ro1">
          <table:table-cell office:value-type="float" office:value="0.0423085130477748" calcext:value-type="float">
            <text:p>0.042308513</text:p>
          </table:table-cell>
          <table:table-cell table:number-columns-repeated="9"/>
        </table:table-row>
        <table:table-row table:style-name="ro1">
          <table:table-cell office:value-type="float" office:value="0.0423085127889436" calcext:value-type="float">
            <text:p>0.0423085128</text:p>
          </table:table-cell>
          <table:table-cell table:number-columns-repeated="9"/>
        </table:table-row>
        <table:table-row table:style-name="ro1">
          <table:table-cell office:value-type="float" office:value="0.0423085127446417" calcext:value-type="float">
            <text:p>0.0423085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44324" calcext:value-type="float">
            <text:p>14432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041578000072965" calcext:value-type="float">
            <text:p>0.0415780001</text:p>
          </table:table-cell>
          <table:table-cell table:number-columns-repeated="9"/>
        </table:table-row>
        <table:table-row table:style-name="ro1">
          <table:table-cell office:value-type="float" office:value="0.0410225471880826" calcext:value-type="float">
            <text:p>0.0410225472</text:p>
          </table:table-cell>
          <table:table-cell table:number-columns-repeated="9"/>
        </table:table-row>
        <table:table-row table:style-name="ro1">
          <table:table-cell office:value-type="float" office:value="0.0408730805078197" calcext:value-type="float">
            <text:p>0.0408730805</text:p>
          </table:table-cell>
          <table:table-cell table:number-columns-repeated="9"/>
        </table:table-row>
        <table:table-row table:style-name="ro1">
          <table:table-cell office:value-type="float" office:value="0.0408121333058682" calcext:value-type="float">
            <text:p>0.0408121333</text:p>
          </table:table-cell>
          <table:table-cell table:number-columns-repeated="9"/>
        </table:table-row>
        <table:table-row table:style-name="ro1">
          <table:table-cell office:value-type="float" office:value="0.0407824555859065" calcext:value-type="float">
            <text:p>0.0407824556</text:p>
          </table:table-cell>
          <table:table-cell table:number-columns-repeated="9"/>
        </table:table-row>
        <table:table-row table:style-name="ro1">
          <table:table-cell office:value-type="float" office:value="0.0407659951005997" calcext:value-type="float">
            <text:p>0.0407659951</text:p>
          </table:table-cell>
          <table:table-cell table:number-columns-repeated="9"/>
        </table:table-row>
        <table:table-row table:style-name="ro1">
          <table:table-cell office:value-type="float" office:value="0.040755886471189" calcext:value-type="float">
            <text:p>0.0407558865</text:p>
          </table:table-cell>
          <table:table-cell table:number-columns-repeated="9"/>
        </table:table-row>
        <table:table-row table:style-name="ro1">
          <table:table-cell office:value-type="float" office:value="0.0407492200872153" calcext:value-type="float">
            <text:p>0.0407492201</text:p>
          </table:table-cell>
          <table:table-cell table:number-columns-repeated="9"/>
        </table:table-row>
        <table:table-row table:style-name="ro1">
          <table:table-cell office:value-type="float" office:value="0.0407444869813313" calcext:value-type="float">
            <text:p>0.040744487</text:p>
          </table:table-cell>
          <table:table-cell table:number-columns-repeated="9"/>
        </table:table-row>
        <table:table-row table:style-name="ro1">
          <table:table-cell office:value-type="float" office:value="0.0407409964175819" calcext:value-type="float">
            <text:p>0.0407409964</text:p>
          </table:table-cell>
          <table:table-cell table:number-columns-repeated="9"/>
        </table:table-row>
        <table:table-row table:style-name="ro1">
          <table:table-cell office:value-type="float" office:value="0.0407383187860678" calcext:value-type="float">
            <text:p>0.0407383188</text:p>
          </table:table-cell>
          <table:table-cell table:number-columns-repeated="9"/>
        </table:table-row>
        <table:table-row table:style-name="ro1">
          <table:table-cell office:value-type="float" office:value="0.0407361880391151" calcext:value-type="float">
            <text:p>0.040736188</text:p>
          </table:table-cell>
          <table:table-cell table:number-columns-repeated="9"/>
        </table:table-row>
        <table:table-row table:style-name="ro1">
          <table:table-cell office:value-type="float" office:value="0.0407344495761509" calcext:value-type="float">
            <text:p>0.0407344496</text:p>
          </table:table-cell>
          <table:table-cell table:number-columns-repeated="9"/>
        </table:table-row>
        <table:table-row table:style-name="ro1">
          <table:table-cell office:value-type="float" office:value="0.0407329802535147" calcext:value-type="float">
            <text:p>0.0407329803</text:p>
          </table:table-cell>
          <table:table-cell table:number-columns-repeated="9"/>
        </table:table-row>
        <table:table-row table:style-name="ro1">
          <table:table-cell office:value-type="float" office:value="0.0407317805874334" calcext:value-type="float">
            <text:p>0.0407317806</text:p>
          </table:table-cell>
          <table:table-cell table:number-columns-repeated="9"/>
        </table:table-row>
        <table:table-row table:style-name="ro1">
          <table:table-cell office:value-type="float" office:value="0.0407307034000561" calcext:value-type="float">
            <text:p>0.0407307034</text:p>
          </table:table-cell>
          <table:table-cell table:number-columns-repeated="9"/>
        </table:table-row>
        <table:table-row table:style-name="ro1">
          <table:table-cell office:value-type="float" office:value="0.0407297765013662" calcext:value-type="float">
            <text:p>0.0407297765</text:p>
          </table:table-cell>
          <table:table-cell table:number-columns-repeated="9"/>
        </table:table-row>
        <table:table-row table:style-name="ro1">
          <table:table-cell office:value-type="float" office:value="0.0407290958353535" calcext:value-type="float">
            <text:p>0.0407290958</text:p>
          </table:table-cell>
          <table:table-cell table:number-columns-repeated="9"/>
        </table:table-row>
        <table:table-row table:style-name="ro1">
          <table:table-cell office:value-type="float" office:value="0.0407285330528856" calcext:value-type="float">
            <text:p>0.0407285331</text:p>
          </table:table-cell>
          <table:table-cell table:number-columns-repeated="9"/>
        </table:table-row>
        <table:table-row table:style-name="ro1">
          <table:table-cell office:value-type="float" office:value="0.0407279134996752" calcext:value-type="float">
            <text:p>0.0407279135</text:p>
          </table:table-cell>
          <table:table-cell table:number-columns-repeated="9"/>
        </table:table-row>
        <table:table-row table:style-name="ro1">
          <table:table-cell office:value-type="float" office:value="0.0407274126054755" calcext:value-type="float">
            <text:p>0.0407274126</text:p>
          </table:table-cell>
          <table:table-cell table:number-columns-repeated="9"/>
        </table:table-row>
        <table:table-row table:style-name="ro1">
          <table:table-cell office:value-type="float" office:value="0.0407269634904356" calcext:value-type="float">
            <text:p>0.0407269635</text:p>
          </table:table-cell>
          <table:table-cell table:number-columns-repeated="9"/>
        </table:table-row>
        <table:table-row table:style-name="ro1">
          <table:table-cell office:value-type="float" office:value="0.0407267265059078" calcext:value-type="float">
            <text:p>0.0407267265</text:p>
          </table:table-cell>
          <table:table-cell table:number-columns-repeated="9"/>
        </table:table-row>
        <table:table-row table:style-name="ro1">
          <table:table-cell office:value-type="float" office:value="0.0407264156633839" calcext:value-type="float">
            <text:p>0.0407264157</text:p>
          </table:table-cell>
          <table:table-cell table:number-columns-repeated="9"/>
        </table:table-row>
        <table:table-row table:style-name="ro1">
          <table:table-cell office:value-type="float" office:value="0.0407261965384944" calcext:value-type="float">
            <text:p>0.0407261965</text:p>
          </table:table-cell>
          <table:table-cell table:number-columns-repeated="9"/>
        </table:table-row>
        <table:table-row table:style-name="ro1">
          <table:table-cell office:value-type="float" office:value="0.0407260239832374" calcext:value-type="float">
            <text:p>0.040726024</text:p>
          </table:table-cell>
          <table:table-cell table:number-columns-repeated="9"/>
        </table:table-row>
        <table:table-row table:style-name="ro1">
          <table:table-cell office:value-type="float" office:value="0.0407259701760211" calcext:value-type="float">
            <text:p>0.0407259702</text:p>
          </table:table-cell>
          <table:table-cell table:number-columns-repeated="9"/>
        </table:table-row>
        <table:table-row table:style-name="ro1">
          <table:table-cell office:value-type="float" office:value="0.0407259189820401" calcext:value-type="float">
            <text:p>0.040725919</text:p>
          </table:table-cell>
          <table:table-cell table:number-columns-repeated="9"/>
        </table:table-row>
        <table:table-row table:style-name="ro1">
          <table:table-cell office:value-type="float" office:value="0.0407258708017934" calcext:value-type="float">
            <text:p>0.0407258708</text:p>
          </table:table-cell>
          <table:table-cell table:number-columns-repeated="9"/>
        </table:table-row>
        <table:table-row table:style-name="ro1">
          <table:table-cell office:value-type="float" office:value="0.0407258251075239" calcext:value-type="float">
            <text:p>0.0407258251</text:p>
          </table:table-cell>
          <table:table-cell table:number-columns-repeated="9"/>
        </table:table-row>
        <table:table-row table:style-name="ro1">
          <table:table-cell office:value-type="float" office:value="0.0407258022109547" calcext:value-type="float">
            <text:p>0.0407258022</text:p>
          </table:table-cell>
          <table:table-cell table:number-columns-repeated="9"/>
        </table:table-row>
        <table:table-row table:style-name="ro1">
          <table:table-cell office:value-type="float" office:value="0.0407257806215372" calcext:value-type="float">
            <text:p>0.0407257806</text:p>
          </table:table-cell>
          <table:table-cell table:number-columns-repeated="9"/>
        </table:table-row>
        <table:table-row table:style-name="ro1">
          <table:table-cell office:value-type="float" office:value="0.040725765312396" calcext:value-type="float">
            <text:p>0.0407257653</text:p>
          </table:table-cell>
          <table:table-cell table:number-columns-repeated="9"/>
        </table:table-row>
        <table:table-row table:style-name="ro1">
          <table:table-cell office:value-type="float" office:value="0.0407257500436868" calcext:value-type="float">
            <text:p>0.04072575</text:p>
          </table:table-cell>
          <table:table-cell table:number-columns-repeated="9"/>
        </table:table-row>
        <table:table-row table:style-name="ro1">
          <table:table-cell office:value-type="float" office:value="0.0407257202398682" calcext:value-type="float">
            <text:p>0.0407257202</text:p>
          </table:table-cell>
          <table:table-cell table:number-columns-repeated="9"/>
        </table:table-row>
        <table:table-row table:style-name="ro1">
          <table:table-cell office:value-type="float" office:value="0.0407256980621437" calcext:value-type="float">
            <text:p>0.0407256981</text:p>
          </table:table-cell>
          <table:table-cell table:number-columns-repeated="9"/>
        </table:table-row>
        <table:table-row table:style-name="ro1">
          <table:table-cell office:value-type="float" office:value="0.0407256926868893" calcext:value-type="float">
            <text:p>0.0407256927</text:p>
          </table:table-cell>
          <table:table-cell table:number-columns-repeated="9"/>
        </table:table-row>
        <table:table-row table:style-name="ro1">
          <table:table-cell office:value-type="float" office:value="0.0407256887841796" calcext:value-type="float">
            <text:p>0.0407256888</text:p>
          </table:table-cell>
          <table:table-cell table:number-columns-repeated="9"/>
        </table:table-row>
        <table:table-row table:style-name="ro1">
          <table:table-cell office:value-type="float" office:value="0.0407256833404464" calcext:value-type="float">
            <text:p>0.0407256833</text:p>
          </table:table-cell>
          <table:table-cell table:number-columns-repeated="9"/>
        </table:table-row>
        <table:table-row table:style-name="ro1">
          <table:table-cell office:value-type="float" office:value="0.0407256812182317" calcext:value-type="float">
            <text:p>0.0407256812</text:p>
          </table:table-cell>
          <table:table-cell table:number-columns-repeated="9"/>
        </table:table-row>
        <table:table-row table:style-name="ro1">
          <table:table-cell office:value-type="float" office:value="0.0407256795428693" calcext:value-type="float">
            <text:p>0.0407256795</text:p>
          </table:table-cell>
          <table:table-cell table:number-columns-repeated="9"/>
        </table:table-row>
        <table:table-row table:style-name="ro1">
          <table:table-cell office:value-type="float" office:value="0.0407256085785529" calcext:value-type="float">
            <text:p>0.0407256086</text:p>
          </table:table-cell>
          <table:table-cell table:number-columns-repeated="9"/>
        </table:table-row>
        <table:table-row table:style-name="ro1">
          <table:table-cell office:value-type="float" office:value="0.0407256074148378" calcext:value-type="float">
            <text:p>0.0407256074</text:p>
          </table:table-cell>
          <table:table-cell table:number-columns-repeated="9"/>
        </table:table-row>
        <table:table-row table:style-name="ro1">
          <table:table-cell office:value-type="float" office:value="0.0407254747591415" calcext:value-type="float">
            <text:p>0.0407254748</text:p>
          </table:table-cell>
          <table:table-cell table:number-columns-repeated="9"/>
        </table:table-row>
        <table:table-row table:style-name="ro1">
          <table:table-cell office:value-type="float" office:value="0.0407254143768852" calcext:value-type="float">
            <text:p>0.0407254144</text:p>
          </table:table-cell>
          <table:table-cell table:number-columns-repeated="9"/>
        </table:table-row>
        <table:table-row table:style-name="ro1">
          <table:table-cell office:value-type="float" office:value="0.0407254012961198" calcext:value-type="float">
            <text:p>0.0407254013</text:p>
          </table:table-cell>
          <table:table-cell table:number-columns-repeated="9"/>
        </table:table-row>
        <table:table-row table:style-name="ro1">
          <table:table-cell office:value-type="float" office:value="0.0407253676460961" calcext:value-type="float">
            <text:p>0.0407253676</text:p>
          </table:table-cell>
          <table:table-cell table:number-columns-repeated="9"/>
        </table:table-row>
        <table:table-row table:style-name="ro1">
          <table:table-cell office:value-type="float" office:value="0.0407253596810111" calcext:value-type="float">
            <text:p>0.0407253597</text:p>
          </table:table-cell>
          <table:table-cell table:number-columns-repeated="9"/>
        </table:table-row>
        <table:table-row table:style-name="ro1">
          <table:table-cell office:value-type="float" office:value="0.04072535458059" calcext:value-type="float">
            <text:p>0.0407253546</text:p>
          </table:table-cell>
          <table:table-cell table:number-columns-repeated="9"/>
        </table:table-row>
        <table:table-row table:style-name="ro1">
          <table:table-cell office:value-type="float" office:value="0.0407253528303824" calcext:value-type="float">
            <text:p>0.0407253528</text:p>
          </table:table-cell>
          <table:table-cell table:number-columns-repeated="9"/>
        </table:table-row>
        <table:table-row table:style-name="ro1">
          <table:table-cell office:value-type="float" office:value="0.0407253452172723" calcext:value-type="float">
            <text:p>0.0407253452</text:p>
          </table:table-cell>
          <table:table-cell table:number-columns-repeated="9"/>
        </table:table-row>
        <table:table-row table:style-name="ro1">
          <table:table-cell office:value-type="float" office:value="0.0407253432027838" calcext:value-type="float">
            <text:p>0.0407253432</text:p>
          </table:table-cell>
          <table:table-cell table:number-columns-repeated="9"/>
        </table:table-row>
        <table:table-row table:style-name="ro1">
          <table:table-cell office:value-type="float" office:value="0.0407253399948394" calcext:value-type="float">
            <text:p>0.04072534</text:p>
          </table:table-cell>
          <table:table-cell table:number-columns-repeated="9"/>
        </table:table-row>
        <table:table-row table:style-name="ro1">
          <table:table-cell office:value-type="float" office:value="0.0407253396407006" calcext:value-type="float">
            <text:p>0.0407253396</text:p>
          </table:table-cell>
          <table:table-cell table:number-columns-repeated="9"/>
        </table:table-row>
        <table:table-row table:style-name="ro1">
          <table:table-cell office:value-type="float" office:value="0.0407253393326879" calcext:value-type="float">
            <text:p>0.0407253393</text:p>
          </table:table-cell>
          <table:table-cell table:number-columns-repeated="9"/>
        </table:table-row>
        <table:table-row table:style-name="ro1">
          <table:table-cell office:value-type="float" office:value="0.0407253376561617" calcext:value-type="float">
            <text:p>0.0407253377</text:p>
          </table:table-cell>
          <table:table-cell table:number-columns-repeated="9"/>
        </table:table-row>
        <table:table-row table:style-name="ro1">
          <table:table-cell office:value-type="float" office:value="0.040725337328127" calcext:value-type="float">
            <text:p>0.0407253373</text:p>
          </table:table-cell>
          <table:table-cell table:number-columns-repeated="9"/>
        </table:table-row>
        <table:table-row table:style-name="ro1">
          <table:table-cell office:value-type="float" office:value="0.0407253371098006" calcext:value-type="float">
            <text:p>0.0407253371</text:p>
          </table:table-cell>
          <table:table-cell table:number-columns-repeated="9"/>
        </table:table-row>
        <table:table-row table:style-name="ro1">
          <table:table-cell office:value-type="float" office:value="0.0407253353446858" calcext:value-type="float">
            <text:p>0.0407253353</text:p>
          </table:table-cell>
          <table:table-cell table:number-columns-repeated="9"/>
        </table:table-row>
        <table:table-row table:style-name="ro1">
          <table:table-cell office:value-type="float" office:value="0.0407253344889502" calcext:value-type="float">
            <text:p>0.0407253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44418" calcext:value-type="float">
            <text:p>14441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0335461818482613" calcext:value-type="float">
            <text:p>0.0335461818</text:p>
          </table:table-cell>
          <table:table-cell table:number-columns-repeated="9"/>
        </table:table-row>
        <table:table-row table:style-name="ro1">
          <table:table-cell office:value-type="float" office:value="0.0330239915165684" calcext:value-type="float">
            <text:p>0.0330239915</text:p>
          </table:table-cell>
          <table:table-cell table:number-columns-repeated="9"/>
        </table:table-row>
        <table:table-row table:style-name="ro1">
          <table:table-cell office:value-type="float" office:value="0.0328969646940125" calcext:value-type="float">
            <text:p>0.0328969647</text:p>
          </table:table-cell>
          <table:table-cell table:number-columns-repeated="9"/>
        </table:table-row>
        <table:table-row table:style-name="ro1">
          <table:table-cell office:value-type="float" office:value="0.0328472470873379" calcext:value-type="float">
            <text:p>0.0328472471</text:p>
          </table:table-cell>
          <table:table-cell table:number-columns-repeated="9"/>
        </table:table-row>
        <table:table-row table:style-name="ro1">
          <table:table-cell office:value-type="float" office:value="0.032821237218573" calcext:value-type="float">
            <text:p>0.0328212372</text:p>
          </table:table-cell>
          <table:table-cell table:number-columns-repeated="9"/>
        </table:table-row>
        <table:table-row table:style-name="ro1">
          <table:table-cell office:value-type="float" office:value="0.0328065225535472" calcext:value-type="float">
            <text:p>0.0328065226</text:p>
          </table:table-cell>
          <table:table-cell table:number-columns-repeated="9"/>
        </table:table-row>
        <table:table-row table:style-name="ro1">
          <table:table-cell office:value-type="float" office:value="0.0327979694027807" calcext:value-type="float">
            <text:p>0.0327979694</text:p>
          </table:table-cell>
          <table:table-cell table:number-columns-repeated="9"/>
        </table:table-row>
        <table:table-row table:style-name="ro1">
          <table:table-cell office:value-type="float" office:value="0.032792726865389" calcext:value-type="float">
            <text:p>0.0327927269</text:p>
          </table:table-cell>
          <table:table-cell table:number-columns-repeated="9"/>
        </table:table-row>
        <table:table-row table:style-name="ro1">
          <table:table-cell office:value-type="float" office:value="0.0327890748432241" calcext:value-type="float">
            <text:p>0.0327890748</text:p>
          </table:table-cell>
          <table:table-cell table:number-columns-repeated="9"/>
        </table:table-row>
        <table:table-row table:style-name="ro1">
          <table:table-cell office:value-type="float" office:value="0.0327864816969912" calcext:value-type="float">
            <text:p>0.0327864817</text:p>
          </table:table-cell>
          <table:table-cell table:number-columns-repeated="9"/>
        </table:table-row>
        <table:table-row table:style-name="ro1">
          <table:table-cell office:value-type="float" office:value="0.0327846755213067" calcext:value-type="float">
            <text:p>0.0327846755</text:p>
          </table:table-cell>
          <table:table-cell table:number-columns-repeated="9"/>
        </table:table-row>
        <table:table-row table:style-name="ro1">
          <table:table-cell office:value-type="float" office:value="0.0327830610783937" calcext:value-type="float">
            <text:p>0.0327830611</text:p>
          </table:table-cell>
          <table:table-cell table:number-columns-repeated="9"/>
        </table:table-row>
        <table:table-row table:style-name="ro1">
          <table:table-cell office:value-type="float" office:value="0.0327818763033423" calcext:value-type="float">
            <text:p>0.0327818763</text:p>
          </table:table-cell>
          <table:table-cell table:number-columns-repeated="9"/>
        </table:table-row>
        <table:table-row table:style-name="ro1">
          <table:table-cell office:value-type="float" office:value="0.0327810212430677" calcext:value-type="float">
            <text:p>0.0327810212</text:p>
          </table:table-cell>
          <table:table-cell table:number-columns-repeated="9"/>
        </table:table-row>
        <table:table-row table:style-name="ro1">
          <table:table-cell office:value-type="float" office:value="0.0327802413926029" calcext:value-type="float">
            <text:p>0.0327802414</text:p>
          </table:table-cell>
          <table:table-cell table:number-columns-repeated="9"/>
        </table:table-row>
        <table:table-row table:style-name="ro1">
          <table:table-cell office:value-type="float" office:value="0.0327796378343386" calcext:value-type="float">
            <text:p>0.0327796378</text:p>
          </table:table-cell>
          <table:table-cell table:number-columns-repeated="9"/>
        </table:table-row>
        <table:table-row table:style-name="ro1">
          <table:table-cell office:value-type="float" office:value="0.0327791786808155" calcext:value-type="float">
            <text:p>0.0327791787</text:p>
          </table:table-cell>
          <table:table-cell table:number-columns-repeated="9"/>
        </table:table-row>
        <table:table-row table:style-name="ro1">
          <table:table-cell office:value-type="float" office:value="0.0327788731242709" calcext:value-type="float">
            <text:p>0.0327788731</text:p>
          </table:table-cell>
          <table:table-cell table:number-columns-repeated="9"/>
        </table:table-row>
        <table:table-row table:style-name="ro1">
          <table:table-cell office:value-type="float" office:value="0.0327785455884117" calcext:value-type="float">
            <text:p>0.0327785456</text:p>
          </table:table-cell>
          <table:table-cell table:number-columns-repeated="9"/>
        </table:table-row>
        <table:table-row table:style-name="ro1">
          <table:table-cell office:value-type="float" office:value="0.0327781835295562" calcext:value-type="float">
            <text:p>0.0327781835</text:p>
          </table:table-cell>
          <table:table-cell table:number-columns-repeated="9"/>
        </table:table-row>
        <table:table-row table:style-name="ro1">
          <table:table-cell office:value-type="float" office:value="0.0327779384550458" calcext:value-type="float">
            <text:p>0.0327779385</text:p>
          </table:table-cell>
          <table:table-cell table:number-columns-repeated="9"/>
        </table:table-row>
        <table:table-row table:style-name="ro1">
          <table:table-cell office:value-type="float" office:value="0.0327777520868696" calcext:value-type="float">
            <text:p>0.0327777521</text:p>
          </table:table-cell>
          <table:table-cell table:number-columns-repeated="9"/>
        </table:table-row>
        <table:table-row table:style-name="ro1">
          <table:table-cell office:value-type="float" office:value="0.0327775979834961" calcext:value-type="float">
            <text:p>0.032777598</text:p>
          </table:table-cell>
          <table:table-cell table:number-columns-repeated="9"/>
        </table:table-row>
        <table:table-row table:style-name="ro1">
          <table:table-cell office:value-type="float" office:value="0.0327773991538708" calcext:value-type="float">
            <text:p>0.0327773992</text:p>
          </table:table-cell>
          <table:table-cell table:number-columns-repeated="9"/>
        </table:table-row>
        <table:table-row table:style-name="ro1">
          <table:table-cell office:value-type="float" office:value="0.0327770784930499" calcext:value-type="float">
            <text:p>0.0327770785</text:p>
          </table:table-cell>
          <table:table-cell table:number-columns-repeated="9"/>
        </table:table-row>
        <table:table-row table:style-name="ro1">
          <table:table-cell office:value-type="float" office:value="0.032776887308294" calcext:value-type="float">
            <text:p>0.0327768873</text:p>
          </table:table-cell>
          <table:table-cell table:number-columns-repeated="9"/>
        </table:table-row>
        <table:table-row table:style-name="ro1">
          <table:table-cell office:value-type="float" office:value="0.0327767248020111" calcext:value-type="float">
            <text:p>0.0327767248</text:p>
          </table:table-cell>
          <table:table-cell table:number-columns-repeated="9"/>
        </table:table-row>
        <table:table-row table:style-name="ro1">
          <table:table-cell office:value-type="float" office:value="0.0327765877135032" calcext:value-type="float">
            <text:p>0.0327765877</text:p>
          </table:table-cell>
          <table:table-cell table:number-columns-repeated="9"/>
        </table:table-row>
        <table:table-row table:style-name="ro1">
          <table:table-cell office:value-type="float" office:value="0.0327764557936659" calcext:value-type="float">
            <text:p>0.0327764558</text:p>
          </table:table-cell>
          <table:table-cell table:number-columns-repeated="9"/>
        </table:table-row>
        <table:table-row table:style-name="ro1">
          <table:table-cell office:value-type="float" office:value="0.0327762495870425" calcext:value-type="float">
            <text:p>0.0327762496</text:p>
          </table:table-cell>
          <table:table-cell table:number-columns-repeated="9"/>
        </table:table-row>
        <table:table-row table:style-name="ro1">
          <table:table-cell office:value-type="float" office:value="0.0327761098005081" calcext:value-type="float">
            <text:p>0.0327761098</text:p>
          </table:table-cell>
          <table:table-cell table:number-columns-repeated="9"/>
        </table:table-row>
        <table:table-row table:style-name="ro1">
          <table:table-cell office:value-type="float" office:value="0.0327760339522654" calcext:value-type="float">
            <text:p>0.032776034</text:p>
          </table:table-cell>
          <table:table-cell table:number-columns-repeated="9"/>
        </table:table-row>
        <table:table-row table:style-name="ro1">
          <table:table-cell office:value-type="float" office:value="0.032776006323036" calcext:value-type="float">
            <text:p>0.0327760063</text:p>
          </table:table-cell>
          <table:table-cell table:number-columns-repeated="9"/>
        </table:table-row>
        <table:table-row table:style-name="ro1">
          <table:table-cell office:value-type="float" office:value="0.0327759761876948" calcext:value-type="float">
            <text:p>0.0327759762</text:p>
          </table:table-cell>
          <table:table-cell table:number-columns-repeated="9"/>
        </table:table-row>
        <table:table-row table:style-name="ro1">
          <table:table-cell office:value-type="float" office:value="0.032775948016081" calcext:value-type="float">
            <text:p>0.032775948</text:p>
          </table:table-cell>
          <table:table-cell table:number-columns-repeated="9"/>
        </table:table-row>
        <table:table-row table:style-name="ro1">
          <table:table-cell office:value-type="float" office:value="0.0327759234947598" calcext:value-type="float">
            <text:p>0.0327759235</text:p>
          </table:table-cell>
          <table:table-cell table:number-columns-repeated="9"/>
        </table:table-row>
        <table:table-row table:style-name="ro1">
          <table:table-cell office:value-type="float" office:value="0.032775911527982" calcext:value-type="float">
            <text:p>0.0327759115</text:p>
          </table:table-cell>
          <table:table-cell table:number-columns-repeated="9"/>
        </table:table-row>
        <table:table-row table:style-name="ro1">
          <table:table-cell office:value-type="float" office:value="0.0327759061776317" calcext:value-type="float">
            <text:p>0.0327759062</text:p>
          </table:table-cell>
          <table:table-cell table:number-columns-repeated="9"/>
        </table:table-row>
        <table:table-row table:style-name="ro1">
          <table:table-cell office:value-type="float" office:value="0.0327758883471685" calcext:value-type="float">
            <text:p>0.0327758883</text:p>
          </table:table-cell>
          <table:table-cell table:number-columns-repeated="9"/>
        </table:table-row>
        <table:table-row table:style-name="ro1">
          <table:table-cell office:value-type="float" office:value="0.0327758359262119" calcext:value-type="float">
            <text:p>0.0327758359</text:p>
          </table:table-cell>
          <table:table-cell table:number-columns-repeated="9"/>
        </table:table-row>
        <table:table-row table:style-name="ro1">
          <table:table-cell office:value-type="float" office:value="0.0327758225884141" calcext:value-type="float">
            <text:p>0.0327758226</text:p>
          </table:table-cell>
          <table:table-cell table:number-columns-repeated="9"/>
        </table:table-row>
        <table:table-row table:style-name="ro1">
          <table:table-cell office:value-type="float" office:value="0.0327756903079778" calcext:value-type="float">
            <text:p>0.0327756903</text:p>
          </table:table-cell>
          <table:table-cell table:number-columns-repeated="9"/>
        </table:table-row>
        <table:table-row table:style-name="ro1">
          <table:table-cell office:value-type="float" office:value="0.0327756744034399" calcext:value-type="float">
            <text:p>0.0327756744</text:p>
          </table:table-cell>
          <table:table-cell table:number-columns-repeated="9"/>
        </table:table-row>
        <table:table-row table:style-name="ro1">
          <table:table-cell office:value-type="float" office:value="0.0327756670112231" calcext:value-type="float">
            <text:p>0.032775667</text:p>
          </table:table-cell>
          <table:table-cell table:number-columns-repeated="9"/>
        </table:table-row>
        <table:table-row table:style-name="ro1">
          <table:table-cell office:value-type="float" office:value="0.0327756542712403" calcext:value-type="float">
            <text:p>0.0327756543</text:p>
          </table:table-cell>
          <table:table-cell table:number-columns-repeated="9"/>
        </table:table-row>
        <table:table-row table:style-name="ro1">
          <table:table-cell office:value-type="float" office:value="0.0327756122873933" calcext:value-type="float">
            <text:p>0.0327756123</text:p>
          </table:table-cell>
          <table:table-cell table:number-columns-repeated="9"/>
        </table:table-row>
        <table:table-row table:style-name="ro1">
          <table:table-cell office:value-type="float" office:value="0.0327756057729012" calcext:value-type="float">
            <text:p>0.0327756058</text:p>
          </table:table-cell>
          <table:table-cell table:number-columns-repeated="9"/>
        </table:table-row>
        <table:table-row table:style-name="ro1">
          <table:table-cell office:value-type="float" office:value="0.0327756009224833" calcext:value-type="float">
            <text:p>0.0327756009</text:p>
          </table:table-cell>
          <table:table-cell table:number-columns-repeated="9"/>
        </table:table-row>
        <table:table-row table:style-name="ro1">
          <table:table-cell office:value-type="float" office:value="0.0327755979295031" calcext:value-type="float">
            <text:p>0.0327755979</text:p>
          </table:table-cell>
          <table:table-cell table:number-columns-repeated="9"/>
        </table:table-row>
        <table:table-row table:style-name="ro1">
          <table:table-cell office:value-type="float" office:value="0.0327755954762778" calcext:value-type="float">
            <text:p>0.0327755955</text:p>
          </table:table-cell>
          <table:table-cell table:number-columns-repeated="9"/>
        </table:table-row>
        <table:table-row table:style-name="ro1">
          <table:table-cell office:value-type="float" office:value="0.03277559368478" calcext:value-type="float">
            <text:p>0.0327755937</text:p>
          </table:table-cell>
          <table:table-cell table:number-columns-repeated="9"/>
        </table:table-row>
        <table:table-row table:style-name="ro1">
          <table:table-cell office:value-type="float" office:value="0.0327755914123587" calcext:value-type="float">
            <text:p>0.0327755914</text:p>
          </table:table-cell>
          <table:table-cell table:number-columns-repeated="9"/>
        </table:table-row>
        <table:table-row table:style-name="ro1">
          <table:table-cell office:value-type="float" office:value="0.0327755898802649" calcext:value-type="float">
            <text:p>0.0327755899</text:p>
          </table:table-cell>
          <table:table-cell table:number-columns-repeated="9"/>
        </table:table-row>
        <table:table-row table:style-name="ro1">
          <table:table-cell office:value-type="float" office:value="0.0327755849318857" calcext:value-type="float">
            <text:p>0.0327755849</text:p>
          </table:table-cell>
          <table:table-cell table:number-columns-repeated="9"/>
        </table:table-row>
        <table:table-row table:style-name="ro1">
          <table:table-cell office:value-type="float" office:value="0.0327755818843728" calcext:value-type="float">
            <text:p>0.0327755819</text:p>
          </table:table-cell>
          <table:table-cell table:number-columns-repeated="9"/>
        </table:table-row>
        <table:table-row table:style-name="ro1">
          <table:table-cell office:value-type="float" office:value="0.0327755796890154" calcext:value-type="float">
            <text:p>0.0327755797</text:p>
          </table:table-cell>
          <table:table-cell table:number-columns-repeated="9"/>
        </table:table-row>
        <table:table-row table:style-name="ro1">
          <table:table-cell office:value-type="float" office:value="0.032775577010375" calcext:value-type="float">
            <text:p>0.032775577</text:p>
          </table:table-cell>
          <table:table-cell table:number-columns-repeated="9"/>
        </table:table-row>
        <table:table-row table:style-name="ro1">
          <table:table-cell office:value-type="float" office:value="0.0327755717977241" calcext:value-type="float">
            <text:p>0.0327755718</text:p>
          </table:table-cell>
          <table:table-cell table:number-columns-repeated="9"/>
        </table:table-row>
        <table:table-row table:style-name="ro1">
          <table:table-cell office:value-type="float" office:value="0.0327755707460101" calcext:value-type="float">
            <text:p>0.0327755707</text:p>
          </table:table-cell>
          <table:table-cell table:number-columns-repeated="9"/>
        </table:table-row>
        <table:table-row table:style-name="ro1">
          <table:table-cell office:value-type="float" office:value="0.0327755688682904" calcext:value-type="float">
            <text:p>0.0327755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43085" calcext:value-type="float">
            <text:p>14308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0450200273031195" calcext:value-type="float">
            <text:p>0.0450200273</text:p>
          </table:table-cell>
          <table:table-cell table:number-columns-repeated="9"/>
        </table:table-row>
        <table:table-row table:style-name="ro1">
          <table:table-cell office:value-type="float" office:value="0.0442338723141156" calcext:value-type="float">
            <text:p>0.0442338723</text:p>
          </table:table-cell>
          <table:table-cell table:number-columns-repeated="9"/>
        </table:table-row>
        <table:table-row table:style-name="ro1">
          <table:table-cell office:value-type="float" office:value="0.0440277394752349" calcext:value-type="float">
            <text:p>0.0440277395</text:p>
          </table:table-cell>
          <table:table-cell table:number-columns-repeated="9"/>
        </table:table-row>
        <table:table-row table:style-name="ro1">
          <table:table-cell office:value-type="float" office:value="0.0439427311613895" calcext:value-type="float">
            <text:p>0.0439427312</text:p>
          </table:table-cell>
          <table:table-cell table:number-columns-repeated="9"/>
        </table:table-row>
        <table:table-row table:style-name="ro1">
          <table:table-cell office:value-type="float" office:value="0.043894217212385" calcext:value-type="float">
            <text:p>0.0438942172</text:p>
          </table:table-cell>
          <table:table-cell table:number-columns-repeated="9"/>
        </table:table-row>
        <table:table-row table:style-name="ro1">
          <table:table-cell office:value-type="float" office:value="0.0438645287519799" calcext:value-type="float">
            <text:p>0.0438645288</text:p>
          </table:table-cell>
          <table:table-cell table:number-columns-repeated="9"/>
        </table:table-row>
        <table:table-row table:style-name="ro1">
          <table:table-cell office:value-type="float" office:value="0.0438462761221798" calcext:value-type="float">
            <text:p>0.0438462761</text:p>
          </table:table-cell>
          <table:table-cell table:number-columns-repeated="9"/>
        </table:table-row>
        <table:table-row table:style-name="ro1">
          <table:table-cell office:value-type="float" office:value="0.0438344287005509" calcext:value-type="float">
            <text:p>0.0438344287</text:p>
          </table:table-cell>
          <table:table-cell table:number-columns-repeated="9"/>
        </table:table-row>
        <table:table-row table:style-name="ro1">
          <table:table-cell office:value-type="float" office:value="0.0438264153692053" calcext:value-type="float">
            <text:p>0.0438264154</text:p>
          </table:table-cell>
          <table:table-cell table:number-columns-repeated="9"/>
        </table:table-row>
        <table:table-row table:style-name="ro1">
          <table:table-cell office:value-type="float" office:value="0.0438207377494269" calcext:value-type="float">
            <text:p>0.0438207377</text:p>
          </table:table-cell>
          <table:table-cell table:number-columns-repeated="9"/>
        </table:table-row>
        <table:table-row table:style-name="ro1">
          <table:table-cell office:value-type="float" office:value="0.0438163058233315" calcext:value-type="float">
            <text:p>0.0438163058</text:p>
          </table:table-cell>
          <table:table-cell table:number-columns-repeated="9"/>
        </table:table-row>
        <table:table-row table:style-name="ro1">
          <table:table-cell office:value-type="float" office:value="0.0438128712426543" calcext:value-type="float">
            <text:p>0.0438128712</text:p>
          </table:table-cell>
          <table:table-cell table:number-columns-repeated="9"/>
        </table:table-row>
        <table:table-row table:style-name="ro1">
          <table:table-cell office:value-type="float" office:value="0.0438100910069227" calcext:value-type="float">
            <text:p>0.043810091</text:p>
          </table:table-cell>
          <table:table-cell table:number-columns-repeated="9"/>
        </table:table-row>
        <table:table-row table:style-name="ro1">
          <table:table-cell office:value-type="float" office:value="0.043807794033888" calcext:value-type="float">
            <text:p>0.043807794</text:p>
          </table:table-cell>
          <table:table-cell table:number-columns-repeated="9"/>
        </table:table-row>
        <table:table-row table:style-name="ro1">
          <table:table-cell office:value-type="float" office:value="0.0438059377796848" calcext:value-type="float">
            <text:p>0.0438059378</text:p>
          </table:table-cell>
          <table:table-cell table:number-columns-repeated="9"/>
        </table:table-row>
        <table:table-row table:style-name="ro1">
          <table:table-cell office:value-type="float" office:value="0.0438044192364086" calcext:value-type="float">
            <text:p>0.0438044192</text:p>
          </table:table-cell>
          <table:table-cell table:number-columns-repeated="9"/>
        </table:table-row>
        <table:table-row table:style-name="ro1">
          <table:table-cell office:value-type="float" office:value="0.0438030919068363" calcext:value-type="float">
            <text:p>0.0438030919</text:p>
          </table:table-cell>
          <table:table-cell table:number-columns-repeated="9"/>
        </table:table-row>
        <table:table-row table:style-name="ro1">
          <table:table-cell office:value-type="float" office:value="0.0438021207539339" calcext:value-type="float">
            <text:p>0.0438021208</text:p>
          </table:table-cell>
          <table:table-cell table:number-columns-repeated="9"/>
        </table:table-row>
        <table:table-row table:style-name="ro1">
          <table:table-cell office:value-type="float" office:value="0.0438014704455396" calcext:value-type="float">
            <text:p>0.0438014704</text:p>
          </table:table-cell>
          <table:table-cell table:number-columns-repeated="9"/>
        </table:table-row>
        <table:table-row table:style-name="ro1">
          <table:table-cell office:value-type="float" office:value="0.0438009011741787" calcext:value-type="float">
            <text:p>0.0438009012</text:p>
          </table:table-cell>
          <table:table-cell table:number-columns-repeated="9"/>
        </table:table-row>
        <table:table-row table:style-name="ro1">
          <table:table-cell office:value-type="float" office:value="0.0438003164474637" calcext:value-type="float">
            <text:p>0.0438003164</text:p>
          </table:table-cell>
          <table:table-cell table:number-columns-repeated="9"/>
        </table:table-row>
        <table:table-row table:style-name="ro1">
          <table:table-cell office:value-type="float" office:value="0.0437997937108414" calcext:value-type="float">
            <text:p>0.0437997937</text:p>
          </table:table-cell>
          <table:table-cell table:number-columns-repeated="9"/>
        </table:table-row>
        <table:table-row table:style-name="ro1">
          <table:table-cell office:value-type="float" office:value="0.0437995106956941" calcext:value-type="float">
            <text:p>0.0437995107</text:p>
          </table:table-cell>
          <table:table-cell table:number-columns-repeated="9"/>
        </table:table-row>
        <table:table-row table:style-name="ro1">
          <table:table-cell office:value-type="float" office:value="0.0437992822907967" calcext:value-type="float">
            <text:p>0.0437992823</text:p>
          </table:table-cell>
          <table:table-cell table:number-columns-repeated="9"/>
        </table:table-row>
        <table:table-row table:style-name="ro1">
          <table:table-cell office:value-type="float" office:value="0.0437992033571301" calcext:value-type="float">
            <text:p>0.0437992034</text:p>
          </table:table-cell>
          <table:table-cell table:number-columns-repeated="9"/>
        </table:table-row>
        <table:table-row table:style-name="ro1">
          <table:table-cell office:value-type="float" office:value="0.0437988286892431" calcext:value-type="float">
            <text:p>0.0437988287</text:p>
          </table:table-cell>
          <table:table-cell table:number-columns-repeated="9"/>
        </table:table-row>
        <table:table-row table:style-name="ro1">
          <table:table-cell office:value-type="float" office:value="0.0437987204619564" calcext:value-type="float">
            <text:p>0.0437987205</text:p>
          </table:table-cell>
          <table:table-cell table:number-columns-repeated="9"/>
        </table:table-row>
        <table:table-row table:style-name="ro1">
          <table:table-cell office:value-type="float" office:value="0.0437986707890183" calcext:value-type="float">
            <text:p>0.0437986708</text:p>
          </table:table-cell>
          <table:table-cell table:number-columns-repeated="9"/>
        </table:table-row>
        <table:table-row table:style-name="ro1">
          <table:table-cell office:value-type="float" office:value="0.0437986300239806" calcext:value-type="float">
            <text:p>0.04379863</text:p>
          </table:table-cell>
          <table:table-cell table:number-columns-repeated="9"/>
        </table:table-row>
        <table:table-row table:style-name="ro1">
          <table:table-cell office:value-type="float" office:value="0.0437986072523179" calcext:value-type="float">
            <text:p>0.0437986073</text:p>
          </table:table-cell>
          <table:table-cell table:number-columns-repeated="9"/>
        </table:table-row>
        <table:table-row table:style-name="ro1">
          <table:table-cell office:value-type="float" office:value="0.043798482220301" calcext:value-type="float">
            <text:p>0.0437984822</text:p>
          </table:table-cell>
          <table:table-cell table:number-columns-repeated="9"/>
        </table:table-row>
        <table:table-row table:style-name="ro1">
          <table:table-cell office:value-type="float" office:value="0.0437984659258597" calcext:value-type="float">
            <text:p>0.0437984659</text:p>
          </table:table-cell>
          <table:table-cell table:number-columns-repeated="9"/>
        </table:table-row>
        <table:table-row table:style-name="ro1">
          <table:table-cell office:value-type="float" office:value="0.0437984360714513" calcext:value-type="float">
            <text:p>0.0437984361</text:p>
          </table:table-cell>
          <table:table-cell table:number-columns-repeated="9"/>
        </table:table-row>
        <table:table-row table:style-name="ro1">
          <table:table-cell office:value-type="float" office:value="0.0437984209758141" calcext:value-type="float">
            <text:p>0.043798421</text:p>
          </table:table-cell>
          <table:table-cell table:number-columns-repeated="9"/>
        </table:table-row>
        <table:table-row table:style-name="ro1">
          <table:table-cell office:value-type="float" office:value="0.0437984129202969" calcext:value-type="float">
            <text:p>0.0437984129</text:p>
          </table:table-cell>
          <table:table-cell table:number-columns-repeated="9"/>
        </table:table-row>
        <table:table-row table:style-name="ro1">
          <table:table-cell office:value-type="float" office:value="0.043798339478676" calcext:value-type="float">
            <text:p>0.0437983395</text:p>
          </table:table-cell>
          <table:table-cell table:number-columns-repeated="9"/>
        </table:table-row>
        <table:table-row table:style-name="ro1">
          <table:table-cell office:value-type="float" office:value="0.0437983214234208" calcext:value-type="float">
            <text:p>0.0437983214</text:p>
          </table:table-cell>
          <table:table-cell table:number-columns-repeated="9"/>
        </table:table-row>
        <table:table-row table:style-name="ro1">
          <table:table-cell office:value-type="float" office:value="0.0437982952676895" calcext:value-type="float">
            <text:p>0.0437982953</text:p>
          </table:table-cell>
          <table:table-cell table:number-columns-repeated="9"/>
        </table:table-row>
        <table:table-row table:style-name="ro1">
          <table:table-cell office:value-type="float" office:value="0.0437982859858822" calcext:value-type="float">
            <text:p>0.043798286</text:p>
          </table:table-cell>
          <table:table-cell table:number-columns-repeated="9"/>
        </table:table-row>
        <table:table-row table:style-name="ro1">
          <table:table-cell office:value-type="float" office:value="0.0437982782217798" calcext:value-type="float">
            <text:p>0.0437982782</text:p>
          </table:table-cell>
          <table:table-cell table:number-columns-repeated="9"/>
        </table:table-row>
        <table:table-row table:style-name="ro1">
          <table:table-cell office:value-type="float" office:value="0.0437982703701891" calcext:value-type="float">
            <text:p>0.0437982704</text:p>
          </table:table-cell>
          <table:table-cell table:number-columns-repeated="9"/>
        </table:table-row>
        <table:table-row table:style-name="ro1">
          <table:table-cell office:value-type="float" office:value="0.043798264948163" calcext:value-type="float">
            <text:p>0.0437982649</text:p>
          </table:table-cell>
          <table:table-cell table:number-columns-repeated="9"/>
        </table:table-row>
        <table:table-row table:style-name="ro1">
          <table:table-cell office:value-type="float" office:value="0.0437982587639643" calcext:value-type="float">
            <text:p>0.0437982588</text:p>
          </table:table-cell>
          <table:table-cell table:number-columns-repeated="9"/>
        </table:table-row>
        <table:table-row table:style-name="ro1">
          <table:table-cell office:value-type="float" office:value="0.0437982572648932" calcext:value-type="float">
            <text:p>0.0437982573</text:p>
          </table:table-cell>
          <table:table-cell table:number-columns-repeated="9"/>
        </table:table-row>
        <table:table-row table:style-name="ro1">
          <table:table-cell office:value-type="float" office:value="0.0437982569624091" calcext:value-type="float">
            <text:p>0.043798257</text:p>
          </table:table-cell>
          <table:table-cell table:number-columns-repeated="9"/>
        </table:table-row>
        <table:table-row table:style-name="ro1">
          <table:table-cell office:value-type="float" office:value="0.0437982559420089" calcext:value-type="float">
            <text:p>0.0437982559</text:p>
          </table:table-cell>
          <table:table-cell table:number-columns-repeated="9"/>
        </table:table-row>
        <table:table-row table:style-name="ro1">
          <table:table-cell office:value-type="float" office:value="0.0437982517729608" calcext:value-type="float">
            <text:p>0.0437982518</text:p>
          </table:table-cell>
          <table:table-cell table:number-columns-repeated="9"/>
        </table:table-row>
        <table:table-row table:style-name="ro1">
          <table:table-cell office:value-type="float" office:value="0.0437982502135802" calcext:value-type="float">
            <text:p>0.0437982502</text:p>
          </table:table-cell>
          <table:table-cell table:number-columns-repeated="9"/>
        </table:table-row>
        <table:table-row table:style-name="ro1">
          <table:table-cell office:value-type="float" office:value="0.0437982495453542" calcext:value-type="float">
            <text:p>0.0437982495</text:p>
          </table:table-cell>
          <table:table-cell table:number-columns-repeated="9"/>
        </table:table-row>
        <table:table-row table:style-name="ro1">
          <table:table-cell office:value-type="float" office:value="0.0437982489232964" calcext:value-type="float">
            <text:p>0.0437982489</text:p>
          </table:table-cell>
          <table:table-cell table:number-columns-repeated="9"/>
        </table:table-row>
        <table:table-row table:style-name="ro1">
          <table:table-cell office:value-type="float" office:value="0.0437982487609122" calcext:value-type="float">
            <text:p>0.0437982488</text:p>
          </table:table-cell>
          <table:table-cell table:number-columns-repeated="9"/>
        </table:table-row>
        <table:table-row table:style-name="ro1">
          <table:table-cell office:value-type="float" office:value="0.0437982486999225" calcext:value-type="float">
            <text:p>0.0437982487</text:p>
          </table:table-cell>
          <table:table-cell table:number-columns-repeated="9"/>
        </table:table-row>
        <table:table-row table:style-name="ro1">
          <table:table-cell office:value-type="float" office:value="0.0437982485917824" calcext:value-type="float">
            <text:p>0.0437982486</text:p>
          </table:table-cell>
          <table:table-cell table:number-columns-repeated="9"/>
        </table:table-row>
        <table:table-row table:style-name="ro1">
          <table:table-cell office:value-type="float" office:value="0.0437982484383373" calcext:value-type="float">
            <text:p>0.0437982484</text:p>
          </table:table-cell>
          <table:table-cell table:number-columns-repeated="9"/>
        </table:table-row>
        <table:table-row table:style-name="ro1">
          <table:table-cell office:value-type="float" office:value="0.0437982483139016" calcext:value-type="float">
            <text:p>0.0437982483</text:p>
          </table:table-cell>
          <table:table-cell table:number-columns-repeated="9"/>
        </table:table-row>
        <table:table-row table:style-name="ro1">
          <table:table-cell office:value-type="float" office:value="0.0437982479626605" calcext:value-type="float">
            <text:p>0.043798248</text:p>
          </table:table-cell>
          <table:table-cell table:number-columns-repeated="9"/>
        </table:table-row>
        <table:table-row table:style-name="ro1">
          <table:table-cell office:value-type="float" office:value="0.0437982477353169" calcext:value-type="float">
            <text:p>0.0437982477</text:p>
          </table:table-cell>
          <table:table-cell table:number-columns-repeated="9"/>
        </table:table-row>
        <table:table-row table:style-name="ro1">
          <table:table-cell office:value-type="float" office:value="0.0437982473669416" calcext:value-type="float">
            <text:p>0.0437982474</text:p>
          </table:table-cell>
          <table:table-cell table:number-columns-repeated="9"/>
        </table:table-row>
        <table:table-row table:style-name="ro1">
          <table:table-cell office:value-type="float" office:value="0.0437982471168748" calcext:value-type="float">
            <text:p>0.0437982471</text:p>
          </table:table-cell>
          <table:table-cell table:number-columns-repeated="9"/>
        </table:table-row>
        <table:table-row table:style-name="ro1">
          <table:table-cell office:value-type="float" office:value="0.0437982469572496" calcext:value-type="float">
            <text:p>0.043798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43952" calcext:value-type="float">
            <text:p>14395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13550406130684" calcext:value-type="float">
            <text:p>0.1135504061</text:p>
          </table:table-cell>
          <table:table-cell table:number-columns-repeated="9"/>
        </table:table-row>
        <table:table-row table:style-name="ro1">
          <table:table-cell office:value-type="float" office:value="0.107901037228729" calcext:value-type="float">
            <text:p>0.1079010372</text:p>
          </table:table-cell>
          <table:table-cell table:number-columns-repeated="9"/>
        </table:table-row>
        <table:table-row table:style-name="ro1">
          <table:table-cell office:value-type="float" office:value="0.10502706489872" calcext:value-type="float">
            <text:p>0.1050270649</text:p>
          </table:table-cell>
          <table:table-cell table:number-columns-repeated="9"/>
        </table:table-row>
        <table:table-row table:style-name="ro1">
          <table:table-cell office:value-type="float" office:value="0.103154884469922" calcext:value-type="float">
            <text:p>0.1031548845</text:p>
          </table:table-cell>
          <table:table-cell table:number-columns-repeated="9"/>
        </table:table-row>
        <table:table-row table:style-name="ro1">
          <table:table-cell office:value-type="float" office:value="0.10178924788935" calcext:value-type="float">
            <text:p>0.1017892479</text:p>
          </table:table-cell>
          <table:table-cell table:number-columns-repeated="9"/>
        </table:table-row>
        <table:table-row table:style-name="ro1">
          <table:table-cell office:value-type="float" office:value="0.100744562595582" calcext:value-type="float">
            <text:p>0.1007445626</text:p>
          </table:table-cell>
          <table:table-cell table:number-columns-repeated="9"/>
        </table:table-row>
        <table:table-row table:style-name="ro1">
          <table:table-cell office:value-type="float" office:value="0.0999086403688356" calcext:value-type="float">
            <text:p>0.0999086404</text:p>
          </table:table-cell>
          <table:table-cell table:number-columns-repeated="9"/>
        </table:table-row>
        <table:table-row table:style-name="ro1">
          <table:table-cell office:value-type="float" office:value="0.0992562922167763" calcext:value-type="float">
            <text:p>0.0992562922</text:p>
          </table:table-cell>
          <table:table-cell table:number-columns-repeated="9"/>
        </table:table-row>
        <table:table-row table:style-name="ro1">
          <table:table-cell office:value-type="float" office:value="0.0987611706474337" calcext:value-type="float">
            <text:p>0.0987611706</text:p>
          </table:table-cell>
          <table:table-cell table:number-columns-repeated="9"/>
        </table:table-row>
        <table:table-row table:style-name="ro1">
          <table:table-cell office:value-type="float" office:value="0.0983618253192564" calcext:value-type="float">
            <text:p>0.0983618253</text:p>
          </table:table-cell>
          <table:table-cell table:number-columns-repeated="9"/>
        </table:table-row>
        <table:table-row table:style-name="ro1">
          <table:table-cell office:value-type="float" office:value="0.0980296110868415" calcext:value-type="float">
            <text:p>0.0980296111</text:p>
          </table:table-cell>
          <table:table-cell table:number-columns-repeated="9"/>
        </table:table-row>
        <table:table-row table:style-name="ro1">
          <table:table-cell office:value-type="float" office:value="0.0977550269430582" calcext:value-type="float">
            <text:p>0.0977550269</text:p>
          </table:table-cell>
          <table:table-cell table:number-columns-repeated="9"/>
        </table:table-row>
        <table:table-row table:style-name="ro1">
          <table:table-cell office:value-type="float" office:value="0.0975191081523485" calcext:value-type="float">
            <text:p>0.0975191082</text:p>
          </table:table-cell>
          <table:table-cell table:number-columns-repeated="9"/>
        </table:table-row>
        <table:table-row table:style-name="ro1">
          <table:table-cell office:value-type="float" office:value="0.097304739164673" calcext:value-type="float">
            <text:p>0.0973047392</text:p>
          </table:table-cell>
          <table:table-cell table:number-columns-repeated="9"/>
        </table:table-row>
        <table:table-row table:style-name="ro1">
          <table:table-cell office:value-type="float" office:value="0.0971285791464105" calcext:value-type="float">
            <text:p>0.0971285791</text:p>
          </table:table-cell>
          <table:table-cell table:number-columns-repeated="9"/>
        </table:table-row>
        <table:table-row table:style-name="ro1">
          <table:table-cell office:value-type="float" office:value="0.0969823811158661" calcext:value-type="float">
            <text:p>0.0969823811</text:p>
          </table:table-cell>
          <table:table-cell table:number-columns-repeated="9"/>
        </table:table-row>
        <table:table-row table:style-name="ro1">
          <table:table-cell office:value-type="float" office:value="0.0968577394563866" calcext:value-type="float">
            <text:p>0.0968577395</text:p>
          </table:table-cell>
          <table:table-cell table:number-columns-repeated="9"/>
        </table:table-row>
        <table:table-row table:style-name="ro1">
          <table:table-cell office:value-type="float" office:value="0.0967571100485999" calcext:value-type="float">
            <text:p>0.09675711</text:p>
          </table:table-cell>
          <table:table-cell table:number-columns-repeated="9"/>
        </table:table-row>
        <table:table-row table:style-name="ro1">
          <table:table-cell office:value-type="float" office:value="0.0966710872898421" calcext:value-type="float">
            <text:p>0.0966710873</text:p>
          </table:table-cell>
          <table:table-cell table:number-columns-repeated="9"/>
        </table:table-row>
        <table:table-row table:style-name="ro1">
          <table:table-cell office:value-type="float" office:value="0.096599447030625" calcext:value-type="float">
            <text:p>0.096599447</text:p>
          </table:table-cell>
          <table:table-cell table:number-columns-repeated="9"/>
        </table:table-row>
        <table:table-row table:style-name="ro1">
          <table:table-cell office:value-type="float" office:value="0.0965340358351956" calcext:value-type="float">
            <text:p>0.0965340358</text:p>
          </table:table-cell>
          <table:table-cell table:number-columns-repeated="9"/>
        </table:table-row>
        <table:table-row table:style-name="ro1">
          <table:table-cell office:value-type="float" office:value="0.0964792687206819" calcext:value-type="float">
            <text:p>0.0964792687</text:p>
          </table:table-cell>
          <table:table-cell table:number-columns-repeated="9"/>
        </table:table-row>
        <table:table-row table:style-name="ro1">
          <table:table-cell office:value-type="float" office:value="0.0964256293678734" calcext:value-type="float">
            <text:p>0.0964256294</text:p>
          </table:table-cell>
          <table:table-cell table:number-columns-repeated="9"/>
        </table:table-row>
        <table:table-row table:style-name="ro1">
          <table:table-cell office:value-type="float" office:value="0.0963762336517552" calcext:value-type="float">
            <text:p>0.0963762337</text:p>
          </table:table-cell>
          <table:table-cell table:number-columns-repeated="9"/>
        </table:table-row>
        <table:table-row table:style-name="ro1">
          <table:table-cell office:value-type="float" office:value="0.0963361994817415" calcext:value-type="float">
            <text:p>0.0963361995</text:p>
          </table:table-cell>
          <table:table-cell table:number-columns-repeated="9"/>
        </table:table-row>
        <table:table-row table:style-name="ro1">
          <table:table-cell office:value-type="float" office:value="0.0963231605981392" calcext:value-type="float">
            <text:p>0.0963231606</text:p>
          </table:table-cell>
          <table:table-cell table:number-columns-repeated="9"/>
        </table:table-row>
        <table:table-row table:style-name="ro1">
          <table:table-cell office:value-type="float" office:value="0.096307284623083" calcext:value-type="float">
            <text:p>0.0963072846</text:p>
          </table:table-cell>
          <table:table-cell table:number-columns-repeated="9"/>
        </table:table-row>
        <table:table-row table:style-name="ro1">
          <table:table-cell office:value-type="float" office:value="0.0962606859569041" calcext:value-type="float">
            <text:p>0.096260686</text:p>
          </table:table-cell>
          <table:table-cell table:number-columns-repeated="9"/>
        </table:table-row>
        <table:table-row table:style-name="ro1">
          <table:table-cell office:value-type="float" office:value="0.0962538780640247" calcext:value-type="float">
            <text:p>0.0962538781</text:p>
          </table:table-cell>
          <table:table-cell table:number-columns-repeated="9"/>
        </table:table-row>
        <table:table-row table:style-name="ro1">
          <table:table-cell office:value-type="float" office:value="0.0962516172814529" calcext:value-type="float">
            <text:p>0.0962516173</text:p>
          </table:table-cell>
          <table:table-cell table:number-columns-repeated="9"/>
        </table:table-row>
        <table:table-row table:style-name="ro1">
          <table:table-cell office:value-type="float" office:value="0.0962495587986639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587986638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587986638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587986638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587986639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499566078" calcext:value-type="float">
            <text:p>0.09624955</text:p>
          </table:table-cell>
          <table:table-cell table:number-columns-repeated="9"/>
        </table:table-row>
        <table:table-row table:style-name="ro1">
          <table:table-cell office:value-type="float" office:value="0.0962495587986638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499566078" calcext:value-type="float">
            <text:p>0.09624955</text:p>
          </table:table-cell>
          <table:table-cell table:number-columns-repeated="9"/>
        </table:table-row>
        <table:table-row table:style-name="ro1">
          <table:table-cell office:value-type="float" office:value="0.0962495587986639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587986639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499566078" calcext:value-type="float">
            <text:p>0.09624955</text:p>
          </table:table-cell>
          <table:table-cell table:number-columns-repeated="9"/>
        </table:table-row>
        <table:table-row table:style-name="ro1">
          <table:table-cell office:value-type="float" office:value="0.0962495587986639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499566078" calcext:value-type="float">
            <text:p>0.09624955</text:p>
          </table:table-cell>
          <table:table-cell table:number-columns-repeated="9"/>
        </table:table-row>
        <table:table-row table:style-name="ro1">
          <table:table-cell office:value-type="float" office:value="0.0962495499566078" calcext:value-type="float">
            <text:p>0.09624955</text:p>
          </table:table-cell>
          <table:table-cell table:number-columns-repeated="9"/>
        </table:table-row>
        <table:table-row table:style-name="ro1">
          <table:table-cell office:value-type="float" office:value="0.0962495587986639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587986639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587986638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499566078" calcext:value-type="float">
            <text:p>0.09624955</text:p>
          </table:table-cell>
          <table:table-cell table:number-columns-repeated="9"/>
        </table:table-row>
        <table:table-row table:style-name="ro1">
          <table:table-cell office:value-type="float" office:value="0.0962495587986638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587986639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587986639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499566078" calcext:value-type="float">
            <text:p>0.09624955</text:p>
          </table:table-cell>
          <table:table-cell table:number-columns-repeated="9"/>
        </table:table-row>
        <table:table-row table:style-name="ro1">
          <table:table-cell office:value-type="float" office:value="0.0962495499566079" calcext:value-type="float">
            <text:p>0.09624955</text:p>
          </table:table-cell>
          <table:table-cell table:number-columns-repeated="9"/>
        </table:table-row>
        <table:table-row table:style-name="ro1">
          <table:table-cell office:value-type="float" office:value="0.0962495587986638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499566078" calcext:value-type="float">
            <text:p>0.09624955</text:p>
          </table:table-cell>
          <table:table-cell table:number-columns-repeated="9"/>
        </table:table-row>
        <table:table-row table:style-name="ro1">
          <table:table-cell office:value-type="float" office:value="0.0962495499566078" calcext:value-type="float">
            <text:p>0.09624955</text:p>
          </table:table-cell>
          <table:table-cell table:number-columns-repeated="9"/>
        </table:table-row>
        <table:table-row table:style-name="ro1">
          <table:table-cell office:value-type="float" office:value="0.0962495587986638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587986639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587986638" calcext:value-type="float">
            <text:p>0.0962495588</text:p>
          </table:table-cell>
          <table:table-cell table:number-columns-repeated="9"/>
        </table:table-row>
        <table:table-row table:style-name="ro1">
          <table:table-cell office:value-type="float" office:value="0.0962495499566078" calcext:value-type="float">
            <text:p>0.096249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9011" calcext:value-type="float">
            <text:p>16901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116470322444111" calcext:value-type="float">
            <text:p>0.1164703224</text:p>
          </table:table-cell>
          <table:table-cell table:number-columns-repeated="9"/>
        </table:table-row>
        <table:table-row table:style-name="ro1">
          <table:table-cell office:value-type="float" office:value="0.110332909744949" calcext:value-type="float">
            <text:p>0.1103329097</text:p>
          </table:table-cell>
          <table:table-cell table:number-columns-repeated="9"/>
        </table:table-row>
        <table:table-row table:style-name="ro1">
          <table:table-cell office:value-type="float" office:value="0.107553599264489" calcext:value-type="float">
            <text:p>0.1075535993</text:p>
          </table:table-cell>
          <table:table-cell table:number-columns-repeated="9"/>
        </table:table-row>
        <table:table-row table:style-name="ro1">
          <table:table-cell office:value-type="float" office:value="0.105917120041704" calcext:value-type="float">
            <text:p>0.10591712</text:p>
          </table:table-cell>
          <table:table-cell table:number-columns-repeated="9"/>
        </table:table-row>
        <table:table-row table:style-name="ro1">
          <table:table-cell office:value-type="float" office:value="0.104805200309157" calcext:value-type="float">
            <text:p>0.1048052003</text:p>
          </table:table-cell>
          <table:table-cell table:number-columns-repeated="9"/>
        </table:table-row>
        <table:table-row table:style-name="ro1">
          <table:table-cell office:value-type="float" office:value="0.103960363940524" calcext:value-type="float">
            <text:p>0.1039603639</text:p>
          </table:table-cell>
          <table:table-cell table:number-columns-repeated="9"/>
        </table:table-row>
        <table:table-row table:style-name="ro1">
          <table:table-cell office:value-type="float" office:value="0.103294151862103" calcext:value-type="float">
            <text:p>0.1032941519</text:p>
          </table:table-cell>
          <table:table-cell table:number-columns-repeated="9"/>
        </table:table-row>
        <table:table-row table:style-name="ro1">
          <table:table-cell office:value-type="float" office:value="0.102755278879492" calcext:value-type="float">
            <text:p>0.1027552789</text:p>
          </table:table-cell>
          <table:table-cell table:number-columns-repeated="9"/>
        </table:table-row>
        <table:table-row table:style-name="ro1">
          <table:table-cell office:value-type="float" office:value="0.102306276366319" calcext:value-type="float">
            <text:p>0.1023062764</text:p>
          </table:table-cell>
          <table:table-cell table:number-columns-repeated="9"/>
        </table:table-row>
        <table:table-row table:style-name="ro1">
          <table:table-cell office:value-type="float" office:value="0.101926549262992" calcext:value-type="float">
            <text:p>0.1019265493</text:p>
          </table:table-cell>
          <table:table-cell table:number-columns-repeated="9"/>
        </table:table-row>
        <table:table-row table:style-name="ro1">
          <table:table-cell office:value-type="float" office:value="0.10160327003778" calcext:value-type="float">
            <text:p>0.10160327</text:p>
          </table:table-cell>
          <table:table-cell table:number-columns-repeated="9"/>
        </table:table-row>
        <table:table-row table:style-name="ro1">
          <table:table-cell office:value-type="float" office:value="0.101331779814908" calcext:value-type="float">
            <text:p>0.1013317798</text:p>
          </table:table-cell>
          <table:table-cell table:number-columns-repeated="9"/>
        </table:table-row>
        <table:table-row table:style-name="ro1">
          <table:table-cell office:value-type="float" office:value="0.101104638203531" calcext:value-type="float">
            <text:p>0.1011046382</text:p>
          </table:table-cell>
          <table:table-cell table:number-columns-repeated="9"/>
        </table:table-row>
        <table:table-row table:style-name="ro1">
          <table:table-cell office:value-type="float" office:value="0.100926247731415" calcext:value-type="float">
            <text:p>0.1009262477</text:p>
          </table:table-cell>
          <table:table-cell table:number-columns-repeated="9"/>
        </table:table-row>
        <table:table-row table:style-name="ro1">
          <table:table-cell office:value-type="float" office:value="0.10069307987002" calcext:value-type="float">
            <text:p>0.1006930799</text:p>
          </table:table-cell>
          <table:table-cell table:number-columns-repeated="9"/>
        </table:table-row>
        <table:table-row table:style-name="ro1">
          <table:table-cell office:value-type="float" office:value="0.10056502909168" calcext:value-type="float">
            <text:p>0.1005650291</text:p>
          </table:table-cell>
          <table:table-cell table:number-columns-repeated="9"/>
        </table:table-row>
        <table:table-row table:style-name="ro1">
          <table:table-cell office:value-type="float" office:value="0.100471897462739" calcext:value-type="float">
            <text:p>0.1004718975</text:p>
          </table:table-cell>
          <table:table-cell table:number-columns-repeated="9"/>
        </table:table-row>
        <table:table-row table:style-name="ro1">
          <table:table-cell office:value-type="float" office:value="0.100404299307117" calcext:value-type="float">
            <text:p>0.1004042993</text:p>
          </table:table-cell>
          <table:table-cell table:number-columns-repeated="9"/>
        </table:table-row>
        <table:table-row table:style-name="ro1">
          <table:table-cell office:value-type="float" office:value="0.100349469336618" calcext:value-type="float">
            <text:p>0.1003494693</text:p>
          </table:table-cell>
          <table:table-cell table:number-columns-repeated="9"/>
        </table:table-row>
        <table:table-row table:style-name="ro1">
          <table:table-cell office:value-type="float" office:value="0.100316947221513" calcext:value-type="float">
            <text:p>0.1003169472</text:p>
          </table:table-cell>
          <table:table-cell table:number-columns-repeated="9"/>
        </table:table-row>
        <table:table-row table:style-name="ro1">
          <table:table-cell office:value-type="float" office:value="0.100299138342171" calcext:value-type="float">
            <text:p>0.1002991383</text:p>
          </table:table-cell>
          <table:table-cell table:number-columns-repeated="9"/>
        </table:table-row>
        <table:table-row table:style-name="ro1">
          <table:table-cell office:value-type="float" office:value="0.100268080579361" calcext:value-type="float">
            <text:p>0.1002680806</text:p>
          </table:table-cell>
          <table:table-cell table:number-columns-repeated="9"/>
        </table:table-row>
        <table:table-row table:style-name="ro1">
          <table:table-cell office:value-type="float" office:value="0.100259492935535" calcext:value-type="float">
            <text:p>0.1002594929</text:p>
          </table:table-cell>
          <table:table-cell table:number-columns-repeated="9"/>
        </table:table-row>
        <table:table-row table:style-name="ro1">
          <table:table-cell office:value-type="float" office:value="0.100256105193315" calcext:value-type="float">
            <text:p>0.1002561052</text:p>
          </table:table-cell>
          <table:table-cell table:number-columns-repeated="9"/>
        </table:table-row>
        <table:table-row table:style-name="ro1">
          <table:table-cell office:value-type="float" office:value="0.100253804300213" calcext:value-type="float">
            <text:p>0.1002538043</text:p>
          </table:table-cell>
          <table:table-cell table:number-columns-repeated="9"/>
        </table:table-row>
        <table:table-row table:style-name="ro1">
          <table:table-cell office:value-type="float" office:value="0.10025165610748" calcext:value-type="float">
            <text:p>0.1002516561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40284499" calcext:value-type="float">
            <text:p>0.1002511403</text:p>
          </table:table-cell>
          <table:table-cell table:number-columns-repeated="9"/>
        </table:table-row>
        <table:table-row table:style-name="ro1">
          <table:table-cell office:value-type="float" office:value="0.100251138793379" calcext:value-type="float">
            <text:p>0.1002511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74798" calcext:value-type="float">
            <text:p>17479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117692394825478" calcext:value-type="float">
            <text:p>0.1176923948</text:p>
          </table:table-cell>
          <table:table-cell table:number-columns-repeated="9"/>
        </table:table-row>
        <table:table-row table:style-name="ro1">
          <table:table-cell office:value-type="float" office:value="0.111021436172123" calcext:value-type="float">
            <text:p>0.1110214362</text:p>
          </table:table-cell>
          <table:table-cell table:number-columns-repeated="9"/>
        </table:table-row>
        <table:table-row table:style-name="ro1">
          <table:table-cell office:value-type="float" office:value="0.107880052305238" calcext:value-type="float">
            <text:p>0.1078800523</text:p>
          </table:table-cell>
          <table:table-cell table:number-columns-repeated="9"/>
        </table:table-row>
        <table:table-row table:style-name="ro1">
          <table:table-cell office:value-type="float" office:value="0.10599701496195" calcext:value-type="float">
            <text:p>0.105997015</text:p>
          </table:table-cell>
          <table:table-cell table:number-columns-repeated="9"/>
        </table:table-row>
        <table:table-row table:style-name="ro1">
          <table:table-cell office:value-type="float" office:value="0.104702598137978" calcext:value-type="float">
            <text:p>0.1047025981</text:p>
          </table:table-cell>
          <table:table-cell table:number-columns-repeated="9"/>
        </table:table-row>
        <table:table-row table:style-name="ro1">
          <table:table-cell office:value-type="float" office:value="0.103740545142763" calcext:value-type="float">
            <text:p>0.1037405451</text:p>
          </table:table-cell>
          <table:table-cell table:number-columns-repeated="9"/>
        </table:table-row>
        <table:table-row table:style-name="ro1">
          <table:table-cell office:value-type="float" office:value="0.102978038005384" calcext:value-type="float">
            <text:p>0.102978038</text:p>
          </table:table-cell>
          <table:table-cell table:number-columns-repeated="9"/>
        </table:table-row>
        <table:table-row table:style-name="ro1">
          <table:table-cell office:value-type="float" office:value="0.102372464803828" calcext:value-type="float">
            <text:p>0.1023724648</text:p>
          </table:table-cell>
          <table:table-cell table:number-columns-repeated="9"/>
        </table:table-row>
        <table:table-row table:style-name="ro1">
          <table:table-cell office:value-type="float" office:value="0.101892140455009" calcext:value-type="float">
            <text:p>0.1018921405</text:p>
          </table:table-cell>
          <table:table-cell table:number-columns-repeated="9"/>
        </table:table-row>
        <table:table-row table:style-name="ro1">
          <table:table-cell office:value-type="float" office:value="0.101488275076264" calcext:value-type="float">
            <text:p>0.1014882751</text:p>
          </table:table-cell>
          <table:table-cell table:number-columns-repeated="9"/>
        </table:table-row>
        <table:table-row table:style-name="ro1">
          <table:table-cell office:value-type="float" office:value="0.101151526556114" calcext:value-type="float">
            <text:p>0.1011515266</text:p>
          </table:table-cell>
          <table:table-cell table:number-columns-repeated="9"/>
        </table:table-row>
        <table:table-row table:style-name="ro1">
          <table:table-cell office:value-type="float" office:value="0.100876199539355" calcext:value-type="float">
            <text:p>0.1008761995</text:p>
          </table:table-cell>
          <table:table-cell table:number-columns-repeated="9"/>
        </table:table-row>
        <table:table-row table:style-name="ro1">
          <table:table-cell office:value-type="float" office:value="0.100642497425329" calcext:value-type="float">
            <text:p>0.1006424974</text:p>
          </table:table-cell>
          <table:table-cell table:number-columns-repeated="9"/>
        </table:table-row>
        <table:table-row table:style-name="ro1">
          <table:table-cell office:value-type="float" office:value="0.100442923352446" calcext:value-type="float">
            <text:p>0.1004429234</text:p>
          </table:table-cell>
          <table:table-cell table:number-columns-repeated="9"/>
        </table:table-row>
        <table:table-row table:style-name="ro1">
          <table:table-cell office:value-type="float" office:value="0.100266904195357" calcext:value-type="float">
            <text:p>0.1002669042</text:p>
          </table:table-cell>
          <table:table-cell table:number-columns-repeated="9"/>
        </table:table-row>
        <table:table-row table:style-name="ro1">
          <table:table-cell office:value-type="float" office:value="0.100118689136164" calcext:value-type="float">
            <text:p>0.1001186891</text:p>
          </table:table-cell>
          <table:table-cell table:number-columns-repeated="9"/>
        </table:table-row>
        <table:table-row table:style-name="ro1">
          <table:table-cell office:value-type="float" office:value="0.0999959185851746" calcext:value-type="float">
            <text:p>0.0999959186</text:p>
          </table:table-cell>
          <table:table-cell table:number-columns-repeated="9"/>
        </table:table-row>
        <table:table-row table:style-name="ro1">
          <table:table-cell office:value-type="float" office:value="0.0998841704960433" calcext:value-type="float">
            <text:p>0.0998841705</text:p>
          </table:table-cell>
          <table:table-cell table:number-columns-repeated="9"/>
        </table:table-row>
        <table:table-row table:style-name="ro1">
          <table:table-cell office:value-type="float" office:value="0.0998011396521204" calcext:value-type="float">
            <text:p>0.0998011397</text:p>
          </table:table-cell>
          <table:table-cell table:number-columns-repeated="9"/>
        </table:table-row>
        <table:table-row table:style-name="ro1">
          <table:table-cell office:value-type="float" office:value="0.0997422515154635" calcext:value-type="float">
            <text:p>0.0997422515</text:p>
          </table:table-cell>
          <table:table-cell table:number-columns-repeated="9"/>
        </table:table-row>
        <table:table-row table:style-name="ro1">
          <table:table-cell office:value-type="float" office:value="0.09969726438104" calcext:value-type="float">
            <text:p>0.0996972644</text:p>
          </table:table-cell>
          <table:table-cell table:number-columns-repeated="9"/>
        </table:table-row>
        <table:table-row table:style-name="ro1">
          <table:table-cell office:value-type="float" office:value="0.0996667154740877" calcext:value-type="float">
            <text:p>0.0996667155</text:p>
          </table:table-cell>
          <table:table-cell table:number-columns-repeated="9"/>
        </table:table-row>
        <table:table-row table:style-name="ro1">
          <table:table-cell office:value-type="float" office:value="0.0996516036377438" calcext:value-type="float">
            <text:p>0.099651603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5523462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float" office:value="0.0996467466216275" calcext:value-type="float">
            <text:p>0.0996467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9029" calcext:value-type="float">
            <text:p>16902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107164265715852" calcext:value-type="float">
            <text:p>0.1071642657</text:p>
          </table:table-cell>
          <table:table-cell table:number-columns-repeated="9"/>
        </table:table-row>
        <table:table-row table:style-name="ro1">
          <table:table-cell office:value-type="float" office:value="0.10131807767804" calcext:value-type="float">
            <text:p>0.1013180777</text:p>
          </table:table-cell>
          <table:table-cell table:number-columns-repeated="9"/>
        </table:table-row>
        <table:table-row table:style-name="ro1">
          <table:table-cell office:value-type="float" office:value="0.098643176467515" calcext:value-type="float">
            <text:p>0.0986431765</text:p>
          </table:table-cell>
          <table:table-cell table:number-columns-repeated="9"/>
        </table:table-row>
        <table:table-row table:style-name="ro1">
          <table:table-cell office:value-type="float" office:value="0.0969840380265928" calcext:value-type="float">
            <text:p>0.096984038</text:p>
          </table:table-cell>
          <table:table-cell table:number-columns-repeated="9"/>
        </table:table-row>
        <table:table-row table:style-name="ro1">
          <table:table-cell office:value-type="float" office:value="0.0958110926475804" calcext:value-type="float">
            <text:p>0.0958110926</text:p>
          </table:table-cell>
          <table:table-cell table:number-columns-repeated="9"/>
        </table:table-row>
        <table:table-row table:style-name="ro1">
          <table:table-cell office:value-type="float" office:value="0.0949242110620571" calcext:value-type="float">
            <text:p>0.0949242111</text:p>
          </table:table-cell>
          <table:table-cell table:number-columns-repeated="9"/>
        </table:table-row>
        <table:table-row table:style-name="ro1">
          <table:table-cell office:value-type="float" office:value="0.0942349339167695" calcext:value-type="float">
            <text:p>0.0942349339</text:p>
          </table:table-cell>
          <table:table-cell table:number-columns-repeated="9"/>
        </table:table-row>
        <table:table-row table:style-name="ro1">
          <table:table-cell office:value-type="float" office:value="0.0936439329862464" calcext:value-type="float">
            <text:p>0.093643933</text:p>
          </table:table-cell>
          <table:table-cell table:number-columns-repeated="9"/>
        </table:table-row>
        <table:table-row table:style-name="ro1">
          <table:table-cell office:value-type="float" office:value="0.09320787670195" calcext:value-type="float">
            <text:p>0.0932078767</text:p>
          </table:table-cell>
          <table:table-cell table:number-columns-repeated="9"/>
        </table:table-row>
        <table:table-row table:style-name="ro1">
          <table:table-cell office:value-type="float" office:value="0.0928650693542684" calcext:value-type="float">
            <text:p>0.0928650694</text:p>
          </table:table-cell>
          <table:table-cell table:number-columns-repeated="9"/>
        </table:table-row>
        <table:table-row table:style-name="ro1">
          <table:table-cell office:value-type="float" office:value="0.0925939281922164" calcext:value-type="float">
            <text:p>0.0925939282</text:p>
          </table:table-cell>
          <table:table-cell table:number-columns-repeated="9"/>
        </table:table-row>
        <table:table-row table:style-name="ro1">
          <table:table-cell office:value-type="float" office:value="0.0923769257475362" calcext:value-type="float">
            <text:p>0.0923769257</text:p>
          </table:table-cell>
          <table:table-cell table:number-columns-repeated="9"/>
        </table:table-row>
        <table:table-row table:style-name="ro1">
          <table:table-cell office:value-type="float" office:value="0.0922051068972016" calcext:value-type="float">
            <text:p>0.0922051069</text:p>
          </table:table-cell>
          <table:table-cell table:number-columns-repeated="9"/>
        </table:table-row>
        <table:table-row table:style-name="ro1">
          <table:table-cell office:value-type="float" office:value="0.0920774593844247" calcext:value-type="float">
            <text:p>0.0920774594</text:p>
          </table:table-cell>
          <table:table-cell table:number-columns-repeated="9"/>
        </table:table-row>
        <table:table-row table:style-name="ro1">
          <table:table-cell office:value-type="float" office:value="0.0919728180537404" calcext:value-type="float">
            <text:p>0.0919728181</text:p>
          </table:table-cell>
          <table:table-cell table:number-columns-repeated="9"/>
        </table:table-row>
        <table:table-row table:style-name="ro1">
          <table:table-cell office:value-type="float" office:value="0.091896206602204" calcext:value-type="float">
            <text:p>0.0918962066</text:p>
          </table:table-cell>
          <table:table-cell table:number-columns-repeated="9"/>
        </table:table-row>
        <table:table-row table:style-name="ro1">
          <table:table-cell office:value-type="float" office:value="0.0918379507870375" calcext:value-type="float">
            <text:p>0.0918379508</text:p>
          </table:table-cell>
          <table:table-cell table:number-columns-repeated="9"/>
        </table:table-row>
        <table:table-row table:style-name="ro1">
          <table:table-cell office:value-type="float" office:value="0.0917981911934162" calcext:value-type="float">
            <text:p>0.0917981912</text:p>
          </table:table-cell>
          <table:table-cell table:number-columns-repeated="9"/>
        </table:table-row>
        <table:table-row table:style-name="ro1">
          <table:table-cell office:value-type="float" office:value="0.0917854413356092" calcext:value-type="float">
            <text:p>0.0917854413</text:p>
          </table:table-cell>
          <table:table-cell table:number-columns-repeated="9"/>
        </table:table-row>
        <table:table-row table:style-name="ro1">
          <table:table-cell office:value-type="float" office:value="0.0917825688100216" calcext:value-type="float">
            <text:p>0.0917825688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45786187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45786187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38740037" calcext:value-type="float">
            <text:p>0.0917823039</text:p>
          </table:table-cell>
          <table:table-cell table:number-columns-repeated="9"/>
        </table:table-row>
        <table:table-row table:style-name="ro1">
          <table:table-cell office:value-type="float" office:value="0.0917823045786187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float" office:value="0.0917823045786186" calcext:value-type="float">
            <text:p>0.09178230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8304" calcext:value-type="float">
            <text:p>16830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11040284352405" calcext:value-type="float">
            <text:p>0.1104028435</text:p>
          </table:table-cell>
          <table:table-cell table:number-columns-repeated="9"/>
        </table:table-row>
        <table:table-row table:style-name="ro1">
          <table:table-cell office:value-type="float" office:value="0.105005757526794" calcext:value-type="float">
            <text:p>0.1050057575</text:p>
          </table:table-cell>
          <table:table-cell table:number-columns-repeated="9"/>
        </table:table-row>
        <table:table-row table:style-name="ro1">
          <table:table-cell office:value-type="float" office:value="0.102302952524744" calcext:value-type="float">
            <text:p>0.1023029525</text:p>
          </table:table-cell>
          <table:table-cell table:number-columns-repeated="9"/>
        </table:table-row>
        <table:table-row table:style-name="ro1">
          <table:table-cell office:value-type="float" office:value="0.100611355481671" calcext:value-type="float">
            <text:p>0.1006113555</text:p>
          </table:table-cell>
          <table:table-cell table:number-columns-repeated="9"/>
        </table:table-row>
        <table:table-row table:style-name="ro1">
          <table:table-cell office:value-type="float" office:value="0.0994167408002309" calcext:value-type="float">
            <text:p>0.0994167408</text:p>
          </table:table-cell>
          <table:table-cell table:number-columns-repeated="9"/>
        </table:table-row>
        <table:table-row table:style-name="ro1">
          <table:table-cell office:value-type="float" office:value="0.0985088629019332" calcext:value-type="float">
            <text:p>0.0985088629</text:p>
          </table:table-cell>
          <table:table-cell table:number-columns-repeated="9"/>
        </table:table-row>
        <table:table-row table:style-name="ro1">
          <table:table-cell office:value-type="float" office:value="0.0978252834302046" calcext:value-type="float">
            <text:p>0.0978252834</text:p>
          </table:table-cell>
          <table:table-cell table:number-columns-repeated="9"/>
        </table:table-row>
        <table:table-row table:style-name="ro1">
          <table:table-cell office:value-type="float" office:value="0.0972910557467179" calcext:value-type="float">
            <text:p>0.0972910557</text:p>
          </table:table-cell>
          <table:table-cell table:number-columns-repeated="9"/>
        </table:table-row>
        <table:table-row table:style-name="ro1">
          <table:table-cell office:value-type="float" office:value="0.0968609046075728" calcext:value-type="float">
            <text:p>0.0968609046</text:p>
          </table:table-cell>
          <table:table-cell table:number-columns-repeated="9"/>
        </table:table-row>
        <table:table-row table:style-name="ro1">
          <table:table-cell office:value-type="float" office:value="0.0965105897962132" calcext:value-type="float">
            <text:p>0.0965105898</text:p>
          </table:table-cell>
          <table:table-cell table:number-columns-repeated="9"/>
        </table:table-row>
        <table:table-row table:style-name="ro1">
          <table:table-cell office:value-type="float" office:value="0.096224326611164" calcext:value-type="float">
            <text:p>0.0962243266</text:p>
          </table:table-cell>
          <table:table-cell table:number-columns-repeated="9"/>
        </table:table-row>
        <table:table-row table:style-name="ro1">
          <table:table-cell office:value-type="float" office:value="0.0959924932949587" calcext:value-type="float">
            <text:p>0.0959924933</text:p>
          </table:table-cell>
          <table:table-cell table:number-columns-repeated="9"/>
        </table:table-row>
        <table:table-row table:style-name="ro1">
          <table:table-cell office:value-type="float" office:value="0.0957946794585882" calcext:value-type="float">
            <text:p>0.0957946795</text:p>
          </table:table-cell>
          <table:table-cell table:number-columns-repeated="9"/>
        </table:table-row>
        <table:table-row table:style-name="ro1">
          <table:table-cell office:value-type="float" office:value="0.0956314043760429" calcext:value-type="float">
            <text:p>0.0956314044</text:p>
          </table:table-cell>
          <table:table-cell table:number-columns-repeated="9"/>
        </table:table-row>
        <table:table-row table:style-name="ro1">
          <table:table-cell office:value-type="float" office:value="0.0954947819737239" calcext:value-type="float">
            <text:p>0.095494782</text:p>
          </table:table-cell>
          <table:table-cell table:number-columns-repeated="9"/>
        </table:table-row>
        <table:table-row table:style-name="ro1">
          <table:table-cell office:value-type="float" office:value="0.0953756087988133" calcext:value-type="float">
            <text:p>0.0953756088</text:p>
          </table:table-cell>
          <table:table-cell table:number-columns-repeated="9"/>
        </table:table-row>
        <table:table-row table:style-name="ro1">
          <table:table-cell office:value-type="float" office:value="0.0952729869812164" calcext:value-type="float">
            <text:p>0.095272987</text:p>
          </table:table-cell>
          <table:table-cell table:number-columns-repeated="9"/>
        </table:table-row>
        <table:table-row table:style-name="ro1">
          <table:table-cell office:value-type="float" office:value="0.0951104963617815" calcext:value-type="float">
            <text:p>0.0951104964</text:p>
          </table:table-cell>
          <table:table-cell table:number-columns-repeated="9"/>
        </table:table-row>
        <table:table-row table:style-name="ro1">
          <table:table-cell office:value-type="float" office:value="0.0950327301560481" calcext:value-type="float">
            <text:p>0.0950327302</text:p>
          </table:table-cell>
          <table:table-cell table:number-columns-repeated="9"/>
        </table:table-row>
        <table:table-row table:style-name="ro1">
          <table:table-cell office:value-type="float" office:value="0.0949749269635515" calcext:value-type="float">
            <text:p>0.094974927</text:p>
          </table:table-cell>
          <table:table-cell table:number-columns-repeated="9"/>
        </table:table-row>
        <table:table-row table:style-name="ro1">
          <table:table-cell office:value-type="float" office:value="0.0949294897298833" calcext:value-type="float">
            <text:p>0.0949294897</text:p>
          </table:table-cell>
          <table:table-cell table:number-columns-repeated="9"/>
        </table:table-row>
        <table:table-row table:style-name="ro1">
          <table:table-cell office:value-type="float" office:value="0.0948974584826872" calcext:value-type="float">
            <text:p>0.0948974585</text:p>
          </table:table-cell>
          <table:table-cell table:number-columns-repeated="9"/>
        </table:table-row>
        <table:table-row table:style-name="ro1">
          <table:table-cell office:value-type="float" office:value="0.0948803450549982" calcext:value-type="float">
            <text:p>0.0948803451</text:p>
          </table:table-cell>
          <table:table-cell table:number-columns-repeated="9"/>
        </table:table-row>
        <table:table-row table:style-name="ro1">
          <table:table-cell office:value-type="float" office:value="0.0948702765021531" calcext:value-type="float">
            <text:p>0.0948702765</text:p>
          </table:table-cell>
          <table:table-cell table:number-columns-repeated="9"/>
        </table:table-row>
        <table:table-row table:style-name="ro1">
          <table:table-cell office:value-type="float" office:value="0.0948700527326175" calcext:value-type="float">
            <text:p>0.0948700527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80768811" calcext:value-type="float">
            <text:p>0.0948700381</text:p>
          </table:table-cell>
          <table:table-cell table:number-columns-repeated="9"/>
        </table:table-row>
        <table:table-row table:style-name="ro1">
          <table:table-cell office:value-type="float" office:value="0.0948700369459228" calcext:value-type="float">
            <text:p>0.0948700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8446" calcext:value-type="float">
            <text:p>16844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111645327853142" calcext:value-type="float">
            <text:p>0.1116453279</text:p>
          </table:table-cell>
          <table:table-cell table:number-columns-repeated="9"/>
        </table:table-row>
        <table:table-row table:style-name="ro1">
          <table:table-cell office:value-type="float" office:value="0.105965292003624" calcext:value-type="float">
            <text:p>0.105965292</text:p>
          </table:table-cell>
          <table:table-cell table:number-columns-repeated="9"/>
        </table:table-row>
        <table:table-row table:style-name="ro1">
          <table:table-cell office:value-type="float" office:value="0.103279952434995" calcext:value-type="float">
            <text:p>0.1032799524</text:p>
          </table:table-cell>
          <table:table-cell table:number-columns-repeated="9"/>
        </table:table-row>
        <table:table-row table:style-name="ro1">
          <table:table-cell office:value-type="float" office:value="0.101603319538839" calcext:value-type="float">
            <text:p>0.1016033195</text:p>
          </table:table-cell>
          <table:table-cell table:number-columns-repeated="9"/>
        </table:table-row>
        <table:table-row table:style-name="ro1">
          <table:table-cell office:value-type="float" office:value="0.100345218556708" calcext:value-type="float">
            <text:p>0.1003452186</text:p>
          </table:table-cell>
          <table:table-cell table:number-columns-repeated="9"/>
        </table:table-row>
        <table:table-row table:style-name="ro1">
          <table:table-cell office:value-type="float" office:value="0.0994350648461619" calcext:value-type="float">
            <text:p>0.0994350648</text:p>
          </table:table-cell>
          <table:table-cell table:number-columns-repeated="9"/>
        </table:table-row>
        <table:table-row table:style-name="ro1">
          <table:table-cell office:value-type="float" office:value="0.0987225576384795" calcext:value-type="float">
            <text:p>0.0987225576</text:p>
          </table:table-cell>
          <table:table-cell table:number-columns-repeated="9"/>
        </table:table-row>
        <table:table-row table:style-name="ro1">
          <table:table-cell office:value-type="float" office:value="0.0981738458257511" calcext:value-type="float">
            <text:p>0.0981738458</text:p>
          </table:table-cell>
          <table:table-cell table:number-columns-repeated="9"/>
        </table:table-row>
        <table:table-row table:style-name="ro1">
          <table:table-cell office:value-type="float" office:value="0.0977463455903201" calcext:value-type="float">
            <text:p>0.0977463456</text:p>
          </table:table-cell>
          <table:table-cell table:number-columns-repeated="9"/>
        </table:table-row>
        <table:table-row table:style-name="ro1">
          <table:table-cell office:value-type="float" office:value="0.0974019906208278" calcext:value-type="float">
            <text:p>0.0974019906</text:p>
          </table:table-cell>
          <table:table-cell table:number-columns-repeated="9"/>
        </table:table-row>
        <table:table-row table:style-name="ro1">
          <table:table-cell office:value-type="float" office:value="0.0971232015179128" calcext:value-type="float">
            <text:p>0.0971232015</text:p>
          </table:table-cell>
          <table:table-cell table:number-columns-repeated="9"/>
        </table:table-row>
        <table:table-row table:style-name="ro1">
          <table:table-cell office:value-type="float" office:value="0.0968865962970266" calcext:value-type="float">
            <text:p>0.0968865963</text:p>
          </table:table-cell>
          <table:table-cell table:number-columns-repeated="9"/>
        </table:table-row>
        <table:table-row table:style-name="ro1">
          <table:table-cell office:value-type="float" office:value="0.0966907044027532" calcext:value-type="float">
            <text:p>0.0966907044</text:p>
          </table:table-cell>
          <table:table-cell table:number-columns-repeated="9"/>
        </table:table-row>
        <table:table-row table:style-name="ro1">
          <table:table-cell office:value-type="float" office:value="0.0965263507504064" calcext:value-type="float">
            <text:p>0.0965263508</text:p>
          </table:table-cell>
          <table:table-cell table:number-columns-repeated="9"/>
        </table:table-row>
        <table:table-row table:style-name="ro1">
          <table:table-cell office:value-type="float" office:value="0.0963895222210326" calcext:value-type="float">
            <text:p>0.0963895222</text:p>
          </table:table-cell>
          <table:table-cell table:number-columns-repeated="9"/>
        </table:table-row>
        <table:table-row table:style-name="ro1">
          <table:table-cell office:value-type="float" office:value="0.096272851786086" calcext:value-type="float">
            <text:p>0.0962728518</text:p>
          </table:table-cell>
          <table:table-cell table:number-columns-repeated="9"/>
        </table:table-row>
        <table:table-row table:style-name="ro1">
          <table:table-cell office:value-type="float" office:value="0.0961777398744261" calcext:value-type="float">
            <text:p>0.0961777399</text:p>
          </table:table-cell>
          <table:table-cell table:number-columns-repeated="9"/>
        </table:table-row>
        <table:table-row table:style-name="ro1">
          <table:table-cell office:value-type="float" office:value="0.0960984222183795" calcext:value-type="float">
            <text:p>0.0960984222</text:p>
          </table:table-cell>
          <table:table-cell table:number-columns-repeated="9"/>
        </table:table-row>
        <table:table-row table:style-name="ro1">
          <table:table-cell office:value-type="float" office:value="0.0960285788806436" calcext:value-type="float">
            <text:p>0.0960285789</text:p>
          </table:table-cell>
          <table:table-cell table:number-columns-repeated="9"/>
        </table:table-row>
        <table:table-row table:style-name="ro1">
          <table:table-cell office:value-type="float" office:value="0.0959694908459197" calcext:value-type="float">
            <text:p>0.0959694908</text:p>
          </table:table-cell>
          <table:table-cell table:number-columns-repeated="9"/>
        </table:table-row>
        <table:table-row table:style-name="ro1">
          <table:table-cell office:value-type="float" office:value="0.0959268464840444" calcext:value-type="float">
            <text:p>0.0959268465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732277481" calcext:value-type="float">
            <text:p>0.0959188732</text:p>
          </table:table-cell>
          <table:table-cell table:number-columns-repeated="9"/>
        </table:table-row>
        <table:table-row table:style-name="ro1">
          <table:table-cell office:value-type="float" office:value="0.0959188820261011" calcext:value-type="float">
            <text:p>0.09591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9796" calcext:value-type="float">
            <text:p>16979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114421200204772" calcext:value-type="float">
            <text:p>0.1144212002</text:p>
          </table:table-cell>
          <table:table-cell table:number-columns-repeated="9"/>
        </table:table-row>
        <table:table-row table:style-name="ro1">
          <table:table-cell office:value-type="float" office:value="0.109501107900329" calcext:value-type="float">
            <text:p>0.1095011079</text:p>
          </table:table-cell>
          <table:table-cell table:number-columns-repeated="9"/>
        </table:table-row>
        <table:table-row table:style-name="ro1">
          <table:table-cell office:value-type="float" office:value="0.106936679178434" calcext:value-type="float">
            <text:p>0.1069366792</text:p>
          </table:table-cell>
          <table:table-cell table:number-columns-repeated="9"/>
        </table:table-row>
        <table:table-row table:style-name="ro1">
          <table:table-cell office:value-type="float" office:value="0.105257544676767" calcext:value-type="float">
            <text:p>0.1052575447</text:p>
          </table:table-cell>
          <table:table-cell table:number-columns-repeated="9"/>
        </table:table-row>
        <table:table-row table:style-name="ro1">
          <table:table-cell office:value-type="float" office:value="0.104041743197457" calcext:value-type="float">
            <text:p>0.1040417432</text:p>
          </table:table-cell>
          <table:table-cell table:number-columns-repeated="9"/>
        </table:table-row>
        <table:table-row table:style-name="ro1">
          <table:table-cell office:value-type="float" office:value="0.103157827098241" calcext:value-type="float">
            <text:p>0.1031578271</text:p>
          </table:table-cell>
          <table:table-cell table:number-columns-repeated="9"/>
        </table:table-row>
        <table:table-row table:style-name="ro1">
          <table:table-cell office:value-type="float" office:value="0.102441117714966" calcext:value-type="float">
            <text:p>0.1024411177</text:p>
          </table:table-cell>
          <table:table-cell table:number-columns-repeated="9"/>
        </table:table-row>
        <table:table-row table:style-name="ro1">
          <table:table-cell office:value-type="float" office:value="0.101881466256608" calcext:value-type="float">
            <text:p>0.1018814663</text:p>
          </table:table-cell>
          <table:table-cell table:number-columns-repeated="9"/>
        </table:table-row>
        <table:table-row table:style-name="ro1">
          <table:table-cell office:value-type="float" office:value="0.101467356306516" calcext:value-type="float">
            <text:p>0.1014673563</text:p>
          </table:table-cell>
          <table:table-cell table:number-columns-repeated="9"/>
        </table:table-row>
        <table:table-row table:style-name="ro1">
          <table:table-cell office:value-type="float" office:value="0.101089892212654" calcext:value-type="float">
            <text:p>0.1010898922</text:p>
          </table:table-cell>
          <table:table-cell table:number-columns-repeated="9"/>
        </table:table-row>
        <table:table-row table:style-name="ro1">
          <table:table-cell office:value-type="float" office:value="0.10081028828021" calcext:value-type="float">
            <text:p>0.1008102883</text:p>
          </table:table-cell>
          <table:table-cell table:number-columns-repeated="9"/>
        </table:table-row>
        <table:table-row table:style-name="ro1">
          <table:table-cell office:value-type="float" office:value="0.100592342170455" calcext:value-type="float">
            <text:p>0.1005923422</text:p>
          </table:table-cell>
          <table:table-cell table:number-columns-repeated="9"/>
        </table:table-row>
        <table:table-row table:style-name="ro1">
          <table:table-cell office:value-type="float" office:value="0.100416927814116" calcext:value-type="float">
            <text:p>0.1004169278</text:p>
          </table:table-cell>
          <table:table-cell table:number-columns-repeated="9"/>
        </table:table-row>
        <table:table-row table:style-name="ro1">
          <table:table-cell office:value-type="float" office:value="0.100279735255912" calcext:value-type="float">
            <text:p>0.1002797353</text:p>
          </table:table-cell>
          <table:table-cell table:number-columns-repeated="9"/>
        </table:table-row>
        <table:table-row table:style-name="ro1">
          <table:table-cell office:value-type="float" office:value="0.100168614567768" calcext:value-type="float">
            <text:p>0.1001686146</text:p>
          </table:table-cell>
          <table:table-cell table:number-columns-repeated="9"/>
        </table:table-row>
        <table:table-row table:style-name="ro1">
          <table:table-cell office:value-type="float" office:value="0.10007942834365" calcext:value-type="float">
            <text:p>0.1000794283</text:p>
          </table:table-cell>
          <table:table-cell table:number-columns-repeated="9"/>
        </table:table-row>
        <table:table-row table:style-name="ro1">
          <table:table-cell office:value-type="float" office:value="0.100013146894887" calcext:value-type="float">
            <text:p>0.1000131469</text:p>
          </table:table-cell>
          <table:table-cell table:number-columns-repeated="9"/>
        </table:table-row>
        <table:table-row table:style-name="ro1">
          <table:table-cell office:value-type="float" office:value="0.099963176059901" calcext:value-type="float">
            <text:p>0.0999631761</text:p>
          </table:table-cell>
          <table:table-cell table:number-columns-repeated="9"/>
        </table:table-row>
        <table:table-row table:style-name="ro1">
          <table:table-cell office:value-type="float" office:value="0.0999340866030224" calcext:value-type="float">
            <text:p>0.0999340866</text:p>
          </table:table-cell>
          <table:table-cell table:number-columns-repeated="9"/>
        </table:table-row>
        <table:table-row table:style-name="ro1">
          <table:table-cell office:value-type="float" office:value="0.0999194814131157" calcext:value-type="float">
            <text:p>0.0999194814</text:p>
          </table:table-cell>
          <table:table-cell table:number-columns-repeated="9"/>
        </table:table-row>
        <table:table-row table:style-name="ro1">
          <table:table-cell office:value-type="float" office:value="0.0999144938446058" calcext:value-type="float">
            <text:p>0.0999144938</text:p>
          </table:table-cell>
          <table:table-cell table:number-columns-repeated="9"/>
        </table:table-row>
        <table:table-row table:style-name="ro1">
          <table:table-cell office:value-type="float" office:value="0.0999067346043118" calcext:value-type="float">
            <text:p>0.0999067346</text:p>
          </table:table-cell>
          <table:table-cell table:number-columns-repeated="9"/>
        </table:table-row>
        <table:table-row table:style-name="ro1">
          <table:table-cell office:value-type="float" office:value="0.0999038146642425" calcext:value-type="float">
            <text:p>0.0999038147</text:p>
          </table:table-cell>
          <table:table-cell table:number-columns-repeated="9"/>
        </table:table-row>
        <table:table-row table:style-name="ro1">
          <table:table-cell office:value-type="float" office:value="0.0998960282273549" calcext:value-type="float">
            <text:p>0.0998960282</text:p>
          </table:table-cell>
          <table:table-cell table:number-columns-repeated="9"/>
        </table:table-row>
        <table:table-row table:style-name="ro1">
          <table:table-cell office:value-type="float" office:value="0.0998925390620181" calcext:value-type="float">
            <text:p>0.099892539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9554869" calcext:value-type="float">
            <text:p>0.09988923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float" office:value="0.0998892300867294" calcext:value-type="float">
            <text:p>0.0998892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70492" calcext:value-type="float">
            <text:p>17049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111319386244006" calcext:value-type="float">
            <text:p>0.1113193862</text:p>
          </table:table-cell>
          <table:table-cell table:number-columns-repeated="9"/>
        </table:table-row>
        <table:table-row table:style-name="ro1">
          <table:table-cell office:value-type="float" office:value="0.105297320546817" calcext:value-type="float">
            <text:p>0.1052973205</text:p>
          </table:table-cell>
          <table:table-cell table:number-columns-repeated="9"/>
        </table:table-row>
        <table:table-row table:style-name="ro1">
          <table:table-cell office:value-type="float" office:value="0.102341439383334" calcext:value-type="float">
            <text:p>0.1023414394</text:p>
          </table:table-cell>
          <table:table-cell table:number-columns-repeated="9"/>
        </table:table-row>
        <table:table-row table:style-name="ro1">
          <table:table-cell office:value-type="float" office:value="0.100604574702861" calcext:value-type="float">
            <text:p>0.1006045747</text:p>
          </table:table-cell>
          <table:table-cell table:number-columns-repeated="9"/>
        </table:table-row>
        <table:table-row table:style-name="ro1">
          <table:table-cell office:value-type="float" office:value="0.0994011366884753" calcext:value-type="float">
            <text:p>0.0994011367</text:p>
          </table:table-cell>
          <table:table-cell table:number-columns-repeated="9"/>
        </table:table-row>
        <table:table-row table:style-name="ro1">
          <table:table-cell office:value-type="float" office:value="0.0984723093306138" calcext:value-type="float">
            <text:p>0.0984723093</text:p>
          </table:table-cell>
          <table:table-cell table:number-columns-repeated="9"/>
        </table:table-row>
        <table:table-row table:style-name="ro1">
          <table:table-cell office:value-type="float" office:value="0.0977714097254568" calcext:value-type="float">
            <text:p>0.0977714097</text:p>
          </table:table-cell>
          <table:table-cell table:number-columns-repeated="9"/>
        </table:table-row>
        <table:table-row table:style-name="ro1">
          <table:table-cell office:value-type="float" office:value="0.0971516219176488" calcext:value-type="float">
            <text:p>0.0971516219</text:p>
          </table:table-cell>
          <table:table-cell table:number-columns-repeated="9"/>
        </table:table-row>
        <table:table-row table:style-name="ro1">
          <table:table-cell office:value-type="float" office:value="0.096692206512836" calcext:value-type="float">
            <text:p>0.0966922065</text:p>
          </table:table-cell>
          <table:table-cell table:number-columns-repeated="9"/>
        </table:table-row>
        <table:table-row table:style-name="ro1">
          <table:table-cell office:value-type="float" office:value="0.0963254140086614" calcext:value-type="float">
            <text:p>0.096325414</text:p>
          </table:table-cell>
          <table:table-cell table:number-columns-repeated="9"/>
        </table:table-row>
        <table:table-row table:style-name="ro1">
          <table:table-cell office:value-type="float" office:value="0.0960264214653374" calcext:value-type="float">
            <text:p>0.0960264215</text:p>
          </table:table-cell>
          <table:table-cell table:number-columns-repeated="9"/>
        </table:table-row>
        <table:table-row table:style-name="ro1">
          <table:table-cell office:value-type="float" office:value="0.0957741285071399" calcext:value-type="float">
            <text:p>0.0957741285</text:p>
          </table:table-cell>
          <table:table-cell table:number-columns-repeated="9"/>
        </table:table-row>
        <table:table-row table:style-name="ro1">
          <table:table-cell office:value-type="float" office:value="0.0955644765368307" calcext:value-type="float">
            <text:p>0.0955644765</text:p>
          </table:table-cell>
          <table:table-cell table:number-columns-repeated="9"/>
        </table:table-row>
        <table:table-row table:style-name="ro1">
          <table:table-cell office:value-type="float" office:value="0.0953935189255181" calcext:value-type="float">
            <text:p>0.0953935189</text:p>
          </table:table-cell>
          <table:table-cell table:number-columns-repeated="9"/>
        </table:table-row>
        <table:table-row table:style-name="ro1">
          <table:table-cell office:value-type="float" office:value="0.095253726370591" calcext:value-type="float">
            <text:p>0.0952537264</text:p>
          </table:table-cell>
          <table:table-cell table:number-columns-repeated="9"/>
        </table:table-row>
        <table:table-row table:style-name="ro1">
          <table:table-cell office:value-type="float" office:value="0.095134656085902" calcext:value-type="float">
            <text:p>0.0951346561</text:p>
          </table:table-cell>
          <table:table-cell table:number-columns-repeated="9"/>
        </table:table-row>
        <table:table-row table:style-name="ro1">
          <table:table-cell office:value-type="float" office:value="0.0950338010823813" calcext:value-type="float">
            <text:p>0.0950338011</text:p>
          </table:table-cell>
          <table:table-cell table:number-columns-repeated="9"/>
        </table:table-row>
        <table:table-row table:style-name="ro1">
          <table:table-cell office:value-type="float" office:value="0.0949483568899302" calcext:value-type="float">
            <text:p>0.0949483569</text:p>
          </table:table-cell>
          <table:table-cell table:number-columns-repeated="9"/>
        </table:table-row>
        <table:table-row table:style-name="ro1">
          <table:table-cell office:value-type="float" office:value="0.0948803822307657" calcext:value-type="float">
            <text:p>0.0948803822</text:p>
          </table:table-cell>
          <table:table-cell table:number-columns-repeated="9"/>
        </table:table-row>
        <table:table-row table:style-name="ro1">
          <table:table-cell office:value-type="float" office:value="0.0948175943467356" calcext:value-type="float">
            <text:p>0.0948175943</text:p>
          </table:table-cell>
          <table:table-cell table:number-columns-repeated="9"/>
        </table:table-row>
        <table:table-row table:style-name="ro1">
          <table:table-cell office:value-type="float" office:value="0.0947749485367987" calcext:value-type="float">
            <text:p>0.0947749485</text:p>
          </table:table-cell>
          <table:table-cell table:number-columns-repeated="9"/>
        </table:table-row>
        <table:table-row table:style-name="ro1">
          <table:table-cell office:value-type="float" office:value="0.09474865071009" calcext:value-type="float">
            <text:p>0.0947486507</text:p>
          </table:table-cell>
          <table:table-cell table:number-columns-repeated="9"/>
        </table:table-row>
        <table:table-row table:style-name="ro1">
          <table:table-cell office:value-type="float" office:value="0.094739488086814" calcext:value-type="float">
            <text:p>0.0947394881</text:p>
          </table:table-cell>
          <table:table-cell table:number-columns-repeated="9"/>
        </table:table-row>
        <table:table-row table:style-name="ro1">
          <table:table-cell office:value-type="float" office:value="0.0947324747642838" calcext:value-type="float">
            <text:p>0.0947324748</text:p>
          </table:table-cell>
          <table:table-cell table:number-columns-repeated="9"/>
        </table:table-row>
        <table:table-row table:style-name="ro1">
          <table:table-cell office:value-type="float" office:value="0.0947117839190814" calcext:value-type="float">
            <text:p>0.0947117839</text:p>
          </table:table-cell>
          <table:table-cell table:number-columns-repeated="9"/>
        </table:table-row>
        <table:table-row table:style-name="ro1">
          <table:table-cell office:value-type="float" office:value="0.0947063659312759" calcext:value-type="float">
            <text:p>0.0947063659</text:p>
          </table:table-cell>
          <table:table-cell table:number-columns-repeated="9"/>
        </table:table-row>
        <table:table-row table:style-name="ro1">
          <table:table-cell office:value-type="float" office:value="0.0947042525761887" calcext:value-type="float">
            <text:p>0.0947042526</text:p>
          </table:table-cell>
          <table:table-cell table:number-columns-repeated="9"/>
        </table:table-row>
        <table:table-row table:style-name="ro1">
          <table:table-cell office:value-type="float" office:value="0.0947030659310642" calcext:value-type="float">
            <text:p>0.0947030659</text:p>
          </table:table-cell>
          <table:table-cell table:number-columns-repeated="9"/>
        </table:table-row>
        <table:table-row table:style-name="ro1">
          <table:table-cell office:value-type="float" office:value="0.094701302095742" calcext:value-type="float">
            <text:p>0.0947013021</text:p>
          </table:table-cell>
          <table:table-cell table:number-columns-repeated="9"/>
        </table:table-row>
        <table:table-row table:style-name="ro1">
          <table:table-cell office:value-type="float" office:value="0.0947007631153198" calcext:value-type="float">
            <text:p>0.0947007631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float" office:value="0.0947005093898897" calcext:value-type="float">
            <text:p>0.0947005094</text:p>
          </table:table-cell>
          <table:table-cell table:number-columns-repeated="9"/>
        </table:table-row>
        <table:table-row table:style-name="ro1">
          <table:table-cell office:value-type="float" office:value="0.0947005140628776" calcext:value-type="float">
            <text:p>0.0947005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71189" calcext:value-type="float">
            <text:p>17118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112863954612978" calcext:value-type="float">
            <text:p>0.1128639546</text:p>
          </table:table-cell>
          <table:table-cell table:number-columns-repeated="9"/>
        </table:table-row>
        <table:table-row table:style-name="ro1">
          <table:table-cell office:value-type="float" office:value="0.106791905319263" calcext:value-type="float">
            <text:p>0.1067919053</text:p>
          </table:table-cell>
          <table:table-cell table:number-columns-repeated="9"/>
        </table:table-row>
        <table:table-row table:style-name="ro1">
          <table:table-cell office:value-type="float" office:value="0.103813752610869" calcext:value-type="float">
            <text:p>0.1038137526</text:p>
          </table:table-cell>
          <table:table-cell table:number-columns-repeated="9"/>
        </table:table-row>
        <table:table-row table:style-name="ro1">
          <table:table-cell office:value-type="float" office:value="0.102007553539447" calcext:value-type="float">
            <text:p>0.1020075535</text:p>
          </table:table-cell>
          <table:table-cell table:number-columns-repeated="9"/>
        </table:table-row>
        <table:table-row table:style-name="ro1">
          <table:table-cell office:value-type="float" office:value="0.100771547199256" calcext:value-type="float">
            <text:p>0.1007715472</text:p>
          </table:table-cell>
          <table:table-cell table:number-columns-repeated="9"/>
        </table:table-row>
        <table:table-row table:style-name="ro1">
          <table:table-cell office:value-type="float" office:value="0.0998624880818" calcext:value-type="float">
            <text:p>0.0998624881</text:p>
          </table:table-cell>
          <table:table-cell table:number-columns-repeated="9"/>
        </table:table-row>
        <table:table-row table:style-name="ro1">
          <table:table-cell office:value-type="float" office:value="0.0991648414261471" calcext:value-type="float">
            <text:p>0.0991648414</text:p>
          </table:table-cell>
          <table:table-cell table:number-columns-repeated="9"/>
        </table:table-row>
        <table:table-row table:style-name="ro1">
          <table:table-cell office:value-type="float" office:value="0.0986041259561969" calcext:value-type="float">
            <text:p>0.098604126</text:p>
          </table:table-cell>
          <table:table-cell table:number-columns-repeated="9"/>
        </table:table-row>
        <table:table-row table:style-name="ro1">
          <table:table-cell office:value-type="float" office:value="0.0981299830794308" calcext:value-type="float">
            <text:p>0.0981299831</text:p>
          </table:table-cell>
          <table:table-cell table:number-columns-repeated="9"/>
        </table:table-row>
        <table:table-row table:style-name="ro1">
          <table:table-cell office:value-type="float" office:value="0.0977344932668395" calcext:value-type="float">
            <text:p>0.0977344933</text:p>
          </table:table-cell>
          <table:table-cell table:number-columns-repeated="9"/>
        </table:table-row>
        <table:table-row table:style-name="ro1">
          <table:table-cell office:value-type="float" office:value="0.09741358920252" calcext:value-type="float">
            <text:p>0.0974135892</text:p>
          </table:table-cell>
          <table:table-cell table:number-columns-repeated="9"/>
        </table:table-row>
        <table:table-row table:style-name="ro1">
          <table:table-cell office:value-type="float" office:value="0.0971498620177991" calcext:value-type="float">
            <text:p>0.097149862</text:p>
          </table:table-cell>
          <table:table-cell table:number-columns-repeated="9"/>
        </table:table-row>
        <table:table-row table:style-name="ro1">
          <table:table-cell office:value-type="float" office:value="0.0969328244059592" calcext:value-type="float">
            <text:p>0.0969328244</text:p>
          </table:table-cell>
          <table:table-cell table:number-columns-repeated="9"/>
        </table:table-row>
        <table:table-row table:style-name="ro1">
          <table:table-cell office:value-type="float" office:value="0.0967515869754088" calcext:value-type="float">
            <text:p>0.096751587</text:p>
          </table:table-cell>
          <table:table-cell table:number-columns-repeated="9"/>
        </table:table-row>
        <table:table-row table:style-name="ro1">
          <table:table-cell office:value-type="float" office:value="0.0966118809911717" calcext:value-type="float">
            <text:p>0.096611881</text:p>
          </table:table-cell>
          <table:table-cell table:number-columns-repeated="9"/>
        </table:table-row>
        <table:table-row table:style-name="ro1">
          <table:table-cell office:value-type="float" office:value="0.0964862285653407" calcext:value-type="float">
            <text:p>0.0964862286</text:p>
          </table:table-cell>
          <table:table-cell table:number-columns-repeated="9"/>
        </table:table-row>
        <table:table-row table:style-name="ro1">
          <table:table-cell office:value-type="float" office:value="0.0963777717375017" calcext:value-type="float">
            <text:p>0.0963777717</text:p>
          </table:table-cell>
          <table:table-cell table:number-columns-repeated="9"/>
        </table:table-row>
        <table:table-row table:style-name="ro1">
          <table:table-cell office:value-type="float" office:value="0.0962907983052784" calcext:value-type="float">
            <text:p>0.0962907983</text:p>
          </table:table-cell>
          <table:table-cell table:number-columns-repeated="9"/>
        </table:table-row>
        <table:table-row table:style-name="ro1">
          <table:table-cell office:value-type="float" office:value="0.0962217632800215" calcext:value-type="float">
            <text:p>0.0962217633</text:p>
          </table:table-cell>
          <table:table-cell table:number-columns-repeated="9"/>
        </table:table-row>
        <table:table-row table:style-name="ro1">
          <table:table-cell office:value-type="float" office:value="0.0961748131660904" calcext:value-type="float">
            <text:p>0.0961748132</text:p>
          </table:table-cell>
          <table:table-cell table:number-columns-repeated="9"/>
        </table:table-row>
        <table:table-row table:style-name="ro1">
          <table:table-cell office:value-type="float" office:value="0.0961407286731103" calcext:value-type="float">
            <text:p>0.0961407287</text:p>
          </table:table-cell>
          <table:table-cell table:number-columns-repeated="9"/>
        </table:table-row>
        <table:table-row table:style-name="ro1">
          <table:table-cell office:value-type="float" office:value="0.096115123537596" calcext:value-type="float">
            <text:p>0.0961151235</text:p>
          </table:table-cell>
          <table:table-cell table:number-columns-repeated="9"/>
        </table:table-row>
        <table:table-row table:style-name="ro1">
          <table:table-cell office:value-type="float" office:value="0.0960986650510975" calcext:value-type="float">
            <text:p>0.0960986651</text:p>
          </table:table-cell>
          <table:table-cell table:number-columns-repeated="9"/>
        </table:table-row>
        <table:table-row table:style-name="ro1">
          <table:table-cell office:value-type="float" office:value="0.0960821471911286" calcext:value-type="float">
            <text:p>0.0960821472</text:p>
          </table:table-cell>
          <table:table-cell table:number-columns-repeated="9"/>
        </table:table-row>
        <table:table-row table:style-name="ro1">
          <table:table-cell office:value-type="float" office:value="0.0960568825522486" calcext:value-type="float">
            <text:p>0.0960568826</text:p>
          </table:table-cell>
          <table:table-cell table:number-columns-repeated="9"/>
        </table:table-row>
        <table:table-row table:style-name="ro1">
          <table:table-cell office:value-type="float" office:value="0.0960323820388712" calcext:value-type="float">
            <text:p>0.096032382</text:p>
          </table:table-cell>
          <table:table-cell table:number-columns-repeated="9"/>
        </table:table-row>
        <table:table-row table:style-name="ro1">
          <table:table-cell office:value-type="float" office:value="0.0960137807086232" calcext:value-type="float">
            <text:p>0.0960137807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422190434" calcext:value-type="float">
            <text:p>0.0960109422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float" office:value="0.0960109770512693" calcext:value-type="float">
            <text:p>0.0960109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8227" calcext:value-type="float">
            <text:p>16822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114100565329453" calcext:value-type="float">
            <text:p>0.1141005653</text:p>
          </table:table-cell>
          <table:table-cell table:number-columns-repeated="9"/>
        </table:table-row>
        <table:table-row table:style-name="ro1">
          <table:table-cell office:value-type="float" office:value="0.108690590989962" calcext:value-type="float">
            <text:p>0.108690591</text:p>
          </table:table-cell>
          <table:table-cell table:number-columns-repeated="9"/>
        </table:table-row>
        <table:table-row table:style-name="ro1">
          <table:table-cell office:value-type="float" office:value="0.10614132776968" calcext:value-type="float">
            <text:p>0.1061413278</text:p>
          </table:table-cell>
          <table:table-cell table:number-columns-repeated="9"/>
        </table:table-row>
        <table:table-row table:style-name="ro1">
          <table:table-cell office:value-type="float" office:value="0.104520763292697" calcext:value-type="float">
            <text:p>0.1045207633</text:p>
          </table:table-cell>
          <table:table-cell table:number-columns-repeated="9"/>
        </table:table-row>
        <table:table-row table:style-name="ro1">
          <table:table-cell office:value-type="float" office:value="0.103384341483886" calcext:value-type="float">
            <text:p>0.1033843415</text:p>
          </table:table-cell>
          <table:table-cell table:number-columns-repeated="9"/>
        </table:table-row>
        <table:table-row table:style-name="ro1">
          <table:table-cell office:value-type="float" office:value="0.102540850185477" calcext:value-type="float">
            <text:p>0.1025408502</text:p>
          </table:table-cell>
          <table:table-cell table:number-columns-repeated="9"/>
        </table:table-row>
        <table:table-row table:style-name="ro1">
          <table:table-cell office:value-type="float" office:value="0.101893047213837" calcext:value-type="float">
            <text:p>0.1018930472</text:p>
          </table:table-cell>
          <table:table-cell table:number-columns-repeated="9"/>
        </table:table-row>
        <table:table-row table:style-name="ro1">
          <table:table-cell office:value-type="float" office:value="0.101377360087501" calcext:value-type="float">
            <text:p>0.1013773601</text:p>
          </table:table-cell>
          <table:table-cell table:number-columns-repeated="9"/>
        </table:table-row>
        <table:table-row table:style-name="ro1">
          <table:table-cell office:value-type="float" office:value="0.100949836732693" calcext:value-type="float">
            <text:p>0.1009498367</text:p>
          </table:table-cell>
          <table:table-cell table:number-columns-repeated="9"/>
        </table:table-row>
        <table:table-row table:style-name="ro1">
          <table:table-cell office:value-type="float" office:value="0.100593058944447" calcext:value-type="float">
            <text:p>0.1005930589</text:p>
          </table:table-cell>
          <table:table-cell table:number-columns-repeated="9"/>
        </table:table-row>
        <table:table-row table:style-name="ro1">
          <table:table-cell office:value-type="float" office:value="0.100288771098399" calcext:value-type="float">
            <text:p>0.1002887711</text:p>
          </table:table-cell>
          <table:table-cell table:number-columns-repeated="9"/>
        </table:table-row>
        <table:table-row table:style-name="ro1">
          <table:table-cell office:value-type="float" office:value="0.100043456287987" calcext:value-type="float">
            <text:p>0.1000434563</text:p>
          </table:table-cell>
          <table:table-cell table:number-columns-repeated="9"/>
        </table:table-row>
        <table:table-row table:style-name="ro1">
          <table:table-cell office:value-type="float" office:value="0.0998444936292236" calcext:value-type="float">
            <text:p>0.0998444936</text:p>
          </table:table-cell>
          <table:table-cell table:number-columns-repeated="9"/>
        </table:table-row>
        <table:table-row table:style-name="ro1">
          <table:table-cell office:value-type="float" office:value="0.0996804782324551" calcext:value-type="float">
            <text:p>0.0996804782</text:p>
          </table:table-cell>
          <table:table-cell table:number-columns-repeated="9"/>
        </table:table-row>
        <table:table-row table:style-name="ro1">
          <table:table-cell office:value-type="float" office:value="0.0995415608897358" calcext:value-type="float">
            <text:p>0.0995415609</text:p>
          </table:table-cell>
          <table:table-cell table:number-columns-repeated="9"/>
        </table:table-row>
        <table:table-row table:style-name="ro1">
          <table:table-cell office:value-type="float" office:value="0.0994252828305756" calcext:value-type="float">
            <text:p>0.0994252828</text:p>
          </table:table-cell>
          <table:table-cell table:number-columns-repeated="9"/>
        </table:table-row>
        <table:table-row table:style-name="ro1">
          <table:table-cell office:value-type="float" office:value="0.0993276969562866" calcext:value-type="float">
            <text:p>0.099327697</text:p>
          </table:table-cell>
          <table:table-cell table:number-columns-repeated="9"/>
        </table:table-row>
        <table:table-row table:style-name="ro1">
          <table:table-cell office:value-type="float" office:value="0.0992435340644645" calcext:value-type="float">
            <text:p>0.0992435341</text:p>
          </table:table-cell>
          <table:table-cell table:number-columns-repeated="9"/>
        </table:table-row>
        <table:table-row table:style-name="ro1">
          <table:table-cell office:value-type="float" office:value="0.0991691675416976" calcext:value-type="float">
            <text:p>0.0991691675</text:p>
          </table:table-cell>
          <table:table-cell table:number-columns-repeated="9"/>
        </table:table-row>
        <table:table-row table:style-name="ro1">
          <table:table-cell office:value-type="float" office:value="0.0991181516833943" calcext:value-type="float">
            <text:p>0.0991181517</text:p>
          </table:table-cell>
          <table:table-cell table:number-columns-repeated="9"/>
        </table:table-row>
        <table:table-row table:style-name="ro1">
          <table:table-cell office:value-type="float" office:value="0.099078492428095" calcext:value-type="float">
            <text:p>0.0990784924</text:p>
          </table:table-cell>
          <table:table-cell table:number-columns-repeated="9"/>
        </table:table-row>
        <table:table-row table:style-name="ro1">
          <table:table-cell office:value-type="float" office:value="0.0990524257086695" calcext:value-type="float">
            <text:p>0.0990524257</text:p>
          </table:table-cell>
          <table:table-cell table:number-columns-repeated="9"/>
        </table:table-row>
        <table:table-row table:style-name="ro1">
          <table:table-cell office:value-type="float" office:value="0.0990426398535696" calcext:value-type="float">
            <text:p>0.0990426399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21460376" calcext:value-type="float">
            <text:p>0.0990406221</text:p>
          </table:table-cell>
          <table:table-cell table:number-columns-repeated="9"/>
        </table:table-row>
        <table:table-row table:style-name="ro1">
          <table:table-cell office:value-type="float" office:value="0.0990406275126801" calcext:value-type="float">
            <text:p>0.0990406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71211" calcext:value-type="float">
            <text:p>17121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294773971810557" calcext:value-type="float">
            <text:p>0.0294773972</text:p>
          </table:table-cell>
          <table:table-cell table:number-columns-repeated="9"/>
        </table:table-row>
        <table:table-row table:style-name="ro1">
          <table:table-cell office:value-type="float" office:value="0.0369922533922787" calcext:value-type="float">
            <text:p>0.0369922534</text:p>
          </table:table-cell>
          <table:table-cell table:number-columns-repeated="9"/>
        </table:table-row>
        <table:table-row table:style-name="ro1">
          <table:table-cell office:value-type="float" office:value="0.0307389055850864" calcext:value-type="float">
            <text:p>0.0307389056</text:p>
          </table:table-cell>
          <table:table-cell table:number-columns-repeated="9"/>
        </table:table-row>
        <table:table-row table:style-name="ro1">
          <table:table-cell office:value-type="float" office:value="0.0277849612317216" calcext:value-type="float">
            <text:p>0.0277849612</text:p>
          </table:table-cell>
          <table:table-cell table:number-columns-repeated="9"/>
        </table:table-row>
        <table:table-row table:style-name="ro1">
          <table:table-cell office:value-type="float" office:value="0.0281061879037701" calcext:value-type="float">
            <text:p>0.0281061879</text:p>
          </table:table-cell>
          <table:table-cell table:number-columns-repeated="9"/>
        </table:table-row>
        <table:table-row table:style-name="ro1">
          <table:table-cell office:value-type="float" office:value="0.0227846256223053" calcext:value-type="float">
            <text:p>0.0227846256</text:p>
          </table:table-cell>
          <table:table-cell table:number-columns-repeated="9"/>
        </table:table-row>
        <table:table-row table:style-name="ro1">
          <table:table-cell office:value-type="float" office:value="0.0200691460390104" calcext:value-type="float">
            <text:p>0.020069146</text:p>
          </table:table-cell>
          <table:table-cell table:number-columns-repeated="9"/>
        </table:table-row>
        <table:table-row table:style-name="ro1">
          <table:table-cell office:value-type="float" office:value="0.0448689494153821" calcext:value-type="float">
            <text:p>0.0448689494</text:p>
          </table:table-cell>
          <table:table-cell table:number-columns-repeated="9"/>
        </table:table-row>
        <table:table-row table:style-name="ro1">
          <table:table-cell office:value-type="float" office:value="0.0404168164503298" calcext:value-type="float">
            <text:p>0.0404168165</text:p>
          </table:table-cell>
          <table:table-cell table:number-columns-repeated="9"/>
        </table:table-row>
        <table:table-row table:style-name="ro1">
          <table:table-cell office:value-type="float" office:value="0.046583628555666" calcext:value-type="float">
            <text:p>0.0465836286</text:p>
          </table:table-cell>
          <table:table-cell table:number-columns-repeated="9"/>
        </table:table-row>
        <table:table-row table:style-name="ro1">
          <table:table-cell office:value-type="float" office:value="0.0476138682748491" calcext:value-type="float">
            <text:p>0.0476138683</text:p>
          </table:table-cell>
          <table:table-cell table:number-columns-repeated="9"/>
        </table:table-row>
        <table:table-row table:style-name="ro1">
          <table:table-cell office:value-type="float" office:value="0.0485720744471059" calcext:value-type="float">
            <text:p>0.0485720744</text:p>
          </table:table-cell>
          <table:table-cell table:number-columns-repeated="9"/>
        </table:table-row>
        <table:table-row table:style-name="ro1">
          <table:table-cell office:value-type="float" office:value="0.047756150423496" calcext:value-type="float">
            <text:p>0.0477561504</text:p>
          </table:table-cell>
          <table:table-cell table:number-columns-repeated="9"/>
        </table:table-row>
        <table:table-row table:style-name="ro1">
          <table:table-cell office:value-type="float" office:value="0.0402521812513006" calcext:value-type="float">
            <text:p>0.0402521813</text:p>
          </table:table-cell>
          <table:table-cell table:number-columns-repeated="9"/>
        </table:table-row>
        <table:table-row table:style-name="ro1">
          <table:table-cell office:value-type="float" office:value="0.0422778653659491" calcext:value-type="float">
            <text:p>0.0422778654</text:p>
          </table:table-cell>
          <table:table-cell table:number-columns-repeated="9"/>
        </table:table-row>
        <table:table-row table:style-name="ro1">
          <table:table-cell office:value-type="float" office:value="0.050134966778345" calcext:value-type="float">
            <text:p>0.0501349668</text:p>
          </table:table-cell>
          <table:table-cell table:number-columns-repeated="9"/>
        </table:table-row>
        <table:table-row table:style-name="ro1">
          <table:table-cell office:value-type="float" office:value="0.0485341530164104" calcext:value-type="float">
            <text:p>0.048534153</text:p>
          </table:table-cell>
          <table:table-cell table:number-columns-repeated="9"/>
        </table:table-row>
        <table:table-row table:style-name="ro1">
          <table:table-cell office:value-type="float" office:value="0.0488075519205004" calcext:value-type="float">
            <text:p>0.0488075519</text:p>
          </table:table-cell>
          <table:table-cell table:number-columns-repeated="9"/>
        </table:table-row>
        <table:table-row table:style-name="ro1">
          <table:table-cell office:value-type="float" office:value="0.0518439948076761" calcext:value-type="float">
            <text:p>0.0518439948</text:p>
          </table:table-cell>
          <table:table-cell table:number-columns-repeated="9"/>
        </table:table-row>
        <table:table-row table:style-name="ro1">
          <table:table-cell office:value-type="float" office:value="0.0497297964545798" calcext:value-type="float">
            <text:p>0.0497297965</text:p>
          </table:table-cell>
          <table:table-cell table:number-columns-repeated="9"/>
        </table:table-row>
        <table:table-row table:style-name="ro1">
          <table:table-cell office:value-type="float" office:value="0.0514426501922037" calcext:value-type="float">
            <text:p>0.0514426502</text:p>
          </table:table-cell>
          <table:table-cell table:number-columns-repeated="9"/>
        </table:table-row>
        <table:table-row table:style-name="ro1">
          <table:table-cell office:value-type="float" office:value="0.0479790362668076" calcext:value-type="float">
            <text:p>0.0479790363</text:p>
          </table:table-cell>
          <table:table-cell table:number-columns-repeated="9"/>
        </table:table-row>
        <table:table-row table:style-name="ro1">
          <table:table-cell office:value-type="float" office:value="0.0460137280720894" calcext:value-type="float">
            <text:p>0.0460137281</text:p>
          </table:table-cell>
          <table:table-cell table:number-columns-repeated="9"/>
        </table:table-row>
        <table:table-row table:style-name="ro1">
          <table:table-cell office:value-type="float" office:value="0.0452883993561394" calcext:value-type="float">
            <text:p>0.0452883994</text:p>
          </table:table-cell>
          <table:table-cell table:number-columns-repeated="9"/>
        </table:table-row>
        <table:table-row table:style-name="ro1">
          <table:table-cell office:value-type="float" office:value="0.0459639479455841" calcext:value-type="float">
            <text:p>0.0459639479</text:p>
          </table:table-cell>
          <table:table-cell table:number-columns-repeated="9"/>
        </table:table-row>
        <table:table-row table:style-name="ro1">
          <table:table-cell office:value-type="float" office:value="0.0410898757705433" calcext:value-type="float">
            <text:p>0.0410898758</text:p>
          </table:table-cell>
          <table:table-cell table:number-columns-repeated="9"/>
        </table:table-row>
        <table:table-row table:style-name="ro1">
          <table:table-cell office:value-type="float" office:value="0.0380543876400542" calcext:value-type="float">
            <text:p>0.0380543876</text:p>
          </table:table-cell>
          <table:table-cell table:number-columns-repeated="9"/>
        </table:table-row>
        <table:table-row table:style-name="ro1">
          <table:table-cell office:value-type="float" office:value="0.0381656884203903" calcext:value-type="float">
            <text:p>0.0381656884</text:p>
          </table:table-cell>
          <table:table-cell table:number-columns-repeated="9"/>
        </table:table-row>
        <table:table-row table:style-name="ro1">
          <table:table-cell office:value-type="float" office:value="0.040462898287101" calcext:value-type="float">
            <text:p>0.0404628983</text:p>
          </table:table-cell>
          <table:table-cell table:number-columns-repeated="9"/>
        </table:table-row>
        <table:table-row table:style-name="ro1">
          <table:table-cell office:value-type="float" office:value="0.0411515998197788" calcext:value-type="float">
            <text:p>0.0411515998</text:p>
          </table:table-cell>
          <table:table-cell table:number-columns-repeated="9"/>
        </table:table-row>
        <table:table-row table:style-name="ro1">
          <table:table-cell office:value-type="float" office:value="0.0439252948019667" calcext:value-type="float">
            <text:p>0.0439252948</text:p>
          </table:table-cell>
          <table:table-cell table:number-columns-repeated="9"/>
        </table:table-row>
        <table:table-row table:style-name="ro1">
          <table:table-cell office:value-type="float" office:value="0.0471092370180897" calcext:value-type="float">
            <text:p>0.047109237</text:p>
          </table:table-cell>
          <table:table-cell table:number-columns-repeated="9"/>
        </table:table-row>
        <table:table-row table:style-name="ro1">
          <table:table-cell office:value-type="float" office:value="0.0657884321297976" calcext:value-type="float">
            <text:p>0.0657884321</text:p>
          </table:table-cell>
          <table:table-cell table:number-columns-repeated="9"/>
        </table:table-row>
        <table:table-row table:style-name="ro1">
          <table:table-cell office:value-type="float" office:value="0.0776194348847911" calcext:value-type="float">
            <text:p>0.0776194349</text:p>
          </table:table-cell>
          <table:table-cell table:number-columns-repeated="9"/>
        </table:table-row>
        <table:table-row table:style-name="ro1">
          <table:table-cell office:value-type="float" office:value="0.0857093721111466" calcext:value-type="float">
            <text:p>0.0857093721</text:p>
          </table:table-cell>
          <table:table-cell table:number-columns-repeated="9"/>
        </table:table-row>
        <table:table-row table:style-name="ro1">
          <table:table-cell office:value-type="float" office:value="0.091767981387619" calcext:value-type="float">
            <text:p>0.0917679814</text:p>
          </table:table-cell>
          <table:table-cell table:number-columns-repeated="9"/>
        </table:table-row>
        <table:table-row table:style-name="ro1">
          <table:table-cell office:value-type="float" office:value="0.0946527445843561" calcext:value-type="float">
            <text:p>0.0946527446</text:p>
          </table:table-cell>
          <table:table-cell table:number-columns-repeated="9"/>
        </table:table-row>
        <table:table-row table:style-name="ro1">
          <table:table-cell office:value-type="float" office:value="0.0907300170748159" calcext:value-type="float">
            <text:p>0.0907300171</text:p>
          </table:table-cell>
          <table:table-cell table:number-columns-repeated="9"/>
        </table:table-row>
        <table:table-row table:style-name="ro1">
          <table:table-cell office:value-type="float" office:value="0.0937879474320225" calcext:value-type="float">
            <text:p>0.0937879474</text:p>
          </table:table-cell>
          <table:table-cell table:number-columns-repeated="9"/>
        </table:table-row>
        <table:table-row table:style-name="ro1">
          <table:table-cell office:value-type="float" office:value="0.0946423183554504" calcext:value-type="float">
            <text:p>0.0946423184</text:p>
          </table:table-cell>
          <table:table-cell table:number-columns-repeated="9"/>
        </table:table-row>
        <table:table-row table:style-name="ro1">
          <table:table-cell office:value-type="float" office:value="0.0946330090846045" calcext:value-type="float">
            <text:p>0.0946330091</text:p>
          </table:table-cell>
          <table:table-cell table:number-columns-repeated="9"/>
        </table:table-row>
        <table:table-row table:style-name="ro1">
          <table:table-cell office:value-type="float" office:value="0.095858576389234" calcext:value-type="float">
            <text:p>0.0958585764</text:p>
          </table:table-cell>
          <table:table-cell table:number-columns-repeated="9"/>
        </table:table-row>
        <table:table-row table:style-name="ro1">
          <table:table-cell office:value-type="float" office:value="0.0966013061501445" calcext:value-type="float">
            <text:p>0.0966013062</text:p>
          </table:table-cell>
          <table:table-cell table:number-columns-repeated="9"/>
        </table:table-row>
        <table:table-row table:style-name="ro1">
          <table:table-cell office:value-type="float" office:value="0.0969002894278542" calcext:value-type="float">
            <text:p>0.0969002894</text:p>
          </table:table-cell>
          <table:table-cell table:number-columns-repeated="9"/>
        </table:table-row>
        <table:table-row table:style-name="ro1">
          <table:table-cell office:value-type="float" office:value="0.100746137085665" calcext:value-type="float">
            <text:p>0.1007461371</text:p>
          </table:table-cell>
          <table:table-cell table:number-columns-repeated="9"/>
        </table:table-row>
        <table:table-row table:style-name="ro1">
          <table:table-cell office:value-type="float" office:value="0.102317908242709" calcext:value-type="float">
            <text:p>0.1023179082</text:p>
          </table:table-cell>
          <table:table-cell table:number-columns-repeated="9"/>
        </table:table-row>
        <table:table-row table:style-name="ro1">
          <table:table-cell office:value-type="float" office:value="0.103264987548984" calcext:value-type="float">
            <text:p>0.1032649875</text:p>
          </table:table-cell>
          <table:table-cell table:number-columns-repeated="9"/>
        </table:table-row>
        <table:table-row table:style-name="ro1">
          <table:table-cell office:value-type="float" office:value="0.102852234991262" calcext:value-type="float">
            <text:p>0.102852235</text:p>
          </table:table-cell>
          <table:table-cell table:number-columns-repeated="9"/>
        </table:table-row>
        <table:table-row table:style-name="ro1">
          <table:table-cell office:value-type="float" office:value="0.104098398330457" calcext:value-type="float">
            <text:p>0.1040983983</text:p>
          </table:table-cell>
          <table:table-cell table:number-columns-repeated="9"/>
        </table:table-row>
        <table:table-row table:style-name="ro1">
          <table:table-cell office:value-type="float" office:value="0.105579675448335" calcext:value-type="float">
            <text:p>0.1055796754</text:p>
          </table:table-cell>
          <table:table-cell table:number-columns-repeated="9"/>
        </table:table-row>
        <table:table-row table:style-name="ro1">
          <table:table-cell office:value-type="float" office:value="0.107010260081222" calcext:value-type="float">
            <text:p>0.1070102601</text:p>
          </table:table-cell>
          <table:table-cell table:number-columns-repeated="9"/>
        </table:table-row>
        <table:table-row table:style-name="ro1">
          <table:table-cell office:value-type="float" office:value="0.107922237704054" calcext:value-type="float">
            <text:p>0.1079222377</text:p>
          </table:table-cell>
          <table:table-cell table:number-columns-repeated="9"/>
        </table:table-row>
        <table:table-row table:style-name="ro1">
          <table:table-cell office:value-type="float" office:value="0.0865745523815009" calcext:value-type="float">
            <text:p>0.0865745524</text:p>
          </table:table-cell>
          <table:table-cell table:number-columns-repeated="9"/>
        </table:table-row>
        <table:table-row table:style-name="ro1">
          <table:table-cell office:value-type="float" office:value="0.0850851788638843" calcext:value-type="float">
            <text:p>0.0850851789</text:p>
          </table:table-cell>
          <table:table-cell table:number-columns-repeated="9"/>
        </table:table-row>
        <table:table-row table:style-name="ro1">
          <table:table-cell office:value-type="float" office:value="0.0850613373911364" calcext:value-type="float">
            <text:p>0.0850613374</text:p>
          </table:table-cell>
          <table:table-cell table:number-columns-repeated="9"/>
        </table:table-row>
        <table:table-row table:style-name="ro1">
          <table:table-cell office:value-type="float" office:value="0.0836900251452633" calcext:value-type="float">
            <text:p>0.0836900251</text:p>
          </table:table-cell>
          <table:table-cell table:number-columns-repeated="9"/>
        </table:table-row>
        <table:table-row table:style-name="ro1">
          <table:table-cell office:value-type="float" office:value="0.0848530486961825" calcext:value-type="float">
            <text:p>0.0848530487</text:p>
          </table:table-cell>
          <table:table-cell table:number-columns-repeated="9"/>
        </table:table-row>
        <table:table-row table:style-name="ro1">
          <table:table-cell office:value-type="float" office:value="0.0866536559379064" calcext:value-type="float">
            <text:p>0.0866536559</text:p>
          </table:table-cell>
          <table:table-cell table:number-columns-repeated="9"/>
        </table:table-row>
        <table:table-row table:style-name="ro1">
          <table:table-cell office:value-type="float" office:value="0.0884592801596791" calcext:value-type="float">
            <text:p>0.0884592802</text:p>
          </table:table-cell>
          <table:table-cell table:number-columns-repeated="9"/>
        </table:table-row>
        <table:table-row table:style-name="ro1">
          <table:table-cell office:value-type="float" office:value="0.0885761564369614" calcext:value-type="float">
            <text:p>0.088576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6832" calcext:value-type="float">
            <text:p>1668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12860402175702" calcext:value-type="float">
            <text:p>0.0412860402</text:p>
          </table:table-cell>
          <table:table-cell table:number-columns-repeated="9"/>
        </table:table-row>
        <table:table-row table:style-name="ro1">
          <table:table-cell office:value-type="float" office:value="0.0687645759871903" calcext:value-type="float">
            <text:p>0.068764576</text:p>
          </table:table-cell>
          <table:table-cell table:number-columns-repeated="9"/>
        </table:table-row>
        <table:table-row table:style-name="ro1">
          <table:table-cell office:value-type="float" office:value="0.0722907832584095" calcext:value-type="float">
            <text:p>0.0722907833</text:p>
          </table:table-cell>
          <table:table-cell table:number-columns-repeated="9"/>
        </table:table-row>
        <table:table-row table:style-name="ro1">
          <table:table-cell office:value-type="float" office:value="0.0733067375954423" calcext:value-type="float">
            <text:p>0.0733067376</text:p>
          </table:table-cell>
          <table:table-cell table:number-columns-repeated="9"/>
        </table:table-row>
        <table:table-row table:style-name="ro1">
          <table:table-cell office:value-type="float" office:value="0.0778971096631409" calcext:value-type="float">
            <text:p>0.0778971097</text:p>
          </table:table-cell>
          <table:table-cell table:number-columns-repeated="9"/>
        </table:table-row>
        <table:table-row table:style-name="ro1">
          <table:table-cell office:value-type="float" office:value="0.0671306157618976" calcext:value-type="float">
            <text:p>0.0671306158</text:p>
          </table:table-cell>
          <table:table-cell table:number-columns-repeated="9"/>
        </table:table-row>
        <table:table-row table:style-name="ro1">
          <table:table-cell office:value-type="float" office:value="0.0671668622287807" calcext:value-type="float">
            <text:p>0.0671668622</text:p>
          </table:table-cell>
          <table:table-cell table:number-columns-repeated="9"/>
        </table:table-row>
        <table:table-row table:style-name="ro1">
          <table:table-cell office:value-type="float" office:value="0.0707947043554153" calcext:value-type="float">
            <text:p>0.0707947044</text:p>
          </table:table-cell>
          <table:table-cell table:number-columns-repeated="9"/>
        </table:table-row>
        <table:table-row table:style-name="ro1">
          <table:table-cell office:value-type="float" office:value="0.0688164723274131" calcext:value-type="float">
            <text:p>0.0688164723</text:p>
          </table:table-cell>
          <table:table-cell table:number-columns-repeated="9"/>
        </table:table-row>
        <table:table-row table:style-name="ro1">
          <table:table-cell office:value-type="float" office:value="0.0692528006654911" calcext:value-type="float">
            <text:p>0.0692528007</text:p>
          </table:table-cell>
          <table:table-cell table:number-columns-repeated="9"/>
        </table:table-row>
        <table:table-row table:style-name="ro1">
          <table:table-cell office:value-type="float" office:value="0.0684229917125646" calcext:value-type="float">
            <text:p>0.0684229917</text:p>
          </table:table-cell>
          <table:table-cell table:number-columns-repeated="9"/>
        </table:table-row>
        <table:table-row table:style-name="ro1">
          <table:table-cell office:value-type="float" office:value="0.0734175354503158" calcext:value-type="float">
            <text:p>0.0734175355</text:p>
          </table:table-cell>
          <table:table-cell table:number-columns-repeated="9"/>
        </table:table-row>
        <table:table-row table:style-name="ro1">
          <table:table-cell office:value-type="float" office:value="0.0784803917255129" calcext:value-type="float">
            <text:p>0.0784803917</text:p>
          </table:table-cell>
          <table:table-cell table:number-columns-repeated="9"/>
        </table:table-row>
        <table:table-row table:style-name="ro1">
          <table:table-cell office:value-type="float" office:value="0.0809348469095066" calcext:value-type="float">
            <text:p>0.0809348469</text:p>
          </table:table-cell>
          <table:table-cell table:number-columns-repeated="9"/>
        </table:table-row>
        <table:table-row table:style-name="ro1">
          <table:table-cell office:value-type="float" office:value="0.0816989015605706" calcext:value-type="float">
            <text:p>0.0816989016</text:p>
          </table:table-cell>
          <table:table-cell table:number-columns-repeated="9"/>
        </table:table-row>
        <table:table-row table:style-name="ro1">
          <table:table-cell office:value-type="float" office:value="0.0837797819261943" calcext:value-type="float">
            <text:p>0.0837797819</text:p>
          </table:table-cell>
          <table:table-cell table:number-columns-repeated="9"/>
        </table:table-row>
        <table:table-row table:style-name="ro1">
          <table:table-cell office:value-type="float" office:value="0.0862778863669599" calcext:value-type="float">
            <text:p>0.0862778864</text:p>
          </table:table-cell>
          <table:table-cell table:number-columns-repeated="9"/>
        </table:table-row>
        <table:table-row table:style-name="ro1">
          <table:table-cell office:value-type="float" office:value="0.0873883454457757" calcext:value-type="float">
            <text:p>0.0873883454</text:p>
          </table:table-cell>
          <table:table-cell table:number-columns-repeated="9"/>
        </table:table-row>
        <table:table-row table:style-name="ro1">
          <table:table-cell office:value-type="float" office:value="0.0894385778479356" calcext:value-type="float">
            <text:p>0.0894385778</text:p>
          </table:table-cell>
          <table:table-cell table:number-columns-repeated="9"/>
        </table:table-row>
        <table:table-row table:style-name="ro1">
          <table:table-cell office:value-type="float" office:value="0.0901886219474459" calcext:value-type="float">
            <text:p>0.0901886219</text:p>
          </table:table-cell>
          <table:table-cell table:number-columns-repeated="9"/>
        </table:table-row>
        <table:table-row table:style-name="ro1">
          <table:table-cell office:value-type="float" office:value="0.09026861074329" calcext:value-type="float">
            <text:p>0.0902686107</text:p>
          </table:table-cell>
          <table:table-cell table:number-columns-repeated="9"/>
        </table:table-row>
        <table:table-row table:style-name="ro1">
          <table:table-cell office:value-type="float" office:value="0.0893545899816976" calcext:value-type="float">
            <text:p>0.08935459</text:p>
          </table:table-cell>
          <table:table-cell table:number-columns-repeated="9"/>
        </table:table-row>
        <table:table-row table:style-name="ro1">
          <table:table-cell office:value-type="float" office:value="0.0866927833277719" calcext:value-type="float">
            <text:p>0.0866927833</text:p>
          </table:table-cell>
          <table:table-cell table:number-columns-repeated="9"/>
        </table:table-row>
        <table:table-row table:style-name="ro1">
          <table:table-cell office:value-type="float" office:value="0.0855649716130784" calcext:value-type="float">
            <text:p>0.0855649716</text:p>
          </table:table-cell>
          <table:table-cell table:number-columns-repeated="9"/>
        </table:table-row>
        <table:table-row table:style-name="ro1">
          <table:table-cell office:value-type="float" office:value="0.082919916914881" calcext:value-type="float">
            <text:p>0.0829199169</text:p>
          </table:table-cell>
          <table:table-cell table:number-columns-repeated="9"/>
        </table:table-row>
        <table:table-row table:style-name="ro1">
          <table:table-cell office:value-type="float" office:value="0.0811872945420928" calcext:value-type="float">
            <text:p>0.0811872945</text:p>
          </table:table-cell>
          <table:table-cell table:number-columns-repeated="9"/>
        </table:table-row>
        <table:table-row table:style-name="ro1">
          <table:table-cell office:value-type="float" office:value="0.0786471016183804" calcext:value-type="float">
            <text:p>0.0786471016</text:p>
          </table:table-cell>
          <table:table-cell table:number-columns-repeated="9"/>
        </table:table-row>
        <table:table-row table:style-name="ro1">
          <table:table-cell office:value-type="float" office:value="0.0756460814685023" calcext:value-type="float">
            <text:p>0.0756460815</text:p>
          </table:table-cell>
          <table:table-cell table:number-columns-repeated="9"/>
        </table:table-row>
        <table:table-row table:style-name="ro1">
          <table:table-cell office:value-type="float" office:value="0.0720636157058643" calcext:value-type="float">
            <text:p>0.0720636157</text:p>
          </table:table-cell>
          <table:table-cell table:number-columns-repeated="9"/>
        </table:table-row>
        <table:table-row table:style-name="ro1">
          <table:table-cell office:value-type="float" office:value="0.0689026012315952" calcext:value-type="float">
            <text:p>0.0689026012</text:p>
          </table:table-cell>
          <table:table-cell table:number-columns-repeated="9"/>
        </table:table-row>
        <table:table-row table:style-name="ro1">
          <table:table-cell office:value-type="float" office:value="0.0666515411865422" calcext:value-type="float">
            <text:p>0.0666515412</text:p>
          </table:table-cell>
          <table:table-cell table:number-columns-repeated="9"/>
        </table:table-row>
        <table:table-row table:style-name="ro1">
          <table:table-cell office:value-type="float" office:value="0.0664092848323087" calcext:value-type="float">
            <text:p>0.0664092848</text:p>
          </table:table-cell>
          <table:table-cell table:number-columns-repeated="9"/>
        </table:table-row>
        <table:table-row table:style-name="ro1">
          <table:table-cell office:value-type="float" office:value="0.0672401422087344" calcext:value-type="float">
            <text:p>0.0672401422</text:p>
          </table:table-cell>
          <table:table-cell table:number-columns-repeated="9"/>
        </table:table-row>
        <table:table-row table:style-name="ro1">
          <table:table-cell office:value-type="float" office:value="0.0655304984917236" calcext:value-type="float">
            <text:p>0.0655304985</text:p>
          </table:table-cell>
          <table:table-cell table:number-columns-repeated="9"/>
        </table:table-row>
        <table:table-row table:style-name="ro1">
          <table:table-cell office:value-type="float" office:value="0.0652831766123722" calcext:value-type="float">
            <text:p>0.0652831766</text:p>
          </table:table-cell>
          <table:table-cell table:number-columns-repeated="9"/>
        </table:table-row>
        <table:table-row table:style-name="ro1">
          <table:table-cell office:value-type="float" office:value="0.0649374754326087" calcext:value-type="float">
            <text:p>0.0649374754</text:p>
          </table:table-cell>
          <table:table-cell table:number-columns-repeated="9"/>
        </table:table-row>
        <table:table-row table:style-name="ro1">
          <table:table-cell office:value-type="float" office:value="0.0648642723368252" calcext:value-type="float">
            <text:p>0.0648642723</text:p>
          </table:table-cell>
          <table:table-cell table:number-columns-repeated="9"/>
        </table:table-row>
        <table:table-row table:style-name="ro1">
          <table:table-cell office:value-type="float" office:value="0.0642865101121302" calcext:value-type="float">
            <text:p>0.0642865101</text:p>
          </table:table-cell>
          <table:table-cell table:number-columns-repeated="9"/>
        </table:table-row>
        <table:table-row table:style-name="ro1">
          <table:table-cell office:value-type="float" office:value="0.0645933394495193" calcext:value-type="float">
            <text:p>0.0645933394</text:p>
          </table:table-cell>
          <table:table-cell table:number-columns-repeated="9"/>
        </table:table-row>
        <table:table-row table:style-name="ro1">
          <table:table-cell office:value-type="float" office:value="0.0637919591228053" calcext:value-type="float">
            <text:p>0.0637919591</text:p>
          </table:table-cell>
          <table:table-cell table:number-columns-repeated="9"/>
        </table:table-row>
        <table:table-row table:style-name="ro1">
          <table:table-cell office:value-type="float" office:value="0.063412464931383" calcext:value-type="float">
            <text:p>0.0634124649</text:p>
          </table:table-cell>
          <table:table-cell table:number-columns-repeated="9"/>
        </table:table-row>
        <table:table-row table:style-name="ro1">
          <table:table-cell office:value-type="float" office:value="0.0640098176094715" calcext:value-type="float">
            <text:p>0.0640098176</text:p>
          </table:table-cell>
          <table:table-cell table:number-columns-repeated="9"/>
        </table:table-row>
        <table:table-row table:style-name="ro1">
          <table:table-cell office:value-type="float" office:value="0.065395080224059" calcext:value-type="float">
            <text:p>0.0653950802</text:p>
          </table:table-cell>
          <table:table-cell table:number-columns-repeated="9"/>
        </table:table-row>
        <table:table-row table:style-name="ro1">
          <table:table-cell office:value-type="float" office:value="0.0649847581674051" calcext:value-type="float">
            <text:p>0.0649847582</text:p>
          </table:table-cell>
          <table:table-cell table:number-columns-repeated="9"/>
        </table:table-row>
        <table:table-row table:style-name="ro1">
          <table:table-cell office:value-type="float" office:value="0.064766937425446" calcext:value-type="float">
            <text:p>0.0647669374</text:p>
          </table:table-cell>
          <table:table-cell table:number-columns-repeated="9"/>
        </table:table-row>
        <table:table-row table:style-name="ro1">
          <table:table-cell office:value-type="float" office:value="0.064981924528565" calcext:value-type="float">
            <text:p>0.0649819245</text:p>
          </table:table-cell>
          <table:table-cell table:number-columns-repeated="9"/>
        </table:table-row>
        <table:table-row table:style-name="ro1">
          <table:table-cell office:value-type="float" office:value="0.0650936252855765" calcext:value-type="float">
            <text:p>0.0650936253</text:p>
          </table:table-cell>
          <table:table-cell table:number-columns-repeated="9"/>
        </table:table-row>
        <table:table-row table:style-name="ro1">
          <table:table-cell office:value-type="float" office:value="0.0645618442012514" calcext:value-type="float">
            <text:p>0.0645618442</text:p>
          </table:table-cell>
          <table:table-cell table:number-columns-repeated="9"/>
        </table:table-row>
        <table:table-row table:style-name="ro1">
          <table:table-cell office:value-type="float" office:value="0.0642359502882251" calcext:value-type="float">
            <text:p>0.0642359503</text:p>
          </table:table-cell>
          <table:table-cell table:number-columns-repeated="9"/>
        </table:table-row>
        <table:table-row table:style-name="ro1">
          <table:table-cell office:value-type="float" office:value="0.0649219924700833" calcext:value-type="float">
            <text:p>0.0649219925</text:p>
          </table:table-cell>
          <table:table-cell table:number-columns-repeated="9"/>
        </table:table-row>
        <table:table-row table:style-name="ro1">
          <table:table-cell office:value-type="float" office:value="0.065606459145362" calcext:value-type="float">
            <text:p>0.0656064591</text:p>
          </table:table-cell>
          <table:table-cell table:number-columns-repeated="9"/>
        </table:table-row>
        <table:table-row table:style-name="ro1">
          <table:table-cell office:value-type="float" office:value="0.066670307731442" calcext:value-type="float">
            <text:p>0.0666703077</text:p>
          </table:table-cell>
          <table:table-cell table:number-columns-repeated="9"/>
        </table:table-row>
        <table:table-row table:style-name="ro1">
          <table:table-cell office:value-type="float" office:value="0.0676913046604472" calcext:value-type="float">
            <text:p>0.0676913047</text:p>
          </table:table-cell>
          <table:table-cell table:number-columns-repeated="9"/>
        </table:table-row>
        <table:table-row table:style-name="ro1">
          <table:table-cell office:value-type="float" office:value="0.0685170587364218" calcext:value-type="float">
            <text:p>0.0685170587</text:p>
          </table:table-cell>
          <table:table-cell table:number-columns-repeated="9"/>
        </table:table-row>
        <table:table-row table:style-name="ro1">
          <table:table-cell office:value-type="float" office:value="0.0695427703117876" calcext:value-type="float">
            <text:p>0.0695427703</text:p>
          </table:table-cell>
          <table:table-cell table:number-columns-repeated="9"/>
        </table:table-row>
        <table:table-row table:style-name="ro1">
          <table:table-cell office:value-type="float" office:value="0.0697746031028322" calcext:value-type="float">
            <text:p>0.0697746031</text:p>
          </table:table-cell>
          <table:table-cell table:number-columns-repeated="9"/>
        </table:table-row>
        <table:table-row table:style-name="ro1">
          <table:table-cell office:value-type="float" office:value="0.0707499156172914" calcext:value-type="float">
            <text:p>0.0707499156</text:p>
          </table:table-cell>
          <table:table-cell table:number-columns-repeated="9"/>
        </table:table-row>
        <table:table-row table:style-name="ro1">
          <table:table-cell office:value-type="float" office:value="0.0702657522474494" calcext:value-type="float">
            <text:p>0.0702657522</text:p>
          </table:table-cell>
          <table:table-cell table:number-columns-repeated="9"/>
        </table:table-row>
        <table:table-row table:style-name="ro1">
          <table:table-cell office:value-type="float" office:value="0.0705123335308199" calcext:value-type="float">
            <text:p>0.0705123335</text:p>
          </table:table-cell>
          <table:table-cell table:number-columns-repeated="9"/>
        </table:table-row>
        <table:table-row table:style-name="ro1">
          <table:table-cell office:value-type="float" office:value="0.0704951068401877" calcext:value-type="float">
            <text:p>0.07049510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2787" calcext:value-type="float">
            <text:p>16278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0476496447738915" calcext:value-type="float">
            <text:p>0.0476496448</text:p>
          </table:table-cell>
          <table:table-cell table:number-columns-repeated="9"/>
        </table:table-row>
        <table:table-row table:style-name="ro1">
          <table:table-cell office:value-type="float" office:value="0.034585497096541" calcext:value-type="float">
            <text:p>0.0345854971</text:p>
          </table:table-cell>
          <table:table-cell table:number-columns-repeated="9"/>
        </table:table-row>
        <table:table-row table:style-name="ro1">
          <table:table-cell office:value-type="float" office:value="0.0395029884525251" calcext:value-type="float">
            <text:p>0.0395029885</text:p>
          </table:table-cell>
          <table:table-cell table:number-columns-repeated="9"/>
        </table:table-row>
        <table:table-row table:style-name="ro1">
          <table:table-cell office:value-type="float" office:value="0.0546317836246933" calcext:value-type="float">
            <text:p>0.0546317836</text:p>
          </table:table-cell>
          <table:table-cell table:number-columns-repeated="9"/>
        </table:table-row>
        <table:table-row table:style-name="ro1">
          <table:table-cell office:value-type="float" office:value="0.0588692923403561" calcext:value-type="float">
            <text:p>0.0588692923</text:p>
          </table:table-cell>
          <table:table-cell table:number-columns-repeated="9"/>
        </table:table-row>
        <table:table-row table:style-name="ro1">
          <table:table-cell office:value-type="float" office:value="0.059654992987998" calcext:value-type="float">
            <text:p>0.059654993</text:p>
          </table:table-cell>
          <table:table-cell table:number-columns-repeated="9"/>
        </table:table-row>
        <table:table-row table:style-name="ro1">
          <table:table-cell office:value-type="float" office:value="0.0637484996542614" calcext:value-type="float">
            <text:p>0.0637484997</text:p>
          </table:table-cell>
          <table:table-cell table:number-columns-repeated="9"/>
        </table:table-row>
        <table:table-row table:style-name="ro1">
          <table:table-cell office:value-type="float" office:value="0.0610186201475244" calcext:value-type="float">
            <text:p>0.0610186201</text:p>
          </table:table-cell>
          <table:table-cell table:number-columns-repeated="9"/>
        </table:table-row>
        <table:table-row table:style-name="ro1">
          <table:table-cell office:value-type="float" office:value="0.0615894293981132" calcext:value-type="float">
            <text:p>0.0615894294</text:p>
          </table:table-cell>
          <table:table-cell table:number-columns-repeated="9"/>
        </table:table-row>
        <table:table-row table:style-name="ro1">
          <table:table-cell office:value-type="float" office:value="0.0623468562207048" calcext:value-type="float">
            <text:p>0.0623468562</text:p>
          </table:table-cell>
          <table:table-cell table:number-columns-repeated="9"/>
        </table:table-row>
        <table:table-row table:style-name="ro1">
          <table:table-cell office:value-type="float" office:value="0.0634603294423705" calcext:value-type="float">
            <text:p>0.0634603294</text:p>
          </table:table-cell>
          <table:table-cell table:number-columns-repeated="9"/>
        </table:table-row>
        <table:table-row table:style-name="ro1">
          <table:table-cell office:value-type="float" office:value="0.064339745748199" calcext:value-type="float">
            <text:p>0.0643397457</text:p>
          </table:table-cell>
          <table:table-cell table:number-columns-repeated="9"/>
        </table:table-row>
        <table:table-row table:style-name="ro1">
          <table:table-cell office:value-type="float" office:value="0.0649033496227946" calcext:value-type="float">
            <text:p>0.0649033496</text:p>
          </table:table-cell>
          <table:table-cell table:number-columns-repeated="9"/>
        </table:table-row>
        <table:table-row table:style-name="ro1">
          <table:table-cell office:value-type="float" office:value="0.0647198409278574" calcext:value-type="float">
            <text:p>0.0647198409</text:p>
          </table:table-cell>
          <table:table-cell table:number-columns-repeated="9"/>
        </table:table-row>
        <table:table-row table:style-name="ro1">
          <table:table-cell office:value-type="float" office:value="0.0673616485492492" calcext:value-type="float">
            <text:p>0.0673616485</text:p>
          </table:table-cell>
          <table:table-cell table:number-columns-repeated="9"/>
        </table:table-row>
        <table:table-row table:style-name="ro1">
          <table:table-cell office:value-type="float" office:value="0.0707753050197687" calcext:value-type="float">
            <text:p>0.070775305</text:p>
          </table:table-cell>
          <table:table-cell table:number-columns-repeated="9"/>
        </table:table-row>
        <table:table-row table:style-name="ro1">
          <table:table-cell office:value-type="float" office:value="0.0716008304255597" calcext:value-type="float">
            <text:p>0.0716008304</text:p>
          </table:table-cell>
          <table:table-cell table:number-columns-repeated="9"/>
        </table:table-row>
        <table:table-row table:style-name="ro1">
          <table:table-cell office:value-type="float" office:value="0.0729295248815268" calcext:value-type="float">
            <text:p>0.0729295249</text:p>
          </table:table-cell>
          <table:table-cell table:number-columns-repeated="9"/>
        </table:table-row>
        <table:table-row table:style-name="ro1">
          <table:table-cell office:value-type="float" office:value="0.0723062900896565" calcext:value-type="float">
            <text:p>0.0723062901</text:p>
          </table:table-cell>
          <table:table-cell table:number-columns-repeated="9"/>
        </table:table-row>
        <table:table-row table:style-name="ro1">
          <table:table-cell office:value-type="float" office:value="0.0710065688931028" calcext:value-type="float">
            <text:p>0.0710065689</text:p>
          </table:table-cell>
          <table:table-cell table:number-columns-repeated="9"/>
        </table:table-row>
        <table:table-row table:style-name="ro1">
          <table:table-cell office:value-type="float" office:value="0.0703234020561064" calcext:value-type="float">
            <text:p>0.0703234021</text:p>
          </table:table-cell>
          <table:table-cell table:number-columns-repeated="9"/>
        </table:table-row>
        <table:table-row table:style-name="ro1">
          <table:table-cell office:value-type="float" office:value="0.0700199662519977" calcext:value-type="float">
            <text:p>0.0700199663</text:p>
          </table:table-cell>
          <table:table-cell table:number-columns-repeated="9"/>
        </table:table-row>
        <table:table-row table:style-name="ro1">
          <table:table-cell office:value-type="float" office:value="0.0695941950013737" calcext:value-type="float">
            <text:p>0.069594195</text:p>
          </table:table-cell>
          <table:table-cell table:number-columns-repeated="9"/>
        </table:table-row>
        <table:table-row table:style-name="ro1">
          <table:table-cell office:value-type="float" office:value="0.0694360012674624" calcext:value-type="float">
            <text:p>0.0694360013</text:p>
          </table:table-cell>
          <table:table-cell table:number-columns-repeated="9"/>
        </table:table-row>
        <table:table-row table:style-name="ro1">
          <table:table-cell office:value-type="float" office:value="0.0699182388859174" calcext:value-type="float">
            <text:p>0.0699182389</text:p>
          </table:table-cell>
          <table:table-cell table:number-columns-repeated="9"/>
        </table:table-row>
        <table:table-row table:style-name="ro1">
          <table:table-cell office:value-type="float" office:value="0.0702919847119766" calcext:value-type="float">
            <text:p>0.0702919847</text:p>
          </table:table-cell>
          <table:table-cell table:number-columns-repeated="9"/>
        </table:table-row>
        <table:table-row table:style-name="ro1">
          <table:table-cell office:value-type="float" office:value="0.0705954843886183" calcext:value-type="float">
            <text:p>0.0705954844</text:p>
          </table:table-cell>
          <table:table-cell table:number-columns-repeated="9"/>
        </table:table-row>
        <table:table-row table:style-name="ro1">
          <table:table-cell office:value-type="float" office:value="0.0693742007259292" calcext:value-type="float">
            <text:p>0.0693742007</text:p>
          </table:table-cell>
          <table:table-cell table:number-columns-repeated="9"/>
        </table:table-row>
        <table:table-row table:style-name="ro1">
          <table:table-cell office:value-type="float" office:value="0.0710745252960446" calcext:value-type="float">
            <text:p>0.0710745253</text:p>
          </table:table-cell>
          <table:table-cell table:number-columns-repeated="9"/>
        </table:table-row>
        <table:table-row table:style-name="ro1">
          <table:table-cell office:value-type="float" office:value="0.0721456991104083" calcext:value-type="float">
            <text:p>0.0721456991</text:p>
          </table:table-cell>
          <table:table-cell table:number-columns-repeated="9"/>
        </table:table-row>
        <table:table-row table:style-name="ro1">
          <table:table-cell office:value-type="float" office:value="0.0733884846567489" calcext:value-type="float">
            <text:p>0.0733884847</text:p>
          </table:table-cell>
          <table:table-cell table:number-columns-repeated="9"/>
        </table:table-row>
        <table:table-row table:style-name="ro1">
          <table:table-cell office:value-type="float" office:value="0.0689430480841868" calcext:value-type="float">
            <text:p>0.0689430481</text:p>
          </table:table-cell>
          <table:table-cell table:number-columns-repeated="9"/>
        </table:table-row>
        <table:table-row table:style-name="ro1">
          <table:table-cell office:value-type="float" office:value="0.0690750168150351" calcext:value-type="float">
            <text:p>0.0690750168</text:p>
          </table:table-cell>
          <table:table-cell table:number-columns-repeated="9"/>
        </table:table-row>
        <table:table-row table:style-name="ro1">
          <table:table-cell office:value-type="float" office:value="0.0684842764457318" calcext:value-type="float">
            <text:p>0.0684842764</text:p>
          </table:table-cell>
          <table:table-cell table:number-columns-repeated="9"/>
        </table:table-row>
        <table:table-row table:style-name="ro1">
          <table:table-cell office:value-type="float" office:value="0.0704230979351154" calcext:value-type="float">
            <text:p>0.0704230979</text:p>
          </table:table-cell>
          <table:table-cell table:number-columns-repeated="9"/>
        </table:table-row>
        <table:table-row table:style-name="ro1">
          <table:table-cell office:value-type="float" office:value="0.0709459234669772" calcext:value-type="float">
            <text:p>0.0709459235</text:p>
          </table:table-cell>
          <table:table-cell table:number-columns-repeated="9"/>
        </table:table-row>
        <table:table-row table:style-name="ro1">
          <table:table-cell office:value-type="float" office:value="0.0713221161846768" calcext:value-type="float">
            <text:p>0.0713221162</text:p>
          </table:table-cell>
          <table:table-cell table:number-columns-repeated="9"/>
        </table:table-row>
        <table:table-row table:style-name="ro1">
          <table:table-cell office:value-type="float" office:value="0.0715034383991996" calcext:value-type="float">
            <text:p>0.0715034384</text:p>
          </table:table-cell>
          <table:table-cell table:number-columns-repeated="9"/>
        </table:table-row>
        <table:table-row table:style-name="ro1">
          <table:table-cell office:value-type="float" office:value="0.0713854972205285" calcext:value-type="float">
            <text:p>0.0713854972</text:p>
          </table:table-cell>
          <table:table-cell table:number-columns-repeated="9"/>
        </table:table-row>
        <table:table-row table:style-name="ro1">
          <table:table-cell office:value-type="float" office:value="0.0718992591023976" calcext:value-type="float">
            <text:p>0.0718992591</text:p>
          </table:table-cell>
          <table:table-cell table:number-columns-repeated="9"/>
        </table:table-row>
        <table:table-row table:style-name="ro1">
          <table:table-cell office:value-type="float" office:value="0.0719977342241404" calcext:value-type="float">
            <text:p>0.0719977342</text:p>
          </table:table-cell>
          <table:table-cell table:number-columns-repeated="9"/>
        </table:table-row>
        <table:table-row table:style-name="ro1">
          <table:table-cell office:value-type="float" office:value="0.0726793767803769" calcext:value-type="float">
            <text:p>0.0726793768</text:p>
          </table:table-cell>
          <table:table-cell table:number-columns-repeated="9"/>
        </table:table-row>
        <table:table-row table:style-name="ro1">
          <table:table-cell office:value-type="float" office:value="0.0730201582019229" calcext:value-type="float">
            <text:p>0.0730201582</text:p>
          </table:table-cell>
          <table:table-cell table:number-columns-repeated="9"/>
        </table:table-row>
        <table:table-row table:style-name="ro1">
          <table:table-cell office:value-type="float" office:value="0.0723564086250981" calcext:value-type="float">
            <text:p>0.0723564086</text:p>
          </table:table-cell>
          <table:table-cell table:number-columns-repeated="9"/>
        </table:table-row>
        <table:table-row table:style-name="ro1">
          <table:table-cell office:value-type="float" office:value="0.0727112751452073" calcext:value-type="float">
            <text:p>0.0727112751</text:p>
          </table:table-cell>
          <table:table-cell table:number-columns-repeated="9"/>
        </table:table-row>
        <table:table-row table:style-name="ro1">
          <table:table-cell office:value-type="float" office:value="0.0731117476271849" calcext:value-type="float">
            <text:p>0.0731117476</text:p>
          </table:table-cell>
          <table:table-cell table:number-columns-repeated="9"/>
        </table:table-row>
        <table:table-row table:style-name="ro1">
          <table:table-cell office:value-type="float" office:value="0.0730881218448056" calcext:value-type="float">
            <text:p>0.0730881218</text:p>
          </table:table-cell>
          <table:table-cell table:number-columns-repeated="9"/>
        </table:table-row>
        <table:table-row table:style-name="ro1">
          <table:table-cell office:value-type="float" office:value="0.0736265609406707" calcext:value-type="float">
            <text:p>0.0736265609</text:p>
          </table:table-cell>
          <table:table-cell table:number-columns-repeated="9"/>
        </table:table-row>
        <table:table-row table:style-name="ro1">
          <table:table-cell office:value-type="float" office:value="0.0739141624985077" calcext:value-type="float">
            <text:p>0.0739141625</text:p>
          </table:table-cell>
          <table:table-cell table:number-columns-repeated="9"/>
        </table:table-row>
        <table:table-row table:style-name="ro1">
          <table:table-cell office:value-type="float" office:value="0.0744341035762482" calcext:value-type="float">
            <text:p>0.0744341036</text:p>
          </table:table-cell>
          <table:table-cell table:number-columns-repeated="9"/>
        </table:table-row>
        <table:table-row table:style-name="ro1">
          <table:table-cell office:value-type="float" office:value="0.0750187888677131" calcext:value-type="float">
            <text:p>0.0750187889</text:p>
          </table:table-cell>
          <table:table-cell table:number-columns-repeated="9"/>
        </table:table-row>
        <table:table-row table:style-name="ro1">
          <table:table-cell office:value-type="float" office:value="0.0753952399225304" calcext:value-type="float">
            <text:p>0.0753952399</text:p>
          </table:table-cell>
          <table:table-cell table:number-columns-repeated="9"/>
        </table:table-row>
        <table:table-row table:style-name="ro1">
          <table:table-cell office:value-type="float" office:value="0.0758793934543961" calcext:value-type="float">
            <text:p>0.0758793935</text:p>
          </table:table-cell>
          <table:table-cell table:number-columns-repeated="9"/>
        </table:table-row>
        <table:table-row table:style-name="ro1">
          <table:table-cell office:value-type="float" office:value="0.0762184937589766" calcext:value-type="float">
            <text:p>0.0762184938</text:p>
          </table:table-cell>
          <table:table-cell table:number-columns-repeated="9"/>
        </table:table-row>
        <table:table-row table:style-name="ro1">
          <table:table-cell office:value-type="float" office:value="0.0764043760008451" calcext:value-type="float">
            <text:p>0.076404376</text:p>
          </table:table-cell>
          <table:table-cell table:number-columns-repeated="9"/>
        </table:table-row>
        <table:table-row table:style-name="ro1">
          <table:table-cell office:value-type="float" office:value="0.0762546294801794" calcext:value-type="float">
            <text:p>0.0762546295</text:p>
          </table:table-cell>
          <table:table-cell table:number-columns-repeated="9"/>
        </table:table-row>
        <table:table-row table:style-name="ro1">
          <table:table-cell office:value-type="float" office:value="0.0759026636107176" calcext:value-type="float">
            <text:p>0.0759026636</text:p>
          </table:table-cell>
          <table:table-cell table:number-columns-repeated="9"/>
        </table:table-row>
        <table:table-row table:style-name="ro1">
          <table:table-cell office:value-type="float" office:value="0.0761614625533756" calcext:value-type="float">
            <text:p>0.0761614626</text:p>
          </table:table-cell>
          <table:table-cell table:number-columns-repeated="9"/>
        </table:table-row>
        <table:table-row table:style-name="ro1">
          <table:table-cell office:value-type="float" office:value="0.0757095332680359" calcext:value-type="float">
            <text:p>0.0757095333</text:p>
          </table:table-cell>
          <table:table-cell table:number-columns-repeated="9"/>
        </table:table-row>
        <table:table-row table:style-name="ro1">
          <table:table-cell office:value-type="float" office:value="0.0760125833625195" calcext:value-type="float">
            <text:p>0.07601258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4069" calcext:value-type="float">
            <text:p>16406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0238141939767069" calcext:value-type="float">
            <text:p>0.023814194</text:p>
          </table:table-cell>
          <table:table-cell table:number-columns-repeated="9"/>
        </table:table-row>
        <table:table-row table:style-name="ro1">
          <table:table-cell office:value-type="float" office:value="0.0671065861145416" calcext:value-type="float">
            <text:p>0.0671065861</text:p>
          </table:table-cell>
          <table:table-cell table:number-columns-repeated="9"/>
        </table:table-row>
        <table:table-row table:style-name="ro1">
          <table:table-cell office:value-type="float" office:value="0.0614223691172642" calcext:value-type="float">
            <text:p>0.0614223691</text:p>
          </table:table-cell>
          <table:table-cell table:number-columns-repeated="9"/>
        </table:table-row>
        <table:table-row table:style-name="ro1">
          <table:table-cell office:value-type="float" office:value="0.0633661071557957" calcext:value-type="float">
            <text:p>0.0633661072</text:p>
          </table:table-cell>
          <table:table-cell table:number-columns-repeated="9"/>
        </table:table-row>
        <table:table-row table:style-name="ro1">
          <table:table-cell office:value-type="float" office:value="0.0634836391456141" calcext:value-type="float">
            <text:p>0.0634836391</text:p>
          </table:table-cell>
          <table:table-cell table:number-columns-repeated="9"/>
        </table:table-row>
        <table:table-row table:style-name="ro1">
          <table:table-cell office:value-type="float" office:value="0.0648063509010369" calcext:value-type="float">
            <text:p>0.0648063509</text:p>
          </table:table-cell>
          <table:table-cell table:number-columns-repeated="9"/>
        </table:table-row>
        <table:table-row table:style-name="ro1">
          <table:table-cell office:value-type="float" office:value="0.0654946219791514" calcext:value-type="float">
            <text:p>0.065494622</text:p>
          </table:table-cell>
          <table:table-cell table:number-columns-repeated="9"/>
        </table:table-row>
        <table:table-row table:style-name="ro1">
          <table:table-cell office:value-type="float" office:value="0.0651530145395719" calcext:value-type="float">
            <text:p>0.0651530145</text:p>
          </table:table-cell>
          <table:table-cell table:number-columns-repeated="9"/>
        </table:table-row>
        <table:table-row table:style-name="ro1">
          <table:table-cell office:value-type="float" office:value="0.058171076079973" calcext:value-type="float">
            <text:p>0.0581710761</text:p>
          </table:table-cell>
          <table:table-cell table:number-columns-repeated="9"/>
        </table:table-row>
        <table:table-row table:style-name="ro1">
          <table:table-cell office:value-type="float" office:value="0.0513979471609784" calcext:value-type="float">
            <text:p>0.0513979472</text:p>
          </table:table-cell>
          <table:table-cell table:number-columns-repeated="9"/>
        </table:table-row>
        <table:table-row table:style-name="ro1">
          <table:table-cell office:value-type="float" office:value="0.0519968513332861" calcext:value-type="float">
            <text:p>0.0519968513</text:p>
          </table:table-cell>
          <table:table-cell table:number-columns-repeated="9"/>
        </table:table-row>
        <table:table-row table:style-name="ro1">
          <table:table-cell office:value-type="float" office:value="0.0504309313448364" calcext:value-type="float">
            <text:p>0.0504309313</text:p>
          </table:table-cell>
          <table:table-cell table:number-columns-repeated="9"/>
        </table:table-row>
        <table:table-row table:style-name="ro1">
          <table:table-cell office:value-type="float" office:value="0.0488618997515575" calcext:value-type="float">
            <text:p>0.0488618998</text:p>
          </table:table-cell>
          <table:table-cell table:number-columns-repeated="9"/>
        </table:table-row>
        <table:table-row table:style-name="ro1">
          <table:table-cell office:value-type="float" office:value="0.0517807632507791" calcext:value-type="float">
            <text:p>0.0517807633</text:p>
          </table:table-cell>
          <table:table-cell table:number-columns-repeated="9"/>
        </table:table-row>
        <table:table-row table:style-name="ro1">
          <table:table-cell office:value-type="float" office:value="0.0529044325401024" calcext:value-type="float">
            <text:p>0.0529044325</text:p>
          </table:table-cell>
          <table:table-cell table:number-columns-repeated="9"/>
        </table:table-row>
        <table:table-row table:style-name="ro1">
          <table:table-cell office:value-type="float" office:value="0.0519052085018902" calcext:value-type="float">
            <text:p>0.0519052085</text:p>
          </table:table-cell>
          <table:table-cell table:number-columns-repeated="9"/>
        </table:table-row>
        <table:table-row table:style-name="ro1">
          <table:table-cell office:value-type="float" office:value="0.0503663202559273" calcext:value-type="float">
            <text:p>0.0503663203</text:p>
          </table:table-cell>
          <table:table-cell table:number-columns-repeated="9"/>
        </table:table-row>
        <table:table-row table:style-name="ro1">
          <table:table-cell office:value-type="float" office:value="0.0484935777719277" calcext:value-type="float">
            <text:p>0.0484935778</text:p>
          </table:table-cell>
          <table:table-cell table:number-columns-repeated="9"/>
        </table:table-row>
        <table:table-row table:style-name="ro1">
          <table:table-cell office:value-type="float" office:value="0.0504617481000042" calcext:value-type="float">
            <text:p>0.0504617481</text:p>
          </table:table-cell>
          <table:table-cell table:number-columns-repeated="9"/>
        </table:table-row>
        <table:table-row table:style-name="ro1">
          <table:table-cell office:value-type="float" office:value="0.0533666444434102" calcext:value-type="float">
            <text:p>0.0533666444</text:p>
          </table:table-cell>
          <table:table-cell table:number-columns-repeated="9"/>
        </table:table-row>
        <table:table-row table:style-name="ro1">
          <table:table-cell office:value-type="float" office:value="0.0547719663944795" calcext:value-type="float">
            <text:p>0.0547719664</text:p>
          </table:table-cell>
          <table:table-cell table:number-columns-repeated="9"/>
        </table:table-row>
        <table:table-row table:style-name="ro1">
          <table:table-cell office:value-type="float" office:value="0.0573055118275193" calcext:value-type="float">
            <text:p>0.0573055118</text:p>
          </table:table-cell>
          <table:table-cell table:number-columns-repeated="9"/>
        </table:table-row>
        <table:table-row table:style-name="ro1">
          <table:table-cell office:value-type="float" office:value="0.0565055069749075" calcext:value-type="float">
            <text:p>0.056505507</text:p>
          </table:table-cell>
          <table:table-cell table:number-columns-repeated="9"/>
        </table:table-row>
        <table:table-row table:style-name="ro1">
          <table:table-cell office:value-type="float" office:value="0.0580397797813225" calcext:value-type="float">
            <text:p>0.0580397798</text:p>
          </table:table-cell>
          <table:table-cell table:number-columns-repeated="9"/>
        </table:table-row>
        <table:table-row table:style-name="ro1">
          <table:table-cell office:value-type="float" office:value="0.0595399775501913" calcext:value-type="float">
            <text:p>0.0595399776</text:p>
          </table:table-cell>
          <table:table-cell table:number-columns-repeated="9"/>
        </table:table-row>
        <table:table-row table:style-name="ro1">
          <table:table-cell office:value-type="float" office:value="0.0610091871500049" calcext:value-type="float">
            <text:p>0.0610091872</text:p>
          </table:table-cell>
          <table:table-cell table:number-columns-repeated="9"/>
        </table:table-row>
        <table:table-row table:style-name="ro1">
          <table:table-cell office:value-type="float" office:value="0.0612226892300752" calcext:value-type="float">
            <text:p>0.0612226892</text:p>
          </table:table-cell>
          <table:table-cell table:number-columns-repeated="9"/>
        </table:table-row>
        <table:table-row table:style-name="ro1">
          <table:table-cell office:value-type="float" office:value="0.061361522546441" calcext:value-type="float">
            <text:p>0.0613615225</text:p>
          </table:table-cell>
          <table:table-cell table:number-columns-repeated="9"/>
        </table:table-row>
        <table:table-row table:style-name="ro1">
          <table:table-cell office:value-type="float" office:value="0.0625906563071964" calcext:value-type="float">
            <text:p>0.0625906563</text:p>
          </table:table-cell>
          <table:table-cell table:number-columns-repeated="9"/>
        </table:table-row>
        <table:table-row table:style-name="ro1">
          <table:table-cell office:value-type="float" office:value="0.0624203775244512" calcext:value-type="float">
            <text:p>0.0624203775</text:p>
          </table:table-cell>
          <table:table-cell table:number-columns-repeated="9"/>
        </table:table-row>
        <table:table-row table:style-name="ro1">
          <table:table-cell office:value-type="float" office:value="0.0633829201902616" calcext:value-type="float">
            <text:p>0.0633829202</text:p>
          </table:table-cell>
          <table:table-cell table:number-columns-repeated="9"/>
        </table:table-row>
        <table:table-row table:style-name="ro1">
          <table:table-cell office:value-type="float" office:value="0.0636915373993315" calcext:value-type="float">
            <text:p>0.0636915374</text:p>
          </table:table-cell>
          <table:table-cell table:number-columns-repeated="9"/>
        </table:table-row>
        <table:table-row table:style-name="ro1">
          <table:table-cell office:value-type="float" office:value="0.0631395813189058" calcext:value-type="float">
            <text:p>0.0631395813</text:p>
          </table:table-cell>
          <table:table-cell table:number-columns-repeated="9"/>
        </table:table-row>
        <table:table-row table:style-name="ro1">
          <table:table-cell office:value-type="float" office:value="0.0626456546542003" calcext:value-type="float">
            <text:p>0.0626456547</text:p>
          </table:table-cell>
          <table:table-cell table:number-columns-repeated="9"/>
        </table:table-row>
        <table:table-row table:style-name="ro1">
          <table:table-cell office:value-type="float" office:value="0.0623185727474481" calcext:value-type="float">
            <text:p>0.0623185727</text:p>
          </table:table-cell>
          <table:table-cell table:number-columns-repeated="9"/>
        </table:table-row>
        <table:table-row table:style-name="ro1">
          <table:table-cell office:value-type="float" office:value="0.0635146678418923" calcext:value-type="float">
            <text:p>0.0635146678</text:p>
          </table:table-cell>
          <table:table-cell table:number-columns-repeated="9"/>
        </table:table-row>
        <table:table-row table:style-name="ro1">
          <table:table-cell office:value-type="float" office:value="0.0638676167273096" calcext:value-type="float">
            <text:p>0.0638676167</text:p>
          </table:table-cell>
          <table:table-cell table:number-columns-repeated="9"/>
        </table:table-row>
        <table:table-row table:style-name="ro1">
          <table:table-cell office:value-type="float" office:value="0.0604412090075702" calcext:value-type="float">
            <text:p>0.060441209</text:p>
          </table:table-cell>
          <table:table-cell table:number-columns-repeated="9"/>
        </table:table-row>
        <table:table-row table:style-name="ro1">
          <table:table-cell office:value-type="float" office:value="0.0603897071095934" calcext:value-type="float">
            <text:p>0.0603897071</text:p>
          </table:table-cell>
          <table:table-cell table:number-columns-repeated="9"/>
        </table:table-row>
        <table:table-row table:style-name="ro1">
          <table:table-cell office:value-type="float" office:value="0.0606913808588867" calcext:value-type="float">
            <text:p>0.0606913809</text:p>
          </table:table-cell>
          <table:table-cell table:number-columns-repeated="9"/>
        </table:table-row>
        <table:table-row table:style-name="ro1">
          <table:table-cell office:value-type="float" office:value="0.0610078457896998" calcext:value-type="float">
            <text:p>0.0610078458</text:p>
          </table:table-cell>
          <table:table-cell table:number-columns-repeated="9"/>
        </table:table-row>
        <table:table-row table:style-name="ro1">
          <table:table-cell office:value-type="float" office:value="0.0606048464089551" calcext:value-type="float">
            <text:p>0.0606048464</text:p>
          </table:table-cell>
          <table:table-cell table:number-columns-repeated="9"/>
        </table:table-row>
        <table:table-row table:style-name="ro1">
          <table:table-cell office:value-type="float" office:value="0.061464182126863" calcext:value-type="float">
            <text:p>0.0614641821</text:p>
          </table:table-cell>
          <table:table-cell table:number-columns-repeated="9"/>
        </table:table-row>
        <table:table-row table:style-name="ro1">
          <table:table-cell office:value-type="float" office:value="0.0612152721201858" calcext:value-type="float">
            <text:p>0.0612152721</text:p>
          </table:table-cell>
          <table:table-cell table:number-columns-repeated="9"/>
        </table:table-row>
        <table:table-row table:style-name="ro1">
          <table:table-cell office:value-type="float" office:value="0.0621835745529556" calcext:value-type="float">
            <text:p>0.0621835746</text:p>
          </table:table-cell>
          <table:table-cell table:number-columns-repeated="9"/>
        </table:table-row>
        <table:table-row table:style-name="ro1">
          <table:table-cell office:value-type="float" office:value="0.0626823985684458" calcext:value-type="float">
            <text:p>0.0626823986</text:p>
          </table:table-cell>
          <table:table-cell table:number-columns-repeated="9"/>
        </table:table-row>
        <table:table-row table:style-name="ro1">
          <table:table-cell office:value-type="float" office:value="0.0636951308331112" calcext:value-type="float">
            <text:p>0.0636951308</text:p>
          </table:table-cell>
          <table:table-cell table:number-columns-repeated="9"/>
        </table:table-row>
        <table:table-row table:style-name="ro1">
          <table:table-cell office:value-type="float" office:value="0.0635502871722171" calcext:value-type="float">
            <text:p>0.0635502872</text:p>
          </table:table-cell>
          <table:table-cell table:number-columns-repeated="9"/>
        </table:table-row>
        <table:table-row table:style-name="ro1">
          <table:table-cell office:value-type="float" office:value="0.0643035422750178" calcext:value-type="float">
            <text:p>0.0643035423</text:p>
          </table:table-cell>
          <table:table-cell table:number-columns-repeated="9"/>
        </table:table-row>
        <table:table-row table:style-name="ro1">
          <table:table-cell office:value-type="float" office:value="0.0650059538069149" calcext:value-type="float">
            <text:p>0.0650059538</text:p>
          </table:table-cell>
          <table:table-cell table:number-columns-repeated="9"/>
        </table:table-row>
        <table:table-row table:style-name="ro1">
          <table:table-cell office:value-type="float" office:value="0.064365668501783" calcext:value-type="float">
            <text:p>0.0643656685</text:p>
          </table:table-cell>
          <table:table-cell table:number-columns-repeated="9"/>
        </table:table-row>
        <table:table-row table:style-name="ro1">
          <table:table-cell office:value-type="float" office:value="0.0649868434123787" calcext:value-type="float">
            <text:p>0.0649868434</text:p>
          </table:table-cell>
          <table:table-cell table:number-columns-repeated="9"/>
        </table:table-row>
        <table:table-row table:style-name="ro1">
          <table:table-cell office:value-type="float" office:value="0.0652385688584359" calcext:value-type="float">
            <text:p>0.0652385689</text:p>
          </table:table-cell>
          <table:table-cell table:number-columns-repeated="9"/>
        </table:table-row>
        <table:table-row table:style-name="ro1">
          <table:table-cell office:value-type="float" office:value="0.0656165515431495" calcext:value-type="float">
            <text:p>0.0656165515</text:p>
          </table:table-cell>
          <table:table-cell table:number-columns-repeated="9"/>
        </table:table-row>
        <table:table-row table:style-name="ro1">
          <table:table-cell office:value-type="float" office:value="0.066393345578618" calcext:value-type="float">
            <text:p>0.0663933456</text:p>
          </table:table-cell>
          <table:table-cell table:number-columns-repeated="9"/>
        </table:table-row>
        <table:table-row table:style-name="ro1">
          <table:table-cell office:value-type="float" office:value="0.0663867545131489" calcext:value-type="float">
            <text:p>0.0663867545</text:p>
          </table:table-cell>
          <table:table-cell table:number-columns-repeated="9"/>
        </table:table-row>
        <table:table-row table:style-name="ro1">
          <table:table-cell office:value-type="float" office:value="0.0667072866361245" calcext:value-type="float">
            <text:p>0.0667072866</text:p>
          </table:table-cell>
          <table:table-cell table:number-columns-repeated="9"/>
        </table:table-row>
        <table:table-row table:style-name="ro1">
          <table:table-cell office:value-type="float" office:value="0.0652324886237601" calcext:value-type="float">
            <text:p>0.0652324886</text:p>
          </table:table-cell>
          <table:table-cell table:number-columns-repeated="9"/>
        </table:table-row>
        <table:table-row table:style-name="ro1">
          <table:table-cell office:value-type="float" office:value="0.0644851467282839" calcext:value-type="float">
            <text:p>0.0644851467</text:p>
          </table:table-cell>
          <table:table-cell table:number-columns-repeated="9"/>
        </table:table-row>
        <table:table-row table:style-name="ro1">
          <table:table-cell office:value-type="float" office:value="0.064148650400666" calcext:value-type="float">
            <text:p>0.0641486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7771" calcext:value-type="float">
            <text:p>16777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0306861832049701" calcext:value-type="float">
            <text:p>0.0306861832</text:p>
          </table:table-cell>
          <table:table-cell table:number-columns-repeated="9"/>
        </table:table-row>
        <table:table-row table:style-name="ro1">
          <table:table-cell office:value-type="float" office:value="0.0356169951659161" calcext:value-type="float">
            <text:p>0.0356169952</text:p>
          </table:table-cell>
          <table:table-cell table:number-columns-repeated="9"/>
        </table:table-row>
        <table:table-row table:style-name="ro1">
          <table:table-cell office:value-type="float" office:value="0.0596727569624781" calcext:value-type="float">
            <text:p>0.059672757</text:p>
          </table:table-cell>
          <table:table-cell table:number-columns-repeated="9"/>
        </table:table-row>
        <table:table-row table:style-name="ro1">
          <table:table-cell office:value-type="float" office:value="0.0443980448538835" calcext:value-type="float">
            <text:p>0.0443980449</text:p>
          </table:table-cell>
          <table:table-cell table:number-columns-repeated="9"/>
        </table:table-row>
        <table:table-row table:style-name="ro1">
          <table:table-cell office:value-type="float" office:value="0.0399992831678841" calcext:value-type="float">
            <text:p>0.0399992832</text:p>
          </table:table-cell>
          <table:table-cell table:number-columns-repeated="9"/>
        </table:table-row>
        <table:table-row table:style-name="ro1">
          <table:table-cell office:value-type="float" office:value="0.0394177718199118" calcext:value-type="float">
            <text:p>0.0394177718</text:p>
          </table:table-cell>
          <table:table-cell table:number-columns-repeated="9"/>
        </table:table-row>
        <table:table-row table:style-name="ro1">
          <table:table-cell office:value-type="float" office:value="0.0434246526648942" calcext:value-type="float">
            <text:p>0.0434246527</text:p>
          </table:table-cell>
          <table:table-cell table:number-columns-repeated="9"/>
        </table:table-row>
        <table:table-row table:style-name="ro1">
          <table:table-cell office:value-type="float" office:value="0.0519192274985019" calcext:value-type="float">
            <text:p>0.0519192275</text:p>
          </table:table-cell>
          <table:table-cell table:number-columns-repeated="9"/>
        </table:table-row>
        <table:table-row table:style-name="ro1">
          <table:table-cell office:value-type="float" office:value="0.05539476542142" calcext:value-type="float">
            <text:p>0.0553947654</text:p>
          </table:table-cell>
          <table:table-cell table:number-columns-repeated="9"/>
        </table:table-row>
        <table:table-row table:style-name="ro1">
          <table:table-cell office:value-type="float" office:value="0.0572637168586832" calcext:value-type="float">
            <text:p>0.0572637169</text:p>
          </table:table-cell>
          <table:table-cell table:number-columns-repeated="9"/>
        </table:table-row>
        <table:table-row table:style-name="ro1">
          <table:table-cell office:value-type="float" office:value="0.0585771183518589" calcext:value-type="float">
            <text:p>0.0585771184</text:p>
          </table:table-cell>
          <table:table-cell table:number-columns-repeated="9"/>
        </table:table-row>
        <table:table-row table:style-name="ro1">
          <table:table-cell office:value-type="float" office:value="0.0600940985258157" calcext:value-type="float">
            <text:p>0.0600940985</text:p>
          </table:table-cell>
          <table:table-cell table:number-columns-repeated="9"/>
        </table:table-row>
        <table:table-row table:style-name="ro1">
          <table:table-cell office:value-type="float" office:value="0.0600795833159304" calcext:value-type="float">
            <text:p>0.0600795833</text:p>
          </table:table-cell>
          <table:table-cell table:number-columns-repeated="9"/>
        </table:table-row>
        <table:table-row table:style-name="ro1">
          <table:table-cell office:value-type="float" office:value="0.0611075548581833" calcext:value-type="float">
            <text:p>0.0611075549</text:p>
          </table:table-cell>
          <table:table-cell table:number-columns-repeated="9"/>
        </table:table-row>
        <table:table-row table:style-name="ro1">
          <table:table-cell office:value-type="float" office:value="0.0644687424810196" calcext:value-type="float">
            <text:p>0.0644687425</text:p>
          </table:table-cell>
          <table:table-cell table:number-columns-repeated="9"/>
        </table:table-row>
        <table:table-row table:style-name="ro1">
          <table:table-cell office:value-type="float" office:value="0.0637015057996201" calcext:value-type="float">
            <text:p>0.0637015058</text:p>
          </table:table-cell>
          <table:table-cell table:number-columns-repeated="9"/>
        </table:table-row>
        <table:table-row table:style-name="ro1">
          <table:table-cell office:value-type="float" office:value="0.0664372620296495" calcext:value-type="float">
            <text:p>0.066437262</text:p>
          </table:table-cell>
          <table:table-cell table:number-columns-repeated="9"/>
        </table:table-row>
        <table:table-row table:style-name="ro1">
          <table:table-cell office:value-type="float" office:value="0.0666202795358398" calcext:value-type="float">
            <text:p>0.0666202795</text:p>
          </table:table-cell>
          <table:table-cell table:number-columns-repeated="9"/>
        </table:table-row>
        <table:table-row table:style-name="ro1">
          <table:table-cell office:value-type="float" office:value="0.0694529286956267" calcext:value-type="float">
            <text:p>0.0694529287</text:p>
          </table:table-cell>
          <table:table-cell table:number-columns-repeated="9"/>
        </table:table-row>
        <table:table-row table:style-name="ro1">
          <table:table-cell office:value-type="float" office:value="0.0711161833796887" calcext:value-type="float">
            <text:p>0.0711161834</text:p>
          </table:table-cell>
          <table:table-cell table:number-columns-repeated="9"/>
        </table:table-row>
        <table:table-row table:style-name="ro1">
          <table:table-cell office:value-type="float" office:value="0.0730675347793919" calcext:value-type="float">
            <text:p>0.0730675348</text:p>
          </table:table-cell>
          <table:table-cell table:number-columns-repeated="9"/>
        </table:table-row>
        <table:table-row table:style-name="ro1">
          <table:table-cell office:value-type="float" office:value="0.0718322366980648" calcext:value-type="float">
            <text:p>0.0718322367</text:p>
          </table:table-cell>
          <table:table-cell table:number-columns-repeated="9"/>
        </table:table-row>
        <table:table-row table:style-name="ro1">
          <table:table-cell office:value-type="float" office:value="0.071292868623481" calcext:value-type="float">
            <text:p>0.0712928686</text:p>
          </table:table-cell>
          <table:table-cell table:number-columns-repeated="9"/>
        </table:table-row>
        <table:table-row table:style-name="ro1">
          <table:table-cell office:value-type="float" office:value="0.0726396205334725" calcext:value-type="float">
            <text:p>0.0726396205</text:p>
          </table:table-cell>
          <table:table-cell table:number-columns-repeated="9"/>
        </table:table-row>
        <table:table-row table:style-name="ro1">
          <table:table-cell office:value-type="float" office:value="0.071694430224064" calcext:value-type="float">
            <text:p>0.0716944302</text:p>
          </table:table-cell>
          <table:table-cell table:number-columns-repeated="9"/>
        </table:table-row>
        <table:table-row table:style-name="ro1">
          <table:table-cell office:value-type="float" office:value="0.0716249954052735" calcext:value-type="float">
            <text:p>0.0716249954</text:p>
          </table:table-cell>
          <table:table-cell table:number-columns-repeated="9"/>
        </table:table-row>
        <table:table-row table:style-name="ro1">
          <table:table-cell office:value-type="float" office:value="0.0710127294203214" calcext:value-type="float">
            <text:p>0.0710127294</text:p>
          </table:table-cell>
          <table:table-cell table:number-columns-repeated="9"/>
        </table:table-row>
        <table:table-row table:style-name="ro1">
          <table:table-cell office:value-type="float" office:value="0.0714440329923129" calcext:value-type="float">
            <text:p>0.071444033</text:p>
          </table:table-cell>
          <table:table-cell table:number-columns-repeated="9"/>
        </table:table-row>
        <table:table-row table:style-name="ro1">
          <table:table-cell office:value-type="float" office:value="0.0716213936469416" calcext:value-type="float">
            <text:p>0.0716213936</text:p>
          </table:table-cell>
          <table:table-cell table:number-columns-repeated="9"/>
        </table:table-row>
        <table:table-row table:style-name="ro1">
          <table:table-cell office:value-type="float" office:value="0.0715292786308381" calcext:value-type="float">
            <text:p>0.0715292786</text:p>
          </table:table-cell>
          <table:table-cell table:number-columns-repeated="9"/>
        </table:table-row>
        <table:table-row table:style-name="ro1">
          <table:table-cell office:value-type="float" office:value="0.0719433629795563" calcext:value-type="float">
            <text:p>0.071943363</text:p>
          </table:table-cell>
          <table:table-cell table:number-columns-repeated="9"/>
        </table:table-row>
        <table:table-row table:style-name="ro1">
          <table:table-cell office:value-type="float" office:value="0.0720619249837052" calcext:value-type="float">
            <text:p>0.072061925</text:p>
          </table:table-cell>
          <table:table-cell table:number-columns-repeated="9"/>
        </table:table-row>
        <table:table-row table:style-name="ro1">
          <table:table-cell office:value-type="float" office:value="0.0727913761436106" calcext:value-type="float">
            <text:p>0.0727913761</text:p>
          </table:table-cell>
          <table:table-cell table:number-columns-repeated="9"/>
        </table:table-row>
        <table:table-row table:style-name="ro1">
          <table:table-cell office:value-type="float" office:value="0.0727105679877848" calcext:value-type="float">
            <text:p>0.072710568</text:p>
          </table:table-cell>
          <table:table-cell table:number-columns-repeated="9"/>
        </table:table-row>
        <table:table-row table:style-name="ro1">
          <table:table-cell office:value-type="float" office:value="0.0727829234288574" calcext:value-type="float">
            <text:p>0.0727829234</text:p>
          </table:table-cell>
          <table:table-cell table:number-columns-repeated="9"/>
        </table:table-row>
        <table:table-row table:style-name="ro1">
          <table:table-cell office:value-type="float" office:value="0.0735799850990776" calcext:value-type="float">
            <text:p>0.0735799851</text:p>
          </table:table-cell>
          <table:table-cell table:number-columns-repeated="9"/>
        </table:table-row>
        <table:table-row table:style-name="ro1">
          <table:table-cell office:value-type="float" office:value="0.0732819344833385" calcext:value-type="float">
            <text:p>0.0732819345</text:p>
          </table:table-cell>
          <table:table-cell table:number-columns-repeated="9"/>
        </table:table-row>
        <table:table-row table:style-name="ro1">
          <table:table-cell office:value-type="float" office:value="0.0736780391268266" calcext:value-type="float">
            <text:p>0.0736780391</text:p>
          </table:table-cell>
          <table:table-cell table:number-columns-repeated="9"/>
        </table:table-row>
        <table:table-row table:style-name="ro1">
          <table:table-cell office:value-type="float" office:value="0.0740791763485623" calcext:value-type="float">
            <text:p>0.0740791763</text:p>
          </table:table-cell>
          <table:table-cell table:number-columns-repeated="9"/>
        </table:table-row>
        <table:table-row table:style-name="ro1">
          <table:table-cell office:value-type="float" office:value="0.0734472312901558" calcext:value-type="float">
            <text:p>0.0734472313</text:p>
          </table:table-cell>
          <table:table-cell table:number-columns-repeated="9"/>
        </table:table-row>
        <table:table-row table:style-name="ro1">
          <table:table-cell office:value-type="float" office:value="0.0730997045360651" calcext:value-type="float">
            <text:p>0.0730997045</text:p>
          </table:table-cell>
          <table:table-cell table:number-columns-repeated="9"/>
        </table:table-row>
        <table:table-row table:style-name="ro1">
          <table:table-cell office:value-type="float" office:value="0.0730037881819676" calcext:value-type="float">
            <text:p>0.0730037882</text:p>
          </table:table-cell>
          <table:table-cell table:number-columns-repeated="9"/>
        </table:table-row>
        <table:table-row table:style-name="ro1">
          <table:table-cell office:value-type="float" office:value="0.0732262768840624" calcext:value-type="float">
            <text:p>0.0732262769</text:p>
          </table:table-cell>
          <table:table-cell table:number-columns-repeated="9"/>
        </table:table-row>
        <table:table-row table:style-name="ro1">
          <table:table-cell office:value-type="float" office:value="0.0736795416049172" calcext:value-type="float">
            <text:p>0.0736795416</text:p>
          </table:table-cell>
          <table:table-cell table:number-columns-repeated="9"/>
        </table:table-row>
        <table:table-row table:style-name="ro1">
          <table:table-cell office:value-type="float" office:value="0.0732556806686574" calcext:value-type="float">
            <text:p>0.0732556807</text:p>
          </table:table-cell>
          <table:table-cell table:number-columns-repeated="9"/>
        </table:table-row>
        <table:table-row table:style-name="ro1">
          <table:table-cell office:value-type="float" office:value="0.0743155720976457" calcext:value-type="float">
            <text:p>0.0743155721</text:p>
          </table:table-cell>
          <table:table-cell table:number-columns-repeated="9"/>
        </table:table-row>
        <table:table-row table:style-name="ro1">
          <table:table-cell office:value-type="float" office:value="0.0745331448008219" calcext:value-type="float">
            <text:p>0.0745331448</text:p>
          </table:table-cell>
          <table:table-cell table:number-columns-repeated="9"/>
        </table:table-row>
        <table:table-row table:style-name="ro1">
          <table:table-cell office:value-type="float" office:value="0.0748361939320301" calcext:value-type="float">
            <text:p>0.0748361939</text:p>
          </table:table-cell>
          <table:table-cell table:number-columns-repeated="9"/>
        </table:table-row>
        <table:table-row table:style-name="ro1">
          <table:table-cell office:value-type="float" office:value="0.0754809543872543" calcext:value-type="float">
            <text:p>0.0754809544</text:p>
          </table:table-cell>
          <table:table-cell table:number-columns-repeated="9"/>
        </table:table-row>
        <table:table-row table:style-name="ro1">
          <table:table-cell office:value-type="float" office:value="0.0725517016158672" calcext:value-type="float">
            <text:p>0.0725517016</text:p>
          </table:table-cell>
          <table:table-cell table:number-columns-repeated="9"/>
        </table:table-row>
        <table:table-row table:style-name="ro1">
          <table:table-cell office:value-type="float" office:value="0.0724760465939169" calcext:value-type="float">
            <text:p>0.0724760466</text:p>
          </table:table-cell>
          <table:table-cell table:number-columns-repeated="9"/>
        </table:table-row>
        <table:table-row table:style-name="ro1">
          <table:table-cell office:value-type="float" office:value="0.0729838499981488" calcext:value-type="float">
            <text:p>0.07298385</text:p>
          </table:table-cell>
          <table:table-cell table:number-columns-repeated="9"/>
        </table:table-row>
        <table:table-row table:style-name="ro1">
          <table:table-cell office:value-type="float" office:value="0.0729941983874371" calcext:value-type="float">
            <text:p>0.0729941984</text:p>
          </table:table-cell>
          <table:table-cell table:number-columns-repeated="9"/>
        </table:table-row>
        <table:table-row table:style-name="ro1">
          <table:table-cell office:value-type="float" office:value="0.0735554272413015" calcext:value-type="float">
            <text:p>0.0735554272</text:p>
          </table:table-cell>
          <table:table-cell table:number-columns-repeated="9"/>
        </table:table-row>
        <table:table-row table:style-name="ro1">
          <table:table-cell office:value-type="float" office:value="0.0741302344146987" calcext:value-type="float">
            <text:p>0.0741302344</text:p>
          </table:table-cell>
          <table:table-cell table:number-columns-repeated="9"/>
        </table:table-row>
        <table:table-row table:style-name="ro1">
          <table:table-cell office:value-type="float" office:value="0.0745586969259433" calcext:value-type="float">
            <text:p>0.0745586969</text:p>
          </table:table-cell>
          <table:table-cell table:number-columns-repeated="9"/>
        </table:table-row>
        <table:table-row table:style-name="ro1">
          <table:table-cell office:value-type="float" office:value="0.0755752547082563" calcext:value-type="float">
            <text:p>0.0755752547</text:p>
          </table:table-cell>
          <table:table-cell table:number-columns-repeated="9"/>
        </table:table-row>
        <table:table-row table:style-name="ro1">
          <table:table-cell office:value-type="float" office:value="0.0743768679269471" calcext:value-type="float">
            <text:p>0.0743768679</text:p>
          </table:table-cell>
          <table:table-cell table:number-columns-repeated="9"/>
        </table:table-row>
        <table:table-row table:style-name="ro1">
          <table:table-cell office:value-type="float" office:value="0.0731747778548611" calcext:value-type="float">
            <text:p>0.0731747779</text:p>
          </table:table-cell>
          <table:table-cell table:number-columns-repeated="9"/>
        </table:table-row>
        <table:table-row table:style-name="ro1">
          <table:table-cell office:value-type="float" office:value="0.0741115466281728" calcext:value-type="float">
            <text:p>0.0741115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6077" calcext:value-type="float">
            <text:p>16607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0302823683348176" calcext:value-type="float">
            <text:p>0.0302823683</text:p>
          </table:table-cell>
          <table:table-cell table:number-columns-repeated="9"/>
        </table:table-row>
        <table:table-row table:style-name="ro1">
          <table:table-cell office:value-type="float" office:value="0.0300741599943199" calcext:value-type="float">
            <text:p>0.03007416</text:p>
          </table:table-cell>
          <table:table-cell table:number-columns-repeated="9"/>
        </table:table-row>
        <table:table-row table:style-name="ro1">
          <table:table-cell office:value-type="float" office:value="0.0692435357074453" calcext:value-type="float">
            <text:p>0.0692435357</text:p>
          </table:table-cell>
          <table:table-cell table:number-columns-repeated="9"/>
        </table:table-row>
        <table:table-row table:style-name="ro1">
          <table:table-cell office:value-type="float" office:value="0.0912703921105272" calcext:value-type="float">
            <text:p>0.0912703921</text:p>
          </table:table-cell>
          <table:table-cell table:number-columns-repeated="9"/>
        </table:table-row>
        <table:table-row table:style-name="ro1">
          <table:table-cell office:value-type="float" office:value="0.0830200958979341" calcext:value-type="float">
            <text:p>0.0830200959</text:p>
          </table:table-cell>
          <table:table-cell table:number-columns-repeated="9"/>
        </table:table-row>
        <table:table-row table:style-name="ro1">
          <table:table-cell office:value-type="float" office:value="0.0701482394620857" calcext:value-type="float">
            <text:p>0.0701482395</text:p>
          </table:table-cell>
          <table:table-cell table:number-columns-repeated="9"/>
        </table:table-row>
        <table:table-row table:style-name="ro1">
          <table:table-cell office:value-type="float" office:value="0.0687055918772589" calcext:value-type="float">
            <text:p>0.0687055919</text:p>
          </table:table-cell>
          <table:table-cell table:number-columns-repeated="9"/>
        </table:table-row>
        <table:table-row table:style-name="ro1">
          <table:table-cell office:value-type="float" office:value="0.0652981296034901" calcext:value-type="float">
            <text:p>0.0652981296</text:p>
          </table:table-cell>
          <table:table-cell table:number-columns-repeated="9"/>
        </table:table-row>
        <table:table-row table:style-name="ro1">
          <table:table-cell office:value-type="float" office:value="0.0551268342279375" calcext:value-type="float">
            <text:p>0.0551268342</text:p>
          </table:table-cell>
          <table:table-cell table:number-columns-repeated="9"/>
        </table:table-row>
        <table:table-row table:style-name="ro1">
          <table:table-cell office:value-type="float" office:value="0.0561850063189164" calcext:value-type="float">
            <text:p>0.0561850063</text:p>
          </table:table-cell>
          <table:table-cell table:number-columns-repeated="9"/>
        </table:table-row>
        <table:table-row table:style-name="ro1">
          <table:table-cell office:value-type="float" office:value="0.0604940505449363" calcext:value-type="float">
            <text:p>0.0604940505</text:p>
          </table:table-cell>
          <table:table-cell table:number-columns-repeated="9"/>
        </table:table-row>
        <table:table-row table:style-name="ro1">
          <table:table-cell office:value-type="float" office:value="0.0591885385469815" calcext:value-type="float">
            <text:p>0.0591885385</text:p>
          </table:table-cell>
          <table:table-cell table:number-columns-repeated="9"/>
        </table:table-row>
        <table:table-row table:style-name="ro1">
          <table:table-cell office:value-type="float" office:value="0.0509936881717964" calcext:value-type="float">
            <text:p>0.0509936882</text:p>
          </table:table-cell>
          <table:table-cell table:number-columns-repeated="9"/>
        </table:table-row>
        <table:table-row table:style-name="ro1">
          <table:table-cell office:value-type="float" office:value="0.0553762995964435" calcext:value-type="float">
            <text:p>0.0553762996</text:p>
          </table:table-cell>
          <table:table-cell table:number-columns-repeated="9"/>
        </table:table-row>
        <table:table-row table:style-name="ro1">
          <table:table-cell office:value-type="float" office:value="0.0563720827384587" calcext:value-type="float">
            <text:p>0.0563720827</text:p>
          </table:table-cell>
          <table:table-cell table:number-columns-repeated="9"/>
        </table:table-row>
        <table:table-row table:style-name="ro1">
          <table:table-cell office:value-type="float" office:value="0.0560457387810327" calcext:value-type="float">
            <text:p>0.0560457388</text:p>
          </table:table-cell>
          <table:table-cell table:number-columns-repeated="9"/>
        </table:table-row>
        <table:table-row table:style-name="ro1">
          <table:table-cell office:value-type="float" office:value="0.0628048328793735" calcext:value-type="float">
            <text:p>0.0628048329</text:p>
          </table:table-cell>
          <table:table-cell table:number-columns-repeated="9"/>
        </table:table-row>
        <table:table-row table:style-name="ro1">
          <table:table-cell office:value-type="float" office:value="0.06000525286838" calcext:value-type="float">
            <text:p>0.0600052529</text:p>
          </table:table-cell>
          <table:table-cell table:number-columns-repeated="9"/>
        </table:table-row>
        <table:table-row table:style-name="ro1">
          <table:table-cell office:value-type="float" office:value="0.0728866512125396" calcext:value-type="float">
            <text:p>0.0728866512</text:p>
          </table:table-cell>
          <table:table-cell table:number-columns-repeated="9"/>
        </table:table-row>
        <table:table-row table:style-name="ro1">
          <table:table-cell office:value-type="float" office:value="0.0872374236324211" calcext:value-type="float">
            <text:p>0.0872374236</text:p>
          </table:table-cell>
          <table:table-cell table:number-columns-repeated="9"/>
        </table:table-row>
        <table:table-row table:style-name="ro1">
          <table:table-cell office:value-type="float" office:value="0.0882871319584558" calcext:value-type="float">
            <text:p>0.088287132</text:p>
          </table:table-cell>
          <table:table-cell table:number-columns-repeated="9"/>
        </table:table-row>
        <table:table-row table:style-name="ro1">
          <table:table-cell office:value-type="float" office:value="0.0917055348646317" calcext:value-type="float">
            <text:p>0.0917055349</text:p>
          </table:table-cell>
          <table:table-cell table:number-columns-repeated="9"/>
        </table:table-row>
        <table:table-row table:style-name="ro1">
          <table:table-cell office:value-type="float" office:value="0.09083273865663" calcext:value-type="float">
            <text:p>0.0908327387</text:p>
          </table:table-cell>
          <table:table-cell table:number-columns-repeated="9"/>
        </table:table-row>
        <table:table-row table:style-name="ro1">
          <table:table-cell office:value-type="float" office:value="0.0947419402238819" calcext:value-type="float">
            <text:p>0.0947419402</text:p>
          </table:table-cell>
          <table:table-cell table:number-columns-repeated="9"/>
        </table:table-row>
        <table:table-row table:style-name="ro1">
          <table:table-cell office:value-type="float" office:value="0.096413652951832" calcext:value-type="float">
            <text:p>0.096413653</text:p>
          </table:table-cell>
          <table:table-cell table:number-columns-repeated="9"/>
        </table:table-row>
        <table:table-row table:style-name="ro1">
          <table:table-cell office:value-type="float" office:value="0.097694453776398" calcext:value-type="float">
            <text:p>0.0976944538</text:p>
          </table:table-cell>
          <table:table-cell table:number-columns-repeated="9"/>
        </table:table-row>
        <table:table-row table:style-name="ro1">
          <table:table-cell office:value-type="float" office:value="0.102974013709876" calcext:value-type="float">
            <text:p>0.1029740137</text:p>
          </table:table-cell>
          <table:table-cell table:number-columns-repeated="9"/>
        </table:table-row>
        <table:table-row table:style-name="ro1">
          <table:table-cell office:value-type="float" office:value="0.10522325737028" calcext:value-type="float">
            <text:p>0.1052232574</text:p>
          </table:table-cell>
          <table:table-cell table:number-columns-repeated="9"/>
        </table:table-row>
        <table:table-row table:style-name="ro1">
          <table:table-cell office:value-type="float" office:value="0.0929750612965371" calcext:value-type="float">
            <text:p>0.0929750613</text:p>
          </table:table-cell>
          <table:table-cell table:number-columns-repeated="9"/>
        </table:table-row>
        <table:table-row table:style-name="ro1">
          <table:table-cell office:value-type="float" office:value="0.0859978598511213" calcext:value-type="float">
            <text:p>0.0859978599</text:p>
          </table:table-cell>
          <table:table-cell table:number-columns-repeated="9"/>
        </table:table-row>
        <table:table-row table:style-name="ro1">
          <table:table-cell office:value-type="float" office:value="0.0855454206068244" calcext:value-type="float">
            <text:p>0.0855454206</text:p>
          </table:table-cell>
          <table:table-cell table:number-columns-repeated="9"/>
        </table:table-row>
        <table:table-row table:style-name="ro1">
          <table:table-cell office:value-type="float" office:value="0.0841299971435605" calcext:value-type="float">
            <text:p>0.0841299971</text:p>
          </table:table-cell>
          <table:table-cell table:number-columns-repeated="9"/>
        </table:table-row>
        <table:table-row table:style-name="ro1">
          <table:table-cell office:value-type="float" office:value="0.084129136431299" calcext:value-type="float">
            <text:p>0.0841291364</text:p>
          </table:table-cell>
          <table:table-cell table:number-columns-repeated="9"/>
        </table:table-row>
        <table:table-row table:style-name="ro1">
          <table:table-cell office:value-type="float" office:value="0.0844817197732564" calcext:value-type="float">
            <text:p>0.0844817198</text:p>
          </table:table-cell>
          <table:table-cell table:number-columns-repeated="9"/>
        </table:table-row>
        <table:table-row table:style-name="ro1">
          <table:table-cell office:value-type="float" office:value="0.0837064736922808" calcext:value-type="float">
            <text:p>0.0837064737</text:p>
          </table:table-cell>
          <table:table-cell table:number-columns-repeated="9"/>
        </table:table-row>
        <table:table-row table:style-name="ro1">
          <table:table-cell office:value-type="float" office:value="0.0811172538558976" calcext:value-type="float">
            <text:p>0.0811172539</text:p>
          </table:table-cell>
          <table:table-cell table:number-columns-repeated="9"/>
        </table:table-row>
        <table:table-row table:style-name="ro1">
          <table:table-cell office:value-type="float" office:value="0.0809779773365346" calcext:value-type="float">
            <text:p>0.0809779773</text:p>
          </table:table-cell>
          <table:table-cell table:number-columns-repeated="9"/>
        </table:table-row>
        <table:table-row table:style-name="ro1">
          <table:table-cell office:value-type="float" office:value="0.0802985020549998" calcext:value-type="float">
            <text:p>0.0802985021</text:p>
          </table:table-cell>
          <table:table-cell table:number-columns-repeated="9"/>
        </table:table-row>
        <table:table-row table:style-name="ro1">
          <table:table-cell office:value-type="float" office:value="0.0834729399852914" calcext:value-type="float">
            <text:p>0.08347294</text:p>
          </table:table-cell>
          <table:table-cell table:number-columns-repeated="9"/>
        </table:table-row>
        <table:table-row table:style-name="ro1">
          <table:table-cell office:value-type="float" office:value="0.0847789847557167" calcext:value-type="float">
            <text:p>0.0847789848</text:p>
          </table:table-cell>
          <table:table-cell table:number-columns-repeated="9"/>
        </table:table-row>
        <table:table-row table:style-name="ro1">
          <table:table-cell office:value-type="float" office:value="0.0849132476274387" calcext:value-type="float">
            <text:p>0.0849132476</text:p>
          </table:table-cell>
          <table:table-cell table:number-columns-repeated="9"/>
        </table:table-row>
        <table:table-row table:style-name="ro1">
          <table:table-cell office:value-type="float" office:value="0.0818562788515736" calcext:value-type="float">
            <text:p>0.0818562789</text:p>
          </table:table-cell>
          <table:table-cell table:number-columns-repeated="9"/>
        </table:table-row>
        <table:table-row table:style-name="ro1">
          <table:table-cell office:value-type="float" office:value="0.0802260098226062" calcext:value-type="float">
            <text:p>0.0802260098</text:p>
          </table:table-cell>
          <table:table-cell table:number-columns-repeated="9"/>
        </table:table-row>
        <table:table-row table:style-name="ro1">
          <table:table-cell office:value-type="float" office:value="0.0793992120348591" calcext:value-type="float">
            <text:p>0.079399212</text:p>
          </table:table-cell>
          <table:table-cell table:number-columns-repeated="9"/>
        </table:table-row>
        <table:table-row table:style-name="ro1">
          <table:table-cell office:value-type="float" office:value="0.0797692697284767" calcext:value-type="float">
            <text:p>0.0797692697</text:p>
          </table:table-cell>
          <table:table-cell table:number-columns-repeated="9"/>
        </table:table-row>
        <table:table-row table:style-name="ro1">
          <table:table-cell office:value-type="float" office:value="0.0791480110214049" calcext:value-type="float">
            <text:p>0.079148011</text:p>
          </table:table-cell>
          <table:table-cell table:number-columns-repeated="9"/>
        </table:table-row>
        <table:table-row table:style-name="ro1">
          <table:table-cell office:value-type="float" office:value="0.0800564711084388" calcext:value-type="float">
            <text:p>0.0800564711</text:p>
          </table:table-cell>
          <table:table-cell table:number-columns-repeated="9"/>
        </table:table-row>
        <table:table-row table:style-name="ro1">
          <table:table-cell office:value-type="float" office:value="0.0805230559812593" calcext:value-type="float">
            <text:p>0.080523056</text:p>
          </table:table-cell>
          <table:table-cell table:number-columns-repeated="9"/>
        </table:table-row>
        <table:table-row table:style-name="ro1">
          <table:table-cell office:value-type="float" office:value="0.0818946173167419" calcext:value-type="float">
            <text:p>0.0818946173</text:p>
          </table:table-cell>
          <table:table-cell table:number-columns-repeated="9"/>
        </table:table-row>
        <table:table-row table:style-name="ro1">
          <table:table-cell office:value-type="float" office:value="0.0824173342072933" calcext:value-type="float">
            <text:p>0.0824173342</text:p>
          </table:table-cell>
          <table:table-cell table:number-columns-repeated="9"/>
        </table:table-row>
        <table:table-row table:style-name="ro1">
          <table:table-cell office:value-type="float" office:value="0.0828798579823567" calcext:value-type="float">
            <text:p>0.082879858</text:p>
          </table:table-cell>
          <table:table-cell table:number-columns-repeated="9"/>
        </table:table-row>
        <table:table-row table:style-name="ro1">
          <table:table-cell office:value-type="float" office:value="0.0843130198743584" calcext:value-type="float">
            <text:p>0.0843130199</text:p>
          </table:table-cell>
          <table:table-cell table:number-columns-repeated="9"/>
        </table:table-row>
        <table:table-row table:style-name="ro1">
          <table:table-cell office:value-type="float" office:value="0.0860750233595885" calcext:value-type="float">
            <text:p>0.0860750234</text:p>
          </table:table-cell>
          <table:table-cell table:number-columns-repeated="9"/>
        </table:table-row>
        <table:table-row table:style-name="ro1">
          <table:table-cell office:value-type="float" office:value="0.0866277173633872" calcext:value-type="float">
            <text:p>0.0866277174</text:p>
          </table:table-cell>
          <table:table-cell table:number-columns-repeated="9"/>
        </table:table-row>
        <table:table-row table:style-name="ro1">
          <table:table-cell office:value-type="float" office:value="0.0873531368671302" calcext:value-type="float">
            <text:p>0.0873531369</text:p>
          </table:table-cell>
          <table:table-cell table:number-columns-repeated="9"/>
        </table:table-row>
        <table:table-row table:style-name="ro1">
          <table:table-cell office:value-type="float" office:value="0.088380687909453" calcext:value-type="float">
            <text:p>0.0883806879</text:p>
          </table:table-cell>
          <table:table-cell table:number-columns-repeated="9"/>
        </table:table-row>
        <table:table-row table:style-name="ro1">
          <table:table-cell office:value-type="float" office:value="0.0879495417597285" calcext:value-type="float">
            <text:p>0.0879495418</text:p>
          </table:table-cell>
          <table:table-cell table:number-columns-repeated="9"/>
        </table:table-row>
        <table:table-row table:style-name="ro1">
          <table:table-cell office:value-type="float" office:value="0.0885317192604701" calcext:value-type="float">
            <text:p>0.0885317193</text:p>
          </table:table-cell>
          <table:table-cell table:number-columns-repeated="9"/>
        </table:table-row>
        <table:table-row table:style-name="ro1">
          <table:table-cell office:value-type="float" office:value="0.0887790538205526" calcext:value-type="float">
            <text:p>0.0887790538</text:p>
          </table:table-cell>
          <table:table-cell table:number-columns-repeated="9"/>
        </table:table-row>
        <table:table-row table:style-name="ro1">
          <table:table-cell office:value-type="float" office:value="0.0890113084207302" calcext:value-type="float">
            <text:p>0.0890113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5997" calcext:value-type="float">
            <text:p>16599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0413934630614847" calcext:value-type="float">
            <text:p>0.0413934631</text:p>
          </table:table-cell>
          <table:table-cell table:number-columns-repeated="9"/>
        </table:table-row>
        <table:table-row table:style-name="ro1">
          <table:table-cell office:value-type="float" office:value="0.0365185561437152" calcext:value-type="float">
            <text:p>0.0365185561</text:p>
          </table:table-cell>
          <table:table-cell table:number-columns-repeated="9"/>
        </table:table-row>
        <table:table-row table:style-name="ro1">
          <table:table-cell office:value-type="float" office:value="0.0410872950351532" calcext:value-type="float">
            <text:p>0.041087295</text:p>
          </table:table-cell>
          <table:table-cell table:number-columns-repeated="9"/>
        </table:table-row>
        <table:table-row table:style-name="ro1">
          <table:table-cell office:value-type="float" office:value="0.0370793737530589" calcext:value-type="float">
            <text:p>0.0370793738</text:p>
          </table:table-cell>
          <table:table-cell table:number-columns-repeated="9"/>
        </table:table-row>
        <table:table-row table:style-name="ro1">
          <table:table-cell office:value-type="float" office:value="0.0290193868018936" calcext:value-type="float">
            <text:p>0.0290193868</text:p>
          </table:table-cell>
          <table:table-cell table:number-columns-repeated="9"/>
        </table:table-row>
        <table:table-row table:style-name="ro1">
          <table:table-cell office:value-type="float" office:value="0.024589470087353" calcext:value-type="float">
            <text:p>0.0245894701</text:p>
          </table:table-cell>
          <table:table-cell table:number-columns-repeated="9"/>
        </table:table-row>
        <table:table-row table:style-name="ro1">
          <table:table-cell office:value-type="float" office:value="0.0244095707943861" calcext:value-type="float">
            <text:p>0.0244095708</text:p>
          </table:table-cell>
          <table:table-cell table:number-columns-repeated="9"/>
        </table:table-row>
        <table:table-row table:style-name="ro1">
          <table:table-cell office:value-type="float" office:value="0.0249028730300983" calcext:value-type="float">
            <text:p>0.024902873</text:p>
          </table:table-cell>
          <table:table-cell table:number-columns-repeated="9"/>
        </table:table-row>
        <table:table-row table:style-name="ro1">
          <table:table-cell office:value-type="float" office:value="0.028742090010182" calcext:value-type="float">
            <text:p>0.02874209</text:p>
          </table:table-cell>
          <table:table-cell table:number-columns-repeated="9"/>
        </table:table-row>
        <table:table-row table:style-name="ro1">
          <table:table-cell office:value-type="float" office:value="0.0303552211621438" calcext:value-type="float">
            <text:p>0.0303552212</text:p>
          </table:table-cell>
          <table:table-cell table:number-columns-repeated="9"/>
        </table:table-row>
        <table:table-row table:style-name="ro1">
          <table:table-cell office:value-type="float" office:value="0.0349201549674897" calcext:value-type="float">
            <text:p>0.034920155</text:p>
          </table:table-cell>
          <table:table-cell table:number-columns-repeated="9"/>
        </table:table-row>
        <table:table-row table:style-name="ro1">
          <table:table-cell office:value-type="float" office:value="0.0307080760886414" calcext:value-type="float">
            <text:p>0.0307080761</text:p>
          </table:table-cell>
          <table:table-cell table:number-columns-repeated="9"/>
        </table:table-row>
        <table:table-row table:style-name="ro1">
          <table:table-cell office:value-type="float" office:value="0.0275672578426762" calcext:value-type="float">
            <text:p>0.0275672578</text:p>
          </table:table-cell>
          <table:table-cell table:number-columns-repeated="9"/>
        </table:table-row>
        <table:table-row table:style-name="ro1">
          <table:table-cell office:value-type="float" office:value="0.0251067160882074" calcext:value-type="float">
            <text:p>0.0251067161</text:p>
          </table:table-cell>
          <table:table-cell table:number-columns-repeated="9"/>
        </table:table-row>
        <table:table-row table:style-name="ro1">
          <table:table-cell office:value-type="float" office:value="0.024827722579966" calcext:value-type="float">
            <text:p>0.0248277226</text:p>
          </table:table-cell>
          <table:table-cell table:number-columns-repeated="9"/>
        </table:table-row>
        <table:table-row table:style-name="ro1">
          <table:table-cell office:value-type="float" office:value="0.023047894782087" calcext:value-type="float">
            <text:p>0.0230478948</text:p>
          </table:table-cell>
          <table:table-cell table:number-columns-repeated="9"/>
        </table:table-row>
        <table:table-row table:style-name="ro1">
          <table:table-cell office:value-type="float" office:value="0.0234191066671071" calcext:value-type="float">
            <text:p>0.0234191067</text:p>
          </table:table-cell>
          <table:table-cell table:number-columns-repeated="9"/>
        </table:table-row>
        <table:table-row table:style-name="ro1">
          <table:table-cell office:value-type="float" office:value="0.0217455418149877" calcext:value-type="float">
            <text:p>0.0217455418</text:p>
          </table:table-cell>
          <table:table-cell table:number-columns-repeated="9"/>
        </table:table-row>
        <table:table-row table:style-name="ro1">
          <table:table-cell office:value-type="float" office:value="0.0202950990360496" calcext:value-type="float">
            <text:p>0.020295099</text:p>
          </table:table-cell>
          <table:table-cell table:number-columns-repeated="9"/>
        </table:table-row>
        <table:table-row table:style-name="ro1">
          <table:table-cell office:value-type="float" office:value="0.0199766634057378" calcext:value-type="float">
            <text:p>0.0199766634</text:p>
          </table:table-cell>
          <table:table-cell table:number-columns-repeated="9"/>
        </table:table-row>
        <table:table-row table:style-name="ro1">
          <table:table-cell office:value-type="float" office:value="0.0216182607126179" calcext:value-type="float">
            <text:p>0.0216182607</text:p>
          </table:table-cell>
          <table:table-cell table:number-columns-repeated="9"/>
        </table:table-row>
        <table:table-row table:style-name="ro1">
          <table:table-cell office:value-type="float" office:value="0.0225448175813864" calcext:value-type="float">
            <text:p>0.0225448176</text:p>
          </table:table-cell>
          <table:table-cell table:number-columns-repeated="9"/>
        </table:table-row>
        <table:table-row table:style-name="ro1">
          <table:table-cell office:value-type="float" office:value="0.0239792109280124" calcext:value-type="float">
            <text:p>0.0239792109</text:p>
          </table:table-cell>
          <table:table-cell table:number-columns-repeated="9"/>
        </table:table-row>
        <table:table-row table:style-name="ro1">
          <table:table-cell office:value-type="float" office:value="0.0251053078213937" calcext:value-type="float">
            <text:p>0.0251053078</text:p>
          </table:table-cell>
          <table:table-cell table:number-columns-repeated="9"/>
        </table:table-row>
        <table:table-row table:style-name="ro1">
          <table:table-cell office:value-type="float" office:value="0.0271813628362691" calcext:value-type="float">
            <text:p>0.0271813628</text:p>
          </table:table-cell>
          <table:table-cell table:number-columns-repeated="9"/>
        </table:table-row>
        <table:table-row table:style-name="ro1">
          <table:table-cell office:value-type="float" office:value="0.0269381353482538" calcext:value-type="float">
            <text:p>0.0269381353</text:p>
          </table:table-cell>
          <table:table-cell table:number-columns-repeated="9"/>
        </table:table-row>
        <table:table-row table:style-name="ro1">
          <table:table-cell office:value-type="float" office:value="0.0276124423519099" calcext:value-type="float">
            <text:p>0.0276124424</text:p>
          </table:table-cell>
          <table:table-cell table:number-columns-repeated="9"/>
        </table:table-row>
        <table:table-row table:style-name="ro1">
          <table:table-cell office:value-type="float" office:value="0.0281301096573261" calcext:value-type="float">
            <text:p>0.0281301097</text:p>
          </table:table-cell>
          <table:table-cell table:number-columns-repeated="9"/>
        </table:table-row>
        <table:table-row table:style-name="ro1">
          <table:table-cell office:value-type="float" office:value="0.0286547854567223" calcext:value-type="float">
            <text:p>0.0286547855</text:p>
          </table:table-cell>
          <table:table-cell table:number-columns-repeated="9"/>
        </table:table-row>
        <table:table-row table:style-name="ro1">
          <table:table-cell office:value-type="float" office:value="0.0278306562264609" calcext:value-type="float">
            <text:p>0.0278306562</text:p>
          </table:table-cell>
          <table:table-cell table:number-columns-repeated="9"/>
        </table:table-row>
        <table:table-row table:style-name="ro1">
          <table:table-cell office:value-type="float" office:value="0.0287308996706296" calcext:value-type="float">
            <text:p>0.0287308997</text:p>
          </table:table-cell>
          <table:table-cell table:number-columns-repeated="9"/>
        </table:table-row>
        <table:table-row table:style-name="ro1">
          <table:table-cell office:value-type="float" office:value="0.0294898271517844" calcext:value-type="float">
            <text:p>0.0294898272</text:p>
          </table:table-cell>
          <table:table-cell table:number-columns-repeated="9"/>
        </table:table-row>
        <table:table-row table:style-name="ro1">
          <table:table-cell office:value-type="float" office:value="0.030415421317357" calcext:value-type="float">
            <text:p>0.0304154213</text:p>
          </table:table-cell>
          <table:table-cell table:number-columns-repeated="9"/>
        </table:table-row>
        <table:table-row table:style-name="ro1">
          <table:table-cell office:value-type="float" office:value="0.0296917498358093" calcext:value-type="float">
            <text:p>0.0296917498</text:p>
          </table:table-cell>
          <table:table-cell table:number-columns-repeated="9"/>
        </table:table-row>
        <table:table-row table:style-name="ro1">
          <table:table-cell office:value-type="float" office:value="0.0281022160217821" calcext:value-type="float">
            <text:p>0.028102216</text:p>
          </table:table-cell>
          <table:table-cell table:number-columns-repeated="9"/>
        </table:table-row>
        <table:table-row table:style-name="ro1">
          <table:table-cell office:value-type="float" office:value="0.0268153513888996" calcext:value-type="float">
            <text:p>0.0268153514</text:p>
          </table:table-cell>
          <table:table-cell table:number-columns-repeated="9"/>
        </table:table-row>
        <table:table-row table:style-name="ro1">
          <table:table-cell office:value-type="float" office:value="0.027073355844615" calcext:value-type="float">
            <text:p>0.0270733558</text:p>
          </table:table-cell>
          <table:table-cell table:number-columns-repeated="9"/>
        </table:table-row>
        <table:table-row table:style-name="ro1">
          <table:table-cell office:value-type="float" office:value="0.029699776284197" calcext:value-type="float">
            <text:p>0.0296997763</text:p>
          </table:table-cell>
          <table:table-cell table:number-columns-repeated="9"/>
        </table:table-row>
        <table:table-row table:style-name="ro1">
          <table:table-cell office:value-type="float" office:value="0.0308367780257468" calcext:value-type="float">
            <text:p>0.030836778</text:p>
          </table:table-cell>
          <table:table-cell table:number-columns-repeated="9"/>
        </table:table-row>
        <table:table-row table:style-name="ro1">
          <table:table-cell office:value-type="float" office:value="0.0319134439960488" calcext:value-type="float">
            <text:p>0.031913444</text:p>
          </table:table-cell>
          <table:table-cell table:number-columns-repeated="9"/>
        </table:table-row>
        <table:table-row table:style-name="ro1">
          <table:table-cell office:value-type="float" office:value="0.0330627565466567" calcext:value-type="float">
            <text:p>0.0330627565</text:p>
          </table:table-cell>
          <table:table-cell table:number-columns-repeated="9"/>
        </table:table-row>
        <table:table-row table:style-name="ro1">
          <table:table-cell office:value-type="float" office:value="0.0350596354041767" calcext:value-type="float">
            <text:p>0.0350596354</text:p>
          </table:table-cell>
          <table:table-cell table:number-columns-repeated="9"/>
        </table:table-row>
        <table:table-row table:style-name="ro1">
          <table:table-cell office:value-type="float" office:value="0.0373874267448925" calcext:value-type="float">
            <text:p>0.0373874267</text:p>
          </table:table-cell>
          <table:table-cell table:number-columns-repeated="9"/>
        </table:table-row>
        <table:table-row table:style-name="ro1">
          <table:table-cell office:value-type="float" office:value="0.0383856826881914" calcext:value-type="float">
            <text:p>0.0383856827</text:p>
          </table:table-cell>
          <table:table-cell table:number-columns-repeated="9"/>
        </table:table-row>
        <table:table-row table:style-name="ro1">
          <table:table-cell office:value-type="float" office:value="0.0318000277209239" calcext:value-type="float">
            <text:p>0.0318000277</text:p>
          </table:table-cell>
          <table:table-cell table:number-columns-repeated="9"/>
        </table:table-row>
        <table:table-row table:style-name="ro1">
          <table:table-cell office:value-type="float" office:value="0.0286101767958116" calcext:value-type="float">
            <text:p>0.0286101768</text:p>
          </table:table-cell>
          <table:table-cell table:number-columns-repeated="9"/>
        </table:table-row>
        <table:table-row table:style-name="ro1">
          <table:table-cell office:value-type="float" office:value="0.0270997383080432" calcext:value-type="float">
            <text:p>0.0270997383</text:p>
          </table:table-cell>
          <table:table-cell table:number-columns-repeated="9"/>
        </table:table-row>
        <table:table-row table:style-name="ro1">
          <table:table-cell office:value-type="float" office:value="0.0266271909336475" calcext:value-type="float">
            <text:p>0.0266271909</text:p>
          </table:table-cell>
          <table:table-cell table:number-columns-repeated="9"/>
        </table:table-row>
        <table:table-row table:style-name="ro1">
          <table:table-cell office:value-type="float" office:value="0.0276468098165739" calcext:value-type="float">
            <text:p>0.0276468098</text:p>
          </table:table-cell>
          <table:table-cell table:number-columns-repeated="9"/>
        </table:table-row>
        <table:table-row table:style-name="ro1">
          <table:table-cell office:value-type="float" office:value="0.0259381248281418" calcext:value-type="float">
            <text:p>0.0259381248</text:p>
          </table:table-cell>
          <table:table-cell table:number-columns-repeated="9"/>
        </table:table-row>
        <table:table-row table:style-name="ro1">
          <table:table-cell office:value-type="float" office:value="0.0250597772606692" calcext:value-type="float">
            <text:p>0.0250597773</text:p>
          </table:table-cell>
          <table:table-cell table:number-columns-repeated="9"/>
        </table:table-row>
        <table:table-row table:style-name="ro1">
          <table:table-cell office:value-type="float" office:value="0.0247003621925291" calcext:value-type="float">
            <text:p>0.0247003622</text:p>
          </table:table-cell>
          <table:table-cell table:number-columns-repeated="9"/>
        </table:table-row>
        <table:table-row table:style-name="ro1">
          <table:table-cell office:value-type="float" office:value="0.0248746616641613" calcext:value-type="float">
            <text:p>0.0248746617</text:p>
          </table:table-cell>
          <table:table-cell table:number-columns-repeated="9"/>
        </table:table-row>
        <table:table-row table:style-name="ro1">
          <table:table-cell office:value-type="float" office:value="0.0255114517010876" calcext:value-type="float">
            <text:p>0.0255114517</text:p>
          </table:table-cell>
          <table:table-cell table:number-columns-repeated="9"/>
        </table:table-row>
        <table:table-row table:style-name="ro1">
          <table:table-cell office:value-type="float" office:value="0.0231970888597105" calcext:value-type="float">
            <text:p>0.0231970889</text:p>
          </table:table-cell>
          <table:table-cell table:number-columns-repeated="9"/>
        </table:table-row>
        <table:table-row table:style-name="ro1">
          <table:table-cell office:value-type="float" office:value="0.0212475321190713" calcext:value-type="float">
            <text:p>0.0212475321</text:p>
          </table:table-cell>
          <table:table-cell table:number-columns-repeated="9"/>
        </table:table-row>
        <table:table-row table:style-name="ro1">
          <table:table-cell office:value-type="float" office:value="0.0215328417343404" calcext:value-type="float">
            <text:p>0.0215328417</text:p>
          </table:table-cell>
          <table:table-cell table:number-columns-repeated="9"/>
        </table:table-row>
        <table:table-row table:style-name="ro1">
          <table:table-cell office:value-type="float" office:value="0.0216886631292636" calcext:value-type="float">
            <text:p>0.0216886631</text:p>
          </table:table-cell>
          <table:table-cell table:number-columns-repeated="9"/>
        </table:table-row>
        <table:table-row table:style-name="ro1">
          <table:table-cell office:value-type="float" office:value="0.0212349167571266" calcext:value-type="float">
            <text:p>0.0212349168</text:p>
          </table:table-cell>
          <table:table-cell table:number-columns-repeated="9"/>
        </table:table-row>
        <table:table-row table:style-name="ro1">
          <table:table-cell office:value-type="float" office:value="0.0220403904546675" calcext:value-type="float">
            <text:p>0.0220403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7734" calcext:value-type="float">
            <text:p>1677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133007383901747" calcext:value-type="float">
            <text:p>0.1330073839</text:p>
          </table:table-cell>
          <table:table-cell table:number-columns-repeated="9"/>
        </table:table-row>
        <table:table-row table:style-name="ro1">
          <table:table-cell office:value-type="float" office:value="0.139077855266577" calcext:value-type="float">
            <text:p>0.1390778553</text:p>
          </table:table-cell>
          <table:table-cell table:number-columns-repeated="9"/>
        </table:table-row>
        <table:table-row table:style-name="ro1">
          <table:table-cell office:value-type="float" office:value="0.136956428863846" calcext:value-type="float">
            <text:p>0.1369564289</text:p>
          </table:table-cell>
          <table:table-cell table:number-columns-repeated="9"/>
        </table:table-row>
        <table:table-row table:style-name="ro1">
          <table:table-cell office:value-type="float" office:value="0.132803227242931" calcext:value-type="float">
            <text:p>0.1328032272</text:p>
          </table:table-cell>
          <table:table-cell table:number-columns-repeated="9"/>
        </table:table-row>
        <table:table-row table:style-name="ro1">
          <table:table-cell office:value-type="float" office:value="0.127474012847131" calcext:value-type="float">
            <text:p>0.1274740128</text:p>
          </table:table-cell>
          <table:table-cell table:number-columns-repeated="9"/>
        </table:table-row>
        <table:table-row table:style-name="ro1">
          <table:table-cell office:value-type="float" office:value="0.131349007090063" calcext:value-type="float">
            <text:p>0.1313490071</text:p>
          </table:table-cell>
          <table:table-cell table:number-columns-repeated="9"/>
        </table:table-row>
        <table:table-row table:style-name="ro1">
          <table:table-cell office:value-type="float" office:value="0.133806456583373" calcext:value-type="float">
            <text:p>0.1338064566</text:p>
          </table:table-cell>
          <table:table-cell table:number-columns-repeated="9"/>
        </table:table-row>
        <table:table-row table:style-name="ro1">
          <table:table-cell office:value-type="float" office:value="0.132871016026414" calcext:value-type="float">
            <text:p>0.132871016</text:p>
          </table:table-cell>
          <table:table-cell table:number-columns-repeated="9"/>
        </table:table-row>
        <table:table-row table:style-name="ro1">
          <table:table-cell office:value-type="float" office:value="0.1307577674942" calcext:value-type="float">
            <text:p>0.1307577675</text:p>
          </table:table-cell>
          <table:table-cell table:number-columns-repeated="9"/>
        </table:table-row>
        <table:table-row table:style-name="ro1">
          <table:table-cell office:value-type="float" office:value="0.122378334026708" calcext:value-type="float">
            <text:p>0.122378334</text:p>
          </table:table-cell>
          <table:table-cell table:number-columns-repeated="9"/>
        </table:table-row>
        <table:table-row table:style-name="ro1">
          <table:table-cell office:value-type="float" office:value="0.127820134922553" calcext:value-type="float">
            <text:p>0.1278201349</text:p>
          </table:table-cell>
          <table:table-cell table:number-columns-repeated="9"/>
        </table:table-row>
        <table:table-row table:style-name="ro1">
          <table:table-cell office:value-type="float" office:value="0.131108565796185" calcext:value-type="float">
            <text:p>0.1311085658</text:p>
          </table:table-cell>
          <table:table-cell table:number-columns-repeated="9"/>
        </table:table-row>
        <table:table-row table:style-name="ro1">
          <table:table-cell office:value-type="float" office:value="0.138356117999517" calcext:value-type="float">
            <text:p>0.138356118</text:p>
          </table:table-cell>
          <table:table-cell table:number-columns-repeated="9"/>
        </table:table-row>
        <table:table-row table:style-name="ro1">
          <table:table-cell office:value-type="float" office:value="0.14328242448099" calcext:value-type="float">
            <text:p>0.1432824245</text:p>
          </table:table-cell>
          <table:table-cell table:number-columns-repeated="9"/>
        </table:table-row>
        <table:table-row table:style-name="ro1">
          <table:table-cell office:value-type="float" office:value="0.146964877987724" calcext:value-type="float">
            <text:p>0.146964878</text:p>
          </table:table-cell>
          <table:table-cell table:number-columns-repeated="9"/>
        </table:table-row>
        <table:table-row table:style-name="ro1">
          <table:table-cell office:value-type="float" office:value="0.149748309335817" calcext:value-type="float">
            <text:p>0.1497483093</text:p>
          </table:table-cell>
          <table:table-cell table:number-columns-repeated="9"/>
        </table:table-row>
        <table:table-row table:style-name="ro1">
          <table:table-cell office:value-type="float" office:value="0.149225034681243" calcext:value-type="float">
            <text:p>0.1492250347</text:p>
          </table:table-cell>
          <table:table-cell table:number-columns-repeated="9"/>
        </table:table-row>
        <table:table-row table:style-name="ro1">
          <table:table-cell office:value-type="float" office:value="0.150493078039419" calcext:value-type="float">
            <text:p>0.150493078</text:p>
          </table:table-cell>
          <table:table-cell table:number-columns-repeated="9"/>
        </table:table-row>
        <table:table-row table:style-name="ro1">
          <table:table-cell office:value-type="float" office:value="0.151234652548926" calcext:value-type="float">
            <text:p>0.1512346525</text:p>
          </table:table-cell>
          <table:table-cell table:number-columns-repeated="9"/>
        </table:table-row>
        <table:table-row table:style-name="ro1">
          <table:table-cell office:value-type="float" office:value="0.149031404097372" calcext:value-type="float">
            <text:p>0.1490314041</text:p>
          </table:table-cell>
          <table:table-cell table:number-columns-repeated="9"/>
        </table:table-row>
        <table:table-row table:style-name="ro1">
          <table:table-cell office:value-type="float" office:value="0.148537250751561" calcext:value-type="float">
            <text:p>0.1485372508</text:p>
          </table:table-cell>
          <table:table-cell table:number-columns-repeated="9"/>
        </table:table-row>
        <table:table-row table:style-name="ro1">
          <table:table-cell office:value-type="float" office:value="0.147476506333397" calcext:value-type="float">
            <text:p>0.1474765063</text:p>
          </table:table-cell>
          <table:table-cell table:number-columns-repeated="9"/>
        </table:table-row>
        <table:table-row table:style-name="ro1">
          <table:table-cell office:value-type="float" office:value="0.145669561991503" calcext:value-type="float">
            <text:p>0.145669562</text:p>
          </table:table-cell>
          <table:table-cell table:number-columns-repeated="9"/>
        </table:table-row>
        <table:table-row table:style-name="ro1">
          <table:table-cell office:value-type="float" office:value="0.144938011204609" calcext:value-type="float">
            <text:p>0.1449380112</text:p>
          </table:table-cell>
          <table:table-cell table:number-columns-repeated="9"/>
        </table:table-row>
        <table:table-row table:style-name="ro1">
          <table:table-cell office:value-type="float" office:value="0.145626340311418" calcext:value-type="float">
            <text:p>0.1456263403</text:p>
          </table:table-cell>
          <table:table-cell table:number-columns-repeated="9"/>
        </table:table-row>
        <table:table-row table:style-name="ro1">
          <table:table-cell office:value-type="float" office:value="0.146322216144136" calcext:value-type="float">
            <text:p>0.1463222161</text:p>
          </table:table-cell>
          <table:table-cell table:number-columns-repeated="9"/>
        </table:table-row>
        <table:table-row table:style-name="ro1">
          <table:table-cell office:value-type="float" office:value="0.145853960842841" calcext:value-type="float">
            <text:p>0.1458539608</text:p>
          </table:table-cell>
          <table:table-cell table:number-columns-repeated="9"/>
        </table:table-row>
        <table:table-row table:style-name="ro1">
          <table:table-cell office:value-type="float" office:value="0.145782324489625" calcext:value-type="float">
            <text:p>0.1457823245</text:p>
          </table:table-cell>
          <table:table-cell table:number-columns-repeated="9"/>
        </table:table-row>
        <table:table-row table:style-name="ro1">
          <table:table-cell office:value-type="float" office:value="0.147664203986365" calcext:value-type="float">
            <text:p>0.147664204</text:p>
          </table:table-cell>
          <table:table-cell table:number-columns-repeated="9"/>
        </table:table-row>
        <table:table-row table:style-name="ro1">
          <table:table-cell office:value-type="float" office:value="0.150085845025485" calcext:value-type="float">
            <text:p>0.150085845</text:p>
          </table:table-cell>
          <table:table-cell table:number-columns-repeated="9"/>
        </table:table-row>
        <table:table-row table:style-name="ro1">
          <table:table-cell office:value-type="float" office:value="0.153242312449982" calcext:value-type="float">
            <text:p>0.1532423124</text:p>
          </table:table-cell>
          <table:table-cell table:number-columns-repeated="9"/>
        </table:table-row>
        <table:table-row table:style-name="ro1">
          <table:table-cell office:value-type="float" office:value="0.155573790010346" calcext:value-type="float">
            <text:p>0.15557379</text:p>
          </table:table-cell>
          <table:table-cell table:number-columns-repeated="9"/>
        </table:table-row>
        <table:table-row table:style-name="ro1">
          <table:table-cell office:value-type="float" office:value="0.160344871763888" calcext:value-type="float">
            <text:p>0.1603448718</text:p>
          </table:table-cell>
          <table:table-cell table:number-columns-repeated="9"/>
        </table:table-row>
        <table:table-row table:style-name="ro1">
          <table:table-cell office:value-type="float" office:value="0.161551093080781" calcext:value-type="float">
            <text:p>0.1615510931</text:p>
          </table:table-cell>
          <table:table-cell table:number-columns-repeated="9"/>
        </table:table-row>
        <table:table-row table:style-name="ro1">
          <table:table-cell office:value-type="float" office:value="0.158078987444114" calcext:value-type="float">
            <text:p>0.1580789874</text:p>
          </table:table-cell>
          <table:table-cell table:number-columns-repeated="9"/>
        </table:table-row>
        <table:table-row table:style-name="ro1">
          <table:table-cell office:value-type="float" office:value="0.156775753671763" calcext:value-type="float">
            <text:p>0.1567757537</text:p>
          </table:table-cell>
          <table:table-cell table:number-columns-repeated="9"/>
        </table:table-row>
        <table:table-row table:style-name="ro1">
          <table:table-cell office:value-type="float" office:value="0.156100639483151" calcext:value-type="float">
            <text:p>0.1561006395</text:p>
          </table:table-cell>
          <table:table-cell table:number-columns-repeated="9"/>
        </table:table-row>
        <table:table-row table:style-name="ro1">
          <table:table-cell office:value-type="float" office:value="0.155915668147697" calcext:value-type="float">
            <text:p>0.1559156681</text:p>
          </table:table-cell>
          <table:table-cell table:number-columns-repeated="9"/>
        </table:table-row>
        <table:table-row table:style-name="ro1">
          <table:table-cell office:value-type="float" office:value="0.154499337139842" calcext:value-type="float">
            <text:p>0.1544993371</text:p>
          </table:table-cell>
          <table:table-cell table:number-columns-repeated="9"/>
        </table:table-row>
        <table:table-row table:style-name="ro1">
          <table:table-cell office:value-type="float" office:value="0.153686496783381" calcext:value-type="float">
            <text:p>0.1536864968</text:p>
          </table:table-cell>
          <table:table-cell table:number-columns-repeated="9"/>
        </table:table-row>
        <table:table-row table:style-name="ro1">
          <table:table-cell office:value-type="float" office:value="0.150691889979883" calcext:value-type="float">
            <text:p>0.15069189</text:p>
          </table:table-cell>
          <table:table-cell table:number-columns-repeated="9"/>
        </table:table-row>
        <table:table-row table:style-name="ro1">
          <table:table-cell office:value-type="float" office:value="0.145416898574651" calcext:value-type="float">
            <text:p>0.1454168986</text:p>
          </table:table-cell>
          <table:table-cell table:number-columns-repeated="9"/>
        </table:table-row>
        <table:table-row table:style-name="ro1">
          <table:table-cell office:value-type="float" office:value="0.145560572581571" calcext:value-type="float">
            <text:p>0.1455605726</text:p>
          </table:table-cell>
          <table:table-cell table:number-columns-repeated="9"/>
        </table:table-row>
        <table:table-row table:style-name="ro1">
          <table:table-cell office:value-type="float" office:value="0.144196724355409" calcext:value-type="float">
            <text:p>0.1441967244</text:p>
          </table:table-cell>
          <table:table-cell table:number-columns-repeated="9"/>
        </table:table-row>
        <table:table-row table:style-name="ro1">
          <table:table-cell office:value-type="float" office:value="0.14511151109419" calcext:value-type="float">
            <text:p>0.1451115111</text:p>
          </table:table-cell>
          <table:table-cell table:number-columns-repeated="9"/>
        </table:table-row>
        <table:table-row table:style-name="ro1">
          <table:table-cell office:value-type="float" office:value="0.146030088465513" calcext:value-type="float">
            <text:p>0.1460300885</text:p>
          </table:table-cell>
          <table:table-cell table:number-columns-repeated="9"/>
        </table:table-row>
        <table:table-row table:style-name="ro1">
          <table:table-cell office:value-type="float" office:value="0.145673267810818" calcext:value-type="float">
            <text:p>0.1456732678</text:p>
          </table:table-cell>
          <table:table-cell table:number-columns-repeated="9"/>
        </table:table-row>
        <table:table-row table:style-name="ro1">
          <table:table-cell office:value-type="float" office:value="0.146220450551386" calcext:value-type="float">
            <text:p>0.1462204506</text:p>
          </table:table-cell>
          <table:table-cell table:number-columns-repeated="9"/>
        </table:table-row>
        <table:table-row table:style-name="ro1">
          <table:table-cell office:value-type="float" office:value="0.147209557288358" calcext:value-type="float">
            <text:p>0.1472095573</text:p>
          </table:table-cell>
          <table:table-cell table:number-columns-repeated="9"/>
        </table:table-row>
        <table:table-row table:style-name="ro1">
          <table:table-cell office:value-type="float" office:value="0.146989634806672" calcext:value-type="float">
            <text:p>0.1469896348</text:p>
          </table:table-cell>
          <table:table-cell table:number-columns-repeated="9"/>
        </table:table-row>
        <table:table-row table:style-name="ro1">
          <table:table-cell office:value-type="float" office:value="0.145996369535813" calcext:value-type="float">
            <text:p>0.1459963695</text:p>
          </table:table-cell>
          <table:table-cell table:number-columns-repeated="9"/>
        </table:table-row>
        <table:table-row table:style-name="ro1">
          <table:table-cell office:value-type="float" office:value="0.144292706266069" calcext:value-type="float">
            <text:p>0.1442927063</text:p>
          </table:table-cell>
          <table:table-cell table:number-columns-repeated="9"/>
        </table:table-row>
        <table:table-row table:style-name="ro1">
          <table:table-cell office:value-type="float" office:value="0.145539630102943" calcext:value-type="float">
            <text:p>0.1455396301</text:p>
          </table:table-cell>
          <table:table-cell table:number-columns-repeated="9"/>
        </table:table-row>
        <table:table-row table:style-name="ro1">
          <table:table-cell office:value-type="float" office:value="0.145756413955254" calcext:value-type="float">
            <text:p>0.145756414</text:p>
          </table:table-cell>
          <table:table-cell table:number-columns-repeated="9"/>
        </table:table-row>
        <table:table-row table:style-name="ro1">
          <table:table-cell office:value-type="float" office:value="0.146115800987724" calcext:value-type="float">
            <text:p>0.146115801</text:p>
          </table:table-cell>
          <table:table-cell table:number-columns-repeated="9"/>
        </table:table-row>
        <table:table-row table:style-name="ro1">
          <table:table-cell office:value-type="float" office:value="0.145172704696896" calcext:value-type="float">
            <text:p>0.1451727047</text:p>
          </table:table-cell>
          <table:table-cell table:number-columns-repeated="9"/>
        </table:table-row>
        <table:table-row table:style-name="ro1">
          <table:table-cell office:value-type="float" office:value="0.14499057451779" calcext:value-type="float">
            <text:p>0.1449905745</text:p>
          </table:table-cell>
          <table:table-cell table:number-columns-repeated="9"/>
        </table:table-row>
        <table:table-row table:style-name="ro1">
          <table:table-cell office:value-type="float" office:value="0.145588442898671" calcext:value-type="float">
            <text:p>0.1455884429</text:p>
          </table:table-cell>
          <table:table-cell table:number-columns-repeated="9"/>
        </table:table-row>
        <table:table-row table:style-name="ro1">
          <table:table-cell office:value-type="float" office:value="0.14624872090792" calcext:value-type="float">
            <text:p>0.1462487209</text:p>
          </table:table-cell>
          <table:table-cell table:number-columns-repeated="9"/>
        </table:table-row>
        <table:table-row table:style-name="ro1">
          <table:table-cell office:value-type="float" office:value="0.147034309195045" calcext:value-type="float">
            <text:p>0.1470343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71753" calcext:value-type="float">
            <text:p>17175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0618780146476977" calcext:value-type="float">
            <text:p>0.0618780146</text:p>
          </table:table-cell>
          <table:table-cell table:number-columns-repeated="9"/>
        </table:table-row>
        <table:table-row table:style-name="ro1">
          <table:table-cell office:value-type="float" office:value="0.047595624009773" calcext:value-type="float">
            <text:p>0.047595624</text:p>
          </table:table-cell>
          <table:table-cell table:number-columns-repeated="9"/>
        </table:table-row>
        <table:table-row table:style-name="ro1">
          <table:table-cell office:value-type="float" office:value="0.0468064844393291" calcext:value-type="float">
            <text:p>0.0468064844</text:p>
          </table:table-cell>
          <table:table-cell table:number-columns-repeated="9"/>
        </table:table-row>
        <table:table-row table:style-name="ro1">
          <table:table-cell office:value-type="float" office:value="0.0486396631115399" calcext:value-type="float">
            <text:p>0.0486396631</text:p>
          </table:table-cell>
          <table:table-cell table:number-columns-repeated="9"/>
        </table:table-row>
        <table:table-row table:style-name="ro1">
          <table:table-cell office:value-type="float" office:value="0.0488217934780666" calcext:value-type="float">
            <text:p>0.0488217935</text:p>
          </table:table-cell>
          <table:table-cell table:number-columns-repeated="9"/>
        </table:table-row>
        <table:table-row table:style-name="ro1">
          <table:table-cell office:value-type="float" office:value="0.0535235691035363" calcext:value-type="float">
            <text:p>0.0535235691</text:p>
          </table:table-cell>
          <table:table-cell table:number-columns-repeated="9"/>
        </table:table-row>
        <table:table-row table:style-name="ro1">
          <table:table-cell office:value-type="float" office:value="0.0538026189586929" calcext:value-type="float">
            <text:p>0.053802619</text:p>
          </table:table-cell>
          <table:table-cell table:number-columns-repeated="9"/>
        </table:table-row>
        <table:table-row table:style-name="ro1">
          <table:table-cell office:value-type="float" office:value="0.0504576684074563" calcext:value-type="float">
            <text:p>0.0504576684</text:p>
          </table:table-cell>
          <table:table-cell table:number-columns-repeated="9"/>
        </table:table-row>
        <table:table-row table:style-name="ro1">
          <table:table-cell office:value-type="float" office:value="0.0504869942695331" calcext:value-type="float">
            <text:p>0.0504869943</text:p>
          </table:table-cell>
          <table:table-cell table:number-columns-repeated="9"/>
        </table:table-row>
        <table:table-row table:style-name="ro1">
          <table:table-cell office:value-type="float" office:value="0.0463330515484567" calcext:value-type="float">
            <text:p>0.0463330515</text:p>
          </table:table-cell>
          <table:table-cell table:number-columns-repeated="9"/>
        </table:table-row>
        <table:table-row table:style-name="ro1">
          <table:table-cell office:value-type="float" office:value="0.0490716309687403" calcext:value-type="float">
            <text:p>0.049071631</text:p>
          </table:table-cell>
          <table:table-cell table:number-columns-repeated="9"/>
        </table:table-row>
        <table:table-row table:style-name="ro1">
          <table:table-cell office:value-type="float" office:value="0.0489506602515946" calcext:value-type="float">
            <text:p>0.0489506603</text:p>
          </table:table-cell>
          <table:table-cell table:number-columns-repeated="9"/>
        </table:table-row>
        <table:table-row table:style-name="ro1">
          <table:table-cell office:value-type="float" office:value="0.049142487226322" calcext:value-type="float">
            <text:p>0.0491424872</text:p>
          </table:table-cell>
          <table:table-cell table:number-columns-repeated="9"/>
        </table:table-row>
        <table:table-row table:style-name="ro1">
          <table:table-cell office:value-type="float" office:value="0.0525899019201535" calcext:value-type="float">
            <text:p>0.0525899019</text:p>
          </table:table-cell>
          <table:table-cell table:number-columns-repeated="9"/>
        </table:table-row>
        <table:table-row table:style-name="ro1">
          <table:table-cell office:value-type="float" office:value="0.0572009600793143" calcext:value-type="float">
            <text:p>0.0572009601</text:p>
          </table:table-cell>
          <table:table-cell table:number-columns-repeated="9"/>
        </table:table-row>
        <table:table-row table:style-name="ro1">
          <table:table-cell office:value-type="float" office:value="0.0611913298848735" calcext:value-type="float">
            <text:p>0.0611913299</text:p>
          </table:table-cell>
          <table:table-cell table:number-columns-repeated="9"/>
        </table:table-row>
        <table:table-row table:style-name="ro1">
          <table:table-cell office:value-type="float" office:value="0.0645697439142411" calcext:value-type="float">
            <text:p>0.0645697439</text:p>
          </table:table-cell>
          <table:table-cell table:number-columns-repeated="9"/>
        </table:table-row>
        <table:table-row table:style-name="ro1">
          <table:table-cell office:value-type="float" office:value="0.0720764380755194" calcext:value-type="float">
            <text:p>0.0720764381</text:p>
          </table:table-cell>
          <table:table-cell table:number-columns-repeated="9"/>
        </table:table-row>
        <table:table-row table:style-name="ro1">
          <table:table-cell office:value-type="float" office:value="0.06872385956426" calcext:value-type="float">
            <text:p>0.0687238596</text:p>
          </table:table-cell>
          <table:table-cell table:number-columns-repeated="9"/>
        </table:table-row>
        <table:table-row table:style-name="ro1">
          <table:table-cell office:value-type="float" office:value="0.0715207742861997" calcext:value-type="float">
            <text:p>0.0715207743</text:p>
          </table:table-cell>
          <table:table-cell table:number-columns-repeated="9"/>
        </table:table-row>
        <table:table-row table:style-name="ro1">
          <table:table-cell office:value-type="float" office:value="0.0734872915632528" calcext:value-type="float">
            <text:p>0.0734872916</text:p>
          </table:table-cell>
          <table:table-cell table:number-columns-repeated="9"/>
        </table:table-row>
        <table:table-row table:style-name="ro1">
          <table:table-cell office:value-type="float" office:value="0.0750899393845171" calcext:value-type="float">
            <text:p>0.0750899394</text:p>
          </table:table-cell>
          <table:table-cell table:number-columns-repeated="9"/>
        </table:table-row>
        <table:table-row table:style-name="ro1">
          <table:table-cell office:value-type="float" office:value="0.0774288711689094" calcext:value-type="float">
            <text:p>0.0774288712</text:p>
          </table:table-cell>
          <table:table-cell table:number-columns-repeated="9"/>
        </table:table-row>
        <table:table-row table:style-name="ro1">
          <table:table-cell office:value-type="float" office:value="0.0792754140253369" calcext:value-type="float">
            <text:p>0.079275414</text:p>
          </table:table-cell>
          <table:table-cell table:number-columns-repeated="9"/>
        </table:table-row>
        <table:table-row table:style-name="ro1">
          <table:table-cell office:value-type="float" office:value="0.0820430067789769" calcext:value-type="float">
            <text:p>0.0820430068</text:p>
          </table:table-cell>
          <table:table-cell table:number-columns-repeated="9"/>
        </table:table-row>
        <table:table-row table:style-name="ro1">
          <table:table-cell office:value-type="float" office:value="0.0800572499550957" calcext:value-type="float">
            <text:p>0.08005725</text:p>
          </table:table-cell>
          <table:table-cell table:number-columns-repeated="9"/>
        </table:table-row>
        <table:table-row table:style-name="ro1">
          <table:table-cell office:value-type="float" office:value="0.0809376320791425" calcext:value-type="float">
            <text:p>0.0809376321</text:p>
          </table:table-cell>
          <table:table-cell table:number-columns-repeated="9"/>
        </table:table-row>
        <table:table-row table:style-name="ro1">
          <table:table-cell office:value-type="float" office:value="0.0831534944605423" calcext:value-type="float">
            <text:p>0.0831534945</text:p>
          </table:table-cell>
          <table:table-cell table:number-columns-repeated="9"/>
        </table:table-row>
        <table:table-row table:style-name="ro1">
          <table:table-cell office:value-type="float" office:value="0.0850575458134173" calcext:value-type="float">
            <text:p>0.0850575458</text:p>
          </table:table-cell>
          <table:table-cell table:number-columns-repeated="9"/>
        </table:table-row>
        <table:table-row table:style-name="ro1">
          <table:table-cell office:value-type="float" office:value="0.0848093272027431" calcext:value-type="float">
            <text:p>0.0848093272</text:p>
          </table:table-cell>
          <table:table-cell table:number-columns-repeated="9"/>
        </table:table-row>
        <table:table-row table:style-name="ro1">
          <table:table-cell office:value-type="float" office:value="0.0867213367228109" calcext:value-type="float">
            <text:p>0.0867213367</text:p>
          </table:table-cell>
          <table:table-cell table:number-columns-repeated="9"/>
        </table:table-row>
        <table:table-row table:style-name="ro1">
          <table:table-cell office:value-type="float" office:value="0.0872725492183838" calcext:value-type="float">
            <text:p>0.0872725492</text:p>
          </table:table-cell>
          <table:table-cell table:number-columns-repeated="9"/>
        </table:table-row>
        <table:table-row table:style-name="ro1">
          <table:table-cell office:value-type="float" office:value="0.0883675132555388" calcext:value-type="float">
            <text:p>0.0883675133</text:p>
          </table:table-cell>
          <table:table-cell table:number-columns-repeated="9"/>
        </table:table-row>
        <table:table-row table:style-name="ro1">
          <table:table-cell office:value-type="float" office:value="0.0859814992064598" calcext:value-type="float">
            <text:p>0.0859814992</text:p>
          </table:table-cell>
          <table:table-cell table:number-columns-repeated="9"/>
        </table:table-row>
        <table:table-row table:style-name="ro1">
          <table:table-cell office:value-type="float" office:value="0.0895496817155189" calcext:value-type="float">
            <text:p>0.0895496817</text:p>
          </table:table-cell>
          <table:table-cell table:number-columns-repeated="9"/>
        </table:table-row>
        <table:table-row table:style-name="ro1">
          <table:table-cell office:value-type="float" office:value="0.085491011840097" calcext:value-type="float">
            <text:p>0.0854910118</text:p>
          </table:table-cell>
          <table:table-cell table:number-columns-repeated="9"/>
        </table:table-row>
        <table:table-row table:style-name="ro1">
          <table:table-cell office:value-type="float" office:value="0.0882588764483336" calcext:value-type="float">
            <text:p>0.0882588764</text:p>
          </table:table-cell>
          <table:table-cell table:number-columns-repeated="9"/>
        </table:table-row>
        <table:table-row table:style-name="ro1">
          <table:table-cell office:value-type="float" office:value="0.0829627595156834" calcext:value-type="float">
            <text:p>0.0829627595</text:p>
          </table:table-cell>
          <table:table-cell table:number-columns-repeated="9"/>
        </table:table-row>
        <table:table-row table:style-name="ro1">
          <table:table-cell office:value-type="float" office:value="0.0818657333774836" calcext:value-type="float">
            <text:p>0.0818657334</text:p>
          </table:table-cell>
          <table:table-cell table:number-columns-repeated="9"/>
        </table:table-row>
        <table:table-row table:style-name="ro1">
          <table:table-cell office:value-type="float" office:value="0.0804730883066909" calcext:value-type="float">
            <text:p>0.0804730883</text:p>
          </table:table-cell>
          <table:table-cell table:number-columns-repeated="9"/>
        </table:table-row>
        <table:table-row table:style-name="ro1">
          <table:table-cell office:value-type="float" office:value="0.080387808329644" calcext:value-type="float">
            <text:p>0.0803878083</text:p>
          </table:table-cell>
          <table:table-cell table:number-columns-repeated="9"/>
        </table:table-row>
        <table:table-row table:style-name="ro1">
          <table:table-cell office:value-type="float" office:value="0.0824109062323468" calcext:value-type="float">
            <text:p>0.0824109062</text:p>
          </table:table-cell>
          <table:table-cell table:number-columns-repeated="9"/>
        </table:table-row>
        <table:table-row table:style-name="ro1">
          <table:table-cell office:value-type="float" office:value="0.08297324152408" calcext:value-type="float">
            <text:p>0.0829732415</text:p>
          </table:table-cell>
          <table:table-cell table:number-columns-repeated="9"/>
        </table:table-row>
        <table:table-row table:style-name="ro1">
          <table:table-cell office:value-type="float" office:value="0.0835275386412196" calcext:value-type="float">
            <text:p>0.0835275386</text:p>
          </table:table-cell>
          <table:table-cell table:number-columns-repeated="9"/>
        </table:table-row>
        <table:table-row table:style-name="ro1">
          <table:table-cell office:value-type="float" office:value="0.0824754122324834" calcext:value-type="float">
            <text:p>0.0824754122</text:p>
          </table:table-cell>
          <table:table-cell table:number-columns-repeated="9"/>
        </table:table-row>
        <table:table-row table:style-name="ro1">
          <table:table-cell office:value-type="float" office:value="0.0832855605123783" calcext:value-type="float">
            <text:p>0.0832855605</text:p>
          </table:table-cell>
          <table:table-cell table:number-columns-repeated="9"/>
        </table:table-row>
        <table:table-row table:style-name="ro1">
          <table:table-cell office:value-type="float" office:value="0.0795351130918793" calcext:value-type="float">
            <text:p>0.0795351131</text:p>
          </table:table-cell>
          <table:table-cell table:number-columns-repeated="9"/>
        </table:table-row>
        <table:table-row table:style-name="ro1">
          <table:table-cell office:value-type="float" office:value="0.0818037191130551" calcext:value-type="float">
            <text:p>0.0818037191</text:p>
          </table:table-cell>
          <table:table-cell table:number-columns-repeated="9"/>
        </table:table-row>
        <table:table-row table:style-name="ro1">
          <table:table-cell office:value-type="float" office:value="0.0797721801952746" calcext:value-type="float">
            <text:p>0.0797721802</text:p>
          </table:table-cell>
          <table:table-cell table:number-columns-repeated="9"/>
        </table:table-row>
        <table:table-row table:style-name="ro1">
          <table:table-cell office:value-type="float" office:value="0.0815365625414524" calcext:value-type="float">
            <text:p>0.0815365625</text:p>
          </table:table-cell>
          <table:table-cell table:number-columns-repeated="9"/>
        </table:table-row>
        <table:table-row table:style-name="ro1">
          <table:table-cell office:value-type="float" office:value="0.0803869147571202" calcext:value-type="float">
            <text:p>0.0803869148</text:p>
          </table:table-cell>
          <table:table-cell table:number-columns-repeated="9"/>
        </table:table-row>
        <table:table-row table:style-name="ro1">
          <table:table-cell office:value-type="float" office:value="0.0807923618939109" calcext:value-type="float">
            <text:p>0.0807923619</text:p>
          </table:table-cell>
          <table:table-cell table:number-columns-repeated="9"/>
        </table:table-row>
        <table:table-row table:style-name="ro1">
          <table:table-cell office:value-type="float" office:value="0.0800801885716292" calcext:value-type="float">
            <text:p>0.0800801886</text:p>
          </table:table-cell>
          <table:table-cell table:number-columns-repeated="9"/>
        </table:table-row>
        <table:table-row table:style-name="ro1">
          <table:table-cell office:value-type="float" office:value="0.0810030498704059" calcext:value-type="float">
            <text:p>0.0810030499</text:p>
          </table:table-cell>
          <table:table-cell table:number-columns-repeated="9"/>
        </table:table-row>
        <table:table-row table:style-name="ro1">
          <table:table-cell office:value-type="float" office:value="0.0838301531615333" calcext:value-type="float">
            <text:p>0.0838301532</text:p>
          </table:table-cell>
          <table:table-cell table:number-columns-repeated="9"/>
        </table:table-row>
        <table:table-row table:style-name="ro1">
          <table:table-cell office:value-type="float" office:value="0.0800803624369114" calcext:value-type="float">
            <text:p>0.0800803624</text:p>
          </table:table-cell>
          <table:table-cell table:number-columns-repeated="9"/>
        </table:table-row>
        <table:table-row table:style-name="ro1">
          <table:table-cell office:value-type="float" office:value="0.0799051899102905" calcext:value-type="float">
            <text:p>0.0799051899</text:p>
          </table:table-cell>
          <table:table-cell table:number-columns-repeated="9"/>
        </table:table-row>
        <table:table-row table:style-name="ro1">
          <table:table-cell office:value-type="float" office:value="0.0814949489500858" calcext:value-type="float">
            <text:p>0.081494949</text:p>
          </table:table-cell>
          <table:table-cell table:number-columns-repeated="9"/>
        </table:table-row>
        <table:table-row table:style-name="ro1">
          <table:table-cell office:value-type="float" office:value="0.0818020479488432" calcext:value-type="float">
            <text:p>0.0818020479</text:p>
          </table:table-cell>
          <table:table-cell table:number-columns-repeated="9"/>
        </table:table-row>
        <table:table-row table:style-name="ro1">
          <table:table-cell office:value-type="float" office:value="0.0794047107833192" calcext:value-type="float">
            <text:p>0.0794047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3674" calcext:value-type="float">
            <text:p>16367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0436222662635392" calcext:value-type="float">
            <text:p>0.0436222663</text:p>
          </table:table-cell>
          <table:table-cell table:number-columns-repeated="9"/>
        </table:table-row>
        <table:table-row table:style-name="ro1">
          <table:table-cell office:value-type="float" office:value="0.0520023749235793" calcext:value-type="float">
            <text:p>0.0520023749</text:p>
          </table:table-cell>
          <table:table-cell table:number-columns-repeated="9"/>
        </table:table-row>
        <table:table-row table:style-name="ro1">
          <table:table-cell office:value-type="float" office:value="0.0480178375893964" calcext:value-type="float">
            <text:p>0.0480178376</text:p>
          </table:table-cell>
          <table:table-cell table:number-columns-repeated="9"/>
        </table:table-row>
        <table:table-row table:style-name="ro1">
          <table:table-cell office:value-type="float" office:value="0.0488825181951779" calcext:value-type="float">
            <text:p>0.0488825182</text:p>
          </table:table-cell>
          <table:table-cell table:number-columns-repeated="9"/>
        </table:table-row>
        <table:table-row table:style-name="ro1">
          <table:table-cell office:value-type="float" office:value="0.0552007564207876" calcext:value-type="float">
            <text:p>0.0552007564</text:p>
          </table:table-cell>
          <table:table-cell table:number-columns-repeated="9"/>
        </table:table-row>
        <table:table-row table:style-name="ro1">
          <table:table-cell office:value-type="float" office:value="0.0565420098974182" calcext:value-type="float">
            <text:p>0.0565420099</text:p>
          </table:table-cell>
          <table:table-cell table:number-columns-repeated="9"/>
        </table:table-row>
        <table:table-row table:style-name="ro1">
          <table:table-cell office:value-type="float" office:value="0.0531486279907346" calcext:value-type="float">
            <text:p>0.053148628</text:p>
          </table:table-cell>
          <table:table-cell table:number-columns-repeated="9"/>
        </table:table-row>
        <table:table-row table:style-name="ro1">
          <table:table-cell office:value-type="float" office:value="0.0540623559231731" calcext:value-type="float">
            <text:p>0.0540623559</text:p>
          </table:table-cell>
          <table:table-cell table:number-columns-repeated="9"/>
        </table:table-row>
        <table:table-row table:style-name="ro1">
          <table:table-cell office:value-type="float" office:value="0.0550155332285194" calcext:value-type="float">
            <text:p>0.0550155332</text:p>
          </table:table-cell>
          <table:table-cell table:number-columns-repeated="9"/>
        </table:table-row>
        <table:table-row table:style-name="ro1">
          <table:table-cell office:value-type="float" office:value="0.0519676682425068" calcext:value-type="float">
            <text:p>0.0519676682</text:p>
          </table:table-cell>
          <table:table-cell table:number-columns-repeated="9"/>
        </table:table-row>
        <table:table-row table:style-name="ro1">
          <table:table-cell office:value-type="float" office:value="0.053626514956936" calcext:value-type="float">
            <text:p>0.053626515</text:p>
          </table:table-cell>
          <table:table-cell table:number-columns-repeated="9"/>
        </table:table-row>
        <table:table-row table:style-name="ro1">
          <table:table-cell office:value-type="float" office:value="0.0578761514693705" calcext:value-type="float">
            <text:p>0.0578761515</text:p>
          </table:table-cell>
          <table:table-cell table:number-columns-repeated="9"/>
        </table:table-row>
        <table:table-row table:style-name="ro1">
          <table:table-cell office:value-type="float" office:value="0.0620113603265392" calcext:value-type="float">
            <text:p>0.0620113603</text:p>
          </table:table-cell>
          <table:table-cell table:number-columns-repeated="9"/>
        </table:table-row>
        <table:table-row table:style-name="ro1">
          <table:table-cell office:value-type="float" office:value="0.0668421196997206" calcext:value-type="float">
            <text:p>0.0668421197</text:p>
          </table:table-cell>
          <table:table-cell table:number-columns-repeated="9"/>
        </table:table-row>
        <table:table-row table:style-name="ro1">
          <table:table-cell office:value-type="float" office:value="0.0714500614422468" calcext:value-type="float">
            <text:p>0.0714500614</text:p>
          </table:table-cell>
          <table:table-cell table:number-columns-repeated="9"/>
        </table:table-row>
        <table:table-row table:style-name="ro1">
          <table:table-cell office:value-type="float" office:value="0.0634965496861019" calcext:value-type="float">
            <text:p>0.0634965497</text:p>
          </table:table-cell>
          <table:table-cell table:number-columns-repeated="9"/>
        </table:table-row>
        <table:table-row table:style-name="ro1">
          <table:table-cell office:value-type="float" office:value="0.0633650114930881" calcext:value-type="float">
            <text:p>0.0633650115</text:p>
          </table:table-cell>
          <table:table-cell table:number-columns-repeated="9"/>
        </table:table-row>
        <table:table-row table:style-name="ro1">
          <table:table-cell office:value-type="float" office:value="0.0634189227850546" calcext:value-type="float">
            <text:p>0.0634189228</text:p>
          </table:table-cell>
          <table:table-cell table:number-columns-repeated="9"/>
        </table:table-row>
        <table:table-row table:style-name="ro1">
          <table:table-cell office:value-type="float" office:value="0.0631532073635206" calcext:value-type="float">
            <text:p>0.0631532074</text:p>
          </table:table-cell>
          <table:table-cell table:number-columns-repeated="9"/>
        </table:table-row>
        <table:table-row table:style-name="ro1">
          <table:table-cell office:value-type="float" office:value="0.0639815327084207" calcext:value-type="float">
            <text:p>0.0639815327</text:p>
          </table:table-cell>
          <table:table-cell table:number-columns-repeated="9"/>
        </table:table-row>
        <table:table-row table:style-name="ro1">
          <table:table-cell office:value-type="float" office:value="0.0631448371410895" calcext:value-type="float">
            <text:p>0.0631448371</text:p>
          </table:table-cell>
          <table:table-cell table:number-columns-repeated="9"/>
        </table:table-row>
        <table:table-row table:style-name="ro1">
          <table:table-cell office:value-type="float" office:value="0.0632384027058947" calcext:value-type="float">
            <text:p>0.0632384027</text:p>
          </table:table-cell>
          <table:table-cell table:number-columns-repeated="9"/>
        </table:table-row>
        <table:table-row table:style-name="ro1">
          <table:table-cell office:value-type="float" office:value="0.0611624146347416" calcext:value-type="float">
            <text:p>0.0611624146</text:p>
          </table:table-cell>
          <table:table-cell table:number-columns-repeated="9"/>
        </table:table-row>
        <table:table-row table:style-name="ro1">
          <table:table-cell office:value-type="float" office:value="0.0605624405828834" calcext:value-type="float">
            <text:p>0.0605624406</text:p>
          </table:table-cell>
          <table:table-cell table:number-columns-repeated="9"/>
        </table:table-row>
        <table:table-row table:style-name="ro1">
          <table:table-cell office:value-type="float" office:value="0.0596811093642502" calcext:value-type="float">
            <text:p>0.0596811094</text:p>
          </table:table-cell>
          <table:table-cell table:number-columns-repeated="9"/>
        </table:table-row>
        <table:table-row table:style-name="ro1">
          <table:table-cell office:value-type="float" office:value="0.0599919671113289" calcext:value-type="float">
            <text:p>0.0599919671</text:p>
          </table:table-cell>
          <table:table-cell table:number-columns-repeated="9"/>
        </table:table-row>
        <table:table-row table:style-name="ro1">
          <table:table-cell office:value-type="float" office:value="0.0609256226340286" calcext:value-type="float">
            <text:p>0.0609256226</text:p>
          </table:table-cell>
          <table:table-cell table:number-columns-repeated="9"/>
        </table:table-row>
        <table:table-row table:style-name="ro1">
          <table:table-cell office:value-type="float" office:value="0.0602553907656565" calcext:value-type="float">
            <text:p>0.0602553908</text:p>
          </table:table-cell>
          <table:table-cell table:number-columns-repeated="9"/>
        </table:table-row>
        <table:table-row table:style-name="ro1">
          <table:table-cell office:value-type="float" office:value="0.0592589239475011" calcext:value-type="float">
            <text:p>0.0592589239</text:p>
          </table:table-cell>
          <table:table-cell table:number-columns-repeated="9"/>
        </table:table-row>
        <table:table-row table:style-name="ro1">
          <table:table-cell office:value-type="float" office:value="0.0588793150079697" calcext:value-type="float">
            <text:p>0.058879315</text:p>
          </table:table-cell>
          <table:table-cell table:number-columns-repeated="9"/>
        </table:table-row>
        <table:table-row table:style-name="ro1">
          <table:table-cell office:value-type="float" office:value="0.0556572879905804" calcext:value-type="float">
            <text:p>0.055657288</text:p>
          </table:table-cell>
          <table:table-cell table:number-columns-repeated="9"/>
        </table:table-row>
        <table:table-row table:style-name="ro1">
          <table:table-cell office:value-type="float" office:value="0.0535905954041351" calcext:value-type="float">
            <text:p>0.0535905954</text:p>
          </table:table-cell>
          <table:table-cell table:number-columns-repeated="9"/>
        </table:table-row>
        <table:table-row table:style-name="ro1">
          <table:table-cell office:value-type="float" office:value="0.0529198305212274" calcext:value-type="float">
            <text:p>0.0529198305</text:p>
          </table:table-cell>
          <table:table-cell table:number-columns-repeated="9"/>
        </table:table-row>
        <table:table-row table:style-name="ro1">
          <table:table-cell office:value-type="float" office:value="0.0520914643986733" calcext:value-type="float">
            <text:p>0.0520914644</text:p>
          </table:table-cell>
          <table:table-cell table:number-columns-repeated="9"/>
        </table:table-row>
        <table:table-row table:style-name="ro1">
          <table:table-cell office:value-type="float" office:value="0.0531789545014925" calcext:value-type="float">
            <text:p>0.0531789545</text:p>
          </table:table-cell>
          <table:table-cell table:number-columns-repeated="9"/>
        </table:table-row>
        <table:table-row table:style-name="ro1">
          <table:table-cell office:value-type="float" office:value="0.0537767302435938" calcext:value-type="float">
            <text:p>0.0537767302</text:p>
          </table:table-cell>
          <table:table-cell table:number-columns-repeated="9"/>
        </table:table-row>
        <table:table-row table:style-name="ro1">
          <table:table-cell office:value-type="float" office:value="0.0539273047504681" calcext:value-type="float">
            <text:p>0.0539273048</text:p>
          </table:table-cell>
          <table:table-cell table:number-columns-repeated="9"/>
        </table:table-row>
        <table:table-row table:style-name="ro1">
          <table:table-cell office:value-type="float" office:value="0.0537263809239555" calcext:value-type="float">
            <text:p>0.0537263809</text:p>
          </table:table-cell>
          <table:table-cell table:number-columns-repeated="9"/>
        </table:table-row>
        <table:table-row table:style-name="ro1">
          <table:table-cell office:value-type="float" office:value="0.055499915777581" calcext:value-type="float">
            <text:p>0.0554999158</text:p>
          </table:table-cell>
          <table:table-cell table:number-columns-repeated="9"/>
        </table:table-row>
        <table:table-row table:style-name="ro1">
          <table:table-cell office:value-type="float" office:value="0.0528070716624135" calcext:value-type="float">
            <text:p>0.0528070717</text:p>
          </table:table-cell>
          <table:table-cell table:number-columns-repeated="9"/>
        </table:table-row>
        <table:table-row table:style-name="ro1">
          <table:table-cell office:value-type="float" office:value="0.0524373243648057" calcext:value-type="float">
            <text:p>0.0524373244</text:p>
          </table:table-cell>
          <table:table-cell table:number-columns-repeated="9"/>
        </table:table-row>
        <table:table-row table:style-name="ro1">
          <table:table-cell office:value-type="float" office:value="0.0520269538874524" calcext:value-type="float">
            <text:p>0.0520269539</text:p>
          </table:table-cell>
          <table:table-cell table:number-columns-repeated="9"/>
        </table:table-row>
        <table:table-row table:style-name="ro1">
          <table:table-cell office:value-type="float" office:value="0.0527056576989399" calcext:value-type="float">
            <text:p>0.0527056577</text:p>
          </table:table-cell>
          <table:table-cell table:number-columns-repeated="9"/>
        </table:table-row>
        <table:table-row table:style-name="ro1">
          <table:table-cell office:value-type="float" office:value="0.0514280654785386" calcext:value-type="float">
            <text:p>0.0514280655</text:p>
          </table:table-cell>
          <table:table-cell table:number-columns-repeated="9"/>
        </table:table-row>
        <table:table-row table:style-name="ro1">
          <table:table-cell office:value-type="float" office:value="0.0518154982962376" calcext:value-type="float">
            <text:p>0.0518154983</text:p>
          </table:table-cell>
          <table:table-cell table:number-columns-repeated="9"/>
        </table:table-row>
        <table:table-row table:style-name="ro1">
          <table:table-cell office:value-type="float" office:value="0.0520215485795618" calcext:value-type="float">
            <text:p>0.0520215486</text:p>
          </table:table-cell>
          <table:table-cell table:number-columns-repeated="9"/>
        </table:table-row>
        <table:table-row table:style-name="ro1">
          <table:table-cell office:value-type="float" office:value="0.0522941898666708" calcext:value-type="float">
            <text:p>0.0522941899</text:p>
          </table:table-cell>
          <table:table-cell table:number-columns-repeated="9"/>
        </table:table-row>
        <table:table-row table:style-name="ro1">
          <table:table-cell office:value-type="float" office:value="0.0531613191286605" calcext:value-type="float">
            <text:p>0.0531613191</text:p>
          </table:table-cell>
          <table:table-cell table:number-columns-repeated="9"/>
        </table:table-row>
        <table:table-row table:style-name="ro1">
          <table:table-cell office:value-type="float" office:value="0.0538507960896069" calcext:value-type="float">
            <text:p>0.0538507961</text:p>
          </table:table-cell>
          <table:table-cell table:number-columns-repeated="9"/>
        </table:table-row>
        <table:table-row table:style-name="ro1">
          <table:table-cell office:value-type="float" office:value="0.0525441866233311" calcext:value-type="float">
            <text:p>0.0525441866</text:p>
          </table:table-cell>
          <table:table-cell table:number-columns-repeated="9"/>
        </table:table-row>
        <table:table-row table:style-name="ro1">
          <table:table-cell office:value-type="float" office:value="0.051809092560961" calcext:value-type="float">
            <text:p>0.0518090926</text:p>
          </table:table-cell>
          <table:table-cell table:number-columns-repeated="9"/>
        </table:table-row>
        <table:table-row table:style-name="ro1">
          <table:table-cell office:value-type="float" office:value="0.0528387160482658" calcext:value-type="float">
            <text:p>0.052838716</text:p>
          </table:table-cell>
          <table:table-cell table:number-columns-repeated="9"/>
        </table:table-row>
        <table:table-row table:style-name="ro1">
          <table:table-cell office:value-type="float" office:value="0.0516188820342479" calcext:value-type="float">
            <text:p>0.051618882</text:p>
          </table:table-cell>
          <table:table-cell table:number-columns-repeated="9"/>
        </table:table-row>
        <table:table-row table:style-name="ro1">
          <table:table-cell office:value-type="float" office:value="0.0522621476407066" calcext:value-type="float">
            <text:p>0.0522621476</text:p>
          </table:table-cell>
          <table:table-cell table:number-columns-repeated="9"/>
        </table:table-row>
        <table:table-row table:style-name="ro1">
          <table:table-cell office:value-type="float" office:value="0.0512061498715515" calcext:value-type="float">
            <text:p>0.0512061499</text:p>
          </table:table-cell>
          <table:table-cell table:number-columns-repeated="9"/>
        </table:table-row>
        <table:table-row table:style-name="ro1">
          <table:table-cell office:value-type="float" office:value="0.0522477212030149" calcext:value-type="float">
            <text:p>0.0522477212</text:p>
          </table:table-cell>
          <table:table-cell table:number-columns-repeated="9"/>
        </table:table-row>
        <table:table-row table:style-name="ro1">
          <table:table-cell office:value-type="float" office:value="0.0517320448147256" calcext:value-type="float">
            <text:p>0.0517320448</text:p>
          </table:table-cell>
          <table:table-cell table:number-columns-repeated="9"/>
        </table:table-row>
        <table:table-row table:style-name="ro1">
          <table:table-cell office:value-type="float" office:value="0.050454806397169" calcext:value-type="float">
            <text:p>0.0504548064</text:p>
          </table:table-cell>
          <table:table-cell table:number-columns-repeated="9"/>
        </table:table-row>
        <table:table-row table:style-name="ro1">
          <table:table-cell office:value-type="float" office:value="0.0511238846066368" calcext:value-type="float">
            <text:p>0.0511238846</text:p>
          </table:table-cell>
          <table:table-cell table:number-columns-repeated="9"/>
        </table:table-row>
        <table:table-row table:style-name="ro1">
          <table:table-cell office:value-type="float" office:value="0.05165830232943" calcext:value-type="float">
            <text:p>0.0516583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6922" calcext:value-type="float">
            <text:p>16692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0411310676287911" calcext:value-type="float">
            <text:p>0.0041131068</text:p>
          </table:table-cell>
          <table:table-cell table:number-columns-repeated="9"/>
        </table:table-row>
        <table:table-row table:style-name="ro1">
          <table:table-cell office:value-type="float" office:value="0.00716370302039355" calcext:value-type="float">
            <text:p>0.007163703</text:p>
          </table:table-cell>
          <table:table-cell table:number-columns-repeated="9"/>
        </table:table-row>
        <table:table-row table:style-name="ro1">
          <table:table-cell office:value-type="float" office:value="0.00758970664130242" calcext:value-type="float">
            <text:p>0.0075897066</text:p>
          </table:table-cell>
          <table:table-cell table:number-columns-repeated="9"/>
        </table:table-row>
        <table:table-row table:style-name="ro1">
          <table:table-cell office:value-type="float" office:value="0.00630798636493214" calcext:value-type="float">
            <text:p>0.0063079864</text:p>
          </table:table-cell>
          <table:table-cell table:number-columns-repeated="9"/>
        </table:table-row>
        <table:table-row table:style-name="ro1">
          <table:table-cell office:value-type="float" office:value="0.0124259966680382" calcext:value-type="float">
            <text:p>0.0124259967</text:p>
          </table:table-cell>
          <table:table-cell table:number-columns-repeated="9"/>
        </table:table-row>
        <table:table-row table:style-name="ro1">
          <table:table-cell office:value-type="float" office:value="0.0104299835581906" calcext:value-type="float">
            <text:p>0.0104299836</text:p>
          </table:table-cell>
          <table:table-cell table:number-columns-repeated="9"/>
        </table:table-row>
        <table:table-row table:style-name="ro1">
          <table:table-cell office:value-type="float" office:value="0.0110926869317737" calcext:value-type="float">
            <text:p>0.0110926869</text:p>
          </table:table-cell>
          <table:table-cell table:number-columns-repeated="9"/>
        </table:table-row>
        <table:table-row table:style-name="ro1">
          <table:table-cell office:value-type="float" office:value="0.0100851463501139" calcext:value-type="float">
            <text:p>0.0100851464</text:p>
          </table:table-cell>
          <table:table-cell table:number-columns-repeated="9"/>
        </table:table-row>
        <table:table-row table:style-name="ro1">
          <table:table-cell office:value-type="float" office:value="0.0119392715147007" calcext:value-type="float">
            <text:p>0.0119392715</text:p>
          </table:table-cell>
          <table:table-cell table:number-columns-repeated="9"/>
        </table:table-row>
        <table:table-row table:style-name="ro1">
          <table:table-cell office:value-type="float" office:value="0.0103257143901986" calcext:value-type="float">
            <text:p>0.0103257144</text:p>
          </table:table-cell>
          <table:table-cell table:number-columns-repeated="9"/>
        </table:table-row>
        <table:table-row table:style-name="ro1">
          <table:table-cell office:value-type="float" office:value="0.0132455284311519" calcext:value-type="float">
            <text:p>0.0132455284</text:p>
          </table:table-cell>
          <table:table-cell table:number-columns-repeated="9"/>
        </table:table-row>
        <table:table-row table:style-name="ro1">
          <table:table-cell office:value-type="float" office:value="0.0122882263844658" calcext:value-type="float">
            <text:p>0.0122882264</text:p>
          </table:table-cell>
          <table:table-cell table:number-columns-repeated="9"/>
        </table:table-row>
        <table:table-row table:style-name="ro1">
          <table:table-cell office:value-type="float" office:value="0.0140075911323006" calcext:value-type="float">
            <text:p>0.0140075911</text:p>
          </table:table-cell>
          <table:table-cell table:number-columns-repeated="9"/>
        </table:table-row>
        <table:table-row table:style-name="ro1">
          <table:table-cell office:value-type="float" office:value="0.0182190654585317" calcext:value-type="float">
            <text:p>0.0182190655</text:p>
          </table:table-cell>
          <table:table-cell table:number-columns-repeated="9"/>
        </table:table-row>
        <table:table-row table:style-name="ro1">
          <table:table-cell office:value-type="float" office:value="0.0195001426521249" calcext:value-type="float">
            <text:p>0.0195001427</text:p>
          </table:table-cell>
          <table:table-cell table:number-columns-repeated="9"/>
        </table:table-row>
        <table:table-row table:style-name="ro1">
          <table:table-cell office:value-type="float" office:value="0.0203460827753919" calcext:value-type="float">
            <text:p>0.0203460828</text:p>
          </table:table-cell>
          <table:table-cell table:number-columns-repeated="9"/>
        </table:table-row>
        <table:table-row table:style-name="ro1">
          <table:table-cell office:value-type="float" office:value="0.019526515998605" calcext:value-type="float">
            <text:p>0.019526516</text:p>
          </table:table-cell>
          <table:table-cell table:number-columns-repeated="9"/>
        </table:table-row>
        <table:table-row table:style-name="ro1">
          <table:table-cell office:value-type="float" office:value="0.018864154005991" calcext:value-type="float">
            <text:p>0.018864154</text:p>
          </table:table-cell>
          <table:table-cell table:number-columns-repeated="9"/>
        </table:table-row>
        <table:table-row table:style-name="ro1">
          <table:table-cell office:value-type="float" office:value="0.0178549194242635" calcext:value-type="float">
            <text:p>0.0178549194</text:p>
          </table:table-cell>
          <table:table-cell table:number-columns-repeated="9"/>
        </table:table-row>
        <table:table-row table:style-name="ro1">
          <table:table-cell office:value-type="float" office:value="0.0133322530247846" calcext:value-type="float">
            <text:p>0.013332253</text:p>
          </table:table-cell>
          <table:table-cell table:number-columns-repeated="9"/>
        </table:table-row>
        <table:table-row table:style-name="ro1">
          <table:table-cell office:value-type="float" office:value="0.013097871685897" calcext:value-type="float">
            <text:p>0.0130978717</text:p>
          </table:table-cell>
          <table:table-cell table:number-columns-repeated="9"/>
        </table:table-row>
        <table:table-row table:style-name="ro1">
          <table:table-cell office:value-type="float" office:value="0.0126820834286092" calcext:value-type="float">
            <text:p>0.0126820834</text:p>
          </table:table-cell>
          <table:table-cell table:number-columns-repeated="9"/>
        </table:table-row>
        <table:table-row table:style-name="ro1">
          <table:table-cell office:value-type="float" office:value="0.0137574635393556" calcext:value-type="float">
            <text:p>0.0137574635</text:p>
          </table:table-cell>
          <table:table-cell table:number-columns-repeated="9"/>
        </table:table-row>
        <table:table-row table:style-name="ro1">
          <table:table-cell office:value-type="float" office:value="0.01170901020028" calcext:value-type="float">
            <text:p>0.0117090102</text:p>
          </table:table-cell>
          <table:table-cell table:number-columns-repeated="9"/>
        </table:table-row>
        <table:table-row table:style-name="ro1">
          <table:table-cell office:value-type="float" office:value="0.0118452011033298" calcext:value-type="float">
            <text:p>0.0118452011</text:p>
          </table:table-cell>
          <table:table-cell table:number-columns-repeated="9"/>
        </table:table-row>
        <table:table-row table:style-name="ro1">
          <table:table-cell office:value-type="float" office:value="0.0123526177145548" calcext:value-type="float">
            <text:p>0.0123526177</text:p>
          </table:table-cell>
          <table:table-cell table:number-columns-repeated="9"/>
        </table:table-row>
        <table:table-row table:style-name="ro1">
          <table:table-cell office:value-type="float" office:value="0.0127157943359607" calcext:value-type="float">
            <text:p>0.0127157943</text:p>
          </table:table-cell>
          <table:table-cell table:number-columns-repeated="9"/>
        </table:table-row>
        <table:table-row table:style-name="ro1">
          <table:table-cell office:value-type="float" office:value="0.0112597704860571" calcext:value-type="float">
            <text:p>0.0112597705</text:p>
          </table:table-cell>
          <table:table-cell table:number-columns-repeated="9"/>
        </table:table-row>
        <table:table-row table:style-name="ro1">
          <table:table-cell office:value-type="float" office:value="0.0096072271778616" calcext:value-type="float">
            <text:p>0.0096072272</text:p>
          </table:table-cell>
          <table:table-cell table:number-columns-repeated="9"/>
        </table:table-row>
        <table:table-row table:style-name="ro1">
          <table:table-cell office:value-type="float" office:value="0.0105351439836476" calcext:value-type="float">
            <text:p>0.010535144</text:p>
          </table:table-cell>
          <table:table-cell table:number-columns-repeated="9"/>
        </table:table-row>
        <table:table-row table:style-name="ro1">
          <table:table-cell office:value-type="float" office:value="0.00954761694559075" calcext:value-type="float">
            <text:p>0.0095476169</text:p>
          </table:table-cell>
          <table:table-cell table:number-columns-repeated="9"/>
        </table:table-row>
        <table:table-row table:style-name="ro1">
          <table:table-cell office:value-type="float" office:value="0.00960113360758068" calcext:value-type="float">
            <text:p>0.0096011336</text:p>
          </table:table-cell>
          <table:table-cell table:number-columns-repeated="9"/>
        </table:table-row>
        <table:table-row table:style-name="ro1">
          <table:table-cell office:value-type="float" office:value="0.00864910180961929" calcext:value-type="float">
            <text:p>0.0086491018</text:p>
          </table:table-cell>
          <table:table-cell table:number-columns-repeated="9"/>
        </table:table-row>
        <table:table-row table:style-name="ro1">
          <table:table-cell office:value-type="float" office:value="0.00774151575844352" calcext:value-type="float">
            <text:p>0.0077415158</text:p>
          </table:table-cell>
          <table:table-cell table:number-columns-repeated="9"/>
        </table:table-row>
        <table:table-row table:style-name="ro1">
          <table:table-cell office:value-type="float" office:value="0.00950861641267596" calcext:value-type="float">
            <text:p>0.0095086164</text:p>
          </table:table-cell>
          <table:table-cell table:number-columns-repeated="9"/>
        </table:table-row>
        <table:table-row table:style-name="ro1">
          <table:table-cell office:value-type="float" office:value="0.00881716334790489" calcext:value-type="float">
            <text:p>0.0088171633</text:p>
          </table:table-cell>
          <table:table-cell table:number-columns-repeated="9"/>
        </table:table-row>
        <table:table-row table:style-name="ro1">
          <table:table-cell office:value-type="float" office:value="0.00903470090421705" calcext:value-type="float">
            <text:p>0.0090347009</text:p>
          </table:table-cell>
          <table:table-cell table:number-columns-repeated="9"/>
        </table:table-row>
        <table:table-row table:style-name="ro1">
          <table:table-cell office:value-type="float" office:value="0.00802716793141325" calcext:value-type="float">
            <text:p>0.0080271679</text:p>
          </table:table-cell>
          <table:table-cell table:number-columns-repeated="9"/>
        </table:table-row>
        <table:table-row table:style-name="ro1">
          <table:table-cell office:value-type="float" office:value="0.00759503128418379" calcext:value-type="float">
            <text:p>0.0075950313</text:p>
          </table:table-cell>
          <table:table-cell table:number-columns-repeated="9"/>
        </table:table-row>
        <table:table-row table:style-name="ro1">
          <table:table-cell office:value-type="float" office:value="0.00744261674587553" calcext:value-type="float">
            <text:p>0.0074426167</text:p>
          </table:table-cell>
          <table:table-cell table:number-columns-repeated="9"/>
        </table:table-row>
        <table:table-row table:style-name="ro1">
          <table:table-cell office:value-type="float" office:value="0.00794803254945808" calcext:value-type="float">
            <text:p>0.0079480325</text:p>
          </table:table-cell>
          <table:table-cell table:number-columns-repeated="9"/>
        </table:table-row>
        <table:table-row table:style-name="ro1">
          <table:table-cell office:value-type="float" office:value="0.00821505396649587" calcext:value-type="float">
            <text:p>0.008215054</text:p>
          </table:table-cell>
          <table:table-cell table:number-columns-repeated="9"/>
        </table:table-row>
        <table:table-row table:style-name="ro1">
          <table:table-cell office:value-type="float" office:value="0.00836167313549485" calcext:value-type="float">
            <text:p>0.0083616731</text:p>
          </table:table-cell>
          <table:table-cell table:number-columns-repeated="9"/>
        </table:table-row>
        <table:table-row table:style-name="ro1">
          <table:table-cell office:value-type="float" office:value="0.00823309923227941" calcext:value-type="float">
            <text:p>0.0082330992</text:p>
          </table:table-cell>
          <table:table-cell table:number-columns-repeated="9"/>
        </table:table-row>
        <table:table-row table:style-name="ro1">
          <table:table-cell office:value-type="float" office:value="0.00911779433571001" calcext:value-type="float">
            <text:p>0.0091177943</text:p>
          </table:table-cell>
          <table:table-cell table:number-columns-repeated="9"/>
        </table:table-row>
        <table:table-row table:style-name="ro1">
          <table:table-cell office:value-type="float" office:value="0.00867007925236096" calcext:value-type="float">
            <text:p>0.0086700793</text:p>
          </table:table-cell>
          <table:table-cell table:number-columns-repeated="9"/>
        </table:table-row>
        <table:table-row table:style-name="ro1">
          <table:table-cell office:value-type="float" office:value="0.0079300119970643" calcext:value-type="float">
            <text:p>0.007930012</text:p>
          </table:table-cell>
          <table:table-cell table:number-columns-repeated="9"/>
        </table:table-row>
        <table:table-row table:style-name="ro1">
          <table:table-cell office:value-type="float" office:value="0.00902187673130843" calcext:value-type="float">
            <text:p>0.0090218767</text:p>
          </table:table-cell>
          <table:table-cell table:number-columns-repeated="9"/>
        </table:table-row>
        <table:table-row table:style-name="ro1">
          <table:table-cell office:value-type="float" office:value="0.0096290289205317" calcext:value-type="float">
            <text:p>0.0096290289</text:p>
          </table:table-cell>
          <table:table-cell table:number-columns-repeated="9"/>
        </table:table-row>
        <table:table-row table:style-name="ro1">
          <table:table-cell office:value-type="float" office:value="0.010432526539606" calcext:value-type="float">
            <text:p>0.0104325265</text:p>
          </table:table-cell>
          <table:table-cell table:number-columns-repeated="9"/>
        </table:table-row>
        <table:table-row table:style-name="ro1">
          <table:table-cell office:value-type="float" office:value="0.0102696584058306" calcext:value-type="float">
            <text:p>0.0102696584</text:p>
          </table:table-cell>
          <table:table-cell table:number-columns-repeated="9"/>
        </table:table-row>
        <table:table-row table:style-name="ro1">
          <table:table-cell office:value-type="float" office:value="0.011220389097351" calcext:value-type="float">
            <text:p>0.0112203891</text:p>
          </table:table-cell>
          <table:table-cell table:number-columns-repeated="9"/>
        </table:table-row>
        <table:table-row table:style-name="ro1">
          <table:table-cell office:value-type="float" office:value="0.0104195642091481" calcext:value-type="float">
            <text:p>0.0104195642</text:p>
          </table:table-cell>
          <table:table-cell table:number-columns-repeated="9"/>
        </table:table-row>
        <table:table-row table:style-name="ro1">
          <table:table-cell office:value-type="float" office:value="0.0104247364722327" calcext:value-type="float">
            <text:p>0.0104247365</text:p>
          </table:table-cell>
          <table:table-cell table:number-columns-repeated="9"/>
        </table:table-row>
        <table:table-row table:style-name="ro1">
          <table:table-cell office:value-type="float" office:value="0.0106244409412959" calcext:value-type="float">
            <text:p>0.0106244409</text:p>
          </table:table-cell>
          <table:table-cell table:number-columns-repeated="9"/>
        </table:table-row>
        <table:table-row table:style-name="ro1">
          <table:table-cell office:value-type="float" office:value="0.00950737388362404" calcext:value-type="float">
            <text:p>0.0095073739</text:p>
          </table:table-cell>
          <table:table-cell table:number-columns-repeated="9"/>
        </table:table-row>
        <table:table-row table:style-name="ro1">
          <table:table-cell office:value-type="float" office:value="0.0106459046972883" calcext:value-type="float">
            <text:p>0.0106459047</text:p>
          </table:table-cell>
          <table:table-cell table:number-columns-repeated="9"/>
        </table:table-row>
        <table:table-row table:style-name="ro1">
          <table:table-cell office:value-type="float" office:value="0.010660270115082" calcext:value-type="float">
            <text:p>0.0106602701</text:p>
          </table:table-cell>
          <table:table-cell table:number-columns-repeated="9"/>
        </table:table-row>
        <table:table-row table:style-name="ro1">
          <table:table-cell office:value-type="float" office:value="0.0108043462692912" calcext:value-type="float">
            <text:p>0.0108043463</text:p>
          </table:table-cell>
          <table:table-cell table:number-columns-repeated="9"/>
        </table:table-row>
        <table:table-row table:style-name="ro1">
          <table:table-cell office:value-type="float" office:value="0.0114011213131962" calcext:value-type="float">
            <text:p>0.01140112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5417" calcext:value-type="float">
            <text:p>16541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0421939689498411" calcext:value-type="float">
            <text:p>0.0042193969</text:p>
          </table:table-cell>
          <table:table-cell table:number-columns-repeated="9"/>
        </table:table-row>
        <table:table-row table:style-name="ro1">
          <table:table-cell office:value-type="float" office:value="0.00604280799769623" calcext:value-type="float">
            <text:p>0.006042808</text:p>
          </table:table-cell>
          <table:table-cell table:number-columns-repeated="9"/>
        </table:table-row>
        <table:table-row table:style-name="ro1">
          <table:table-cell office:value-type="float" office:value="0.0068476106550865" calcext:value-type="float">
            <text:p>0.0068476107</text:p>
          </table:table-cell>
          <table:table-cell table:number-columns-repeated="9"/>
        </table:table-row>
        <table:table-row table:style-name="ro1">
          <table:table-cell office:value-type="float" office:value="0.00830430177651829" calcext:value-type="float">
            <text:p>0.0083043018</text:p>
          </table:table-cell>
          <table:table-cell table:number-columns-repeated="9"/>
        </table:table-row>
        <table:table-row table:style-name="ro1">
          <table:table-cell office:value-type="float" office:value="0.0135066745939391" calcext:value-type="float">
            <text:p>0.0135066746</text:p>
          </table:table-cell>
          <table:table-cell table:number-columns-repeated="9"/>
        </table:table-row>
        <table:table-row table:style-name="ro1">
          <table:table-cell office:value-type="float" office:value="0.0111239544525703" calcext:value-type="float">
            <text:p>0.0111239545</text:p>
          </table:table-cell>
          <table:table-cell table:number-columns-repeated="9"/>
        </table:table-row>
        <table:table-row table:style-name="ro1">
          <table:table-cell office:value-type="float" office:value="0.00797910363971421" calcext:value-type="float">
            <text:p>0.0079791036</text:p>
          </table:table-cell>
          <table:table-cell table:number-columns-repeated="9"/>
        </table:table-row>
        <table:table-row table:style-name="ro1">
          <table:table-cell office:value-type="float" office:value="0.0111877020783675" calcext:value-type="float">
            <text:p>0.0111877021</text:p>
          </table:table-cell>
          <table:table-cell table:number-columns-repeated="9"/>
        </table:table-row>
        <table:table-row table:style-name="ro1">
          <table:table-cell office:value-type="float" office:value="0.0123598025190079" calcext:value-type="float">
            <text:p>0.0123598025</text:p>
          </table:table-cell>
          <table:table-cell table:number-columns-repeated="9"/>
        </table:table-row>
        <table:table-row table:style-name="ro1">
          <table:table-cell office:value-type="float" office:value="0.0149042688996416" calcext:value-type="float">
            <text:p>0.0149042689</text:p>
          </table:table-cell>
          <table:table-cell table:number-columns-repeated="9"/>
        </table:table-row>
        <table:table-row table:style-name="ro1">
          <table:table-cell office:value-type="float" office:value="0.0178962091920462" calcext:value-type="float">
            <text:p>0.0178962092</text:p>
          </table:table-cell>
          <table:table-cell table:number-columns-repeated="9"/>
        </table:table-row>
        <table:table-row table:style-name="ro1">
          <table:table-cell office:value-type="float" office:value="0.0179609260100037" calcext:value-type="float">
            <text:p>0.017960926</text:p>
          </table:table-cell>
          <table:table-cell table:number-columns-repeated="9"/>
        </table:table-row>
        <table:table-row table:style-name="ro1">
          <table:table-cell office:value-type="float" office:value="0.0154617700079892" calcext:value-type="float">
            <text:p>0.01546177</text:p>
          </table:table-cell>
          <table:table-cell table:number-columns-repeated="9"/>
        </table:table-row>
        <table:table-row table:style-name="ro1">
          <table:table-cell office:value-type="float" office:value="0.00996560683441604" calcext:value-type="float">
            <text:p>0.0099656068</text:p>
          </table:table-cell>
          <table:table-cell table:number-columns-repeated="9"/>
        </table:table-row>
        <table:table-row table:style-name="ro1">
          <table:table-cell office:value-type="float" office:value="0.00857385700586912" calcext:value-type="float">
            <text:p>0.008573857</text:p>
          </table:table-cell>
          <table:table-cell table:number-columns-repeated="9"/>
        </table:table-row>
        <table:table-row table:style-name="ro1">
          <table:table-cell office:value-type="float" office:value="0.00809037387208611" calcext:value-type="float">
            <text:p>0.0080903739</text:p>
          </table:table-cell>
          <table:table-cell table:number-columns-repeated="9"/>
        </table:table-row>
        <table:table-row table:style-name="ro1">
          <table:table-cell office:value-type="float" office:value="0.00847710075866569" calcext:value-type="float">
            <text:p>0.0084771008</text:p>
          </table:table-cell>
          <table:table-cell table:number-columns-repeated="9"/>
        </table:table-row>
        <table:table-row table:style-name="ro1">
          <table:table-cell office:value-type="float" office:value="0.0064640663197689" calcext:value-type="float">
            <text:p>0.0064640663</text:p>
          </table:table-cell>
          <table:table-cell table:number-columns-repeated="9"/>
        </table:table-row>
        <table:table-row table:style-name="ro1">
          <table:table-cell office:value-type="float" office:value="0.00568739190330574" calcext:value-type="float">
            <text:p>0.0056873919</text:p>
          </table:table-cell>
          <table:table-cell table:number-columns-repeated="9"/>
        </table:table-row>
        <table:table-row table:style-name="ro1">
          <table:table-cell office:value-type="float" office:value="0.00593782595080942" calcext:value-type="float">
            <text:p>0.005937826</text:p>
          </table:table-cell>
          <table:table-cell table:number-columns-repeated="9"/>
        </table:table-row>
        <table:table-row table:style-name="ro1">
          <table:table-cell office:value-type="float" office:value="0.00632655686728164" calcext:value-type="float">
            <text:p>0.0063265569</text:p>
          </table:table-cell>
          <table:table-cell table:number-columns-repeated="9"/>
        </table:table-row>
        <table:table-row table:style-name="ro1">
          <table:table-cell office:value-type="float" office:value="0.00808360228631688" calcext:value-type="float">
            <text:p>0.0080836023</text:p>
          </table:table-cell>
          <table:table-cell table:number-columns-repeated="9"/>
        </table:table-row>
        <table:table-row table:style-name="ro1">
          <table:table-cell office:value-type="float" office:value="0.00688413522238327" calcext:value-type="float">
            <text:p>0.0068841352</text:p>
          </table:table-cell>
          <table:table-cell table:number-columns-repeated="9"/>
        </table:table-row>
        <table:table-row table:style-name="ro1">
          <table:table-cell office:value-type="float" office:value="0.00708730148356266" calcext:value-type="float">
            <text:p>0.0070873015</text:p>
          </table:table-cell>
          <table:table-cell table:number-columns-repeated="9"/>
        </table:table-row>
        <table:table-row table:style-name="ro1">
          <table:table-cell office:value-type="float" office:value="0.00616189676280537" calcext:value-type="float">
            <text:p>0.0061618968</text:p>
          </table:table-cell>
          <table:table-cell table:number-columns-repeated="9"/>
        </table:table-row>
        <table:table-row table:style-name="ro1">
          <table:table-cell office:value-type="float" office:value="0.00752117107866311" calcext:value-type="float">
            <text:p>0.0075211711</text:p>
          </table:table-cell>
          <table:table-cell table:number-columns-repeated="9"/>
        </table:table-row>
        <table:table-row table:style-name="ro1">
          <table:table-cell office:value-type="float" office:value="0.00760583791277991" calcext:value-type="float">
            <text:p>0.0076058379</text:p>
          </table:table-cell>
          <table:table-cell table:number-columns-repeated="9"/>
        </table:table-row>
        <table:table-row table:style-name="ro1">
          <table:table-cell office:value-type="float" office:value="0.00823433110090064" calcext:value-type="float">
            <text:p>0.0082343311</text:p>
          </table:table-cell>
          <table:table-cell table:number-columns-repeated="9"/>
        </table:table-row>
        <table:table-row table:style-name="ro1">
          <table:table-cell office:value-type="float" office:value="0.00664243632943038" calcext:value-type="float">
            <text:p>0.0066424363</text:p>
          </table:table-cell>
          <table:table-cell table:number-columns-repeated="9"/>
        </table:table-row>
        <table:table-row table:style-name="ro1">
          <table:table-cell office:value-type="float" office:value="0.00748986178063719" calcext:value-type="float">
            <text:p>0.0074898618</text:p>
          </table:table-cell>
          <table:table-cell table:number-columns-repeated="9"/>
        </table:table-row>
        <table:table-row table:style-name="ro1">
          <table:table-cell office:value-type="float" office:value="0.00791383633284879" calcext:value-type="float">
            <text:p>0.0079138363</text:p>
          </table:table-cell>
          <table:table-cell table:number-columns-repeated="9"/>
        </table:table-row>
        <table:table-row table:style-name="ro1">
          <table:table-cell office:value-type="float" office:value="0.00844796147347422" calcext:value-type="float">
            <text:p>0.0084479615</text:p>
          </table:table-cell>
          <table:table-cell table:number-columns-repeated="9"/>
        </table:table-row>
        <table:table-row table:style-name="ro1">
          <table:table-cell office:value-type="float" office:value="0.00856343116819051" calcext:value-type="float">
            <text:p>0.0085634312</text:p>
          </table:table-cell>
          <table:table-cell table:number-columns-repeated="9"/>
        </table:table-row>
        <table:table-row table:style-name="ro1">
          <table:table-cell office:value-type="float" office:value="0.00900404708490354" calcext:value-type="float">
            <text:p>0.0090040471</text:p>
          </table:table-cell>
          <table:table-cell table:number-columns-repeated="9"/>
        </table:table-row>
        <table:table-row table:style-name="ro1">
          <table:table-cell office:value-type="float" office:value="0.00901062620872954" calcext:value-type="float">
            <text:p>0.0090106262</text:p>
          </table:table-cell>
          <table:table-cell table:number-columns-repeated="9"/>
        </table:table-row>
        <table:table-row table:style-name="ro1">
          <table:table-cell office:value-type="float" office:value="0.00857145793290943" calcext:value-type="float">
            <text:p>0.0085714579</text:p>
          </table:table-cell>
          <table:table-cell table:number-columns-repeated="9"/>
        </table:table-row>
        <table:table-row table:style-name="ro1">
          <table:table-cell office:value-type="float" office:value="0.00881654416926402" calcext:value-type="float">
            <text:p>0.0088165442</text:p>
          </table:table-cell>
          <table:table-cell table:number-columns-repeated="9"/>
        </table:table-row>
        <table:table-row table:style-name="ro1">
          <table:table-cell office:value-type="float" office:value="0.00841430958775811" calcext:value-type="float">
            <text:p>0.0084143096</text:p>
          </table:table-cell>
          <table:table-cell table:number-columns-repeated="9"/>
        </table:table-row>
        <table:table-row table:style-name="ro1">
          <table:table-cell office:value-type="float" office:value="0.00810574831273048" calcext:value-type="float">
            <text:p>0.0081057483</text:p>
          </table:table-cell>
          <table:table-cell table:number-columns-repeated="9"/>
        </table:table-row>
        <table:table-row table:style-name="ro1">
          <table:table-cell office:value-type="float" office:value="0.00793327695856628" calcext:value-type="float">
            <text:p>0.007933277</text:p>
          </table:table-cell>
          <table:table-cell table:number-columns-repeated="9"/>
        </table:table-row>
        <table:table-row table:style-name="ro1">
          <table:table-cell office:value-type="float" office:value="0.00926632757820873" calcext:value-type="float">
            <text:p>0.0092663276</text:p>
          </table:table-cell>
          <table:table-cell table:number-columns-repeated="9"/>
        </table:table-row>
        <table:table-row table:style-name="ro1">
          <table:table-cell office:value-type="float" office:value="0.00898383130239884" calcext:value-type="float">
            <text:p>0.0089838313</text:p>
          </table:table-cell>
          <table:table-cell table:number-columns-repeated="9"/>
        </table:table-row>
        <table:table-row table:style-name="ro1">
          <table:table-cell office:value-type="float" office:value="0.00856354341745271" calcext:value-type="float">
            <text:p>0.0085635434</text:p>
          </table:table-cell>
          <table:table-cell table:number-columns-repeated="9"/>
        </table:table-row>
        <table:table-row table:style-name="ro1">
          <table:table-cell office:value-type="float" office:value="0.00907652435902373" calcext:value-type="float">
            <text:p>0.0090765244</text:p>
          </table:table-cell>
          <table:table-cell table:number-columns-repeated="9"/>
        </table:table-row>
        <table:table-row table:style-name="ro1">
          <table:table-cell office:value-type="float" office:value="0.00841325194540122" calcext:value-type="float">
            <text:p>0.0084132519</text:p>
          </table:table-cell>
          <table:table-cell table:number-columns-repeated="9"/>
        </table:table-row>
        <table:table-row table:style-name="ro1">
          <table:table-cell office:value-type="float" office:value="0.0103354005065765" calcext:value-type="float">
            <text:p>0.0103354005</text:p>
          </table:table-cell>
          <table:table-cell table:number-columns-repeated="9"/>
        </table:table-row>
        <table:table-row table:style-name="ro1">
          <table:table-cell office:value-type="float" office:value="0.01038050038664" calcext:value-type="float">
            <text:p>0.0103805004</text:p>
          </table:table-cell>
          <table:table-cell table:number-columns-repeated="9"/>
        </table:table-row>
        <table:table-row table:style-name="ro1">
          <table:table-cell office:value-type="float" office:value="0.0110190534536449" calcext:value-type="float">
            <text:p>0.0110190535</text:p>
          </table:table-cell>
          <table:table-cell table:number-columns-repeated="9"/>
        </table:table-row>
        <table:table-row table:style-name="ro1">
          <table:table-cell office:value-type="float" office:value="0.011501401864153" calcext:value-type="float">
            <text:p>0.0115014019</text:p>
          </table:table-cell>
          <table:table-cell table:number-columns-repeated="9"/>
        </table:table-row>
        <table:table-row table:style-name="ro1">
          <table:table-cell office:value-type="float" office:value="0.0130563523490546" calcext:value-type="float">
            <text:p>0.0130563523</text:p>
          </table:table-cell>
          <table:table-cell table:number-columns-repeated="9"/>
        </table:table-row>
        <table:table-row table:style-name="ro1">
          <table:table-cell office:value-type="float" office:value="0.0122379689769785" calcext:value-type="float">
            <text:p>0.012237969</text:p>
          </table:table-cell>
          <table:table-cell table:number-columns-repeated="9"/>
        </table:table-row>
        <table:table-row table:style-name="ro1">
          <table:table-cell office:value-type="float" office:value="0.012250016408267" calcext:value-type="float">
            <text:p>0.0122500164</text:p>
          </table:table-cell>
          <table:table-cell table:number-columns-repeated="9"/>
        </table:table-row>
        <table:table-row table:style-name="ro1">
          <table:table-cell office:value-type="float" office:value="0.0113482812367127" calcext:value-type="float">
            <text:p>0.0113482812</text:p>
          </table:table-cell>
          <table:table-cell table:number-columns-repeated="9"/>
        </table:table-row>
        <table:table-row table:style-name="ro1">
          <table:table-cell office:value-type="float" office:value="0.010433000943063" calcext:value-type="float">
            <text:p>0.0104330009</text:p>
          </table:table-cell>
          <table:table-cell table:number-columns-repeated="9"/>
        </table:table-row>
        <table:table-row table:style-name="ro1">
          <table:table-cell office:value-type="float" office:value="0.00944396591659882" calcext:value-type="float">
            <text:p>0.0094439659</text:p>
          </table:table-cell>
          <table:table-cell table:number-columns-repeated="9"/>
        </table:table-row>
        <table:table-row table:style-name="ro1">
          <table:table-cell office:value-type="float" office:value="0.0103549004793322" calcext:value-type="float">
            <text:p>0.0103549005</text:p>
          </table:table-cell>
          <table:table-cell table:number-columns-repeated="9"/>
        </table:table-row>
        <table:table-row table:style-name="ro1">
          <table:table-cell office:value-type="float" office:value="0.0111780934089953" calcext:value-type="float">
            <text:p>0.0111780934</text:p>
          </table:table-cell>
          <table:table-cell table:number-columns-repeated="9"/>
        </table:table-row>
        <table:table-row table:style-name="ro1">
          <table:table-cell office:value-type="float" office:value="0.0127653303173378" calcext:value-type="float">
            <text:p>0.0127653303</text:p>
          </table:table-cell>
          <table:table-cell table:number-columns-repeated="9"/>
        </table:table-row>
        <table:table-row table:style-name="ro1">
          <table:table-cell office:value-type="float" office:value="0.0128095531149283" calcext:value-type="float">
            <text:p>0.0128095531</text:p>
          </table:table-cell>
          <table:table-cell table:number-columns-repeated="9"/>
        </table:table-row>
        <table:table-row table:style-name="ro1">
          <table:table-cell office:value-type="float" office:value="0.0128928842592851" calcext:value-type="float">
            <text:p>0.0128928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5454" calcext:value-type="float">
            <text:p>16545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00384466138286554" calcext:value-type="float">
            <text:p>0.0038446614</text:p>
          </table:table-cell>
          <table:table-cell table:number-columns-repeated="9"/>
        </table:table-row>
        <table:table-row table:style-name="ro1">
          <table:table-cell office:value-type="float" office:value="0.0037961535466015" calcext:value-type="float">
            <text:p>0.0037961535</text:p>
          </table:table-cell>
          <table:table-cell table:number-columns-repeated="9"/>
        </table:table-row>
        <table:table-row table:style-name="ro1">
          <table:table-cell office:value-type="float" office:value="0.00668911410301381" calcext:value-type="float">
            <text:p>0.0066891141</text:p>
          </table:table-cell>
          <table:table-cell table:number-columns-repeated="9"/>
        </table:table-row>
        <table:table-row table:style-name="ro1">
          <table:table-cell office:value-type="float" office:value="0.0168126587919466" calcext:value-type="float">
            <text:p>0.0168126588</text:p>
          </table:table-cell>
          <table:table-cell table:number-columns-repeated="9"/>
        </table:table-row>
        <table:table-row table:style-name="ro1">
          <table:table-cell office:value-type="float" office:value="0.0152449044914056" calcext:value-type="float">
            <text:p>0.0152449045</text:p>
          </table:table-cell>
          <table:table-cell table:number-columns-repeated="9"/>
        </table:table-row>
        <table:table-row table:style-name="ro1">
          <table:table-cell office:value-type="float" office:value="0.0140004165077627" calcext:value-type="float">
            <text:p>0.0140004165</text:p>
          </table:table-cell>
          <table:table-cell table:number-columns-repeated="9"/>
        </table:table-row>
        <table:table-row table:style-name="ro1">
          <table:table-cell office:value-type="float" office:value="0.0115413459723148" calcext:value-type="float">
            <text:p>0.011541346</text:p>
          </table:table-cell>
          <table:table-cell table:number-columns-repeated="9"/>
        </table:table-row>
        <table:table-row table:style-name="ro1">
          <table:table-cell office:value-type="float" office:value="0.00918998848833326" calcext:value-type="float">
            <text:p>0.0091899885</text:p>
          </table:table-cell>
          <table:table-cell table:number-columns-repeated="9"/>
        </table:table-row>
        <table:table-row table:style-name="ro1">
          <table:table-cell office:value-type="float" office:value="0.009314709694527" calcext:value-type="float">
            <text:p>0.0093147097</text:p>
          </table:table-cell>
          <table:table-cell table:number-columns-repeated="9"/>
        </table:table-row>
        <table:table-row table:style-name="ro1">
          <table:table-cell office:value-type="float" office:value="0.00911200406343544" calcext:value-type="float">
            <text:p>0.0091120041</text:p>
          </table:table-cell>
          <table:table-cell table:number-columns-repeated="9"/>
        </table:table-row>
        <table:table-row table:style-name="ro1">
          <table:table-cell office:value-type="float" office:value="0.0082417688246895" calcext:value-type="float">
            <text:p>0.0082417688</text:p>
          </table:table-cell>
          <table:table-cell table:number-columns-repeated="9"/>
        </table:table-row>
        <table:table-row table:style-name="ro1">
          <table:table-cell office:value-type="float" office:value="0.00830357656969831" calcext:value-type="float">
            <text:p>0.0083035766</text:p>
          </table:table-cell>
          <table:table-cell table:number-columns-repeated="9"/>
        </table:table-row>
        <table:table-row table:style-name="ro1">
          <table:table-cell office:value-type="float" office:value="0.00752726224915266" calcext:value-type="float">
            <text:p>0.0075272622</text:p>
          </table:table-cell>
          <table:table-cell table:number-columns-repeated="9"/>
        </table:table-row>
        <table:table-row table:style-name="ro1">
          <table:table-cell office:value-type="float" office:value="0.0107882939752488" calcext:value-type="float">
            <text:p>0.010788294</text:p>
          </table:table-cell>
          <table:table-cell table:number-columns-repeated="9"/>
        </table:table-row>
        <table:table-row table:style-name="ro1">
          <table:table-cell office:value-type="float" office:value="0.0137169551575695" calcext:value-type="float">
            <text:p>0.0137169552</text:p>
          </table:table-cell>
          <table:table-cell table:number-columns-repeated="9"/>
        </table:table-row>
        <table:table-row table:style-name="ro1">
          <table:table-cell office:value-type="float" office:value="0.0111994353325797" calcext:value-type="float">
            <text:p>0.0111994353</text:p>
          </table:table-cell>
          <table:table-cell table:number-columns-repeated="9"/>
        </table:table-row>
        <table:table-row table:style-name="ro1">
          <table:table-cell office:value-type="float" office:value="0.0112937682554016" calcext:value-type="float">
            <text:p>0.0112937683</text:p>
          </table:table-cell>
          <table:table-cell table:number-columns-repeated="9"/>
        </table:table-row>
        <table:table-row table:style-name="ro1">
          <table:table-cell office:value-type="float" office:value="0.0102008381192245" calcext:value-type="float">
            <text:p>0.0102008381</text:p>
          </table:table-cell>
          <table:table-cell table:number-columns-repeated="9"/>
        </table:table-row>
        <table:table-row table:style-name="ro1">
          <table:table-cell office:value-type="float" office:value="0.0113836512748114" calcext:value-type="float">
            <text:p>0.0113836513</text:p>
          </table:table-cell>
          <table:table-cell table:number-columns-repeated="9"/>
        </table:table-row>
        <table:table-row table:style-name="ro1">
          <table:table-cell office:value-type="float" office:value="0.0138915418555134" calcext:value-type="float">
            <text:p>0.0138915419</text:p>
          </table:table-cell>
          <table:table-cell table:number-columns-repeated="9"/>
        </table:table-row>
        <table:table-row table:style-name="ro1">
          <table:table-cell office:value-type="float" office:value="0.0164765134287378" calcext:value-type="float">
            <text:p>0.0164765134</text:p>
          </table:table-cell>
          <table:table-cell table:number-columns-repeated="9"/>
        </table:table-row>
        <table:table-row table:style-name="ro1">
          <table:table-cell office:value-type="float" office:value="0.0179664041910588" calcext:value-type="float">
            <text:p>0.0179664042</text:p>
          </table:table-cell>
          <table:table-cell table:number-columns-repeated="9"/>
        </table:table-row>
        <table:table-row table:style-name="ro1">
          <table:table-cell office:value-type="float" office:value="0.0188710516773608" calcext:value-type="float">
            <text:p>0.0188710517</text:p>
          </table:table-cell>
          <table:table-cell table:number-columns-repeated="9"/>
        </table:table-row>
        <table:table-row table:style-name="ro1">
          <table:table-cell office:value-type="float" office:value="0.0188921522629479" calcext:value-type="float">
            <text:p>0.0188921523</text:p>
          </table:table-cell>
          <table:table-cell table:number-columns-repeated="9"/>
        </table:table-row>
        <table:table-row table:style-name="ro1">
          <table:table-cell office:value-type="float" office:value="0.0166567255867078" calcext:value-type="float">
            <text:p>0.0166567256</text:p>
          </table:table-cell>
          <table:table-cell table:number-columns-repeated="9"/>
        </table:table-row>
        <table:table-row table:style-name="ro1">
          <table:table-cell office:value-type="float" office:value="0.0173351599377606" calcext:value-type="float">
            <text:p>0.0173351599</text:p>
          </table:table-cell>
          <table:table-cell table:number-columns-repeated="9"/>
        </table:table-row>
        <table:table-row table:style-name="ro1">
          <table:table-cell office:value-type="float" office:value="0.0170379562414828" calcext:value-type="float">
            <text:p>0.0170379562</text:p>
          </table:table-cell>
          <table:table-cell table:number-columns-repeated="9"/>
        </table:table-row>
        <table:table-row table:style-name="ro1">
          <table:table-cell office:value-type="float" office:value="0.0173035431937378" calcext:value-type="float">
            <text:p>0.0173035432</text:p>
          </table:table-cell>
          <table:table-cell table:number-columns-repeated="9"/>
        </table:table-row>
        <table:table-row table:style-name="ro1">
          <table:table-cell office:value-type="float" office:value="0.018394980059651" calcext:value-type="float">
            <text:p>0.0183949801</text:p>
          </table:table-cell>
          <table:table-cell table:number-columns-repeated="9"/>
        </table:table-row>
        <table:table-row table:style-name="ro1">
          <table:table-cell office:value-type="float" office:value="0.0163210626021501" calcext:value-type="float">
            <text:p>0.0163210626</text:p>
          </table:table-cell>
          <table:table-cell table:number-columns-repeated="9"/>
        </table:table-row>
        <table:table-row table:style-name="ro1">
          <table:table-cell office:value-type="float" office:value="0.0164994023385772" calcext:value-type="float">
            <text:p>0.0164994023</text:p>
          </table:table-cell>
          <table:table-cell table:number-columns-repeated="9"/>
        </table:table-row>
        <table:table-row table:style-name="ro1">
          <table:table-cell office:value-type="float" office:value="0.0170638642189088" calcext:value-type="float">
            <text:p>0.0170638642</text:p>
          </table:table-cell>
          <table:table-cell table:number-columns-repeated="9"/>
        </table:table-row>
        <table:table-row table:style-name="ro1">
          <table:table-cell office:value-type="float" office:value="0.0157379192860484" calcext:value-type="float">
            <text:p>0.0157379193</text:p>
          </table:table-cell>
          <table:table-cell table:number-columns-repeated="9"/>
        </table:table-row>
        <table:table-row table:style-name="ro1">
          <table:table-cell office:value-type="float" office:value="0.0161936755267076" calcext:value-type="float">
            <text:p>0.0161936755</text:p>
          </table:table-cell>
          <table:table-cell table:number-columns-repeated="9"/>
        </table:table-row>
        <table:table-row table:style-name="ro1">
          <table:table-cell office:value-type="float" office:value="0.0162437012334444" calcext:value-type="float">
            <text:p>0.0162437012</text:p>
          </table:table-cell>
          <table:table-cell table:number-columns-repeated="9"/>
        </table:table-row>
        <table:table-row table:style-name="ro1">
          <table:table-cell office:value-type="float" office:value="0.0161225078526839" calcext:value-type="float">
            <text:p>0.0161225079</text:p>
          </table:table-cell>
          <table:table-cell table:number-columns-repeated="9"/>
        </table:table-row>
        <table:table-row table:style-name="ro1">
          <table:table-cell office:value-type="float" office:value="0.0165825648210339" calcext:value-type="float">
            <text:p>0.0165825648</text:p>
          </table:table-cell>
          <table:table-cell table:number-columns-repeated="9"/>
        </table:table-row>
        <table:table-row table:style-name="ro1">
          <table:table-cell office:value-type="float" office:value="0.0183274141949079" calcext:value-type="float">
            <text:p>0.0183274142</text:p>
          </table:table-cell>
          <table:table-cell table:number-columns-repeated="9"/>
        </table:table-row>
        <table:table-row table:style-name="ro1">
          <table:table-cell office:value-type="float" office:value="0.0194288584719786" calcext:value-type="float">
            <text:p>0.0194288585</text:p>
          </table:table-cell>
          <table:table-cell table:number-columns-repeated="9"/>
        </table:table-row>
        <table:table-row table:style-name="ro1">
          <table:table-cell office:value-type="float" office:value="0.020424057627564" calcext:value-type="float">
            <text:p>0.0204240576</text:p>
          </table:table-cell>
          <table:table-cell table:number-columns-repeated="9"/>
        </table:table-row>
        <table:table-row table:style-name="ro1">
          <table:table-cell office:value-type="float" office:value="0.0184376093263876" calcext:value-type="float">
            <text:p>0.0184376093</text:p>
          </table:table-cell>
          <table:table-cell table:number-columns-repeated="9"/>
        </table:table-row>
        <table:table-row table:style-name="ro1">
          <table:table-cell office:value-type="float" office:value="0.0169522555413084" calcext:value-type="float">
            <text:p>0.0169522555</text:p>
          </table:table-cell>
          <table:table-cell table:number-columns-repeated="9"/>
        </table:table-row>
        <table:table-row table:style-name="ro1">
          <table:table-cell office:value-type="float" office:value="0.0178401046386191" calcext:value-type="float">
            <text:p>0.0178401046</text:p>
          </table:table-cell>
          <table:table-cell table:number-columns-repeated="9"/>
        </table:table-row>
        <table:table-row table:style-name="ro1">
          <table:table-cell office:value-type="float" office:value="0.0162937449503709" calcext:value-type="float">
            <text:p>0.016293745</text:p>
          </table:table-cell>
          <table:table-cell table:number-columns-repeated="9"/>
        </table:table-row>
        <table:table-row table:style-name="ro1">
          <table:table-cell office:value-type="float" office:value="0.0162463525265273" calcext:value-type="float">
            <text:p>0.0162463525</text:p>
          </table:table-cell>
          <table:table-cell table:number-columns-repeated="9"/>
        </table:table-row>
        <table:table-row table:style-name="ro1">
          <table:table-cell office:value-type="float" office:value="0.0164710036871566" calcext:value-type="float">
            <text:p>0.0164710037</text:p>
          </table:table-cell>
          <table:table-cell table:number-columns-repeated="9"/>
        </table:table-row>
        <table:table-row table:style-name="ro1">
          <table:table-cell office:value-type="float" office:value="0.0148851829250014" calcext:value-type="float">
            <text:p>0.0148851829</text:p>
          </table:table-cell>
          <table:table-cell table:number-columns-repeated="9"/>
        </table:table-row>
        <table:table-row table:style-name="ro1">
          <table:table-cell office:value-type="float" office:value="0.0133744115005354" calcext:value-type="float">
            <text:p>0.0133744115</text:p>
          </table:table-cell>
          <table:table-cell table:number-columns-repeated="9"/>
        </table:table-row>
        <table:table-row table:style-name="ro1">
          <table:table-cell office:value-type="float" office:value="0.0123129784318245" calcext:value-type="float">
            <text:p>0.0123129784</text:p>
          </table:table-cell>
          <table:table-cell table:number-columns-repeated="9"/>
        </table:table-row>
        <table:table-row table:style-name="ro1">
          <table:table-cell office:value-type="float" office:value="0.0109812920073212" calcext:value-type="float">
            <text:p>0.010981292</text:p>
          </table:table-cell>
          <table:table-cell table:number-columns-repeated="9"/>
        </table:table-row>
        <table:table-row table:style-name="ro1">
          <table:table-cell office:value-type="float" office:value="0.0117819128824703" calcext:value-type="float">
            <text:p>0.0117819129</text:p>
          </table:table-cell>
          <table:table-cell table:number-columns-repeated="9"/>
        </table:table-row>
        <table:table-row table:style-name="ro1">
          <table:table-cell office:value-type="float" office:value="0.0127441903099554" calcext:value-type="float">
            <text:p>0.0127441903</text:p>
          </table:table-cell>
          <table:table-cell table:number-columns-repeated="9"/>
        </table:table-row>
        <table:table-row table:style-name="ro1">
          <table:table-cell office:value-type="float" office:value="0.0127890887808642" calcext:value-type="float">
            <text:p>0.0127890888</text:p>
          </table:table-cell>
          <table:table-cell table:number-columns-repeated="9"/>
        </table:table-row>
        <table:table-row table:style-name="ro1">
          <table:table-cell office:value-type="float" office:value="0.0139701245262688" calcext:value-type="float">
            <text:p>0.0139701245</text:p>
          </table:table-cell>
          <table:table-cell table:number-columns-repeated="9"/>
        </table:table-row>
        <table:table-row table:style-name="ro1">
          <table:table-cell office:value-type="float" office:value="0.0135739897051163" calcext:value-type="float">
            <text:p>0.0135739897</text:p>
          </table:table-cell>
          <table:table-cell table:number-columns-repeated="9"/>
        </table:table-row>
        <table:table-row table:style-name="ro1">
          <table:table-cell office:value-type="float" office:value="0.0134441948547367" calcext:value-type="float">
            <text:p>0.0134441949</text:p>
          </table:table-cell>
          <table:table-cell table:number-columns-repeated="9"/>
        </table:table-row>
        <table:table-row table:style-name="ro1">
          <table:table-cell office:value-type="float" office:value="0.0132645473744243" calcext:value-type="float">
            <text:p>0.0132645474</text:p>
          </table:table-cell>
          <table:table-cell table:number-columns-repeated="9"/>
        </table:table-row>
        <table:table-row table:style-name="ro1">
          <table:table-cell office:value-type="float" office:value="0.0129552910535199" calcext:value-type="float">
            <text:p>0.0129552911</text:p>
          </table:table-cell>
          <table:table-cell table:number-columns-repeated="9"/>
        </table:table-row>
        <table:table-row table:style-name="ro1">
          <table:table-cell office:value-type="float" office:value="0.0131343227038921" calcext:value-type="float">
            <text:p>0.0131343227</text:p>
          </table:table-cell>
          <table:table-cell table:number-columns-repeated="9"/>
        </table:table-row>
        <table:table-row table:style-name="ro1">
          <table:table-cell office:value-type="float" office:value="0.0143853769096766" calcext:value-type="float">
            <text:p>0.01438537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5483" calcext:value-type="float">
            <text:p>1654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00403105056064068" calcext:value-type="float">
            <text:p>0.0040310506</text:p>
          </table:table-cell>
          <table:table-cell table:number-columns-repeated="9"/>
        </table:table-row>
        <table:table-row table:style-name="ro1">
          <table:table-cell office:value-type="float" office:value="0.00480673873389161" calcext:value-type="float">
            <text:p>0.0048067387</text:p>
          </table:table-cell>
          <table:table-cell table:number-columns-repeated="9"/>
        </table:table-row>
        <table:table-row table:style-name="ro1">
          <table:table-cell office:value-type="float" office:value="0.00622347218422464" calcext:value-type="float">
            <text:p>0.0062234722</text:p>
          </table:table-cell>
          <table:table-cell table:number-columns-repeated="9"/>
        </table:table-row>
        <table:table-row table:style-name="ro1">
          <table:table-cell office:value-type="float" office:value="0.00967349136090871" calcext:value-type="float">
            <text:p>0.0096734914</text:p>
          </table:table-cell>
          <table:table-cell table:number-columns-repeated="9"/>
        </table:table-row>
        <table:table-row table:style-name="ro1">
          <table:table-cell office:value-type="float" office:value="0.0108851283995833" calcext:value-type="float">
            <text:p>0.0108851284</text:p>
          </table:table-cell>
          <table:table-cell table:number-columns-repeated="9"/>
        </table:table-row>
        <table:table-row table:style-name="ro1">
          <table:table-cell office:value-type="float" office:value="0.0157112460313352" calcext:value-type="float">
            <text:p>0.015711246</text:p>
          </table:table-cell>
          <table:table-cell table:number-columns-repeated="9"/>
        </table:table-row>
        <table:table-row table:style-name="ro1">
          <table:table-cell office:value-type="float" office:value="0.0137826230487745" calcext:value-type="float">
            <text:p>0.013782623</text:p>
          </table:table-cell>
          <table:table-cell table:number-columns-repeated="9"/>
        </table:table-row>
        <table:table-row table:style-name="ro1">
          <table:table-cell office:value-type="float" office:value="0.0104576174075668" calcext:value-type="float">
            <text:p>0.0104576174</text:p>
          </table:table-cell>
          <table:table-cell table:number-columns-repeated="9"/>
        </table:table-row>
        <table:table-row table:style-name="ro1">
          <table:table-cell office:value-type="float" office:value="0.00779656678997055" calcext:value-type="float">
            <text:p>0.0077965668</text:p>
          </table:table-cell>
          <table:table-cell table:number-columns-repeated="9"/>
        </table:table-row>
        <table:table-row table:style-name="ro1">
          <table:table-cell office:value-type="float" office:value="0.00988192992306153" calcext:value-type="float">
            <text:p>0.0098819299</text:p>
          </table:table-cell>
          <table:table-cell table:number-columns-repeated="9"/>
        </table:table-row>
        <table:table-row table:style-name="ro1">
          <table:table-cell office:value-type="float" office:value="0.0094843930595981" calcext:value-type="float">
            <text:p>0.0094843931</text:p>
          </table:table-cell>
          <table:table-cell table:number-columns-repeated="9"/>
        </table:table-row>
        <table:table-row table:style-name="ro1">
          <table:table-cell office:value-type="float" office:value="0.0118280979958016" calcext:value-type="float">
            <text:p>0.011828098</text:p>
          </table:table-cell>
          <table:table-cell table:number-columns-repeated="9"/>
        </table:table-row>
        <table:table-row table:style-name="ro1">
          <table:table-cell office:value-type="float" office:value="0.00873285556134115" calcext:value-type="float">
            <text:p>0.0087328556</text:p>
          </table:table-cell>
          <table:table-cell table:number-columns-repeated="9"/>
        </table:table-row>
        <table:table-row table:style-name="ro1">
          <table:table-cell office:value-type="float" office:value="0.0100085418072114" calcext:value-type="float">
            <text:p>0.0100085418</text:p>
          </table:table-cell>
          <table:table-cell table:number-columns-repeated="9"/>
        </table:table-row>
        <table:table-row table:style-name="ro1">
          <table:table-cell office:value-type="float" office:value="0.00931857720294994" calcext:value-type="float">
            <text:p>0.0093185772</text:p>
          </table:table-cell>
          <table:table-cell table:number-columns-repeated="9"/>
        </table:table-row>
        <table:table-row table:style-name="ro1">
          <table:table-cell office:value-type="float" office:value="0.0109561933096223" calcext:value-type="float">
            <text:p>0.0109561933</text:p>
          </table:table-cell>
          <table:table-cell table:number-columns-repeated="9"/>
        </table:table-row>
        <table:table-row table:style-name="ro1">
          <table:table-cell office:value-type="float" office:value="0.0101118741850246" calcext:value-type="float">
            <text:p>0.0101118742</text:p>
          </table:table-cell>
          <table:table-cell table:number-columns-repeated="9"/>
        </table:table-row>
        <table:table-row table:style-name="ro1">
          <table:table-cell office:value-type="float" office:value="0.00895652997581309" calcext:value-type="float">
            <text:p>0.00895653</text:p>
          </table:table-cell>
          <table:table-cell table:number-columns-repeated="9"/>
        </table:table-row>
        <table:table-row table:style-name="ro1">
          <table:table-cell office:value-type="float" office:value="0.007431272160482" calcext:value-type="float">
            <text:p>0.0074312722</text:p>
          </table:table-cell>
          <table:table-cell table:number-columns-repeated="9"/>
        </table:table-row>
        <table:table-row table:style-name="ro1">
          <table:table-cell office:value-type="float" office:value="0.00719975395491913" calcext:value-type="float">
            <text:p>0.007199754</text:p>
          </table:table-cell>
          <table:table-cell table:number-columns-repeated="9"/>
        </table:table-row>
        <table:table-row table:style-name="ro1">
          <table:table-cell office:value-type="float" office:value="0.00747261065461655" calcext:value-type="float">
            <text:p>0.0074726107</text:p>
          </table:table-cell>
          <table:table-cell table:number-columns-repeated="9"/>
        </table:table-row>
        <table:table-row table:style-name="ro1">
          <table:table-cell office:value-type="float" office:value="0.00783037692857638" calcext:value-type="float">
            <text:p>0.0078303769</text:p>
          </table:table-cell>
          <table:table-cell table:number-columns-repeated="9"/>
        </table:table-row>
        <table:table-row table:style-name="ro1">
          <table:table-cell office:value-type="float" office:value="0.00735054057857863" calcext:value-type="float">
            <text:p>0.0073505406</text:p>
          </table:table-cell>
          <table:table-cell table:number-columns-repeated="9"/>
        </table:table-row>
        <table:table-row table:style-name="ro1">
          <table:table-cell office:value-type="float" office:value="0.00735223948953132" calcext:value-type="float">
            <text:p>0.0073522395</text:p>
          </table:table-cell>
          <table:table-cell table:number-columns-repeated="9"/>
        </table:table-row>
        <table:table-row table:style-name="ro1">
          <table:table-cell office:value-type="float" office:value="0.00803816075136866" calcext:value-type="float">
            <text:p>0.0080381608</text:p>
          </table:table-cell>
          <table:table-cell table:number-columns-repeated="9"/>
        </table:table-row>
        <table:table-row table:style-name="ro1">
          <table:table-cell office:value-type="float" office:value="0.0075786655809127" calcext:value-type="float">
            <text:p>0.0075786656</text:p>
          </table:table-cell>
          <table:table-cell table:number-columns-repeated="9"/>
        </table:table-row>
        <table:table-row table:style-name="ro1">
          <table:table-cell office:value-type="float" office:value="0.00653614912802304" calcext:value-type="float">
            <text:p>0.0065361491</text:p>
          </table:table-cell>
          <table:table-cell table:number-columns-repeated="9"/>
        </table:table-row>
        <table:table-row table:style-name="ro1">
          <table:table-cell office:value-type="float" office:value="0.00726466259982224" calcext:value-type="float">
            <text:p>0.0072646626</text:p>
          </table:table-cell>
          <table:table-cell table:number-columns-repeated="9"/>
        </table:table-row>
        <table:table-row table:style-name="ro1">
          <table:table-cell office:value-type="float" office:value="0.00742530566592124" calcext:value-type="float">
            <text:p>0.0074253057</text:p>
          </table:table-cell>
          <table:table-cell table:number-columns-repeated="9"/>
        </table:table-row>
        <table:table-row table:style-name="ro1">
          <table:table-cell office:value-type="float" office:value="0.00851573342888405" calcext:value-type="float">
            <text:p>0.0085157334</text:p>
          </table:table-cell>
          <table:table-cell table:number-columns-repeated="9"/>
        </table:table-row>
        <table:table-row table:style-name="ro1">
          <table:table-cell office:value-type="float" office:value="0.00710696016248126" calcext:value-type="float">
            <text:p>0.0071069602</text:p>
          </table:table-cell>
          <table:table-cell table:number-columns-repeated="9"/>
        </table:table-row>
        <table:table-row table:style-name="ro1">
          <table:table-cell office:value-type="float" office:value="0.00708106815199953" calcext:value-type="float">
            <text:p>0.0070810682</text:p>
          </table:table-cell>
          <table:table-cell table:number-columns-repeated="9"/>
        </table:table-row>
        <table:table-row table:style-name="ro1">
          <table:table-cell office:value-type="float" office:value="0.00635280517798517" calcext:value-type="float">
            <text:p>0.0063528052</text:p>
          </table:table-cell>
          <table:table-cell table:number-columns-repeated="9"/>
        </table:table-row>
        <table:table-row table:style-name="ro1">
          <table:table-cell office:value-type="float" office:value="0.00641632286863296" calcext:value-type="float">
            <text:p>0.0064163229</text:p>
          </table:table-cell>
          <table:table-cell table:number-columns-repeated="9"/>
        </table:table-row>
        <table:table-row table:style-name="ro1">
          <table:table-cell office:value-type="float" office:value="0.00661707153376488" calcext:value-type="float">
            <text:p>0.0066170715</text:p>
          </table:table-cell>
          <table:table-cell table:number-columns-repeated="9"/>
        </table:table-row>
        <table:table-row table:style-name="ro1">
          <table:table-cell office:value-type="float" office:value="0.00769240558298522" calcext:value-type="float">
            <text:p>0.0076924056</text:p>
          </table:table-cell>
          <table:table-cell table:number-columns-repeated="9"/>
        </table:table-row>
        <table:table-row table:style-name="ro1">
          <table:table-cell office:value-type="float" office:value="0.006965658989162" calcext:value-type="float">
            <text:p>0.006965659</text:p>
          </table:table-cell>
          <table:table-cell table:number-columns-repeated="9"/>
        </table:table-row>
        <table:table-row table:style-name="ro1">
          <table:table-cell office:value-type="float" office:value="0.00744791358208548" calcext:value-type="float">
            <text:p>0.0074479136</text:p>
          </table:table-cell>
          <table:table-cell table:number-columns-repeated="9"/>
        </table:table-row>
        <table:table-row table:style-name="ro1">
          <table:table-cell office:value-type="float" office:value="0.009149021561886" calcext:value-type="float">
            <text:p>0.0091490216</text:p>
          </table:table-cell>
          <table:table-cell table:number-columns-repeated="9"/>
        </table:table-row>
        <table:table-row table:style-name="ro1">
          <table:table-cell office:value-type="float" office:value="0.0107528936560631" calcext:value-type="float">
            <text:p>0.0107528937</text:p>
          </table:table-cell>
          <table:table-cell table:number-columns-repeated="9"/>
        </table:table-row>
        <table:table-row table:style-name="ro1">
          <table:table-cell office:value-type="float" office:value="0.0118022199420179" calcext:value-type="float">
            <text:p>0.0118022199</text:p>
          </table:table-cell>
          <table:table-cell table:number-columns-repeated="9"/>
        </table:table-row>
        <table:table-row table:style-name="ro1">
          <table:table-cell office:value-type="float" office:value="0.0122969627796033" calcext:value-type="float">
            <text:p>0.0122969628</text:p>
          </table:table-cell>
          <table:table-cell table:number-columns-repeated="9"/>
        </table:table-row>
        <table:table-row table:style-name="ro1">
          <table:table-cell office:value-type="float" office:value="0.0134471574699304" calcext:value-type="float">
            <text:p>0.0134471575</text:p>
          </table:table-cell>
          <table:table-cell table:number-columns-repeated="9"/>
        </table:table-row>
        <table:table-row table:style-name="ro1">
          <table:table-cell office:value-type="float" office:value="0.0100908027056267" calcext:value-type="float">
            <text:p>0.0100908027</text:p>
          </table:table-cell>
          <table:table-cell table:number-columns-repeated="9"/>
        </table:table-row>
        <table:table-row table:style-name="ro1">
          <table:table-cell office:value-type="float" office:value="0.0105908047267272" calcext:value-type="float">
            <text:p>0.0105908047</text:p>
          </table:table-cell>
          <table:table-cell table:number-columns-repeated="9"/>
        </table:table-row>
        <table:table-row table:style-name="ro1">
          <table:table-cell office:value-type="float" office:value="0.0101610462309875" calcext:value-type="float">
            <text:p>0.0101610462</text:p>
          </table:table-cell>
          <table:table-cell table:number-columns-repeated="9"/>
        </table:table-row>
        <table:table-row table:style-name="ro1">
          <table:table-cell office:value-type="float" office:value="0.00832235184674881" calcext:value-type="float">
            <text:p>0.0083223518</text:p>
          </table:table-cell>
          <table:table-cell table:number-columns-repeated="9"/>
        </table:table-row>
        <table:table-row table:style-name="ro1">
          <table:table-cell office:value-type="float" office:value="0.00945940510770302" calcext:value-type="float">
            <text:p>0.0094594051</text:p>
          </table:table-cell>
          <table:table-cell table:number-columns-repeated="9"/>
        </table:table-row>
        <table:table-row table:style-name="ro1">
          <table:table-cell office:value-type="float" office:value="0.00956205083252889" calcext:value-type="float">
            <text:p>0.0095620508</text:p>
          </table:table-cell>
          <table:table-cell table:number-columns-repeated="9"/>
        </table:table-row>
        <table:table-row table:style-name="ro1">
          <table:table-cell office:value-type="float" office:value="0.00916577213236538" calcext:value-type="float">
            <text:p>0.0091657721</text:p>
          </table:table-cell>
          <table:table-cell table:number-columns-repeated="9"/>
        </table:table-row>
        <table:table-row table:style-name="ro1">
          <table:table-cell office:value-type="float" office:value="0.00776059684509431" calcext:value-type="float">
            <text:p>0.0077605968</text:p>
          </table:table-cell>
          <table:table-cell table:number-columns-repeated="9"/>
        </table:table-row>
        <table:table-row table:style-name="ro1">
          <table:table-cell office:value-type="float" office:value="0.00798918959557149" calcext:value-type="float">
            <text:p>0.0079891896</text:p>
          </table:table-cell>
          <table:table-cell table:number-columns-repeated="9"/>
        </table:table-row>
        <table:table-row table:style-name="ro1">
          <table:table-cell office:value-type="float" office:value="0.00878056201225018" calcext:value-type="float">
            <text:p>0.008780562</text:p>
          </table:table-cell>
          <table:table-cell table:number-columns-repeated="9"/>
        </table:table-row>
        <table:table-row table:style-name="ro1">
          <table:table-cell office:value-type="float" office:value="0.0101709969157826" calcext:value-type="float">
            <text:p>0.0101709969</text:p>
          </table:table-cell>
          <table:table-cell table:number-columns-repeated="9"/>
        </table:table-row>
        <table:table-row table:style-name="ro1">
          <table:table-cell office:value-type="float" office:value="0.00961463808986002" calcext:value-type="float">
            <text:p>0.0096146381</text:p>
          </table:table-cell>
          <table:table-cell table:number-columns-repeated="9"/>
        </table:table-row>
        <table:table-row table:style-name="ro1">
          <table:table-cell office:value-type="float" office:value="0.00961671001492485" calcext:value-type="float">
            <text:p>0.00961671</text:p>
          </table:table-cell>
          <table:table-cell table:number-columns-repeated="9"/>
        </table:table-row>
        <table:table-row table:style-name="ro1">
          <table:table-cell office:value-type="float" office:value="0.0102458104242825" calcext:value-type="float">
            <text:p>0.0102458104</text:p>
          </table:table-cell>
          <table:table-cell table:number-columns-repeated="9"/>
        </table:table-row>
        <table:table-row table:style-name="ro1">
          <table:table-cell office:value-type="float" office:value="0.00935074450122717" calcext:value-type="float">
            <text:p>0.0093507445</text:p>
          </table:table-cell>
          <table:table-cell table:number-columns-repeated="9"/>
        </table:table-row>
        <table:table-row table:style-name="ro1">
          <table:table-cell office:value-type="float" office:value="0.00873619339289016" calcext:value-type="float">
            <text:p>0.0087361934</text:p>
          </table:table-cell>
          <table:table-cell table:number-columns-repeated="9"/>
        </table:table-row>
        <table:table-row table:style-name="ro1">
          <table:table-cell office:value-type="float" office:value="0.00783237226882902" calcext:value-type="float">
            <text:p>0.0078323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2758" calcext:value-type="float">
            <text:p>16275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00473486593487586" calcext:value-type="float">
            <text:p>0.0047348659</text:p>
          </table:table-cell>
          <table:table-cell table:number-columns-repeated="9"/>
        </table:table-row>
        <table:table-row table:style-name="ro1">
          <table:table-cell office:value-type="float" office:value="0.00458267800529458" calcext:value-type="float">
            <text:p>0.004582678</text:p>
          </table:table-cell>
          <table:table-cell table:number-columns-repeated="9"/>
        </table:table-row>
        <table:table-row table:style-name="ro1">
          <table:table-cell office:value-type="float" office:value="0.00452635099575944" calcext:value-type="float">
            <text:p>0.004526351</text:p>
          </table:table-cell>
          <table:table-cell table:number-columns-repeated="9"/>
        </table:table-row>
        <table:table-row table:style-name="ro1">
          <table:table-cell office:value-type="float" office:value="0.00587606495014216" calcext:value-type="float">
            <text:p>0.005876065</text:p>
          </table:table-cell>
          <table:table-cell table:number-columns-repeated="9"/>
        </table:table-row>
        <table:table-row table:style-name="ro1">
          <table:table-cell office:value-type="float" office:value="0.00620495490472069" calcext:value-type="float">
            <text:p>0.0062049549</text:p>
          </table:table-cell>
          <table:table-cell table:number-columns-repeated="9"/>
        </table:table-row>
        <table:table-row table:style-name="ro1">
          <table:table-cell office:value-type="float" office:value="0.00884467909243792" calcext:value-type="float">
            <text:p>0.0088446791</text:p>
          </table:table-cell>
          <table:table-cell table:number-columns-repeated="9"/>
        </table:table-row>
        <table:table-row table:style-name="ro1">
          <table:table-cell office:value-type="float" office:value="0.0102669916824725" calcext:value-type="float">
            <text:p>0.0102669917</text:p>
          </table:table-cell>
          <table:table-cell table:number-columns-repeated="9"/>
        </table:table-row>
        <table:table-row table:style-name="ro1">
          <table:table-cell office:value-type="float" office:value="0.00861617037542937" calcext:value-type="float">
            <text:p>0.0086161704</text:p>
          </table:table-cell>
          <table:table-cell table:number-columns-repeated="9"/>
        </table:table-row>
        <table:table-row table:style-name="ro1">
          <table:table-cell office:value-type="float" office:value="0.00819316481612085" calcext:value-type="float">
            <text:p>0.0081931648</text:p>
          </table:table-cell>
          <table:table-cell table:number-columns-repeated="9"/>
        </table:table-row>
        <table:table-row table:style-name="ro1">
          <table:table-cell office:value-type="float" office:value="0.00996506490097725" calcext:value-type="float">
            <text:p>0.0099650649</text:p>
          </table:table-cell>
          <table:table-cell table:number-columns-repeated="9"/>
        </table:table-row>
        <table:table-row table:style-name="ro1">
          <table:table-cell office:value-type="float" office:value="0.0138788220224349" calcext:value-type="float">
            <text:p>0.013878822</text:p>
          </table:table-cell>
          <table:table-cell table:number-columns-repeated="9"/>
        </table:table-row>
        <table:table-row table:style-name="ro1">
          <table:table-cell office:value-type="float" office:value="0.0137937656335537" calcext:value-type="float">
            <text:p>0.0137937656</text:p>
          </table:table-cell>
          <table:table-cell table:number-columns-repeated="9"/>
        </table:table-row>
        <table:table-row table:style-name="ro1">
          <table:table-cell office:value-type="float" office:value="0.0146616310091719" calcext:value-type="float">
            <text:p>0.014661631</text:p>
          </table:table-cell>
          <table:table-cell table:number-columns-repeated="9"/>
        </table:table-row>
        <table:table-row table:style-name="ro1">
          <table:table-cell office:value-type="float" office:value="0.0163162484899931" calcext:value-type="float">
            <text:p>0.0163162485</text:p>
          </table:table-cell>
          <table:table-cell table:number-columns-repeated="9"/>
        </table:table-row>
        <table:table-row table:style-name="ro1">
          <table:table-cell office:value-type="float" office:value="0.017135419474974" calcext:value-type="float">
            <text:p>0.0171354195</text:p>
          </table:table-cell>
          <table:table-cell table:number-columns-repeated="9"/>
        </table:table-row>
        <table:table-row table:style-name="ro1">
          <table:table-cell office:value-type="float" office:value="0.0161868098936255" calcext:value-type="float">
            <text:p>0.0161868099</text:p>
          </table:table-cell>
          <table:table-cell table:number-columns-repeated="9"/>
        </table:table-row>
        <table:table-row table:style-name="ro1">
          <table:table-cell office:value-type="float" office:value="0.0166440116254228" calcext:value-type="float">
            <text:p>0.0166440116</text:p>
          </table:table-cell>
          <table:table-cell table:number-columns-repeated="9"/>
        </table:table-row>
        <table:table-row table:style-name="ro1">
          <table:table-cell office:value-type="float" office:value="0.0141600727220065" calcext:value-type="float">
            <text:p>0.0141600727</text:p>
          </table:table-cell>
          <table:table-cell table:number-columns-repeated="9"/>
        </table:table-row>
        <table:table-row table:style-name="ro1">
          <table:table-cell office:value-type="float" office:value="0.0138824892406926" calcext:value-type="float">
            <text:p>0.0138824892</text:p>
          </table:table-cell>
          <table:table-cell table:number-columns-repeated="9"/>
        </table:table-row>
        <table:table-row table:style-name="ro1">
          <table:table-cell office:value-type="float" office:value="0.0137068357082373" calcext:value-type="float">
            <text:p>0.0137068357</text:p>
          </table:table-cell>
          <table:table-cell table:number-columns-repeated="9"/>
        </table:table-row>
        <table:table-row table:style-name="ro1">
          <table:table-cell office:value-type="float" office:value="0.0131095725549397" calcext:value-type="float">
            <text:p>0.0131095726</text:p>
          </table:table-cell>
          <table:table-cell table:number-columns-repeated="9"/>
        </table:table-row>
        <table:table-row table:style-name="ro1">
          <table:table-cell office:value-type="float" office:value="0.010307414490653" calcext:value-type="float">
            <text:p>0.0103074145</text:p>
          </table:table-cell>
          <table:table-cell table:number-columns-repeated="9"/>
        </table:table-row>
        <table:table-row table:style-name="ro1">
          <table:table-cell office:value-type="float" office:value="0.010287862972144" calcext:value-type="float">
            <text:p>0.010287863</text:p>
          </table:table-cell>
          <table:table-cell table:number-columns-repeated="9"/>
        </table:table-row>
        <table:table-row table:style-name="ro1">
          <table:table-cell office:value-type="float" office:value="0.00992460434843362" calcext:value-type="float">
            <text:p>0.0099246043</text:p>
          </table:table-cell>
          <table:table-cell table:number-columns-repeated="9"/>
        </table:table-row>
        <table:table-row table:style-name="ro1">
          <table:table-cell office:value-type="float" office:value="0.00958160005871812" calcext:value-type="float">
            <text:p>0.0095816001</text:p>
          </table:table-cell>
          <table:table-cell table:number-columns-repeated="9"/>
        </table:table-row>
        <table:table-row table:style-name="ro1">
          <table:table-cell office:value-type="float" office:value="0.00966757402470082" calcext:value-type="float">
            <text:p>0.009667574</text:p>
          </table:table-cell>
          <table:table-cell table:number-columns-repeated="9"/>
        </table:table-row>
        <table:table-row table:style-name="ro1">
          <table:table-cell office:value-type="float" office:value="0.00877257862482056" calcext:value-type="float">
            <text:p>0.0087725786</text:p>
          </table:table-cell>
          <table:table-cell table:number-columns-repeated="9"/>
        </table:table-row>
        <table:table-row table:style-name="ro1">
          <table:table-cell office:value-type="float" office:value="0.00957617569409097" calcext:value-type="float">
            <text:p>0.0095761757</text:p>
          </table:table-cell>
          <table:table-cell table:number-columns-repeated="9"/>
        </table:table-row>
        <table:table-row table:style-name="ro1">
          <table:table-cell office:value-type="float" office:value="0.0105554127733234" calcext:value-type="float">
            <text:p>0.0105554128</text:p>
          </table:table-cell>
          <table:table-cell table:number-columns-repeated="9"/>
        </table:table-row>
        <table:table-row table:style-name="ro1">
          <table:table-cell office:value-type="float" office:value="0.0110021794914341" calcext:value-type="float">
            <text:p>0.0110021795</text:p>
          </table:table-cell>
          <table:table-cell table:number-columns-repeated="9"/>
        </table:table-row>
        <table:table-row table:style-name="ro1">
          <table:table-cell office:value-type="float" office:value="0.0127431783726994" calcext:value-type="float">
            <text:p>0.0127431784</text:p>
          </table:table-cell>
          <table:table-cell table:number-columns-repeated="9"/>
        </table:table-row>
        <table:table-row table:style-name="ro1">
          <table:table-cell office:value-type="float" office:value="0.0111895400867563" calcext:value-type="float">
            <text:p>0.0111895401</text:p>
          </table:table-cell>
          <table:table-cell table:number-columns-repeated="9"/>
        </table:table-row>
        <table:table-row table:style-name="ro1">
          <table:table-cell office:value-type="float" office:value="0.0122240213778254" calcext:value-type="float">
            <text:p>0.0122240214</text:p>
          </table:table-cell>
          <table:table-cell table:number-columns-repeated="9"/>
        </table:table-row>
        <table:table-row table:style-name="ro1">
          <table:table-cell office:value-type="float" office:value="0.0131185422723472" calcext:value-type="float">
            <text:p>0.0131185423</text:p>
          </table:table-cell>
          <table:table-cell table:number-columns-repeated="9"/>
        </table:table-row>
        <table:table-row table:style-name="ro1">
          <table:table-cell office:value-type="float" office:value="0.0109290143780819" calcext:value-type="float">
            <text:p>0.0109290144</text:p>
          </table:table-cell>
          <table:table-cell table:number-columns-repeated="9"/>
        </table:table-row>
        <table:table-row table:style-name="ro1">
          <table:table-cell office:value-type="float" office:value="0.0125692183369155" calcext:value-type="float">
            <text:p>0.0125692183</text:p>
          </table:table-cell>
          <table:table-cell table:number-columns-repeated="9"/>
        </table:table-row>
        <table:table-row table:style-name="ro1">
          <table:table-cell office:value-type="float" office:value="0.0136758069648115" calcext:value-type="float">
            <text:p>0.013675807</text:p>
          </table:table-cell>
          <table:table-cell table:number-columns-repeated="9"/>
        </table:table-row>
        <table:table-row table:style-name="ro1">
          <table:table-cell office:value-type="float" office:value="0.0161180943832708" calcext:value-type="float">
            <text:p>0.0161180944</text:p>
          </table:table-cell>
          <table:table-cell table:number-columns-repeated="9"/>
        </table:table-row>
        <table:table-row table:style-name="ro1">
          <table:table-cell office:value-type="float" office:value="0.0149389697981914" calcext:value-type="float">
            <text:p>0.0149389698</text:p>
          </table:table-cell>
          <table:table-cell table:number-columns-repeated="9"/>
        </table:table-row>
        <table:table-row table:style-name="ro1">
          <table:table-cell office:value-type="float" office:value="0.0145933631283947" calcext:value-type="float">
            <text:p>0.0145933631</text:p>
          </table:table-cell>
          <table:table-cell table:number-columns-repeated="9"/>
        </table:table-row>
        <table:table-row table:style-name="ro1">
          <table:table-cell office:value-type="float" office:value="0.0151125493754757" calcext:value-type="float">
            <text:p>0.0151125494</text:p>
          </table:table-cell>
          <table:table-cell table:number-columns-repeated="9"/>
        </table:table-row>
        <table:table-row table:style-name="ro1">
          <table:table-cell office:value-type="float" office:value="0.0147128233649891" calcext:value-type="float">
            <text:p>0.0147128234</text:p>
          </table:table-cell>
          <table:table-cell table:number-columns-repeated="9"/>
        </table:table-row>
        <table:table-row table:style-name="ro1">
          <table:table-cell office:value-type="float" office:value="0.0162750977848167" calcext:value-type="float">
            <text:p>0.0162750978</text:p>
          </table:table-cell>
          <table:table-cell table:number-columns-repeated="9"/>
        </table:table-row>
        <table:table-row table:style-name="ro1">
          <table:table-cell office:value-type="float" office:value="0.0151204555985204" calcext:value-type="float">
            <text:p>0.0151204556</text:p>
          </table:table-cell>
          <table:table-cell table:number-columns-repeated="9"/>
        </table:table-row>
        <table:table-row table:style-name="ro1">
          <table:table-cell office:value-type="float" office:value="0.015359935339837" calcext:value-type="float">
            <text:p>0.0153599353</text:p>
          </table:table-cell>
          <table:table-cell table:number-columns-repeated="9"/>
        </table:table-row>
        <table:table-row table:style-name="ro1">
          <table:table-cell office:value-type="float" office:value="0.01638519629336" calcext:value-type="float">
            <text:p>0.0163851963</text:p>
          </table:table-cell>
          <table:table-cell table:number-columns-repeated="9"/>
        </table:table-row>
        <table:table-row table:style-name="ro1">
          <table:table-cell office:value-type="float" office:value="0.0173947380084533" calcext:value-type="float">
            <text:p>0.017394738</text:p>
          </table:table-cell>
          <table:table-cell table:number-columns-repeated="9"/>
        </table:table-row>
        <table:table-row table:style-name="ro1">
          <table:table-cell office:value-type="float" office:value="0.0168554923276689" calcext:value-type="float">
            <text:p>0.0168554923</text:p>
          </table:table-cell>
          <table:table-cell table:number-columns-repeated="9"/>
        </table:table-row>
        <table:table-row table:style-name="ro1">
          <table:table-cell office:value-type="float" office:value="0.0154614121945624" calcext:value-type="float">
            <text:p>0.0154614122</text:p>
          </table:table-cell>
          <table:table-cell table:number-columns-repeated="9"/>
        </table:table-row>
        <table:table-row table:style-name="ro1">
          <table:table-cell office:value-type="float" office:value="0.0159417318634435" calcext:value-type="float">
            <text:p>0.0159417319</text:p>
          </table:table-cell>
          <table:table-cell table:number-columns-repeated="9"/>
        </table:table-row>
        <table:table-row table:style-name="ro1">
          <table:table-cell office:value-type="float" office:value="0.0160326994216308" calcext:value-type="float">
            <text:p>0.0160326994</text:p>
          </table:table-cell>
          <table:table-cell table:number-columns-repeated="9"/>
        </table:table-row>
        <table:table-row table:style-name="ro1">
          <table:table-cell office:value-type="float" office:value="0.0166551978782665" calcext:value-type="float">
            <text:p>0.0166551979</text:p>
          </table:table-cell>
          <table:table-cell table:number-columns-repeated="9"/>
        </table:table-row>
        <table:table-row table:style-name="ro1">
          <table:table-cell office:value-type="float" office:value="0.0160466234797831" calcext:value-type="float">
            <text:p>0.0160466235</text:p>
          </table:table-cell>
          <table:table-cell table:number-columns-repeated="9"/>
        </table:table-row>
        <table:table-row table:style-name="ro1">
          <table:table-cell office:value-type="float" office:value="0.0177996633238872" calcext:value-type="float">
            <text:p>0.0177996633</text:p>
          </table:table-cell>
          <table:table-cell table:number-columns-repeated="9"/>
        </table:table-row>
        <table:table-row table:style-name="ro1">
          <table:table-cell office:value-type="float" office:value="0.0151393197823917" calcext:value-type="float">
            <text:p>0.0151393198</text:p>
          </table:table-cell>
          <table:table-cell table:number-columns-repeated="9"/>
        </table:table-row>
        <table:table-row table:style-name="ro1">
          <table:table-cell office:value-type="float" office:value="0.0158952640649845" calcext:value-type="float">
            <text:p>0.0158952641</text:p>
          </table:table-cell>
          <table:table-cell table:number-columns-repeated="9"/>
        </table:table-row>
        <table:table-row table:style-name="ro1">
          <table:table-cell office:value-type="float" office:value="0.0174559200360072" calcext:value-type="float">
            <text:p>0.01745592</text:p>
          </table:table-cell>
          <table:table-cell table:number-columns-repeated="9"/>
        </table:table-row>
        <table:table-row table:style-name="ro1">
          <table:table-cell office:value-type="float" office:value="0.0173840041037861" calcext:value-type="float">
            <text:p>0.0173840041</text:p>
          </table:table-cell>
          <table:table-cell table:number-columns-repeated="9"/>
        </table:table-row>
        <table:table-row table:style-name="ro1">
          <table:table-cell office:value-type="float" office:value="0.0163386634757328" calcext:value-type="float">
            <text:p>0.0163386635</text:p>
          </table:table-cell>
          <table:table-cell table:number-columns-repeated="9"/>
        </table:table-row>
        <table:table-row table:style-name="ro1">
          <table:table-cell office:value-type="float" office:value="0.0150033802660465" calcext:value-type="float">
            <text:p>0.0150033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3938" calcext:value-type="float">
            <text:p>16393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00461969130352152" calcext:value-type="float">
            <text:p>0.0046196913</text:p>
          </table:table-cell>
          <table:table-cell table:number-columns-repeated="9"/>
        </table:table-row>
        <table:table-row table:style-name="ro1">
          <table:table-cell office:value-type="float" office:value="0.00615797425619377" calcext:value-type="float">
            <text:p>0.0061579743</text:p>
          </table:table-cell>
          <table:table-cell table:number-columns-repeated="9"/>
        </table:table-row>
        <table:table-row table:style-name="ro1">
          <table:table-cell office:value-type="float" office:value="0.00612769769935898" calcext:value-type="float">
            <text:p>0.0061276977</text:p>
          </table:table-cell>
          <table:table-cell table:number-columns-repeated="9"/>
        </table:table-row>
        <table:table-row table:style-name="ro1">
          <table:table-cell office:value-type="float" office:value="0.0109527373843914" calcext:value-type="float">
            <text:p>0.0109527374</text:p>
          </table:table-cell>
          <table:table-cell table:number-columns-repeated="9"/>
        </table:table-row>
        <table:table-row table:style-name="ro1">
          <table:table-cell office:value-type="float" office:value="0.0123510632310835" calcext:value-type="float">
            <text:p>0.0123510632</text:p>
          </table:table-cell>
          <table:table-cell table:number-columns-repeated="9"/>
        </table:table-row>
        <table:table-row table:style-name="ro1">
          <table:table-cell office:value-type="float" office:value="0.0109656985810775" calcext:value-type="float">
            <text:p>0.0109656986</text:p>
          </table:table-cell>
          <table:table-cell table:number-columns-repeated="9"/>
        </table:table-row>
        <table:table-row table:style-name="ro1">
          <table:table-cell office:value-type="float" office:value="0.0103523397296879" calcext:value-type="float">
            <text:p>0.0103523397</text:p>
          </table:table-cell>
          <table:table-cell table:number-columns-repeated="9"/>
        </table:table-row>
        <table:table-row table:style-name="ro1">
          <table:table-cell office:value-type="float" office:value="0.0138766454938447" calcext:value-type="float">
            <text:p>0.0138766455</text:p>
          </table:table-cell>
          <table:table-cell table:number-columns-repeated="9"/>
        </table:table-row>
        <table:table-row table:style-name="ro1">
          <table:table-cell office:value-type="float" office:value="0.0144969250980229" calcext:value-type="float">
            <text:p>0.0144969251</text:p>
          </table:table-cell>
          <table:table-cell table:number-columns-repeated="9"/>
        </table:table-row>
        <table:table-row table:style-name="ro1">
          <table:table-cell office:value-type="float" office:value="0.0113336178073902" calcext:value-type="float">
            <text:p>0.0113336178</text:p>
          </table:table-cell>
          <table:table-cell table:number-columns-repeated="9"/>
        </table:table-row>
        <table:table-row table:style-name="ro1">
          <table:table-cell office:value-type="float" office:value="0.00884593265209296" calcext:value-type="float">
            <text:p>0.0088459327</text:p>
          </table:table-cell>
          <table:table-cell table:number-columns-repeated="9"/>
        </table:table-row>
        <table:table-row table:style-name="ro1">
          <table:table-cell office:value-type="float" office:value="0.0106000008205107" calcext:value-type="float">
            <text:p>0.0106000008</text:p>
          </table:table-cell>
          <table:table-cell table:number-columns-repeated="9"/>
        </table:table-row>
        <table:table-row table:style-name="ro1">
          <table:table-cell office:value-type="float" office:value="0.0106632540522595" calcext:value-type="float">
            <text:p>0.0106632541</text:p>
          </table:table-cell>
          <table:table-cell table:number-columns-repeated="9"/>
        </table:table-row>
        <table:table-row table:style-name="ro1">
          <table:table-cell office:value-type="float" office:value="0.0103540315109056" calcext:value-type="float">
            <text:p>0.0103540315</text:p>
          </table:table-cell>
          <table:table-cell table:number-columns-repeated="9"/>
        </table:table-row>
        <table:table-row table:style-name="ro1">
          <table:table-cell office:value-type="float" office:value="0.0084346884682406" calcext:value-type="float">
            <text:p>0.0084346885</text:p>
          </table:table-cell>
          <table:table-cell table:number-columns-repeated="9"/>
        </table:table-row>
        <table:table-row table:style-name="ro1">
          <table:table-cell office:value-type="float" office:value="0.00784236850834035" calcext:value-type="float">
            <text:p>0.0078423685</text:p>
          </table:table-cell>
          <table:table-cell table:number-columns-repeated="9"/>
        </table:table-row>
        <table:table-row table:style-name="ro1">
          <table:table-cell office:value-type="float" office:value="0.0100751227126766" calcext:value-type="float">
            <text:p>0.0100751227</text:p>
          </table:table-cell>
          <table:table-cell table:number-columns-repeated="9"/>
        </table:table-row>
        <table:table-row table:style-name="ro1">
          <table:table-cell office:value-type="float" office:value="0.00934810178805078" calcext:value-type="float">
            <text:p>0.0093481018</text:p>
          </table:table-cell>
          <table:table-cell table:number-columns-repeated="9"/>
        </table:table-row>
        <table:table-row table:style-name="ro1">
          <table:table-cell office:value-type="float" office:value="0.0102689304169475" calcext:value-type="float">
            <text:p>0.0102689304</text:p>
          </table:table-cell>
          <table:table-cell table:number-columns-repeated="9"/>
        </table:table-row>
        <table:table-row table:style-name="ro1">
          <table:table-cell office:value-type="float" office:value="0.0104950954119706" calcext:value-type="float">
            <text:p>0.0104950954</text:p>
          </table:table-cell>
          <table:table-cell table:number-columns-repeated="9"/>
        </table:table-row>
        <table:table-row table:style-name="ro1">
          <table:table-cell office:value-type="float" office:value="0.0100162325843678" calcext:value-type="float">
            <text:p>0.0100162326</text:p>
          </table:table-cell>
          <table:table-cell table:number-columns-repeated="9"/>
        </table:table-row>
        <table:table-row table:style-name="ro1">
          <table:table-cell office:value-type="float" office:value="0.0100710084915883" calcext:value-type="float">
            <text:p>0.0100710085</text:p>
          </table:table-cell>
          <table:table-cell table:number-columns-repeated="9"/>
        </table:table-row>
        <table:table-row table:style-name="ro1">
          <table:table-cell office:value-type="float" office:value="0.0119581127565705" calcext:value-type="float">
            <text:p>0.0119581128</text:p>
          </table:table-cell>
          <table:table-cell table:number-columns-repeated="9"/>
        </table:table-row>
        <table:table-row table:style-name="ro1">
          <table:table-cell office:value-type="float" office:value="0.0117980790770514" calcext:value-type="float">
            <text:p>0.0117980791</text:p>
          </table:table-cell>
          <table:table-cell table:number-columns-repeated="9"/>
        </table:table-row>
        <table:table-row table:style-name="ro1">
          <table:table-cell office:value-type="float" office:value="0.011631523363502" calcext:value-type="float">
            <text:p>0.0116315234</text:p>
          </table:table-cell>
          <table:table-cell table:number-columns-repeated="9"/>
        </table:table-row>
        <table:table-row table:style-name="ro1">
          <table:table-cell office:value-type="float" office:value="0.0101317984128372" calcext:value-type="float">
            <text:p>0.0101317984</text:p>
          </table:table-cell>
          <table:table-cell table:number-columns-repeated="9"/>
        </table:table-row>
        <table:table-row table:style-name="ro1">
          <table:table-cell office:value-type="float" office:value="0.0111254428445734" calcext:value-type="float">
            <text:p>0.0111254428</text:p>
          </table:table-cell>
          <table:table-cell table:number-columns-repeated="9"/>
        </table:table-row>
        <table:table-row table:style-name="ro1">
          <table:table-cell office:value-type="float" office:value="0.0119767973680651" calcext:value-type="float">
            <text:p>0.0119767974</text:p>
          </table:table-cell>
          <table:table-cell table:number-columns-repeated="9"/>
        </table:table-row>
        <table:table-row table:style-name="ro1">
          <table:table-cell office:value-type="float" office:value="0.014398091087004" calcext:value-type="float">
            <text:p>0.0143980911</text:p>
          </table:table-cell>
          <table:table-cell table:number-columns-repeated="9"/>
        </table:table-row>
        <table:table-row table:style-name="ro1">
          <table:table-cell office:value-type="float" office:value="0.0168121864519863" calcext:value-type="float">
            <text:p>0.0168121865</text:p>
          </table:table-cell>
          <table:table-cell table:number-columns-repeated="9"/>
        </table:table-row>
        <table:table-row table:style-name="ro1">
          <table:table-cell office:value-type="float" office:value="0.0184481874534189" calcext:value-type="float">
            <text:p>0.0184481875</text:p>
          </table:table-cell>
          <table:table-cell table:number-columns-repeated="9"/>
        </table:table-row>
        <table:table-row table:style-name="ro1">
          <table:table-cell office:value-type="float" office:value="0.0187782930164878" calcext:value-type="float">
            <text:p>0.018778293</text:p>
          </table:table-cell>
          <table:table-cell table:number-columns-repeated="9"/>
        </table:table-row>
        <table:table-row table:style-name="ro1">
          <table:table-cell office:value-type="float" office:value="0.0194916793092311" calcext:value-type="float">
            <text:p>0.0194916793</text:p>
          </table:table-cell>
          <table:table-cell table:number-columns-repeated="9"/>
        </table:table-row>
        <table:table-row table:style-name="ro1">
          <table:table-cell office:value-type="float" office:value="0.0193285573825377" calcext:value-type="float">
            <text:p>0.0193285574</text:p>
          </table:table-cell>
          <table:table-cell table:number-columns-repeated="9"/>
        </table:table-row>
        <table:table-row table:style-name="ro1">
          <table:table-cell office:value-type="float" office:value="0.0191829337661991" calcext:value-type="float">
            <text:p>0.0191829338</text:p>
          </table:table-cell>
          <table:table-cell table:number-columns-repeated="9"/>
        </table:table-row>
        <table:table-row table:style-name="ro1">
          <table:table-cell office:value-type="float" office:value="0.02156375983508" calcext:value-type="float">
            <text:p>0.0215637598</text:p>
          </table:table-cell>
          <table:table-cell table:number-columns-repeated="9"/>
        </table:table-row>
        <table:table-row table:style-name="ro1">
          <table:table-cell office:value-type="float" office:value="0.0214829771472033" calcext:value-type="float">
            <text:p>0.0214829771</text:p>
          </table:table-cell>
          <table:table-cell table:number-columns-repeated="9"/>
        </table:table-row>
        <table:table-row table:style-name="ro1">
          <table:table-cell office:value-type="float" office:value="0.0222465122048672" calcext:value-type="float">
            <text:p>0.0222465122</text:p>
          </table:table-cell>
          <table:table-cell table:number-columns-repeated="9"/>
        </table:table-row>
        <table:table-row table:style-name="ro1">
          <table:table-cell office:value-type="float" office:value="0.0214460349001359" calcext:value-type="float">
            <text:p>0.0214460349</text:p>
          </table:table-cell>
          <table:table-cell table:number-columns-repeated="9"/>
        </table:table-row>
        <table:table-row table:style-name="ro1">
          <table:table-cell office:value-type="float" office:value="0.0219452075063349" calcext:value-type="float">
            <text:p>0.0219452075</text:p>
          </table:table-cell>
          <table:table-cell table:number-columns-repeated="9"/>
        </table:table-row>
        <table:table-row table:style-name="ro1">
          <table:table-cell office:value-type="float" office:value="0.021524329904855" calcext:value-type="float">
            <text:p>0.0215243299</text:p>
          </table:table-cell>
          <table:table-cell table:number-columns-repeated="9"/>
        </table:table-row>
        <table:table-row table:style-name="ro1">
          <table:table-cell office:value-type="float" office:value="0.0188011324162452" calcext:value-type="float">
            <text:p>0.0188011324</text:p>
          </table:table-cell>
          <table:table-cell table:number-columns-repeated="9"/>
        </table:table-row>
        <table:table-row table:style-name="ro1">
          <table:table-cell office:value-type="float" office:value="0.0188961796987578" calcext:value-type="float">
            <text:p>0.0188961797</text:p>
          </table:table-cell>
          <table:table-cell table:number-columns-repeated="9"/>
        </table:table-row>
        <table:table-row table:style-name="ro1">
          <table:table-cell office:value-type="float" office:value="0.0177740411263275" calcext:value-type="float">
            <text:p>0.0177740411</text:p>
          </table:table-cell>
          <table:table-cell table:number-columns-repeated="9"/>
        </table:table-row>
        <table:table-row table:style-name="ro1">
          <table:table-cell office:value-type="float" office:value="0.0163821495018573" calcext:value-type="float">
            <text:p>0.0163821495</text:p>
          </table:table-cell>
          <table:table-cell table:number-columns-repeated="9"/>
        </table:table-row>
        <table:table-row table:style-name="ro1">
          <table:table-cell office:value-type="float" office:value="0.0143915562112738" calcext:value-type="float">
            <text:p>0.0143915562</text:p>
          </table:table-cell>
          <table:table-cell table:number-columns-repeated="9"/>
        </table:table-row>
        <table:table-row table:style-name="ro1">
          <table:table-cell office:value-type="float" office:value="0.0133218364058171" calcext:value-type="float">
            <text:p>0.0133218364</text:p>
          </table:table-cell>
          <table:table-cell table:number-columns-repeated="9"/>
        </table:table-row>
        <table:table-row table:style-name="ro1">
          <table:table-cell office:value-type="float" office:value="0.0125028114141799" calcext:value-type="float">
            <text:p>0.0125028114</text:p>
          </table:table-cell>
          <table:table-cell table:number-columns-repeated="9"/>
        </table:table-row>
        <table:table-row table:style-name="ro1">
          <table:table-cell office:value-type="float" office:value="0.0106371736928996" calcext:value-type="float">
            <text:p>0.0106371737</text:p>
          </table:table-cell>
          <table:table-cell table:number-columns-repeated="9"/>
        </table:table-row>
        <table:table-row table:style-name="ro1">
          <table:table-cell office:value-type="float" office:value="0.0108307796899789" calcext:value-type="float">
            <text:p>0.0108307797</text:p>
          </table:table-cell>
          <table:table-cell table:number-columns-repeated="9"/>
        </table:table-row>
        <table:table-row table:style-name="ro1">
          <table:table-cell office:value-type="float" office:value="0.01069351537231" calcext:value-type="float">
            <text:p>0.0106935154</text:p>
          </table:table-cell>
          <table:table-cell table:number-columns-repeated="9"/>
        </table:table-row>
        <table:table-row table:style-name="ro1">
          <table:table-cell office:value-type="float" office:value="0.0106583185385395" calcext:value-type="float">
            <text:p>0.0106583185</text:p>
          </table:table-cell>
          <table:table-cell table:number-columns-repeated="9"/>
        </table:table-row>
        <table:table-row table:style-name="ro1">
          <table:table-cell office:value-type="float" office:value="0.010103473442192" calcext:value-type="float">
            <text:p>0.0101034734</text:p>
          </table:table-cell>
          <table:table-cell table:number-columns-repeated="9"/>
        </table:table-row>
        <table:table-row table:style-name="ro1">
          <table:table-cell office:value-type="float" office:value="0.0114230532336958" calcext:value-type="float">
            <text:p>0.0114230532</text:p>
          </table:table-cell>
          <table:table-cell table:number-columns-repeated="9"/>
        </table:table-row>
        <table:table-row table:style-name="ro1">
          <table:table-cell office:value-type="float" office:value="0.0122926566597571" calcext:value-type="float">
            <text:p>0.0122926567</text:p>
          </table:table-cell>
          <table:table-cell table:number-columns-repeated="9"/>
        </table:table-row>
        <table:table-row table:style-name="ro1">
          <table:table-cell office:value-type="float" office:value="0.0123644596098309" calcext:value-type="float">
            <text:p>0.0123644596</text:p>
          </table:table-cell>
          <table:table-cell table:number-columns-repeated="9"/>
        </table:table-row>
        <table:table-row table:style-name="ro1">
          <table:table-cell office:value-type="float" office:value="0.0127075800758941" calcext:value-type="float">
            <text:p>0.0127075801</text:p>
          </table:table-cell>
          <table:table-cell table:number-columns-repeated="9"/>
        </table:table-row>
        <table:table-row table:style-name="ro1">
          <table:table-cell office:value-type="float" office:value="0.0122912851533004" calcext:value-type="float">
            <text:p>0.0122912852</text:p>
          </table:table-cell>
          <table:table-cell table:number-columns-repeated="9"/>
        </table:table-row>
        <table:table-row table:style-name="ro1">
          <table:table-cell office:value-type="float" office:value="0.0110983745957653" calcext:value-type="float">
            <text:p>0.0110983746</text:p>
          </table:table-cell>
          <table:table-cell table:number-columns-repeated="9"/>
        </table:table-row>
        <table:table-row table:style-name="ro1">
          <table:table-cell office:value-type="float" office:value="0.0117235632924681" calcext:value-type="float">
            <text:p>0.0117235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5422" calcext:value-type="float">
            <text:p>16542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00486851082488944" calcext:value-type="float">
            <text:p>0.0048685108</text:p>
          </table:table-cell>
          <table:table-cell table:number-columns-repeated="9"/>
        </table:table-row>
        <table:table-row table:style-name="ro1">
          <table:table-cell office:value-type="float" office:value="0.0057138529428586" calcext:value-type="float">
            <text:p>0.0057138529</text:p>
          </table:table-cell>
          <table:table-cell table:number-columns-repeated="9"/>
        </table:table-row>
        <table:table-row table:style-name="ro1">
          <table:table-cell office:value-type="float" office:value="0.00717218170413998" calcext:value-type="float">
            <text:p>0.0071721817</text:p>
          </table:table-cell>
          <table:table-cell table:number-columns-repeated="9"/>
        </table:table-row>
        <table:table-row table:style-name="ro1">
          <table:table-cell office:value-type="float" office:value="0.00934949718687584" calcext:value-type="float">
            <text:p>0.0093494972</text:p>
          </table:table-cell>
          <table:table-cell table:number-columns-repeated="9"/>
        </table:table-row>
        <table:table-row table:style-name="ro1">
          <table:table-cell office:value-type="float" office:value="0.00898758345673856" calcext:value-type="float">
            <text:p>0.0089875835</text:p>
          </table:table-cell>
          <table:table-cell table:number-columns-repeated="9"/>
        </table:table-row>
        <table:table-row table:style-name="ro1">
          <table:table-cell office:value-type="float" office:value="0.010470966307598" calcext:value-type="float">
            <text:p>0.0104709663</text:p>
          </table:table-cell>
          <table:table-cell table:number-columns-repeated="9"/>
        </table:table-row>
        <table:table-row table:style-name="ro1">
          <table:table-cell office:value-type="float" office:value="0.00949905109792876" calcext:value-type="float">
            <text:p>0.0094990511</text:p>
          </table:table-cell>
          <table:table-cell table:number-columns-repeated="9"/>
        </table:table-row>
        <table:table-row table:style-name="ro1">
          <table:table-cell office:value-type="float" office:value="0.0104406531691967" calcext:value-type="float">
            <text:p>0.0104406532</text:p>
          </table:table-cell>
          <table:table-cell table:number-columns-repeated="9"/>
        </table:table-row>
        <table:table-row table:style-name="ro1">
          <table:table-cell office:value-type="float" office:value="0.00939145860724607" calcext:value-type="float">
            <text:p>0.0093914586</text:p>
          </table:table-cell>
          <table:table-cell table:number-columns-repeated="9"/>
        </table:table-row>
        <table:table-row table:style-name="ro1">
          <table:table-cell office:value-type="float" office:value="0.0133008973355956" calcext:value-type="float">
            <text:p>0.0133008973</text:p>
          </table:table-cell>
          <table:table-cell table:number-columns-repeated="9"/>
        </table:table-row>
        <table:table-row table:style-name="ro1">
          <table:table-cell office:value-type="float" office:value="0.0116193702304737" calcext:value-type="float">
            <text:p>0.0116193702</text:p>
          </table:table-cell>
          <table:table-cell table:number-columns-repeated="9"/>
        </table:table-row>
        <table:table-row table:style-name="ro1">
          <table:table-cell office:value-type="float" office:value="0.0105946280261399" calcext:value-type="float">
            <text:p>0.010594628</text:p>
          </table:table-cell>
          <table:table-cell table:number-columns-repeated="9"/>
        </table:table-row>
        <table:table-row table:style-name="ro1">
          <table:table-cell office:value-type="float" office:value="0.011440968933459" calcext:value-type="float">
            <text:p>0.0114409689</text:p>
          </table:table-cell>
          <table:table-cell table:number-columns-repeated="9"/>
        </table:table-row>
        <table:table-row table:style-name="ro1">
          <table:table-cell office:value-type="float" office:value="0.0115054013892893" calcext:value-type="float">
            <text:p>0.0115054014</text:p>
          </table:table-cell>
          <table:table-cell table:number-columns-repeated="9"/>
        </table:table-row>
        <table:table-row table:style-name="ro1">
          <table:table-cell office:value-type="float" office:value="0.0140590952759953" calcext:value-type="float">
            <text:p>0.0140590953</text:p>
          </table:table-cell>
          <table:table-cell table:number-columns-repeated="9"/>
        </table:table-row>
        <table:table-row table:style-name="ro1">
          <table:table-cell office:value-type="float" office:value="0.0133078910053052" calcext:value-type="float">
            <text:p>0.013307891</text:p>
          </table:table-cell>
          <table:table-cell table:number-columns-repeated="9"/>
        </table:table-row>
        <table:table-row table:style-name="ro1">
          <table:table-cell office:value-type="float" office:value="0.012464119211203" calcext:value-type="float">
            <text:p>0.0124641192</text:p>
          </table:table-cell>
          <table:table-cell table:number-columns-repeated="9"/>
        </table:table-row>
        <table:table-row table:style-name="ro1">
          <table:table-cell office:value-type="float" office:value="0.0132967509642956" calcext:value-type="float">
            <text:p>0.013296751</text:p>
          </table:table-cell>
          <table:table-cell table:number-columns-repeated="9"/>
        </table:table-row>
        <table:table-row table:style-name="ro1">
          <table:table-cell office:value-type="float" office:value="0.0117724193308676" calcext:value-type="float">
            <text:p>0.0117724193</text:p>
          </table:table-cell>
          <table:table-cell table:number-columns-repeated="9"/>
        </table:table-row>
        <table:table-row table:style-name="ro1">
          <table:table-cell office:value-type="float" office:value="0.0132583710160977" calcext:value-type="float">
            <text:p>0.013258371</text:p>
          </table:table-cell>
          <table:table-cell table:number-columns-repeated="9"/>
        </table:table-row>
        <table:table-row table:style-name="ro1">
          <table:table-cell office:value-type="float" office:value="0.0121461427287052" calcext:value-type="float">
            <text:p>0.0121461427</text:p>
          </table:table-cell>
          <table:table-cell table:number-columns-repeated="9"/>
        </table:table-row>
        <table:table-row table:style-name="ro1">
          <table:table-cell office:value-type="float" office:value="0.0137512147866787" calcext:value-type="float">
            <text:p>0.0137512148</text:p>
          </table:table-cell>
          <table:table-cell table:number-columns-repeated="9"/>
        </table:table-row>
        <table:table-row table:style-name="ro1">
          <table:table-cell office:value-type="float" office:value="0.0132684073771639" calcext:value-type="float">
            <text:p>0.0132684074</text:p>
          </table:table-cell>
          <table:table-cell table:number-columns-repeated="9"/>
        </table:table-row>
        <table:table-row table:style-name="ro1">
          <table:table-cell office:value-type="float" office:value="0.0127644203844551" calcext:value-type="float">
            <text:p>0.0127644204</text:p>
          </table:table-cell>
          <table:table-cell table:number-columns-repeated="9"/>
        </table:table-row>
        <table:table-row table:style-name="ro1">
          <table:table-cell office:value-type="float" office:value="0.013402327503627" calcext:value-type="float">
            <text:p>0.0134023275</text:p>
          </table:table-cell>
          <table:table-cell table:number-columns-repeated="9"/>
        </table:table-row>
        <table:table-row table:style-name="ro1">
          <table:table-cell office:value-type="float" office:value="0.0121376128406383" calcext:value-type="float">
            <text:p>0.0121376128</text:p>
          </table:table-cell>
          <table:table-cell table:number-columns-repeated="9"/>
        </table:table-row>
        <table:table-row table:style-name="ro1">
          <table:table-cell office:value-type="float" office:value="0.0133397501983698" calcext:value-type="float">
            <text:p>0.0133397502</text:p>
          </table:table-cell>
          <table:table-cell table:number-columns-repeated="9"/>
        </table:table-row>
        <table:table-row table:style-name="ro1">
          <table:table-cell office:value-type="float" office:value="0.0141756825069584" calcext:value-type="float">
            <text:p>0.0141756825</text:p>
          </table:table-cell>
          <table:table-cell table:number-columns-repeated="9"/>
        </table:table-row>
        <table:table-row table:style-name="ro1">
          <table:table-cell office:value-type="float" office:value="0.0128250652951381" calcext:value-type="float">
            <text:p>0.0128250653</text:p>
          </table:table-cell>
          <table:table-cell table:number-columns-repeated="9"/>
        </table:table-row>
        <table:table-row table:style-name="ro1">
          <table:table-cell office:value-type="float" office:value="0.0141309052964939" calcext:value-type="float">
            <text:p>0.0141309053</text:p>
          </table:table-cell>
          <table:table-cell table:number-columns-repeated="9"/>
        </table:table-row>
        <table:table-row table:style-name="ro1">
          <table:table-cell office:value-type="float" office:value="0.0134125870051431" calcext:value-type="float">
            <text:p>0.013412587</text:p>
          </table:table-cell>
          <table:table-cell table:number-columns-repeated="9"/>
        </table:table-row>
        <table:table-row table:style-name="ro1">
          <table:table-cell office:value-type="float" office:value="0.0146894192247628" calcext:value-type="float">
            <text:p>0.0146894192</text:p>
          </table:table-cell>
          <table:table-cell table:number-columns-repeated="9"/>
        </table:table-row>
        <table:table-row table:style-name="ro1">
          <table:table-cell office:value-type="float" office:value="0.0170884704710176" calcext:value-type="float">
            <text:p>0.0170884705</text:p>
          </table:table-cell>
          <table:table-cell table:number-columns-repeated="9"/>
        </table:table-row>
        <table:table-row table:style-name="ro1">
          <table:table-cell office:value-type="float" office:value="0.0171665743690168" calcext:value-type="float">
            <text:p>0.0171665744</text:p>
          </table:table-cell>
          <table:table-cell table:number-columns-repeated="9"/>
        </table:table-row>
        <table:table-row table:style-name="ro1">
          <table:table-cell office:value-type="float" office:value="0.0193583899947069" calcext:value-type="float">
            <text:p>0.01935839</text:p>
          </table:table-cell>
          <table:table-cell table:number-columns-repeated="9"/>
        </table:table-row>
        <table:table-row table:style-name="ro1">
          <table:table-cell office:value-type="float" office:value="0.0205289183250581" calcext:value-type="float">
            <text:p>0.0205289183</text:p>
          </table:table-cell>
          <table:table-cell table:number-columns-repeated="9"/>
        </table:table-row>
        <table:table-row table:style-name="ro1">
          <table:table-cell office:value-type="float" office:value="0.0218793145320641" calcext:value-type="float">
            <text:p>0.0218793145</text:p>
          </table:table-cell>
          <table:table-cell table:number-columns-repeated="9"/>
        </table:table-row>
        <table:table-row table:style-name="ro1">
          <table:table-cell office:value-type="float" office:value="0.0235475614517389" calcext:value-type="float">
            <text:p>0.0235475615</text:p>
          </table:table-cell>
          <table:table-cell table:number-columns-repeated="9"/>
        </table:table-row>
        <table:table-row table:style-name="ro1">
          <table:table-cell office:value-type="float" office:value="0.0219721656207259" calcext:value-type="float">
            <text:p>0.0219721656</text:p>
          </table:table-cell>
          <table:table-cell table:number-columns-repeated="9"/>
        </table:table-row>
        <table:table-row table:style-name="ro1">
          <table:table-cell office:value-type="float" office:value="0.0178527575736657" calcext:value-type="float">
            <text:p>0.0178527576</text:p>
          </table:table-cell>
          <table:table-cell table:number-columns-repeated="9"/>
        </table:table-row>
        <table:table-row table:style-name="ro1">
          <table:table-cell office:value-type="float" office:value="0.0160337922690506" calcext:value-type="float">
            <text:p>0.0160337923</text:p>
          </table:table-cell>
          <table:table-cell table:number-columns-repeated="9"/>
        </table:table-row>
        <table:table-row table:style-name="ro1">
          <table:table-cell office:value-type="float" office:value="0.0140753682546925" calcext:value-type="float">
            <text:p>0.0140753683</text:p>
          </table:table-cell>
          <table:table-cell table:number-columns-repeated="9"/>
        </table:table-row>
        <table:table-row table:style-name="ro1">
          <table:table-cell office:value-type="float" office:value="0.013722525840595" calcext:value-type="float">
            <text:p>0.0137225258</text:p>
          </table:table-cell>
          <table:table-cell table:number-columns-repeated="9"/>
        </table:table-row>
        <table:table-row table:style-name="ro1">
          <table:table-cell office:value-type="float" office:value="0.013978836754752" calcext:value-type="float">
            <text:p>0.0139788368</text:p>
          </table:table-cell>
          <table:table-cell table:number-columns-repeated="9"/>
        </table:table-row>
        <table:table-row table:style-name="ro1">
          <table:table-cell office:value-type="float" office:value="0.0139077888925325" calcext:value-type="float">
            <text:p>0.0139077889</text:p>
          </table:table-cell>
          <table:table-cell table:number-columns-repeated="9"/>
        </table:table-row>
        <table:table-row table:style-name="ro1">
          <table:table-cell office:value-type="float" office:value="0.0132510940275537" calcext:value-type="float">
            <text:p>0.013251094</text:p>
          </table:table-cell>
          <table:table-cell table:number-columns-repeated="9"/>
        </table:table-row>
        <table:table-row table:style-name="ro1">
          <table:table-cell office:value-type="float" office:value="0.012691536747221" calcext:value-type="float">
            <text:p>0.0126915367</text:p>
          </table:table-cell>
          <table:table-cell table:number-columns-repeated="9"/>
        </table:table-row>
        <table:table-row table:style-name="ro1">
          <table:table-cell office:value-type="float" office:value="0.0140218886528477" calcext:value-type="float">
            <text:p>0.0140218887</text:p>
          </table:table-cell>
          <table:table-cell table:number-columns-repeated="9"/>
        </table:table-row>
        <table:table-row table:style-name="ro1">
          <table:table-cell office:value-type="float" office:value="0.0130285651487975" calcext:value-type="float">
            <text:p>0.0130285651</text:p>
          </table:table-cell>
          <table:table-cell table:number-columns-repeated="9"/>
        </table:table-row>
        <table:table-row table:style-name="ro1">
          <table:table-cell office:value-type="float" office:value="0.0140563363602819" calcext:value-type="float">
            <text:p>0.0140563364</text:p>
          </table:table-cell>
          <table:table-cell table:number-columns-repeated="9"/>
        </table:table-row>
        <table:table-row table:style-name="ro1">
          <table:table-cell office:value-type="float" office:value="0.0134391874284558" calcext:value-type="float">
            <text:p>0.0134391874</text:p>
          </table:table-cell>
          <table:table-cell table:number-columns-repeated="9"/>
        </table:table-row>
        <table:table-row table:style-name="ro1">
          <table:table-cell office:value-type="float" office:value="0.0129446400046777" calcext:value-type="float">
            <text:p>0.01294464</text:p>
          </table:table-cell>
          <table:table-cell table:number-columns-repeated="9"/>
        </table:table-row>
        <table:table-row table:style-name="ro1">
          <table:table-cell office:value-type="float" office:value="0.012489296803789" calcext:value-type="float">
            <text:p>0.0124892968</text:p>
          </table:table-cell>
          <table:table-cell table:number-columns-repeated="9"/>
        </table:table-row>
        <table:table-row table:style-name="ro1">
          <table:table-cell office:value-type="float" office:value="0.0110337518544504" calcext:value-type="float">
            <text:p>0.0110337519</text:p>
          </table:table-cell>
          <table:table-cell table:number-columns-repeated="9"/>
        </table:table-row>
        <table:table-row table:style-name="ro1">
          <table:table-cell office:value-type="float" office:value="0.0108933366400976" calcext:value-type="float">
            <text:p>0.0108933366</text:p>
          </table:table-cell>
          <table:table-cell table:number-columns-repeated="9"/>
        </table:table-row>
        <table:table-row table:style-name="ro1">
          <table:table-cell office:value-type="float" office:value="0.0124058569757439" calcext:value-type="float">
            <text:p>0.012405857</text:p>
          </table:table-cell>
          <table:table-cell table:number-columns-repeated="9"/>
        </table:table-row>
        <table:table-row table:style-name="ro1">
          <table:table-cell office:value-type="float" office:value="0.0127927470368239" calcext:value-type="float">
            <text:p>0.012792747</text:p>
          </table:table-cell>
          <table:table-cell table:number-columns-repeated="9"/>
        </table:table-row>
        <table:table-row table:style-name="ro1">
          <table:table-cell office:value-type="float" office:value="0.0135204488611591" calcext:value-type="float">
            <text:p>0.0135204489</text:p>
          </table:table-cell>
          <table:table-cell table:number-columns-repeated="9"/>
        </table:table-row>
        <table:table-row table:style-name="ro1">
          <table:table-cell office:value-type="float" office:value="0.0112580797161564" calcext:value-type="float">
            <text:p>0.0112580797</text:p>
          </table:table-cell>
          <table:table-cell table:number-columns-repeated="9"/>
        </table:table-row>
        <table:table-row table:style-name="ro1">
          <table:table-cell office:value-type="float" office:value="0.0117039284524092" calcext:value-type="float">
            <text:p>0.0117039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3365" calcext:value-type="float">
            <text:p>16336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00407859237637494" calcext:value-type="float">
            <text:p>0.0040785924</text:p>
          </table:table-cell>
          <table:table-cell table:number-columns-repeated="9"/>
        </table:table-row>
        <table:table-row table:style-name="ro1">
          <table:table-cell office:value-type="float" office:value="0.00457762047192241" calcext:value-type="float">
            <text:p>0.0045776205</text:p>
          </table:table-cell>
          <table:table-cell table:number-columns-repeated="9"/>
        </table:table-row>
        <table:table-row table:style-name="ro1">
          <table:table-cell office:value-type="float" office:value="0.0120177422123742" calcext:value-type="float">
            <text:p>0.0120177422</text:p>
          </table:table-cell>
          <table:table-cell table:number-columns-repeated="9"/>
        </table:table-row>
        <table:table-row table:style-name="ro1">
          <table:table-cell office:value-type="float" office:value="0.0135636426869735" calcext:value-type="float">
            <text:p>0.0135636427</text:p>
          </table:table-cell>
          <table:table-cell table:number-columns-repeated="9"/>
        </table:table-row>
        <table:table-row table:style-name="ro1">
          <table:table-cell office:value-type="float" office:value="0.010823675465447" calcext:value-type="float">
            <text:p>0.0108236755</text:p>
          </table:table-cell>
          <table:table-cell table:number-columns-repeated="9"/>
        </table:table-row>
        <table:table-row table:style-name="ro1">
          <table:table-cell office:value-type="float" office:value="0.0115690181385031" calcext:value-type="float">
            <text:p>0.0115690181</text:p>
          </table:table-cell>
          <table:table-cell table:number-columns-repeated="9"/>
        </table:table-row>
        <table:table-row table:style-name="ro1">
          <table:table-cell office:value-type="float" office:value="0.0133667874399353" calcext:value-type="float">
            <text:p>0.0133667874</text:p>
          </table:table-cell>
          <table:table-cell table:number-columns-repeated="9"/>
        </table:table-row>
        <table:table-row table:style-name="ro1">
          <table:table-cell office:value-type="float" office:value="0.0121623246252011" calcext:value-type="float">
            <text:p>0.0121623246</text:p>
          </table:table-cell>
          <table:table-cell table:number-columns-repeated="9"/>
        </table:table-row>
        <table:table-row table:style-name="ro1">
          <table:table-cell office:value-type="float" office:value="0.0110723238708733" calcext:value-type="float">
            <text:p>0.0110723239</text:p>
          </table:table-cell>
          <table:table-cell table:number-columns-repeated="9"/>
        </table:table-row>
        <table:table-row table:style-name="ro1">
          <table:table-cell office:value-type="float" office:value="0.0080743199655344" calcext:value-type="float">
            <text:p>0.00807432</text:p>
          </table:table-cell>
          <table:table-cell table:number-columns-repeated="9"/>
        </table:table-row>
        <table:table-row table:style-name="ro1">
          <table:table-cell office:value-type="float" office:value="0.00841482172278118" calcext:value-type="float">
            <text:p>0.0084148217</text:p>
          </table:table-cell>
          <table:table-cell table:number-columns-repeated="9"/>
        </table:table-row>
        <table:table-row table:style-name="ro1">
          <table:table-cell office:value-type="float" office:value="0.00902168530945588" calcext:value-type="float">
            <text:p>0.0090216853</text:p>
          </table:table-cell>
          <table:table-cell table:number-columns-repeated="9"/>
        </table:table-row>
        <table:table-row table:style-name="ro1">
          <table:table-cell office:value-type="float" office:value="0.0113623726468652" calcext:value-type="float">
            <text:p>0.0113623726</text:p>
          </table:table-cell>
          <table:table-cell table:number-columns-repeated="9"/>
        </table:table-row>
        <table:table-row table:style-name="ro1">
          <table:table-cell office:value-type="float" office:value="0.009996630911274" calcext:value-type="float">
            <text:p>0.0099966309</text:p>
          </table:table-cell>
          <table:table-cell table:number-columns-repeated="9"/>
        </table:table-row>
        <table:table-row table:style-name="ro1">
          <table:table-cell office:value-type="float" office:value="0.00955600105767062" calcext:value-type="float">
            <text:p>0.0095560011</text:p>
          </table:table-cell>
          <table:table-cell table:number-columns-repeated="9"/>
        </table:table-row>
        <table:table-row table:style-name="ro1">
          <table:table-cell office:value-type="float" office:value="0.0100820485825333" calcext:value-type="float">
            <text:p>0.0100820486</text:p>
          </table:table-cell>
          <table:table-cell table:number-columns-repeated="9"/>
        </table:table-row>
        <table:table-row table:style-name="ro1">
          <table:table-cell office:value-type="float" office:value="0.010715822103831" calcext:value-type="float">
            <text:p>0.0107158221</text:p>
          </table:table-cell>
          <table:table-cell table:number-columns-repeated="9"/>
        </table:table-row>
        <table:table-row table:style-name="ro1">
          <table:table-cell office:value-type="float" office:value="0.0121741135669491" calcext:value-type="float">
            <text:p>0.0121741136</text:p>
          </table:table-cell>
          <table:table-cell table:number-columns-repeated="9"/>
        </table:table-row>
        <table:table-row table:style-name="ro1">
          <table:table-cell office:value-type="float" office:value="0.0128343933220617" calcext:value-type="float">
            <text:p>0.0128343933</text:p>
          </table:table-cell>
          <table:table-cell table:number-columns-repeated="9"/>
        </table:table-row>
        <table:table-row table:style-name="ro1">
          <table:table-cell office:value-type="float" office:value="0.0117804257430547" calcext:value-type="float">
            <text:p>0.0117804257</text:p>
          </table:table-cell>
          <table:table-cell table:number-columns-repeated="9"/>
        </table:table-row>
        <table:table-row table:style-name="ro1">
          <table:table-cell office:value-type="float" office:value="0.00914264544763114" calcext:value-type="float">
            <text:p>0.0091426454</text:p>
          </table:table-cell>
          <table:table-cell table:number-columns-repeated="9"/>
        </table:table-row>
        <table:table-row table:style-name="ro1">
          <table:table-cell office:value-type="float" office:value="0.00813955987354248" calcext:value-type="float">
            <text:p>0.0081395599</text:p>
          </table:table-cell>
          <table:table-cell table:number-columns-repeated="9"/>
        </table:table-row>
        <table:table-row table:style-name="ro1">
          <table:table-cell office:value-type="float" office:value="0.0089167656139458" calcext:value-type="float">
            <text:p>0.0089167656</text:p>
          </table:table-cell>
          <table:table-cell table:number-columns-repeated="9"/>
        </table:table-row>
        <table:table-row table:style-name="ro1">
          <table:table-cell office:value-type="float" office:value="0.00896715334486235" calcext:value-type="float">
            <text:p>0.0089671533</text:p>
          </table:table-cell>
          <table:table-cell table:number-columns-repeated="9"/>
        </table:table-row>
        <table:table-row table:style-name="ro1">
          <table:table-cell office:value-type="float" office:value="0.00791078245433587" calcext:value-type="float">
            <text:p>0.0079107825</text:p>
          </table:table-cell>
          <table:table-cell table:number-columns-repeated="9"/>
        </table:table-row>
        <table:table-row table:style-name="ro1">
          <table:table-cell office:value-type="float" office:value="0.00827406040060581" calcext:value-type="float">
            <text:p>0.0082740604</text:p>
          </table:table-cell>
          <table:table-cell table:number-columns-repeated="9"/>
        </table:table-row>
        <table:table-row table:style-name="ro1">
          <table:table-cell office:value-type="float" office:value="0.00781879328175345" calcext:value-type="float">
            <text:p>0.0078187933</text:p>
          </table:table-cell>
          <table:table-cell table:number-columns-repeated="9"/>
        </table:table-row>
        <table:table-row table:style-name="ro1">
          <table:table-cell office:value-type="float" office:value="0.0101144034590431" calcext:value-type="float">
            <text:p>0.0101144035</text:p>
          </table:table-cell>
          <table:table-cell table:number-columns-repeated="9"/>
        </table:table-row>
        <table:table-row table:style-name="ro1">
          <table:table-cell office:value-type="float" office:value="0.00931413393897299" calcext:value-type="float">
            <text:p>0.0093141339</text:p>
          </table:table-cell>
          <table:table-cell table:number-columns-repeated="9"/>
        </table:table-row>
        <table:table-row table:style-name="ro1">
          <table:table-cell office:value-type="float" office:value="0.0101438631904296" calcext:value-type="float">
            <text:p>0.0101438632</text:p>
          </table:table-cell>
          <table:table-cell table:number-columns-repeated="9"/>
        </table:table-row>
        <table:table-row table:style-name="ro1">
          <table:table-cell office:value-type="float" office:value="0.00972566969951701" calcext:value-type="float">
            <text:p>0.0097256697</text:p>
          </table:table-cell>
          <table:table-cell table:number-columns-repeated="9"/>
        </table:table-row>
        <table:table-row table:style-name="ro1">
          <table:table-cell office:value-type="float" office:value="0.00980254497739278" calcext:value-type="float">
            <text:p>0.009802545</text:p>
          </table:table-cell>
          <table:table-cell table:number-columns-repeated="9"/>
        </table:table-row>
        <table:table-row table:style-name="ro1">
          <table:table-cell office:value-type="float" office:value="0.0107003766539794" calcext:value-type="float">
            <text:p>0.0107003767</text:p>
          </table:table-cell>
          <table:table-cell table:number-columns-repeated="9"/>
        </table:table-row>
        <table:table-row table:style-name="ro1">
          <table:table-cell office:value-type="float" office:value="0.00879774125198313" calcext:value-type="float">
            <text:p>0.0087977413</text:p>
          </table:table-cell>
          <table:table-cell table:number-columns-repeated="9"/>
        </table:table-row>
        <table:table-row table:style-name="ro1">
          <table:table-cell office:value-type="float" office:value="0.0089317715637223" calcext:value-type="float">
            <text:p>0.0089317716</text:p>
          </table:table-cell>
          <table:table-cell table:number-columns-repeated="9"/>
        </table:table-row>
        <table:table-row table:style-name="ro1">
          <table:table-cell office:value-type="float" office:value="0.00994583537031808" calcext:value-type="float">
            <text:p>0.0099458354</text:p>
          </table:table-cell>
          <table:table-cell table:number-columns-repeated="9"/>
        </table:table-row>
        <table:table-row table:style-name="ro1">
          <table:table-cell office:value-type="float" office:value="0.00847374884538506" calcext:value-type="float">
            <text:p>0.0084737488</text:p>
          </table:table-cell>
          <table:table-cell table:number-columns-repeated="9"/>
        </table:table-row>
        <table:table-row table:style-name="ro1">
          <table:table-cell office:value-type="float" office:value="0.0104065306462202" calcext:value-type="float">
            <text:p>0.0104065306</text:p>
          </table:table-cell>
          <table:table-cell table:number-columns-repeated="9"/>
        </table:table-row>
        <table:table-row table:style-name="ro1">
          <table:table-cell office:value-type="float" office:value="0.0109720587399877" calcext:value-type="float">
            <text:p>0.0109720587</text:p>
          </table:table-cell>
          <table:table-cell table:number-columns-repeated="9"/>
        </table:table-row>
        <table:table-row table:style-name="ro1">
          <table:table-cell office:value-type="float" office:value="0.0105757808889669" calcext:value-type="float">
            <text:p>0.0105757809</text:p>
          </table:table-cell>
          <table:table-cell table:number-columns-repeated="9"/>
        </table:table-row>
        <table:table-row table:style-name="ro1">
          <table:table-cell office:value-type="float" office:value="0.0115885303377117" calcext:value-type="float">
            <text:p>0.0115885303</text:p>
          </table:table-cell>
          <table:table-cell table:number-columns-repeated="9"/>
        </table:table-row>
        <table:table-row table:style-name="ro1">
          <table:table-cell office:value-type="float" office:value="0.0115386536340605" calcext:value-type="float">
            <text:p>0.0115386536</text:p>
          </table:table-cell>
          <table:table-cell table:number-columns-repeated="9"/>
        </table:table-row>
        <table:table-row table:style-name="ro1">
          <table:table-cell office:value-type="float" office:value="0.0118533200854769" calcext:value-type="float">
            <text:p>0.0118533201</text:p>
          </table:table-cell>
          <table:table-cell table:number-columns-repeated="9"/>
        </table:table-row>
        <table:table-row table:style-name="ro1">
          <table:table-cell office:value-type="float" office:value="0.0116285276706416" calcext:value-type="float">
            <text:p>0.0116285277</text:p>
          </table:table-cell>
          <table:table-cell table:number-columns-repeated="9"/>
        </table:table-row>
        <table:table-row table:style-name="ro1">
          <table:table-cell office:value-type="float" office:value="0.010416634417269" calcext:value-type="float">
            <text:p>0.0104166344</text:p>
          </table:table-cell>
          <table:table-cell table:number-columns-repeated="9"/>
        </table:table-row>
        <table:table-row table:style-name="ro1">
          <table:table-cell office:value-type="float" office:value="0.0111758706836695" calcext:value-type="float">
            <text:p>0.0111758707</text:p>
          </table:table-cell>
          <table:table-cell table:number-columns-repeated="9"/>
        </table:table-row>
        <table:table-row table:style-name="ro1">
          <table:table-cell office:value-type="float" office:value="0.0115880603729533" calcext:value-type="float">
            <text:p>0.0115880604</text:p>
          </table:table-cell>
          <table:table-cell table:number-columns-repeated="9"/>
        </table:table-row>
        <table:table-row table:style-name="ro1">
          <table:table-cell office:value-type="float" office:value="0.012821207956912" calcext:value-type="float">
            <text:p>0.012821208</text:p>
          </table:table-cell>
          <table:table-cell table:number-columns-repeated="9"/>
        </table:table-row>
        <table:table-row table:style-name="ro1">
          <table:table-cell office:value-type="float" office:value="0.014376200787942" calcext:value-type="float">
            <text:p>0.0143762008</text:p>
          </table:table-cell>
          <table:table-cell table:number-columns-repeated="9"/>
        </table:table-row>
        <table:table-row table:style-name="ro1">
          <table:table-cell office:value-type="float" office:value="0.0143117981702741" calcext:value-type="float">
            <text:p>0.0143117982</text:p>
          </table:table-cell>
          <table:table-cell table:number-columns-repeated="9"/>
        </table:table-row>
        <table:table-row table:style-name="ro1">
          <table:table-cell office:value-type="float" office:value="0.0130059677537105" calcext:value-type="float">
            <text:p>0.0130059678</text:p>
          </table:table-cell>
          <table:table-cell table:number-columns-repeated="9"/>
        </table:table-row>
        <table:table-row table:style-name="ro1">
          <table:table-cell office:value-type="float" office:value="0.011944065136579" calcext:value-type="float">
            <text:p>0.0119440651</text:p>
          </table:table-cell>
          <table:table-cell table:number-columns-repeated="9"/>
        </table:table-row>
        <table:table-row table:style-name="ro1">
          <table:table-cell office:value-type="float" office:value="0.0105253363735999" calcext:value-type="float">
            <text:p>0.0105253364</text:p>
          </table:table-cell>
          <table:table-cell table:number-columns-repeated="9"/>
        </table:table-row>
        <table:table-row table:style-name="ro1">
          <table:table-cell office:value-type="float" office:value="0.0104846428930488" calcext:value-type="float">
            <text:p>0.0104846429</text:p>
          </table:table-cell>
          <table:table-cell table:number-columns-repeated="9"/>
        </table:table-row>
        <table:table-row table:style-name="ro1">
          <table:table-cell office:value-type="float" office:value="0.010971605470683" calcext:value-type="float">
            <text:p>0.0109716055</text:p>
          </table:table-cell>
          <table:table-cell table:number-columns-repeated="9"/>
        </table:table-row>
        <table:table-row table:style-name="ro1">
          <table:table-cell office:value-type="float" office:value="0.0111819564084405" calcext:value-type="float">
            <text:p>0.0111819564</text:p>
          </table:table-cell>
          <table:table-cell table:number-columns-repeated="9"/>
        </table:table-row>
        <table:table-row table:style-name="ro1">
          <table:table-cell office:value-type="float" office:value="0.0107500435798776" calcext:value-type="float">
            <text:p>0.0107500436</text:p>
          </table:table-cell>
          <table:table-cell table:number-columns-repeated="9"/>
        </table:table-row>
        <table:table-row table:style-name="ro1">
          <table:table-cell office:value-type="float" office:value="0.0105971030831996" calcext:value-type="float">
            <text:p>0.0105971031</text:p>
          </table:table-cell>
          <table:table-cell table:number-columns-repeated="9"/>
        </table:table-row>
        <table:table-row table:style-name="ro1">
          <table:table-cell office:value-type="float" office:value="0.0106603961330121" calcext:value-type="float">
            <text:p>0.0106603961</text:p>
          </table:table-cell>
          <table:table-cell table:number-columns-repeated="9"/>
        </table:table-row>
        <table:table-row table:style-name="ro1">
          <table:table-cell office:value-type="float" office:value="0.00959358099799353" calcext:value-type="float">
            <text:p>0.0095935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3658" calcext:value-type="float">
            <text:p>16365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00501147964472761" calcext:value-type="float">
            <text:p>0.0050114796</text:p>
          </table:table-cell>
          <table:table-cell table:number-columns-repeated="9"/>
        </table:table-row>
        <table:table-row table:style-name="ro1">
          <table:table-cell office:value-type="float" office:value="0.00243489751080034" calcext:value-type="float">
            <text:p>0.0024348975</text:p>
          </table:table-cell>
          <table:table-cell table:number-columns-repeated="9"/>
        </table:table-row>
        <table:table-row table:style-name="ro1">
          <table:table-cell office:value-type="float" office:value="0.00339603845038412" calcext:value-type="float">
            <text:p>0.0033960385</text:p>
          </table:table-cell>
          <table:table-cell table:number-columns-repeated="9"/>
        </table:table-row>
        <table:table-row table:style-name="ro1">
          <table:table-cell office:value-type="float" office:value="0.00551487416061601" calcext:value-type="float">
            <text:p>0.0055148742</text:p>
          </table:table-cell>
          <table:table-cell table:number-columns-repeated="9"/>
        </table:table-row>
        <table:table-row table:style-name="ro1">
          <table:table-cell office:value-type="float" office:value="0.00831798115351105" calcext:value-type="float">
            <text:p>0.0083179812</text:p>
          </table:table-cell>
          <table:table-cell table:number-columns-repeated="9"/>
        </table:table-row>
        <table:table-row table:style-name="ro1">
          <table:table-cell office:value-type="float" office:value="0.0073955994759937" calcext:value-type="float">
            <text:p>0.0073955995</text:p>
          </table:table-cell>
          <table:table-cell table:number-columns-repeated="9"/>
        </table:table-row>
        <table:table-row table:style-name="ro1">
          <table:table-cell office:value-type="float" office:value="0.00672738507906148" calcext:value-type="float">
            <text:p>0.0067273851</text:p>
          </table:table-cell>
          <table:table-cell table:number-columns-repeated="9"/>
        </table:table-row>
        <table:table-row table:style-name="ro1">
          <table:table-cell office:value-type="float" office:value="0.00772059929212697" calcext:value-type="float">
            <text:p>0.0077205993</text:p>
          </table:table-cell>
          <table:table-cell table:number-columns-repeated="9"/>
        </table:table-row>
        <table:table-row table:style-name="ro1">
          <table:table-cell office:value-type="float" office:value="0.00924083389897998" calcext:value-type="float">
            <text:p>0.0092408339</text:p>
          </table:table-cell>
          <table:table-cell table:number-columns-repeated="9"/>
        </table:table-row>
        <table:table-row table:style-name="ro1">
          <table:table-cell office:value-type="float" office:value="0.0093613745614477" calcext:value-type="float">
            <text:p>0.0093613746</text:p>
          </table:table-cell>
          <table:table-cell table:number-columns-repeated="9"/>
        </table:table-row>
        <table:table-row table:style-name="ro1">
          <table:table-cell office:value-type="float" office:value="0.00918699591519447" calcext:value-type="float">
            <text:p>0.0091869959</text:p>
          </table:table-cell>
          <table:table-cell table:number-columns-repeated="9"/>
        </table:table-row>
        <table:table-row table:style-name="ro1">
          <table:table-cell office:value-type="float" office:value="0.011304775304026" calcext:value-type="float">
            <text:p>0.0113047753</text:p>
          </table:table-cell>
          <table:table-cell table:number-columns-repeated="9"/>
        </table:table-row>
        <table:table-row table:style-name="ro1">
          <table:table-cell office:value-type="float" office:value="0.0119853400627526" calcext:value-type="float">
            <text:p>0.0119853401</text:p>
          </table:table-cell>
          <table:table-cell table:number-columns-repeated="9"/>
        </table:table-row>
        <table:table-row table:style-name="ro1">
          <table:table-cell office:value-type="float" office:value="0.0115096791132493" calcext:value-type="float">
            <text:p>0.0115096791</text:p>
          </table:table-cell>
          <table:table-cell table:number-columns-repeated="9"/>
        </table:table-row>
        <table:table-row table:style-name="ro1">
          <table:table-cell office:value-type="float" office:value="0.0122944450656331" calcext:value-type="float">
            <text:p>0.0122944451</text:p>
          </table:table-cell>
          <table:table-cell table:number-columns-repeated="9"/>
        </table:table-row>
        <table:table-row table:style-name="ro1">
          <table:table-cell office:value-type="float" office:value="0.0131748267755922" calcext:value-type="float">
            <text:p>0.0131748268</text:p>
          </table:table-cell>
          <table:table-cell table:number-columns-repeated="9"/>
        </table:table-row>
        <table:table-row table:style-name="ro1">
          <table:table-cell office:value-type="float" office:value="0.013210598749015" calcext:value-type="float">
            <text:p>0.0132105987</text:p>
          </table:table-cell>
          <table:table-cell table:number-columns-repeated="9"/>
        </table:table-row>
        <table:table-row table:style-name="ro1">
          <table:table-cell office:value-type="float" office:value="0.0110891511473406" calcext:value-type="float">
            <text:p>0.0110891511</text:p>
          </table:table-cell>
          <table:table-cell table:number-columns-repeated="9"/>
        </table:table-row>
        <table:table-row table:style-name="ro1">
          <table:table-cell office:value-type="float" office:value="0.0143958294082515" calcext:value-type="float">
            <text:p>0.0143958294</text:p>
          </table:table-cell>
          <table:table-cell table:number-columns-repeated="9"/>
        </table:table-row>
        <table:table-row table:style-name="ro1">
          <table:table-cell office:value-type="float" office:value="0.0164005851857662" calcext:value-type="float">
            <text:p>0.0164005852</text:p>
          </table:table-cell>
          <table:table-cell table:number-columns-repeated="9"/>
        </table:table-row>
        <table:table-row table:style-name="ro1">
          <table:table-cell office:value-type="float" office:value="0.0179860347503298" calcext:value-type="float">
            <text:p>0.0179860348</text:p>
          </table:table-cell>
          <table:table-cell table:number-columns-repeated="9"/>
        </table:table-row>
        <table:table-row table:style-name="ro1">
          <table:table-cell office:value-type="float" office:value="0.0182069773109662" calcext:value-type="float">
            <text:p>0.0182069773</text:p>
          </table:table-cell>
          <table:table-cell table:number-columns-repeated="9"/>
        </table:table-row>
        <table:table-row table:style-name="ro1">
          <table:table-cell office:value-type="float" office:value="0.0162604360057682" calcext:value-type="float">
            <text:p>0.016260436</text:p>
          </table:table-cell>
          <table:table-cell table:number-columns-repeated="9"/>
        </table:table-row>
        <table:table-row table:style-name="ro1">
          <table:table-cell office:value-type="float" office:value="0.0155479106103686" calcext:value-type="float">
            <text:p>0.0155479106</text:p>
          </table:table-cell>
          <table:table-cell table:number-columns-repeated="9"/>
        </table:table-row>
        <table:table-row table:style-name="ro1">
          <table:table-cell office:value-type="float" office:value="0.0135182098410069" calcext:value-type="float">
            <text:p>0.0135182098</text:p>
          </table:table-cell>
          <table:table-cell table:number-columns-repeated="9"/>
        </table:table-row>
        <table:table-row table:style-name="ro1">
          <table:table-cell office:value-type="float" office:value="0.0120792572239115" calcext:value-type="float">
            <text:p>0.0120792572</text:p>
          </table:table-cell>
          <table:table-cell table:number-columns-repeated="9"/>
        </table:table-row>
        <table:table-row table:style-name="ro1">
          <table:table-cell office:value-type="float" office:value="0.0153753092848862" calcext:value-type="float">
            <text:p>0.0153753093</text:p>
          </table:table-cell>
          <table:table-cell table:number-columns-repeated="9"/>
        </table:table-row>
        <table:table-row table:style-name="ro1">
          <table:table-cell office:value-type="float" office:value="0.0150470882320138" calcext:value-type="float">
            <text:p>0.0150470882</text:p>
          </table:table-cell>
          <table:table-cell table:number-columns-repeated="9"/>
        </table:table-row>
        <table:table-row table:style-name="ro1">
          <table:table-cell office:value-type="float" office:value="0.0152219682362605" calcext:value-type="float">
            <text:p>0.0152219682</text:p>
          </table:table-cell>
          <table:table-cell table:number-columns-repeated="9"/>
        </table:table-row>
        <table:table-row table:style-name="ro1">
          <table:table-cell office:value-type="float" office:value="0.0162327410867038" calcext:value-type="float">
            <text:p>0.0162327411</text:p>
          </table:table-cell>
          <table:table-cell table:number-columns-repeated="9"/>
        </table:table-row>
        <table:table-row table:style-name="ro1">
          <table:table-cell office:value-type="float" office:value="0.0151592237016506" calcext:value-type="float">
            <text:p>0.0151592237</text:p>
          </table:table-cell>
          <table:table-cell table:number-columns-repeated="9"/>
        </table:table-row>
        <table:table-row table:style-name="ro1">
          <table:table-cell office:value-type="float" office:value="0.0131226728736273" calcext:value-type="float">
            <text:p>0.0131226729</text:p>
          </table:table-cell>
          <table:table-cell table:number-columns-repeated="9"/>
        </table:table-row>
        <table:table-row table:style-name="ro1">
          <table:table-cell office:value-type="float" office:value="0.0138184845125145" calcext:value-type="float">
            <text:p>0.0138184845</text:p>
          </table:table-cell>
          <table:table-cell table:number-columns-repeated="9"/>
        </table:table-row>
        <table:table-row table:style-name="ro1">
          <table:table-cell office:value-type="float" office:value="0.0115681453662544" calcext:value-type="float">
            <text:p>0.0115681454</text:p>
          </table:table-cell>
          <table:table-cell table:number-columns-repeated="9"/>
        </table:table-row>
        <table:table-row table:style-name="ro1">
          <table:table-cell office:value-type="float" office:value="0.0121599950970755" calcext:value-type="float">
            <text:p>0.0121599951</text:p>
          </table:table-cell>
          <table:table-cell table:number-columns-repeated="9"/>
        </table:table-row>
        <table:table-row table:style-name="ro1">
          <table:table-cell office:value-type="float" office:value="0.0131855764122974" calcext:value-type="float">
            <text:p>0.0131855764</text:p>
          </table:table-cell>
          <table:table-cell table:number-columns-repeated="9"/>
        </table:table-row>
        <table:table-row table:style-name="ro1">
          <table:table-cell office:value-type="float" office:value="0.00967186325847784" calcext:value-type="float">
            <text:p>0.0096718633</text:p>
          </table:table-cell>
          <table:table-cell table:number-columns-repeated="9"/>
        </table:table-row>
        <table:table-row table:style-name="ro1">
          <table:table-cell office:value-type="float" office:value="0.00984023813512886" calcext:value-type="float">
            <text:p>0.0098402381</text:p>
          </table:table-cell>
          <table:table-cell table:number-columns-repeated="9"/>
        </table:table-row>
        <table:table-row table:style-name="ro1">
          <table:table-cell office:value-type="float" office:value="0.00983651111745996" calcext:value-type="float">
            <text:p>0.0098365111</text:p>
          </table:table-cell>
          <table:table-cell table:number-columns-repeated="9"/>
        </table:table-row>
        <table:table-row table:style-name="ro1">
          <table:table-cell office:value-type="float" office:value="0.00963496940233335" calcext:value-type="float">
            <text:p>0.0096349694</text:p>
          </table:table-cell>
          <table:table-cell table:number-columns-repeated="9"/>
        </table:table-row>
        <table:table-row table:style-name="ro1">
          <table:table-cell office:value-type="float" office:value="0.0107038987407259" calcext:value-type="float">
            <text:p>0.0107038987</text:p>
          </table:table-cell>
          <table:table-cell table:number-columns-repeated="9"/>
        </table:table-row>
        <table:table-row table:style-name="ro1">
          <table:table-cell office:value-type="float" office:value="0.0108024256714629" calcext:value-type="float">
            <text:p>0.0108024257</text:p>
          </table:table-cell>
          <table:table-cell table:number-columns-repeated="9"/>
        </table:table-row>
        <table:table-row table:style-name="ro1">
          <table:table-cell office:value-type="float" office:value="0.0117822684662557" calcext:value-type="float">
            <text:p>0.0117822685</text:p>
          </table:table-cell>
          <table:table-cell table:number-columns-repeated="9"/>
        </table:table-row>
        <table:table-row table:style-name="ro1">
          <table:table-cell office:value-type="float" office:value="0.0121762796826509" calcext:value-type="float">
            <text:p>0.0121762797</text:p>
          </table:table-cell>
          <table:table-cell table:number-columns-repeated="9"/>
        </table:table-row>
        <table:table-row table:style-name="ro1">
          <table:table-cell office:value-type="float" office:value="0.012939984908367" calcext:value-type="float">
            <text:p>0.0129399849</text:p>
          </table:table-cell>
          <table:table-cell table:number-columns-repeated="9"/>
        </table:table-row>
        <table:table-row table:style-name="ro1">
          <table:table-cell office:value-type="float" office:value="0.0115513151435649" calcext:value-type="float">
            <text:p>0.0115513151</text:p>
          </table:table-cell>
          <table:table-cell table:number-columns-repeated="9"/>
        </table:table-row>
        <table:table-row table:style-name="ro1">
          <table:table-cell office:value-type="float" office:value="0.012499745019838" calcext:value-type="float">
            <text:p>0.012499745</text:p>
          </table:table-cell>
          <table:table-cell table:number-columns-repeated="9"/>
        </table:table-row>
        <table:table-row table:style-name="ro1">
          <table:table-cell office:value-type="float" office:value="0.011554783310116" calcext:value-type="float">
            <text:p>0.0115547833</text:p>
          </table:table-cell>
          <table:table-cell table:number-columns-repeated="9"/>
        </table:table-row>
        <table:table-row table:style-name="ro1">
          <table:table-cell office:value-type="float" office:value="0.0124987598433497" calcext:value-type="float">
            <text:p>0.0124987598</text:p>
          </table:table-cell>
          <table:table-cell table:number-columns-repeated="9"/>
        </table:table-row>
        <table:table-row table:style-name="ro1">
          <table:table-cell office:value-type="float" office:value="0.0131694248455642" calcext:value-type="float">
            <text:p>0.0131694248</text:p>
          </table:table-cell>
          <table:table-cell table:number-columns-repeated="9"/>
        </table:table-row>
        <table:table-row table:style-name="ro1">
          <table:table-cell office:value-type="float" office:value="0.0139260412025357" calcext:value-type="float">
            <text:p>0.0139260412</text:p>
          </table:table-cell>
          <table:table-cell table:number-columns-repeated="9"/>
        </table:table-row>
        <table:table-row table:style-name="ro1">
          <table:table-cell office:value-type="float" office:value="0.0125199529149987" calcext:value-type="float">
            <text:p>0.0125199529</text:p>
          </table:table-cell>
          <table:table-cell table:number-columns-repeated="9"/>
        </table:table-row>
        <table:table-row table:style-name="ro1">
          <table:table-cell office:value-type="float" office:value="0.0135679066150739" calcext:value-type="float">
            <text:p>0.0135679066</text:p>
          </table:table-cell>
          <table:table-cell table:number-columns-repeated="9"/>
        </table:table-row>
        <table:table-row table:style-name="ro1">
          <table:table-cell office:value-type="float" office:value="0.0136013393117167" calcext:value-type="float">
            <text:p>0.0136013393</text:p>
          </table:table-cell>
          <table:table-cell table:number-columns-repeated="9"/>
        </table:table-row>
        <table:table-row table:style-name="ro1">
          <table:table-cell office:value-type="float" office:value="0.0130838169280307" calcext:value-type="float">
            <text:p>0.0130838169</text:p>
          </table:table-cell>
          <table:table-cell table:number-columns-repeated="9"/>
        </table:table-row>
        <table:table-row table:style-name="ro1">
          <table:table-cell office:value-type="float" office:value="0.0129466397060657" calcext:value-type="float">
            <text:p>0.0129466397</text:p>
          </table:table-cell>
          <table:table-cell table:number-columns-repeated="9"/>
        </table:table-row>
        <table:table-row table:style-name="ro1">
          <table:table-cell office:value-type="float" office:value="0.0127888052644565" calcext:value-type="float">
            <text:p>0.0127888053</text:p>
          </table:table-cell>
          <table:table-cell table:number-columns-repeated="9"/>
        </table:table-row>
        <table:table-row table:style-name="ro1">
          <table:table-cell office:value-type="float" office:value="0.0117258470799598" calcext:value-type="float">
            <text:p>0.0117258471</text:p>
          </table:table-cell>
          <table:table-cell table:number-columns-repeated="9"/>
        </table:table-row>
        <table:table-row table:style-name="ro1">
          <table:table-cell office:value-type="float" office:value="0.0119589459539883" calcext:value-type="float">
            <text:p>0.011958946</text:p>
          </table:table-cell>
          <table:table-cell table:number-columns-repeated="9"/>
        </table:table-row>
        <table:table-row table:style-name="ro1">
          <table:table-cell office:value-type="float" office:value="0.0128012948049843" calcext:value-type="float">
            <text:p>0.01280129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65624" calcext:value-type="float">
            <text:p>16562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00382728268231968" calcext:value-type="float">
            <text:p>0.0038272827</text:p>
          </table:table-cell>
          <table:table-cell table:number-columns-repeated="9"/>
        </table:table-row>
        <table:table-row table:style-name="ro1">
          <table:table-cell office:value-type="float" office:value="0.0026602802551588" calcext:value-type="float">
            <text:p>0.0026602803</text:p>
          </table:table-cell>
          <table:table-cell table:number-columns-repeated="9"/>
        </table:table-row>
        <table:table-row table:style-name="ro1">
          <table:table-cell office:value-type="float" office:value="0.00332676544072354" calcext:value-type="float">
            <text:p>0.0033267654</text:p>
          </table:table-cell>
          <table:table-cell table:number-columns-repeated="9"/>
        </table:table-row>
        <table:table-row table:style-name="ro1">
          <table:table-cell office:value-type="float" office:value="0.00379966653485136" calcext:value-type="float">
            <text:p>0.0037996665</text:p>
          </table:table-cell>
          <table:table-cell table:number-columns-repeated="9"/>
        </table:table-row>
        <table:table-row table:style-name="ro1">
          <table:table-cell office:value-type="float" office:value="0.00304723793325012" calcext:value-type="float">
            <text:p>0.0030472379</text:p>
          </table:table-cell>
          <table:table-cell table:number-columns-repeated="9"/>
        </table:table-row>
        <table:table-row table:style-name="ro1">
          <table:table-cell office:value-type="float" office:value="0.00450060496226843" calcext:value-type="float">
            <text:p>0.004500605</text:p>
          </table:table-cell>
          <table:table-cell table:number-columns-repeated="9"/>
        </table:table-row>
        <table:table-row table:style-name="ro1">
          <table:table-cell office:value-type="float" office:value="0.00746038624053703" calcext:value-type="float">
            <text:p>0.0074603862</text:p>
          </table:table-cell>
          <table:table-cell table:number-columns-repeated="9"/>
        </table:table-row>
        <table:table-row table:style-name="ro1">
          <table:table-cell office:value-type="float" office:value="0.00845825062462956" calcext:value-type="float">
            <text:p>0.0084582506</text:p>
          </table:table-cell>
          <table:table-cell table:number-columns-repeated="9"/>
        </table:table-row>
        <table:table-row table:style-name="ro1">
          <table:table-cell office:value-type="float" office:value="0.00889550234693091" calcext:value-type="float">
            <text:p>0.0088955023</text:p>
          </table:table-cell>
          <table:table-cell table:number-columns-repeated="9"/>
        </table:table-row>
        <table:table-row table:style-name="ro1">
          <table:table-cell office:value-type="float" office:value="0.00834913776250613" calcext:value-type="float">
            <text:p>0.0083491378</text:p>
          </table:table-cell>
          <table:table-cell table:number-columns-repeated="9"/>
        </table:table-row>
        <table:table-row table:style-name="ro1">
          <table:table-cell office:value-type="float" office:value="0.00601571469513659" calcext:value-type="float">
            <text:p>0.0060157147</text:p>
          </table:table-cell>
          <table:table-cell table:number-columns-repeated="9"/>
        </table:table-row>
        <table:table-row table:style-name="ro1">
          <table:table-cell office:value-type="float" office:value="0.0107800535033081" calcext:value-type="float">
            <text:p>0.0107800535</text:p>
          </table:table-cell>
          <table:table-cell table:number-columns-repeated="9"/>
        </table:table-row>
        <table:table-row table:style-name="ro1">
          <table:table-cell office:value-type="float" office:value="0.0124287078533435" calcext:value-type="float">
            <text:p>0.0124287079</text:p>
          </table:table-cell>
          <table:table-cell table:number-columns-repeated="9"/>
        </table:table-row>
        <table:table-row table:style-name="ro1">
          <table:table-cell office:value-type="float" office:value="0.010679279988565" calcext:value-type="float">
            <text:p>0.01067928</text:p>
          </table:table-cell>
          <table:table-cell table:number-columns-repeated="9"/>
        </table:table-row>
        <table:table-row table:style-name="ro1">
          <table:table-cell office:value-type="float" office:value="0.0119687648459445" calcext:value-type="float">
            <text:p>0.0119687648</text:p>
          </table:table-cell>
          <table:table-cell table:number-columns-repeated="9"/>
        </table:table-row>
        <table:table-row table:style-name="ro1">
          <table:table-cell office:value-type="float" office:value="0.0111918237849844" calcext:value-type="float">
            <text:p>0.0111918238</text:p>
          </table:table-cell>
          <table:table-cell table:number-columns-repeated="9"/>
        </table:table-row>
        <table:table-row table:style-name="ro1">
          <table:table-cell office:value-type="float" office:value="0.0116451166176692" calcext:value-type="float">
            <text:p>0.0116451166</text:p>
          </table:table-cell>
          <table:table-cell table:number-columns-repeated="9"/>
        </table:table-row>
        <table:table-row table:style-name="ro1">
          <table:table-cell office:value-type="float" office:value="0.0141389332220793" calcext:value-type="float">
            <text:p>0.0141389332</text:p>
          </table:table-cell>
          <table:table-cell table:number-columns-repeated="9"/>
        </table:table-row>
        <table:table-row table:style-name="ro1">
          <table:table-cell office:value-type="float" office:value="0.019578906488383" calcext:value-type="float">
            <text:p>0.0195789065</text:p>
          </table:table-cell>
          <table:table-cell table:number-columns-repeated="9"/>
        </table:table-row>
        <table:table-row table:style-name="ro1">
          <table:table-cell office:value-type="float" office:value="0.0220410362019665" calcext:value-type="float">
            <text:p>0.0220410362</text:p>
          </table:table-cell>
          <table:table-cell table:number-columns-repeated="9"/>
        </table:table-row>
        <table:table-row table:style-name="ro1">
          <table:table-cell office:value-type="float" office:value="0.0185677153007461" calcext:value-type="float">
            <text:p>0.0185677153</text:p>
          </table:table-cell>
          <table:table-cell table:number-columns-repeated="9"/>
        </table:table-row>
        <table:table-row table:style-name="ro1">
          <table:table-cell office:value-type="float" office:value="0.0169578241764564" calcext:value-type="float">
            <text:p>0.0169578242</text:p>
          </table:table-cell>
          <table:table-cell table:number-columns-repeated="9"/>
        </table:table-row>
        <table:table-row table:style-name="ro1">
          <table:table-cell office:value-type="float" office:value="0.0210081847787264" calcext:value-type="float">
            <text:p>0.0210081848</text:p>
          </table:table-cell>
          <table:table-cell table:number-columns-repeated="9"/>
        </table:table-row>
        <table:table-row table:style-name="ro1">
          <table:table-cell office:value-type="float" office:value="0.0196462861249525" calcext:value-type="float">
            <text:p>0.0196462861</text:p>
          </table:table-cell>
          <table:table-cell table:number-columns-repeated="9"/>
        </table:table-row>
        <table:table-row table:style-name="ro1">
          <table:table-cell office:value-type="float" office:value="0.0223712595053132" calcext:value-type="float">
            <text:p>0.0223712595</text:p>
          </table:table-cell>
          <table:table-cell table:number-columns-repeated="9"/>
        </table:table-row>
        <table:table-row table:style-name="ro1">
          <table:table-cell office:value-type="float" office:value="0.0227767380841524" calcext:value-type="float">
            <text:p>0.0227767381</text:p>
          </table:table-cell>
          <table:table-cell table:number-columns-repeated="9"/>
        </table:table-row>
        <table:table-row table:style-name="ro1">
          <table:table-cell office:value-type="float" office:value="0.0230671186543355" calcext:value-type="float">
            <text:p>0.0230671187</text:p>
          </table:table-cell>
          <table:table-cell table:number-columns-repeated="9"/>
        </table:table-row>
        <table:table-row table:style-name="ro1">
          <table:table-cell office:value-type="float" office:value="0.021878523194413" calcext:value-type="float">
            <text:p>0.0218785232</text:p>
          </table:table-cell>
          <table:table-cell table:number-columns-repeated="9"/>
        </table:table-row>
        <table:table-row table:style-name="ro1">
          <table:table-cell office:value-type="float" office:value="0.0202260300133373" calcext:value-type="float">
            <text:p>0.02022603</text:p>
          </table:table-cell>
          <table:table-cell table:number-columns-repeated="9"/>
        </table:table-row>
        <table:table-row table:style-name="ro1">
          <table:table-cell office:value-type="float" office:value="0.0186621919295084" calcext:value-type="float">
            <text:p>0.0186621919</text:p>
          </table:table-cell>
          <table:table-cell table:number-columns-repeated="9"/>
        </table:table-row>
        <table:table-row table:style-name="ro1">
          <table:table-cell office:value-type="float" office:value="0.014412572437383" calcext:value-type="float">
            <text:p>0.0144125724</text:p>
          </table:table-cell>
          <table:table-cell table:number-columns-repeated="9"/>
        </table:table-row>
        <table:table-row table:style-name="ro1">
          <table:table-cell office:value-type="float" office:value="0.0120054893863094" calcext:value-type="float">
            <text:p>0.0120054894</text:p>
          </table:table-cell>
          <table:table-cell table:number-columns-repeated="9"/>
        </table:table-row>
        <table:table-row table:style-name="ro1">
          <table:table-cell office:value-type="float" office:value="0.0113862336691732" calcext:value-type="float">
            <text:p>0.0113862337</text:p>
          </table:table-cell>
          <table:table-cell table:number-columns-repeated="9"/>
        </table:table-row>
        <table:table-row table:style-name="ro1">
          <table:table-cell office:value-type="float" office:value="0.011351100400466" calcext:value-type="float">
            <text:p>0.0113511004</text:p>
          </table:table-cell>
          <table:table-cell table:number-columns-repeated="9"/>
        </table:table-row>
        <table:table-row table:style-name="ro1">
          <table:table-cell office:value-type="float" office:value="0.0104590512890248" calcext:value-type="float">
            <text:p>0.0104590513</text:p>
          </table:table-cell>
          <table:table-cell table:number-columns-repeated="9"/>
        </table:table-row>
        <table:table-row table:style-name="ro1">
          <table:table-cell office:value-type="float" office:value="0.0118230315165389" calcext:value-type="float">
            <text:p>0.0118230315</text:p>
          </table:table-cell>
          <table:table-cell table:number-columns-repeated="9"/>
        </table:table-row>
        <table:table-row table:style-name="ro1">
          <table:table-cell office:value-type="float" office:value="0.0116485098131265" calcext:value-type="float">
            <text:p>0.0116485098</text:p>
          </table:table-cell>
          <table:table-cell table:number-columns-repeated="9"/>
        </table:table-row>
        <table:table-row table:style-name="ro1">
          <table:table-cell office:value-type="float" office:value="0.0114392341439483" calcext:value-type="float">
            <text:p>0.0114392341</text:p>
          </table:table-cell>
          <table:table-cell table:number-columns-repeated="9"/>
        </table:table-row>
        <table:table-row table:style-name="ro1">
          <table:table-cell office:value-type="float" office:value="0.0110543001629015" calcext:value-type="float">
            <text:p>0.0110543002</text:p>
          </table:table-cell>
          <table:table-cell table:number-columns-repeated="9"/>
        </table:table-row>
        <table:table-row table:style-name="ro1">
          <table:table-cell office:value-type="float" office:value="0.0102939605760566" calcext:value-type="float">
            <text:p>0.0102939606</text:p>
          </table:table-cell>
          <table:table-cell table:number-columns-repeated="9"/>
        </table:table-row>
        <table:table-row table:style-name="ro1">
          <table:table-cell office:value-type="float" office:value="0.0102991817599094" calcext:value-type="float">
            <text:p>0.0102991818</text:p>
          </table:table-cell>
          <table:table-cell table:number-columns-repeated="9"/>
        </table:table-row>
        <table:table-row table:style-name="ro1">
          <table:table-cell office:value-type="float" office:value="0.00978568944825154" calcext:value-type="float">
            <text:p>0.0097856894</text:p>
          </table:table-cell>
          <table:table-cell table:number-columns-repeated="9"/>
        </table:table-row>
        <table:table-row table:style-name="ro1">
          <table:table-cell office:value-type="float" office:value="0.0102145599375726" calcext:value-type="float">
            <text:p>0.0102145599</text:p>
          </table:table-cell>
          <table:table-cell table:number-columns-repeated="9"/>
        </table:table-row>
        <table:table-row table:style-name="ro1">
          <table:table-cell office:value-type="float" office:value="0.0109439488313021" calcext:value-type="float">
            <text:p>0.0109439488</text:p>
          </table:table-cell>
          <table:table-cell table:number-columns-repeated="9"/>
        </table:table-row>
        <table:table-row table:style-name="ro1">
          <table:table-cell office:value-type="float" office:value="0.011470680181324" calcext:value-type="float">
            <text:p>0.0114706802</text:p>
          </table:table-cell>
          <table:table-cell table:number-columns-repeated="9"/>
        </table:table-row>
        <table:table-row table:style-name="ro1">
          <table:table-cell office:value-type="float" office:value="0.0116273391230418" calcext:value-type="float">
            <text:p>0.0116273391</text:p>
          </table:table-cell>
          <table:table-cell table:number-columns-repeated="9"/>
        </table:table-row>
        <table:table-row table:style-name="ro1">
          <table:table-cell office:value-type="float" office:value="0.0109543886265841" calcext:value-type="float">
            <text:p>0.0109543886</text:p>
          </table:table-cell>
          <table:table-cell table:number-columns-repeated="9"/>
        </table:table-row>
        <table:table-row table:style-name="ro1">
          <table:table-cell office:value-type="float" office:value="0.010108074907252" calcext:value-type="float">
            <text:p>0.0101080749</text:p>
          </table:table-cell>
          <table:table-cell table:number-columns-repeated="9"/>
        </table:table-row>
        <table:table-row table:style-name="ro1">
          <table:table-cell office:value-type="float" office:value="0.0117445540360663" calcext:value-type="float">
            <text:p>0.011744554</text:p>
          </table:table-cell>
          <table:table-cell table:number-columns-repeated="9"/>
        </table:table-row>
        <table:table-row table:style-name="ro1">
          <table:table-cell office:value-type="float" office:value="0.0106212059276226" calcext:value-type="float">
            <text:p>0.0106212059</text:p>
          </table:table-cell>
          <table:table-cell table:number-columns-repeated="9"/>
        </table:table-row>
        <table:table-row table:style-name="ro1">
          <table:table-cell office:value-type="float" office:value="0.00955428908827449" calcext:value-type="float">
            <text:p>0.0095542891</text:p>
          </table:table-cell>
          <table:table-cell table:number-columns-repeated="9"/>
        </table:table-row>
        <table:table-row table:style-name="ro1">
          <table:table-cell office:value-type="float" office:value="0.0100168789157719" calcext:value-type="float">
            <text:p>0.0100168789</text:p>
          </table:table-cell>
          <table:table-cell table:number-columns-repeated="9"/>
        </table:table-row>
        <table:table-row table:style-name="ro1">
          <table:table-cell office:value-type="float" office:value="0.0118162341401551" calcext:value-type="float">
            <text:p>0.0118162341</text:p>
          </table:table-cell>
          <table:table-cell table:number-columns-repeated="9"/>
        </table:table-row>
        <table:table-row table:style-name="ro1">
          <table:table-cell office:value-type="float" office:value="0.0117714907266518" calcext:value-type="float">
            <text:p>0.0117714907</text:p>
          </table:table-cell>
          <table:table-cell table:number-columns-repeated="9"/>
        </table:table-row>
        <table:table-row table:style-name="ro1">
          <table:table-cell office:value-type="float" office:value="0.0125992432501823" calcext:value-type="float">
            <text:p>0.0125992433</text:p>
          </table:table-cell>
          <table:table-cell table:number-columns-repeated="9"/>
        </table:table-row>
        <table:table-row table:style-name="ro1">
          <table:table-cell office:value-type="float" office:value="0.0127371255463816" calcext:value-type="float">
            <text:p>0.0127371255</text:p>
          </table:table-cell>
          <table:table-cell table:number-columns-repeated="9"/>
        </table:table-row>
        <table:table-row table:style-name="ro1">
          <table:table-cell office:value-type="float" office:value="0.0125954796766321" calcext:value-type="float">
            <text:p>0.0125954797</text:p>
          </table:table-cell>
          <table:table-cell table:number-columns-repeated="9"/>
        </table:table-row>
        <table:table-row table:style-name="ro1">
          <table:table-cell office:value-type="float" office:value="0.0132101657724052" calcext:value-type="float">
            <text:p>0.0132101658</text:p>
          </table:table-cell>
          <table:table-cell table:number-columns-repeated="9"/>
        </table:table-row>
        <table:table-row table:style-name="ro1">
          <table:table-cell office:value-type="float" office:value="0.016056128595083" calcext:value-type="float">
            <text:p>0.0160561286</text:p>
          </table:table-cell>
          <table:table-cell table:number-columns-repeated="9"/>
        </table:table-row>
        <table:table-row table:style-name="ro1">
          <table:table-cell office:value-type="float" office:value="0.0151046489236457" calcext:value-type="float">
            <text:p>0.01510464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70530" calcext:value-type="float">
            <text:p>17053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0664976397686271" calcext:value-type="float">
            <text:p>0.006649764</text:p>
          </table:table-cell>
          <table:table-cell table:number-columns-repeated="9"/>
        </table:table-row>
        <table:table-row table:style-name="ro1">
          <table:table-cell office:value-type="float" office:value="0.00355925970911956" calcext:value-type="float">
            <text:p>0.0035592597</text:p>
          </table:table-cell>
          <table:table-cell table:number-columns-repeated="9"/>
        </table:table-row>
        <table:table-row table:style-name="ro1">
          <table:table-cell office:value-type="float" office:value="0.0023977824281846" calcext:value-type="float">
            <text:p>0.0023977824</text:p>
          </table:table-cell>
          <table:table-cell table:number-columns-repeated="9"/>
        </table:table-row>
        <table:table-row table:style-name="ro1">
          <table:table-cell office:value-type="float" office:value="0.00178617075347158" calcext:value-type="float">
            <text:p>0.0017861708</text:p>
          </table:table-cell>
          <table:table-cell table:number-columns-repeated="9"/>
        </table:table-row>
        <table:table-row table:style-name="ro1">
          <table:table-cell office:value-type="float" office:value="0.00140028960126738" calcext:value-type="float">
            <text:p>0.0014002896</text:p>
          </table:table-cell>
          <table:table-cell table:number-columns-repeated="9"/>
        </table:table-row>
        <table:table-row table:style-name="ro1">
          <table:table-cell office:value-type="float" office:value="0.00114649084824515" calcext:value-type="float">
            <text:p>0.0011464908</text:p>
          </table:table-cell>
          <table:table-cell table:number-columns-repeated="9"/>
        </table:table-row>
        <table:table-row table:style-name="ro1">
          <table:table-cell table:style-name="ce1" office:value-type="float" office:value="0.000970322198926093" calcext:value-type="float">
            <text:p>9.7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837080986794832" calcext:value-type="float">
            <text:p>8.3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34649830979114" calcext:value-type="float">
            <text:p>7.3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653923247439033" calcext:value-type="float">
            <text:p>6.5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8912669086502" calcext:value-type="float">
            <text:p>5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6308513455499" calcext:value-type="float">
            <text:p>5.3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92625643006919" calcext:value-type="float">
            <text:p>4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55824941080857" calcext:value-type="float">
            <text:p>4.5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24689054661278" calcext:value-type="float">
            <text:p>4.2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97924905240226" calcext:value-type="float">
            <text:p>3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75013263812851" calcext:value-type="float">
            <text:p>3.7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55415541689282" calcext:value-type="float">
            <text:p>3.5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38107117694445" calcext:value-type="float">
            <text:p>3.3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22988373986804" calcext:value-type="float">
            <text:p>3.2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09645043702253" calcext:value-type="float">
            <text:p>3.1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8055724158519" calcext:value-type="float">
            <text:p>2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842878274916" calcext:value-type="float">
            <text:p>2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78684580653028" calcext:value-type="float">
            <text:p>2.7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70400738315396" calcext:value-type="float">
            <text:p>2.7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62759835702392" calcext:value-type="float">
            <text:p>2.6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55728615642925" calcext:value-type="float">
            <text:p>2.5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49366656963377" calcext:value-type="float">
            <text:p>2.4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43344752216306" calcext:value-type="float">
            <text:p>2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37660431922267" calcext:value-type="float">
            <text:p>2.3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32423418076703" calcext:value-type="float">
            <text:p>2.3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27694153184023" calcext:value-type="float">
            <text:p>2.2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23162152807223" calcext:value-type="float">
            <text:p>2.2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18961642636557" calcext:value-type="float">
            <text:p>2.1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15190780608389" calcext:value-type="float">
            <text:p>2.1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11667523549405" calcext:value-type="float">
            <text:p>2.1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8602821216586" calcext:value-type="float">
            <text:p>2.0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5936660201321" calcext:value-type="float">
            <text:p>2.0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3731031308144" calcext:value-type="float">
            <text:p>2.0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1932683368964" calcext:value-type="float">
            <text:p>2.0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0555886511198" calcext:value-type="float">
            <text:p>2.0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9294758247623" calcext:value-type="float">
            <text:p>1.9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8323336395205" calcext:value-type="float">
            <text:p>1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7554957009769" calcext:value-type="float">
            <text:p>1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7236149665233" calcext:value-type="float">
            <text:p>1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7100874269981" calcext:value-type="float">
            <text:p>1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797270631852" calcext:value-type="float">
            <text:p>1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772825029785" calcext:value-type="float">
            <text:p>1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711384172705" calcext:value-type="float">
            <text:p>1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638171412227" calcext:value-type="float">
            <text:p>1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629713226273" calcext:value-type="float">
            <text:p>1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622897514532" calcext:value-type="float">
            <text:p>1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509008196581" calcext:value-type="float">
            <text:p>1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309408946146" calcext:value-type="float">
            <text:p>1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300350042701" calcext:value-type="float">
            <text:p>1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296638061029" calcext:value-type="float">
            <text:p>1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272521889989" calcext:value-type="float">
            <text:p>1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271136403192" calcext:value-type="float">
            <text:p>1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271068891939" calcext:value-type="float">
            <text:p>1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271136403192" calcext:value-type="float">
            <text:p>1.96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97926" calcext:value-type="float">
            <text:p>19792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0507485900789044" calcext:value-type="float">
            <text:p>0.005074859</text:p>
          </table:table-cell>
          <table:table-cell table:number-columns-repeated="9"/>
        </table:table-row>
        <table:table-row table:style-name="ro1">
          <table:table-cell office:value-type="float" office:value="0.0026850697554224" calcext:value-type="float">
            <text:p>0.0026850698</text:p>
          </table:table-cell>
          <table:table-cell table:number-columns-repeated="9"/>
        </table:table-row>
        <table:table-row table:style-name="ro1">
          <table:table-cell office:value-type="float" office:value="0.0018016480744785" calcext:value-type="float">
            <text:p>0.0018016481</text:p>
          </table:table-cell>
          <table:table-cell table:number-columns-repeated="9"/>
        </table:table-row>
        <table:table-row table:style-name="ro1">
          <table:table-cell office:value-type="float" office:value="0.00132920958696697" calcext:value-type="float">
            <text:p>0.0013292096</text:p>
          </table:table-cell>
          <table:table-cell table:number-columns-repeated="9"/>
        </table:table-row>
        <table:table-row table:style-name="ro1">
          <table:table-cell office:value-type="float" office:value="0.00104373669888028" calcext:value-type="float">
            <text:p>0.0010437367</text:p>
          </table:table-cell>
          <table:table-cell table:number-columns-repeated="9"/>
        </table:table-row>
        <table:table-row table:style-name="ro1">
          <table:table-cell table:style-name="ce1" office:value-type="float" office:value="0.000854979209083217" calcext:value-type="float">
            <text:p>8.5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18056079671458" calcext:value-type="float">
            <text:p>7.1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614190421011726" calcext:value-type="float">
            <text:p>6.1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4868895071511" calcext:value-type="float">
            <text:p>5.3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72048912604646" calcext:value-type="float">
            <text:p>4.7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21508964661459" calcext:value-type="float">
            <text:p>4.2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80225012538326" calcext:value-type="float">
            <text:p>3.8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46575351629794" calcext:value-type="float">
            <text:p>3.4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17619785429773" calcext:value-type="float">
            <text:p>3.1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213247852241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72202784930218" calcext:value-type="float">
            <text:p>2.7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53677528000425" calcext:value-type="float">
            <text:p>2.5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37063720372819" calcext:value-type="float">
            <text:p>2.3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22754097941201" calcext:value-type="float">
            <text:p>2.2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10013802679908" calcext:value-type="float">
            <text:p>2.1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8542506555405" calcext:value-type="float">
            <text:p>1.9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8327629215883" calcext:value-type="float">
            <text:p>1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9146310091691" calcext:value-type="float">
            <text:p>1.7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0883840047505" calcext:value-type="float">
            <text:p>1.7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344059998271" calcext:value-type="float">
            <text:p>1.6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672597394594" calcext:value-type="float">
            <text:p>1.5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0621743809855" calcext:value-type="float">
            <text:p>1.5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5097110136028" calcext:value-type="float">
            <text:p>1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9938150898085" calcext:value-type="float">
            <text:p>1.4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5215273187269" calcext:value-type="float">
            <text:p>1.3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0798721274667" calcext:value-type="float">
            <text:p>1.3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6675040164395" calcext:value-type="float">
            <text:p>1.2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2811496707849" calcext:value-type="float">
            <text:p>1.2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9191317138505" calcext:value-type="float">
            <text:p>1.1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5788229470307" calcext:value-type="float">
            <text:p>1.1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2637292845497" calcext:value-type="float">
            <text:p>1.1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968312870252" calcext:value-type="float">
            <text:p>1.1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683186073361" calcext:value-type="float">
            <text:p>1.0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4183819601879" calcext:value-type="float">
            <text:p>1.0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1619040919903" calcext:value-type="float">
            <text:p>1.0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992354742387259" calcext:value-type="float">
            <text:p>9.9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69183275606317" calcext:value-type="float">
            <text:p>9.6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47368779147484" calcext:value-type="float">
            <text:p>9.4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625623424877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06441255083835" calcext:value-type="float">
            <text:p>9.0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87584864277681" calcext:value-type="float">
            <text:p>8.8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69788254964911" calcext:value-type="float">
            <text:p>8.7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53154564300981" calcext:value-type="float">
            <text:p>8.5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36734086005069" calcext:value-type="float">
            <text:p>8.3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21931882785642" calcext:value-type="float">
            <text:p>8.2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07210927471789" calcext:value-type="float">
            <text:p>8.0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94158039704101" calcext:value-type="float">
            <text:p>7.9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89262769231924" calcext:value-type="float">
            <text:p>7.8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88377917540143" calcext:value-type="float">
            <text:p>7.8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88377917540143" calcext:value-type="float">
            <text:p>7.8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88377917540143" calcext:value-type="float">
            <text:p>7.8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88377917540143" calcext:value-type="float">
            <text:p>7.8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88377917540143" calcext:value-type="float">
            <text:p>7.8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88377917540143" calcext:value-type="float">
            <text:p>7.8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88377917540143" calcext:value-type="float">
            <text:p>7.88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89553" calcext:value-type="float">
            <text:p>18955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0054111696669158" calcext:value-type="float">
            <text:p>0.0054111697</text:p>
          </table:table-cell>
          <table:table-cell table:number-columns-repeated="9"/>
        </table:table-row>
        <table:table-row table:style-name="ro1">
          <table:table-cell office:value-type="float" office:value="0.00301299062265885" calcext:value-type="float">
            <text:p>0.0030129906</text:p>
          </table:table-cell>
          <table:table-cell table:number-columns-repeated="9"/>
        </table:table-row>
        <table:table-row table:style-name="ro1">
          <table:table-cell office:value-type="float" office:value="0.00205528543125922" calcext:value-type="float">
            <text:p>0.0020552854</text:p>
          </table:table-cell>
          <table:table-cell table:number-columns-repeated="9"/>
        </table:table-row>
        <table:table-row table:style-name="ro1">
          <table:table-cell office:value-type="float" office:value="0.00153876590229395" calcext:value-type="float">
            <text:p>0.0015387659</text:p>
          </table:table-cell>
          <table:table-cell table:number-columns-repeated="9"/>
        </table:table-row>
        <table:table-row table:style-name="ro1">
          <table:table-cell office:value-type="float" office:value="0.00123236561747059" calcext:value-type="float">
            <text:p>0.0012323656</text:p>
          </table:table-cell>
          <table:table-cell table:number-columns-repeated="9"/>
        </table:table-row>
        <table:table-row table:style-name="ro1">
          <table:table-cell office:value-type="float" office:value="0.00101270675331519" calcext:value-type="float">
            <text:p>0.0010127068</text:p>
          </table:table-cell>
          <table:table-cell table:number-columns-repeated="9"/>
        </table:table-row>
        <table:table-row table:style-name="ro1">
          <table:table-cell table:style-name="ce1" office:value-type="float" office:value="0.000836419670051089" calcext:value-type="float">
            <text:p>8.3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00580442303164" calcext:value-type="float">
            <text:p>7.0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92127165889132" calcext:value-type="float">
            <text:p>5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07788983435305" calcext:value-type="float">
            <text:p>5.0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4104956902839" calcext:value-type="float">
            <text:p>4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88291531274131" calcext:value-type="float">
            <text:p>3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45307298599527" calcext:value-type="float">
            <text:p>3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1063506310309" calcext:value-type="float">
            <text:p>3.1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2209051735007" calcext:value-type="float">
            <text:p>2.8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58264520461879" calcext:value-type="float">
            <text:p>2.5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37907570936931" calcext:value-type="float">
            <text:p>2.3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20927955677231" calcext:value-type="float">
            <text:p>2.2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6350506189686" calcext:value-type="float">
            <text:p>2.0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3787035843837" calcext:value-type="float">
            <text:p>1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2886267993995" calcext:value-type="float">
            <text:p>1.8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3313100249858" calcext:value-type="float">
            <text:p>1.7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4853684145525" calcext:value-type="float">
            <text:p>1.6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7426751780846" calcext:value-type="float">
            <text:p>1.5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0567360216901" calcext:value-type="float">
            <text:p>1.5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4400378780526" calcext:value-type="float">
            <text:p>1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8713496203202" calcext:value-type="float">
            <text:p>1.3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3453038851526" calcext:value-type="float">
            <text:p>1.3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8564216674681" calcext:value-type="float">
            <text:p>1.2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4113068971315" calcext:value-type="float">
            <text:p>1.2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9963428727861" calcext:value-type="float">
            <text:p>1.2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613314545206" calcext:value-type="float">
            <text:p>1.1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2567427802597" calcext:value-type="float">
            <text:p>1.1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9218072454704" calcext:value-type="float">
            <text:p>1.0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6078220463162" calcext:value-type="float">
            <text:p>1.0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3256946547707" calcext:value-type="float">
            <text:p>1.0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0604991309283" calcext:value-type="float">
            <text:p>1.0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981524443663381" calcext:value-type="float">
            <text:p>9.8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5870990682967" calcext:value-type="float">
            <text:p>9.5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38423259308772" calcext:value-type="float">
            <text:p>9.3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8734563505333" calcext:value-type="float">
            <text:p>9.2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6317482498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6317482498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6317482498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7179030493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6317482498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7179030493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7179030493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6317482498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7179030493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6317482498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7179030493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7179030493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6317482498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7179030493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6317482498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6317482498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7179030493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7179030493" calcext:value-type="float">
            <text:p>9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5696317482498" calcext:value-type="float">
            <text:p>9.26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92177" calcext:value-type="float">
            <text:p>19217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00636024773862502" calcext:value-type="float">
            <text:p>0.0063602477</text:p>
          </table:table-cell>
          <table:table-cell table:number-columns-repeated="9"/>
        </table:table-row>
        <table:table-row table:style-name="ro1">
          <table:table-cell office:value-type="float" office:value="0.00351880260513666" calcext:value-type="float">
            <text:p>0.0035188026</text:p>
          </table:table-cell>
          <table:table-cell table:number-columns-repeated="9"/>
        </table:table-row>
        <table:table-row table:style-name="ro1">
          <table:table-cell office:value-type="float" office:value="0.002386304980908" calcext:value-type="float">
            <text:p>0.002386305</text:p>
          </table:table-cell>
          <table:table-cell table:number-columns-repeated="9"/>
        </table:table-row>
        <table:table-row table:style-name="ro1">
          <table:table-cell office:value-type="float" office:value="0.00177923678477023" calcext:value-type="float">
            <text:p>0.0017792368</text:p>
          </table:table-cell>
          <table:table-cell table:number-columns-repeated="9"/>
        </table:table-row>
        <table:table-row table:style-name="ro1">
          <table:table-cell office:value-type="float" office:value="0.00139807484384649" calcext:value-type="float">
            <text:p>0.0013980748</text:p>
          </table:table-cell>
          <table:table-cell table:number-columns-repeated="9"/>
        </table:table-row>
        <table:table-row table:style-name="ro1">
          <table:table-cell office:value-type="float" office:value="0.00114052761379501" calcext:value-type="float">
            <text:p>0.0011405276</text:p>
          </table:table-cell>
          <table:table-cell table:number-columns-repeated="9"/>
        </table:table-row>
        <table:table-row table:style-name="ro1">
          <table:table-cell table:style-name="ce1" office:value-type="float" office:value="0.000951763913444235" calcext:value-type="float">
            <text:p>9.5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804061324976057" calcext:value-type="float">
            <text:p>8.0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69298434186555" calcext:value-type="float">
            <text:p>6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609603668273807" calcext:value-type="float">
            <text:p>6.1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4595131116595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92254999417778" calcext:value-type="float">
            <text:p>4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50097940093685" calcext:value-type="float">
            <text:p>4.5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14976054096618" calcext:value-type="float">
            <text:p>4.1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86037075696242" calcext:value-type="float">
            <text:p>3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61465319002625" calcext:value-type="float">
            <text:p>3.6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40633715320481" calcext:value-type="float">
            <text:p>3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23070730208211" calcext:value-type="float">
            <text:p>3.2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07302233118743" calcext:value-type="float">
            <text:p>3.0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866199634604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2262226349262" calcext:value-type="float">
            <text:p>2.8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72049039889465" calcext:value-type="float">
            <text:p>2.7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6297143752658" calcext:value-type="float">
            <text:p>2.6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54767367676936" calcext:value-type="float">
            <text:p>2.5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4735807714631" calcext:value-type="float">
            <text:p>2.4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4043328061823" calcext:value-type="float">
            <text:p>2.4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34020818448468" calcext:value-type="float">
            <text:p>2.3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28153674469691" calcext:value-type="float">
            <text:p>2.2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22756578818712" calcext:value-type="float">
            <text:p>2.2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17686601868453" calcext:value-type="float">
            <text:p>2.1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12983496610819" calcext:value-type="float">
            <text:p>2.1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8549007537354" calcext:value-type="float">
            <text:p>2.0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4378421876606" calcext:value-type="float">
            <text:p>2.0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0421710886183" calcext:value-type="float">
            <text:p>2.0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665584524315" calcext:value-type="float">
            <text:p>1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3105474510872" calcext:value-type="float">
            <text:p>1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9682417941864" calcext:value-type="float">
            <text:p>1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6424832672224" calcext:value-type="float">
            <text:p>1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3251312429365" calcext:value-type="float">
            <text:p>1.8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0245448976517" calcext:value-type="float">
            <text:p>1.8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7338490437534" calcext:value-type="float">
            <text:p>1.7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4487260768877" calcext:value-type="float">
            <text:p>1.7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1787352450626" calcext:value-type="float">
            <text:p>1.7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9190155143673" calcext:value-type="float">
            <text:p>1.6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6685187667878" calcext:value-type="float">
            <text:p>1.6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4270255895857" calcext:value-type="float">
            <text:p>1.6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1958763029573" calcext:value-type="float">
            <text:p>1.6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9700651269619" calcext:value-type="float">
            <text:p>1.6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7512552207501" calcext:value-type="float">
            <text:p>1.5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5407802556685" calcext:value-type="float">
            <text:p>1.5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3292632480803" calcext:value-type="float">
            <text:p>1.5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1299419297213" calcext:value-type="float">
            <text:p>1.5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936226804024" calcext:value-type="float">
            <text:p>1.4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7501100319082" calcext:value-type="float">
            <text:p>1.4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5700747303247" calcext:value-type="float">
            <text:p>1.4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3933337996282" calcext:value-type="float">
            <text:p>1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2261404578594" calcext:value-type="float">
            <text:p>1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0591546387605" calcext:value-type="float">
            <text:p>1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8972980571826" calcext:value-type="float">
            <text:p>1.3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741123728846" calcext:value-type="float">
            <text:p>1.37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91904" calcext:value-type="float">
            <text:p>19190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0053955144754755" calcext:value-type="float">
            <text:p>0.0053955145</text:p>
          </table:table-cell>
          <table:table-cell table:number-columns-repeated="9"/>
        </table:table-row>
        <table:table-row table:style-name="ro1">
          <table:table-cell office:value-type="float" office:value="0.00295074345643713" calcext:value-type="float">
            <text:p>0.0029507435</text:p>
          </table:table-cell>
          <table:table-cell table:number-columns-repeated="9"/>
        </table:table-row>
        <table:table-row table:style-name="ro1">
          <table:table-cell office:value-type="float" office:value="0.00201408734474536" calcext:value-type="float">
            <text:p>0.0020140873</text:p>
          </table:table-cell>
          <table:table-cell table:number-columns-repeated="9"/>
        </table:table-row>
        <table:table-row table:style-name="ro1">
          <table:table-cell office:value-type="float" office:value="0.00152574883966015" calcext:value-type="float">
            <text:p>0.0015257488</text:p>
          </table:table-cell>
          <table:table-cell table:number-columns-repeated="9"/>
        </table:table-row>
        <table:table-row table:style-name="ro1">
          <table:table-cell office:value-type="float" office:value="0.00122995644363059" calcext:value-type="float">
            <text:p>0.0012299564</text:p>
          </table:table-cell>
          <table:table-cell table:number-columns-repeated="9"/>
        </table:table-row>
        <table:table-row table:style-name="ro1">
          <table:table-cell office:value-type="float" office:value="0.00102995955385578" calcext:value-type="float">
            <text:p>0.0010299596</text:p>
          </table:table-cell>
          <table:table-cell table:number-columns-repeated="9"/>
        </table:table-row>
        <table:table-row table:style-name="ro1">
          <table:table-cell table:style-name="ce1" office:value-type="float" office:value="0.00088317875140134" calcext:value-type="float">
            <text:p>8.8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71607855392154" calcext:value-type="float">
            <text:p>7.7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682661422607713" calcext:value-type="float">
            <text:p>6.8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609644350429873" calcext:value-type="float">
            <text:p>6.1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9625647842829" calcext:value-type="float">
            <text:p>5.5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99616390597854" calcext:value-type="float">
            <text:p>5.0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57243800141942" calcext:value-type="float">
            <text:p>4.5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20987641335079" calcext:value-type="float">
            <text:p>4.2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89489493451597" calcext:value-type="float">
            <text:p>3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61449536629496" calcext:value-type="float">
            <text:p>3.6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36995515647188" calcext:value-type="float">
            <text:p>3.3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1525487238031" calcext:value-type="float">
            <text:p>3.1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6336260624084" calcext:value-type="float">
            <text:p>2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79078059237364" calcext:value-type="float">
            <text:p>2.7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63689486977048" calcext:value-type="float">
            <text:p>2.6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49894736749119" calcext:value-type="float">
            <text:p>2.5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37177454812884" calcext:value-type="float">
            <text:p>2.3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26263083728111" calcext:value-type="float">
            <text:p>2.2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16127725582206" calcext:value-type="float">
            <text:p>2.1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7108795848196" calcext:value-type="float">
            <text:p>2.0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8867736340212" calcext:value-type="float">
            <text:p>1.9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1089129415681" calcext:value-type="float">
            <text:p>1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4113036791747" calcext:value-type="float">
            <text:p>1.8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7728927394175" calcext:value-type="float">
            <text:p>1.7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1932814192609" calcext:value-type="float">
            <text:p>1.7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649564364473" calcext:value-type="float">
            <text:p>1.6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1467399218002" calcext:value-type="float">
            <text:p>1.6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6831558087751" calcext:value-type="float">
            <text:p>1.5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2524821422191" calcext:value-type="float">
            <text:p>1.5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8407188626006" calcext:value-type="float">
            <text:p>1.4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4591989797187" calcext:value-type="float">
            <text:p>1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0967122502998" calcext:value-type="float">
            <text:p>1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7813334108609" calcext:value-type="float">
            <text:p>1.3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463491806904" calcext:value-type="float">
            <text:p>1.3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1508184157226" calcext:value-type="float">
            <text:p>1.3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86896202513" calcext:value-type="float">
            <text:p>1.2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5819991728585" calcext:value-type="float">
            <text:p>1.2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3091240108427" calcext:value-type="float">
            <text:p>1.2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0501062628914" calcext:value-type="float">
            <text:p>1.2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7931928962199" calcext:value-type="float">
            <text:p>1.1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5553714928643" calcext:value-type="float">
            <text:p>1.1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3259569417522" calcext:value-type="float">
            <text:p>1.1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1026216456713" calcext:value-type="float">
            <text:p>1.1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8822171287049" calcext:value-type="float">
            <text:p>1.0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6697431357373" calcext:value-type="float">
            <text:p>1.0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462278358268" calcext:value-type="float">
            <text:p>1.0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2655908315582" calcext:value-type="float">
            <text:p>1.0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0743470666819" calcext:value-type="float">
            <text:p>1.0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988921754610416" calcext:value-type="float">
            <text:p>9.8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71280720766876" calcext:value-type="float">
            <text:p>9.7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5378677546" calcext:value-type="float">
            <text:p>9.5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37188997606573" calcext:value-type="float">
            <text:p>9.3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1177309591087" calcext:value-type="float">
            <text:p>9.2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05785736475625" calcext:value-type="float">
            <text:p>9.06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93109" calcext:value-type="float">
            <text:p>19310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00477302635247986" calcext:value-type="float">
            <text:p>0.0047730264</text:p>
          </table:table-cell>
          <table:table-cell table:number-columns-repeated="9"/>
        </table:table-row>
        <table:table-row table:style-name="ro1">
          <table:table-cell office:value-type="float" office:value="0.00255838130909515" calcext:value-type="float">
            <text:p>0.0025583813</text:p>
          </table:table-cell>
          <table:table-cell table:number-columns-repeated="9"/>
        </table:table-row>
        <table:table-row table:style-name="ro1">
          <table:table-cell office:value-type="float" office:value="0.00177672834210881" calcext:value-type="float">
            <text:p>0.0017767283</text:p>
          </table:table-cell>
          <table:table-cell table:number-columns-repeated="9"/>
        </table:table-row>
        <table:table-row table:style-name="ro1">
          <table:table-cell office:value-type="float" office:value="0.00135124089052893" calcext:value-type="float">
            <text:p>0.0013512409</text:p>
          </table:table-cell>
          <table:table-cell table:number-columns-repeated="9"/>
        </table:table-row>
        <table:table-row table:style-name="ro1">
          <table:table-cell office:value-type="float" office:value="0.00108094425714025" calcext:value-type="float">
            <text:p>0.0010809443</text:p>
          </table:table-cell>
          <table:table-cell table:number-columns-repeated="9"/>
        </table:table-row>
        <table:table-row table:style-name="ro1">
          <table:table-cell table:style-name="ce1" office:value-type="float" office:value="0.000888838515339632" calcext:value-type="float">
            <text:p>8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48604630785552" calcext:value-type="float">
            <text:p>7.4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643980744605004" calcext:value-type="float">
            <text:p>6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62137717138271" calcext:value-type="float">
            <text:p>5.6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96026182227481" calcext:value-type="float">
            <text:p>4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40699377451323" calcext:value-type="float">
            <text:p>4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96374812869892" calcext:value-type="float">
            <text:p>3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5856423539371" calcext:value-type="float">
            <text:p>3.5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27144934222147" calcext:value-type="float">
            <text:p>3.2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9825337295985" calcext:value-type="float">
            <text:p>3.0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76958588230803" calcext:value-type="float">
            <text:p>2.7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57646157418933" calcext:value-type="float">
            <text:p>2.5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40947590178912" calcext:value-type="float">
            <text:p>2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26496305049216" calcext:value-type="float">
            <text:p>2.2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14389710324736" calcext:value-type="float">
            <text:p>2.1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3553371500088" calcext:value-type="float">
            <text:p>2.0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4205632269024" calcext:value-type="float">
            <text:p>1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609505032094" calcext:value-type="float">
            <text:p>1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8658918893668" calcext:value-type="float">
            <text:p>1.7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2123631980221" calcext:value-type="float">
            <text:p>1.7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6295883795595" calcext:value-type="float">
            <text:p>1.6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1129197924706" calcext:value-type="float">
            <text:p>1.6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6361820415008" calcext:value-type="float">
            <text:p>1.5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2086356114924" calcext:value-type="float">
            <text:p>1.5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8239276188242" calcext:value-type="float">
            <text:p>1.4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4698468065103" calcext:value-type="float">
            <text:p>1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141118588716" calcext:value-type="float">
            <text:p>1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8333120572771" calcext:value-type="float">
            <text:p>1.3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5586760030954" calcext:value-type="float">
            <text:p>1.3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2970955783714" calcext:value-type="float">
            <text:p>1.3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0537925737405" calcext:value-type="float">
            <text:p>1.3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8305580817281" calcext:value-type="float">
            <text:p>1.2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6151040813662" calcext:value-type="float">
            <text:p>1.2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4168113887802" calcext:value-type="float">
            <text:p>1.2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2303973278126" calcext:value-type="float">
            <text:p>1.2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0571911010092" calcext:value-type="float">
            <text:p>1.2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8892942378145" calcext:value-type="float">
            <text:p>1.1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7346069350252" calcext:value-type="float">
            <text:p>1.1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5867176091012" calcext:value-type="float">
            <text:p>1.1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4480151995366" calcext:value-type="float">
            <text:p>1.1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3156826011817" calcext:value-type="float">
            <text:p>1.1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192201906591" calcext:value-type="float">
            <text:p>1.1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0780648770974" calcext:value-type="float">
            <text:p>1.1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9689418947712" calcext:value-type="float">
            <text:p>1.1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8638360323979" calcext:value-type="float">
            <text:p>1.0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769686466472" calcext:value-type="float">
            <text:p>1.0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6860771174734" calcext:value-type="float">
            <text:p>1.0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6237063058274" calcext:value-type="float">
            <text:p>1.0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6172360658678" calcext:value-type="float">
            <text:p>1.0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6172360658678" calcext:value-type="float">
            <text:p>1.0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6172414151529" calcext:value-type="float">
            <text:p>1.0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6172414151529" calcext:value-type="float">
            <text:p>1.0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6172414151529" calcext:value-type="float">
            <text:p>1.0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6172414151529" calcext:value-type="float">
            <text:p>1.0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6172414151529" calcext:value-type="float">
            <text:p>1.06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92797" calcext:value-type="float">
            <text:p>19279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006411925562148" calcext:value-type="float">
            <text:p>0.0064119256</text:p>
          </table:table-cell>
          <table:table-cell table:number-columns-repeated="9"/>
        </table:table-row>
        <table:table-row table:style-name="ro1">
          <table:table-cell office:value-type="float" office:value="0.00365922608912789" calcext:value-type="float">
            <text:p>0.0036592261</text:p>
          </table:table-cell>
          <table:table-cell table:number-columns-repeated="9"/>
        </table:table-row>
        <table:table-row table:style-name="ro1">
          <table:table-cell office:value-type="float" office:value="0.00245994932696293" calcext:value-type="float">
            <text:p>0.0024599493</text:p>
          </table:table-cell>
          <table:table-cell table:number-columns-repeated="9"/>
        </table:table-row>
        <table:table-row table:style-name="ro1">
          <table:table-cell office:value-type="float" office:value="0.00174677990182426" calcext:value-type="float">
            <text:p>0.0017467799</text:p>
          </table:table-cell>
          <table:table-cell table:number-columns-repeated="9"/>
        </table:table-row>
        <table:table-row table:style-name="ro1">
          <table:table-cell office:value-type="float" office:value="0.00131700827864303" calcext:value-type="float">
            <text:p>0.0013170083</text:p>
          </table:table-cell>
          <table:table-cell table:number-columns-repeated="9"/>
        </table:table-row>
        <table:table-row table:style-name="ro1">
          <table:table-cell office:value-type="float" office:value="0.00105877332004381" calcext:value-type="float">
            <text:p>0.0010587733</text:p>
          </table:table-cell>
          <table:table-cell table:number-columns-repeated="9"/>
        </table:table-row>
        <table:table-row table:style-name="ro1">
          <table:table-cell table:style-name="ce1" office:value-type="float" office:value="0.000860596342769179" calcext:value-type="float">
            <text:p>8.6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1109731057189" calcext:value-type="float">
            <text:p>7.1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9797625710113" calcext:value-type="float">
            <text:p>5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13696149992697" calcext:value-type="float">
            <text:p>5.1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48210944924518" calcext:value-type="float">
            <text:p>4.4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97141258135254" calcext:value-type="float">
            <text:p>3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57008154371974" calcext:value-type="float">
            <text:p>3.5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23744628670983" calcext:value-type="float">
            <text:p>3.2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6383767490111" calcext:value-type="float">
            <text:p>2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73724362349745" calcext:value-type="float">
            <text:p>2.7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54896203551995" calcext:value-type="float">
            <text:p>2.5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39600286286517" calcext:value-type="float">
            <text:p>2.4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27199088682992" calcext:value-type="float">
            <text:p>2.2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17928310693067" calcext:value-type="float">
            <text:p>2.1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9113594591658" calcext:value-type="float">
            <text:p>2.0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1334455769691" calcext:value-type="float">
            <text:p>2.0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4344900424191" calcext:value-type="float">
            <text:p>1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7991468140455" calcext:value-type="float">
            <text:p>1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2147960282345" calcext:value-type="float">
            <text:p>1.8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6811743886064" calcext:value-type="float">
            <text:p>1.7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1699682168882" calcext:value-type="float">
            <text:p>1.7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6948199554138" calcext:value-type="float">
            <text:p>1.6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263037240571" calcext:value-type="float">
            <text:p>1.6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852824551571" calcext:value-type="float">
            <text:p>1.5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479594612704" calcext:value-type="float">
            <text:p>1.5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1431957904409" calcext:value-type="float">
            <text:p>1.5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7908260742249" calcext:value-type="float">
            <text:p>1.4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466361904898" calcext:value-type="float">
            <text:p>1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1655113472053" calcext:value-type="float">
            <text:p>1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8907943994512" calcext:value-type="float">
            <text:p>1.3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627597087529" calcext:value-type="float">
            <text:p>1.3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3879948730236" calcext:value-type="float">
            <text:p>1.3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159661089997" calcext:value-type="float">
            <text:p>1.3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9432851988541" calcext:value-type="float">
            <text:p>1.2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7503737192351" calcext:value-type="float">
            <text:p>1.2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5740378668214" calcext:value-type="float">
            <text:p>1.2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4177667213796" calcext:value-type="float">
            <text:p>1.2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2733748129002" calcext:value-type="float">
            <text:p>1.2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1501550756278" calcext:value-type="float">
            <text:p>1.2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0427982375998" calcext:value-type="float">
            <text:p>1.2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9530945766057" calcext:value-type="float">
            <text:p>1.2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8794548455961" calcext:value-type="float">
            <text:p>1.1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8174277936326" calcext:value-type="float">
            <text:p>1.1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7725868221534" calcext:value-type="float">
            <text:p>1.1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7282772926185" calcext:value-type="float">
            <text:p>1.1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690154372988" calcext:value-type="float">
            <text:p>1.1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6543127122457" calcext:value-type="float">
            <text:p>1.1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6373893826496" calcext:value-type="float">
            <text:p>1.1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6194960877482" calcext:value-type="float">
            <text:p>1.1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610576873158" calcext:value-type="float">
            <text:p>1.1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6034882893567" calcext:value-type="float">
            <text:p>1.1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5942159691674" calcext:value-type="float">
            <text:p>1.1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5888793318378" calcext:value-type="float">
            <text:p>1.1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5843317913222" calcext:value-type="float">
            <text:p>1.16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2372" calcext:value-type="float">
            <text:p>25237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00528997793555882" calcext:value-type="float">
            <text:p>0.0052899779</text:p>
          </table:table-cell>
          <table:table-cell table:number-columns-repeated="9"/>
        </table:table-row>
        <table:table-row table:style-name="ro1">
          <table:table-cell office:value-type="float" office:value="0.00284240138348907" calcext:value-type="float">
            <text:p>0.0028424014</text:p>
          </table:table-cell>
          <table:table-cell table:number-columns-repeated="9"/>
        </table:table-row>
        <table:table-row table:style-name="ro1">
          <table:table-cell office:value-type="float" office:value="0.00193192865879578" calcext:value-type="float">
            <text:p>0.0019319287</text:p>
          </table:table-cell>
          <table:table-cell table:number-columns-repeated="9"/>
        </table:table-row>
        <table:table-row table:style-name="ro1">
          <table:table-cell office:value-type="float" office:value="0.00143481152037494" calcext:value-type="float">
            <text:p>0.0014348115</text:p>
          </table:table-cell>
          <table:table-cell table:number-columns-repeated="9"/>
        </table:table-row>
        <table:table-row table:style-name="ro1">
          <table:table-cell office:value-type="float" office:value="0.0011441708021624" calcext:value-type="float">
            <text:p>0.0011441708</text:p>
          </table:table-cell>
          <table:table-cell table:number-columns-repeated="9"/>
        </table:table-row>
        <table:table-row table:style-name="ro1">
          <table:table-cell table:style-name="ce1" office:value-type="float" office:value="0.000952308269794694" calcext:value-type="float">
            <text:p>9.5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813958286726532" calcext:value-type="float">
            <text:p>8.1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0999251017292" calcext:value-type="float">
            <text:p>7.1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629044908815485" calcext:value-type="float">
            <text:p>6.2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63327743905277" calcext:value-type="float">
            <text:p>5.6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09799333156702" calcext:value-type="float">
            <text:p>5.1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65144095289267" calcext:value-type="float">
            <text:p>4.6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26954498856892" calcext:value-type="float">
            <text:p>4.2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94701413315619" calcext:value-type="float">
            <text:p>3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67153074545971" calcext:value-type="float">
            <text:p>3.6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43328256065162" calcext:value-type="float">
            <text:p>3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22635671759049" calcext:value-type="float">
            <text:p>3.2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04634871391486" calcext:value-type="float">
            <text:p>3.0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685189560085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74746711545719" calcext:value-type="float">
            <text:p>2.7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62113023623176" calcext:value-type="float">
            <text:p>2.6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50886309704495" calcext:value-type="float">
            <text:p>2.5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40818669373196" calcext:value-type="float">
            <text:p>2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31797695553081" calcext:value-type="float">
            <text:p>2.3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23636978410664" calcext:value-type="float">
            <text:p>2.2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16180350190423" calcext:value-type="float">
            <text:p>2.1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9892836353046" calcext:value-type="float">
            <text:p>2.1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3804015466888" calcext:value-type="float">
            <text:p>2.0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8047504130805" calcext:value-type="float">
            <text:p>1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2912760631926" calcext:value-type="float">
            <text:p>1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8056076437265" calcext:value-type="float">
            <text:p>1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3619597730891" calcext:value-type="float">
            <text:p>1.8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9741047024211" calcext:value-type="float">
            <text:p>1.8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6060728561124" calcext:value-type="float">
            <text:p>1.7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2608684851267" calcext:value-type="float">
            <text:p>1.7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9621121202752" calcext:value-type="float">
            <text:p>1.7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6771446914485" calcext:value-type="float">
            <text:p>1.6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4027368630165" calcext:value-type="float">
            <text:p>1.6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1443082490973" calcext:value-type="float">
            <text:p>1.6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9423468935358" calcext:value-type="float">
            <text:p>1.5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8073820326942" calcext:value-type="float">
            <text:p>1.5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7851640027301" calcext:value-type="float">
            <text:p>1.5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7652769612" calcext:value-type="float">
            <text:p>1.5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7438297322677" calcext:value-type="float">
            <text:p>1.5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730924764593" calcext:value-type="float">
            <text:p>1.5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7018721067535" calcext:value-type="float">
            <text:p>1.5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6877573754402" calcext:value-type="float">
            <text:p>1.5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6854528907085" calcext:value-type="float">
            <text:p>1.5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6574174879683" calcext:value-type="float">
            <text:p>1.5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6553965593525" calcext:value-type="float">
            <text:p>1.5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590427829641" calcext:value-type="float">
            <text:p>1.5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5851198841587" calcext:value-type="float">
            <text:p>1.5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5780709819848" calcext:value-type="float">
            <text:p>1.5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5739701311895" calcext:value-type="float">
            <text:p>1.5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5731040621221" calcext:value-type="float">
            <text:p>1.5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5727109048643" calcext:value-type="float">
            <text:p>1.5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5727096599842" calcext:value-type="float">
            <text:p>1.5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5727096599842" calcext:value-type="float">
            <text:p>1.5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5727109048643" calcext:value-type="float">
            <text:p>1.5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5727109048643" calcext:value-type="float">
            <text:p>1.56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4887" calcext:value-type="float">
            <text:p>25488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00462599314292687" calcext:value-type="float">
            <text:p>0.0046259931</text:p>
          </table:table-cell>
          <table:table-cell table:number-columns-repeated="9"/>
        </table:table-row>
        <table:table-row table:style-name="ro1">
          <table:table-cell office:value-type="float" office:value="0.00235804614237204" calcext:value-type="float">
            <text:p>0.0023580461</text:p>
          </table:table-cell>
          <table:table-cell table:number-columns-repeated="9"/>
        </table:table-row>
        <table:table-row table:style-name="ro1">
          <table:table-cell office:value-type="float" office:value="0.00148288890067383" calcext:value-type="float">
            <text:p>0.0014828889</text:p>
          </table:table-cell>
          <table:table-cell table:number-columns-repeated="9"/>
        </table:table-row>
        <table:table-row table:style-name="ro1">
          <table:table-cell office:value-type="float" office:value="0.0010231056672727" calcext:value-type="float">
            <text:p>0.0010231057</text:p>
          </table:table-cell>
          <table:table-cell table:number-columns-repeated="9"/>
        </table:table-row>
        <table:table-row table:style-name="ro1">
          <table:table-cell table:style-name="ce1" office:value-type="float" office:value="0.000747045962578293" calcext:value-type="float">
            <text:p>7.4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7415462537127" calcext:value-type="float">
            <text:p>5.7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594055830195" calcext:value-type="float">
            <text:p>4.5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783938905398" calcext:value-type="float">
            <text:p>3.7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18824299752406" calcext:value-type="float">
            <text:p>3.1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74367878065249" calcext:value-type="float">
            <text:p>2.7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40784388309125" calcext:value-type="float">
            <text:p>2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145889317488" calcext:value-type="float">
            <text:p>2.1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93712442285664" calcext:value-type="float">
            <text:p>1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77676817174967" calcext:value-type="float">
            <text:p>1.7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4980633942625" calcext:value-type="float">
            <text:p>1.6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54077746575561" calcext:value-type="float">
            <text:p>1.5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5447432744294" calcext:value-type="float">
            <text:p>1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8132910917832" calcext:value-type="float">
            <text:p>1.3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2046445879403" calcext:value-type="float">
            <text:p>1.3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6942043217702" calcext:value-type="float">
            <text:p>1.2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1913350887463" calcext:value-type="float">
            <text:p>1.2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7520787764479" calcext:value-type="float">
            <text:p>1.1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4075831906168" calcext:value-type="float">
            <text:p>1.1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1014098288241" calcext:value-type="float">
            <text:p>1.1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7697921258585" calcext:value-type="float">
            <text:p>1.0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4919858738555" calcext:value-type="float">
            <text:p>1.0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2266154930378" calcext:value-type="float">
            <text:p>1.0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998436429064673" calcext:value-type="float">
            <text:p>9.9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77186628859772" calcext:value-type="float">
            <text:p>9.7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57540680224881" calcext:value-type="float">
            <text:p>9.5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39618885182421" calcext:value-type="float">
            <text:p>9.4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2235999228558" calcext:value-type="float">
            <text:p>9.2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05491871431781" calcext:value-type="float">
            <text:p>9.0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91551484885394" calcext:value-type="float">
            <text:p>8.9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79122141002006" calcext:value-type="float">
            <text:p>8.7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66636736195503" calcext:value-type="float">
            <text:p>8.6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56725493044781" calcext:value-type="float">
            <text:p>8.5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48204519587186" calcext:value-type="float">
            <text:p>8.4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39731663176363" calcext:value-type="float">
            <text:p>8.4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31912727299551" calcext:value-type="float">
            <text:p>8.3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24693758800146" calcext:value-type="float">
            <text:p>8.2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7362730693213" calcext:value-type="float">
            <text:p>8.1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1950008706762" calcext:value-type="float">
            <text:p>8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733026991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499383005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499383005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733026991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499383005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733026991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499383005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499383005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733026991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733026991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733026991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499383005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733026991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499383005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499383005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733026991" calcext:value-type="float">
            <text:p>8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0529499383005" calcext:value-type="float">
            <text:p>8.11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4400" calcext:value-type="float">
            <text:p>2444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00460774806524025" calcext:value-type="float">
            <text:p>0.0046077481</text:p>
          </table:table-cell>
          <table:table-cell table:number-columns-repeated="9"/>
        </table:table-row>
        <table:table-row table:style-name="ro1">
          <table:table-cell office:value-type="float" office:value="0.00233061795785211" calcext:value-type="float">
            <text:p>0.002330618</text:p>
          </table:table-cell>
          <table:table-cell table:number-columns-repeated="9"/>
        </table:table-row>
        <table:table-row table:style-name="ro1">
          <table:table-cell office:value-type="float" office:value="0.00140365631004586" calcext:value-type="float">
            <text:p>0.0014036563</text:p>
          </table:table-cell>
          <table:table-cell table:number-columns-repeated="9"/>
        </table:table-row>
        <table:table-row table:style-name="ro1">
          <table:table-cell table:style-name="ce1" office:value-type="float" office:value="0.000964166844883182" calcext:value-type="float">
            <text:p>9.6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12843508000762" calcext:value-type="float">
            <text:p>7.1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70726425714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423006592424145" calcext:value-type="float">
            <text:p>4.2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4484998592126" calcext:value-type="float">
            <text:p>3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090349277599" calcext:value-type="float">
            <text:p>2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41813014710141" calcext:value-type="float">
            <text:p>2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09370907400298" calcext:value-type="float">
            <text:p>2.0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83418019567534" calcext:value-type="float">
            <text:p>1.8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63172904973437" calcext:value-type="float">
            <text:p>1.6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48592897761941" calcext:value-type="float">
            <text:p>1.4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36619600419658" calcext:value-type="float">
            <text:p>1.3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27257264582128" calcext:value-type="float">
            <text:p>1.2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9963496673674" calcext:value-type="float">
            <text:p>1.2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14144017458885" calcext:value-type="float">
            <text:p>1.1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8887598494911" calcext:value-type="float">
            <text:p>1.0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103782686624111" calcext:value-type="float">
            <text:p>1.0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991253447644019" calcext:value-type="float">
            <text:p>9.9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49779685396402" calcext:value-type="float">
            <text:p>9.5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911948767484319" calcext:value-type="float">
            <text:p>9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7815470610765" calcext:value-type="float">
            <text:p>8.7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45730242936294" calcext:value-type="float">
            <text:p>8.4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815879056429151" calcext:value-type="float">
            <text:p>8.1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87885143501316" calcext:value-type="float">
            <text:p>7.8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62261057300045" calcext:value-type="float">
            <text:p>7.6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3768241636364" calcext:value-type="float">
            <text:p>7.3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714275598898067" calcext:value-type="float">
            <text:p>7.1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692679493240916" calcext:value-type="float">
            <text:p>6.9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672106311784082" calcext:value-type="float">
            <text:p>6.7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652006732019234" calcext:value-type="float">
            <text:p>6.5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634403012729508" calcext:value-type="float">
            <text:p>6.3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616988159081608" calcext:value-type="float">
            <text:p>6.1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600324640887171" calcext:value-type="float">
            <text:p>6.0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84904647805788" calcext:value-type="float">
            <text:p>5.8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70120123836426" calcext:value-type="float">
            <text:p>5.7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55599288673889" calcext:value-type="float">
            <text:p>5.5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42100332751957" calcext:value-type="float">
            <text:p>5.4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2870042845576" calcext:value-type="float">
            <text:p>5.2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9709409508782" calcext:value-type="float">
            <text:p>5.2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1029315018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0618610787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0618610787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1029315018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0618610787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1029315018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0618610786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0618610787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1029315018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1029315018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0618610787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0618610787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0618610787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1029315018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0618610787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1029315018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1029315018" calcext:value-type="float">
            <text:p>5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18810618610786" calcext:value-type="float">
            <text:p>5.19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9453" calcext:value-type="float">
            <text:p>24945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0255820549681129" calcext:value-type="float">
            <text:p>0.0025582055</text:p>
          </table:table-cell>
          <table:table-cell table:number-columns-repeated="9"/>
        </table:table-row>
        <table:table-row table:style-name="ro1">
          <table:table-cell office:value-type="float" office:value="0.00205513190501227" calcext:value-type="float">
            <text:p>0.0020551319</text:p>
          </table:table-cell>
          <table:table-cell table:number-columns-repeated="9"/>
        </table:table-row>
        <table:table-row table:style-name="ro1">
          <table:table-cell office:value-type="float" office:value="0.0020519781937892" calcext:value-type="float">
            <text:p>0.0020519782</text:p>
          </table:table-cell>
          <table:table-cell table:number-columns-repeated="9"/>
        </table:table-row>
        <table:table-row table:style-name="ro1">
          <table:table-cell office:value-type="float" office:value="0.00204963041975321" calcext:value-type="float">
            <text:p>0.0020496304</text:p>
          </table:table-cell>
          <table:table-cell table:number-columns-repeated="9"/>
        </table:table-row>
        <table:table-row table:style-name="ro1">
          <table:table-cell office:value-type="float" office:value="0.0017992758527572" calcext:value-type="float">
            <text:p>0.0017992759</text:p>
          </table:table-cell>
          <table:table-cell table:number-columns-repeated="9"/>
        </table:table-row>
        <table:table-row table:style-name="ro1">
          <table:table-cell office:value-type="float" office:value="0.00105344760395903" calcext:value-type="float">
            <text:p>0.0010534476</text:p>
          </table:table-cell>
          <table:table-cell table:number-columns-repeated="9"/>
        </table:table-row>
        <table:table-row table:style-name="ro1">
          <table:table-cell office:value-type="float" office:value="0.00105173960085618" calcext:value-type="float">
            <text:p>0.0010517396</text:p>
          </table:table-cell>
          <table:table-cell table:number-columns-repeated="9"/>
        </table:table-row>
        <table:table-row table:style-name="ro1">
          <table:table-cell office:value-type="float" office:value="0.00105061307471264" calcext:value-type="float">
            <text:p>0.0010506131</text:p>
          </table:table-cell>
          <table:table-cell table:number-columns-repeated="9"/>
        </table:table-row>
        <table:table-row table:style-name="ro1">
          <table:table-cell office:value-type="float" office:value="0.00104965258460001" calcext:value-type="float">
            <text:p>0.0010496526</text:p>
          </table:table-cell>
          <table:table-cell table:number-columns-repeated="9"/>
        </table:table-row>
        <table:table-row table:style-name="ro1">
          <table:table-cell office:value-type="float" office:value="0.00104896784899833" calcext:value-type="float">
            <text:p>0.0010489678</text:p>
          </table:table-cell>
          <table:table-cell table:number-columns-repeated="9"/>
        </table:table-row>
        <table:table-row table:style-name="ro1">
          <table:table-cell table:style-name="ce1" office:value-type="float" office:value="0.000799966671523829" calcext:value-type="float">
            <text:p>8.0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8893628404161" calcext:value-type="float">
            <text:p>7.9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822910463404" calcext:value-type="float">
            <text:p>7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7719827953069" calcext:value-type="float">
            <text:p>7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7220507606531" calcext:value-type="float">
            <text:p>7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6645107083347" calcext:value-type="float">
            <text:p>7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6156117821524" calcext:value-type="float">
            <text:p>7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5721235065785" calcext:value-type="float">
            <text:p>7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526064277088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831977910253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461743276358" calcext:value-type="float">
            <text:p>7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092644617055" calcext:value-type="float">
            <text:p>7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522433683401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6064559000021" calcext:value-type="float">
            <text:p>2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5636194538902" calcext:value-type="float">
            <text:p>2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5257315867653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97718315956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73269683846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562127711425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340266491906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107498085617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855155787763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652603181662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44592275539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251832342596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084225020215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896399774109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709285073823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565539770164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3812101991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206934833424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034532008495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899017391043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708519123797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51791616293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362109048198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176642549607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989281969972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821469231545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675332852343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574247558864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459389132343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317597526051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195974305213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0615256277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942834703128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829336134625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721674289925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628481930642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557563344732" calcext:value-type="float">
            <text:p>2.90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33444" calcext:value-type="float">
            <text:p>23344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0181648086008774" calcext:value-type="float">
            <text:p>0.0018164809</text:p>
          </table:table-cell>
          <table:table-cell table:number-columns-repeated="9"/>
        </table:table-row>
        <table:table-row table:style-name="ro1">
          <table:table-cell office:value-type="float" office:value="0.00181003994226069" calcext:value-type="float">
            <text:p>0.0018100399</text:p>
          </table:table-cell>
          <table:table-cell table:number-columns-repeated="9"/>
        </table:table-row>
        <table:table-row table:style-name="ro1">
          <table:table-cell office:value-type="float" office:value="0.00155797892956681" calcext:value-type="float">
            <text:p>0.0015579789</text:p>
          </table:table-cell>
          <table:table-cell table:number-columns-repeated="9"/>
        </table:table-row>
        <table:table-row table:style-name="ro1">
          <table:table-cell office:value-type="float" office:value="0.00155522141847678" calcext:value-type="float">
            <text:p>0.0015552214</text:p>
          </table:table-cell>
          <table:table-cell table:number-columns-repeated="9"/>
        </table:table-row>
        <table:table-row table:style-name="ro1">
          <table:table-cell office:value-type="float" office:value="0.00155313156755126" calcext:value-type="float">
            <text:p>0.0015531316</text:p>
          </table:table-cell>
          <table:table-cell table:number-columns-repeated="9"/>
        </table:table-row>
        <table:table-row table:style-name="ro1">
          <table:table-cell office:value-type="float" office:value="0.00130273304694688" calcext:value-type="float">
            <text:p>0.001302733</text:p>
          </table:table-cell>
          <table:table-cell table:number-columns-repeated="9"/>
        </table:table-row>
        <table:table-row table:style-name="ro1">
          <table:table-cell office:value-type="float" office:value="0.00130106292611693" calcext:value-type="float">
            <text:p>0.0013010629</text:p>
          </table:table-cell>
          <table:table-cell table:number-columns-repeated="9"/>
        </table:table-row>
        <table:table-row table:style-name="ro1">
          <table:table-cell office:value-type="float" office:value="0.00129987586849206" calcext:value-type="float">
            <text:p>0.0012998759</text:p>
          </table:table-cell>
          <table:table-cell table:number-columns-repeated="9"/>
        </table:table-row>
        <table:table-row table:style-name="ro1">
          <table:table-cell office:value-type="float" office:value="0.00129894311483498" calcext:value-type="float">
            <text:p>0.0012989431</text:p>
          </table:table-cell>
          <table:table-cell table:number-columns-repeated="9"/>
        </table:table-row>
        <table:table-row table:style-name="ro1">
          <table:table-cell office:value-type="float" office:value="0.00129796903893951" calcext:value-type="float">
            <text:p>0.001297969</text:p>
          </table:table-cell>
          <table:table-cell table:number-columns-repeated="9"/>
        </table:table-row>
        <table:table-row table:style-name="ro1">
          <table:table-cell office:value-type="float" office:value="0.00129709020256083" calcext:value-type="float">
            <text:p>0.0012970902</text:p>
          </table:table-cell>
          <table:table-cell table:number-columns-repeated="9"/>
        </table:table-row>
        <table:table-row table:style-name="ro1">
          <table:table-cell office:value-type="float" office:value="0.00129618486983702" calcext:value-type="float">
            <text:p>0.0012961849</text:p>
          </table:table-cell>
          <table:table-cell table:number-columns-repeated="9"/>
        </table:table-row>
        <table:table-row table:style-name="ro1">
          <table:table-cell table:style-name="ce1" office:value-type="float" office:value="0.000798754904398767" calcext:value-type="float">
            <text:p>7.9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300706325767268" calcext:value-type="float">
            <text:p>3.0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9724837526677" calcext:value-type="float">
            <text:p>3.0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9136841137915" calcext:value-type="float">
            <text:p>2.9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8575308546658" calcext:value-type="float">
            <text:p>2.9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8089256598198" calcext:value-type="float">
            <text:p>2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7587724338482" calcext:value-type="float">
            <text:p>2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7153347649268" calcext:value-type="float">
            <text:p>2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6637774810913" calcext:value-type="float">
            <text:p>2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615198070627" calcext:value-type="float">
            <text:p>2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5778366388212" calcext:value-type="float">
            <text:p>2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5532531000895" calcext:value-type="float">
            <text:p>2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5178072347263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884942347603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616879695697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374868183443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110784050917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853265454071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614579335132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392447059653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164150174529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974814104668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777556046081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608288930311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44329698611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303764417734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130860854473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978476823518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812085312802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659418677779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473080793776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303230566432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147336045339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978316950911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848939685376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698819126365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548829337485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384476413093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220111661634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078810142535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953026344846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833032911536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71850295989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578886958786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432293784036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332562029389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207309131662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062054555692" calcext:value-type="float">
            <text:p>2.89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18426" calcext:value-type="float">
            <text:p>21842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00283720171605176" calcext:value-type="float">
            <text:p>0.0028372017</text:p>
          </table:table-cell>
          <table:table-cell table:number-columns-repeated="9"/>
        </table:table-row>
        <table:table-row table:style-name="ro1">
          <table:table-cell office:value-type="float" office:value="0.00180815408093422" calcext:value-type="float">
            <text:p>0.0018081541</text:p>
          </table:table-cell>
          <table:table-cell table:number-columns-repeated="9"/>
        </table:table-row>
        <table:table-row table:style-name="ro1">
          <table:table-cell office:value-type="float" office:value="0.00155597242167942" calcext:value-type="float">
            <text:p>0.0015559724</text:p>
          </table:table-cell>
          <table:table-cell table:number-columns-repeated="9"/>
        </table:table-row>
        <table:table-row table:style-name="ro1">
          <table:table-cell office:value-type="float" office:value="0.00130443625998802" calcext:value-type="float">
            <text:p>0.0013044363</text:p>
          </table:table-cell>
          <table:table-cell table:number-columns-repeated="9"/>
        </table:table-row>
        <table:table-row table:style-name="ro1">
          <table:table-cell office:value-type="float" office:value="0.00130271151149222" calcext:value-type="float">
            <text:p>0.0013027115</text:p>
          </table:table-cell>
          <table:table-cell table:number-columns-repeated="9"/>
        </table:table-row>
        <table:table-row table:style-name="ro1">
          <table:table-cell office:value-type="float" office:value="0.00105384806435324" calcext:value-type="float">
            <text:p>0.0010538481</text:p>
          </table:table-cell>
          <table:table-cell table:number-columns-repeated="9"/>
        </table:table-row>
        <table:table-row table:style-name="ro1">
          <table:table-cell office:value-type="float" office:value="0.00105245863714663" calcext:value-type="float">
            <text:p>0.0010524586</text:p>
          </table:table-cell>
          <table:table-cell table:number-columns-repeated="9"/>
        </table:table-row>
        <table:table-row table:style-name="ro1">
          <table:table-cell table:style-name="ce1" office:value-type="float" office:value="0.000802740506064335" calcext:value-type="float">
            <text:p>8.0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801710209542839" calcext:value-type="float">
            <text:p>8.0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800859948567256" calcext:value-type="float">
            <text:p>8.0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800173725724439" calcext:value-type="float">
            <text:p>8.0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9442299963611" calcext:value-type="float">
            <text:p>7.9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8850521885587" calcext:value-type="float">
            <text:p>7.9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8226005415591" calcext:value-type="float">
            <text:p>7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7717092556881" calcext:value-type="float">
            <text:p>7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7229073619166" calcext:value-type="float">
            <text:p>7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6776141675116" calcext:value-type="float">
            <text:p>7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636764794017" calcext:value-type="float">
            <text:p>7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5978005711766" calcext:value-type="float">
            <text:p>7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5603141034361" calcext:value-type="float">
            <text:p>7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5286940973852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998754226812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728797576126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426744874419" calcext:value-type="float">
            <text:p>7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156642780469" calcext:value-type="float">
            <text:p>7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3903384200554" calcext:value-type="float">
            <text:p>7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3639656187003" calcext:value-type="float">
            <text:p>7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3386112148612" calcext:value-type="float">
            <text:p>7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3123189627639" calcext:value-type="float">
            <text:p>7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4358636320298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828661423731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500978247639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258662191503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01598667774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033453223502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645999055225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417084696112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186393598266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957888500033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443322366151687" calcext:value-type="float">
            <text:p>4.4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40299213978557" calcext:value-type="float">
            <text:p>4.4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37790000983736" calcext:value-type="float">
            <text:p>4.3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35771998653403" calcext:value-type="float">
            <text:p>4.3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33987370578053" calcext:value-type="float">
            <text:p>4.3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31927772316854" calcext:value-type="float">
            <text:p>4.3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9919521610456" calcext:value-type="float">
            <text:p>4.3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8316206142587" calcext:value-type="float">
            <text:p>4.2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6916506877015" calcext:value-type="float">
            <text:p>4.2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5290349542544" calcext:value-type="float">
            <text:p>4.2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3688716538067" calcext:value-type="float">
            <text:p>4.2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220439618168" calcext:value-type="float">
            <text:p>4.2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041359731662" calcext:value-type="float">
            <text:p>4.2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8875126345602" calcext:value-type="float">
            <text:p>4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7430434767976" calcext:value-type="float">
            <text:p>4.1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6075057751666" calcext:value-type="float">
            <text:p>4.1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5203139362837" calcext:value-type="float">
            <text:p>4.1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4083750730155" calcext:value-type="float">
            <text:p>4.1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2756609714567" calcext:value-type="float">
            <text:p>4.1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1443150065684" calcext:value-type="float">
            <text:p>4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0405789099832" calcext:value-type="float">
            <text:p>4.10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30291" calcext:value-type="float">
            <text:p>23029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00404950150205613" calcext:value-type="float">
            <text:p>0.0040495015</text:p>
          </table:table-cell>
          <table:table-cell table:number-columns-repeated="9"/>
        </table:table-row>
        <table:table-row table:style-name="ro1">
          <table:table-cell office:value-type="float" office:value="0.00255139913275936" calcext:value-type="float">
            <text:p>0.0025513991</text:p>
          </table:table-cell>
          <table:table-cell table:number-columns-repeated="9"/>
        </table:table-row>
        <table:table-row table:style-name="ro1">
          <table:table-cell office:value-type="float" office:value="0.00229832478316028" calcext:value-type="float">
            <text:p>0.0022983248</text:p>
          </table:table-cell>
          <table:table-cell table:number-columns-repeated="9"/>
        </table:table-row>
        <table:table-row table:style-name="ro1">
          <table:table-cell office:value-type="float" office:value="0.00204830947942618" calcext:value-type="float">
            <text:p>0.0020483095</text:p>
          </table:table-cell>
          <table:table-cell table:number-columns-repeated="9"/>
        </table:table-row>
        <table:table-row table:style-name="ro1">
          <table:table-cell office:value-type="float" office:value="0.0020465373292687" calcext:value-type="float">
            <text:p>0.0020465373</text:p>
          </table:table-cell>
          <table:table-cell table:number-columns-repeated="9"/>
        </table:table-row>
        <table:table-row table:style-name="ro1">
          <table:table-cell office:value-type="float" office:value="0.00179659811934432" calcext:value-type="float">
            <text:p>0.0017965981</text:p>
          </table:table-cell>
          <table:table-cell table:number-columns-repeated="9"/>
        </table:table-row>
        <table:table-row table:style-name="ro1">
          <table:table-cell office:value-type="float" office:value="0.00129917533081367" calcext:value-type="float">
            <text:p>0.0012991753</text:p>
          </table:table-cell>
          <table:table-cell table:number-columns-repeated="9"/>
        </table:table-row>
        <table:table-row table:style-name="ro1">
          <table:table-cell office:value-type="float" office:value="0.00129820295859549" calcext:value-type="float">
            <text:p>0.001298203</text:p>
          </table:table-cell>
          <table:table-cell table:number-columns-repeated="9"/>
        </table:table-row>
        <table:table-row table:style-name="ro1">
          <table:table-cell office:value-type="float" office:value="0.00129735073374992" calcext:value-type="float">
            <text:p>0.0012973507</text:p>
          </table:table-cell>
          <table:table-cell table:number-columns-repeated="9"/>
        </table:table-row>
        <table:table-row table:style-name="ro1">
          <table:table-cell office:value-type="float" office:value="0.00129664676712687" calcext:value-type="float">
            <text:p>0.0012966468</text:p>
          </table:table-cell>
          <table:table-cell table:number-columns-repeated="9"/>
        </table:table-row>
        <table:table-row table:style-name="ro1">
          <table:table-cell office:value-type="float" office:value="0.00129608454076429" calcext:value-type="float">
            <text:p>0.0012960845</text:p>
          </table:table-cell>
          <table:table-cell table:number-columns-repeated="9"/>
        </table:table-row>
        <table:table-row table:style-name="ro1">
          <table:table-cell office:value-type="float" office:value="0.00104700202761088" calcext:value-type="float">
            <text:p>0.001047002</text:p>
          </table:table-cell>
          <table:table-cell table:number-columns-repeated="9"/>
        </table:table-row>
        <table:table-row table:style-name="ro1">
          <table:table-cell office:value-type="float" office:value="0.00104643529007784" calcext:value-type="float">
            <text:p>0.0010464353</text:p>
          </table:table-cell>
          <table:table-cell table:number-columns-repeated="9"/>
        </table:table-row>
        <table:table-row table:style-name="ro1">
          <table:table-cell office:value-type="float" office:value="0.00104592177555689" calcext:value-type="float">
            <text:p>0.0010459218</text:p>
          </table:table-cell>
          <table:table-cell table:number-columns-repeated="9"/>
        </table:table-row>
        <table:table-row table:style-name="ro1">
          <table:table-cell office:value-type="float" office:value="0.00104549145313005" calcext:value-type="float">
            <text:p>0.0010454915</text:p>
          </table:table-cell>
          <table:table-cell table:number-columns-repeated="9"/>
        </table:table-row>
        <table:table-row table:style-name="ro1">
          <table:table-cell office:value-type="float" office:value="0.00104503591813142" calcext:value-type="float">
            <text:p>0.0010450359</text:p>
          </table:table-cell>
          <table:table-cell table:number-columns-repeated="9"/>
        </table:table-row>
        <table:table-row table:style-name="ro1">
          <table:table-cell office:value-type="float" office:value="0.00104461820964529" calcext:value-type="float">
            <text:p>0.0010446182</text:p>
          </table:table-cell>
          <table:table-cell table:number-columns-repeated="9"/>
        </table:table-row>
        <table:table-row table:style-name="ro1">
          <table:table-cell table:style-name="ce1" office:value-type="float" office:value="0.000797000293703679" calcext:value-type="float">
            <text:p>7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6587085267472" calcext:value-type="float">
            <text:p>7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6294312275475" calcext:value-type="float">
            <text:p>7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6001872859329" calcext:value-type="float">
            <text:p>7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5671369563676" calcext:value-type="float">
            <text:p>7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5397256211235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5132635177852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872849328714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57623584056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28826270162" calcext:value-type="float">
            <text:p>7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042568610517" calcext:value-type="float">
            <text:p>7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3868876464247" calcext:value-type="float">
            <text:p>7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3665845925868" calcext:value-type="float">
            <text:p>7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3401790869667" calcext:value-type="float">
            <text:p>7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3202330754437" calcext:value-type="float">
            <text:p>7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3003686887211" calcext:value-type="float">
            <text:p>7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2837569331737" calcext:value-type="float">
            <text:p>7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2659201308398" calcext:value-type="float">
            <text:p>7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2517917568301" calcext:value-type="float">
            <text:p>7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2355811191072" calcext:value-type="float">
            <text:p>7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2198255449246" calcext:value-type="float">
            <text:p>7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2066131552953" calcext:value-type="float">
            <text:p>7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1943810659691" calcext:value-type="float">
            <text:p>7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1829671146735" calcext:value-type="float">
            <text:p>7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172652841869" calcext:value-type="float">
            <text:p>7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1593415838144" calcext:value-type="float">
            <text:p>7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142584061104" calcext:value-type="float">
            <text:p>7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1292435496945" calcext:value-type="float">
            <text:p>7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1204744970569" calcext:value-type="float">
            <text:p>7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1128899243062" calcext:value-type="float">
            <text:p>7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1030481532303" calcext:value-type="float">
            <text:p>7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0937307740502" calcext:value-type="float">
            <text:p>7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0822621621946" calcext:value-type="float">
            <text:p>7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0726259459841" calcext:value-type="float">
            <text:p>7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376865427149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124850580274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95643936938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787418184137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688401824319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590604827181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481061411226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367480194119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270855353945" calcext:value-type="float">
            <text:p>5.41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7712" calcext:value-type="float">
            <text:p>24771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00429915098512351" calcext:value-type="float">
            <text:p>0.004299151</text:p>
          </table:table-cell>
          <table:table-cell table:number-columns-repeated="9"/>
        </table:table-row>
        <table:table-row table:style-name="ro1">
          <table:table-cell office:value-type="float" office:value="0.00205343273955718" calcext:value-type="float">
            <text:p>0.0020534327</text:p>
          </table:table-cell>
          <table:table-cell table:number-columns-repeated="9"/>
        </table:table-row>
        <table:table-row table:style-name="ro1">
          <table:table-cell office:value-type="float" office:value="0.001302794538243" calcext:value-type="float">
            <text:p>0.0013027945</text:p>
          </table:table-cell>
          <table:table-cell table:number-columns-repeated="9"/>
        </table:table-row>
        <table:table-row table:style-name="ro1">
          <table:table-cell office:value-type="float" office:value="0.00130065536479838" calcext:value-type="float">
            <text:p>0.0013006554</text:p>
          </table:table-cell>
          <table:table-cell table:number-columns-repeated="9"/>
        </table:table-row>
        <table:table-row table:style-name="ro1">
          <table:table-cell office:value-type="float" office:value="0.00129897490497596" calcext:value-type="float">
            <text:p>0.0012989749</text:p>
          </table:table-cell>
          <table:table-cell table:number-columns-repeated="9"/>
        </table:table-row>
        <table:table-row table:style-name="ro1">
          <table:table-cell office:value-type="float" office:value="0.0010488955716763" calcext:value-type="float">
            <text:p>0.0010488956</text:p>
          </table:table-cell>
          <table:table-cell table:number-columns-repeated="9"/>
        </table:table-row>
        <table:table-row table:style-name="ro1">
          <table:table-cell office:value-type="float" office:value="0.00104749960542216" calcext:value-type="float">
            <text:p>0.0010474996</text:p>
          </table:table-cell>
          <table:table-cell table:number-columns-repeated="9"/>
        </table:table-row>
        <table:table-row table:style-name="ro1">
          <table:table-cell table:style-name="ce1" office:value-type="float" office:value="0.000549498827635983" calcext:value-type="float">
            <text:p>5.4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9386975165016" calcext:value-type="float">
            <text:p>2.9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8381649444647" calcext:value-type="float">
            <text:p>2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7462656204953" calcext:value-type="float">
            <text:p>2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6621126045676" calcext:value-type="float">
            <text:p>2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5909149129207" calcext:value-type="float">
            <text:p>2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5200783457232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589613176845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998880031355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614504793492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216868763547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83407067269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414016439945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061786320037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759662122432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408555003484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086086271342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776597278657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442661745318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15258967181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871445658517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600605061208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287494561594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984168760689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742182380881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496640619344" calcext:value-type="float">
            <text:p>2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279953430951" calcext:value-type="float">
            <text:p>2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074141549498" calcext:value-type="float">
            <text:p>2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845280549771" calcext:value-type="float">
            <text:p>2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659078448519" calcext:value-type="float">
            <text:p>2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467942983583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287912218807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095451789703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939432305026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772724165658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62560346833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482530075438" calcext:value-type="float">
            <text:p>2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348899965486" calcext:value-type="float">
            <text:p>2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218966531661" calcext:value-type="float">
            <text:p>2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068932172477" calcext:value-type="float">
            <text:p>2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5956874778791" calcext:value-type="float">
            <text:p>2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5844927674196" calcext:value-type="float">
            <text:p>2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574067551415" calcext:value-type="float">
            <text:p>2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5621871566772" calcext:value-type="float">
            <text:p>2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5484208039127" calcext:value-type="float">
            <text:p>2.8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5315672961115" calcext:value-type="float">
            <text:p>2.8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5147547149581" calcext:value-type="float">
            <text:p>2.8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5007275709391" calcext:value-type="float">
            <text:p>2.8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4847905883148" calcext:value-type="float">
            <text:p>2.8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4693879255198" calcext:value-type="float">
            <text:p>2.8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4560217801622" calcext:value-type="float">
            <text:p>2.8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4441851018384" calcext:value-type="float">
            <text:p>2.8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430603656224" calcext:value-type="float">
            <text:p>2.84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36692" calcext:value-type="float">
            <text:p>23669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0028086313876844" calcext:value-type="float">
            <text:p>0.0028086314</text:p>
          </table:table-cell>
          <table:table-cell table:number-columns-repeated="9"/>
        </table:table-row>
        <table:table-row table:style-name="ro1">
          <table:table-cell office:value-type="float" office:value="0.00230596716572508" calcext:value-type="float">
            <text:p>0.0023059672</text:p>
          </table:table-cell>
          <table:table-cell table:number-columns-repeated="9"/>
        </table:table-row>
        <table:table-row table:style-name="ro1">
          <table:table-cell office:value-type="float" office:value="0.00205328843152349" calcext:value-type="float">
            <text:p>0.0020532884</text:p>
          </table:table-cell>
          <table:table-cell table:number-columns-repeated="9"/>
        </table:table-row>
        <table:table-row table:style-name="ro1">
          <table:table-cell office:value-type="float" office:value="0.00180184868984255" calcext:value-type="float">
            <text:p>0.0018018487</text:p>
          </table:table-cell>
          <table:table-cell table:number-columns-repeated="9"/>
        </table:table-row>
        <table:table-row table:style-name="ro1">
          <table:table-cell office:value-type="float" office:value="0.00179958059421374" calcext:value-type="float">
            <text:p>0.0017995806</text:p>
          </table:table-cell>
          <table:table-cell table:number-columns-repeated="9"/>
        </table:table-row>
        <table:table-row table:style-name="ro1">
          <table:table-cell office:value-type="float" office:value="0.00155003466500014" calcext:value-type="float">
            <text:p>0.0015500347</text:p>
          </table:table-cell>
          <table:table-cell table:number-columns-repeated="9"/>
        </table:table-row>
        <table:table-row table:style-name="ro1">
          <table:table-cell office:value-type="float" office:value="0.00154810415869482" calcext:value-type="float">
            <text:p>0.0015481042</text:p>
          </table:table-cell>
          <table:table-cell table:number-columns-repeated="9"/>
        </table:table-row>
        <table:table-row table:style-name="ro1">
          <table:table-cell office:value-type="float" office:value="0.00154688537719603" calcext:value-type="float">
            <text:p>0.0015468854</text:p>
          </table:table-cell>
          <table:table-cell table:number-columns-repeated="9"/>
        </table:table-row>
        <table:table-row table:style-name="ro1">
          <table:table-cell office:value-type="float" office:value="0.00154589621286219" calcext:value-type="float">
            <text:p>0.0015458962</text:p>
          </table:table-cell>
          <table:table-cell table:number-columns-repeated="9"/>
        </table:table-row>
        <table:table-row table:style-name="ro1">
          <table:table-cell office:value-type="float" office:value="0.00154504992126429" calcext:value-type="float">
            <text:p>0.0015450499</text:p>
          </table:table-cell>
          <table:table-cell table:number-columns-repeated="9"/>
        </table:table-row>
        <table:table-row table:style-name="ro1">
          <table:table-cell office:value-type="float" office:value="0.00154428577158052" calcext:value-type="float">
            <text:p>0.0015442858</text:p>
          </table:table-cell>
          <table:table-cell table:number-columns-repeated="9"/>
        </table:table-row>
        <table:table-row table:style-name="ro1">
          <table:table-cell office:value-type="float" office:value="0.00129495249951794" calcext:value-type="float">
            <text:p>0.0012949525</text:p>
          </table:table-cell>
          <table:table-cell table:number-columns-repeated="9"/>
        </table:table-row>
        <table:table-row table:style-name="ro1">
          <table:table-cell office:value-type="float" office:value="0.00129413333616459" calcext:value-type="float">
            <text:p>0.0012941333</text:p>
          </table:table-cell>
          <table:table-cell table:number-columns-repeated="9"/>
        </table:table-row>
        <table:table-row table:style-name="ro1">
          <table:table-cell table:style-name="ce1" office:value-type="float" office:value="0.000548787991419542" calcext:value-type="float">
            <text:p>5.4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7990902135618" calcext:value-type="float">
            <text:p>5.4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7386787187022" calcext:value-type="float">
            <text:p>5.4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6909768477573" calcext:value-type="float">
            <text:p>5.4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64928555599" calcext:value-type="float">
            <text:p>5.4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6028778726504" calcext:value-type="float">
            <text:p>5.4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5609697335563" calcext:value-type="float">
            <text:p>5.4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5195841038849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4899457824855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6116051560093" calcext:value-type="float">
            <text:p>2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5751540556429" calcext:value-type="float">
            <text:p>2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5381720418872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99976885811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677875034572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413198246305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4089034896394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835853983418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542046409727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292815949805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034445128799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818947240375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580031687518" calcext:value-type="float">
            <text:p>2.9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360081775183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125113397333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897768773555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714675457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518927086167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377029123059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204535273859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015666275053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842563735184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657433589052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496398075015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330131845013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190556986372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044377422205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917554009111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824561295904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696082850806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578493692591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477058487055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372915386443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276200905509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201964284449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097289834479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021014266158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957896044228" calcext:value-type="float">
            <text:p>2.89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2903" calcext:value-type="float">
            <text:p>24290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00305675993692893" calcext:value-type="float">
            <text:p>0.0030567599</text:p>
          </table:table-cell>
          <table:table-cell table:number-columns-repeated="9"/>
        </table:table-row>
        <table:table-row table:style-name="ro1">
          <table:table-cell office:value-type="float" office:value="0.00280275239642892" calcext:value-type="float">
            <text:p>0.0028027524</text:p>
          </table:table-cell>
          <table:table-cell table:number-columns-repeated="9"/>
        </table:table-row>
        <table:table-row table:style-name="ro1">
          <table:table-cell office:value-type="float" office:value="0.00180417980358533" calcext:value-type="float">
            <text:p>0.0018041798</text:p>
          </table:table-cell>
          <table:table-cell table:number-columns-repeated="9"/>
        </table:table-row>
        <table:table-row table:style-name="ro1">
          <table:table-cell office:value-type="float" office:value="0.00180182392253009" calcext:value-type="float">
            <text:p>0.0018018239</text:p>
          </table:table-cell>
          <table:table-cell table:number-columns-repeated="9"/>
        </table:table-row>
        <table:table-row table:style-name="ro1">
          <table:table-cell office:value-type="float" office:value="0.00155176735912285" calcext:value-type="float">
            <text:p>0.0015517674</text:p>
          </table:table-cell>
          <table:table-cell table:number-columns-repeated="9"/>
        </table:table-row>
        <table:table-row table:style-name="ro1">
          <table:table-cell office:value-type="float" office:value="0.00130137393754565" calcext:value-type="float">
            <text:p>0.0013013739</text:p>
          </table:table-cell>
          <table:table-cell table:number-columns-repeated="9"/>
        </table:table-row>
        <table:table-row table:style-name="ro1">
          <table:table-cell office:value-type="float" office:value="0.00130009742426216" calcext:value-type="float">
            <text:p>0.0013000974</text:p>
          </table:table-cell>
          <table:table-cell table:number-columns-repeated="9"/>
        </table:table-row>
        <table:table-row table:style-name="ro1">
          <table:table-cell office:value-type="float" office:value="0.00129915912982554" calcext:value-type="float">
            <text:p>0.0012991591</text:p>
          </table:table-cell>
          <table:table-cell table:number-columns-repeated="9"/>
        </table:table-row>
        <table:table-row table:style-name="ro1">
          <table:table-cell office:value-type="float" office:value="0.00129835437874484" calcext:value-type="float">
            <text:p>0.0012983544</text:p>
          </table:table-cell>
          <table:table-cell table:number-columns-repeated="9"/>
        </table:table-row>
        <table:table-row table:style-name="ro1">
          <table:table-cell office:value-type="float" office:value="0.00129766102701338" calcext:value-type="float">
            <text:p>0.001297661</text:p>
          </table:table-cell>
          <table:table-cell table:number-columns-repeated="9"/>
        </table:table-row>
        <table:table-row table:style-name="ro1">
          <table:table-cell office:value-type="float" office:value="0.00129707938155771" calcext:value-type="float">
            <text:p>0.0012970794</text:p>
          </table:table-cell>
          <table:table-cell table:number-columns-repeated="9"/>
        </table:table-row>
        <table:table-row table:style-name="ro1">
          <table:table-cell office:value-type="float" office:value="0.00104862934658773" calcext:value-type="float">
            <text:p>0.0010486293</text:p>
          </table:table-cell>
          <table:table-cell table:number-columns-repeated="9"/>
        </table:table-row>
        <table:table-row table:style-name="ro1">
          <table:table-cell office:value-type="float" office:value="0.00104764695617546" calcext:value-type="float">
            <text:p>0.001047647</text:p>
          </table:table-cell>
          <table:table-cell table:number-columns-repeated="9"/>
        </table:table-row>
        <table:table-row table:style-name="ro1">
          <table:table-cell table:style-name="ce1" office:value-type="float" office:value="0.000798548522877865" calcext:value-type="float">
            <text:p>7.9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7623494665171" calcext:value-type="float">
            <text:p>7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8214976889247" calcext:value-type="float">
            <text:p>5.4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7476764268963" calcext:value-type="float">
            <text:p>5.4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6961447601979" calcext:value-type="float">
            <text:p>5.4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6580523842044" calcext:value-type="float">
            <text:p>5.4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6230447610148" calcext:value-type="float">
            <text:p>5.4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587846607229" calcext:value-type="float">
            <text:p>5.4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5499829278716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5132893281876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4783747250134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4424083026608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4112284875702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850807550236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5316497333551" calcext:value-type="float">
            <text:p>2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467857656410323" calcext:value-type="float">
            <text:p>4.6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61069325683086" calcext:value-type="float">
            <text:p>4.6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57304828928327" calcext:value-type="float">
            <text:p>4.5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54051589502474" calcext:value-type="float">
            <text:p>4.5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5033367913043" calcext:value-type="float">
            <text:p>4.5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47688967316222" calcext:value-type="float">
            <text:p>4.4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45198970565534" calcext:value-type="float">
            <text:p>4.4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43032010380792" calcext:value-type="float">
            <text:p>4.4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41088739644269" calcext:value-type="float">
            <text:p>4.4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38640315393843" calcext:value-type="float">
            <text:p>4.3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36758409676941" calcext:value-type="float">
            <text:p>4.3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34496296100231" calcext:value-type="float">
            <text:p>4.3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328093276185" calcext:value-type="float">
            <text:p>4.3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3112868279594" calcext:value-type="float">
            <text:p>4.3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9424602464978" calcext:value-type="float">
            <text:p>4.2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7861228475388" calcext:value-type="float">
            <text:p>4.2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6402415963905" calcext:value-type="float">
            <text:p>4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5201502418839" calcext:value-type="float">
            <text:p>4.2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4029714783946" calcext:value-type="float">
            <text:p>4.2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2826253339408" calcext:value-type="float">
            <text:p>4.2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1590044846367" calcext:value-type="float">
            <text:p>4.2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20250149348736" calcext:value-type="float">
            <text:p>4.2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9022340042963" calcext:value-type="float">
            <text:p>4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7886603522372" calcext:value-type="float">
            <text:p>4.1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6826868403688" calcext:value-type="float">
            <text:p>4.1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5594606550377" calcext:value-type="float">
            <text:p>4.1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4496578455096" calcext:value-type="float">
            <text:p>4.1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3378770294787" calcext:value-type="float">
            <text:p>4.1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2487066069554" calcext:value-type="float">
            <text:p>4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1667602196505" calcext:value-type="float">
            <text:p>4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0987571203688" calcext:value-type="float">
            <text:p>4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10313682706314" calcext:value-type="float">
            <text:p>4.10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1943" calcext:value-type="float">
            <text:p>24194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00156456995332148" calcext:value-type="float">
            <text:p>0.00156457</text:p>
          </table:table-cell>
          <table:table-cell table:number-columns-repeated="9"/>
        </table:table-row>
        <table:table-row table:style-name="ro1">
          <table:table-cell office:value-type="float" office:value="0.00155882498186839" calcext:value-type="float">
            <text:p>0.001558825</text:p>
          </table:table-cell>
          <table:table-cell table:number-columns-repeated="9"/>
        </table:table-row>
        <table:table-row table:style-name="ro1">
          <table:table-cell office:value-type="float" office:value="0.00130713381549746" calcext:value-type="float">
            <text:p>0.0013071338</text:p>
          </table:table-cell>
          <table:table-cell table:number-columns-repeated="9"/>
        </table:table-row>
        <table:table-row table:style-name="ro1">
          <table:table-cell office:value-type="float" office:value="0.00105631645945187" calcext:value-type="float">
            <text:p>0.0010563165</text:p>
          </table:table-cell>
          <table:table-cell table:number-columns-repeated="9"/>
        </table:table-row>
        <table:table-row table:style-name="ro1">
          <table:table-cell office:value-type="float" office:value="0.00105453053199317" calcext:value-type="float">
            <text:p>0.0010545305</text:p>
          </table:table-cell>
          <table:table-cell table:number-columns-repeated="9"/>
        </table:table-row>
        <table:table-row table:style-name="ro1">
          <table:table-cell office:value-type="float" office:value="0.00105300377125264" calcext:value-type="float">
            <text:p>0.0010530038</text:p>
          </table:table-cell>
          <table:table-cell table:number-columns-repeated="9"/>
        </table:table-row>
        <table:table-row table:style-name="ro1">
          <table:table-cell office:value-type="float" office:value="0.0010517569806922" calcext:value-type="float">
            <text:p>0.001051757</text:p>
          </table:table-cell>
          <table:table-cell table:number-columns-repeated="9"/>
        </table:table-row>
        <table:table-row table:style-name="ro1">
          <table:table-cell office:value-type="float" office:value="0.00105080047698084" calcext:value-type="float">
            <text:p>0.0010508005</text:p>
          </table:table-cell>
          <table:table-cell table:number-columns-repeated="9"/>
        </table:table-row>
        <table:table-row table:style-name="ro1">
          <table:table-cell table:style-name="ce1" office:value-type="float" office:value="0.000801510224459011" calcext:value-type="float">
            <text:p>8.0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800655391308572" calcext:value-type="float">
            <text:p>8.0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9905053589522" calcext:value-type="float">
            <text:p>8.0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9117240783597" calcext:value-type="float">
            <text:p>7.9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8483434736317" calcext:value-type="float">
            <text:p>7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7988333301324" calcext:value-type="float">
            <text:p>7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754929258416" calcext:value-type="float">
            <text:p>7.9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7192781562229" calcext:value-type="float">
            <text:p>7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6777519915615" calcext:value-type="float">
            <text:p>7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6507968994181" calcext:value-type="float">
            <text:p>7.9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6170058827688" calcext:value-type="float">
            <text:p>7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5823498952107" calcext:value-type="float">
            <text:p>7.9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5489318563091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5217752040853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950245926452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611590339042" calcext:value-type="float">
            <text:p>7.9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794244214132389" calcext:value-type="float">
            <text:p>7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5422171081994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5114419414864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4865452198796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4641669697998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4391857199357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4157941471103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927061019819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710894081941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502541413904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306222550008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157937127847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010430751427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828713992862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635917909972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441796994614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264623564686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119622940306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999981881189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871299496465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74927535756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643070871837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528384683178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413861246779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306415445346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174944512458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05899112272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961165460746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838172406805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751445892496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650935977223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559211167589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467669156546" calcext:value-type="float">
            <text:p>5.4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370057642047" calcext:value-type="float">
            <text:p>5.4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240206725511" calcext:value-type="float">
            <text:p>5.4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138540569885" calcext:value-type="float">
            <text:p>5.40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1750" calcext:value-type="float">
            <text:p>24175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00429754133826596" calcext:value-type="float">
            <text:p>0.0042975413</text:p>
          </table:table-cell>
          <table:table-cell table:number-columns-repeated="9"/>
        </table:table-row>
        <table:table-row table:style-name="ro1">
          <table:table-cell office:value-type="float" office:value="0.00304868403620481" calcext:value-type="float">
            <text:p>0.003048684</text:p>
          </table:table-cell>
          <table:table-cell table:number-columns-repeated="9"/>
        </table:table-row>
        <table:table-row table:style-name="ro1">
          <table:table-cell office:value-type="float" office:value="0.00304521041210742" calcext:value-type="float">
            <text:p>0.0030452104</text:p>
          </table:table-cell>
          <table:table-cell table:number-columns-repeated="9"/>
        </table:table-row>
        <table:table-row table:style-name="ro1">
          <table:table-cell office:value-type="float" office:value="0.00279446229548126" calcext:value-type="float">
            <text:p>0.0027944623</text:p>
          </table:table-cell>
          <table:table-cell table:number-columns-repeated="9"/>
        </table:table-row>
        <table:table-row table:style-name="ro1">
          <table:table-cell office:value-type="float" office:value="0.00155069719343239" calcext:value-type="float">
            <text:p>0.0015506972</text:p>
          </table:table-cell>
          <table:table-cell table:number-columns-repeated="9"/>
        </table:table-row>
        <table:table-row table:style-name="ro1">
          <table:table-cell office:value-type="float" office:value="0.00154872936000462" calcext:value-type="float">
            <text:p>0.0015487294</text:p>
          </table:table-cell>
          <table:table-cell table:number-columns-repeated="9"/>
        </table:table-row>
        <table:table-row table:style-name="ro1">
          <table:table-cell office:value-type="float" office:value="0.00129868916035434" calcext:value-type="float">
            <text:p>0.0012986892</text:p>
          </table:table-cell>
          <table:table-cell table:number-columns-repeated="9"/>
        </table:table-row>
        <table:table-row table:style-name="ro1">
          <table:table-cell office:value-type="float" office:value="0.00129744956891408" calcext:value-type="float">
            <text:p>0.0012974496</text:p>
          </table:table-cell>
          <table:table-cell table:number-columns-repeated="9"/>
        </table:table-row>
        <table:table-row table:style-name="ro1">
          <table:table-cell office:value-type="float" office:value="0.00104827635555597" calcext:value-type="float">
            <text:p>0.0010482764</text:p>
          </table:table-cell>
          <table:table-cell table:number-columns-repeated="9"/>
        </table:table-row>
        <table:table-row table:style-name="ro1">
          <table:table-cell office:value-type="float" office:value="0.00104709623921128" calcext:value-type="float">
            <text:p>0.0010470962</text:p>
          </table:table-cell>
          <table:table-cell table:number-columns-repeated="9"/>
        </table:table-row>
        <table:table-row table:style-name="ro1">
          <table:table-cell office:value-type="float" office:value="0.00104619511322579" calcext:value-type="float">
            <text:p>0.0010461951</text:p>
          </table:table-cell>
          <table:table-cell table:number-columns-repeated="9"/>
        </table:table-row>
        <table:table-row table:style-name="ro1">
          <table:table-cell office:value-type="float" office:value="0.00104550431325907" calcext:value-type="float">
            <text:p>0.0010455043</text:p>
          </table:table-cell>
          <table:table-cell table:number-columns-repeated="9"/>
        </table:table-row>
        <table:table-row table:style-name="ro1">
          <table:table-cell office:value-type="float" office:value="0.00104499216134944" calcext:value-type="float">
            <text:p>0.0010449922</text:p>
          </table:table-cell>
          <table:table-cell table:number-columns-repeated="9"/>
        </table:table-row>
        <table:table-row table:style-name="ro1">
          <table:table-cell office:value-type="float" office:value="0.00104451015377458" calcext:value-type="float">
            <text:p>0.0010445102</text:p>
          </table:table-cell>
          <table:table-cell table:number-columns-repeated="9"/>
        </table:table-row>
        <table:table-row table:style-name="ro1">
          <table:table-cell office:value-type="float" office:value="0.00104401521820706" calcext:value-type="float">
            <text:p>0.0010440152</text:p>
          </table:table-cell>
          <table:table-cell table:number-columns-repeated="9"/>
        </table:table-row>
        <table:table-row table:style-name="ro1">
          <table:table-cell office:value-type="float" office:value="0.00104353231760946" calcext:value-type="float">
            <text:p>0.0010435323</text:p>
          </table:table-cell>
          <table:table-cell table:number-columns-repeated="9"/>
        </table:table-row>
        <table:table-row table:style-name="ro1">
          <table:table-cell office:value-type="float" office:value="0.00104305293806717" calcext:value-type="float">
            <text:p>0.0010430529</text:p>
          </table:table-cell>
          <table:table-cell table:number-columns-repeated="9"/>
        </table:table-row>
        <table:table-row table:style-name="ro1">
          <table:table-cell office:value-type="float" office:value="0.00104269111783202" calcext:value-type="float">
            <text:p>0.0010426911</text:p>
          </table:table-cell>
          <table:table-cell table:number-columns-repeated="9"/>
        </table:table-row>
        <table:table-row table:style-name="ro1">
          <table:table-cell office:value-type="float" office:value="0.00104230385244071" calcext:value-type="float">
            <text:p>0.0010423039</text:p>
          </table:table-cell>
          <table:table-cell table:number-columns-repeated="9"/>
        </table:table-row>
        <table:table-row table:style-name="ro1">
          <table:table-cell office:value-type="float" office:value="0.00104195682865111" calcext:value-type="float">
            <text:p>0.0010419568</text:p>
          </table:table-cell>
          <table:table-cell table:number-columns-repeated="9"/>
        </table:table-row>
        <table:table-row table:style-name="ro1">
          <table:table-cell office:value-type="float" office:value="0.00104157168068502" calcext:value-type="float">
            <text:p>0.0010415717</text:p>
          </table:table-cell>
          <table:table-cell table:number-columns-repeated="9"/>
        </table:table-row>
        <table:table-row table:style-name="ro1">
          <table:table-cell office:value-type="float" office:value="0.00104118743959418" calcext:value-type="float">
            <text:p>0.0010411874</text:p>
          </table:table-cell>
          <table:table-cell table:number-columns-repeated="9"/>
        </table:table-row>
        <table:table-row table:style-name="ro1">
          <table:table-cell office:value-type="float" office:value="0.00104084474574562" calcext:value-type="float">
            <text:p>0.0010408447</text:p>
          </table:table-cell>
          <table:table-cell table:number-columns-repeated="9"/>
        </table:table-row>
        <table:table-row table:style-name="ro1">
          <table:table-cell office:value-type="float" office:value="0.0010405524616834" calcext:value-type="float">
            <text:p>0.0010405525</text:p>
          </table:table-cell>
          <table:table-cell table:number-columns-repeated="9"/>
        </table:table-row>
        <table:table-row table:style-name="ro1">
          <table:table-cell office:value-type="float" office:value="0.00104020861908586" calcext:value-type="float">
            <text:p>0.0010402086</text:p>
          </table:table-cell>
          <table:table-cell table:number-columns-repeated="9"/>
        </table:table-row>
        <table:table-row table:style-name="ro1">
          <table:table-cell office:value-type="float" office:value="0.00103991981888059" calcext:value-type="float">
            <text:p>0.0010399198</text:p>
          </table:table-cell>
          <table:table-cell table:number-columns-repeated="9"/>
        </table:table-row>
        <table:table-row table:style-name="ro1">
          <table:table-cell table:style-name="ce1" office:value-type="float" office:value="0.000543699465216772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215441728341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962081058643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70936850993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485567902529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266869155955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034719192704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827515444704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623225418857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422766029624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232613963681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062731021208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889970607705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7059365866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529482017168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375097918618" calcext:value-type="float">
            <text:p>5.4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221223699937" calcext:value-type="float">
            <text:p>5.4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0048103864536" calcext:value-type="float">
            <text:p>5.4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9871588342568" calcext:value-type="float">
            <text:p>5.4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9710198043762" calcext:value-type="float">
            <text:p>5.4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9555774674908" calcext:value-type="float">
            <text:p>5.4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9392667987942" calcext:value-type="float">
            <text:p>5.3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9214302856874" calcext:value-type="float">
            <text:p>5.3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9001356793226" calcext:value-type="float">
            <text:p>5.3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884712628373" calcext:value-type="float">
            <text:p>5.3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8716632921938" calcext:value-type="float">
            <text:p>5.3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8548991632765" calcext:value-type="float">
            <text:p>5.3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8402770316446" calcext:value-type="float">
            <text:p>5.3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830551983001" calcext:value-type="float">
            <text:p>5.3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819621802887" calcext:value-type="float">
            <text:p>5.3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8107490620029" calcext:value-type="float">
            <text:p>5.3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8014935903067" calcext:value-type="float">
            <text:p>5.3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7919537642073" calcext:value-type="float">
            <text:p>5.3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37794182588186" calcext:value-type="float">
            <text:p>5.38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7233" calcext:value-type="float">
            <text:p>24723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00255643887936698" calcext:value-type="float">
            <text:p>0.0025564389</text:p>
          </table:table-cell>
          <table:table-cell table:number-columns-repeated="9"/>
        </table:table-row>
        <table:table-row table:style-name="ro1">
          <table:table-cell office:value-type="float" office:value="0.00155599163022232" calcext:value-type="float">
            <text:p>0.0015559916</text:p>
          </table:table-cell>
          <table:table-cell table:number-columns-repeated="9"/>
        </table:table-row>
        <table:table-row table:style-name="ro1">
          <table:table-cell office:value-type="float" office:value="0.00130476765418661" calcext:value-type="float">
            <text:p>0.0013047677</text:p>
          </table:table-cell>
          <table:table-cell table:number-columns-repeated="9"/>
        </table:table-row>
        <table:table-row table:style-name="ro1">
          <table:table-cell office:value-type="float" office:value="0.00105368516136418" calcext:value-type="float">
            <text:p>0.0010536852</text:p>
          </table:table-cell>
          <table:table-cell table:number-columns-repeated="9"/>
        </table:table-row>
        <table:table-row table:style-name="ro1">
          <table:table-cell office:value-type="float" office:value="0.00105168393772645" calcext:value-type="float">
            <text:p>0.0010516839</text:p>
          </table:table-cell>
          <table:table-cell table:number-columns-repeated="9"/>
        </table:table-row>
        <table:table-row table:style-name="ro1">
          <table:table-cell office:value-type="float" office:value="0.00105009601417198" calcext:value-type="float">
            <text:p>0.001050096</text:p>
          </table:table-cell>
          <table:table-cell table:number-columns-repeated="9"/>
        </table:table-row>
        <table:table-row table:style-name="ro1">
          <table:table-cell table:style-name="ce1" office:value-type="float" office:value="0.00080080709392926" calcext:value-type="float">
            <text:p>8.0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50856723050403" calcext:value-type="float">
            <text:p>5.5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980886426568" calcext:value-type="float">
            <text:p>5.5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8814058825547" calcext:value-type="float">
            <text:p>5.4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7995004691221" calcext:value-type="float">
            <text:p>5.4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7320373884693" calcext:value-type="float">
            <text:p>5.4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6791710522853" calcext:value-type="float">
            <text:p>5.4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6173524000294" calcext:value-type="float">
            <text:p>5.4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565621095179" calcext:value-type="float">
            <text:p>5.4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5123606091641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468089999628" calcext:value-type="float">
            <text:p>5.45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4259160678125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730974539137" calcext:value-type="float">
            <text:p>5.4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332754559737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852760260727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50340006964" calcext:value-type="float">
            <text:p>5.43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215803692294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786383967589" calcext:value-type="float">
            <text:p>5.4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44663379344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541170107451144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3566309822193" calcext:value-type="float">
            <text:p>2.94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2326989386484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957637134313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594005122326" calcext:value-type="float">
            <text:p>2.9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328552529542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1093744165956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856642894337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61553344032" calcext:value-type="float">
            <text:p>2.9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398627707959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177427303977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957442176492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787903833464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590498767551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425637641625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9192101160171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954249977566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708533285369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551186161215" calcext:value-type="float">
            <text:p>2.89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380314613033" calcext:value-type="float">
            <text:p>2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194509891591" calcext:value-type="float">
            <text:p>2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8050488801536" calcext:value-type="float">
            <text:p>2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916290090562" calcext:value-type="float">
            <text:p>2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739382139963" calcext:value-type="float">
            <text:p>2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592601349829" calcext:value-type="float">
            <text:p>2.8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457157088576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33900110517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169182531723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7009121753137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869410825919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765000831478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621271835235" calcext:value-type="float">
            <text:p>2.8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489799594613" calcext:value-type="float">
            <text:p>2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380100610445" calcext:value-type="float">
            <text:p>2.8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286241381641927" calcext:value-type="float">
            <text:p>2.86E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4087" calcext:value-type="float">
            <text:p>24408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float" office:value="0.000000536021101749093" calcext:value-type="float">
            <text:p>5.3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305546957140583" calcext:value-type="float">
            <text:p>3.0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41474769851149" calcext:value-type="float">
            <text:p>2.4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01244123222079" calcext:value-type="float">
            <text:p>2.0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80859231336446" calcext:value-type="float">
            <text:p>1.8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70162230458032" calcext:value-type="float">
            <text:p>1.7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59500929130234" calcext:value-type="float">
            <text:p>1.6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51594468025375" calcext:value-type="float">
            <text:p>1.5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7557928574503" calcext:value-type="float">
            <text:p>1.4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0041046124472" calcext:value-type="float">
            <text:p>1.4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5661519917228" calcext:value-type="float">
            <text:p>1.3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6241573850686" calcext:value-type="float">
            <text:p>1.3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4103294377185" calcext:value-type="float">
            <text:p>1.3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0833807660614" calcext:value-type="float">
            <text:p>1.3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9787514354105" calcext:value-type="float">
            <text:p>1.3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4662395554272" calcext:value-type="float">
            <text:p>1.2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230990533413" calcext:value-type="float">
            <text:p>1.2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0587006299954" calcext:value-type="float">
            <text:p>1.2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7244106260386" calcext:value-type="float">
            <text:p>1.1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5949990531287" calcext:value-type="float">
            <text:p>1.1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6003333815349" calcext:value-type="float">
            <text:p>1.1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3090701142061" calcext:value-type="float">
            <text:p>1.1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2908308432099" calcext:value-type="float">
            <text:p>1.1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865781685185" calcext:value-type="float">
            <text:p>1.1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758124642995" calcext:value-type="float">
            <text:p>1.1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68139369286" calcext:value-type="float">
            <text:p>1.1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51699090029" calcext:value-type="float">
            <text:p>1.1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229889797341" calcext:value-type="float">
            <text:p>1.1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2227133962307" calcext:value-type="float">
            <text:p>1.1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07086660685" calcext:value-type="float">
            <text:p>1.1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1788660963878" calcext:value-type="float">
            <text:p>1.1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3721453529087" calcext:value-type="float">
            <text:p>1.1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1492731480649" calcext:value-type="float">
            <text:p>1.1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1420471784725" calcext:value-type="float">
            <text:p>1.1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3419848931311" calcext:value-type="float">
            <text:p>1.1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3337645845457" calcext:value-type="float">
            <text:p>1.1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3173628175452" calcext:value-type="float">
            <text:p>1.1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0232933970878" calcext:value-type="float">
            <text:p>1.1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9970405549282" calcext:value-type="float">
            <text:p>1.1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9708794194885" calcext:value-type="float">
            <text:p>1.1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9480876426434" calcext:value-type="float">
            <text:p>1.0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9347885570133" calcext:value-type="float">
            <text:p>1.0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1313005306572" calcext:value-type="float">
            <text:p>1.1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1086962726349" calcext:value-type="float">
            <text:p>1.1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8959489768067" calcext:value-type="float">
            <text:p>1.0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8870563202064" calcext:value-type="float">
            <text:p>1.0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8817729275738" calcext:value-type="float">
            <text:p>1.0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0761762026629" calcext:value-type="float">
            <text:p>1.1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8640930759302" calcext:value-type="float">
            <text:p>1.0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063268314103" calcext:value-type="float">
            <text:p>1.1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0552511655633" calcext:value-type="float">
            <text:p>1.1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0497547404468" calcext:value-type="float">
            <text:p>1.1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8338142119378" calcext:value-type="float">
            <text:p>1.0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0121564002648" calcext:value-type="float">
            <text:p>1.1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0021304091953" calcext:value-type="float">
            <text:p>1.1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9858075935362" calcext:value-type="float">
            <text:p>1.1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9565571446014" calcext:value-type="float">
            <text:p>1.1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7404477205099" calcext:value-type="float">
            <text:p>1.0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7166577920903" calcext:value-type="float">
            <text:p>1.0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8963499638828" calcext:value-type="float">
            <text:p>1.09E-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1424" calcext:value-type="float">
            <text:p>25142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473961205311404" calcext:value-type="float">
            <text:p>4.7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64923186849831" calcext:value-type="float">
            <text:p>2.6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90343444689105" calcext:value-type="float">
            <text:p>1.9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52272910498054" calcext:value-type="float">
            <text:p>1.5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9652601274241" calcext:value-type="float">
            <text:p>1.3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7320695441297" calcext:value-type="float">
            <text:p>1.1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9779021547566" calcext:value-type="float">
            <text:p>1.1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5117074848542" calcext:value-type="float">
            <text:p>1.0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0398037665984" calcext:value-type="float">
            <text:p>1.0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74664306668641" calcext:value-type="float">
            <text:p>9.7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41409284333157" calcext:value-type="float">
            <text:p>9.4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1044112810284" calcext:value-type="float">
            <text:p>9.1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94647624383858" calcext:value-type="float">
            <text:p>8.9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85133813618244" calcext:value-type="float">
            <text:p>8.8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60024925433748" calcext:value-type="float">
            <text:p>8.6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51026319126457" calcext:value-type="float">
            <text:p>8.5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46923119465183" calcext:value-type="float">
            <text:p>8.4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41942479946819" calcext:value-type="float">
            <text:p>8.4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38156035607194" calcext:value-type="float">
            <text:p>8.3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35691326610514" calcext:value-type="float">
            <text:p>8.3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30736815659432" calcext:value-type="float">
            <text:p>8.3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28553226575696" calcext:value-type="float">
            <text:p>8.2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26199345766091" calcext:value-type="float">
            <text:p>8.2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23811396517675" calcext:value-type="float">
            <text:p>8.2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19162097091561" calcext:value-type="float">
            <text:p>8.1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17015405345471" calcext:value-type="float">
            <text:p>8.1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15019383953832" calcext:value-type="float">
            <text:p>8.1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14356423725959" calcext:value-type="float">
            <text:p>8.1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13542399682142" calcext:value-type="float">
            <text:p>8.1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12374761188764" calcext:value-type="float">
            <text:p>8.1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10680206727712" calcext:value-type="float">
            <text:p>8.1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07030408347048" calcext:value-type="float">
            <text:p>8.0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04799419867334" calcext:value-type="float">
            <text:p>8.0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03852409086331" calcext:value-type="float">
            <text:p>8.0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0293940564146" calcext:value-type="float">
            <text:p>8.0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02059635492436" calcext:value-type="float">
            <text:p>8.0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01201772392023" calcext:value-type="float">
            <text:p>8.0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0056188737204" calcext:value-type="float">
            <text:p>8.0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99776375609976" calcext:value-type="float">
            <text:p>8.0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90396293741005" calcext:value-type="float">
            <text:p>7.9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87597594660459" calcext:value-type="float">
            <text:p>7.8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85686185534274" calcext:value-type="float">
            <text:p>7.8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80197814261695" calcext:value-type="float">
            <text:p>7.8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78722654641008" calcext:value-type="float">
            <text:p>7.7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7646382579603" calcext:value-type="float">
            <text:p>7.7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74963719070421" calcext:value-type="float">
            <text:p>7.7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7360114401289" calcext:value-type="float">
            <text:p>7.7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72697970093827" calcext:value-type="float">
            <text:p>7.7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71600472136062" calcext:value-type="float">
            <text:p>7.7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69777324339457" calcext:value-type="float">
            <text:p>7.7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67519843089429" calcext:value-type="float">
            <text:p>7.6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66671908679153" calcext:value-type="float">
            <text:p>7.6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65823485925712" calcext:value-type="float">
            <text:p>7.6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65038540108414" calcext:value-type="float">
            <text:p>7.6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63656783772285" calcext:value-type="float">
            <text:p>7.6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62723967273427" calcext:value-type="float">
            <text:p>7.6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61492667422283" calcext:value-type="float">
            <text:p>7.6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60251807019674" calcext:value-type="float">
            <text:p>7.6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5607491345168" calcext:value-type="float">
            <text:p>7.5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54949425072314" calcext:value-type="float">
            <text:p>7.55E-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3076" calcext:value-type="float">
            <text:p>25307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269315277424787" calcext:value-type="float">
            <text:p>2.6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7086482591212" calcext:value-type="float">
            <text:p>1.4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838025677399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3034756966968" calcext:value-type="float">
            <text:p>1.0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47668648515205" calcext:value-type="float">
            <text:p>9.4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90004512374217" calcext:value-type="float">
            <text:p>8.9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46219879880356" calcext:value-type="float">
            <text:p>8.4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25865148393704" calcext:value-type="float">
            <text:p>8.2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20416344973792" calcext:value-type="float">
            <text:p>7.2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95965738908785" calcext:value-type="float">
            <text:p>6.9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85265493503703" calcext:value-type="float">
            <text:p>6.8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75634084032715" calcext:value-type="float">
            <text:p>6.7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70362962667283" calcext:value-type="float">
            <text:p>6.7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65844570783701" calcext:value-type="float">
            <text:p>6.6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61999603548778" calcext:value-type="float">
            <text:p>6.6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60118569516405" calcext:value-type="float">
            <text:p>6.6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53129282767571" calcext:value-type="float">
            <text:p>6.5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51390972439545" calcext:value-type="float">
            <text:p>6.5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8163137835835" calcext:value-type="float">
            <text:p>6.4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6802796080741" calcext:value-type="float">
            <text:p>6.4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586594976747" calcext:value-type="float">
            <text:p>6.4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5152644172638" calcext:value-type="float">
            <text:p>6.4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4595917261824" calcext:value-type="float">
            <text:p>6.4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4050725463536" calcext:value-type="float">
            <text:p>6.4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3338797965824" calcext:value-type="float">
            <text:p>6.4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2839638326633" calcext:value-type="float">
            <text:p>6.4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2347848968001" calcext:value-type="float">
            <text:p>6.4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955523431072" calcext:value-type="float">
            <text:p>6.4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7510049444" calcext:value-type="float">
            <text:p>6.3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3612620238707" calcext:value-type="float">
            <text:p>6.3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0296009457328" calcext:value-type="float">
            <text:p>6.3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28067852749912" calcext:value-type="float">
            <text:p>6.2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26663949107929" calcext:value-type="float">
            <text:p>6.2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218243803499" calcext:value-type="float">
            <text:p>6.2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16251530303151" calcext:value-type="float">
            <text:p>6.1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1051289126868" calcext:value-type="float">
            <text:p>6.1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98601189001945" calcext:value-type="float">
            <text:p>5.9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95778389815854" calcext:value-type="float">
            <text:p>5.9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93879929032103" calcext:value-type="float">
            <text:p>5.9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91733236932806" calcext:value-type="float">
            <text:p>5.9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90562078553016" calcext:value-type="float">
            <text:p>5.9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8864465701083" calcext:value-type="float">
            <text:p>5.8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7703261096933" calcext:value-type="float">
            <text:p>5.8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677747131526" calcext:value-type="float">
            <text:p>5.8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5979956964327" calcext:value-type="float">
            <text:p>5.8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5154488150031" calcext:value-type="float">
            <text:p>5.8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4630967744726" calcext:value-type="float">
            <text:p>5.8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3988747415778" calcext:value-type="float">
            <text:p>5.8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3548416931819" calcext:value-type="float">
            <text:p>5.8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2921742477437" calcext:value-type="float">
            <text:p>5.8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1899862977388" calcext:value-type="float">
            <text:p>5.8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0404710690933" calcext:value-type="float">
            <text:p>5.8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78461423130902" calcext:value-type="float">
            <text:p>5.7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76223602029356" calcext:value-type="float">
            <text:p>5.7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71848732028834" calcext:value-type="float">
            <text:p>5.7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9814327752862" calcext:value-type="float">
            <text:p>5.7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9123747192537" calcext:value-type="float">
            <text:p>5.6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8172258509661" calcext:value-type="float">
            <text:p>5.6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6095462622089" calcext:value-type="float">
            <text:p>5.6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4022884227664" calcext:value-type="float">
            <text:p>5.64E-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2545" calcext:value-type="float">
            <text:p>25254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" office:value-type="float" office:value="0.000000416185892965197" calcext:value-type="float">
            <text:p>4.1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16433133857896" calcext:value-type="float">
            <text:p>2.1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50050466452645" calcext:value-type="float">
            <text:p>1.5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0241217662582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3680792868937" calcext:value-type="float">
            <text:p>1.0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63176911534731" calcext:value-type="float">
            <text:p>9.6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04122248803926" calcext:value-type="float">
            <text:p>9.0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61301834812065" calcext:value-type="float">
            <text:p>8.6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36113473055872" calcext:value-type="float">
            <text:p>8.3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14709059380314" calcext:value-type="float">
            <text:p>8.1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98450268736251" calcext:value-type="float">
            <text:p>7.9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89156172926796" calcext:value-type="float">
            <text:p>7.8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74729174587123" calcext:value-type="float">
            <text:p>7.7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65247812000729" calcext:value-type="float">
            <text:p>7.6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51229292611094" calcext:value-type="float">
            <text:p>7.5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43685252382204" calcext:value-type="float">
            <text:p>7.4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38457716728534" calcext:value-type="float">
            <text:p>7.3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24856194797143" calcext:value-type="float">
            <text:p>7.2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12556162740149" calcext:value-type="float">
            <text:p>7.1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05308208246182" calcext:value-type="float">
            <text:p>7.0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98814590199902" calcext:value-type="float">
            <text:p>6.9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9440181145973" calcext:value-type="float">
            <text:p>6.9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91318935848132" calcext:value-type="float">
            <text:p>6.9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88474565617819" calcext:value-type="float">
            <text:p>6.8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86295398071473" calcext:value-type="float">
            <text:p>6.8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83171714993739" calcext:value-type="float">
            <text:p>6.8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67606987952558" calcext:value-type="float">
            <text:p>6.6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62041463843135" calcext:value-type="float">
            <text:p>6.6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59604898928204" calcext:value-type="float">
            <text:p>6.6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57554836340316" calcext:value-type="float">
            <text:p>6.5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56321901429258" calcext:value-type="float">
            <text:p>6.5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54944134718279" calcext:value-type="float">
            <text:p>6.5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5365608065214" calcext:value-type="float">
            <text:p>6.5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50027281249217" calcext:value-type="float">
            <text:p>6.5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9189848878081" calcext:value-type="float">
            <text:p>6.4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7920933415492" calcext:value-type="float">
            <text:p>6.4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711817206081" calcext:value-type="float">
            <text:p>6.4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6543635303582" calcext:value-type="float">
            <text:p>6.4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5893835073216" calcext:value-type="float">
            <text:p>6.4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5281082062982" calcext:value-type="float">
            <text:p>6.4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4307373787966" calcext:value-type="float">
            <text:p>6.4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3645722681341" calcext:value-type="float">
            <text:p>6.4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2973251791791" calcext:value-type="float">
            <text:p>6.4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1869736396401" calcext:value-type="float">
            <text:p>6.4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1000115252652" calcext:value-type="float">
            <text:p>6.4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0483201092363" calcext:value-type="float">
            <text:p>6.4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9914519355871" calcext:value-type="float">
            <text:p>6.4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9248912735797" calcext:value-type="float">
            <text:p>6.3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8542675113518" calcext:value-type="float">
            <text:p>6.3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7885227672947" calcext:value-type="float">
            <text:p>6.3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7438786219598" calcext:value-type="float">
            <text:p>6.3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6338931831018" calcext:value-type="float">
            <text:p>6.3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5977840417522" calcext:value-type="float">
            <text:p>6.3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5683241606303" calcext:value-type="float">
            <text:p>6.3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535241851726" calcext:value-type="float">
            <text:p>6.3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473048326499" calcext:value-type="float">
            <text:p>6.3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4165612932204" calcext:value-type="float">
            <text:p>6.3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3053991099816" calcext:value-type="float">
            <text:p>6.3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2721812418945" calcext:value-type="float">
            <text:p>6.3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1382123484982" calcext:value-type="float">
            <text:p>6.31E-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3921" calcext:value-type="float">
            <text:p>2539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571043011983361" calcext:value-type="float">
            <text:p>5.7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33542116471874" calcext:value-type="float">
            <text:p>3.3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42107510174451" calcext:value-type="float">
            <text:p>2.4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64817928816356" calcext:value-type="float">
            <text:p>1.6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51948296776635" calcext:value-type="float">
            <text:p>1.5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8169439768224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1848002172632" calcext:value-type="float">
            <text:p>1.2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0394013616894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726713385339" calcext:value-type="float">
            <text:p>1.1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5110132061972" calcext:value-type="float">
            <text:p>1.0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2757406471517" calcext:value-type="float">
            <text:p>1.0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3777498872169" calcext:value-type="float">
            <text:p>1.0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51780116959531" calcext:value-type="float">
            <text:p>9.5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35245717580774" calcext:value-type="float">
            <text:p>9.3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79966019304922" calcext:value-type="float">
            <text:p>9.8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17945008114867" calcext:value-type="float">
            <text:p>9.1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59498327849192" calcext:value-type="float">
            <text:p>9.5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00995762587486" calcext:value-type="float">
            <text:p>9.0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47076209930547" calcext:value-type="float">
            <text:p>9.4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42010526962832" calcext:value-type="float">
            <text:p>9.4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31018518466583" calcext:value-type="float">
            <text:p>9.3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25471167021228" calcext:value-type="float">
            <text:p>9.2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70798834558637" calcext:value-type="float">
            <text:p>8.7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66413013198944" calcext:value-type="float">
            <text:p>8.6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1086295364342" calcext:value-type="float">
            <text:p>9.1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56266889577601" calcext:value-type="float">
            <text:p>8.5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95391473260653" calcext:value-type="float">
            <text:p>8.9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44384787716973" calcext:value-type="float">
            <text:p>8.4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86257905417525" calcext:value-type="float">
            <text:p>8.8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79382784549898" calcext:value-type="float">
            <text:p>8.7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31733151507939" calcext:value-type="float">
            <text:p>8.3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28271737860893" calcext:value-type="float">
            <text:p>8.2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24273390173473" calcext:value-type="float">
            <text:p>8.2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21045647811096" calcext:value-type="float">
            <text:p>8.2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61896430395415" calcext:value-type="float">
            <text:p>8.6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55504066966798" calcext:value-type="float">
            <text:p>8.5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08404656893434" calcext:value-type="float">
            <text:p>8.0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45064409797417" calcext:value-type="float">
            <text:p>8.4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98242922462278" calcext:value-type="float">
            <text:p>7.9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36700194029772" calcext:value-type="float">
            <text:p>8.3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88644443255643" calcext:value-type="float">
            <text:p>7.8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82112907511583" calcext:value-type="float">
            <text:p>7.8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21257457438126" calcext:value-type="float">
            <text:p>8.2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17449476138352" calcext:value-type="float">
            <text:p>8.1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56220951901477" calcext:value-type="float">
            <text:p>7.5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54494108384007" calcext:value-type="float">
            <text:p>7.5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53504354461173" calcext:value-type="float">
            <text:p>7.5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52565105949576" calcext:value-type="float">
            <text:p>7.5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51993818092875" calcext:value-type="float">
            <text:p>7.5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51539102233957" calcext:value-type="float">
            <text:p>7.5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51156777318138" calcext:value-type="float">
            <text:p>7.5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50810532275518" calcext:value-type="float">
            <text:p>7.5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01612980587882" calcext:value-type="float">
            <text:p>8.0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5034257139214" calcext:value-type="float">
            <text:p>7.5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49934452138211" calcext:value-type="float">
            <text:p>7.5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49728615793238" calcext:value-type="float">
            <text:p>7.5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00466239375032" calcext:value-type="float">
            <text:p>8.0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800133573399164" calcext:value-type="float">
            <text:p>8.0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99095186806147" calcext:value-type="float">
            <text:p>7.9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98669663022153" calcext:value-type="float">
            <text:p>7.99E-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6024" calcext:value-type="float">
            <text:p>25602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float" office:value="0.000000596581072410623" calcext:value-type="float">
            <text:p>5.9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33184560839394" calcext:value-type="float">
            <text:p>3.3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44905601994295" calcext:value-type="float">
            <text:p>2.4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97015996217742" calcext:value-type="float">
            <text:p>1.9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7053468005663" calcext:value-type="float">
            <text:p>1.7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54629881526218" calcext:value-type="float">
            <text:p>1.5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5337547894534" calcext:value-type="float">
            <text:p>1.4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786953033285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8662106339379" calcext:value-type="float">
            <text:p>1.2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3167322967913" calcext:value-type="float">
            <text:p>1.2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635602816449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6853180676476" calcext:value-type="float">
            <text:p>1.1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5030577311479" calcext:value-type="float">
            <text:p>1.1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3722408973597" calcext:value-type="float">
            <text:p>1.1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2240252729267" calcext:value-type="float">
            <text:p>1.1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0803807221521" calcext:value-type="float">
            <text:p>1.1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9511345866742" calcext:value-type="float">
            <text:p>1.1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8654030021397" calcext:value-type="float">
            <text:p>1.0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7965175366165" calcext:value-type="float">
            <text:p>1.0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7520963305492" calcext:value-type="float">
            <text:p>1.0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6607704619827" calcext:value-type="float">
            <text:p>1.0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5841923202333" calcext:value-type="float">
            <text:p>1.0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5112372501834" calcext:value-type="float">
            <text:p>1.0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4665749539249" calcext:value-type="float">
            <text:p>1.0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3758897613476" calcext:value-type="float">
            <text:p>1.0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3087465305534" calcext:value-type="float">
            <text:p>1.0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2833919063105" calcext:value-type="float">
            <text:p>1.0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2208373748635" calcext:value-type="float">
            <text:p>1.0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1479329192486" calcext:value-type="float">
            <text:p>1.0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0085910933542" calcext:value-type="float">
            <text:p>1.0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95020847663903" calcext:value-type="float">
            <text:p>9.9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93525159169291" calcext:value-type="float">
            <text:p>9.9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88866987366273" calcext:value-type="float">
            <text:p>9.8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88636533466252" calcext:value-type="float">
            <text:p>9.8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84000755329465" calcext:value-type="float">
            <text:p>9.8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80095756794614" calcext:value-type="float">
            <text:p>9.8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77562401182215" calcext:value-type="float">
            <text:p>9.7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68818645790714" calcext:value-type="float">
            <text:p>9.6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6108622249221" calcext:value-type="float">
            <text:p>9.6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56627357293032" calcext:value-type="float">
            <text:p>9.5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54210073841047" calcext:value-type="float">
            <text:p>9.5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45637200621315" calcext:value-type="float">
            <text:p>9.4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46090192448076" calcext:value-type="float">
            <text:p>9.4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41161186538182" calcext:value-type="float">
            <text:p>9.4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41596739641515" calcext:value-type="float">
            <text:p>9.4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37194333932689" calcext:value-type="float">
            <text:p>9.3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38406119255011" calcext:value-type="float">
            <text:p>9.3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37097746263743" calcext:value-type="float">
            <text:p>9.3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36192632909517" calcext:value-type="float">
            <text:p>9.3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35344183174887" calcext:value-type="float">
            <text:p>9.3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29487647176701" calcext:value-type="float">
            <text:p>9.2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31173844662558" calcext:value-type="float">
            <text:p>9.3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27195960688606" calcext:value-type="float">
            <text:p>9.2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25845846360626" calcext:value-type="float">
            <text:p>9.2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27001619448292" calcext:value-type="float">
            <text:p>9.2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25216582235333" calcext:value-type="float">
            <text:p>9.2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23973436898604" calcext:value-type="float">
            <text:p>9.2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19736320044383" calcext:value-type="float">
            <text:p>9.2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18989019303865" calcext:value-type="float">
            <text:p>9.1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20218019621287" calcext:value-type="float">
            <text:p>9.20E-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1336" calcext:value-type="float">
            <text:p>25133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float" office:value="0.000000433500635374862" calcext:value-type="float">
            <text:p>4.3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15551219989071" calcext:value-type="float">
            <text:p>2.1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2948861768017" calcext:value-type="float">
            <text:p>1.3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03604201159778" calcext:value-type="float">
            <text:p>1.0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913758349053442" calcext:value-type="float">
            <text:p>9.1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65458976515018" calcext:value-type="float">
            <text:p>7.6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71350585451706" calcext:value-type="float">
            <text:p>7.1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96873217513358" calcext:value-type="float">
            <text:p>6.9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79618497376318" calcext:value-type="float">
            <text:p>6.8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72368459571525" calcext:value-type="float">
            <text:p>6.7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67672796657104" calcext:value-type="float">
            <text:p>6.6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65095375004062" calcext:value-type="float">
            <text:p>6.6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58855493763327" calcext:value-type="float">
            <text:p>6.5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51342368467043" calcext:value-type="float">
            <text:p>6.5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50035376929739" calcext:value-type="float">
            <text:p>6.5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44789263674891" calcext:value-type="float">
            <text:p>6.4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7070012401321" calcext:value-type="float">
            <text:p>6.3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2554775253025" calcext:value-type="float">
            <text:p>6.3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30925439251996" calcext:value-type="float">
            <text:p>6.3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24893433730087" calcext:value-type="float">
            <text:p>6.2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24960159405601" calcext:value-type="float">
            <text:p>6.2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19345683964467" calcext:value-type="float">
            <text:p>6.1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07735121936051" calcext:value-type="float">
            <text:p>6.0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0368695843355" calcext:value-type="float">
            <text:p>6.0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601184314740886" calcext:value-type="float">
            <text:p>6.0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98065962748262" calcext:value-type="float">
            <text:p>5.9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94272233409312" calcext:value-type="float">
            <text:p>5.9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94982433421695" calcext:value-type="float">
            <text:p>5.9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4681627928361" calcext:value-type="float">
            <text:p>5.8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1645405124449" calcext:value-type="float">
            <text:p>5.8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80695438551313" calcext:value-type="float">
            <text:p>5.8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79414096511537" calcext:value-type="float">
            <text:p>5.7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75863289173567" calcext:value-type="float">
            <text:p>5.7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74380816335952" calcext:value-type="float">
            <text:p>5.7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73179415824595" calcext:value-type="float">
            <text:p>5.7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70341990014457" calcext:value-type="float">
            <text:p>5.7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9525384126593" calcext:value-type="float">
            <text:p>5.7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70545876331867" calcext:value-type="float">
            <text:p>5.7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70061244963465" calcext:value-type="float">
            <text:p>5.7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9443999021469" calcext:value-type="float">
            <text:p>5.6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9117927433164" calcext:value-type="float">
            <text:p>5.6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6205038605882" calcext:value-type="float">
            <text:p>5.6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3336079329279" calcext:value-type="float">
            <text:p>5.63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1681149040025" calcext:value-type="float">
            <text:p>5.62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0913910145841" calcext:value-type="float">
            <text:p>5.6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0296886843989" calcext:value-type="float">
            <text:p>5.6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1255239086771" calcext:value-type="float">
            <text:p>5.6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0687259827735" calcext:value-type="float">
            <text:p>5.61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60212296516645" calcext:value-type="float">
            <text:p>5.60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58010703392624" calcext:value-type="float">
            <text:p>5.58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58954168838055" calcext:value-type="float">
            <text:p>5.59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56735904318662" calcext:value-type="float">
            <text:p>5.57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56331028865025" calcext:value-type="float">
            <text:p>5.5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55651459117929" calcext:value-type="float">
            <text:p>5.5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54885495476044" calcext:value-type="float">
            <text:p>5.5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56188134648543" calcext:value-type="float">
            <text:p>5.56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54037926117592" calcext:value-type="float">
            <text:p>5.54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5539735049935" calcext:value-type="float">
            <text:p>5.5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55127032788792" calcext:value-type="float">
            <text:p>5.55E-08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553293171884119" calcext:value-type="float">
            <text:p>5.53E-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0827" calcext:value-type="float">
            <text:p>25082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457444741290288" calcext:value-type="float">
            <text:p>4.5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85886833816757" calcext:value-type="float">
            <text:p>2.8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38240772204422" calcext:value-type="float">
            <text:p>2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12739737873526" calcext:value-type="float">
            <text:p>2.1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9361447666655" calcext:value-type="float">
            <text:p>1.9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90425495943717" calcext:value-type="float">
            <text:p>1.9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78490025665144" calcext:value-type="float">
            <text:p>1.7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69209847171965" calcext:value-type="float">
            <text:p>1.6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63118756164313" calcext:value-type="float">
            <text:p>1.6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54715610838143" calcext:value-type="float">
            <text:p>1.5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57031685069173" calcext:value-type="float">
            <text:p>1.5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54987914323667" calcext:value-type="float">
            <text:p>1.5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3250772556569" calcext:value-type="float">
            <text:p>1.4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7766950210884" calcext:value-type="float">
            <text:p>1.4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7330143027343" calcext:value-type="float">
            <text:p>1.4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1597822116117" calcext:value-type="float">
            <text:p>1.4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12108728513" calcext:value-type="float">
            <text:p>1.4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0912670294461" calcext:value-type="float">
            <text:p>1.4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0718066598445" calcext:value-type="float">
            <text:p>1.4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047844528263" calcext:value-type="float">
            <text:p>1.4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9894332955027" calcext:value-type="float">
            <text:p>1.4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9087394229507" calcext:value-type="float">
            <text:p>1.3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8774791983043" calcext:value-type="float">
            <text:p>1.3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3873239037363" calcext:value-type="float">
            <text:p>1.4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373290629847" calcext:value-type="float">
            <text:p>1.4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8322044636589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3428327819213" calcext:value-type="float">
            <text:p>1.4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3247811096549" calcext:value-type="float">
            <text:p>1.4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3161997817681" calcext:value-type="float">
            <text:p>1.4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751214676576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55974596007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2720304996345" calcext:value-type="float">
            <text:p>1.4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2537932539802" calcext:value-type="float">
            <text:p>1.4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048658494778" calcext:value-type="float">
            <text:p>1.3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6290536745332" calcext:value-type="float">
            <text:p>1.3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0649869240443" calcext:value-type="float">
            <text:p>1.4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447767690223" calcext:value-type="float">
            <text:p>1.3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4133536290031" calcext:value-type="float">
            <text:p>1.3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3579726239954" calcext:value-type="float">
            <text:p>1.3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3301227254072" calcext:value-type="float">
            <text:p>1.3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8467573344087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8328764011884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8228459610136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2742437730649" calcext:value-type="float">
            <text:p>1.3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941501862264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2555923210159" calcext:value-type="float">
            <text:p>1.3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73016218878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664023488262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2268742933242" calcext:value-type="float">
            <text:p>1.3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2207999311942" calcext:value-type="float">
            <text:p>1.3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440127614591" calcext:value-type="float">
            <text:p>1.3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2071755467503" calcext:value-type="float">
            <text:p>1.3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293749729763" calcext:value-type="float">
            <text:p>1.3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230724267037" calcext:value-type="float">
            <text:p>1.3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1885067195906" calcext:value-type="float">
            <text:p>1.3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1736699162864" calcext:value-type="float">
            <text:p>1.3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1674272762996" calcext:value-type="float">
            <text:p>1.3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1592268818066" calcext:value-type="float">
            <text:p>1.3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1537233067853" calcext:value-type="float">
            <text:p>1.3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6613015398041" calcext:value-type="float">
            <text:p>1.37E-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0896" calcext:value-type="float">
            <text:p>25089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416208155905726" calcext:value-type="float">
            <text:p>4.1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3557466495566" calcext:value-type="float">
            <text:p>2.3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83161631735729" calcext:value-type="float">
            <text:p>1.8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59877498984751" calcext:value-type="float">
            <text:p>1.6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7039869807856" calcext:value-type="float">
            <text:p>1.4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915528382268" calcext:value-type="float">
            <text:p>1.3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4403812348004" calcext:value-type="float">
            <text:p>1.3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1961161756271" calcext:value-type="float">
            <text:p>1.3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9346354877503" calcext:value-type="float">
            <text:p>1.2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8629936791324" calcext:value-type="float">
            <text:p>1.2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7811301271083" calcext:value-type="float">
            <text:p>1.2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6685767139844" calcext:value-type="float">
            <text:p>1.2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5112398384882" calcext:value-type="float">
            <text:p>1.2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3545404368585" calcext:value-type="float">
            <text:p>1.2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2165194452421" calcext:value-type="float">
            <text:p>1.2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174881140891" calcext:value-type="float">
            <text:p>1.2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1467853832596" calcext:value-type="float">
            <text:p>1.2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1007930487806" calcext:value-type="float">
            <text:p>1.2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0563053359223" calcext:value-type="float">
            <text:p>1.2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0347314224352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0230546355558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887231967108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774540190084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632673332424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576204649934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451453871526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425070170141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239369934135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248851231439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125049456293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989903960756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828493143526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832527323315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751866822088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644331771724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557722481725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311474890093" calcext:value-type="float">
            <text:p>1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209104118671" calcext:value-type="float">
            <text:p>1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142043696675" calcext:value-type="float">
            <text:p>1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069404921412" calcext:value-type="float">
            <text:p>1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7914324579494" calcext:value-type="float">
            <text:p>1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7673910895674" calcext:value-type="float">
            <text:p>1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7558234946757" calcext:value-type="float">
            <text:p>1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7355170090722" calcext:value-type="float">
            <text:p>1.1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6813984173058" calcext:value-type="float">
            <text:p>1.1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6566230340959" calcext:value-type="float">
            <text:p>1.1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6096453198379" calcext:value-type="float">
            <text:p>1.1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5752165466815" calcext:value-type="float">
            <text:p>1.1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5566659880977" calcext:value-type="float">
            <text:p>1.1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5457337215991" calcext:value-type="float">
            <text:p>1.1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5239086808243" calcext:value-type="float">
            <text:p>1.1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5152103002289" calcext:value-type="float">
            <text:p>1.1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877473671412" calcext:value-type="float">
            <text:p>1.1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811830002885" calcext:value-type="float">
            <text:p>1.1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478183135607" calcext:value-type="float">
            <text:p>1.1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360983292007" calcext:value-type="float">
            <text:p>1.1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165347986456" calcext:value-type="float">
            <text:p>1.1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133649665001" calcext:value-type="float">
            <text:p>1.1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090709199483" calcext:value-type="float">
            <text:p>1.1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4203853432008" calcext:value-type="float">
            <text:p>1.14E-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37624" calcext:value-type="float">
            <text:p>23762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718077996930279" calcext:value-type="float">
            <text:p>7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43063953234719" calcext:value-type="float">
            <text:p>4.3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312307778405592" calcext:value-type="float">
            <text:p>3.1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50059223995648" calcext:value-type="float">
            <text:p>2.5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215148129046147" calcext:value-type="float">
            <text:p>2.1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87511789645572" calcext:value-type="float">
            <text:p>1.8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71415724648191" calcext:value-type="float">
            <text:p>1.7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62402074806261" calcext:value-type="float">
            <text:p>1.6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54816033553888" calcext:value-type="float">
            <text:p>1.5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8939143335364" calcext:value-type="float">
            <text:p>1.4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511668450623" calcext:value-type="float">
            <text:p>1.4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2990134915594" calcext:value-type="float">
            <text:p>1.4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1736714165645" calcext:value-type="float">
            <text:p>1.4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076834884178" calcext:value-type="float">
            <text:p>1.4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40129001945759" calcext:value-type="float">
            <text:p>1.4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9275680118297" calcext:value-type="float">
            <text:p>1.3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8392203298775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934509308998" calcext:value-type="float">
            <text:p>1.3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459228689861" calcext:value-type="float">
            <text:p>1.3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704785541488" calcext:value-type="float">
            <text:p>1.3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6073157923872" calcext:value-type="float">
            <text:p>1.3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5657928993892" calcext:value-type="float">
            <text:p>1.3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473848687589" calcext:value-type="float">
            <text:p>1.35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3785639553453" calcext:value-type="float">
            <text:p>1.3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3409945852437" calcext:value-type="float">
            <text:p>1.3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288787282573" calcext:value-type="float">
            <text:p>1.3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2288752450143" calcext:value-type="float">
            <text:p>1.3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1912741920352" calcext:value-type="float">
            <text:p>1.3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1483055179541" calcext:value-type="float">
            <text:p>1.3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30709878061958" calcext:value-type="float">
            <text:p>1.3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9979142279274" calcext:value-type="float">
            <text:p>1.3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9185680678905" calcext:value-type="float">
            <text:p>1.2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6908317385706" calcext:value-type="float">
            <text:p>1.2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5752877100335" calcext:value-type="float">
            <text:p>1.26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4460610560479" calcext:value-type="float">
            <text:p>1.24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3443808236085" calcext:value-type="float">
            <text:p>1.2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3116719182606" calcext:value-type="float">
            <text:p>1.2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2579873790349" calcext:value-type="float">
            <text:p>1.23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1691587203362" calcext:value-type="float">
            <text:p>1.22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1364161229457" calcext:value-type="float">
            <text:p>1.2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0878456936079" calcext:value-type="float">
            <text:p>1.21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20410957495978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962756509728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75420467726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553394031709" calcext:value-type="float">
            <text:p>1.20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400852775253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9229431180962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641713370035" calcext:value-type="float">
            <text:p>1.19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496737393047" calcext:value-type="float">
            <text:p>1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282599205045" calcext:value-type="float">
            <text:p>1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8092456948771" calcext:value-type="float">
            <text:p>1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7934777159066" calcext:value-type="float">
            <text:p>1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7629403489178" calcext:value-type="float">
            <text:p>1.18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7437616450677" calcext:value-type="float">
            <text:p>1.1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7270647357907" calcext:value-type="float">
            <text:p>1.1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7143710206066" calcext:value-type="float">
            <text:p>1.1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6989958927955" calcext:value-type="float">
            <text:p>1.1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6873475253135" calcext:value-type="float">
            <text:p>1.1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6785747387457" calcext:value-type="float">
            <text:p>1.17E-07</text:p>
          </table:table-cell>
          <table:table-cell table:number-columns-repeated="9"/>
        </table:table-row>
        <table:table-row table:style-name="ro1">
          <table:table-cell table:style-name="ce1" office:value-type="float" office:value="0.000000116683021529896" calcext:value-type="float">
            <text:p>1.17E-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7400" calcext:value-type="float">
            <text:p>2474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9:49:37.0672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4:20:18.764744803</meta:creation-date>
    <dc:date>2017-02-16T19:50:12.894240000</dc:date>
    <meta:editing-duration>PT39M50S</meta:editing-duration>
    <meta:editing-cycles>24</meta:editing-cycles>
    <meta:generator>LibreOffice/5.1.6.2$MacOSX_X86_64 LibreOffice_project/07ac168c60a517dba0f0d7bc7540f5afa45f0909</meta:generator>
    <meta:document-statistic meta:table-count="1" meta:cell-count="49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411cm" svg:height="13.202cm" xlink:href=".." xlink:type="simple" chart:class="chart:line" chart:style-name="ch1">
        <chart:title svg:x="11.272cm" svg:y="0.4cm" chart:style-name="ch2">
          <text:p>Activation functions training efficiency.</text:p>
        </chart:title>
        <chart:legend chart:legend-position="bottom" svg:x="7.698cm" svg:y="11.921cm" style:legend-expansion="wide" chart:style-name="ch3"/>
        <chart:plot-area chart:style-name="ch4" table:cell-range-address="Sheet1.D1:Sheet1.J61" chart:data-source-has-labels="row" svg:x="1.619cm" svg:y="1.469cm" svg:width="28.184cm" svg:height="9.207cm">
          <chartooo:coordinate-region svg:x="2.531cm" svg:y="1.668cm" svg:width="27.085cm" svg:height="8.361cm"/>
          <chart:axis chart:dimension="x" chart:name="primary-x" chart:style-name="ch5">
            <chart:title svg:x="14.556cm" svg:y="10.94cm" chart:style-name="ch6">
              <text:p>Time (minutes).</text:p>
            </chart:title>
          </chart:axis>
          <chart:axis chart:dimension="y" chart:name="primary-y" chart:style-name="ch5">
            <chart:title svg:x="0.451cm" svg:y="7.492cm" chart:style-name="ch7">
              <text:p>Average ANN error.</text:p>
            </chart:title>
            <chart:grid chart:style-name="ch8" chart:class="major"/>
          </chart:axis>
          <chart:series chart:style-name="ch9" chart:values-cell-range-address="Sheet1.D2:Sheet1.D61" chart:label-cell-address="Sheet1.D1:Sheet1.D1" chart:class="chart:line">
            <chart:data-point chart:repeated="60"/>
          </chart:series>
          <chart:series chart:style-name="ch10" chart:values-cell-range-address="Sheet1.E2:Sheet1.E61" chart:label-cell-address="Sheet1.E1:Sheet1.E1" chart:class="chart:line">
            <chart:data-point chart:repeated="60"/>
          </chart:series>
          <chart:series chart:style-name="ch11" chart:values-cell-range-address="Sheet1.F2:Sheet1.F61" chart:label-cell-address="Sheet1.F1:Sheet1.F1" chart:class="chart:line">
            <chart:data-point chart:repeated="60"/>
          </chart:series>
          <chart:series chart:style-name="ch12" chart:values-cell-range-address="Sheet1.G2:Sheet1.G61" chart:label-cell-address="Sheet1.G1:Sheet1.G1" chart:class="chart:line">
            <chart:data-point chart:repeated="60"/>
          </chart:series>
          <chart:series chart:style-name="ch13" chart:values-cell-range-address="Sheet1.H2:Sheet1.H61" chart:label-cell-address="Sheet1.H1:Sheet1.H1" chart:class="chart:line">
            <chart:data-point chart:repeated="60"/>
          </chart:series>
          <chart:series chart:style-name="ch14" chart:values-cell-range-address="Sheet1.I2:Sheet1.I61" chart:label-cell-address="Sheet1.I1:Sheet1.I1" chart:class="chart:line">
            <chart:data-point chart:repeated="60"/>
          </chart:series>
          <chart:series chart:style-name="ch15" chart:values-cell-range-address="Sheet1.J2:Sheet1.J61" chart:label-cell-address="Sheet1.J1:Sheet1.J1" chart:class="chart:line">
            <chart:data-point chart:repeated="6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1.D1:Sheet1.D1</svg:desc>
                </draw:g>
              </table:table-cell>
              <table:table-cell office:value-type="string">
                <text:p>Exponent Regulated Sin</text:p>
                <draw:g>
                  <svg:desc>Sheet1.E1:Sheet1.E1</svg:desc>
                </draw:g>
              </table:table-cell>
              <table:table-cell office:value-type="string">
                <text:p>Sigmoid</text:p>
                <draw:g>
                  <svg:desc>Sheet1.F1:Sheet1.F1</svg:desc>
                </draw:g>
              </table:table-cell>
              <table:table-cell office:value-type="string">
                <text:p>Bipolar Sigmoid</text:p>
                <draw:g>
                  <svg:desc>Sheet1.G1:Sheet1.G1</svg:desc>
                </draw:g>
              </table:table-cell>
              <table:table-cell office:value-type="string">
                <text:p>Logarithm</text:p>
                <draw:g>
                  <svg:desc>Sheet1.H1:Sheet1.H1</svg:desc>
                </draw:g>
              </table:table-cell>
              <table:table-cell office:value-type="string">
                <text:p>Hyperbolic Tangent</text:p>
                <draw:g>
                  <svg:desc>Sheet1.I1:Sheet1.I1</svg:desc>
                </draw:g>
              </table:table-cell>
              <table:table-cell office:value-type="string">
                <text:p>Elliott Symmetric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4639717368758">
                <text:p>0.0434639717368758</text:p>
                <draw:g>
                  <svg:desc>Sheet1.D2:Sheet1.D61</svg:desc>
                </draw:g>
              </table:table-cell>
              <table:table-cell office:value-type="float" office:value="0.112963066688452">
                <text:p>0.112963066688452</text:p>
                <draw:g>
                  <svg:desc>Sheet1.E2:Sheet1.E61</svg:desc>
                </draw:g>
              </table:table-cell>
              <table:table-cell office:value-type="float" office:value="0.0483096955563481">
                <text:p>0.0483096955563481</text:p>
                <draw:g>
                  <svg:desc>Sheet1.F2:Sheet1.F61</svg:desc>
                </draw:g>
              </table:table-cell>
              <table:table-cell office:value-type="float" office:value="0.00433486383680785">
                <text:p>0.00433486383680785</text:p>
                <draw:g>
                  <svg:desc>Sheet1.G2:Sheet1.G61</svg:desc>
                </draw:g>
              </table:table-cell>
              <table:table-cell office:value-type="float" office:value="0.00546002259241233">
                <text:p>0.00546002259241233</text:p>
                <draw:g>
                  <svg:desc>Sheet1.H2:Sheet1.H61</svg:desc>
                </draw:g>
              </table:table-cell>
              <table:table-cell office:value-type="float" office:value="0.00298444820556982">
                <text:p>0.00298444820556982</text:p>
                <draw:g>
                  <svg:desc>Sheet1.I2:Sheet1.I61</svg:desc>
                </draw:g>
              </table:table-cell>
              <table:table-cell office:value-type="float" office:value="0.000000488833909134562">
                <text:p>0.000000488833909134562</text:p>
                <draw:g>
                  <svg:desc>Sheet1.J2:Sheet1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28227611772403">
                <text:p>0.0428227611772403</text:p>
              </table:table-cell>
              <table:table-cell office:value-type="float" office:value="0.107182543511063">
                <text:p>0.107182543511063</text:p>
              </table:table-cell>
              <table:table-cell office:value-type="float" office:value="0.0548334478094432">
                <text:p>0.0548334478094432</text:p>
              </table:table-cell>
              <table:table-cell office:value-type="float" office:value="0.00479367067408114">
                <text:p>0.00479367067408114</text:p>
              </table:table-cell>
              <table:table-cell office:value-type="float" office:value="0.00294755390307109">
                <text:p>0.00294755390307109</text:p>
              </table:table-cell>
              <table:table-cell office:value-type="float" office:value="0.00215503780109732">
                <text:p>0.00215503780109732</text:p>
              </table:table-cell>
              <table:table-cell office:value-type="float" office:value="0.000000276890878466088">
                <text:p>0.000000276890878466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6604019741719">
                <text:p>0.0426604019741719</text:p>
              </table:table-cell>
              <table:table-cell office:value-type="float" office:value="0.104391999683802">
                <text:p>0.104391999683802</text:p>
              </table:table-cell>
              <table:table-cell office:value-type="float" office:value="0.0605739385010934">
                <text:p>0.0605739385010934</text:p>
              </table:table-cell>
              <table:table-cell office:value-type="float" office:value="0.00639166800863676">
                <text:p>0.00639166800863676</text:p>
              </table:table-cell>
              <table:table-cell office:value-type="float" office:value="0.00197102597981629">
                <text:p>0.00197102597981629</text:p>
              </table:table-cell>
              <table:table-cell office:value-type="float" office:value="0.0018281628983339">
                <text:p>0.0018281628983339</text:p>
              </table:table-cell>
              <table:table-cell office:value-type="float" office:value="0.00000020553788629528">
                <text:p>0.00000020553788629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25908387942875">
                <text:p>0.0425908387942875</text:p>
              </table:table-cell>
              <table:table-cell office:value-type="float" office:value="0.102665816873245">
                <text:p>0.102665816873245</text:p>
              </table:table-cell>
              <table:table-cell office:value-type="float" office:value="0.0622162808874771">
                <text:p>0.0622162808874771</text:p>
              </table:table-cell>
              <table:table-cell office:value-type="float" office:value="0.0090154921198156">
                <text:p>0.0090154921198156</text:p>
              </table:table-cell>
              <table:table-cell office:value-type="float" office:value="0.00144792366920469">
                <text:p>0.00144792366920469</text:p>
              </table:table-cell>
              <table:table-cell office:value-type="float" office:value="0.00167663894711125">
                <text:p>0.00167663894711125</text:p>
              </table:table-cell>
              <table:table-cell office:value-type="float" office:value="0.000000166490759539748">
                <text:p>0.000000166490759539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5542354132208">
                <text:p>0.0425542354132208</text:p>
              </table:table-cell>
              <table:table-cell office:value-type="float" office:value="0.101446886691008">
                <text:p>0.101446886691008</text:p>
              </table:table-cell>
              <table:table-cell office:value-type="float" office:value="0.0611891557666578">
                <text:p>0.0611891557666578</text:p>
              </table:table-cell>
              <table:table-cell office:value-type="float" office:value="0.0101795200297717">
                <text:p>0.0101795200297717</text:p>
              </table:table-cell>
              <table:table-cell office:value-type="float" office:value="0.00113064360136201">
                <text:p>0.00113064360136201</text:p>
              </table:table-cell>
              <table:table-cell office:value-type="float" office:value="0.00150088907825339">
                <text:p>0.00150088907825339</text:p>
              </table:table-cell>
              <table:table-cell office:value-type="float" office:value="0.000000147862077759031">
                <text:p>0.000000147862077759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5321231871824">
                <text:p>0.0425321231871824</text:p>
              </table:table-cell>
              <table:table-cell office:value-type="float" office:value="0.100534708518515">
                <text:p>0.100534708518515</text:p>
              </table:table-cell>
              <table:table-cell office:value-type="float" office:value="0.0589946652733606">
                <text:p>0.0589946652733606</text:p>
              </table:table-cell>
              <table:table-cell office:value-type="float" office:value="0.0105012167107737">
                <text:p>0.0105012167107737</text:p>
              </table:table-cell>
              <table:table-cell office:value-type="float" office:value="0.00091994459731009">
                <text:p>0.00091994459731009</text:p>
              </table:table-cell>
              <table:table-cell office:value-type="float" office:value="0.00127587601542548">
                <text:p>0.00127587601542548</text:p>
              </table:table-cell>
              <table:table-cell office:value-type="float" office:value="0.000000135923885664814">
                <text:p>0.000000135923885664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518139547058">
                <text:p>0.042518139547058</text:p>
              </table:table-cell>
              <table:table-cell office:value-type="float" office:value="0.0998234021302184">
                <text:p>0.0998234021302184</text:p>
              </table:table-cell>
              <table:table-cell office:value-type="float" office:value="0.0593776648770544">
                <text:p>0.0593776648770544</text:p>
              </table:table-cell>
              <table:table-cell office:value-type="float" office:value="0.01020687008622">
                <text:p>0.01020687008622</text:p>
              </table:table-cell>
              <table:table-cell office:value-type="float" office:value="0.000766531204921912">
                <text:p>0.000766531204921912</text:p>
              </table:table-cell>
              <table:table-cell office:value-type="float" office:value="0.00117513909182884">
                <text:p>0.00117513909182884</text:p>
              </table:table-cell>
              <table:table-cell office:value-type="float" office:value="0.000000126715986172644">
                <text:p>0.000000126715986172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5087882568006">
                <text:p>0.0425087882568006</text:p>
              </table:table-cell>
              <table:table-cell office:value-type="float" office:value="0.0992507444676766">
                <text:p>0.0992507444676766</text:p>
              </table:table-cell>
              <table:table-cell office:value-type="float" office:value="0.0621346558947028">
                <text:p>0.0621346558947028</text:p>
              </table:table-cell>
              <table:table-cell office:value-type="float" office:value="0.010219509790481">
                <text:p>0.010219509790481</text:p>
              </table:table-cell>
              <table:table-cell office:value-type="float" office:value="0.000651583547228881">
                <text:p>0.000651583547228881</text:p>
              </table:table-cell>
              <table:table-cell office:value-type="float" office:value="0.00107460825114674">
                <text:p>0.00107460825114674</text:p>
              </table:table-cell>
              <table:table-cell office:value-type="float" office:value="0.000000121686961333051">
                <text:p>0.000000121686961333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02108705148">
                <text:p>0.042502108705148</text:p>
              </table:table-cell>
              <table:table-cell office:value-type="float" office:value="0.098801409700008">
                <text:p>0.098801409700008</text:p>
              </table:table-cell>
              <table:table-cell office:value-type="float" office:value="0.0604517778907621">
                <text:p>0.0604517778907621</text:p>
              </table:table-cell>
              <table:table-cell office:value-type="float" office:value="0.010270055915638">
                <text:p>0.010270055915638</text:p>
              </table:table-cell>
              <table:table-cell office:value-type="float" office:value="0.000563136518849791">
                <text:p>0.000563136518849791</text:p>
              </table:table-cell>
              <table:table-cell office:value-type="float" office:value="0.000999088965378046">
                <text:p>0.000999088965378046</text:p>
              </table:table-cell>
              <table:table-cell office:value-type="float" office:value="0.000000116224076210151">
                <text:p>0.000000116224076210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24972280652509">
                <text:p>0.0424972280652509</text:p>
              </table:table-cell>
              <table:table-cell office:value-type="float" office:value="0.0984297157862423">
                <text:p>0.0984297157862423</text:p>
              </table:table-cell>
              <table:table-cell office:value-type="float" office:value="0.0594064230760255">
                <text:p>0.0594064230760255</text:p>
              </table:table-cell>
              <table:table-cell office:value-type="float" office:value="0.0104608329609788">
                <text:p>0.0104608329609788</text:p>
              </table:table-cell>
              <table:table-cell office:value-type="float" office:value="0.000494224013108351">
                <text:p>0.000494224013108351</text:p>
              </table:table-cell>
              <table:table-cell office:value-type="float" office:value="0.000998210189069969">
                <text:p>0.000998210189069969</text:p>
              </table:table-cell>
              <table:table-cell office:value-type="float" office:value="0.000000111637394857212">
                <text:p>0.000000111637394857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24935050553264">
                <text:p>0.0424935050553264</text:p>
              </table:table-cell>
              <table:table-cell office:value-type="float" office:value="0.0981264934048496">
                <text:p>0.0981264934048496</text:p>
              </table:table-cell>
              <table:table-cell office:value-type="float" office:value="0.0616003645475584">
                <text:p>0.0616003645475584</text:p>
              </table:table-cell>
              <table:table-cell office:value-type="float" office:value="0.0106829556745599">
                <text:p>0.0106829556745599</text:p>
              </table:table-cell>
              <table:table-cell office:value-type="float" office:value="0.000439477095475626">
                <text:p>0.000439477095475626</text:p>
              </table:table-cell>
              <table:table-cell office:value-type="float" office:value="0.00097262381214231">
                <text:p>0.00097262381214231</text:p>
              </table:table-cell>
              <table:table-cell office:value-type="float" office:value="0.00000010972939843747">
                <text:p>0.00000010972939843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2490599646616">
                <text:p>0.042490599646616</text:p>
              </table:table-cell>
              <table:table-cell office:value-type="float" office:value="0.0978778810620223">
                <text:p>0.0978778810620223</text:p>
              </table:table-cell>
              <table:table-cell office:value-type="float" office:value="0.0624686377669046">
                <text:p>0.0624686377669046</text:p>
              </table:table-cell>
              <table:table-cell office:value-type="float" office:value="0.0116475735556963">
                <text:p>0.0116475735556963</text:p>
              </table:table-cell>
              <table:table-cell office:value-type="float" office:value="0.000395336356489434">
                <text:p>0.000395336356489434</text:p>
              </table:table-cell>
              <table:table-cell office:value-type="float" office:value="0.000897366772589437">
                <text:p>0.000897366772589437</text:p>
              </table:table-cell>
              <table:table-cell office:value-type="float" office:value="0.000000108556874578508">
                <text:p>0.000000108556874578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4882510563597">
                <text:p>0.0424882510563597</text:p>
              </table:table-cell>
              <table:table-cell office:value-type="float" office:value="0.0976715456925881">
                <text:p>0.0976715456925881</text:p>
              </table:table-cell>
              <table:table-cell office:value-type="float" office:value="0.0628152286406142">
                <text:p>0.0628152286406142</text:p>
              </table:table-cell>
              <table:table-cell office:value-type="float" office:value="0.0118271753508635">
                <text:p>0.0118271753508635</text:p>
              </table:table-cell>
              <table:table-cell office:value-type="float" office:value="0.000359126226935354">
                <text:p>0.000359126226935354</text:p>
              </table:table-cell>
              <table:table-cell office:value-type="float" office:value="0.00084702265690741">
                <text:p>0.00084702265690741</text:p>
              </table:table-cell>
              <table:table-cell office:value-type="float" office:value="0.000000105427129403187">
                <text:p>0.000000105427129403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24864074473376">
                <text:p>0.0424864074473376</text:p>
              </table:table-cell>
              <table:table-cell office:value-type="float" office:value="0.0975014444148701">
                <text:p>0.0975014444148701</text:p>
              </table:table-cell>
              <table:table-cell office:value-type="float" office:value="0.0641992648983142">
                <text:p>0.0641992648983142</text:p>
              </table:table-cell>
              <table:table-cell office:value-type="float" office:value="0.0119342779478684">
                <text:p>0.0119342779478684</text:p>
              </table:table-cell>
              <table:table-cell office:value-type="float" office:value="0.000329190417619107">
                <text:p>0.000329190417619107</text:p>
              </table:table-cell>
              <table:table-cell office:value-type="float" office:value="0.000697378324352365">
                <text:p>0.000697378324352365</text:p>
              </table:table-cell>
              <table:table-cell office:value-type="float" office:value="0.000000104691834830051">
                <text:p>0.000000104691834830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4848891496853">
                <text:p>0.0424848891496853</text:p>
              </table:table-cell>
              <table:table-cell office:value-type="float" office:value="0.0973521468279552">
                <text:p>0.0973521468279552</text:p>
              </table:table-cell>
              <table:table-cell office:value-type="float" office:value="0.0665527295324601">
                <text:p>0.0665527295324601</text:p>
              </table:table-cell>
              <table:table-cell office:value-type="float" office:value="0.0124557946206972">
                <text:p>0.0124557946206972</text:p>
              </table:table-cell>
              <table:table-cell office:value-type="float" office:value="0.000304060033709072">
                <text:p>0.000304060033709072</text:p>
              </table:table-cell>
              <table:table-cell office:value-type="float" office:value="0.000696757862254079">
                <text:p>0.000696757862254079</text:p>
              </table:table-cell>
              <table:table-cell office:value-type="float" office:value="0.000000104197762829172">
                <text:p>0.000000104197762829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4836190399291">
                <text:p>0.0424836190399291</text:p>
              </table:table-cell>
              <table:table-cell office:value-type="float" office:value="0.0972336362356282">
                <text:p>0.0972336362356282</text:p>
              </table:table-cell>
              <table:table-cell office:value-type="float" office:value="0.0673826590495731">
                <text:p>0.0673826590495731</text:p>
              </table:table-cell>
              <table:table-cell office:value-type="float" office:value="0.0122377853840061">
                <text:p>0.0122377853840061</text:p>
              </table:table-cell>
              <table:table-cell office:value-type="float" office:value="0.000282665328406784">
                <text:p>0.000282665328406784</text:p>
              </table:table-cell>
              <table:table-cell office:value-type="float" office:value="0.00067134962893428">
                <text:p>0.00067134962893428</text:p>
              </table:table-cell>
              <table:table-cell office:value-type="float" office:value="0.00000010198449577006">
                <text:p>0.00000010198449577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4826204516939">
                <text:p>0.0424826204516939</text:p>
              </table:table-cell>
              <table:table-cell office:value-type="float" office:value="0.0971366649818037">
                <text:p>0.0971366649818037</text:p>
              </table:table-cell>
              <table:table-cell office:value-type="float" office:value="0.068660018172956">
                <text:p>0.068660018172956</text:p>
              </table:table-cell>
              <table:table-cell office:value-type="float" office:value="0.0124164050217514">
                <text:p>0.0124164050217514</text:p>
              </table:table-cell>
              <table:table-cell office:value-type="float" office:value="0.000264481655586582">
                <text:p>0.000264481655586582</text:p>
              </table:table-cell>
              <table:table-cell office:value-type="float" office:value="0.000670863817320769">
                <text:p>0.000670863817320769</text:p>
              </table:table-cell>
              <table:table-cell office:value-type="float" office:value="0.000000101640002710472">
                <text:p>0.000000101640002710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4818119820154">
                <text:p>0.0424818119820154</text:p>
              </table:table-cell>
              <table:table-cell office:value-type="float" office:value="0.0970498554944912">
                <text:p>0.0970498554944912</text:p>
              </table:table-cell>
              <table:table-cell office:value-type="float" office:value="0.0691978513138931">
                <text:p>0.0691978513138931</text:p>
              </table:table-cell>
              <table:table-cell office:value-type="float" office:value="0.0118692711831519">
                <text:p>0.0118692711831519</text:p>
              </table:table-cell>
              <table:table-cell office:value-type="float" office:value="0.000248919249656149">
                <text:p>0.000248919249656149</text:p>
              </table:table-cell>
              <table:table-cell office:value-type="float" office:value="0.000645730785273758">
                <text:p>0.000645730785273758</text:p>
              </table:table-cell>
              <table:table-cell office:value-type="float" office:value="0.000000100427016491502">
                <text:p>0.000000100427016491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24810869689038">
                <text:p>0.0424810869689038</text:p>
              </table:table-cell>
              <table:table-cell office:value-type="float" office:value="0.0969873846306388">
                <text:p>0.0969873846306388</text:p>
              </table:table-cell>
              <table:table-cell office:value-type="float" office:value="0.0709797009266195">
                <text:p>0.0709797009266195</text:p>
              </table:table-cell>
              <table:table-cell office:value-type="float" office:value="0.0125090202970066">
                <text:p>0.0125090202970066</text:p>
              </table:table-cell>
              <table:table-cell office:value-type="float" office:value="0.000235416484323477">
                <text:p>0.000235416484323477</text:p>
              </table:table-cell>
              <table:table-cell office:value-type="float" office:value="0.000645306171713738">
                <text:p>0.000645306171713738</text:p>
              </table:table-cell>
              <table:table-cell office:value-type="float" office:value="0.000000100163732881065">
                <text:p>0.000000100163732881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24804728197263">
                <text:p>0.0424804728197263</text:p>
              </table:table-cell>
              <table:table-cell office:value-type="float" office:value="0.096941567299643">
                <text:p>0.096941567299643</text:p>
              </table:table-cell>
              <table:table-cell office:value-type="float" office:value="0.0727155613248378">
                <text:p>0.0727155613248378</text:p>
              </table:table-cell>
              <table:table-cell office:value-type="float" office:value="0.012804372405312">
                <text:p>0.012804372405312</text:p>
              </table:table-cell>
              <table:table-cell office:value-type="float" office:value="0.000223752293378785">
                <text:p>0.000223752293378785</text:p>
              </table:table-cell>
              <table:table-cell office:value-type="float" office:value="0.00064492448134556">
                <text:p>0.00064492448134556</text:p>
              </table:table-cell>
              <table:table-cell office:value-type="float" office:value="0.0000000996815197921677">
                <text:p>0.0000000996815197921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24799790789606">
                <text:p>0.0424799790789606</text:p>
              </table:table-cell>
              <table:table-cell office:value-type="float" office:value="0.0969077742128948">
                <text:p>0.0969077742128948</text:p>
              </table:table-cell>
              <table:table-cell office:value-type="float" office:value="0.0734948936292449">
                <text:p>0.0734948936292449</text:p>
              </table:table-cell>
              <table:table-cell office:value-type="float" office:value="0.0124341896003253">
                <text:p>0.0124341896003253</text:p>
              </table:table-cell>
              <table:table-cell office:value-type="float" office:value="0.000213284421694475">
                <text:p>0.000213284421694475</text:p>
              </table:table-cell>
              <table:table-cell office:value-type="float" office:value="0.000644543818486047">
                <text:p>0.000644543818486047</text:p>
              </table:table-cell>
              <table:table-cell office:value-type="float" office:value="0.0000000991948679019531">
                <text:p>0.00000009919486790195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4795159243783">
                <text:p>0.0424795159243783</text:p>
              </table:table-cell>
              <table:table-cell office:value-type="float" office:value="0.0968835635623852">
                <text:p>0.0968835635623852</text:p>
              </table:table-cell>
              <table:table-cell office:value-type="float" office:value="0.0736546541895914">
                <text:p>0.0736546541895914</text:p>
              </table:table-cell>
              <table:table-cell office:value-type="float" office:value="0.0123996465964446">
                <text:p>0.0123996465964446</text:p>
              </table:table-cell>
              <table:table-cell office:value-type="float" office:value="0.000204056538431017">
                <text:p>0.000204056538431017</text:p>
              </table:table-cell>
              <table:table-cell office:value-type="float" office:value="0.000644198229004449">
                <text:p>0.000644198229004449</text:p>
              </table:table-cell>
              <table:table-cell office:value-type="float" office:value="0.0000000984857632854277">
                <text:p>0.0000000984857632854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24791276721862">
                <text:p>0.0424791276721862</text:p>
              </table:table-cell>
              <table:table-cell office:value-type="float" office:value="0.0968702865256594">
                <text:p>0.0968702865256594</text:p>
              </table:table-cell>
              <table:table-cell office:value-type="float" office:value="0.072917187937942">
                <text:p>0.072917187937942</text:p>
              </table:table-cell>
              <table:table-cell office:value-type="float" office:value="0.0128562960521997">
                <text:p>0.0128562960521997</text:p>
              </table:table-cell>
              <table:table-cell office:value-type="float" office:value="0.000195852109362452">
                <text:p>0.000195852109362452</text:p>
              </table:table-cell>
              <table:table-cell office:value-type="float" office:value="0.000594173928545004">
                <text:p>0.000594173928545004</text:p>
              </table:table-cell>
              <table:table-cell office:value-type="float" office:value="0.0000000975373315520024">
                <text:p>0.0000000975373315520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24787998740084">
                <text:p>0.0424787998740084</text:p>
              </table:table-cell>
              <table:table-cell office:value-type="float" office:value="0.0968601820197761">
                <text:p>0.0968601820197761</text:p>
              </table:table-cell>
              <table:table-cell office:value-type="float" office:value="0.073559188640958">
                <text:p>0.073559188640958</text:p>
              </table:table-cell>
              <table:table-cell office:value-type="float" office:value="0.0123689157326446">
                <text:p>0.0123689157326446</text:p>
              </table:table-cell>
              <table:table-cell office:value-type="float" office:value="0.000188530327537264">
                <text:p>0.000188530327537264</text:p>
              </table:table-cell>
              <table:table-cell office:value-type="float" office:value="0.000568972828012112">
                <text:p>0.000568972828012112</text:p>
              </table:table-cell>
              <table:table-cell office:value-type="float" office:value="0.0000000979466749070827">
                <text:p>0.0000000979466749070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478528964371">
                <text:p>0.042478528964371</text:p>
              </table:table-cell>
              <table:table-cell office:value-type="float" office:value="0.0968509816646408">
                <text:p>0.0968509816646408</text:p>
              </table:table-cell>
              <table:table-cell office:value-type="float" office:value="0.0740981983763384">
                <text:p>0.0740981983763384</text:p>
              </table:table-cell>
              <table:table-cell office:value-type="float" office:value="0.0121117686930715">
                <text:p>0.0121117686930715</text:p>
              </table:table-cell>
              <table:table-cell office:value-type="float" office:value="0.000181807401746897">
                <text:p>0.000181807401746897</text:p>
              </table:table-cell>
              <table:table-cell office:value-type="float" office:value="0.000568632562673118">
                <text:p>0.000568632562673118</text:p>
              </table:table-cell>
              <table:table-cell office:value-type="float" office:value="0.0000000981320435208627">
                <text:p>0.0000000981320435208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478225677817">
                <text:p>0.042478225677817</text:p>
              </table:table-cell>
              <table:table-cell office:value-type="float" office:value="0.0968461384710769">
                <text:p>0.0968461384710769</text:p>
              </table:table-cell>
              <table:table-cell office:value-type="float" office:value="0.0736207359915103">
                <text:p>0.0736207359915103</text:p>
              </table:table-cell>
              <table:table-cell office:value-type="float" office:value="0.0119854655298737">
                <text:p>0.0119854655298737</text:p>
              </table:table-cell>
              <table:table-cell office:value-type="float" office:value="0.000175722400714883">
                <text:p>0.000175722400714883</text:p>
              </table:table-cell>
              <table:table-cell office:value-type="float" office:value="0.000543468869114923">
                <text:p>0.000543468869114923</text:p>
              </table:table-cell>
              <table:table-cell office:value-type="float" office:value="0.0000000968166191431409">
                <text:p>0.00000009681661914314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24779849292293">
                <text:p>0.0424779849292293</text:p>
              </table:table-cell>
              <table:table-cell office:value-type="float" office:value="0.0968424276461105">
                <text:p>0.0968424276461105</text:p>
              </table:table-cell>
              <table:table-cell office:value-type="float" office:value="0.0737836063915248">
                <text:p>0.0737836063915248</text:p>
              </table:table-cell>
              <table:table-cell office:value-type="float" office:value="0.0123394730506985">
                <text:p>0.0123394730506985</text:p>
              </table:table-cell>
              <table:table-cell office:value-type="float" office:value="0.000170172879617181">
                <text:p>0.000170172879617181</text:p>
              </table:table-cell>
              <table:table-cell office:value-type="float" office:value="0.000468858344845433">
                <text:p>0.000468858344845433</text:p>
              </table:table-cell>
              <table:table-cell office:value-type="float" office:value="0.0000000973956853157327">
                <text:p>0.00000009739568531573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24778173611997">
                <text:p>0.0424778173611997</text:p>
              </table:table-cell>
              <table:table-cell office:value-type="float" office:value="0.0968373661389294">
                <text:p>0.0968373661389294</text:p>
              </table:table-cell>
              <table:table-cell office:value-type="float" office:value="0.0738536102897006">
                <text:p>0.0738536102897006</text:p>
              </table:table-cell>
              <table:table-cell office:value-type="float" office:value="0.0126830977835102">
                <text:p>0.0126830977835102</text:p>
              </table:table-cell>
              <table:table-cell office:value-type="float" office:value="0.000165034339390881">
                <text:p>0.000165034339390881</text:p>
              </table:table-cell>
              <table:table-cell office:value-type="float" office:value="0.000443654527033303">
                <text:p>0.000443654527033303</text:p>
              </table:table-cell>
              <table:table-cell office:value-type="float" office:value="0.000000096443922897493">
                <text:p>0.0000000964439228974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24776722973129">
                <text:p>0.0424776722973129</text:p>
              </table:table-cell>
              <table:table-cell office:value-type="float" office:value="0.0968365089108011">
                <text:p>0.0968365089108011</text:p>
              </table:table-cell>
              <table:table-cell office:value-type="float" office:value="0.0731423609743691">
                <text:p>0.0731423609743691</text:p>
              </table:table-cell>
              <table:table-cell office:value-type="float" office:value="0.0124610650576901">
                <text:p>0.0124610650576901</text:p>
              </table:table-cell>
              <table:table-cell office:value-type="float" office:value="0.000160296787257331">
                <text:p>0.000160296787257331</text:p>
              </table:table-cell>
              <table:table-cell office:value-type="float" office:value="0.000418570177134382">
                <text:p>0.000418570177134382</text:p>
              </table:table-cell>
              <table:table-cell office:value-type="float" office:value="0.0000000965760055523477">
                <text:p>0.0000000965760055523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24775068443143">
                <text:p>0.0424775068443143</text:p>
              </table:table-cell>
              <table:table-cell office:value-type="float" office:value="0.0968362281677622">
                <text:p>0.0968362281677622</text:p>
              </table:table-cell>
              <table:table-cell office:value-type="float" office:value="0.0723752559630851">
                <text:p>0.0723752559630851</text:p>
              </table:table-cell>
              <table:table-cell office:value-type="float" office:value="0.0129845869241875">
                <text:p>0.0129845869241875</text:p>
              </table:table-cell>
              <table:table-cell office:value-type="float" office:value="0.000155926621359165">
                <text:p>0.000155926621359165</text:p>
              </table:table-cell>
              <table:table-cell office:value-type="float" office:value="0.000393414352613708">
                <text:p>0.000393414352613708</text:p>
              </table:table-cell>
              <table:table-cell office:value-type="float" office:value="0.0000000958199960479431">
                <text:p>0.0000000958199960479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24774115527855">
                <text:p>0.0424774115527855</text:p>
              </table:table-cell>
              <table:table-cell office:value-type="float" office:value="0.0968360007774377">
                <text:p>0.0968360007774377</text:p>
              </table:table-cell>
              <table:table-cell office:value-type="float" office:value="0.0729188861255903">
                <text:p>0.0729188861255903</text:p>
              </table:table-cell>
              <table:table-cell office:value-type="float" office:value="0.012496923444931">
                <text:p>0.012496923444931</text:p>
              </table:table-cell>
              <table:table-cell office:value-type="float" office:value="0.00015188822073544">
                <text:p>0.00015188822073544</text:p>
              </table:table-cell>
              <table:table-cell office:value-type="float" office:value="0.000393118128968057">
                <text:p>0.000393118128968057</text:p>
              </table:table-cell>
              <table:table-cell office:value-type="float" office:value="0.0000000948792208697723">
                <text:p>0.0000000948792208697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24773259010499">
                <text:p>0.0424773259010499</text:p>
              </table:table-cell>
              <table:table-cell office:value-type="float" office:value="0.0968360003181631">
                <text:p>0.0968360003181631</text:p>
              </table:table-cell>
              <table:table-cell office:value-type="float" office:value="0.0728271791245832">
                <text:p>0.0728271791245832</text:p>
              </table:table-cell>
              <table:table-cell office:value-type="float" office:value="0.01217819870173">
                <text:p>0.01217819870173</text:p>
              </table:table-cell>
              <table:table-cell office:value-type="float" office:value="0.000148145636191199">
                <text:p>0.000148145636191199</text:p>
              </table:table-cell>
              <table:table-cell office:value-type="float" office:value="0.000392867874347215">
                <text:p>0.000392867874347215</text:p>
              </table:table-cell>
              <table:table-cell office:value-type="float" office:value="0.000000095358127128356">
                <text:p>0.000000095358127128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24772669543637">
                <text:p>0.0424772669543637</text:p>
              </table:table-cell>
              <table:table-cell office:value-type="float" office:value="0.0968359973191994">
                <text:p>0.0968359973191994</text:p>
              </table:table-cell>
              <table:table-cell office:value-type="float" office:value="0.0754211321905394">
                <text:p>0.0754211321905394</text:p>
              </table:table-cell>
              <table:table-cell office:value-type="float" office:value="0.0124012523435585">
                <text:p>0.0124012523435585</text:p>
              </table:table-cell>
              <table:table-cell office:value-type="float" office:value="0.000144611918709661">
                <text:p>0.000144611918709661</text:p>
              </table:table-cell>
              <table:table-cell office:value-type="float" office:value="0.000392624581226507">
                <text:p>0.000392624581226507</text:p>
              </table:table-cell>
              <table:table-cell office:value-type="float" office:value="0.0000000947183820363544">
                <text:p>0.0000000947183820363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24772105520335">
                <text:p>0.0424772105520335</text:p>
              </table:table-cell>
              <table:table-cell office:value-type="float" office:value="0.0968359975469368">
                <text:p>0.0968359975469368</text:p>
              </table:table-cell>
              <table:table-cell office:value-type="float" office:value="0.0760787958759212">
                <text:p>0.0760787958759212</text:p>
              </table:table-cell>
              <table:table-cell office:value-type="float" office:value="0.0120686222281293">
                <text:p>0.0120686222281293</text:p>
              </table:table-cell>
              <table:table-cell office:value-type="float" office:value="0.000141353085860625">
                <text:p>0.000141353085860625</text:p>
              </table:table-cell>
              <table:table-cell office:value-type="float" office:value="0.000392408768057141">
                <text:p>0.000392408768057141</text:p>
              </table:table-cell>
              <table:table-cell office:value-type="float" office:value="0.00000009389505810318">
                <text:p>0.00000009389505810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2477152694942">
                <text:p>0.042477152694942</text:p>
              </table:table-cell>
              <table:table-cell office:value-type="float" office:value="0.0968359978034332">
                <text:p>0.0968359978034332</text:p>
              </table:table-cell>
              <table:table-cell office:value-type="float" office:value="0.0769133456210128">
                <text:p>0.0769133456210128</text:p>
              </table:table-cell>
              <table:table-cell office:value-type="float" office:value="0.0122401171477425">
                <text:p>0.0122401171477425</text:p>
              </table:table-cell>
              <table:table-cell office:value-type="float" office:value="0.000138308368132259">
                <text:p>0.000138308368132259</text:p>
              </table:table-cell>
              <table:table-cell office:value-type="float" office:value="0.000367322418889097">
                <text:p>0.000367322418889097</text:p>
              </table:table-cell>
              <table:table-cell office:value-type="float" office:value="0.0000000941561066646063">
                <text:p>0.0000000941561066646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24770692520595">
                <text:p>0.0424770692520595</text:p>
              </table:table-cell>
              <table:table-cell office:value-type="float" office:value="0.0968360000132561">
                <text:p>0.0968360000132561</text:p>
              </table:table-cell>
              <table:table-cell office:value-type="float" office:value="0.0768722134228425">
                <text:p>0.0768722134228425</text:p>
              </table:table-cell>
              <table:table-cell office:value-type="float" office:value="0.0130819874512691">
                <text:p>0.0130819874512691</text:p>
              </table:table-cell>
              <table:table-cell office:value-type="float" office:value="0.000135483755472242">
                <text:p>0.000135483755472242</text:p>
              </table:table-cell>
              <table:table-cell office:value-type="float" office:value="0.000367112312439853">
                <text:p>0.000367112312439853</text:p>
              </table:table-cell>
              <table:table-cell office:value-type="float" office:value="0.0000000942632573198958">
                <text:p>0.00000009426325731989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24770065165129">
                <text:p>0.0424770065165129</text:p>
              </table:table-cell>
              <table:table-cell office:value-type="float" office:value="0.0968360007306996">
                <text:p>0.0968360007306996</text:p>
              </table:table-cell>
              <table:table-cell office:value-type="float" office:value="0.0774326838179608">
                <text:p>0.0774326838179608</text:p>
              </table:table-cell>
              <table:table-cell office:value-type="float" office:value="0.0128231689444745">
                <text:p>0.0128231689444745</text:p>
              </table:table-cell>
              <table:table-cell office:value-type="float" office:value="0.000132868136165955">
                <text:p>0.000132868136165955</text:p>
              </table:table-cell>
              <table:table-cell office:value-type="float" office:value="0.000366920614534928">
                <text:p>0.000366920614534928</text:p>
              </table:table-cell>
              <table:table-cell office:value-type="float" office:value="0.0000000929320856716083">
                <text:p>0.0000000929320856716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24769766210018">
                <text:p>0.0424769766210018</text:p>
              </table:table-cell>
              <table:table-cell office:value-type="float" office:value="0.0968359973672344">
                <text:p>0.0968359973672344</text:p>
              </table:table-cell>
              <table:table-cell office:value-type="float" office:value="0.0763242300647075">
                <text:p>0.0763242300647075</text:p>
              </table:table-cell>
              <table:table-cell office:value-type="float" office:value="0.0135814976261339">
                <text:p>0.0135814976261339</text:p>
              </table:table-cell>
              <table:table-cell office:value-type="float" office:value="0.000130420374299292">
                <text:p>0.000130420374299292</text:p>
              </table:table-cell>
              <table:table-cell office:value-type="float" office:value="0.000366730679068313">
                <text:p>0.000366730679068313</text:p>
              </table:table-cell>
              <table:table-cell office:value-type="float" office:value="0.0000000927886732611076">
                <text:p>0.00000009278867326110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24769589415267">
                <text:p>0.0424769589415267</text:p>
              </table:table-cell>
              <table:table-cell office:value-type="float" office:value="0.0968360002312874">
                <text:p>0.0968360002312874</text:p>
              </table:table-cell>
              <table:table-cell office:value-type="float" office:value="0.0770410371866171">
                <text:p>0.0770410371866171</text:p>
              </table:table-cell>
              <table:table-cell office:value-type="float" office:value="0.0134498699970181">
                <text:p>0.0134498699970181</text:p>
              </table:table-cell>
              <table:table-cell office:value-type="float" office:value="0.000128159139059473">
                <text:p>0.000128159139059473</text:p>
              </table:table-cell>
              <table:table-cell office:value-type="float" office:value="0.000366551523660635">
                <text:p>0.000366551523660635</text:p>
              </table:table-cell>
              <table:table-cell office:value-type="float" office:value="0.0000000920277815652598">
                <text:p>0.00000009202778156525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24769382299112">
                <text:p>0.0424769382299112</text:p>
              </table:table-cell>
              <table:table-cell office:value-type="float" office:value="0.0968359974269129">
                <text:p>0.0968359974269129</text:p>
              </table:table-cell>
              <table:table-cell office:value-type="float" office:value="0.0768131234233947">
                <text:p>0.0768131234233947</text:p>
              </table:table-cell>
              <table:table-cell office:value-type="float" office:value="0.0131448884063821">
                <text:p>0.0131448884063821</text:p>
              </table:table-cell>
              <table:table-cell office:value-type="float" office:value="0.000126083601747248">
                <text:p>0.000126083601747248</text:p>
              </table:table-cell>
              <table:table-cell office:value-type="float" office:value="0.000341527311400621">
                <text:p>0.000341527311400621</text:p>
              </table:table-cell>
              <table:table-cell office:value-type="float" office:value="0.0000000921461803907932">
                <text:p>0.0000000921461803907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24769144870582">
                <text:p>0.0424769144870582</text:p>
              </table:table-cell>
              <table:table-cell office:value-type="float" office:value="0.0968359992219384">
                <text:p>0.0968359992219384</text:p>
              </table:table-cell>
              <table:table-cell office:value-type="float" office:value="0.076564378541432">
                <text:p>0.076564378541432</text:p>
              </table:table-cell>
              <table:table-cell office:value-type="float" office:value="0.0132716471783801">
                <text:p>0.0132716471783801</text:p>
              </table:table-cell>
              <table:table-cell office:value-type="float" office:value="0.000124300037895019">
                <text:p>0.000124300037895019</text:p>
              </table:table-cell>
              <table:table-cell office:value-type="float" office:value="0.000341346221362278">
                <text:p>0.000341346221362278</text:p>
              </table:table-cell>
              <table:table-cell office:value-type="float" office:value="0.0000000920185180439224">
                <text:p>0.00000009201851804392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24768774913849">
                <text:p>0.0424768774913849</text:p>
              </table:table-cell>
              <table:table-cell office:value-type="float" office:value="0.0968359969665422">
                <text:p>0.0968359969665422</text:p>
              </table:table-cell>
              <table:table-cell office:value-type="float" office:value="0.0762927078320206">
                <text:p>0.0762927078320206</text:p>
              </table:table-cell>
              <table:table-cell office:value-type="float" office:value="0.0126164196379508">
                <text:p>0.0126164196379508</text:p>
              </table:table-cell>
              <table:table-cell office:value-type="float" office:value="0.000122815177367054">
                <text:p>0.000122815177367054</text:p>
              </table:table-cell>
              <table:table-cell office:value-type="float" office:value="0.000341173857775894">
                <text:p>0.000341173857775894</text:p>
              </table:table-cell>
              <table:table-cell office:value-type="float" office:value="0.0000000916976670039217">
                <text:p>0.0000000916976670039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4768649391577">
                <text:p>0.0424768649391577</text:p>
              </table:table-cell>
              <table:table-cell office:value-type="float" office:value="0.0968359958802734">
                <text:p>0.0968359958802734</text:p>
              </table:table-cell>
              <table:table-cell office:value-type="float" office:value="0.0768559911959141">
                <text:p>0.0768559911959141</text:p>
              </table:table-cell>
              <table:table-cell office:value-type="float" office:value="0.0130956430474972">
                <text:p>0.0130956430474972</text:p>
              </table:table-cell>
              <table:table-cell office:value-type="float" office:value="0.000121548980021564">
                <text:p>0.000121548980021564</text:p>
              </table:table-cell>
              <table:table-cell office:value-type="float" office:value="0.000341005618274468">
                <text:p>0.000341005618274468</text:p>
              </table:table-cell>
              <table:table-cell office:value-type="float" office:value="0.0000000921218262009784">
                <text:p>0.0000000921218262009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4768461427673">
                <text:p>0.0424768461427673</text:p>
              </table:table-cell>
              <table:table-cell office:value-type="float" office:value="0.0968359959438068">
                <text:p>0.0968359959438068</text:p>
              </table:table-cell>
              <table:table-cell office:value-type="float" office:value="0.0766073493143678">
                <text:p>0.0766073493143678</text:p>
              </table:table-cell>
              <table:table-cell office:value-type="float" office:value="0.0125316260911495">
                <text:p>0.0125316260911495</text:p>
              </table:table-cell>
              <table:table-cell office:value-type="float" office:value="0.000120400486414146">
                <text:p>0.000120400486414146</text:p>
              </table:table-cell>
              <table:table-cell office:value-type="float" office:value="0.000340841813353945">
                <text:p>0.000340841813353945</text:p>
              </table:table-cell>
              <table:table-cell office:value-type="float" office:value="0.0000000913704942631904">
                <text:p>0.0000000913704942631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24768312040256">
                <text:p>0.0424768312040256</text:p>
              </table:table-cell>
              <table:table-cell office:value-type="float" office:value="0.096835996410276">
                <text:p>0.096835996410276</text:p>
              </table:table-cell>
              <table:table-cell office:value-type="float" office:value="0.0764635323950243">
                <text:p>0.0764635323950243</text:p>
              </table:table-cell>
              <table:table-cell office:value-type="float" office:value="0.0124845376775553">
                <text:p>0.0124845376775553</text:p>
              </table:table-cell>
              <table:table-cell office:value-type="float" office:value="0.000119386120557041">
                <text:p>0.000119386120557041</text:p>
              </table:table-cell>
              <table:table-cell office:value-type="float" office:value="0.000340679821840099">
                <text:p>0.000340679821840099</text:p>
              </table:table-cell>
              <table:table-cell office:value-type="float" office:value="0.0000000909485919805282">
                <text:p>0.0000000909485919805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24768228527467">
                <text:p>0.0424768228527467</text:p>
              </table:table-cell>
              <table:table-cell office:value-type="float" office:value="0.0968360008105859">
                <text:p>0.0968360008105859</text:p>
              </table:table-cell>
              <table:table-cell office:value-type="float" office:value="0.076650493643922">
                <text:p>0.076650493643922</text:p>
              </table:table-cell>
              <table:table-cell office:value-type="float" office:value="0.0124019901159545">
                <text:p>0.0124019901159545</text:p>
              </table:table-cell>
              <table:table-cell office:value-type="float" office:value="0.000118416875962921">
                <text:p>0.000118416875962921</text:p>
              </table:table-cell>
              <table:table-cell office:value-type="float" office:value="0.000340532041678647">
                <text:p>0.000340532041678647</text:p>
              </table:table-cell>
              <table:table-cell office:value-type="float" office:value="0.0000000902652243275784">
                <text:p>0.00000009026522432757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4768175345589">
                <text:p>0.0424768175345589</text:p>
              </table:table-cell>
              <table:table-cell office:value-type="float" office:value="0.0968360005792749">
                <text:p>0.0968360005792749</text:p>
              </table:table-cell>
              <table:table-cell office:value-type="float" office:value="0.0764333790499149">
                <text:p>0.0764333790499149</text:p>
              </table:table-cell>
              <table:table-cell office:value-type="float" office:value="0.0119968352336321">
                <text:p>0.0119968352336321</text:p>
              </table:table-cell>
              <table:table-cell office:value-type="float" office:value="0.000117512286573976">
                <text:p>0.000117512286573976</text:p>
              </table:table-cell>
              <table:table-cell office:value-type="float" office:value="0.000340392278574781">
                <text:p>0.000340392278574781</text:p>
              </table:table-cell>
              <table:table-cell office:value-type="float" office:value="0.0000000907005010235503">
                <text:p>0.00000009070050102355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24768005380978">
                <text:p>0.0424768005380978</text:p>
              </table:table-cell>
              <table:table-cell office:value-type="float" office:value="0.0968359960918227">
                <text:p>0.0968359960918227</text:p>
              </table:table-cell>
              <table:table-cell office:value-type="float" office:value="0.0767762856945439">
                <text:p>0.0767762856945439</text:p>
              </table:table-cell>
              <table:table-cell office:value-type="float" office:value="0.0120739005362168">
                <text:p>0.0120739005362168</text:p>
              </table:table-cell>
              <table:table-cell office:value-type="float" office:value="0.00011669819990539">
                <text:p>0.00011669819990539</text:p>
              </table:table-cell>
              <table:table-cell office:value-type="float" office:value="0.000340256310974073">
                <text:p>0.000340256310974073</text:p>
              </table:table-cell>
              <table:table-cell office:value-type="float" office:value="0.0000000907448238580386">
                <text:p>0.0000000907448238580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24767859238112">
                <text:p>0.0424767859238112</text:p>
              </table:table-cell>
              <table:table-cell office:value-type="float" office:value="0.0968360008728835">
                <text:p>0.0968360008728835</text:p>
              </table:table-cell>
              <table:table-cell office:value-type="float" office:value="0.0772406968486017">
                <text:p>0.0772406968486017</text:p>
              </table:table-cell>
              <table:table-cell office:value-type="float" office:value="0.0120752125752656">
                <text:p>0.0120752125752656</text:p>
              </table:table-cell>
              <table:table-cell office:value-type="float" office:value="0.000115886510011317">
                <text:p>0.000115886510011317</text:p>
              </table:table-cell>
              <table:table-cell office:value-type="float" office:value="0.000340114505128701">
                <text:p>0.000340114505128701</text:p>
              </table:table-cell>
              <table:table-cell office:value-type="float" office:value="0.0000000899182102136613">
                <text:p>0.00000008991821021366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24767828964711">
                <text:p>0.0424767828964711</text:p>
              </table:table-cell>
              <table:table-cell office:value-type="float" office:value="0.0968360008810474">
                <text:p>0.0968360008810474</text:p>
              </table:table-cell>
              <table:table-cell office:value-type="float" office:value="0.077191926992434">
                <text:p>0.077191926992434</text:p>
              </table:table-cell>
              <table:table-cell office:value-type="float" office:value="0.0122567219885512">
                <text:p>0.0122567219885512</text:p>
              </table:table-cell>
              <table:table-cell office:value-type="float" office:value="0.000115148325737599">
                <text:p>0.000115148325737599</text:p>
              </table:table-cell>
              <table:table-cell office:value-type="float" office:value="0.000339970344965484">
                <text:p>0.000339970344965484</text:p>
              </table:table-cell>
              <table:table-cell office:value-type="float" office:value="0.000000090012844720314">
                <text:p>0.000000090012844720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24767795804158">
                <text:p>0.0424767795804158</text:p>
              </table:table-cell>
              <table:table-cell office:value-type="float" office:value="0.0968359969400122">
                <text:p>0.0968359969400122</text:p>
              </table:table-cell>
              <table:table-cell office:value-type="float" office:value="0.0770609235286917">
                <text:p>0.0770609235286917</text:p>
              </table:table-cell>
              <table:table-cell office:value-type="float" office:value="0.0118701837377291">
                <text:p>0.0118701837377291</text:p>
              </table:table-cell>
              <table:table-cell office:value-type="float" office:value="0.0001143728470317">
                <text:p>0.0001143728470317</text:p>
              </table:table-cell>
              <table:table-cell office:value-type="float" office:value="0.00033984529996605">
                <text:p>0.00033984529996605</text:p>
              </table:table-cell>
              <table:table-cell office:value-type="float" office:value="0.0000000903969891589169">
                <text:p>0.0000000903969891589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24767778495265">
                <text:p>0.0424767778495265</text:p>
              </table:table-cell>
              <table:table-cell office:value-type="float" office:value="0.0968359961331962">
                <text:p>0.0968359961331962</text:p>
              </table:table-cell>
              <table:table-cell office:value-type="float" office:value="0.0774895645043688">
                <text:p>0.0774895645043688</text:p>
              </table:table-cell>
              <table:table-cell office:value-type="float" office:value="0.0118942838799978">
                <text:p>0.0118942838799978</text:p>
              </table:table-cell>
              <table:table-cell office:value-type="float" office:value="0.000113707821224829">
                <text:p>0.000113707821224829</text:p>
              </table:table-cell>
              <table:table-cell office:value-type="float" office:value="0.000314894217516371">
                <text:p>0.000314894217516371</text:p>
              </table:table-cell>
              <table:table-cell office:value-type="float" office:value="0.000000089786976627911">
                <text:p>0.0000000897869766279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24767762081769">
                <text:p>0.0424767762081769</text:p>
              </table:table-cell>
              <table:table-cell office:value-type="float" office:value="0.0968359995056799">
                <text:p>0.0968359995056799</text:p>
              </table:table-cell>
              <table:table-cell office:value-type="float" office:value="0.0756566403474787">
                <text:p>0.0756566403474787</text:p>
              </table:table-cell>
              <table:table-cell office:value-type="float" office:value="0.0117886367093568">
                <text:p>0.0117886367093568</text:p>
              </table:table-cell>
              <table:table-cell office:value-type="float" office:value="0.0001131518114543">
                <text:p>0.0001131518114543</text:p>
              </table:table-cell>
              <table:table-cell office:value-type="float" office:value="0.00031474161871511">
                <text:p>0.00031474161871511</text:p>
              </table:table-cell>
              <table:table-cell office:value-type="float" office:value="0.0000000904679040971295">
                <text:p>0.0000000904679040971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24767713919018">
                <text:p>0.0424767713919018</text:p>
              </table:table-cell>
              <table:table-cell office:value-type="float" office:value="0.0968360013099982">
                <text:p>0.0968360013099982</text:p>
              </table:table-cell>
              <table:table-cell office:value-type="float" office:value="0.0760153490674575">
                <text:p>0.0760153490674575</text:p>
              </table:table-cell>
              <table:table-cell office:value-type="float" office:value="0.0121112800200798">
                <text:p>0.0121112800200798</text:p>
              </table:table-cell>
              <table:table-cell office:value-type="float" office:value="0.000112718139439516">
                <text:p>0.000112718139439516</text:p>
              </table:table-cell>
              <table:table-cell office:value-type="float" office:value="0.000314607589431668">
                <text:p>0.000314607589431668</text:p>
              </table:table-cell>
              <table:table-cell office:value-type="float" office:value="0.0000000900480260784724">
                <text:p>0.0000000900480260784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2476767645552">
                <text:p>0.042476767645552</text:p>
              </table:table-cell>
              <table:table-cell office:value-type="float" office:value="0.0968359965935668">
                <text:p>0.0968359965935668</text:p>
              </table:table-cell>
              <table:table-cell office:value-type="float" office:value="0.0763234393444735">
                <text:p>0.0763234393444735</text:p>
              </table:table-cell>
              <table:table-cell office:value-type="float" office:value="0.0118237013384013">
                <text:p>0.0118237013384013</text:p>
              </table:table-cell>
              <table:table-cell office:value-type="float" office:value="0.000112333315642081">
                <text:p>0.000112333315642081</text:p>
              </table:table-cell>
              <table:table-cell office:value-type="float" office:value="0.000314483066812139">
                <text:p>0.000314483066812139</text:p>
              </table:table-cell>
              <table:table-cell office:value-type="float" office:value="0.0000000893923151919466">
                <text:p>0.00000008939231519194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24767664879443">
                <text:p>0.0424767664879443</text:p>
              </table:table-cell>
              <table:table-cell office:value-type="float" office:value="0.0968359968487661">
                <text:p>0.0968359968487661</text:p>
              </table:table-cell>
              <table:table-cell office:value-type="float" office:value="0.0757793717532714">
                <text:p>0.0757793717532714</text:p>
              </table:table-cell>
              <table:table-cell office:value-type="float" office:value="0.0120454481544065">
                <text:p>0.0120454481544065</text:p>
              </table:table-cell>
              <table:table-cell office:value-type="float" office:value="0.000111970483980222">
                <text:p>0.000111970483980222</text:p>
              </table:table-cell>
              <table:table-cell office:value-type="float" office:value="0.000314371285126859">
                <text:p>0.000314371285126859</text:p>
              </table:table-cell>
              <table:table-cell office:value-type="float" office:value="0.0000000892939679693138">
                <text:p>0.0000000892939679693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24767656527208">
                <text:p>0.0424767656527208</text:p>
              </table:table-cell>
              <table:table-cell office:value-type="float" office:value="0.0968359976338126">
                <text:p>0.0968359976338126</text:p>
              </table:table-cell>
              <table:table-cell office:value-type="float" office:value="0.0759898362005448">
                <text:p>0.0759898362005448</text:p>
              </table:table-cell>
              <table:table-cell office:value-type="float" office:value="0.0124424931574682">
                <text:p>0.0124424931574682</text:p>
              </table:table-cell>
              <table:table-cell office:value-type="float" office:value="0.000111618843296116">
                <text:p>0.000111618843296116</text:p>
              </table:table-cell>
              <table:table-cell office:value-type="float" office:value="0.000314260159157727">
                <text:p>0.000314260159157727</text:p>
              </table:table-cell>
              <table:table-cell office:value-type="float" office:value="0.0000000896721114117246">
                <text:p>0.0000000896721114117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24767638892348">
                <text:p>0.0424767638892348</text:p>
              </table:table-cell>
              <table:table-cell office:value-type="float" office:value="0.0968359970902202">
                <text:p>0.0968359970902202</text:p>
              </table:table-cell>
              <table:table-cell office:value-type="float" office:value="0.0760448807925098">
                <text:p>0.0760448807925098</text:p>
              </table:table-cell>
              <table:table-cell office:value-type="float" office:value="0.0124460490040977">
                <text:p>0.0124460490040977</text:p>
              </table:table-cell>
              <table:table-cell office:value-type="float" office:value="0.000111276481552137">
                <text:p>0.000111276481552137</text:p>
              </table:table-cell>
              <table:table-cell office:value-type="float" office:value="0.000314151001969747">
                <text:p>0.000314151001969747</text:p>
              </table:table-cell>
              <table:table-cell office:value-type="float" office:value="0.0000000893678400998507">
                <text:p>0.0000000893678400998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247676265008">
                <text:p>0.04247676265008</text:p>
              </table:table-cell>
              <table:table-cell office:value-type="float" office:value="0.0968360000261964">
                <text:p>0.0968360000261964</text:p>
              </table:table-cell>
              <table:table-cell office:value-type="float" office:value="0.0761529695582759">
                <text:p>0.0761529695582759</text:p>
              </table:table-cell>
              <table:table-cell office:value-type="float" office:value="0.012285500395074">
                <text:p>0.012285500395074</text:p>
              </table:table-cell>
              <table:table-cell office:value-type="float" office:value="0.000110949168283269">
                <text:p>0.000110949168283269</text:p>
              </table:table-cell>
              <table:table-cell office:value-type="float" office:value="0.000314044905364593">
                <text:p>0.000314044905364593</text:p>
              </table:table-cell>
              <table:table-cell office:value-type="float" office:value="0.0000000892390610314849">
                <text:p>0.00000008923906103148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24767571670369">
                <text:p>0.0424767571670369</text:p>
              </table:table-cell>
              <table:table-cell office:value-type="float" office:value="0.0968360007635813">
                <text:p>0.0968360007635813</text:p>
              </table:table-cell>
              <table:table-cell office:value-type="float" office:value="0.07624930648517">
                <text:p>0.07624930648517</text:p>
              </table:table-cell>
              <table:table-cell office:value-type="float" office:value="0.0122442151488534">
                <text:p>0.0122442151488534</text:p>
              </table:table-cell>
              <table:table-cell office:value-type="float" office:value="0.000110634522375425">
                <text:p>0.000110634522375425</text:p>
              </table:table-cell>
              <table:table-cell office:value-type="float" office:value="0.000313940045784145">
                <text:p>0.000313940045784145</text:p>
              </table:table-cell>
              <table:table-cell office:value-type="float" office:value="0.0000000898716918730025">
                <text:p>0.000000089871691873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